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9cm"/>
    </style:style>
    <style:style style:name="co2" style:family="table-column">
      <style:table-column-properties fo:break-before="auto" style:column-width="1.974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1.6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 style:data-style-name="N109">
      <style:table-cell-properties style:text-align-source="value-type" style:repeat-content="false" style:rotation-angle="90"/>
      <style:paragraph-properties fo:margin-left="0cm"/>
    </style:style>
    <style:style style:name="ce3" style:family="table-cell" style:parent-style-name="Default" style:data-style-name="N109">
      <style:table-cell-properties style:text-align-source="fix" style:repeat-content="false" style:rotation-angle="90"/>
      <style:paragraph-properties fo:text-align="center" fo:margin-left="0cm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_8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 table:visibility="collapse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16"/>
        </table:table-row>
        <table:table-row table:style-name="ro1" table:visibility="collapse">
          <table:table-cell/>
          <table:table-cell table:formula="oooc:=RANK([.B3];[.$B3:.$AN3])" office:value-type="float" office:value="1">
            <text:p>1</text:p>
          </table:table-cell>
          <table:table-cell table:formula="oooc:=RANK([.C3];[.$B3:.$AN3])" office:value-type="float" office:value="2">
            <text:p>2</text:p>
          </table:table-cell>
          <table:table-cell table:formula="oooc:=RANK([.D3];[.$B3:.$AN3])" office:value-type="float" office:value="3">
            <text:p>3</text:p>
          </table:table-cell>
          <table:table-cell table:formula="oooc:=RANK([.E3];[.$B3:.$AN3])" office:value-type="float" office:value="4">
            <text:p>4</text:p>
          </table:table-cell>
          <table:table-cell table:formula="oooc:=RANK([.F3];[.$B3:.$AN3])" office:value-type="float" office:value="5">
            <text:p>5</text:p>
          </table:table-cell>
          <table:table-cell table:formula="oooc:=RANK([.G3];[.$B3:.$AN3])" office:value-type="float" office:value="6">
            <text:p>6</text:p>
          </table:table-cell>
          <table:table-cell table:formula="oooc:=RANK([.H3];[.$B3:.$AN3])" office:value-type="float" office:value="7">
            <text:p>7</text:p>
          </table:table-cell>
          <table:table-cell table:formula="oooc:=RANK([.I3];[.$B3:.$AN3])" office:value-type="float" office:value="8">
            <text:p>8</text:p>
          </table:table-cell>
          <table:table-cell table:formula="oooc:=RANK([.J3];[.$B3:.$AN3])" office:value-type="float" office:value="9">
            <text:p>9</text:p>
          </table:table-cell>
          <table:table-cell table:formula="oooc:=RANK([.K3];[.$B3:.$AN3])" office:value-type="float" office:value="10">
            <text:p>10</text:p>
          </table:table-cell>
          <table:table-cell table:formula="oooc:=RANK([.L3];[.$B3:.$AN3])" office:value-type="float" office:value="11">
            <text:p>11</text:p>
          </table:table-cell>
          <table:table-cell table:formula="oooc:=RANK([.M3];[.$B3:.$AN3])" office:value-type="float" office:value="12">
            <text:p>12</text:p>
          </table:table-cell>
          <table:table-cell table:formula="oooc:=RANK([.N3];[.$B3:.$AN3])" office:value-type="float" office:value="13">
            <text:p>13</text:p>
          </table:table-cell>
          <table:table-cell table:formula="oooc:=RANK([.O3];[.$B3:.$AN3])" office:value-type="float" office:value="14">
            <text:p>14</text:p>
          </table:table-cell>
          <table:table-cell table:formula="oooc:=RANK([.P3];[.$B3:.$AN3])" office:value-type="float" office:value="15">
            <text:p>15</text:p>
          </table:table-cell>
          <table:table-cell table:formula="oooc:=RANK([.Q3];[.$B3:.$AN3])" office:value-type="float" office:value="16">
            <text:p>16</text:p>
          </table:table-cell>
          <table:table-cell table:formula="oooc:=RANK([.R3];[.$B3:.$AN3])" office:value-type="float" office:value="17">
            <text:p>17</text:p>
          </table:table-cell>
          <table:table-cell table:formula="oooc:=RANK([.S3];[.$B3:.$AN3])" office:value-type="float" office:value="18">
            <text:p>18</text:p>
          </table:table-cell>
          <table:table-cell table:formula="oooc:=RANK([.T3];[.$B3:.$AN3])" office:value-type="float" office:value="19">
            <text:p>19</text:p>
          </table:table-cell>
          <table:table-cell table:formula="oooc:=RANK([.U3];[.$B3:.$AN3])" office:value-type="float" office:value="20">
            <text:p>20</text:p>
          </table:table-cell>
          <table:table-cell table:formula="oooc:=RANK([.V3];[.$B3:.$AN3])" office:value-type="float" office:value="21">
            <text:p>21</text:p>
          </table:table-cell>
          <table:table-cell table:formula="oooc:=RANK([.W3];[.$B3:.$AN3])" office:value-type="float" office:value="22">
            <text:p>22</text:p>
          </table:table-cell>
          <table:table-cell table:formula="oooc:=RANK([.X3];[.$B3:.$AN3])" office:value-type="float" office:value="23">
            <text:p>23</text:p>
          </table:table-cell>
          <table:table-cell table:formula="oooc:=RANK([.Y3];[.$B3:.$AN3])" office:value-type="float" office:value="24">
            <text:p>24</text:p>
          </table:table-cell>
          <table:table-cell table:formula="oooc:=RANK([.Z3];[.$B3:.$AN3])" office:value-type="float" office:value="25">
            <text:p>25</text:p>
          </table:table-cell>
          <table:table-cell table:formula="oooc:=RANK([.AA3];[.$B3:.$AN3])" office:value-type="float" office:value="26">
            <text:p>26</text:p>
          </table:table-cell>
          <table:table-cell table:formula="oooc:=RANK([.AB3];[.$B3:.$AN3])" office:value-type="float" office:value="27">
            <text:p>27</text:p>
          </table:table-cell>
          <table:table-cell table:formula="oooc:=RANK([.AC3];[.$B3:.$AN3])" office:value-type="float" office:value="28">
            <text:p>28</text:p>
          </table:table-cell>
          <table:table-cell table:formula="oooc:=RANK([.AD3];[.$B3:.$AN3])" office:value-type="float" office:value="29">
            <text:p>29</text:p>
          </table:table-cell>
          <table:table-cell table:formula="oooc:=RANK([.AE3];[.$B3:.$AN3])" office:value-type="float" office:value="30">
            <text:p>30</text:p>
          </table:table-cell>
          <table:table-cell table:formula="oooc:=RANK([.AF3];[.$B3:.$AN3])" office:value-type="float" office:value="31">
            <text:p>31</text:p>
          </table:table-cell>
          <table:table-cell table:formula="oooc:=RANK([.AG3];[.$B3:.$AN3])" office:value-type="float" office:value="32">
            <text:p>32</text:p>
          </table:table-cell>
          <table:table-cell table:formula="oooc:=RANK([.AH3];[.$B3:.$AN3])" office:value-type="float" office:value="33">
            <text:p>33</text:p>
          </table:table-cell>
          <table:table-cell table:formula="oooc:=RANK([.AI3];[.$B3:.$AN3])" office:value-type="float" office:value="34">
            <text:p>34</text:p>
          </table:table-cell>
          <table:table-cell table:formula="oooc:=RANK([.AJ3];[.$B3:.$AN3])" office:value-type="float" office:value="35">
            <text:p>35</text:p>
          </table:table-cell>
          <table:table-cell table:formula="oooc:=RANK([.AK3];[.$B3:.$AN3])" office:value-type="float" office:value="36">
            <text:p>36</text:p>
          </table:table-cell>
          <table:table-cell table:formula="oooc:=RANK([.AL3];[.$B3:.$AN3])" office:value-type="float" office:value="37">
            <text:p>37</text:p>
          </table:table-cell>
          <table:table-cell table:formula="oooc:=RANK([.AM3];[.$B3:.$AN3])" office:value-type="float" office:value="38">
            <text:p>38</text:p>
          </table:table-cell>
          <table:table-cell table:formula="oooc:=RANK([.AN3];[.$B3:.$AN3])" office:value-type="float" office:value="38">
            <text:p>38</text:p>
          </table:table-cell>
          <table:table-cell table:number-columns-repeated="216"/>
        </table:table-row>
        <table:table-row table:style-name="ro1" table:visibility="collapse">
          <table:table-cell/>
          <table:table-cell table:formula="oooc:=SUM([.B5:.B44])" office:value-type="float" office:value="21552832">
            <text:p>21552832</text:p>
          </table:table-cell>
          <table:table-cell table:formula="oooc:=SUM([.C5:.C44])" office:value-type="float" office:value="15515585">
            <text:p>15515585</text:p>
          </table:table-cell>
          <table:table-cell table:formula="oooc:=SUM([.D5:.D44])" office:value-type="float" office:value="12928755">
            <text:p>12928755</text:p>
          </table:table-cell>
          <table:table-cell table:formula="oooc:=SUM([.E5:.E44])" office:value-type="float" office:value="10578833">
            <text:p>10578833</text:p>
          </table:table-cell>
          <table:table-cell table:formula="oooc:=SUM([.F5:.F44])" office:value-type="float" office:value="10537327">
            <text:p>10537327</text:p>
          </table:table-cell>
          <table:table-cell table:formula="oooc:=SUM([.G5:.G44])" office:value-type="float" office:value="5642393">
            <text:p>5642393</text:p>
          </table:table-cell>
          <table:table-cell table:formula="oooc:=SUM([.H5:.H44])" office:value-type="float" office:value="4703538">
            <text:p>4703538</text:p>
          </table:table-cell>
          <table:table-cell table:formula="oooc:=SUM([.I5:.I44])" office:value-type="float" office:value="3444723">
            <text:p>3444723</text:p>
          </table:table-cell>
          <table:table-cell table:formula="oooc:=SUM([.J5:.J44])" office:value-type="float" office:value="3175529">
            <text:p>3175529</text:p>
          </table:table-cell>
          <table:table-cell table:formula="oooc:=SUM([.K5:.K44])" office:value-type="float" office:value="2989863">
            <text:p>2989863</text:p>
          </table:table-cell>
          <table:table-cell table:formula="oooc:=SUM([.L5:.L44])" office:value-type="float" office:value="1881395">
            <text:p>1881395</text:p>
          </table:table-cell>
          <table:table-cell table:formula="oooc:=SUM([.M5:.M44])" office:value-type="float" office:value="1326409">
            <text:p>1326409</text:p>
          </table:table-cell>
          <table:table-cell table:formula="oooc:=SUM([.N5:.N44])" office:value-type="float" office:value="1244573">
            <text:p>1244573</text:p>
          </table:table-cell>
          <table:table-cell table:formula="oooc:=SUM([.O5:.O44])" office:value-type="float" office:value="897259">
            <text:p>897259</text:p>
          </table:table-cell>
          <table:table-cell table:formula="oooc:=SUM([.P5:.P44])" office:value-type="float" office:value="705209">
            <text:p>705209</text:p>
          </table:table-cell>
          <table:table-cell table:formula="oooc:=SUM([.Q5:.Q44])" office:value-type="float" office:value="652720">
            <text:p>652720</text:p>
          </table:table-cell>
          <table:table-cell table:formula="oooc:=SUM([.R5:.R44])" office:value-type="float" office:value="512008">
            <text:p>512008</text:p>
          </table:table-cell>
          <table:table-cell table:formula="oooc:=SUM([.S5:.S44])" office:value-type="float" office:value="391452">
            <text:p>391452</text:p>
          </table:table-cell>
          <table:table-cell table:formula="oooc:=SUM([.T5:.T44])" office:value-type="float" office:value="362515">
            <text:p>362515</text:p>
          </table:table-cell>
          <table:table-cell table:formula="oooc:=SUM([.U5:.U44])" office:value-type="float" office:value="265710">
            <text:p>265710</text:p>
          </table:table-cell>
          <table:table-cell table:formula="oooc:=SUM([.V5:.V44])" office:value-type="float" office:value="191735">
            <text:p>191735</text:p>
          </table:table-cell>
          <table:table-cell table:formula="oooc:=SUM([.W5:.W44])" office:value-type="float" office:value="117779">
            <text:p>117779</text:p>
          </table:table-cell>
          <table:table-cell table:formula="oooc:=SUM([.X5:.X44])" office:value-type="float" office:value="109114">
            <text:p>109114</text:p>
          </table:table-cell>
          <table:table-cell table:formula="oooc:=SUM([.Y5:.Y44])" office:value-type="float" office:value="108046">
            <text:p>108046</text:p>
          </table:table-cell>
          <table:table-cell table:formula="oooc:=SUM([.Z5:.Z44])" office:value-type="float" office:value="71998">
            <text:p>71998</text:p>
          </table:table-cell>
          <table:table-cell table:formula="oooc:=SUM([.AA5:.AA44])" office:value-type="float" office:value="45465">
            <text:p>45465</text:p>
          </table:table-cell>
          <table:table-cell table:formula="oooc:=SUM([.AB5:.AB44])" office:value-type="float" office:value="17694">
            <text:p>17694</text:p>
          </table:table-cell>
          <table:table-cell table:formula="oooc:=SUM([.AC5:.AC44])" office:value-type="float" office:value="10070">
            <text:p>10070</text:p>
          </table:table-cell>
          <table:table-cell table:formula="oooc:=SUM([.AD5:.AD44])" office:value-type="float" office:value="8236">
            <text:p>8236</text:p>
          </table:table-cell>
          <table:table-cell table:formula="oooc:=SUM([.AE5:.AE44])" office:value-type="float" office:value="5502">
            <text:p>5502</text:p>
          </table:table-cell>
          <table:table-cell table:formula="oooc:=SUM([.AF5:.AF44])" office:value-type="float" office:value="3138">
            <text:p>3138</text:p>
          </table:table-cell>
          <table:table-cell table:formula="oooc:=SUM([.AG5:.AG44])" office:value-type="float" office:value="1103">
            <text:p>1103</text:p>
          </table:table-cell>
          <table:table-cell table:formula="oooc:=SUM([.AH5:.AH44])" office:value-type="float" office:value="928">
            <text:p>928</text:p>
          </table:table-cell>
          <table:table-cell table:formula="oooc:=SUM([.AI5:.AI44])" office:value-type="float" office:value="391">
            <text:p>391</text:p>
          </table:table-cell>
          <table:table-cell table:formula="oooc:=SUM([.AJ5:.AJ44])" office:value-type="float" office:value="140">
            <text:p>140</text:p>
          </table:table-cell>
          <table:table-cell table:formula="oooc:=SUM([.AK5:.AK44])" office:value-type="float" office:value="24">
            <text:p>24</text:p>
          </table:table-cell>
          <table:table-cell table:formula="oooc:=SUM([.AL5:.AL44])" office:value-type="float" office:value="9">
            <text:p>9</text:p>
          </table:table-cell>
          <table:table-cell table:formula="oooc:=SUM([.AM5:.AM44])" office:value-type="float" office:value="0">
            <text:p/>
          </table:table-cell>
          <table:table-cell table:formula="oooc:=SUM([.AN5:.AN44])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/>
          <table:table-cell office:value-type="string">
            <text:p>4-4-3-2</text:p>
          </table:table-cell>
          <table:table-cell office:value-type="string">
            <text:p>5-3-3-2</text:p>
          </table:table-cell>
          <table:table-cell office:value-type="string">
            <text:p>5-4-3-1</text:p>
          </table:table-cell>
          <table:table-cell office:value-type="string">
            <text:p>5-4-2-2</text:p>
          </table:table-cell>
          <table:table-cell office:value-type="string">
            <text:p>4-3-3-3</text:p>
          </table:table-cell>
          <table:table-cell office:value-type="string">
            <text:p>6-3-2-2</text:p>
          </table:table-cell>
          <table:table-cell office:value-type="string">
            <text:p>6-4-2-1</text:p>
          </table:table-cell>
          <table:table-cell office:value-type="string">
            <text:p>6-3-3-1</text:p>
          </table:table-cell>
          <table:table-cell office:value-type="string">
            <text:p>5-5-2-1</text:p>
          </table:table-cell>
          <table:table-cell office:value-type="string">
            <text:p>4-4-4-1</text:p>
          </table:table-cell>
          <table:table-cell office:value-type="string">
            <text:p>7-3-2-1</text:p>
          </table:table-cell>
          <table:table-cell office:value-type="string">
            <text:p>6-4-3-0</text:p>
          </table:table-cell>
          <table:table-cell office:value-type="string">
            <text:p>5-4-4-0</text:p>
          </table:table-cell>
          <table:table-cell office:value-type="string">
            <text:p>5-5-3-0</text:p>
          </table:table-cell>
          <table:table-cell office:value-type="string">
            <text:p>6-5-1-1</text:p>
          </table:table-cell>
          <table:table-cell office:value-type="string">
            <text:p>6-5-2-0</text:p>
          </table:table-cell>
          <table:table-cell office:value-type="string">
            <text:p>7-2-2-2</text:p>
          </table:table-cell>
          <table:table-cell office:value-type="string">
            <text:p>7-4-1-1</text:p>
          </table:table-cell>
          <table:table-cell office:value-type="string">
            <text:p>7-4-2-0</text:p>
          </table:table-cell>
          <table:table-cell office:value-type="string">
            <text:p>7-3-3-0</text:p>
          </table:table-cell>
          <table:table-cell office:value-type="string">
            <text:p>8-2-2-1</text:p>
          </table:table-cell>
          <table:table-cell office:value-type="string">
            <text:p>8-3-1-1</text:p>
          </table:table-cell>
          <table:table-cell office:value-type="string">
            <text:p>8-3-2-0</text:p>
          </table:table-cell>
          <table:table-cell office:value-type="string">
            <text:p>7-5-1-0</text:p>
          </table:table-cell>
          <table:table-cell office:value-type="string">
            <text:p>6-6-1-0</text:p>
          </table:table-cell>
          <table:table-cell office:value-type="string">
            <text:p>8-4-1-0</text:p>
          </table:table-cell>
          <table:table-cell office:value-type="string">
            <text:p>9-2-1-1</text:p>
          </table:table-cell>
          <table:table-cell office:value-type="string">
            <text:p>9-3-1-0</text:p>
          </table:table-cell>
          <table:table-cell office:value-type="string">
            <text:p>9-2-2-0</text:p>
          </table:table-cell>
          <table:table-cell office:value-type="string">
            <text:p>7-6-0-0</text:p>
          </table:table-cell>
          <table:table-cell office:value-type="string">
            <text:p>8-5-0-0</text:p>
          </table:table-cell>
          <table:table-cell office:value-type="string">
            <text:p>10-2-1-0</text:p>
          </table:table-cell>
          <table:table-cell office:value-type="string">
            <text:p>9-4-0-0</text:p>
          </table:table-cell>
          <table:table-cell office:value-type="string">
            <text:p>10-1-1-1</text:p>
          </table:table-cell>
          <table:table-cell office:value-type="string">
            <text:p>10-3-0-0</text:p>
          </table:table-cell>
          <table:table-cell office:value-type="string">
            <text:p>11-1-1-0</text:p>
          </table:table-cell>
          <table:table-cell office:value-type="string">
            <text:p>11-2-0-0</text:p>
          </table:table-cell>
          <table:table-cell office:value-type="string">
            <text:p>12-1-0-0</text:p>
          </table:table-cell>
          <table:table-cell office:value-type="string">
            <text:p>13-0-0-0</text:p>
          </table:table-cell>
          <table:table-cell table:number-columns-repeated="216"/>
        </table:table-row>
        <table:table-row table:style-name="ro1" table:visibility="collapse">
          <table:table-cell office:value-type="float" office:value="0">
            <text:p/>
          </table:table-cell>
          <table:table-cell office:value-type="float" office:value="91313">
            <text:p>91313</text:p>
          </table:table-cell>
          <table:table-cell office:value-type="float" office:value="60419">
            <text:p>60419</text:p>
          </table:table-cell>
          <table:table-cell office:value-type="float" office:value="45303">
            <text:p>45303</text:p>
          </table:table-cell>
          <table:table-cell office:value-type="float" office:value="38695">
            <text:p>38695</text:p>
          </table:table-cell>
          <table:table-cell office:value-type="float" office:value="46872">
            <text:p>46872</text:p>
          </table:table-cell>
          <table:table-cell office:value-type="float" office:value="17330">
            <text:p>17330</text:p>
          </table:table-cell>
          <table:table-cell office:value-type="float" office:value="13127">
            <text:p>13127</text:p>
          </table:table-cell>
          <table:table-cell office:value-type="float" office:value="9915">
            <text:p>9915</text:p>
          </table:table-cell>
          <table:table-cell office:value-type="float" office:value="9579">
            <text:p>9579</text:p>
          </table:table-cell>
          <table:table-cell office:value-type="float" office:value="11373">
            <text:p>11373</text:p>
          </table:table-cell>
          <table:table-cell office:value-type="float" office:value="3595">
            <text:p>3595</text:p>
          </table:table-cell>
          <table:table-cell office:value-type="float" office:value="3397">
            <text:p>3397</text:p>
          </table:table-cell>
          <table:table-cell office:value-type="float" office:value="3853">
            <text:p>3853</text:p>
          </table:table-cell>
          <table:table-cell office:value-type="float" office:value="2588">
            <text:p>2588</text:p>
          </table:table-cell>
          <table:table-cell office:value-type="float" office:value="1562">
            <text:p>1562</text:p>
          </table:table-cell>
          <table:table-cell office:value-type="float" office:value="1391">
            <text:p>1391</text:p>
          </table:table-cell>
          <table:table-cell office:value-type="float" office:value="1094">
            <text:p>1094</text:p>
          </table:table-cell>
          <table:table-cell office:value-type="float" office:value="684">
            <text:p>684</text:p>
          </table:table-cell>
          <table:table-cell office:value-type="float" office:value="618">
            <text:p>618</text:p>
          </table:table-cell>
          <table:table-cell office:value-type="float" office:value="440">
            <text:p>440</text:p>
          </table:table-cell>
          <table:table-cell office:value-type="float" office:value="213">
            <text:p>213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149">
            <text:p>149</text:p>
          </table:table-cell>
          <table:table-cell office:value-type="float" office:value="129">
            <text:p>1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182153">
            <text:p>182153</text:p>
          </table:table-cell>
          <table:table-cell office:value-type="float" office:value="127442">
            <text:p>127442</text:p>
          </table:table-cell>
          <table:table-cell office:value-type="float" office:value="100093">
            <text:p>100093</text:p>
          </table:table-cell>
          <table:table-cell office:value-type="float" office:value="84212">
            <text:p>84212</text:p>
          </table:table-cell>
          <table:table-cell office:value-type="float" office:value="92033">
            <text:p>92033</text:p>
          </table:table-cell>
          <table:table-cell office:value-type="float" office:value="42108">
            <text:p>42108</text:p>
          </table:table-cell>
          <table:table-cell office:value-type="float" office:value="32776">
            <text:p>32776</text:p>
          </table:table-cell>
          <table:table-cell office:value-type="float" office:value="24962">
            <text:p>24962</text:p>
          </table:table-cell>
          <table:table-cell office:value-type="float" office:value="22995">
            <text:p>22995</text:p>
          </table:table-cell>
          <table:table-cell office:value-type="float" office:value="24091">
            <text:p>24091</text:p>
          </table:table-cell>
          <table:table-cell office:value-type="float" office:value="11599">
            <text:p>11599</text:p>
          </table:table-cell>
          <table:table-cell office:value-type="float" office:value="8763">
            <text:p>8763</text:p>
          </table:table-cell>
          <table:table-cell office:value-type="float" office:value="8903">
            <text:p>8903</text:p>
          </table:table-cell>
          <table:table-cell office:value-type="float" office:value="6052">
            <text:p>6052</text:p>
          </table:table-cell>
          <table:table-cell office:value-type="float" office:value="4443">
            <text:p>4443</text:p>
          </table:table-cell>
          <table:table-cell office:value-type="float" office:value="4078">
            <text:p>4078</text:p>
          </table:table-cell>
          <table:table-cell office:value-type="float" office:value="3266">
            <text:p>3266</text:p>
          </table:table-cell>
          <table:table-cell office:value-type="float" office:value="2222">
            <text:p>2222</text:p>
          </table:table-cell>
          <table:table-cell office:value-type="float" office:value="1976">
            <text:p>1976</text:p>
          </table:table-cell>
          <table:table-cell office:value-type="float" office:value="1562">
            <text:p>1562</text:p>
          </table:table-cell>
          <table:table-cell office:value-type="float" office:value="897">
            <text:p>897</text:p>
          </table:table-cell>
          <table:table-cell office:value-type="float" office:value="542">
            <text:p>542</text:p>
          </table:table-cell>
          <table:table-cell office:value-type="float" office:value="492">
            <text:p>492</text:p>
          </table:table-cell>
          <table:table-cell office:value-type="float" office:value="507">
            <text:p>507</text:p>
          </table:table-cell>
          <table:table-cell office:value-type="float" office:value="367">
            <text:p>367</text:p>
          </table:table-cell>
          <table:table-cell office:value-type="float" office:value="181">
            <text:p>181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float" office:value="314502">
            <text:p>314502</text:p>
          </table:table-cell>
          <table:table-cell office:value-type="float" office:value="218788">
            <text:p>218788</text:p>
          </table:table-cell>
          <table:table-cell office:value-type="float" office:value="172877">
            <text:p>172877</text:p>
          </table:table-cell>
          <table:table-cell office:value-type="float" office:value="145553">
            <text:p>145553</text:p>
          </table:table-cell>
          <table:table-cell office:value-type="float" office:value="158004">
            <text:p>158004</text:p>
          </table:table-cell>
          <table:table-cell office:value-type="float" office:value="71166">
            <text:p>71166</text:p>
          </table:table-cell>
          <table:table-cell office:value-type="float" office:value="56273">
            <text:p>56273</text:p>
          </table:table-cell>
          <table:table-cell office:value-type="float" office:value="42719">
            <text:p>42719</text:p>
          </table:table-cell>
          <table:table-cell office:value-type="float" office:value="40085">
            <text:p>40085</text:p>
          </table:table-cell>
          <table:table-cell office:value-type="float" office:value="41193">
            <text:p>41193</text:p>
          </table:table-cell>
          <table:table-cell office:value-type="float" office:value="19070">
            <text:p>19070</text:p>
          </table:table-cell>
          <table:table-cell office:value-type="float" office:value="15235">
            <text:p>15235</text:p>
          </table:table-cell>
          <table:table-cell office:value-type="float" office:value="15526">
            <text:p>15526</text:p>
          </table:table-cell>
          <table:table-cell office:value-type="float" office:value="10733">
            <text:p>10733</text:p>
          </table:table-cell>
          <table:table-cell office:value-type="float" office:value="7667">
            <text:p>7667</text:p>
          </table:table-cell>
          <table:table-cell office:value-type="float" office:value="7056">
            <text:p>7056</text:p>
          </table:table-cell>
          <table:table-cell office:value-type="float" office:value="5367">
            <text:p>5367</text:p>
          </table:table-cell>
          <table:table-cell office:value-type="float" office:value="3771">
            <text:p>3771</text:p>
          </table:table-cell>
          <table:table-cell office:value-type="float" office:value="3408">
            <text:p>3408</text:p>
          </table:table-cell>
          <table:table-cell office:value-type="float" office:value="2538">
            <text:p>2538</text:p>
          </table:table-cell>
          <table:table-cell office:value-type="float" office:value="1523">
            <text:p>1523</text:p>
          </table:table-cell>
          <table:table-cell office:value-type="float" office:value="879">
            <text:p>879</text:p>
          </table:table-cell>
          <table:table-cell office:value-type="float" office:value="789">
            <text:p>789</text:p>
          </table:table-cell>
          <table:table-cell office:value-type="float" office:value="900">
            <text:p>900</text:p>
          </table:table-cell>
          <table:table-cell office:value-type="float" office:value="676">
            <text:p>676</text:p>
          </table:table-cell>
          <table:table-cell office:value-type="float" office:value="305">
            <text:p>305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3">
            <text:p>3</text:p>
          </table:table-cell>
          <table:table-cell office:value-type="float" office:value="550914">
            <text:p>550914</text:p>
          </table:table-cell>
          <table:table-cell office:value-type="float" office:value="390449">
            <text:p>390449</text:p>
          </table:table-cell>
          <table:table-cell office:value-type="float" office:value="314919">
            <text:p>314919</text:p>
          </table:table-cell>
          <table:table-cell office:value-type="float" office:value="261715">
            <text:p>261715</text:p>
          </table:table-cell>
          <table:table-cell office:value-type="float" office:value="274495">
            <text:p>274495</text:p>
          </table:table-cell>
          <table:table-cell office:value-type="float" office:value="135984">
            <text:p>135984</text:p>
          </table:table-cell>
          <table:table-cell office:value-type="float" office:value="108517">
            <text:p>108517</text:p>
          </table:table-cell>
          <table:table-cell office:value-type="float" office:value="81818">
            <text:p>81818</text:p>
          </table:table-cell>
          <table:table-cell office:value-type="float" office:value="74433">
            <text:p>74433</text:p>
          </table:table-cell>
          <table:table-cell office:value-type="float" office:value="73594">
            <text:p>73594</text:p>
          </table:table-cell>
          <table:table-cell office:value-type="float" office:value="41446">
            <text:p>41446</text:p>
          </table:table-cell>
          <table:table-cell office:value-type="float" office:value="29319">
            <text:p>29319</text:p>
          </table:table-cell>
          <table:table-cell office:value-type="float" office:value="28910">
            <text:p>28910</text:p>
          </table:table-cell>
          <table:table-cell office:value-type="float" office:value="19975">
            <text:p>19975</text:p>
          </table:table-cell>
          <table:table-cell office:value-type="float" office:value="14983">
            <text:p>14983</text:p>
          </table:table-cell>
          <table:table-cell office:value-type="float" office:value="13743">
            <text:p>13743</text:p>
          </table:table-cell>
          <table:table-cell office:value-type="float" office:value="11724">
            <text:p>11724</text:p>
          </table:table-cell>
          <table:table-cell office:value-type="float" office:value="8080">
            <text:p>8080</text:p>
          </table:table-cell>
          <table:table-cell office:value-type="float" office:value="7543">
            <text:p>7543</text:p>
          </table:table-cell>
          <table:table-cell office:value-type="float" office:value="5577">
            <text:p>5577</text:p>
          </table:table-cell>
          <table:table-cell office:value-type="float" office:value="3838">
            <text:p>3838</text:p>
          </table:table-cell>
          <table:table-cell office:value-type="float" office:value="2331">
            <text:p>2331</text:p>
          </table:table-cell>
          <table:table-cell office:value-type="float" office:value="2141">
            <text:p>2141</text:p>
          </table:table-cell>
          <table:table-cell office:value-type="float" office:value="2104">
            <text:p>2104</text:p>
          </table:table-cell>
          <table:table-cell office:value-type="float" office:value="1430">
            <text:p>1430</text:p>
          </table:table-cell>
          <table:table-cell office:value-type="float" office:value="843">
            <text:p>843</text:p>
          </table:table-cell>
          <table:table-cell office:value-type="float" office:value="293">
            <text:p>293</text:p>
          </table:table-cell>
          <table:table-cell office:value-type="float" office:value="176">
            <text:p>176</text:p>
          </table:table-cell>
          <table:table-cell office:value-type="float" office:value="119">
            <text:p>119</text:p>
          </table:table-cell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4">
            <text:p>4</text:p>
          </table:table-cell>
          <table:table-cell office:value-type="float" office:value="859470">
            <text:p>859470</text:p>
          </table:table-cell>
          <table:table-cell office:value-type="float" office:value="607517">
            <text:p>607517</text:p>
          </table:table-cell>
          <table:table-cell office:value-type="float" office:value="494555">
            <text:p>494555</text:p>
          </table:table-cell>
          <table:table-cell office:value-type="float" office:value="410153">
            <text:p>410153</text:p>
          </table:table-cell>
          <table:table-cell office:value-type="float" office:value="424004">
            <text:p>424004</text:p>
          </table:table-cell>
          <table:table-cell office:value-type="float" office:value="211177">
            <text:p>211177</text:p>
          </table:table-cell>
          <table:table-cell office:value-type="float" office:value="171334">
            <text:p>171334</text:p>
          </table:table-cell>
          <table:table-cell office:value-type="float" office:value="127148">
            <text:p>127148</text:p>
          </table:table-cell>
          <table:table-cell office:value-type="float" office:value="117565">
            <text:p>117565</text:p>
          </table:table-cell>
          <table:table-cell office:value-type="float" office:value="115183">
            <text:p>115183</text:p>
          </table:table-cell>
          <table:table-cell office:value-type="float" office:value="64217">
            <text:p>64217</text:p>
          </table:table-cell>
          <table:table-cell office:value-type="float" office:value="46806">
            <text:p>46806</text:p>
          </table:table-cell>
          <table:table-cell office:value-type="float" office:value="45870">
            <text:p>45870</text:p>
          </table:table-cell>
          <table:table-cell office:value-type="float" office:value="32176">
            <text:p>32176</text:p>
          </table:table-cell>
          <table:table-cell office:value-type="float" office:value="24839">
            <text:p>24839</text:p>
          </table:table-cell>
          <table:table-cell office:value-type="float" office:value="22285">
            <text:p>22285</text:p>
          </table:table-cell>
          <table:table-cell office:value-type="float" office:value="17419">
            <text:p>17419</text:p>
          </table:table-cell>
          <table:table-cell office:value-type="float" office:value="12789">
            <text:p>12789</text:p>
          </table:table-cell>
          <table:table-cell office:value-type="float" office:value="11882">
            <text:p>11882</text:p>
          </table:table-cell>
          <table:table-cell office:value-type="float" office:value="8911">
            <text:p>8911</text:p>
          </table:table-cell>
          <table:table-cell office:value-type="float" office:value="5689">
            <text:p>5689</text:p>
          </table:table-cell>
          <table:table-cell office:value-type="float" office:value="3597">
            <text:p>3597</text:p>
          </table:table-cell>
          <table:table-cell office:value-type="float" office:value="3230">
            <text:p>3230</text:p>
          </table:table-cell>
          <table:table-cell office:value-type="float" office:value="3399">
            <text:p>3399</text:p>
          </table:table-cell>
          <table:table-cell office:value-type="float" office:value="2337">
            <text:p>2337</text:p>
          </table:table-cell>
          <table:table-cell office:value-type="float" office:value="1238">
            <text:p>1238</text:p>
          </table:table-cell>
          <table:table-cell office:value-type="float" office:value="436">
            <text:p>436</text:p>
          </table:table-cell>
          <table:table-cell office:value-type="float" office:value="235">
            <text:p>235</text:p>
          </table:table-cell>
          <table:table-cell office:value-type="float" office:value="216">
            <text:p>216</text:p>
          </table:table-cell>
          <table:table-cell office:value-type="float" office:value="153">
            <text:p>153</text:p>
          </table:table-cell>
          <table:table-cell office:value-type="float" office:value="91">
            <text:p>91</text:p>
          </table:table-cell>
          <table:table-cell table:number-columns-repeated="2"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5">
            <text:p>5</text:p>
          </table:table-cell>
          <table:table-cell office:value-type="float" office:value="1135321">
            <text:p>1135321</text:p>
          </table:table-cell>
          <table:table-cell office:value-type="float" office:value="812846">
            <text:p>812846</text:p>
          </table:table-cell>
          <table:table-cell office:value-type="float" office:value="669406">
            <text:p>669406</text:p>
          </table:table-cell>
          <table:table-cell office:value-type="float" office:value="549751">
            <text:p>549751</text:p>
          </table:table-cell>
          <table:table-cell office:value-type="float" office:value="557278">
            <text:p>557278</text:p>
          </table:table-cell>
          <table:table-cell office:value-type="float" office:value="291123">
            <text:p>291123</text:p>
          </table:table-cell>
          <table:table-cell office:value-type="float" office:value="238483">
            <text:p>238483</text:p>
          </table:table-cell>
          <table:table-cell office:value-type="float" office:value="175259">
            <text:p>175259</text:p>
          </table:table-cell>
          <table:table-cell office:value-type="float" office:value="161017">
            <text:p>161017</text:p>
          </table:table-cell>
          <table:table-cell office:value-type="float" office:value="155293">
            <text:p>155293</text:p>
          </table:table-cell>
          <table:table-cell office:value-type="float" office:value="93085">
            <text:p>93085</text:p>
          </table:table-cell>
          <table:table-cell office:value-type="float" office:value="65985">
            <text:p>65985</text:p>
          </table:table-cell>
          <table:table-cell office:value-type="float" office:value="62862">
            <text:p>62862</text:p>
          </table:table-cell>
          <table:table-cell office:value-type="float" office:value="45222">
            <text:p>45222</text:p>
          </table:table-cell>
          <table:table-cell office:value-type="float" office:value="34831">
            <text:p>34831</text:p>
          </table:table-cell>
          <table:table-cell office:value-type="float" office:value="31794">
            <text:p>31794</text:p>
          </table:table-cell>
          <table:table-cell office:value-type="float" office:value="25637">
            <text:p>25637</text:p>
          </table:table-cell>
          <table:table-cell office:value-type="float" office:value="19020">
            <text:p>19020</text:p>
          </table:table-cell>
          <table:table-cell office:value-type="float" office:value="17173">
            <text:p>17173</text:p>
          </table:table-cell>
          <table:table-cell office:value-type="float" office:value="12899">
            <text:p>12899</text:p>
          </table:table-cell>
          <table:table-cell office:value-type="float" office:value="9040">
            <text:p>9040</text:p>
          </table:table-cell>
          <table:table-cell office:value-type="float" office:value="5431">
            <text:p>5431</text:p>
          </table:table-cell>
          <table:table-cell office:value-type="float" office:value="4963">
            <text:p>4963</text:p>
          </table:table-cell>
          <table:table-cell office:value-type="float" office:value="5014">
            <text:p>5014</text:p>
          </table:table-cell>
          <table:table-cell office:value-type="float" office:value="3354">
            <text:p>3354</text:p>
          </table:table-cell>
          <table:table-cell office:value-type="float" office:value="2077">
            <text:p>2077</text:p>
          </table:table-cell>
          <table:table-cell office:value-type="float" office:value="712">
            <text:p>712</text:p>
          </table:table-cell>
          <table:table-cell office:value-type="float" office:value="403">
            <text:p>403</text:p>
          </table:table-cell>
          <table:table-cell office:value-type="float" office:value="319">
            <text:p>319</text:p>
          </table:table-cell>
          <table:table-cell office:value-type="float" office:value="255">
            <text:p>255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6">
            <text:p>6</text:p>
          </table:table-cell>
          <table:table-cell office:value-type="float" office:value="1416994">
            <text:p>1416994</text:p>
          </table:table-cell>
          <table:table-cell office:value-type="float" office:value="1018795">
            <text:p>1018795</text:p>
          </table:table-cell>
          <table:table-cell office:value-type="float" office:value="844432">
            <text:p>844432</text:p>
          </table:table-cell>
          <table:table-cell office:value-type="float" office:value="691998">
            <text:p>691998</text:p>
          </table:table-cell>
          <table:table-cell office:value-type="float" office:value="693470">
            <text:p>693470</text:p>
          </table:table-cell>
          <table:table-cell office:value-type="float" office:value="369579">
            <text:p>369579</text:p>
          </table:table-cell>
          <table:table-cell office:value-type="float" office:value="305930">
            <text:p>305930</text:p>
          </table:table-cell>
          <table:table-cell office:value-type="float" office:value="225609">
            <text:p>225609</text:p>
          </table:table-cell>
          <table:table-cell office:value-type="float" office:value="207338">
            <text:p>207338</text:p>
          </table:table-cell>
          <table:table-cell office:value-type="float" office:value="196151">
            <text:p>196151</text:p>
          </table:table-cell>
          <table:table-cell office:value-type="float" office:value="123685">
            <text:p>123685</text:p>
          </table:table-cell>
          <table:table-cell office:value-type="float" office:value="85750">
            <text:p>85750</text:p>
          </table:table-cell>
          <table:table-cell office:value-type="float" office:value="80987">
            <text:p>80987</text:p>
          </table:table-cell>
          <table:table-cell office:value-type="float" office:value="57720">
            <text:p>57720</text:p>
          </table:table-cell>
          <table:table-cell office:value-type="float" office:value="45610">
            <text:p>45610</text:p>
          </table:table-cell>
          <table:table-cell office:value-type="float" office:value="41810">
            <text:p>41810</text:p>
          </table:table-cell>
          <table:table-cell office:value-type="float" office:value="33668">
            <text:p>33668</text:p>
          </table:table-cell>
          <table:table-cell office:value-type="float" office:value="25306">
            <text:p>25306</text:p>
          </table:table-cell>
          <table:table-cell office:value-type="float" office:value="23508">
            <text:p>23508</text:p>
          </table:table-cell>
          <table:table-cell office:value-type="float" office:value="17161">
            <text:p>17161</text:p>
          </table:table-cell>
          <table:table-cell office:value-type="float" office:value="12703">
            <text:p>12703</text:p>
          </table:table-cell>
          <table:table-cell office:value-type="float" office:value="7848">
            <text:p>7848</text:p>
          </table:table-cell>
          <table:table-cell office:value-type="float" office:value="7096">
            <text:p>7096</text:p>
          </table:table-cell>
          <table:table-cell office:value-type="float" office:value="6826">
            <text:p>6826</text:p>
          </table:table-cell>
          <table:table-cell office:value-type="float" office:value="4584">
            <text:p>4584</text:p>
          </table:table-cell>
          <table:table-cell office:value-type="float" office:value="2823">
            <text:p>2823</text:p>
          </table:table-cell>
          <table:table-cell office:value-type="float" office:value="1212">
            <text:p>1212</text:p>
          </table:table-cell>
          <table:table-cell office:value-type="float" office:value="680">
            <text:p>680</text:p>
          </table:table-cell>
          <table:table-cell office:value-type="float" office:value="535">
            <text:p>535</text:p>
          </table:table-cell>
          <table:table-cell office:value-type="float" office:value="308">
            <text:p>308</text:p>
          </table:table-cell>
          <table:table-cell office:value-type="float" office:value="201">
            <text:p>201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7">
            <text:p>7</text:p>
          </table:table-cell>
          <table:table-cell office:value-type="float" office:value="1714958">
            <text:p>1714958</text:p>
          </table:table-cell>
          <table:table-cell office:value-type="float" office:value="1241241">
            <text:p>1241241</text:p>
          </table:table-cell>
          <table:table-cell office:value-type="float" office:value="1036136">
            <text:p>1036136</text:p>
          </table:table-cell>
          <table:table-cell office:value-type="float" office:value="850096">
            <text:p>850096</text:p>
          </table:table-cell>
          <table:table-cell office:value-type="float" office:value="837388">
            <text:p>837388</text:p>
          </table:table-cell>
          <table:table-cell office:value-type="float" office:value="459183">
            <text:p>459183</text:p>
          </table:table-cell>
          <table:table-cell office:value-type="float" office:value="382075">
            <text:p>382075</text:p>
          </table:table-cell>
          <table:table-cell office:value-type="float" office:value="279769">
            <text:p>279769</text:p>
          </table:table-cell>
          <table:table-cell office:value-type="float" office:value="256291">
            <text:p>256291</text:p>
          </table:table-cell>
          <table:table-cell office:value-type="float" office:value="238373">
            <text:p>238373</text:p>
          </table:table-cell>
          <table:table-cell office:value-type="float" office:value="156321">
            <text:p>156321</text:p>
          </table:table-cell>
          <table:table-cell office:value-type="float" office:value="107084">
            <text:p>107084</text:p>
          </table:table-cell>
          <table:table-cell office:value-type="float" office:value="99837">
            <text:p>99837</text:p>
          </table:table-cell>
          <table:table-cell office:value-type="float" office:value="72861">
            <text:p>72861</text:p>
          </table:table-cell>
          <table:table-cell office:value-type="float" office:value="56958">
            <text:p>56958</text:p>
          </table:table-cell>
          <table:table-cell office:value-type="float" office:value="52736">
            <text:p>52736</text:p>
          </table:table-cell>
          <table:table-cell office:value-type="float" office:value="42705">
            <text:p>42705</text:p>
          </table:table-cell>
          <table:table-cell office:value-type="float" office:value="32664">
            <text:p>32664</text:p>
          </table:table-cell>
          <table:table-cell office:value-type="float" office:value="29920">
            <text:p>29920</text:p>
          </table:table-cell>
          <table:table-cell office:value-type="float" office:value="21954">
            <text:p>21954</text:p>
          </table:table-cell>
          <table:table-cell office:value-type="float" office:value="16545">
            <text:p>16545</text:p>
          </table:table-cell>
          <table:table-cell office:value-type="float" office:value="9880">
            <text:p>9880</text:p>
          </table:table-cell>
          <table:table-cell office:value-type="float" office:value="9210">
            <text:p>9210</text:p>
          </table:table-cell>
          <table:table-cell office:value-type="float" office:value="8877">
            <text:p>8877</text:p>
          </table:table-cell>
          <table:table-cell office:value-type="float" office:value="5869">
            <text:p>5869</text:p>
          </table:table-cell>
          <table:table-cell office:value-type="float" office:value="3723">
            <text:p>3723</text:p>
          </table:table-cell>
          <table:table-cell office:value-type="float" office:value="1585">
            <text:p>1585</text:p>
          </table:table-cell>
          <table:table-cell office:value-type="float" office:value="846">
            <text:p>846</text:p>
          </table:table-cell>
          <table:table-cell office:value-type="float" office:value="705">
            <text:p>705</text:p>
          </table:table-cell>
          <table:table-cell office:value-type="float" office:value="485">
            <text:p>485</text:p>
          </table:table-cell>
          <table:table-cell office:value-type="float" office:value="230">
            <text:p>230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8">
            <text:p>8</text:p>
          </table:table-cell>
          <table:table-cell office:value-type="float" office:value="1897519">
            <text:p>1897519</text:p>
          </table:table-cell>
          <table:table-cell office:value-type="float" office:value="1372962">
            <text:p>1372962</text:p>
          </table:table-cell>
          <table:table-cell office:value-type="float" office:value="1153784">
            <text:p>1153784</text:p>
          </table:table-cell>
          <table:table-cell office:value-type="float" office:value="938426">
            <text:p>938426</text:p>
          </table:table-cell>
          <table:table-cell office:value-type="float" office:value="921570">
            <text:p>921570</text:p>
          </table:table-cell>
          <table:table-cell office:value-type="float" office:value="503353">
            <text:p>503353</text:p>
          </table:table-cell>
          <table:table-cell office:value-type="float" office:value="424497">
            <text:p>424497</text:p>
          </table:table-cell>
          <table:table-cell office:value-type="float" office:value="310018">
            <text:p>310018</text:p>
          </table:table-cell>
          <table:table-cell office:value-type="float" office:value="285695">
            <text:p>285695</text:p>
          </table:table-cell>
          <table:table-cell office:value-type="float" office:value="266494">
            <text:p>266494</text:p>
          </table:table-cell>
          <table:table-cell office:value-type="float" office:value="171351">
            <text:p>171351</text:p>
          </table:table-cell>
          <table:table-cell office:value-type="float" office:value="120754">
            <text:p>120754</text:p>
          </table:table-cell>
          <table:table-cell office:value-type="float" office:value="111916">
            <text:p>111916</text:p>
          </table:table-cell>
          <table:table-cell office:value-type="float" office:value="81210">
            <text:p>81210</text:p>
          </table:table-cell>
          <table:table-cell office:value-type="float" office:value="64591">
            <text:p>64591</text:p>
          </table:table-cell>
          <table:table-cell office:value-type="float" office:value="60002">
            <text:p>60002</text:p>
          </table:table-cell>
          <table:table-cell office:value-type="float" office:value="46611">
            <text:p>46611</text:p>
          </table:table-cell>
          <table:table-cell office:value-type="float" office:value="36048">
            <text:p>36048</text:p>
          </table:table-cell>
          <table:table-cell office:value-type="float" office:value="33670">
            <text:p>33670</text:p>
          </table:table-cell>
          <table:table-cell office:value-type="float" office:value="24292">
            <text:p>24292</text:p>
          </table:table-cell>
          <table:table-cell office:value-type="float" office:value="17655">
            <text:p>17655</text:p>
          </table:table-cell>
          <table:table-cell office:value-type="float" office:value="10954">
            <text:p>10954</text:p>
          </table:table-cell>
          <table:table-cell office:value-type="float" office:value="10129">
            <text:p>10129</text:p>
          </table:table-cell>
          <table:table-cell office:value-type="float" office:value="9986">
            <text:p>9986</text:p>
          </table:table-cell>
          <table:table-cell office:value-type="float" office:value="6837">
            <text:p>6837</text:p>
          </table:table-cell>
          <table:table-cell office:value-type="float" office:value="4334">
            <text:p>4334</text:p>
          </table:table-cell>
          <table:table-cell office:value-type="float" office:value="1651">
            <text:p>1651</text:p>
          </table:table-cell>
          <table:table-cell office:value-type="float" office:value="940">
            <text:p>940</text:p>
          </table:table-cell>
          <table:table-cell office:value-type="float" office:value="793">
            <text:p>793</text:p>
          </table:table-cell>
          <table:table-cell office:value-type="float" office:value="509">
            <text:p>509</text:p>
          </table:table-cell>
          <table:table-cell office:value-type="float" office:value="326">
            <text:p>326</text:p>
          </table:table-cell>
          <table:table-cell office:value-type="float" office:value="117">
            <text:p>117</text:p>
          </table:table-cell>
          <table:table-cell office:value-type="float" office:value="93">
            <text:p>93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9">
            <text:p>9</text:p>
          </table:table-cell>
          <table:table-cell office:value-type="float" office:value="1977738">
            <text:p>1977738</text:p>
          </table:table-cell>
          <table:table-cell office:value-type="float" office:value="1438071">
            <text:p>1438071</text:p>
          </table:table-cell>
          <table:table-cell office:value-type="float" office:value="1214828">
            <text:p>1214828</text:p>
          </table:table-cell>
          <table:table-cell office:value-type="float" office:value="987925">
            <text:p>987925</text:p>
          </table:table-cell>
          <table:table-cell office:value-type="float" office:value="960332">
            <text:p>960332</text:p>
          </table:table-cell>
          <table:table-cell office:value-type="float" office:value="536156">
            <text:p>536156</text:p>
          </table:table-cell>
          <table:table-cell office:value-type="float" office:value="453535">
            <text:p>453535</text:p>
          </table:table-cell>
          <table:table-cell office:value-type="float" office:value="328933">
            <text:p>328933</text:p>
          </table:table-cell>
          <table:table-cell office:value-type="float" office:value="302550">
            <text:p>302550</text:p>
          </table:table-cell>
          <table:table-cell office:value-type="float" office:value="277841">
            <text:p>277841</text:p>
          </table:table-cell>
          <table:table-cell office:value-type="float" office:value="187122">
            <text:p>187122</text:p>
          </table:table-cell>
          <table:table-cell office:value-type="float" office:value="129081">
            <text:p>129081</text:p>
          </table:table-cell>
          <table:table-cell office:value-type="float" office:value="119003">
            <text:p>119003</text:p>
          </table:table-cell>
          <table:table-cell office:value-type="float" office:value="86268">
            <text:p>86268</text:p>
          </table:table-cell>
          <table:table-cell office:value-type="float" office:value="69614">
            <text:p>69614</text:p>
          </table:table-cell>
          <table:table-cell office:value-type="float" office:value="64125">
            <text:p>64125</text:p>
          </table:table-cell>
          <table:table-cell office:value-type="float" office:value="50312">
            <text:p>50312</text:p>
          </table:table-cell>
          <table:table-cell office:value-type="float" office:value="39090">
            <text:p>39090</text:p>
          </table:table-cell>
          <table:table-cell office:value-type="float" office:value="36412">
            <text:p>36412</text:p>
          </table:table-cell>
          <table:table-cell office:value-type="float" office:value="26477">
            <text:p>26477</text:p>
          </table:table-cell>
          <table:table-cell office:value-type="float" office:value="19955">
            <text:p>19955</text:p>
          </table:table-cell>
          <table:table-cell office:value-type="float" office:value="12327">
            <text:p>12327</text:p>
          </table:table-cell>
          <table:table-cell office:value-type="float" office:value="11407">
            <text:p>11407</text:p>
          </table:table-cell>
          <table:table-cell office:value-type="float" office:value="11005">
            <text:p>11005</text:p>
          </table:table-cell>
          <table:table-cell office:value-type="float" office:value="7157">
            <text:p>7157</text:p>
          </table:table-cell>
          <table:table-cell office:value-type="float" office:value="4730">
            <text:p>4730</text:p>
          </table:table-cell>
          <table:table-cell office:value-type="float" office:value="1902">
            <text:p>1902</text:p>
          </table:table-cell>
          <table:table-cell office:value-type="float" office:value="1090">
            <text:p>1090</text:p>
          </table:table-cell>
          <table:table-cell office:value-type="float" office:value="846">
            <text:p>846</text:p>
          </table:table-cell>
          <table:table-cell office:value-type="float" office:value="578">
            <text:p>578</text:p>
          </table:table-cell>
          <table:table-cell office:value-type="float" office:value="351">
            <text:p>351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10">
            <text:p>10</text:p>
          </table:table-cell>
          <table:table-cell office:value-type="float" office:value="1979620">
            <text:p>1979620</text:p>
          </table:table-cell>
          <table:table-cell office:value-type="float" office:value="1441835">
            <text:p>1441835</text:p>
          </table:table-cell>
          <table:table-cell office:value-type="float" office:value="1219543">
            <text:p>1219543</text:p>
          </table:table-cell>
          <table:table-cell office:value-type="float" office:value="991700">
            <text:p>991700</text:p>
          </table:table-cell>
          <table:table-cell office:value-type="float" office:value="961222">
            <text:p>961222</text:p>
          </table:table-cell>
          <table:table-cell office:value-type="float" office:value="539057">
            <text:p>539057</text:p>
          </table:table-cell>
          <table:table-cell office:value-type="float" office:value="458641">
            <text:p>458641</text:p>
          </table:table-cell>
          <table:table-cell office:value-type="float" office:value="332029">
            <text:p>332029</text:p>
          </table:table-cell>
          <table:table-cell office:value-type="float" office:value="305630">
            <text:p>305630</text:p>
          </table:table-cell>
          <table:table-cell office:value-type="float" office:value="279588">
            <text:p>279588</text:p>
          </table:table-cell>
          <table:table-cell office:value-type="float" office:value="190443">
            <text:p>190443</text:p>
          </table:table-cell>
          <table:table-cell office:value-type="float" office:value="131132">
            <text:p>131132</text:p>
          </table:table-cell>
          <table:table-cell office:value-type="float" office:value="120433">
            <text:p>120433</text:p>
          </table:table-cell>
          <table:table-cell office:value-type="float" office:value="87665">
            <text:p>87665</text:p>
          </table:table-cell>
          <table:table-cell office:value-type="float" office:value="70962">
            <text:p>70962</text:p>
          </table:table-cell>
          <table:table-cell office:value-type="float" office:value="65882">
            <text:p>65882</text:p>
          </table:table-cell>
          <table:table-cell office:value-type="float" office:value="51236">
            <text:p>51236</text:p>
          </table:table-cell>
          <table:table-cell office:value-type="float" office:value="40352">
            <text:p>40352</text:p>
          </table:table-cell>
          <table:table-cell office:value-type="float" office:value="37560">
            <text:p>37560</text:p>
          </table:table-cell>
          <table:table-cell office:value-type="float" office:value="27582">
            <text:p>27582</text:p>
          </table:table-cell>
          <table:table-cell office:value-type="float" office:value="20999">
            <text:p>20999</text:p>
          </table:table-cell>
          <table:table-cell office:value-type="float" office:value="13018">
            <text:p>13018</text:p>
          </table:table-cell>
          <table:table-cell office:value-type="float" office:value="12216">
            <text:p>12216</text:p>
          </table:table-cell>
          <table:table-cell office:value-type="float" office:value="11730">
            <text:p>11730</text:p>
          </table:table-cell>
          <table:table-cell office:value-type="float" office:value="7570">
            <text:p>7570</text:p>
          </table:table-cell>
          <table:table-cell office:value-type="float" office:value="5283">
            <text:p>5283</text:p>
          </table:table-cell>
          <table:table-cell office:value-type="float" office:value="2349">
            <text:p>2349</text:p>
          </table:table-cell>
          <table:table-cell office:value-type="float" office:value="1312">
            <text:p>1312</text:p>
          </table:table-cell>
          <table:table-cell office:value-type="float" office:value="1090">
            <text:p>1090</text:p>
          </table:table-cell>
          <table:table-cell office:value-type="float" office:value="585">
            <text:p>585</text:p>
          </table:table-cell>
          <table:table-cell office:value-type="float" office:value="372">
            <text:p>372</text:p>
          </table:table-cell>
          <table:table-cell office:value-type="float" office:value="190">
            <text:p>190</text:p>
          </table:table-cell>
          <table:table-cell office:value-type="float" office:value="115">
            <text:p>115</text:p>
          </table:table-cell>
          <table:table-cell office:value-type="float" office:value="73">
            <text:p>7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11">
            <text:p>11</text:p>
          </table:table-cell>
          <table:table-cell office:value-type="float" office:value="1892667">
            <text:p>1892667</text:p>
          </table:table-cell>
          <table:table-cell office:value-type="float" office:value="1370799">
            <text:p>1370799</text:p>
          </table:table-cell>
          <table:table-cell office:value-type="float" office:value="1163845">
            <text:p>1163845</text:p>
          </table:table-cell>
          <table:table-cell office:value-type="float" office:value="942943">
            <text:p>942943</text:p>
          </table:table-cell>
          <table:table-cell office:value-type="float" office:value="919326">
            <text:p>919326</text:p>
          </table:table-cell>
          <table:table-cell office:value-type="float" office:value="511663">
            <text:p>511663</text:p>
          </table:table-cell>
          <table:table-cell office:value-type="float" office:value="433886">
            <text:p>433886</text:p>
          </table:table-cell>
          <table:table-cell office:value-type="float" office:value="314750">
            <text:p>314750</text:p>
          </table:table-cell>
          <table:table-cell office:value-type="float" office:value="289503">
            <text:p>289503</text:p>
          </table:table-cell>
          <table:table-cell office:value-type="float" office:value="266801">
            <text:p>266801</text:p>
          </table:table-cell>
          <table:table-cell office:value-type="float" office:value="176938">
            <text:p>176938</text:p>
          </table:table-cell>
          <table:table-cell office:value-type="float" office:value="124196">
            <text:p>124196</text:p>
          </table:table-cell>
          <table:table-cell office:value-type="float" office:value="114720">
            <text:p>114720</text:p>
          </table:table-cell>
          <table:table-cell office:value-type="float" office:value="83242">
            <text:p>83242</text:p>
          </table:table-cell>
          <table:table-cell office:value-type="float" office:value="66470">
            <text:p>66470</text:p>
          </table:table-cell>
          <table:table-cell office:value-type="float" office:value="62232">
            <text:p>62232</text:p>
          </table:table-cell>
          <table:table-cell office:value-type="float" office:value="48037">
            <text:p>48037</text:p>
          </table:table-cell>
          <table:table-cell office:value-type="float" office:value="37594">
            <text:p>37594</text:p>
          </table:table-cell>
          <table:table-cell office:value-type="float" office:value="35184">
            <text:p>35184</text:p>
          </table:table-cell>
          <table:table-cell office:value-type="float" office:value="25923">
            <text:p>25923</text:p>
          </table:table-cell>
          <table:table-cell office:value-type="float" office:value="18757">
            <text:p>18757</text:p>
          </table:table-cell>
          <table:table-cell office:value-type="float" office:value="11521">
            <text:p>11521</text:p>
          </table:table-cell>
          <table:table-cell office:value-type="float" office:value="10750">
            <text:p>10750</text:p>
          </table:table-cell>
          <table:table-cell office:value-type="float" office:value="10816">
            <text:p>10816</text:p>
          </table:table-cell>
          <table:table-cell office:value-type="float" office:value="7098">
            <text:p>7098</text:p>
          </table:table-cell>
          <table:table-cell office:value-type="float" office:value="4698">
            <text:p>4698</text:p>
          </table:table-cell>
          <table:table-cell office:value-type="float" office:value="1759">
            <text:p>1759</text:p>
          </table:table-cell>
          <table:table-cell office:value-type="float" office:value="1061">
            <text:p>1061</text:p>
          </table:table-cell>
          <table:table-cell office:value-type="float" office:value="836">
            <text:p>836</text:p>
          </table:table-cell>
          <table:table-cell office:value-type="float" office:value="588">
            <text:p>588</text:p>
          </table:table-cell>
          <table:table-cell office:value-type="float" office:value="328">
            <text:p>328</text:p>
          </table:table-cell>
          <table:table-cell office:value-type="float" office:value="118">
            <text:p>118</text:p>
          </table:table-cell>
          <table:table-cell office:value-type="float" office:value="99">
            <text:p>99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12">
            <text:p>12</text:p>
          </table:table-cell>
          <table:table-cell office:value-type="float" office:value="1697986">
            <text:p>1697986</text:p>
          </table:table-cell>
          <table:table-cell office:value-type="float" office:value="1232261">
            <text:p>1232261</text:p>
          </table:table-cell>
          <table:table-cell office:value-type="float" office:value="1043710">
            <text:p>1043710</text:p>
          </table:table-cell>
          <table:table-cell office:value-type="float" office:value="847399">
            <text:p>847399</text:p>
          </table:table-cell>
          <table:table-cell office:value-type="float" office:value="823550">
            <text:p>823550</text:p>
          </table:table-cell>
          <table:table-cell office:value-type="float" office:value="456883">
            <text:p>456883</text:p>
          </table:table-cell>
          <table:table-cell office:value-type="float" office:value="388314">
            <text:p>388314</text:p>
          </table:table-cell>
          <table:table-cell office:value-type="float" office:value="282233">
            <text:p>282233</text:p>
          </table:table-cell>
          <table:table-cell office:value-type="float" office:value="261099">
            <text:p>261099</text:p>
          </table:table-cell>
          <table:table-cell office:value-type="float" office:value="240038">
            <text:p>240038</text:p>
          </table:table-cell>
          <table:table-cell office:value-type="float" office:value="157076">
            <text:p>157076</text:p>
          </table:table-cell>
          <table:table-cell office:value-type="float" office:value="112242">
            <text:p>112242</text:p>
          </table:table-cell>
          <table:table-cell office:value-type="float" office:value="102922">
            <text:p>102922</text:p>
          </table:table-cell>
          <table:table-cell office:value-type="float" office:value="75233">
            <text:p>75233</text:p>
          </table:table-cell>
          <table:table-cell office:value-type="float" office:value="60195">
            <text:p>60195</text:p>
          </table:table-cell>
          <table:table-cell office:value-type="float" office:value="56347">
            <text:p>56347</text:p>
          </table:table-cell>
          <table:table-cell office:value-type="float" office:value="42661">
            <text:p>42661</text:p>
          </table:table-cell>
          <table:table-cell office:value-type="float" office:value="33696">
            <text:p>33696</text:p>
          </table:table-cell>
          <table:table-cell office:value-type="float" office:value="31668">
            <text:p>31668</text:p>
          </table:table-cell>
          <table:table-cell office:value-type="float" office:value="22558">
            <text:p>22558</text:p>
          </table:table-cell>
          <table:table-cell office:value-type="float" office:value="16180">
            <text:p>16180</text:p>
          </table:table-cell>
          <table:table-cell office:value-type="float" office:value="10049">
            <text:p>10049</text:p>
          </table:table-cell>
          <table:table-cell office:value-type="float" office:value="9576">
            <text:p>9576</text:p>
          </table:table-cell>
          <table:table-cell office:value-type="float" office:value="9879">
            <text:p>9879</text:p>
          </table:table-cell>
          <table:table-cell office:value-type="float" office:value="6480">
            <text:p>6480</text:p>
          </table:table-cell>
          <table:table-cell office:value-type="float" office:value="4150">
            <text:p>4150</text:p>
          </table:table-cell>
          <table:table-cell office:value-type="float" office:value="1572">
            <text:p>1572</text:p>
          </table:table-cell>
          <table:table-cell office:value-type="float" office:value="883">
            <text:p>883</text:p>
          </table:table-cell>
          <table:table-cell office:value-type="float" office:value="727">
            <text:p>727</text:p>
          </table:table-cell>
          <table:table-cell office:value-type="float" office:value="523">
            <text:p>523</text:p>
          </table:table-cell>
          <table:table-cell office:value-type="float" office:value="284">
            <text:p>28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13">
            <text:p>13</text:p>
          </table:table-cell>
          <table:table-cell office:value-type="float" office:value="1465641">
            <text:p>1465641</text:p>
          </table:table-cell>
          <table:table-cell office:value-type="float" office:value="1062180">
            <text:p>1062180</text:p>
          </table:table-cell>
          <table:table-cell office:value-type="float" office:value="897388">
            <text:p>897388</text:p>
          </table:table-cell>
          <table:table-cell office:value-type="float" office:value="728910">
            <text:p>728910</text:p>
          </table:table-cell>
          <table:table-cell office:value-type="float" office:value="713213">
            <text:p>713213</text:p>
          </table:table-cell>
          <table:table-cell office:value-type="float" office:value="393468">
            <text:p>393468</text:p>
          </table:table-cell>
          <table:table-cell office:value-type="float" office:value="332065">
            <text:p>332065</text:p>
          </table:table-cell>
          <table:table-cell office:value-type="float" office:value="242125">
            <text:p>242125</text:p>
          </table:table-cell>
          <table:table-cell office:value-type="float" office:value="223652">
            <text:p>223652</text:p>
          </table:table-cell>
          <table:table-cell office:value-type="float" office:value="205745">
            <text:p>205745</text:p>
          </table:table-cell>
          <table:table-cell office:value-type="float" office:value="135849">
            <text:p>135849</text:p>
          </table:table-cell>
          <table:table-cell office:value-type="float" office:value="95583">
            <text:p>95583</text:p>
          </table:table-cell>
          <table:table-cell office:value-type="float" office:value="88579">
            <text:p>88579</text:p>
          </table:table-cell>
          <table:table-cell office:value-type="float" office:value="64458">
            <text:p>64458</text:p>
          </table:table-cell>
          <table:table-cell office:value-type="float" office:value="50633">
            <text:p>50633</text:p>
          </table:table-cell>
          <table:table-cell office:value-type="float" office:value="47755">
            <text:p>47755</text:p>
          </table:table-cell>
          <table:table-cell office:value-type="float" office:value="36450">
            <text:p>36450</text:p>
          </table:table-cell>
          <table:table-cell office:value-type="float" office:value="28603">
            <text:p>28603</text:p>
          </table:table-cell>
          <table:table-cell office:value-type="float" office:value="26869">
            <text:p>26869</text:p>
          </table:table-cell>
          <table:table-cell office:value-type="float" office:value="19488">
            <text:p>19488</text:p>
          </table:table-cell>
          <table:table-cell office:value-type="float" office:value="14097">
            <text:p>14097</text:p>
          </table:table-cell>
          <table:table-cell office:value-type="float" office:value="8945">
            <text:p>8945</text:p>
          </table:table-cell>
          <table:table-cell office:value-type="float" office:value="8341">
            <text:p>8341</text:p>
          </table:table-cell>
          <table:table-cell office:value-type="float" office:value="8222">
            <text:p>8222</text:p>
          </table:table-cell>
          <table:table-cell office:value-type="float" office:value="5407">
            <text:p>5407</text:p>
          </table:table-cell>
          <table:table-cell office:value-type="float" office:value="3508">
            <text:p>3508</text:p>
          </table:table-cell>
          <table:table-cell office:value-type="float" office:value="1338">
            <text:p>1338</text:p>
          </table:table-cell>
          <table:table-cell office:value-type="float" office:value="793">
            <text:p>793</text:p>
          </table:table-cell>
          <table:table-cell office:value-type="float" office:value="668">
            <text:p>668</text:p>
          </table:table-cell>
          <table:table-cell office:value-type="float" office:value="433">
            <text:p>433</text:p>
          </table:table-cell>
          <table:table-cell office:value-type="float" office:value="264">
            <text:p>264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14">
            <text:p>14</text:p>
          </table:table-cell>
          <table:table-cell office:value-type="float" office:value="1216668">
            <text:p>1216668</text:p>
          </table:table-cell>
          <table:table-cell office:value-type="float" office:value="878234">
            <text:p>878234</text:p>
          </table:table-cell>
          <table:table-cell office:value-type="float" office:value="738025">
            <text:p>738025</text:p>
          </table:table-cell>
          <table:table-cell office:value-type="float" office:value="601493">
            <text:p>601493</text:p>
          </table:table-cell>
          <table:table-cell office:value-type="float" office:value="591643">
            <text:p>591643</text:p>
          </table:table-cell>
          <table:table-cell office:value-type="float" office:value="322092">
            <text:p>322092</text:p>
          </table:table-cell>
          <table:table-cell office:value-type="float" office:value="270240">
            <text:p>270240</text:p>
          </table:table-cell>
          <table:table-cell office:value-type="float" office:value="197089">
            <text:p>197089</text:p>
          </table:table-cell>
          <table:table-cell office:value-type="float" office:value="183229">
            <text:p>183229</text:p>
          </table:table-cell>
          <table:table-cell office:value-type="float" office:value="171116">
            <text:p>171116</text:p>
          </table:table-cell>
          <table:table-cell office:value-type="float" office:value="109301">
            <text:p>109301</text:p>
          </table:table-cell>
          <table:table-cell office:value-type="float" office:value="77948">
            <text:p>77948</text:p>
          </table:table-cell>
          <table:table-cell office:value-type="float" office:value="72478">
            <text:p>72478</text:p>
          </table:table-cell>
          <table:table-cell office:value-type="float" office:value="52292">
            <text:p>52292</text:p>
          </table:table-cell>
          <table:table-cell office:value-type="float" office:value="41412">
            <text:p>41412</text:p>
          </table:table-cell>
          <table:table-cell office:value-type="float" office:value="38707">
            <text:p>38707</text:p>
          </table:table-cell>
          <table:table-cell office:value-type="float" office:value="29289">
            <text:p>29289</text:p>
          </table:table-cell>
          <table:table-cell office:value-type="float" office:value="23114">
            <text:p>23114</text:p>
          </table:table-cell>
          <table:table-cell office:value-type="float" office:value="21405">
            <text:p>21405</text:p>
          </table:table-cell>
          <table:table-cell office:value-type="float" office:value="15558">
            <text:p>15558</text:p>
          </table:table-cell>
          <table:table-cell office:value-type="float" office:value="11475">
            <text:p>11475</text:p>
          </table:table-cell>
          <table:table-cell office:value-type="float" office:value="6929">
            <text:p>6929</text:p>
          </table:table-cell>
          <table:table-cell office:value-type="float" office:value="6631">
            <text:p>6631</text:p>
          </table:table-cell>
          <table:table-cell office:value-type="float" office:value="6449">
            <text:p>6449</text:p>
          </table:table-cell>
          <table:table-cell office:value-type="float" office:value="4304">
            <text:p>4304</text:p>
          </table:table-cell>
          <table:table-cell office:value-type="float" office:value="2818">
            <text:p>2818</text:p>
          </table:table-cell>
          <table:table-cell office:value-type="float" office:value="1038">
            <text:p>1038</text:p>
          </table:table-cell>
          <table:table-cell office:value-type="float" office:value="661">
            <text:p>661</text:p>
          </table:table-cell>
          <table:table-cell office:value-type="float" office:value="545">
            <text:p>545</text:p>
          </table:table-cell>
          <table:table-cell office:value-type="float" office:value="375">
            <text:p>375</text:p>
          </table:table-cell>
          <table:table-cell office:value-type="float" office:value="208">
            <text:p>208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15">
            <text:p>15</text:p>
          </table:table-cell>
          <table:table-cell office:value-type="float" office:value="958363">
            <text:p>958363</text:p>
          </table:table-cell>
          <table:table-cell office:value-type="float" office:value="686991">
            <text:p>686991</text:p>
          </table:table-cell>
          <table:table-cell office:value-type="float" office:value="572714">
            <text:p>572714</text:p>
          </table:table-cell>
          <table:table-cell office:value-type="float" office:value="468799">
            <text:p>468799</text:p>
          </table:table-cell>
          <table:table-cell office:value-type="float" office:value="468284">
            <text:p>468284</text:p>
          </table:table-cell>
          <table:table-cell office:value-type="float" office:value="247898">
            <text:p>247898</text:p>
          </table:table-cell>
          <table:table-cell office:value-type="float" office:value="206530">
            <text:p>206530</text:p>
          </table:table-cell>
          <table:table-cell office:value-type="float" office:value="151189">
            <text:p>151189</text:p>
          </table:table-cell>
          <table:table-cell office:value-type="float" office:value="140702">
            <text:p>140702</text:p>
          </table:table-cell>
          <table:table-cell office:value-type="float" office:value="132821">
            <text:p>132821</text:p>
          </table:table-cell>
          <table:table-cell office:value-type="float" office:value="80346">
            <text:p>80346</text:p>
          </table:table-cell>
          <table:table-cell office:value-type="float" office:value="58480">
            <text:p>58480</text:p>
          </table:table-cell>
          <table:table-cell office:value-type="float" office:value="55009">
            <text:p>55009</text:p>
          </table:table-cell>
          <table:table-cell office:value-type="float" office:value="39752">
            <text:p>39752</text:p>
          </table:table-cell>
          <table:table-cell office:value-type="float" office:value="30668">
            <text:p>30668</text:p>
          </table:table-cell>
          <table:table-cell office:value-type="float" office:value="29049">
            <text:p>29049</text:p>
          </table:table-cell>
          <table:table-cell office:value-type="float" office:value="22028">
            <text:p>22028</text:p>
          </table:table-cell>
          <table:table-cell office:value-type="float" office:value="17012">
            <text:p>17012</text:p>
          </table:table-cell>
          <table:table-cell office:value-type="float" office:value="15537">
            <text:p>15537</text:p>
          </table:table-cell>
          <table:table-cell office:value-type="float" office:value="11480">
            <text:p>11480</text:p>
          </table:table-cell>
          <table:table-cell office:value-type="float" office:value="7868">
            <text:p>7868</text:p>
          </table:table-cell>
          <table:table-cell office:value-type="float" office:value="4800">
            <text:p>4800</text:p>
          </table:table-cell>
          <table:table-cell office:value-type="float" office:value="4456">
            <text:p>4456</text:p>
          </table:table-cell>
          <table:table-cell office:value-type="float" office:value="4640">
            <text:p>4640</text:p>
          </table:table-cell>
          <table:table-cell office:value-type="float" office:value="3222">
            <text:p>3222</text:p>
          </table:table-cell>
          <table:table-cell office:value-type="float" office:value="1773">
            <text:p>1773</text:p>
          </table:table-cell>
          <table:table-cell office:value-type="float" office:value="660">
            <text:p>660</text:p>
          </table:table-cell>
          <table:table-cell office:value-type="float" office:value="387">
            <text:p>387</text:p>
          </table:table-cell>
          <table:table-cell office:value-type="float" office:value="297">
            <text:p>297</text:p>
          </table:table-cell>
          <table:table-cell office:value-type="float" office:value="244">
            <text:p>244</text:p>
          </table:table-cell>
          <table:table-cell office:value-type="float" office:value="129">
            <text:p>129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16">
            <text:p>16</text:p>
          </table:table-cell>
          <table:table-cell office:value-type="float" office:value="723882">
            <text:p>723882</text:p>
          </table:table-cell>
          <table:table-cell office:value-type="float" office:value="516744">
            <text:p>516744</text:p>
          </table:table-cell>
          <table:table-cell office:value-type="float" office:value="428263">
            <text:p>428263</text:p>
          </table:table-cell>
          <table:table-cell office:value-type="float" office:value="351144">
            <text:p>351144</text:p>
          </table:table-cell>
          <table:table-cell office:value-type="float" office:value="353957">
            <text:p>353957</text:p>
          </table:table-cell>
          <table:table-cell office:value-type="float" office:value="184371">
            <text:p>184371</text:p>
          </table:table-cell>
          <table:table-cell office:value-type="float" office:value="152302">
            <text:p>152302</text:p>
          </table:table-cell>
          <table:table-cell office:value-type="float" office:value="112235">
            <text:p>112235</text:p>
          </table:table-cell>
          <table:table-cell office:value-type="float" office:value="104344">
            <text:p>104344</text:p>
          </table:table-cell>
          <table:table-cell office:value-type="float" office:value="99429">
            <text:p>99429</text:p>
          </table:table-cell>
          <table:table-cell office:value-type="float" office:value="58997">
            <text:p>58997</text:p>
          </table:table-cell>
          <table:table-cell office:value-type="float" office:value="43057">
            <text:p>43057</text:p>
          </table:table-cell>
          <table:table-cell office:value-type="float" office:value="40689">
            <text:p>40689</text:p>
          </table:table-cell>
          <table:table-cell office:value-type="float" office:value="29411">
            <text:p>29411</text:p>
          </table:table-cell>
          <table:table-cell office:value-type="float" office:value="22722">
            <text:p>22722</text:p>
          </table:table-cell>
          <table:table-cell office:value-type="float" office:value="20800">
            <text:p>20800</text:p>
          </table:table-cell>
          <table:table-cell office:value-type="float" office:value="15891">
            <text:p>15891</text:p>
          </table:table-cell>
          <table:table-cell office:value-type="float" office:value="12154">
            <text:p>12154</text:p>
          </table:table-cell>
          <table:table-cell office:value-type="float" office:value="11243">
            <text:p>11243</text:p>
          </table:table-cell>
          <table:table-cell office:value-type="float" office:value="8303">
            <text:p>8303</text:p>
          </table:table-cell>
          <table:table-cell office:value-type="float" office:value="5639">
            <text:p>5639</text:p>
          </table:table-cell>
          <table:table-cell office:value-type="float" office:value="3446">
            <text:p>3446</text:p>
          </table:table-cell>
          <table:table-cell office:value-type="float" office:value="3084">
            <text:p>3084</text:p>
          </table:table-cell>
          <table:table-cell office:value-type="float" office:value="3192">
            <text:p>3192</text:p>
          </table:table-cell>
          <table:table-cell office:value-type="float" office:value="2241">
            <text:p>2241</text:p>
          </table:table-cell>
          <table:table-cell office:value-type="float" office:value="1270">
            <text:p>1270</text:p>
          </table:table-cell>
          <table:table-cell office:value-type="float" office:value="429">
            <text:p>429</text:p>
          </table:table-cell>
          <table:table-cell office:value-type="float" office:value="249">
            <text:p>249</text:p>
          </table:table-cell>
          <table:table-cell office:value-type="float" office:value="210">
            <text:p>210</text:p>
          </table:table-cell>
          <table:table-cell office:value-type="float" office:value="142">
            <text:p>142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17">
            <text:p>17</text:p>
          </table:table-cell>
          <table:table-cell office:value-type="float" office:value="523380">
            <text:p>523380</text:p>
          </table:table-cell>
          <table:table-cell office:value-type="float" office:value="372140">
            <text:p>372140</text:p>
          </table:table-cell>
          <table:table-cell office:value-type="float" office:value="303611">
            <text:p>303611</text:p>
          </table:table-cell>
          <table:table-cell office:value-type="float" office:value="250682">
            <text:p>250682</text:p>
          </table:table-cell>
          <table:table-cell office:value-type="float" office:value="259153">
            <text:p>259153</text:p>
          </table:table-cell>
          <table:table-cell office:value-type="float" office:value="130802">
            <text:p>130802</text:p>
          </table:table-cell>
          <table:table-cell office:value-type="float" office:value="105911">
            <text:p>105911</text:p>
          </table:table-cell>
          <table:table-cell office:value-type="float" office:value="79008">
            <text:p>79008</text:p>
          </table:table-cell>
          <table:table-cell office:value-type="float" office:value="72612">
            <text:p>72612</text:p>
          </table:table-cell>
          <table:table-cell office:value-type="float" office:value="71596">
            <text:p>71596</text:p>
          </table:table-cell>
          <table:table-cell office:value-type="float" office:value="40665">
            <text:p>40665</text:p>
          </table:table-cell>
          <table:table-cell office:value-type="float" office:value="29444">
            <text:p>29444</text:p>
          </table:table-cell>
          <table:table-cell office:value-type="float" office:value="28574">
            <text:p>28574</text:p>
          </table:table-cell>
          <table:table-cell office:value-type="float" office:value="20005">
            <text:p>20005</text:p>
          </table:table-cell>
          <table:table-cell office:value-type="float" office:value="15021">
            <text:p>15021</text:p>
          </table:table-cell>
          <table:table-cell office:value-type="float" office:value="13813">
            <text:p>13813</text:p>
          </table:table-cell>
          <table:table-cell office:value-type="float" office:value="11211">
            <text:p>11211</text:p>
          </table:table-cell>
          <table:table-cell office:value-type="float" office:value="8071">
            <text:p>8071</text:p>
          </table:table-cell>
          <table:table-cell office:value-type="float" office:value="7279">
            <text:p>7279</text:p>
          </table:table-cell>
          <table:table-cell office:value-type="float" office:value="5603">
            <text:p>5603</text:p>
          </table:table-cell>
          <table:table-cell office:value-type="float" office:value="3660">
            <text:p>3660</text:p>
          </table:table-cell>
          <table:table-cell office:value-type="float" office:value="2316">
            <text:p>2316</text:p>
          </table:table-cell>
          <table:table-cell office:value-type="float" office:value="2084">
            <text:p>2084</text:p>
          </table:table-cell>
          <table:table-cell office:value-type="float" office:value="2116">
            <text:p>2116</text:p>
          </table:table-cell>
          <table:table-cell office:value-type="float" office:value="1325">
            <text:p>1325</text:p>
          </table:table-cell>
          <table:table-cell office:value-type="float" office:value="850">
            <text:p>850</text:p>
          </table:table-cell>
          <table:table-cell office:value-type="float" office:value="321">
            <text:p>321</text:p>
          </table:table-cell>
          <table:table-cell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18">
            <text:p>18</text:p>
          </table:table-cell>
          <table:table-cell office:value-type="float" office:value="363179">
            <text:p>363179</text:p>
          </table:table-cell>
          <table:table-cell office:value-type="float" office:value="256617">
            <text:p>256617</text:p>
          </table:table-cell>
          <table:table-cell office:value-type="float" office:value="205728">
            <text:p>205728</text:p>
          </table:table-cell>
          <table:table-cell office:value-type="float" office:value="171333">
            <text:p>171333</text:p>
          </table:table-cell>
          <table:table-cell office:value-type="float" office:value="180542">
            <text:p>180542</text:p>
          </table:table-cell>
          <table:table-cell office:value-type="float" office:value="88137">
            <text:p>88137</text:p>
          </table:table-cell>
          <table:table-cell office:value-type="float" office:value="70594">
            <text:p>70594</text:p>
          </table:table-cell>
          <table:table-cell office:value-type="float" office:value="52585">
            <text:p>52585</text:p>
          </table:table-cell>
          <table:table-cell office:value-type="float" office:value="48069">
            <text:p>48069</text:p>
          </table:table-cell>
          <table:table-cell office:value-type="float" office:value="48155">
            <text:p>48155</text:p>
          </table:table-cell>
          <table:table-cell office:value-type="float" office:value="26179">
            <text:p>26179</text:p>
          </table:table-cell>
          <table:table-cell office:value-type="float" office:value="18416">
            <text:p>18416</text:p>
          </table:table-cell>
          <table:table-cell office:value-type="float" office:value="18498">
            <text:p>18498</text:p>
          </table:table-cell>
          <table:table-cell office:value-type="float" office:value="13226">
            <text:p>13226</text:p>
          </table:table-cell>
          <table:table-cell office:value-type="float" office:value="9566">
            <text:p>9566</text:p>
          </table:table-cell>
          <table:table-cell office:value-type="float" office:value="8633">
            <text:p>8633</text:p>
          </table:table-cell>
          <table:table-cell office:value-type="float" office:value="7513">
            <text:p>7513</text:p>
          </table:table-cell>
          <table:table-cell office:value-type="float" office:value="5042">
            <text:p>5042</text:p>
          </table:table-cell>
          <table:table-cell office:value-type="float" office:value="4488">
            <text:p>4488</text:p>
          </table:table-cell>
          <table:table-cell office:value-type="float" office:value="3388">
            <text:p>3388</text:p>
          </table:table-cell>
          <table:table-cell office:value-type="float" office:value="2340">
            <text:p>2340</text:p>
          </table:table-cell>
          <table:table-cell office:value-type="float" office:value="1344">
            <text:p>1344</text:p>
          </table:table-cell>
          <table:table-cell office:value-type="float" office:value="1198">
            <text:p>1198</text:p>
          </table:table-cell>
          <table:table-cell office:value-type="float" office:value="1138">
            <text:p>1138</text:p>
          </table:table-cell>
          <table:table-cell office:value-type="float" office:value="813">
            <text:p>813</text:p>
          </table:table-cell>
          <table:table-cell office:value-type="float" office:value="430">
            <text:p>430</text:p>
          </table:table-cell>
          <table:table-cell office:value-type="float" office:value="146">
            <text:p>14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19">
            <text:p>19</text:p>
          </table:table-cell>
          <table:table-cell office:value-type="float" office:value="239218">
            <text:p>239218</text:p>
          </table:table-cell>
          <table:table-cell office:value-type="float" office:value="167214">
            <text:p>167214</text:p>
          </table:table-cell>
          <table:table-cell office:value-type="float" office:value="131779">
            <text:p>131779</text:p>
          </table:table-cell>
          <table:table-cell office:value-type="float" office:value="110686">
            <text:p>110686</text:p>
          </table:table-cell>
          <table:table-cell office:value-type="float" office:value="120036">
            <text:p>120036</text:p>
          </table:table-cell>
          <table:table-cell office:value-type="float" office:value="55635">
            <text:p>55635</text:p>
          </table:table-cell>
          <table:table-cell office:value-type="float" office:value="43269">
            <text:p>43269</text:p>
          </table:table-cell>
          <table:table-cell office:value-type="float" office:value="32691">
            <text:p>32691</text:p>
          </table:table-cell>
          <table:table-cell office:value-type="float" office:value="30431">
            <text:p>30431</text:p>
          </table:table-cell>
          <table:table-cell office:value-type="float" office:value="31320">
            <text:p>31320</text:p>
          </table:table-cell>
          <table:table-cell office:value-type="float" office:value="15535">
            <text:p>15535</text:p>
          </table:table-cell>
          <table:table-cell office:value-type="float" office:value="11239">
            <text:p>11239</text:p>
          </table:table-cell>
          <table:table-cell office:value-type="float" office:value="11476">
            <text:p>11476</text:p>
          </table:table-cell>
          <table:table-cell office:value-type="float" office:value="8079">
            <text:p>8079</text:p>
          </table:table-cell>
          <table:table-cell office:value-type="float" office:value="5879">
            <text:p>5879</text:p>
          </table:table-cell>
          <table:table-cell office:value-type="float" office:value="5203">
            <text:p>5203</text:p>
          </table:table-cell>
          <table:table-cell office:value-type="float" office:value="4430">
            <text:p>4430</text:p>
          </table:table-cell>
          <table:table-cell office:value-type="float" office:value="3020">
            <text:p>3020</text:p>
          </table:table-cell>
          <table:table-cell office:value-type="float" office:value="2623">
            <text:p>2623</text:p>
          </table:table-cell>
          <table:table-cell office:value-type="float" office:value="1963">
            <text:p>1963</text:p>
          </table:table-cell>
          <table:table-cell office:value-type="float" office:value="1287">
            <text:p>1287</text:p>
          </table:table-cell>
          <table:table-cell office:value-type="float" office:value="763">
            <text:p>763</text:p>
          </table:table-cell>
          <table:table-cell office:value-type="float" office:value="632">
            <text:p>632</text:p>
          </table:table-cell>
          <table:table-cell office:value-type="float" office:value="573">
            <text:p>573</text:p>
          </table:table-cell>
          <table:table-cell office:value-type="float" office:value="429">
            <text:p>429</text:p>
          </table:table-cell>
          <table:table-cell office:value-type="float" office:value="260">
            <text:p>260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20">
            <text:p>20</text:p>
          </table:table-cell>
          <table:table-cell office:value-type="float" office:value="150925">
            <text:p>150925</text:p>
          </table:table-cell>
          <table:table-cell office:value-type="float" office:value="105628">
            <text:p>105628</text:p>
          </table:table-cell>
          <table:table-cell office:value-type="float" office:value="80915">
            <text:p>80915</text:p>
          </table:table-cell>
          <table:table-cell office:value-type="float" office:value="69157">
            <text:p>69157</text:p>
          </table:table-cell>
          <table:table-cell office:value-type="float" office:value="76852">
            <text:p>76852</text:p>
          </table:table-cell>
          <table:table-cell office:value-type="float" office:value="34278">
            <text:p>34278</text:p>
          </table:table-cell>
          <table:table-cell office:value-type="float" office:value="26463">
            <text:p>26463</text:p>
          </table:table-cell>
          <table:table-cell office:value-type="float" office:value="20091">
            <text:p>20091</text:p>
          </table:table-cell>
          <table:table-cell office:value-type="float" office:value="18303">
            <text:p>18303</text:p>
          </table:table-cell>
          <table:table-cell office:value-type="float" office:value="19507">
            <text:p>19507</text:p>
          </table:table-cell>
          <table:table-cell office:value-type="float" office:value="9132">
            <text:p>9132</text:p>
          </table:table-cell>
          <table:table-cell office:value-type="float" office:value="6341">
            <text:p>6341</text:p>
          </table:table-cell>
          <table:table-cell office:value-type="float" office:value="6598">
            <text:p>6598</text:p>
          </table:table-cell>
          <table:table-cell office:value-type="float" office:value="4605">
            <text:p>4605</text:p>
          </table:table-cell>
          <table:table-cell office:value-type="float" office:value="3352">
            <text:p>3352</text:p>
          </table:table-cell>
          <table:table-cell office:value-type="float" office:value="2805">
            <text:p>2805</text:p>
          </table:table-cell>
          <table:table-cell office:value-type="float" office:value="2629">
            <text:p>2629</text:p>
          </table:table-cell>
          <table:table-cell office:value-type="float" office:value="1618">
            <text:p>1618</text:p>
          </table:table-cell>
          <table:table-cell office:value-type="float" office:value="1458">
            <text:p>1458</text:p>
          </table:table-cell>
          <table:table-cell office:value-type="float" office:value="1122">
            <text:p>1122</text:p>
          </table:table-cell>
          <table:table-cell office:value-type="float" office:value="726">
            <text:p>726</text:p>
          </table:table-cell>
          <table:table-cell office:value-type="float" office:value="396">
            <text:p>396</text:p>
          </table:table-cell>
          <table:table-cell office:value-type="float" office:value="323">
            <text:p>323</text:p>
          </table:table-cell>
          <table:table-cell office:value-type="float" office:value="316">
            <text:p>316</text:p>
          </table:table-cell>
          <table:table-cell office:value-type="float" office:value="222">
            <text:p>222</text:p>
          </table:table-cell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21">
            <text:p>21</text:p>
          </table:table-cell>
          <table:table-cell office:value-type="float" office:value="91354">
            <text:p>91354</text:p>
          </table:table-cell>
          <table:table-cell office:value-type="float" office:value="63256">
            <text:p>63256</text:p>
          </table:table-cell>
          <table:table-cell office:value-type="float" office:value="46999">
            <text:p>46999</text:p>
          </table:table-cell>
          <table:table-cell office:value-type="float" office:value="40529">
            <text:p>40529</text:p>
          </table:table-cell>
          <table:table-cell office:value-type="float" office:value="46579">
            <text:p>46579</text:p>
          </table:table-cell>
          <table:table-cell office:value-type="float" office:value="19491">
            <text:p>19491</text:p>
          </table:table-cell>
          <table:table-cell office:value-type="float" office:value="14529">
            <text:p>14529</text:p>
          </table:table-cell>
          <table:table-cell office:value-type="float" office:value="11214">
            <text:p>11214</text:p>
          </table:table-cell>
          <table:table-cell office:value-type="float" office:value="10186">
            <text:p>10186</text:p>
          </table:table-cell>
          <table:table-cell office:value-type="float" office:value="11645">
            <text:p>11645</text:p>
          </table:table-cell>
          <table:table-cell office:value-type="float" office:value="4968">
            <text:p>4968</text:p>
          </table:table-cell>
          <table:table-cell office:value-type="float" office:value="3344">
            <text:p>3344</text:p>
          </table:table-cell>
          <table:table-cell office:value-type="float" office:value="3740">
            <text:p>3740</text:p>
          </table:table-cell>
          <table:table-cell office:value-type="float" office:value="2392">
            <text:p>2392</text:p>
          </table:table-cell>
          <table:table-cell office:value-type="float" office:value="1734">
            <text:p>1734</text:p>
          </table:table-cell>
          <table:table-cell office:value-type="float" office:value="1396">
            <text:p>1396</text:p>
          </table:table-cell>
          <table:table-cell office:value-type="float" office:value="1474">
            <text:p>1474</text:p>
          </table:table-cell>
          <table:table-cell office:value-type="float" office:value="841">
            <text:p>841</text:p>
          </table:table-cell>
          <table:table-cell office:value-type="float" office:value="652">
            <text:p>652</text:p>
          </table:table-cell>
          <table:table-cell office:value-type="float" office:value="530">
            <text:p>530</text:p>
          </table:table-cell>
          <table:table-cell office:value-type="float" office:value="334">
            <text:p>334</text:p>
          </table:table-cell>
          <table:table-cell office:value-type="float" office:value="202">
            <text:p>202</text:p>
          </table:table-cell>
          <table:table-cell office:value-type="float" office:value="167">
            <text:p>167</text:p>
          </table:table-cell>
          <table:table-cell office:value-type="float" office:value="126">
            <text:p>126</text:p>
          </table:table-cell>
          <table:table-cell office:value-type="float" office:value="93">
            <text:p>93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22">
            <text:p>22</text:p>
          </table:table-cell>
          <table:table-cell office:value-type="float" office:value="52268">
            <text:p>52268</text:p>
          </table:table-cell>
          <table:table-cell office:value-type="float" office:value="35582">
            <text:p>35582</text:p>
          </table:table-cell>
          <table:table-cell office:value-type="float" office:value="25498">
            <text:p>25498</text:p>
          </table:table-cell>
          <table:table-cell office:value-type="float" office:value="22635">
            <text:p>22635</text:p>
          </table:table-cell>
          <table:table-cell office:value-type="float" office:value="27313">
            <text:p>27313</text:p>
          </table:table-cell>
          <table:table-cell office:value-type="float" office:value="11002">
            <text:p>11002</text:p>
          </table:table-cell>
          <table:table-cell office:value-type="float" office:value="7636">
            <text:p>7636</text:p>
          </table:table-cell>
          <table:table-cell office:value-type="float" office:value="5866">
            <text:p>5866</text:p>
          </table:table-cell>
          <table:table-cell office:value-type="float" office:value="5372">
            <text:p>5372</text:p>
          </table:table-cell>
          <table:table-cell office:value-type="float" office:value="6294">
            <text:p>6294</text:p>
          </table:table-cell>
          <table:table-cell office:value-type="float" office:value="2430">
            <text:p>2430</text:p>
          </table:table-cell>
          <table:table-cell office:value-type="float" office:value="1606">
            <text:p>1606</text:p>
          </table:table-cell>
          <table:table-cell office:value-type="float" office:value="1731">
            <text:p>1731</text:p>
          </table:table-cell>
          <table:table-cell office:value-type="float" office:value="1200">
            <text:p>1200</text:p>
          </table:table-cell>
          <table:table-cell office:value-type="float" office:value="837">
            <text:p>837</text:p>
          </table:table-cell>
          <table:table-cell office:value-type="float" office:value="692">
            <text:p>692</text:p>
          </table:table-cell>
          <table:table-cell office:value-type="float" office:value="749">
            <text:p>749</text:p>
          </table:table-cell>
          <table:table-cell office:value-type="float" office:value="360">
            <text:p>360</text:p>
          </table:table-cell>
          <table:table-cell office:value-type="float" office:value="288">
            <text:p>288</text:p>
          </table:table-cell>
          <table:table-cell office:value-type="float" office:value="240">
            <text:p>240</text:p>
          </table:table-cell>
          <table:table-cell office:value-type="float" office:value="196">
            <text:p>196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23">
            <text:p>23</text:p>
          </table:table-cell>
          <table:table-cell office:value-type="float" office:value="28948">
            <text:p>28948</text:p>
          </table:table-cell>
          <table:table-cell office:value-type="float" office:value="19304">
            <text:p>19304</text:p>
          </table:table-cell>
          <table:table-cell office:value-type="float" office:value="13186">
            <text:p>13186</text:p>
          </table:table-cell>
          <table:table-cell office:value-type="float" office:value="11891">
            <text:p>11891</text:p>
          </table:table-cell>
          <table:table-cell office:value-type="float" office:value="15121">
            <text:p>15121</text:p>
          </table:table-cell>
          <table:table-cell office:value-type="float" office:value="5502">
            <text:p>5502</text:p>
          </table:table-cell>
          <table:table-cell office:value-type="float" office:value="3686">
            <text:p>3686</text:p>
          </table:table-cell>
          <table:table-cell office:value-type="float" office:value="3014">
            <text:p>3014</text:p>
          </table:table-cell>
          <table:table-cell office:value-type="float" office:value="2760">
            <text:p>2760</text:p>
          </table:table-cell>
          <table:table-cell office:value-type="float" office:value="3302">
            <text:p>3302</text:p>
          </table:table-cell>
          <table:table-cell office:value-type="float" office:value="1212">
            <text:p>1212</text:p>
          </table:table-cell>
          <table:table-cell office:value-type="float" office:value="767">
            <text:p>767</text:p>
          </table:table-cell>
          <table:table-cell office:value-type="float" office:value="881">
            <text:p>881</text:p>
          </table:table-cell>
          <table:table-cell office:value-type="float" office:value="577">
            <text:p>577</text:p>
          </table:table-cell>
          <table:table-cell office:value-type="float" office:value="406">
            <text:p>406</text:p>
          </table:table-cell>
          <table:table-cell office:value-type="float" office:value="270">
            <text:p>270</text:p>
          </table:table-cell>
          <table:table-cell office:value-type="float" office:value="348">
            <text:p>348</text:p>
          </table:table-cell>
          <table:table-cell office:value-type="float" office:value="190">
            <text:p>190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24">
            <text:p>24</text:p>
          </table:table-cell>
          <table:table-cell office:value-type="float" office:value="14840">
            <text:p>14840</text:p>
          </table:table-cell>
          <table:table-cell office:value-type="float" office:value="9872">
            <text:p>9872</text:p>
          </table:table-cell>
          <table:table-cell office:value-type="float" office:value="6331">
            <text:p>6331</text:p>
          </table:table-cell>
          <table:table-cell office:value-type="float" office:value="6069">
            <text:p>6069</text:p>
          </table:table-cell>
          <table:table-cell office:value-type="float" office:value="7884">
            <text:p>7884</text:p>
          </table:table-cell>
          <table:table-cell office:value-type="float" office:value="2827">
            <text:p>2827</text:p>
          </table:table-cell>
          <table:table-cell office:value-type="float" office:value="1764">
            <text:p>1764</text:p>
          </table:table-cell>
          <table:table-cell office:value-type="float" office:value="1441">
            <text:p>1441</text:p>
          </table:table-cell>
          <table:table-cell office:value-type="float" office:value="1269">
            <text:p>1269</text:p>
          </table:table-cell>
          <table:table-cell office:value-type="float" office:value="1636">
            <text:p>1636</text:p>
          </table:table-cell>
          <table:table-cell office:value-type="float" office:value="513">
            <text:p>513</text:p>
          </table:table-cell>
          <table:table-cell office:value-type="float" office:value="289">
            <text:p>289</text:p>
          </table:table-cell>
          <table:table-cell office:value-type="float" office:value="369">
            <text:p>369</text:p>
          </table:table-cell>
          <table:table-cell office:value-type="float" office:value="214">
            <text:p>214</text:p>
          </table:table-cell>
          <table:table-cell office:value-type="float" office:value="168">
            <text:p>168</text:p>
          </table:table-cell>
          <table:table-cell office:value-type="float" office:value="76">
            <text:p>76</text:p>
          </table:table-cell>
          <table:table-cell office:value-type="float" office:value="155">
            <text:p>155</text:p>
          </table:table-cell>
          <table:table-cell office:value-type="float" office:value="76">
            <text:p>76</text:p>
          </table:table-cell>
          <table:table-cell table:number-columns-repeated="2"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25">
            <text:p>25</text:p>
          </table:table-cell>
          <table:table-cell office:value-type="float" office:value="7323">
            <text:p>7323</text:p>
          </table:table-cell>
          <table:table-cell office:value-type="float" office:value="4818">
            <text:p>4818</text:p>
          </table:table-cell>
          <table:table-cell office:value-type="float" office:value="2983">
            <text:p>2983</text:p>
          </table:table-cell>
          <table:table-cell office:value-type="float" office:value="2897">
            <text:p>2897</text:p>
          </table:table-cell>
          <table:table-cell office:value-type="float" office:value="3930">
            <text:p>3930</text:p>
          </table:table-cell>
          <table:table-cell office:value-type="float" office:value="1272">
            <text:p>1272</text:p>
          </table:table-cell>
          <table:table-cell office:value-type="float" office:value="747">
            <text:p>747</text:p>
          </table:table-cell>
          <table:table-cell office:value-type="float" office:value="622">
            <text:p>622</text:p>
          </table:table-cell>
          <table:table-cell office:value-type="float" office:value="525">
            <text:p>525</text:p>
          </table:table-cell>
          <table:table-cell office:value-type="float" office:value="747">
            <text:p>747</text:p>
          </table:table-cell>
          <table:table-cell office:value-type="float" office:value="203">
            <text:p>203</text:p>
          </table:table-cell>
          <table:table-cell office:value-type="float" office:value="106">
            <text:p>106</text:p>
          </table:table-cell>
          <table:table-cell office:value-type="float" office:value="142">
            <text:p>142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26">
            <text:p>26</text:p>
          </table:table-cell>
          <table:table-cell office:value-type="float" office:value="3275">
            <text:p>3275</text:p>
          </table:table-cell>
          <table:table-cell office:value-type="float" office:value="2126">
            <text:p>2126</text:p>
          </table:table-cell>
          <table:table-cell office:value-type="float" office:value="1201">
            <text:p>1201</text:p>
          </table:table-cell>
          <table:table-cell office:value-type="float" office:value="1196">
            <text:p>1196</text:p>
          </table:table-cell>
          <table:table-cell office:value-type="float" office:value="1912">
            <text:p>1912</text:p>
          </table:table-cell>
          <table:table-cell office:value-type="float" office:value="538">
            <text:p>538</text:p>
          </table:table-cell>
          <table:table-cell office:value-type="float" office:value="280">
            <text:p>280</text:p>
          </table:table-cell>
          <table:table-cell office:value-type="float" office:value="253">
            <text:p>253</text:p>
          </table:table-cell>
          <table:table-cell office:value-type="float" office:value="207">
            <text:p>207</text:p>
          </table:table-cell>
          <table:table-cell office:value-type="float" office:value="330">
            <text:p>330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number-columns-repeated="2"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27">
            <text:p>27</text:p>
          </table:table-cell>
          <table:table-cell office:value-type="float" office:value="1447">
            <text:p>1447</text:p>
          </table:table-cell>
          <table:table-cell office:value-type="float" office:value="945">
            <text:p>945</text:p>
          </table:table-cell>
          <table:table-cell office:value-type="float" office:value="464">
            <text:p>464</text:p>
          </table:table-cell>
          <table:table-cell office:value-type="float" office:value="549">
            <text:p>549</text:p>
          </table:table-cell>
          <table:table-cell office:value-type="float" office:value="836">
            <text:p>836</text:p>
          </table:table-cell>
          <table:table-cell office:value-type="float" office:value="203">
            <text:p>203</text:p>
          </table:table-cell>
          <table:table-cell office:value-type="float" office:value="108">
            <text:p>108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140">
            <text:p>140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/>
          </table:table-cell>
          <table:table-cell office:value-type="float" office:value="2">
            <text:p>2</text:p>
          </table:table-cell>
          <table:table-cell table:number-columns-repeated="18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28">
            <text:p>28</text:p>
          </table:table-cell>
          <table:table-cell office:value-type="float" office:value="624">
            <text:p>624</text:p>
          </table:table-cell>
          <table:table-cell office:value-type="float" office:value="322">
            <text:p>322</text:p>
          </table:table-cell>
          <table:table-cell office:value-type="float" office:value="164">
            <text:p>164</text:p>
          </table:table-cell>
          <table:table-cell office:value-type="float" office:value="196">
            <text:p>196</text:p>
          </table:table-cell>
          <table:table-cell office:value-type="float" office:value="327">
            <text:p>327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/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29">
            <text:p>29</text:p>
          </table:table-cell>
          <table:table-cell office:value-type="float" office:value="227">
            <text:p>227</text:p>
          </table:table-cell>
          <table:table-cell office:value-type="float" office:value="137">
            <text:p>137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/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9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/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34">
            <text:p>34</text:p>
          </table:table-cell>
          <table:table-cell table:number-columns-repeated="39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35">
            <text:p>35</text:p>
          </table:table-cell>
          <table:table-cell table:number-columns-repeated="4" office:value-type="float" office:value="0">
            <text:p/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36">
            <text:p>36</text:p>
          </table:table-cell>
          <table:table-cell table:number-columns-repeated="39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37">
            <text:p>37</text:p>
          </table:table-cell>
          <table:table-cell table:number-columns-repeated="39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38">
            <text:p>38</text:p>
          </table:table-cell>
          <table:table-cell table:number-columns-repeated="39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office:value-type="float" office:value="39">
            <text:p>39</text:p>
          </table:table-cell>
          <table:table-cell table:number-columns-repeated="39" office:value-type="float" office:value="0">
            <text:p/>
          </table:table-cell>
          <table:table-cell table:number-columns-repeated="216"/>
        </table:table-row>
        <table:table-row table:style-name="ro1" table:visibility="collapse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10000">
            <text:p>10000</text:p>
          </table:table-cell>
          <table:table-cell table:formula="oooc:=[.B1]" office:value-type="float" office:value="1">
            <text:p>1</text:p>
          </table:table-cell>
          <table:table-cell table:formula="oooc:=[.C1]" office:value-type="float" office:value="2">
            <text:p>2</text:p>
          </table:table-cell>
          <table:table-cell table:formula="oooc:=[.D1]" office:value-type="float" office:value="4">
            <text:p>4</text:p>
          </table:table-cell>
          <table:table-cell table:formula="oooc:=[.E1]" office:value-type="float" office:value="3">
            <text:p>3</text:p>
          </table:table-cell>
          <table:table-cell table:formula="oooc:=[.F1]" office:value-type="float" office:value="0">
            <text:p/>
          </table:table-cell>
          <table:table-cell table:formula="oooc:=[.G1]" office:value-type="float" office:value="4">
            <text:p>4</text:p>
          </table:table-cell>
          <table:table-cell table:formula="oooc:=[.H1]" office:value-type="float" office:value="6">
            <text:p>6</text:p>
          </table:table-cell>
          <table:table-cell table:formula="oooc:=[.I1]" office:value-type="float" office:value="5">
            <text:p>5</text:p>
          </table:table-cell>
          <table:table-cell table:formula="oooc:=[.J1]" office:value-type="float" office:value="6">
            <text:p>6</text:p>
          </table:table-cell>
          <table:table-cell table:formula="oooc:=[.K1]" office:value-type="float" office:value="3">
            <text:p>3</text:p>
          </table:table-cell>
          <table:table-cell table:formula="oooc:=[.L1]" office:value-type="float" office:value="7">
            <text:p>7</text:p>
          </table:table-cell>
          <table:table-cell table:formula="oooc:=[.M1]" office:value-type="float" office:value="7">
            <text:p>7</text:p>
          </table:table-cell>
          <table:table-cell table:formula="oooc:=[.N1]" office:value-type="float" office:value="6">
            <text:p>6</text:p>
          </table:table-cell>
          <table:table-cell table:formula="oooc:=[.O1]" office:value-type="float" office:value="7">
            <text:p>7</text:p>
          </table:table-cell>
          <table:table-cell table:formula="oooc:=[.P1]" office:value-type="float" office:value="8">
            <text:p>8</text:p>
          </table:table-cell>
          <table:table-cell table:formula="oooc:=[.Q1]" office:value-type="float" office:value="9">
            <text:p>9</text:p>
          </table:table-cell>
          <table:table-cell table:formula="oooc:=[.R1]" office:value-type="float" office:value="6">
            <text:p>6</text:p>
          </table:table-cell>
          <table:table-cell table:formula="oooc:=[.S1]" office:value-type="float" office:value="8">
            <text:p>8</text:p>
          </table:table-cell>
          <table:table-cell table:formula="oooc:=[.T1]" office:value-type="float" office:value="9">
            <text:p>9</text:p>
          </table:table-cell>
          <table:table-cell table:formula="oooc:=[.U1]" office:value-type="float" office:value="9">
            <text:p>9</text:p>
          </table:table-cell>
          <table:table-cell table:formula="oooc:=[.V1]" office:value-type="float" office:value="9">
            <text:p>9</text:p>
          </table:table-cell>
          <table:table-cell table:formula="oooc:=[.W1]" office:value-type="float" office:value="9">
            <text:p>9</text:p>
          </table:table-cell>
          <table:table-cell table:formula="oooc:=[.X1]" office:value-type="float" office:value="10">
            <text:p>10</text:p>
          </table:table-cell>
          <table:table-cell table:formula="oooc:=[.Y1]" office:value-type="float" office:value="11">
            <text:p>11</text:p>
          </table:table-cell>
          <table:table-cell table:formula="oooc:=[.Z1]" office:value-type="float" office:value="11">
            <text:p>11</text:p>
          </table:table-cell>
          <table:table-cell table:formula="oooc:=[.AA1]" office:value-type="float" office:value="11">
            <text:p>11</text:p>
          </table:table-cell>
          <table:table-cell table:formula="oooc:=[.AB1]" office:value-type="float" office:value="11">
            <text:p>11</text:p>
          </table:table-cell>
          <table:table-cell table:formula="oooc:=[.AC1]" office:value-type="float" office:value="12">
            <text:p>12</text:p>
          </table:table-cell>
          <table:table-cell table:formula="oooc:=[.AD1]" office:value-type="float" office:value="12">
            <text:p>12</text:p>
          </table:table-cell>
          <table:table-cell table:formula="oooc:=[.AE1]" office:value-type="float" office:value="13">
            <text:p>13</text:p>
          </table:table-cell>
          <table:table-cell table:formula="oooc:=[.AF1]" office:value-type="float" office:value="13">
            <text:p>13</text:p>
          </table:table-cell>
          <table:table-cell table:formula="oooc:=[.AG1]" office:value-type="float" office:value="14">
            <text:p>14</text:p>
          </table:table-cell>
          <table:table-cell table:formula="oooc:=[.AH1]" office:value-type="float" office:value="13">
            <text:p>13</text:p>
          </table:table-cell>
          <table:table-cell table:formula="oooc:=[.AI1]" office:value-type="float" office:value="13">
            <text:p>13</text:p>
          </table:table-cell>
          <table:table-cell table:formula="oooc:=[.AJ1]" office:value-type="float" office:value="14">
            <text:p>14</text:p>
          </table:table-cell>
          <table:table-cell table:formula="oooc:=[.AK1]" office:value-type="float" office:value="16">
            <text:p>16</text:p>
          </table:table-cell>
          <table:table-cell table:formula="oooc:=[.AL1]" office:value-type="float" office:value="16">
            <text:p>16</text:p>
          </table:table-cell>
          <table:table-cell table:formula="oooc:=[.AM1]" office:value-type="float" office:value="18">
            <text:p>18</text:p>
          </table:table-cell>
          <table:table-cell table:formula="oooc:=[.AN1]" office:value-type="float" office:value="20">
            <text:p>20</text:p>
          </table:table-cell>
          <table:table-cell table:number-columns-repeated="216"/>
        </table:table-row>
        <table:table-row table:style-name="ro1">
          <table:table-cell office:value-type="float" office:value="10000">
            <text:p>10000</text:p>
          </table:table-cell>
          <table:table-cell table:formula="oooc:=[.B2]" office:value-type="float" office:value="1">
            <text:p>1</text:p>
          </table:table-cell>
          <table:table-cell table:formula="oooc:=[.C2]" office:value-type="float" office:value="2">
            <text:p>2</text:p>
          </table:table-cell>
          <table:table-cell table:formula="oooc:=[.D2]" office:value-type="float" office:value="3">
            <text:p>3</text:p>
          </table:table-cell>
          <table:table-cell table:formula="oooc:=[.E2]" office:value-type="float" office:value="4">
            <text:p>4</text:p>
          </table:table-cell>
          <table:table-cell table:formula="oooc:=[.F2]" office:value-type="float" office:value="5">
            <text:p>5</text:p>
          </table:table-cell>
          <table:table-cell table:formula="oooc:=[.G2]" office:value-type="float" office:value="6">
            <text:p>6</text:p>
          </table:table-cell>
          <table:table-cell table:formula="oooc:=[.H2]" office:value-type="float" office:value="7">
            <text:p>7</text:p>
          </table:table-cell>
          <table:table-cell table:formula="oooc:=[.I2]" office:value-type="float" office:value="8">
            <text:p>8</text:p>
          </table:table-cell>
          <table:table-cell table:formula="oooc:=[.J2]" office:value-type="float" office:value="9">
            <text:p>9</text:p>
          </table:table-cell>
          <table:table-cell table:formula="oooc:=[.K2]" office:value-type="float" office:value="10">
            <text:p>10</text:p>
          </table:table-cell>
          <table:table-cell table:formula="oooc:=[.L2]" office:value-type="float" office:value="11">
            <text:p>11</text:p>
          </table:table-cell>
          <table:table-cell table:formula="oooc:=[.M2]" office:value-type="float" office:value="12">
            <text:p>12</text:p>
          </table:table-cell>
          <table:table-cell table:formula="oooc:=[.N2]" office:value-type="float" office:value="13">
            <text:p>13</text:p>
          </table:table-cell>
          <table:table-cell table:formula="oooc:=[.O2]" office:value-type="float" office:value="14">
            <text:p>14</text:p>
          </table:table-cell>
          <table:table-cell table:formula="oooc:=[.P2]" office:value-type="float" office:value="15">
            <text:p>15</text:p>
          </table:table-cell>
          <table:table-cell table:formula="oooc:=[.Q2]" office:value-type="float" office:value="16">
            <text:p>16</text:p>
          </table:table-cell>
          <table:table-cell table:formula="oooc:=[.R2]" office:value-type="float" office:value="17">
            <text:p>17</text:p>
          </table:table-cell>
          <table:table-cell table:formula="oooc:=[.S2]" office:value-type="float" office:value="18">
            <text:p>18</text:p>
          </table:table-cell>
          <table:table-cell table:formula="oooc:=[.T2]" office:value-type="float" office:value="19">
            <text:p>19</text:p>
          </table:table-cell>
          <table:table-cell table:formula="oooc:=[.U2]" office:value-type="float" office:value="20">
            <text:p>20</text:p>
          </table:table-cell>
          <table:table-cell table:formula="oooc:=[.V2]" office:value-type="float" office:value="21">
            <text:p>21</text:p>
          </table:table-cell>
          <table:table-cell table:formula="oooc:=[.W2]" office:value-type="float" office:value="22">
            <text:p>22</text:p>
          </table:table-cell>
          <table:table-cell table:formula="oooc:=[.X2]" office:value-type="float" office:value="23">
            <text:p>23</text:p>
          </table:table-cell>
          <table:table-cell table:formula="oooc:=[.Y2]" office:value-type="float" office:value="24">
            <text:p>24</text:p>
          </table:table-cell>
          <table:table-cell table:formula="oooc:=[.Z2]" office:value-type="float" office:value="25">
            <text:p>25</text:p>
          </table:table-cell>
          <table:table-cell table:formula="oooc:=[.AA2]" office:value-type="float" office:value="26">
            <text:p>26</text:p>
          </table:table-cell>
          <table:table-cell table:formula="oooc:=[.AB2]" office:value-type="float" office:value="27">
            <text:p>27</text:p>
          </table:table-cell>
          <table:table-cell table:formula="oooc:=[.AC2]" office:value-type="float" office:value="28">
            <text:p>28</text:p>
          </table:table-cell>
          <table:table-cell table:formula="oooc:=[.AD2]" office:value-type="float" office:value="29">
            <text:p>29</text:p>
          </table:table-cell>
          <table:table-cell table:formula="oooc:=[.AE2]" office:value-type="float" office:value="30">
            <text:p>30</text:p>
          </table:table-cell>
          <table:table-cell table:formula="oooc:=[.AF2]" office:value-type="float" office:value="31">
            <text:p>31</text:p>
          </table:table-cell>
          <table:table-cell table:formula="oooc:=[.AG2]" office:value-type="float" office:value="32">
            <text:p>32</text:p>
          </table:table-cell>
          <table:table-cell table:formula="oooc:=[.AH2]" office:value-type="float" office:value="33">
            <text:p>33</text:p>
          </table:table-cell>
          <table:table-cell table:formula="oooc:=[.AI2]" office:value-type="float" office:value="34">
            <text:p>34</text:p>
          </table:table-cell>
          <table:table-cell table:formula="oooc:=[.AJ2]" office:value-type="float" office:value="35">
            <text:p>35</text:p>
          </table:table-cell>
          <table:table-cell table:formula="oooc:=[.AK2]" office:value-type="float" office:value="36">
            <text:p>36</text:p>
          </table:table-cell>
          <table:table-cell table:formula="oooc:=[.AL2]" office:value-type="float" office:value="37">
            <text:p>37</text:p>
          </table:table-cell>
          <table:table-cell table:formula="oooc:=[.AM2]" office:value-type="float" office:value="38">
            <text:p>38</text:p>
          </table:table-cell>
          <table:table-cell table:formula="oooc:=[.AN2]" office:value-type="float" office:value="38">
            <text:p>38</text:p>
          </table:table-cell>
          <table:table-cell table:number-columns-repeated="216"/>
        </table:table-row>
        <table:table-row table:style-name="ro1">
          <table:table-cell office:value-type="float" office:value="100">
            <text:p>100</text:p>
          </table:table-cell>
          <table:table-cell table:formula="oooc:=[.B3]/[.$A$48]" office:value-type="float" office:value="2155.2832">
            <text:p>2155</text:p>
          </table:table-cell>
          <table:table-cell table:formula="oooc:=[.C3]/[.$A$48]" office:value-type="float" office:value="1551.5585">
            <text:p>1552</text:p>
          </table:table-cell>
          <table:table-cell table:formula="oooc:=[.D3]/[.$A$48]" office:value-type="float" office:value="1292.8755">
            <text:p>1293</text:p>
          </table:table-cell>
          <table:table-cell table:formula="oooc:=[.E3]/[.$A$48]" office:value-type="float" office:value="1057.8833">
            <text:p>1058</text:p>
          </table:table-cell>
          <table:table-cell table:formula="oooc:=[.F3]/[.$A$48]" office:value-type="float" office:value="1053.7327">
            <text:p>1054</text:p>
          </table:table-cell>
          <table:table-cell table:formula="oooc:=[.G3]/[.$A$48]" office:value-type="float" office:value="564.2393">
            <text:p>564</text:p>
          </table:table-cell>
          <table:table-cell table:formula="oooc:=[.H3]/[.$A$48]" office:value-type="float" office:value="470.3538">
            <text:p>470</text:p>
          </table:table-cell>
          <table:table-cell table:formula="oooc:=[.I3]/[.$A$48]" office:value-type="float" office:value="344.4723">
            <text:p>344</text:p>
          </table:table-cell>
          <table:table-cell table:formula="oooc:=[.J3]/[.$A$48]" office:value-type="float" office:value="317.5529">
            <text:p>318</text:p>
          </table:table-cell>
          <table:table-cell table:formula="oooc:=[.K3]/[.$A$48]" office:value-type="float" office:value="298.9863">
            <text:p>299</text:p>
          </table:table-cell>
          <table:table-cell table:formula="oooc:=[.L3]/[.$A$48]" office:value-type="float" office:value="188.1395">
            <text:p>188</text:p>
          </table:table-cell>
          <table:table-cell table:formula="oooc:=[.M3]/[.$A$48]" office:value-type="float" office:value="132.6409">
            <text:p>133</text:p>
          </table:table-cell>
          <table:table-cell table:formula="oooc:=[.N3]/[.$A$48]" office:value-type="float" office:value="124.4573">
            <text:p>124</text:p>
          </table:table-cell>
          <table:table-cell table:formula="oooc:=[.O3]/[.$A$48]" office:value-type="float" office:value="89.7259">
            <text:p>90</text:p>
          </table:table-cell>
          <table:table-cell table:formula="oooc:=[.P3]/[.$A$48]" office:value-type="float" office:value="70.5209">
            <text:p>71</text:p>
          </table:table-cell>
          <table:table-cell table:formula="oooc:=[.Q3]/[.$A$48]" office:value-type="float" office:value="65.272">
            <text:p>65</text:p>
          </table:table-cell>
          <table:table-cell table:formula="oooc:=[.R3]/[.$A$48]" office:value-type="float" office:value="51.2008">
            <text:p>51</text:p>
          </table:table-cell>
          <table:table-cell table:formula="oooc:=[.S3]/[.$A$48]" office:value-type="float" office:value="39.1452">
            <text:p>39</text:p>
          </table:table-cell>
          <table:table-cell table:formula="oooc:=[.T3]/[.$A$48]" office:value-type="float" office:value="36.2515">
            <text:p>36</text:p>
          </table:table-cell>
          <table:table-cell table:formula="oooc:=[.U3]/[.$A$48]" office:value-type="float" office:value="26.571">
            <text:p>27</text:p>
          </table:table-cell>
          <table:table-cell table:formula="oooc:=[.V3]/[.$A$48]" office:value-type="float" office:value="19.1735">
            <text:p>19</text:p>
          </table:table-cell>
          <table:table-cell table:formula="oooc:=[.W3]/[.$A$48]" office:value-type="float" office:value="11.7779">
            <text:p>12</text:p>
          </table:table-cell>
          <table:table-cell table:formula="oooc:=[.X3]/[.$A$48]" office:value-type="float" office:value="10.9114">
            <text:p>11</text:p>
          </table:table-cell>
          <table:table-cell table:formula="oooc:=[.Y3]/[.$A$48]" office:value-type="float" office:value="10.8046">
            <text:p>11</text:p>
          </table:table-cell>
          <table:table-cell table:formula="oooc:=[.Z3]/[.$A$48]" office:value-type="float" office:value="7.1998">
            <text:p>7</text:p>
          </table:table-cell>
          <table:table-cell table:formula="oooc:=[.AA3]/[.$A$48]" office:value-type="float" office:value="4.5465">
            <text:p>5</text:p>
          </table:table-cell>
          <table:table-cell table:formula="oooc:=[.AB3]/[.$A$48]" office:value-type="float" office:value="1.7694">
            <text:p>2</text:p>
          </table:table-cell>
          <table:table-cell table:formula="oooc:=[.AC3]/[.$A$48]" office:value-type="float" office:value="1.007">
            <text:p>1</text:p>
          </table:table-cell>
          <table:table-cell table:formula="oooc:=[.AD3]/[.$A$48]" office:value-type="float" office:value="0.8236">
            <text:p>1</text:p>
          </table:table-cell>
          <table:table-cell table:formula="oooc:=[.AE3]/[.$A$48]" office:value-type="float" office:value="0.5502">
            <text:p>1</text:p>
          </table:table-cell>
          <table:table-cell table:formula="oooc:=[.AF3]/[.$A$48]" office:value-type="float" office:value="0.3138">
            <text:p/>
          </table:table-cell>
          <table:table-cell table:formula="oooc:=[.AG3]/[.$A$48]" office:value-type="float" office:value="0.1103">
            <text:p/>
          </table:table-cell>
          <table:table-cell table:formula="oooc:=[.AH3]/[.$A$48]" office:value-type="float" office:value="0.0928">
            <text:p/>
          </table:table-cell>
          <table:table-cell table:formula="oooc:=[.AI3]/[.$A$48]" office:value-type="float" office:value="0.0391">
            <text:p/>
          </table:table-cell>
          <table:table-cell table:formula="oooc:=[.AJ3]/[.$A$48]" office:value-type="float" office:value="0.014">
            <text:p/>
          </table:table-cell>
          <table:table-cell table:formula="oooc:=[.AK3]/[.$A$48]" office:value-type="float" office:value="0.0024">
            <text:p/>
          </table:table-cell>
          <table:table-cell table:formula="oooc:=[.AL3]/[.$A$48]" office:value-type="float" office:value="0.0009">
            <text:p/>
          </table:table-cell>
          <table:table-cell table:formula="oooc:=[.AM3]/[.$A$48]" office:value-type="float" office:value="0">
            <text:p/>
          </table:table-cell>
          <table:table-cell table:formula="oooc:=[.AN3]/[.$A$48]" office:value-type="float" office:value="0">
            <text:p/>
          </table:table-cell>
          <table:table-cell table:number-columns-repeated="216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3" table:formula="oooc:=[.B4]" office:value-type="string" office:string-value="4-4-3-2">
            <text:p>4-4-3-2</text:p>
          </table:table-cell>
          <table:table-cell table:style-name="ce3" table:formula="oooc:=[.C4]" office:value-type="string" office:string-value="5-3-3-2">
            <text:p>5-3-3-2</text:p>
          </table:table-cell>
          <table:table-cell table:style-name="ce3" table:formula="oooc:=[.D4]" office:value-type="string" office:string-value="5-4-3-1">
            <text:p>5-4-3-1</text:p>
          </table:table-cell>
          <table:table-cell table:style-name="ce3" table:formula="oooc:=[.E4]" office:value-type="string" office:string-value="5-4-2-2">
            <text:p>5-4-2-2</text:p>
          </table:table-cell>
          <table:table-cell table:style-name="ce3" table:formula="oooc:=[.F4]" office:value-type="string" office:string-value="4-3-3-3">
            <text:p>4-3-3-3</text:p>
          </table:table-cell>
          <table:table-cell table:style-name="ce3" table:formula="oooc:=[.G4]" office:value-type="string" office:string-value="6-3-2-2">
            <text:p>6-3-2-2</text:p>
          </table:table-cell>
          <table:table-cell table:style-name="ce3" table:formula="oooc:=[.H4]" office:value-type="string" office:string-value="6-4-2-1">
            <text:p>6-4-2-1</text:p>
          </table:table-cell>
          <table:table-cell table:style-name="ce3" table:formula="oooc:=[.I4]" office:value-type="string" office:string-value="6-3-3-1">
            <text:p>6-3-3-1</text:p>
          </table:table-cell>
          <table:table-cell table:style-name="ce3" table:formula="oooc:=[.J4]" office:value-type="string" office:string-value="5-5-2-1">
            <text:p>5-5-2-1</text:p>
          </table:table-cell>
          <table:table-cell table:style-name="ce3" table:formula="oooc:=[.K4]" office:value-type="string" office:string-value="4-4-4-1">
            <text:p>4-4-4-1</text:p>
          </table:table-cell>
          <table:table-cell table:style-name="ce3" table:formula="oooc:=[.L4]" office:value-type="string" office:string-value="7-3-2-1">
            <text:p>7-3-2-1</text:p>
          </table:table-cell>
          <table:table-cell table:style-name="ce3" table:formula="oooc:=[.M4]" office:value-type="string" office:string-value="6-4-3-0">
            <text:p>6-4-3-0</text:p>
          </table:table-cell>
          <table:table-cell table:style-name="ce3" table:formula="oooc:=[.N4]" office:value-type="string" office:string-value="5-4-4-0">
            <text:p>5-4-4-0</text:p>
          </table:table-cell>
          <table:table-cell table:style-name="ce3" table:formula="oooc:=[.O4]" office:value-type="string" office:string-value="5-5-3-0">
            <text:p>5-5-3-0</text:p>
          </table:table-cell>
          <table:table-cell table:style-name="ce3" table:formula="oooc:=[.P4]" office:value-type="string" office:string-value="6-5-1-1">
            <text:p>6-5-1-1</text:p>
          </table:table-cell>
          <table:table-cell table:style-name="ce3" table:formula="oooc:=[.Q4]" office:value-type="string" office:string-value="6-5-2-0">
            <text:p>6-5-2-0</text:p>
          </table:table-cell>
          <table:table-cell table:style-name="ce3" table:formula="oooc:=[.R4]" office:value-type="string" office:string-value="7-2-2-2">
            <text:p>7-2-2-2</text:p>
          </table:table-cell>
          <table:table-cell table:style-name="ce3" table:formula="oooc:=[.S4]" office:value-type="string" office:string-value="7-4-1-1">
            <text:p>7-4-1-1</text:p>
          </table:table-cell>
          <table:table-cell table:style-name="ce3" table:formula="oooc:=[.T4]" office:value-type="string" office:string-value="7-4-2-0">
            <text:p>7-4-2-0</text:p>
          </table:table-cell>
          <table:table-cell table:style-name="ce3" table:formula="oooc:=[.U4]" office:value-type="string" office:string-value="7-3-3-0">
            <text:p>7-3-3-0</text:p>
          </table:table-cell>
          <table:table-cell table:style-name="ce3" table:formula="oooc:=[.V4]" office:value-type="string" office:string-value="8-2-2-1">
            <text:p>8-2-2-1</text:p>
          </table:table-cell>
          <table:table-cell table:style-name="ce3" table:formula="oooc:=[.W4]" office:value-type="string" office:string-value="8-3-1-1">
            <text:p>8-3-1-1</text:p>
          </table:table-cell>
          <table:table-cell table:style-name="ce3" table:formula="oooc:=[.X4]" office:value-type="string" office:string-value="8-3-2-0">
            <text:p>8-3-2-0</text:p>
          </table:table-cell>
          <table:table-cell table:style-name="ce3" table:formula="oooc:=[.Y4]" office:value-type="string" office:string-value="7-5-1-0">
            <text:p>7-5-1-0</text:p>
          </table:table-cell>
          <table:table-cell table:style-name="ce3" table:formula="oooc:=[.Z4]" office:value-type="string" office:string-value="6-6-1-0">
            <text:p>6-6-1-0</text:p>
          </table:table-cell>
          <table:table-cell table:style-name="ce3" table:formula="oooc:=[.AA4]" office:value-type="string" office:string-value="8-4-1-0">
            <text:p>8-4-1-0</text:p>
          </table:table-cell>
          <table:table-cell table:style-name="ce3" table:formula="oooc:=[.AB4]" office:value-type="string" office:string-value="9-2-1-1">
            <text:p>9-2-1-1</text:p>
          </table:table-cell>
          <table:table-cell table:style-name="ce3" table:formula="oooc:=[.AC4]" office:value-type="string" office:string-value="9-3-1-0">
            <text:p>9-3-1-0</text:p>
          </table:table-cell>
          <table:table-cell table:style-name="ce3" table:formula="oooc:=[.AD4]" office:value-type="string" office:string-value="9-2-2-0">
            <text:p>9-2-2-0</text:p>
          </table:table-cell>
          <table:table-cell table:style-name="ce3" table:formula="oooc:=[.AE4]" office:value-type="string" office:string-value="7-6-0-0">
            <text:p>7-6-0-0</text:p>
          </table:table-cell>
          <table:table-cell table:style-name="ce3" table:formula="oooc:=[.AF4]" office:value-type="string" office:string-value="8-5-0-0">
            <text:p>8-5-0-0</text:p>
          </table:table-cell>
          <table:table-cell table:style-name="ce3" table:formula="oooc:=[.AG4]" office:value-type="string" office:string-value="10-2-1-0">
            <text:p>10-2-1-0</text:p>
          </table:table-cell>
          <table:table-cell table:style-name="ce3" table:formula="oooc:=[.AH4]" office:value-type="string" office:string-value="9-4-0-0">
            <text:p>9-4-0-0</text:p>
          </table:table-cell>
          <table:table-cell table:style-name="ce3" table:formula="oooc:=[.AI4]" office:value-type="string" office:string-value="10-1-1-1">
            <text:p>10-1-1-1</text:p>
          </table:table-cell>
          <table:table-cell table:style-name="ce3" table:formula="oooc:=[.AJ4]" office:value-type="string" office:string-value="10-3-0-0">
            <text:p>10-3-0-0</text:p>
          </table:table-cell>
          <table:table-cell table:style-name="ce3" table:formula="oooc:=[.AK4]" office:value-type="string" office:string-value="11-1-1-0">
            <text:p>11-1-1-0</text:p>
          </table:table-cell>
          <table:table-cell table:style-name="ce3" table:formula="oooc:=[.AL4]" office:value-type="string" office:string-value="11-2-0-0">
            <text:p>11-2-0-0</text:p>
          </table:table-cell>
          <table:table-cell table:style-name="ce3" table:formula="oooc:=[.AM4]" office:value-type="string" office:string-value="12-1-0-0">
            <text:p>12-1-0-0</text:p>
          </table:table-cell>
          <table:table-cell table:style-name="ce3" table:formula="oooc:=[.AN4]" office:value-type="string" office:string-value="13-0-0-0">
            <text:p>13-0-0-0</text:p>
          </table:table-cell>
          <table:table-cell table:style-name="ce3" table:number-columns-repeated="216"/>
        </table:table-row>
        <table:table-row table:style-name="ro1">
          <table:table-cell office:value-type="float" office:value="0">
            <text:p/>
          </table:table-cell>
          <table:table-cell table:style-name="ce4" table:formula="oooc:=IF([.B5]&gt;[.$A$47];ROUND([.B5]/[.$A$48]);IF([.B5]&gt;[.$A$49];CONCATENATE(&quot;.&quot;;ROUND([.B5]/[.$A$50]));IF([.B5]&gt;0;CONCATENATE(&quot;..&quot;;[.B5]);&quot;&quot;)))" office:value-type="float" office:value="9">
            <text:p>9</text:p>
          </table:table-cell>
          <table:table-cell table:style-name="ce4" table:formula="oooc:=IF([.C5]&gt;[.$A$47];ROUND([.C5]/[.$A$48]);IF([.C5]&gt;[.$A$49];CONCATENATE(&quot;.&quot;;ROUND([.C5]/[.$A$50]));IF([.C5]&gt;0;CONCATENATE(&quot;..&quot;;[.C5]);&quot;&quot;)))" office:value-type="float" office:value="6">
            <text:p>6</text:p>
          </table:table-cell>
          <table:table-cell table:style-name="ce4" table:formula="oooc:=IF([.D5]&gt;[.$A$47];ROUND([.D5]/[.$A$48]);IF([.D5]&gt;[.$A$49];CONCATENATE(&quot;.&quot;;ROUND([.D5]/[.$A$50]));IF([.D5]&gt;0;CONCATENATE(&quot;..&quot;;[.D5]);&quot;&quot;)))" office:value-type="float" office:value="5">
            <text:p>5</text:p>
          </table:table-cell>
          <table:table-cell table:style-name="ce4" table:formula="oooc:=IF([.E5]&gt;[.$A$47];ROUND([.E5]/[.$A$48]);IF([.E5]&gt;[.$A$49];CONCATENATE(&quot;.&quot;;ROUND([.E5]/[.$A$50]));IF([.E5]&gt;0;CONCATENATE(&quot;..&quot;;[.E5]);&quot;&quot;)))" office:value-type="float" office:value="4">
            <text:p>4</text:p>
          </table:table-cell>
          <table:table-cell table:style-name="ce4" table:formula="oooc:=IF([.F5]&gt;[.$A$47];ROUND([.F5]/[.$A$48]);IF([.F5]&gt;[.$A$49];CONCATENATE(&quot;.&quot;;ROUND([.F5]/[.$A$50]));IF([.F5]&gt;0;CONCATENATE(&quot;..&quot;;[.F5]);&quot;&quot;)))" office:value-type="float" office:value="5">
            <text:p>5</text:p>
          </table:table-cell>
          <table:table-cell table:style-name="ce4" table:formula="oooc:=IF([.G5]&gt;[.$A$47];ROUND([.G5]/[.$A$48]);IF([.G5]&gt;[.$A$49];CONCATENATE(&quot;.&quot;;ROUND([.G5]/[.$A$50]));IF([.G5]&gt;0;CONCATENATE(&quot;..&quot;;[.G5]);&quot;&quot;)))" office:value-type="float" office:value="2">
            <text:p>2</text:p>
          </table:table-cell>
          <table:table-cell table:style-name="ce4" table:formula="oooc:=IF([.H5]&gt;[.$A$47];ROUND([.H5]/[.$A$48]);IF([.H5]&gt;[.$A$49];CONCATENATE(&quot;.&quot;;ROUND([.H5]/[.$A$50]));IF([.H5]&gt;0;CONCATENATE(&quot;..&quot;;[.H5]);&quot;&quot;)))" office:value-type="float" office:value="1">
            <text:p>1</text:p>
          </table:table-cell>
          <table:table-cell table:style-name="ce4" table:formula="oooc:=IF([.I5]&gt;[.$A$47];ROUND([.I5]/[.$A$48]);IF([.I5]&gt;[.$A$49];CONCATENATE(&quot;.&quot;;ROUND([.I5]/[.$A$50]));IF([.I5]&gt;0;CONCATENATE(&quot;..&quot;;[.I5]);&quot;&quot;)))" office:value-type="string" office:string-value=".99">
            <text:p>.99</text:p>
          </table:table-cell>
          <table:table-cell table:style-name="ce4" table:formula="oooc:=IF([.J5]&gt;[.$A$47];ROUND([.J5]/[.$A$48]);IF([.J5]&gt;[.$A$49];CONCATENATE(&quot;.&quot;;ROUND([.J5]/[.$A$50]));IF([.J5]&gt;0;CONCATENATE(&quot;..&quot;;[.J5]);&quot;&quot;)))" office:value-type="string" office:string-value=".96">
            <text:p>.96</text:p>
          </table:table-cell>
          <table:table-cell table:style-name="ce4" table:formula="oooc:=IF([.K5]&gt;[.$A$47];ROUND([.K5]/[.$A$48]);IF([.K5]&gt;[.$A$49];CONCATENATE(&quot;.&quot;;ROUND([.K5]/[.$A$50]));IF([.K5]&gt;0;CONCATENATE(&quot;..&quot;;[.K5]);&quot;&quot;)))" office:value-type="float" office:value="1">
            <text:p>1</text:p>
          </table:table-cell>
          <table:table-cell table:style-name="ce4" table:formula="oooc:=IF([.L5]&gt;[.$A$47];ROUND([.L5]/[.$A$48]);IF([.L5]&gt;[.$A$49];CONCATENATE(&quot;.&quot;;ROUND([.L5]/[.$A$50]));IF([.L5]&gt;0;CONCATENATE(&quot;..&quot;;[.L5]);&quot;&quot;)))" office:value-type="string" office:string-value=".36">
            <text:p>.36</text:p>
          </table:table-cell>
          <table:table-cell table:style-name="ce4" table:formula="oooc:=IF([.M5]&gt;[.$A$47];ROUND([.M5]/[.$A$48]);IF([.M5]&gt;[.$A$49];CONCATENATE(&quot;.&quot;;ROUND([.M5]/[.$A$50]));IF([.M5]&gt;0;CONCATENATE(&quot;..&quot;;[.M5]);&quot;&quot;)))" office:value-type="string" office:string-value=".34">
            <text:p>.34</text:p>
          </table:table-cell>
          <table:table-cell table:style-name="ce4" table:formula="oooc:=IF([.N5]&gt;[.$A$47];ROUND([.N5]/[.$A$48]);IF([.N5]&gt;[.$A$49];CONCATENATE(&quot;.&quot;;ROUND([.N5]/[.$A$50]));IF([.N5]&gt;0;CONCATENATE(&quot;..&quot;;[.N5]);&quot;&quot;)))" office:value-type="string" office:string-value=".39">
            <text:p>.39</text:p>
          </table:table-cell>
          <table:table-cell table:style-name="ce4" table:formula="oooc:=IF([.O5]&gt;[.$A$47];ROUND([.O5]/[.$A$48]);IF([.O5]&gt;[.$A$49];CONCATENATE(&quot;.&quot;;ROUND([.O5]/[.$A$50]));IF([.O5]&gt;0;CONCATENATE(&quot;..&quot;;[.O5]);&quot;&quot;)))" office:value-type="string" office:string-value=".26">
            <text:p>.26</text:p>
          </table:table-cell>
          <table:table-cell table:style-name="ce4" table:formula="oooc:=IF([.P5]&gt;[.$A$47];ROUND([.P5]/[.$A$48]);IF([.P5]&gt;[.$A$49];CONCATENATE(&quot;.&quot;;ROUND([.P5]/[.$A$50]));IF([.P5]&gt;0;CONCATENATE(&quot;..&quot;;[.P5]);&quot;&quot;)))" office:value-type="string" office:string-value=".16">
            <text:p>.16</text:p>
          </table:table-cell>
          <table:table-cell table:style-name="ce4" table:formula="oooc:=IF([.Q5]&gt;[.$A$47];ROUND([.Q5]/[.$A$48]);IF([.Q5]&gt;[.$A$49];CONCATENATE(&quot;.&quot;;ROUND([.Q5]/[.$A$50]));IF([.Q5]&gt;0;CONCATENATE(&quot;..&quot;;[.Q5]);&quot;&quot;)))" office:value-type="string" office:string-value=".14">
            <text:p>.14</text:p>
          </table:table-cell>
          <table:table-cell table:style-name="ce4" table:formula="oooc:=IF([.R5]&gt;[.$A$47];ROUND([.R5]/[.$A$48]);IF([.R5]&gt;[.$A$49];CONCATENATE(&quot;.&quot;;ROUND([.R5]/[.$A$50]));IF([.R5]&gt;0;CONCATENATE(&quot;..&quot;;[.R5]);&quot;&quot;)))" office:value-type="string" office:string-value=".11">
            <text:p>.11</text:p>
          </table:table-cell>
          <table:table-cell table:style-name="ce4" table:formula="oooc:=IF([.S5]&gt;[.$A$47];ROUND([.S5]/[.$A$48]);IF([.S5]&gt;[.$A$49];CONCATENATE(&quot;.&quot;;ROUND([.S5]/[.$A$50]));IF([.S5]&gt;0;CONCATENATE(&quot;..&quot;;[.S5]);&quot;&quot;)))" office:value-type="string" office:string-value=".7">
            <text:p>.7</text:p>
          </table:table-cell>
          <table:table-cell table:style-name="ce4" table:formula="oooc:=IF([.T5]&gt;[.$A$47];ROUND([.T5]/[.$A$48]);IF([.T5]&gt;[.$A$49];CONCATENATE(&quot;.&quot;;ROUND([.T5]/[.$A$50]));IF([.T5]&gt;0;CONCATENATE(&quot;..&quot;;[.T5]);&quot;&quot;)))" office:value-type="string" office:string-value=".6">
            <text:p>.6</text:p>
          </table:table-cell>
          <table:table-cell table:style-name="ce4" table:formula="oooc:=IF([.U5]&gt;[.$A$47];ROUND([.U5]/[.$A$48]);IF([.U5]&gt;[.$A$49];CONCATENATE(&quot;.&quot;;ROUND([.U5]/[.$A$50]));IF([.U5]&gt;0;CONCATENATE(&quot;..&quot;;[.U5]);&quot;&quot;)))" office:value-type="string" office:string-value=".4">
            <text:p>.4</text:p>
          </table:table-cell>
          <table:table-cell table:style-name="ce4" table:formula="oooc:=IF([.V5]&gt;[.$A$47];ROUND([.V5]/[.$A$48]);IF([.V5]&gt;[.$A$49];CONCATENATE(&quot;.&quot;;ROUND([.V5]/[.$A$50]));IF([.V5]&gt;0;CONCATENATE(&quot;..&quot;;[.V5]);&quot;&quot;)))" office:value-type="string" office:string-value=".2">
            <text:p>.2</text:p>
          </table:table-cell>
          <table:table-cell table:style-name="ce4" table:formula="oooc:=IF([.W5]&gt;[.$A$47];ROUND([.W5]/[.$A$48]);IF([.W5]&gt;[.$A$49];CONCATENATE(&quot;.&quot;;ROUND([.W5]/[.$A$50]));IF([.W5]&gt;0;CONCATENATE(&quot;..&quot;;[.W5]);&quot;&quot;)))" office:value-type="string" office:string-value=".1">
            <text:p>.1</text:p>
          </table:table-cell>
          <table:table-cell table:style-name="ce4" table:formula="oooc:=IF([.X5]&gt;[.$A$47];ROUND([.X5]/[.$A$48]);IF([.X5]&gt;[.$A$49];CONCATENATE(&quot;.&quot;;ROUND([.X5]/[.$A$50]));IF([.X5]&gt;0;CONCATENATE(&quot;..&quot;;[.X5]);&quot;&quot;)))" office:value-type="string" office:string-value=".1">
            <text:p>.1</text:p>
          </table:table-cell>
          <table:table-cell table:style-name="ce4" table:formula="oooc:=IF([.Y5]&gt;[.$A$47];ROUND([.Y5]/[.$A$48]);IF([.Y5]&gt;[.$A$49];CONCATENATE(&quot;.&quot;;ROUND([.Y5]/[.$A$50]));IF([.Y5]&gt;0;CONCATENATE(&quot;..&quot;;[.Y5]);&quot;&quot;)))" office:value-type="string" office:string-value=".1">
            <text:p>.1</text:p>
          </table:table-cell>
          <table:table-cell table:style-name="ce4" table:formula="oooc:=IF([.Z5]&gt;[.$A$47];ROUND([.Z5]/[.$A$48]);IF([.Z5]&gt;[.$A$49];CONCATENATE(&quot;.&quot;;ROUND([.Z5]/[.$A$50]));IF([.Z5]&gt;0;CONCATENATE(&quot;..&quot;;[.Z5]);&quot;&quot;)))" office:value-type="string" office:string-value=".1">
            <text:p>.1</text:p>
          </table:table-cell>
          <table:table-cell table:style-name="ce4" table:formula="oooc:=IF([.AA5]&gt;[.$A$47];ROUND([.AA5]/[.$A$48]);IF([.AA5]&gt;[.$A$49];CONCATENATE(&quot;.&quot;;ROUND([.AA5]/[.$A$50]));IF([.AA5]&gt;0;CONCATENATE(&quot;..&quot;;[.AA5]);&quot;&quot;)))" office:value-type="string" office:string-value="..34">
            <text:p>..34</text:p>
          </table:table-cell>
          <table:table-cell table:style-name="ce4" table:formula="oooc:=IF([.AB5]&gt;[.$A$47];ROUND([.AB5]/[.$A$48]);IF([.AB5]&gt;[.$A$49];CONCATENATE(&quot;.&quot;;ROUND([.AB5]/[.$A$50]));IF([.AB5]&gt;0;CONCATENATE(&quot;..&quot;;[.AB5]);&quot;&quot;)))" office:value-type="string" office:string-value="..4">
            <text:p>..4</text:p>
          </table:table-cell>
          <table:table-cell table:style-name="ce4" table:formula="oooc:=IF([.AC5]&gt;[.$A$47];ROUND([.AC5]/[.$A$48]);IF([.AC5]&gt;[.$A$49];CONCATENATE(&quot;.&quot;;ROUND([.AC5]/[.$A$50]));IF([.AC5]&gt;0;CONCATENATE(&quot;..&quot;;[.AC5]);&quot;&quot;)))" office:value-type="string" office:string-value="..2">
            <text:p>..2</text:p>
          </table:table-cell>
          <table:table-cell table:style-name="ce4" table:formula="oooc:=IF([.AD5]&gt;[.$A$47];ROUND([.AD5]/[.$A$48]);IF([.AD5]&gt;[.$A$49];CONCATENATE(&quot;.&quot;;ROUND([.AD5]/[.$A$50]));IF([.AD5]&gt;0;CONCATENATE(&quot;..&quot;;[.AD5]);&quot;&quot;)))" office:value-type="string" office:string-value="..3">
            <text:p>..3</text:p>
          </table:table-cell>
          <table:table-cell table:style-name="ce4" table:formula="oooc:=IF([.AE5]&gt;[.$A$47];ROUND([.AE5]/[.$A$48]);IF([.AE5]&gt;[.$A$49];CONCATENATE(&quot;.&quot;;ROUND([.AE5]/[.$A$50]));IF([.AE5]&gt;0;CONCATENATE(&quot;..&quot;;[.AE5]);&quot;&quot;)))" office:value-type="string" office:string-value="..8">
            <text:p>..8</text:p>
          </table:table-cell>
          <table:table-cell table:style-name="ce4" table:formula="oooc:=IF([.AF5]&gt;[.$A$47];ROUND([.AF5]/[.$A$48]);IF([.AF5]&gt;[.$A$49];CONCATENATE(&quot;.&quot;;ROUND([.AF5]/[.$A$50]));IF([.AF5]&gt;0;CONCATENATE(&quot;..&quot;;[.AF5]);&quot;&quot;)))" office:value-type="string" office:string-value="..3">
            <text:p>..3</text:p>
          </table:table-cell>
          <table:table-cell table:style-name="ce4" table:formula="oooc:=IF([.AG5]&gt;[.$A$47];ROUND([.AG5]/[.$A$48]);IF([.AG5]&gt;[.$A$49];CONCATENATE(&quot;.&quot;;ROUND([.AG5]/[.$A$50]));IF([.AG5]&gt;0;CONCATENATE(&quot;..&quot;;[.AG5]);&quot;&quot;)))">
            <text:p/>
          </table:table-cell>
          <table:table-cell table:style-name="ce4" table:formula="oooc:=IF([.AH5]&gt;[.$A$47];ROUND([.AH5]/[.$A$48]);IF([.AH5]&gt;[.$A$49];CONCATENATE(&quot;.&quot;;ROUND([.AH5]/[.$A$50]));IF([.AH5]&gt;0;CONCATENATE(&quot;..&quot;;[.AH5]);&quot;&quot;)))">
            <text:p/>
          </table:table-cell>
          <table:table-cell table:style-name="ce4" table:formula="oooc:=IF([.AI5]&gt;[.$A$47];ROUND([.AI5]/[.$A$48]);IF([.AI5]&gt;[.$A$49];CONCATENATE(&quot;.&quot;;ROUND([.AI5]/[.$A$50]));IF([.AI5]&gt;0;CONCATENATE(&quot;..&quot;;[.AI5]);&quot;&quot;)))">
            <text:p/>
          </table:table-cell>
          <table:table-cell table:style-name="ce4" table:formula="oooc:=IF([.AJ5]&gt;[.$A$47];ROUND([.AJ5]/[.$A$48]);IF([.AJ5]&gt;[.$A$49];CONCATENATE(&quot;.&quot;;ROUND([.AJ5]/[.$A$50]));IF([.AJ5]&gt;0;CONCATENATE(&quot;..&quot;;[.AJ5]);&quot;&quot;)))">
            <text:p/>
          </table:table-cell>
          <table:table-cell table:style-name="ce4" table:formula="oooc:=IF([.AK5]&gt;[.$A$47];ROUND([.AK5]/[.$A$48]);IF([.AK5]&gt;[.$A$49];CONCATENATE(&quot;.&quot;;ROUND([.AK5]/[.$A$50]));IF([.AK5]&gt;0;CONCATENATE(&quot;..&quot;;[.AK5]);&quot;&quot;)))">
            <text:p/>
          </table:table-cell>
          <table:table-cell table:style-name="ce4" table:formula="oooc:=IF([.AL5]&gt;[.$A$47];ROUND([.AL5]/[.$A$48]);IF([.AL5]&gt;[.$A$49];CONCATENATE(&quot;.&quot;;ROUND([.AL5]/[.$A$50]));IF([.AL5]&gt;0;CONCATENATE(&quot;..&quot;;[.AL5]);&quot;&quot;)))">
            <text:p/>
          </table:table-cell>
          <table:table-cell table:style-name="ce4" table:formula="oooc:=IF([.AM5]&gt;[.$A$47];ROUND([.AM5]/[.$A$48]);IF([.AM5]&gt;[.$A$49];CONCATENATE(&quot;.&quot;;ROUND([.AM5]/[.$A$50]));IF([.AM5]&gt;0;CONCATENATE(&quot;..&quot;;[.AM5]);&quot;&quot;)))">
            <text:p/>
          </table:table-cell>
          <table:table-cell table:style-name="ce4" table:formula="oooc:=IF([.AN5]&gt;[.$A$47];ROUND([.AN5]/[.$A$48]);IF([.AN5]&gt;[.$A$49];CONCATENATE(&quot;.&quot;;ROUND([.AN5]/[.$A$50]));IF([.AN5]&gt;0;CONCATENATE(&quot;..&quot;;[.AN5]);&quot;&quot;)))">
            <text:p/>
          </table:table-cell>
          <table:table-cell table:number-columns-repeated="216"/>
        </table:table-row>
        <table:table-row table:style-name="ro1">
          <table:table-cell table:formula="oooc:=[.A6]" office:value-type="float" office:value="1">
            <text:p>1</text:p>
          </table:table-cell>
          <table:table-cell table:style-name="ce4" table:formula="oooc:=IF([.B6]&gt;[.$A$47];ROUND([.B6]/[.$A$48]);IF([.B6]&gt;[.$A$49];CONCATENATE(&quot;.&quot;;ROUND([.B6]/[.$A$50]));IF([.B6]&gt;0;CONCATENATE(&quot;..&quot;;[.B6]);&quot;&quot;)))" office:value-type="float" office:value="18">
            <text:p>18</text:p>
          </table:table-cell>
          <table:table-cell table:style-name="ce4" table:formula="oooc:=IF([.C6]&gt;[.$A$47];ROUND([.C6]/[.$A$48]);IF([.C6]&gt;[.$A$49];CONCATENATE(&quot;.&quot;;ROUND([.C6]/[.$A$50]));IF([.C6]&gt;0;CONCATENATE(&quot;..&quot;;[.C6]);&quot;&quot;)))" office:value-type="float" office:value="13">
            <text:p>13</text:p>
          </table:table-cell>
          <table:table-cell table:style-name="ce4" table:formula="oooc:=IF([.D6]&gt;[.$A$47];ROUND([.D6]/[.$A$48]);IF([.D6]&gt;[.$A$49];CONCATENATE(&quot;.&quot;;ROUND([.D6]/[.$A$50]));IF([.D6]&gt;0;CONCATENATE(&quot;..&quot;;[.D6]);&quot;&quot;)))" office:value-type="float" office:value="10">
            <text:p>10</text:p>
          </table:table-cell>
          <table:table-cell table:style-name="ce4" table:formula="oooc:=IF([.E6]&gt;[.$A$47];ROUND([.E6]/[.$A$48]);IF([.E6]&gt;[.$A$49];CONCATENATE(&quot;.&quot;;ROUND([.E6]/[.$A$50]));IF([.E6]&gt;0;CONCATENATE(&quot;..&quot;;[.E6]);&quot;&quot;)))" office:value-type="float" office:value="8">
            <text:p>8</text:p>
          </table:table-cell>
          <table:table-cell table:style-name="ce4" table:formula="oooc:=IF([.F6]&gt;[.$A$47];ROUND([.F6]/[.$A$48]);IF([.F6]&gt;[.$A$49];CONCATENATE(&quot;.&quot;;ROUND([.F6]/[.$A$50]));IF([.F6]&gt;0;CONCATENATE(&quot;..&quot;;[.F6]);&quot;&quot;)))" office:value-type="float" office:value="9">
            <text:p>9</text:p>
          </table:table-cell>
          <table:table-cell table:style-name="ce4" table:formula="oooc:=IF([.G6]&gt;[.$A$47];ROUND([.G6]/[.$A$48]);IF([.G6]&gt;[.$A$49];CONCATENATE(&quot;.&quot;;ROUND([.G6]/[.$A$50]));IF([.G6]&gt;0;CONCATENATE(&quot;..&quot;;[.G6]);&quot;&quot;)))" office:value-type="float" office:value="4">
            <text:p>4</text:p>
          </table:table-cell>
          <table:table-cell table:style-name="ce4" table:formula="oooc:=IF([.H6]&gt;[.$A$47];ROUND([.H6]/[.$A$48]);IF([.H6]&gt;[.$A$49];CONCATENATE(&quot;.&quot;;ROUND([.H6]/[.$A$50]));IF([.H6]&gt;0;CONCATENATE(&quot;..&quot;;[.H6]);&quot;&quot;)))" office:value-type="float" office:value="3">
            <text:p>3</text:p>
          </table:table-cell>
          <table:table-cell table:style-name="ce4" table:formula="oooc:=IF([.I6]&gt;[.$A$47];ROUND([.I6]/[.$A$48]);IF([.I6]&gt;[.$A$49];CONCATENATE(&quot;.&quot;;ROUND([.I6]/[.$A$50]));IF([.I6]&gt;0;CONCATENATE(&quot;..&quot;;[.I6]);&quot;&quot;)))" office:value-type="float" office:value="2">
            <text:p>2</text:p>
          </table:table-cell>
          <table:table-cell table:style-name="ce4" table:formula="oooc:=IF([.J6]&gt;[.$A$47];ROUND([.J6]/[.$A$48]);IF([.J6]&gt;[.$A$49];CONCATENATE(&quot;.&quot;;ROUND([.J6]/[.$A$50]));IF([.J6]&gt;0;CONCATENATE(&quot;..&quot;;[.J6]);&quot;&quot;)))" office:value-type="float" office:value="2">
            <text:p>2</text:p>
          </table:table-cell>
          <table:table-cell table:style-name="ce4" table:formula="oooc:=IF([.K6]&gt;[.$A$47];ROUND([.K6]/[.$A$48]);IF([.K6]&gt;[.$A$49];CONCATENATE(&quot;.&quot;;ROUND([.K6]/[.$A$50]));IF([.K6]&gt;0;CONCATENATE(&quot;..&quot;;[.K6]);&quot;&quot;)))" office:value-type="float" office:value="2">
            <text:p>2</text:p>
          </table:table-cell>
          <table:table-cell table:style-name="ce4" table:formula="oooc:=IF([.L6]&gt;[.$A$47];ROUND([.L6]/[.$A$48]);IF([.L6]&gt;[.$A$49];CONCATENATE(&quot;.&quot;;ROUND([.L6]/[.$A$50]));IF([.L6]&gt;0;CONCATENATE(&quot;..&quot;;[.L6]);&quot;&quot;)))" office:value-type="float" office:value="1">
            <text:p>1</text:p>
          </table:table-cell>
          <table:table-cell table:style-name="ce4" table:formula="oooc:=IF([.M6]&gt;[.$A$47];ROUND([.M6]/[.$A$48]);IF([.M6]&gt;[.$A$49];CONCATENATE(&quot;.&quot;;ROUND([.M6]/[.$A$50]));IF([.M6]&gt;0;CONCATENATE(&quot;..&quot;;[.M6]);&quot;&quot;)))" office:value-type="string" office:string-value=".88">
            <text:p>.88</text:p>
          </table:table-cell>
          <table:table-cell table:style-name="ce4" table:formula="oooc:=IF([.N6]&gt;[.$A$47];ROUND([.N6]/[.$A$48]);IF([.N6]&gt;[.$A$49];CONCATENATE(&quot;.&quot;;ROUND([.N6]/[.$A$50]));IF([.N6]&gt;0;CONCATENATE(&quot;..&quot;;[.N6]);&quot;&quot;)))" office:value-type="string" office:string-value=".89">
            <text:p>.89</text:p>
          </table:table-cell>
          <table:table-cell table:style-name="ce4" table:formula="oooc:=IF([.O6]&gt;[.$A$47];ROUND([.O6]/[.$A$48]);IF([.O6]&gt;[.$A$49];CONCATENATE(&quot;.&quot;;ROUND([.O6]/[.$A$50]));IF([.O6]&gt;0;CONCATENATE(&quot;..&quot;;[.O6]);&quot;&quot;)))" office:value-type="string" office:string-value=".61">
            <text:p>.61</text:p>
          </table:table-cell>
          <table:table-cell table:style-name="ce4" table:formula="oooc:=IF([.P6]&gt;[.$A$47];ROUND([.P6]/[.$A$48]);IF([.P6]&gt;[.$A$49];CONCATENATE(&quot;.&quot;;ROUND([.P6]/[.$A$50]));IF([.P6]&gt;0;CONCATENATE(&quot;..&quot;;[.P6]);&quot;&quot;)))" office:value-type="string" office:string-value=".44">
            <text:p>.44</text:p>
          </table:table-cell>
          <table:table-cell table:style-name="ce4" table:formula="oooc:=IF([.Q6]&gt;[.$A$47];ROUND([.Q6]/[.$A$48]);IF([.Q6]&gt;[.$A$49];CONCATENATE(&quot;.&quot;;ROUND([.Q6]/[.$A$50]));IF([.Q6]&gt;0;CONCATENATE(&quot;..&quot;;[.Q6]);&quot;&quot;)))" office:value-type="string" office:string-value=".41">
            <text:p>.41</text:p>
          </table:table-cell>
          <table:table-cell table:style-name="ce4" table:formula="oooc:=IF([.R6]&gt;[.$A$47];ROUND([.R6]/[.$A$48]);IF([.R6]&gt;[.$A$49];CONCATENATE(&quot;.&quot;;ROUND([.R6]/[.$A$50]));IF([.R6]&gt;0;CONCATENATE(&quot;..&quot;;[.R6]);&quot;&quot;)))" office:value-type="string" office:string-value=".33">
            <text:p>.33</text:p>
          </table:table-cell>
          <table:table-cell table:style-name="ce4" table:formula="oooc:=IF([.S6]&gt;[.$A$47];ROUND([.S6]/[.$A$48]);IF([.S6]&gt;[.$A$49];CONCATENATE(&quot;.&quot;;ROUND([.S6]/[.$A$50]));IF([.S6]&gt;0;CONCATENATE(&quot;..&quot;;[.S6]);&quot;&quot;)))" office:value-type="string" office:string-value=".22">
            <text:p>.22</text:p>
          </table:table-cell>
          <table:table-cell table:style-name="ce4" table:formula="oooc:=IF([.T6]&gt;[.$A$47];ROUND([.T6]/[.$A$48]);IF([.T6]&gt;[.$A$49];CONCATENATE(&quot;.&quot;;ROUND([.T6]/[.$A$50]));IF([.T6]&gt;0;CONCATENATE(&quot;..&quot;;[.T6]);&quot;&quot;)))" office:value-type="string" office:string-value=".20">
            <text:p>.20</text:p>
          </table:table-cell>
          <table:table-cell table:style-name="ce4" table:formula="oooc:=IF([.U6]&gt;[.$A$47];ROUND([.U6]/[.$A$48]);IF([.U6]&gt;[.$A$49];CONCATENATE(&quot;.&quot;;ROUND([.U6]/[.$A$50]));IF([.U6]&gt;0;CONCATENATE(&quot;..&quot;;[.U6]);&quot;&quot;)))" office:value-type="string" office:string-value=".16">
            <text:p>.16</text:p>
          </table:table-cell>
          <table:table-cell table:style-name="ce4" table:formula="oooc:=IF([.V6]&gt;[.$A$47];ROUND([.V6]/[.$A$48]);IF([.V6]&gt;[.$A$49];CONCATENATE(&quot;.&quot;;ROUND([.V6]/[.$A$50]));IF([.V6]&gt;0;CONCATENATE(&quot;..&quot;;[.V6]);&quot;&quot;)))" office:value-type="string" office:string-value=".9">
            <text:p>.9</text:p>
          </table:table-cell>
          <table:table-cell table:style-name="ce4" table:formula="oooc:=IF([.W6]&gt;[.$A$47];ROUND([.W6]/[.$A$48]);IF([.W6]&gt;[.$A$49];CONCATENATE(&quot;.&quot;;ROUND([.W6]/[.$A$50]));IF([.W6]&gt;0;CONCATENATE(&quot;..&quot;;[.W6]);&quot;&quot;)))" office:value-type="string" office:string-value=".5">
            <text:p>.5</text:p>
          </table:table-cell>
          <table:table-cell table:style-name="ce4" table:formula="oooc:=IF([.X6]&gt;[.$A$47];ROUND([.X6]/[.$A$48]);IF([.X6]&gt;[.$A$49];CONCATENATE(&quot;.&quot;;ROUND([.X6]/[.$A$50]));IF([.X6]&gt;0;CONCATENATE(&quot;..&quot;;[.X6]);&quot;&quot;)))" office:value-type="string" office:string-value=".5">
            <text:p>.5</text:p>
          </table:table-cell>
          <table:table-cell table:style-name="ce4" table:formula="oooc:=IF([.Y6]&gt;[.$A$47];ROUND([.Y6]/[.$A$48]);IF([.Y6]&gt;[.$A$49];CONCATENATE(&quot;.&quot;;ROUND([.Y6]/[.$A$50]));IF([.Y6]&gt;0;CONCATENATE(&quot;..&quot;;[.Y6]);&quot;&quot;)))" office:value-type="string" office:string-value=".5">
            <text:p>.5</text:p>
          </table:table-cell>
          <table:table-cell table:style-name="ce4" table:formula="oooc:=IF([.Z6]&gt;[.$A$47];ROUND([.Z6]/[.$A$48]);IF([.Z6]&gt;[.$A$49];CONCATENATE(&quot;.&quot;;ROUND([.Z6]/[.$A$50]));IF([.Z6]&gt;0;CONCATENATE(&quot;..&quot;;[.Z6]);&quot;&quot;)))" office:value-type="string" office:string-value=".4">
            <text:p>.4</text:p>
          </table:table-cell>
          <table:table-cell table:style-name="ce4" table:formula="oooc:=IF([.AA6]&gt;[.$A$47];ROUND([.AA6]/[.$A$48]);IF([.AA6]&gt;[.$A$49];CONCATENATE(&quot;.&quot;;ROUND([.AA6]/[.$A$50]));IF([.AA6]&gt;0;CONCATENATE(&quot;..&quot;;[.AA6]);&quot;&quot;)))" office:value-type="string" office:string-value=".2">
            <text:p>.2</text:p>
          </table:table-cell>
          <table:table-cell table:style-name="ce4" table:formula="oooc:=IF([.AB6]&gt;[.$A$47];ROUND([.AB6]/[.$A$48]);IF([.AB6]&gt;[.$A$49];CONCATENATE(&quot;.&quot;;ROUND([.AB6]/[.$A$50]));IF([.AB6]&gt;0;CONCATENATE(&quot;..&quot;;[.AB6]);&quot;&quot;)))" office:value-type="string" office:string-value="..57">
            <text:p>..57</text:p>
          </table:table-cell>
          <table:table-cell table:style-name="ce4" table:formula="oooc:=IF([.AC6]&gt;[.$A$47];ROUND([.AC6]/[.$A$48]);IF([.AC6]&gt;[.$A$49];CONCATENATE(&quot;.&quot;;ROUND([.AC6]/[.$A$50]));IF([.AC6]&gt;0;CONCATENATE(&quot;..&quot;;[.AC6]);&quot;&quot;)))" office:value-type="string" office:string-value="..23">
            <text:p>..23</text:p>
          </table:table-cell>
          <table:table-cell table:style-name="ce4" table:formula="oooc:=IF([.AD6]&gt;[.$A$47];ROUND([.AD6]/[.$A$48]);IF([.AD6]&gt;[.$A$49];CONCATENATE(&quot;.&quot;;ROUND([.AD6]/[.$A$50]));IF([.AD6]&gt;0;CONCATENATE(&quot;..&quot;;[.AD6]);&quot;&quot;)))" office:value-type="string" office:string-value="..18">
            <text:p>..18</text:p>
          </table:table-cell>
          <table:table-cell table:style-name="ce4" table:formula="oooc:=IF([.AE6]&gt;[.$A$47];ROUND([.AE6]/[.$A$48]);IF([.AE6]&gt;[.$A$49];CONCATENATE(&quot;.&quot;;ROUND([.AE6]/[.$A$50]));IF([.AE6]&gt;0;CONCATENATE(&quot;..&quot;;[.AE6]);&quot;&quot;)))" office:value-type="string" office:string-value="..23">
            <text:p>..23</text:p>
          </table:table-cell>
          <table:table-cell table:style-name="ce4" table:formula="oooc:=IF([.AF6]&gt;[.$A$47];ROUND([.AF6]/[.$A$48]);IF([.AF6]&gt;[.$A$49];CONCATENATE(&quot;.&quot;;ROUND([.AF6]/[.$A$50]));IF([.AF6]&gt;0;CONCATENATE(&quot;..&quot;;[.AF6]);&quot;&quot;)))" office:value-type="string" office:string-value="..13">
            <text:p>..13</text:p>
          </table:table-cell>
          <table:table-cell table:style-name="ce4" table:formula="oooc:=IF([.AG6]&gt;[.$A$47];ROUND([.AG6]/[.$A$48]);IF([.AG6]&gt;[.$A$49];CONCATENATE(&quot;.&quot;;ROUND([.AG6]/[.$A$50]));IF([.AG6]&gt;0;CONCATENATE(&quot;..&quot;;[.AG6]);&quot;&quot;)))">
            <text:p/>
          </table:table-cell>
          <table:table-cell table:style-name="ce4" table:formula="oooc:=IF([.AH6]&gt;[.$A$47];ROUND([.AH6]/[.$A$48]);IF([.AH6]&gt;[.$A$49];CONCATENATE(&quot;.&quot;;ROUND([.AH6]/[.$A$50]));IF([.AH6]&gt;0;CONCATENATE(&quot;..&quot;;[.AH6]);&quot;&quot;)))" office:value-type="string" office:string-value="..3">
            <text:p>..3</text:p>
          </table:table-cell>
          <table:table-cell table:style-name="ce4" table:formula="oooc:=IF([.AI6]&gt;[.$A$47];ROUND([.AI6]/[.$A$48]);IF([.AI6]&gt;[.$A$49];CONCATENATE(&quot;.&quot;;ROUND([.AI6]/[.$A$50]));IF([.AI6]&gt;0;CONCATENATE(&quot;..&quot;;[.AI6]);&quot;&quot;)))">
            <text:p/>
          </table:table-cell>
          <table:table-cell table:style-name="ce4" table:formula="oooc:=IF([.AJ6]&gt;[.$A$47];ROUND([.AJ6]/[.$A$48]);IF([.AJ6]&gt;[.$A$49];CONCATENATE(&quot;.&quot;;ROUND([.AJ6]/[.$A$50]));IF([.AJ6]&gt;0;CONCATENATE(&quot;..&quot;;[.AJ6]);&quot;&quot;)))">
            <text:p/>
          </table:table-cell>
          <table:table-cell table:style-name="ce4" table:formula="oooc:=IF([.AK6]&gt;[.$A$47];ROUND([.AK6]/[.$A$48]);IF([.AK6]&gt;[.$A$49];CONCATENATE(&quot;.&quot;;ROUND([.AK6]/[.$A$50]));IF([.AK6]&gt;0;CONCATENATE(&quot;..&quot;;[.AK6]);&quot;&quot;)))">
            <text:p/>
          </table:table-cell>
          <table:table-cell table:style-name="ce4" table:formula="oooc:=IF([.AL6]&gt;[.$A$47];ROUND([.AL6]/[.$A$48]);IF([.AL6]&gt;[.$A$49];CONCATENATE(&quot;.&quot;;ROUND([.AL6]/[.$A$50]));IF([.AL6]&gt;0;CONCATENATE(&quot;..&quot;;[.AL6]);&quot;&quot;)))">
            <text:p/>
          </table:table-cell>
          <table:table-cell table:style-name="ce4" table:formula="oooc:=IF([.AM6]&gt;[.$A$47];ROUND([.AM6]/[.$A$48]);IF([.AM6]&gt;[.$A$49];CONCATENATE(&quot;.&quot;;ROUND([.AM6]/[.$A$50]));IF([.AM6]&gt;0;CONCATENATE(&quot;..&quot;;[.AM6]);&quot;&quot;)))">
            <text:p/>
          </table:table-cell>
          <table:table-cell table:style-name="ce4" table:formula="oooc:=IF([.AN6]&gt;[.$A$47];ROUND([.AN6]/[.$A$48]);IF([.AN6]&gt;[.$A$49];CONCATENATE(&quot;.&quot;;ROUND([.AN6]/[.$A$50]));IF([.AN6]&gt;0;CONCATENATE(&quot;..&quot;;[.AN6]);&quot;&quot;)))">
            <text:p/>
          </table:table-cell>
          <table:table-cell table:number-columns-repeated="216"/>
        </table:table-row>
        <table:table-row table:style-name="ro1">
          <table:table-cell table:formula="oooc:=[.A7]" office:value-type="float" office:value="2">
            <text:p>2</text:p>
          </table:table-cell>
          <table:table-cell table:style-name="ce4" table:formula="oooc:=IF([.B7]&gt;[.$A$47];ROUND([.B7]/[.$A$48]);IF([.B7]&gt;[.$A$49];CONCATENATE(&quot;.&quot;;ROUND([.B7]/[.$A$50]));IF([.B7]&gt;0;CONCATENATE(&quot;..&quot;;[.B7]);&quot;&quot;)))" office:value-type="float" office:value="31">
            <text:p>31</text:p>
          </table:table-cell>
          <table:table-cell table:style-name="ce4" table:formula="oooc:=IF([.C7]&gt;[.$A$47];ROUND([.C7]/[.$A$48]);IF([.C7]&gt;[.$A$49];CONCATENATE(&quot;.&quot;;ROUND([.C7]/[.$A$50]));IF([.C7]&gt;0;CONCATENATE(&quot;..&quot;;[.C7]);&quot;&quot;)))" office:value-type="float" office:value="22">
            <text:p>22</text:p>
          </table:table-cell>
          <table:table-cell table:style-name="ce4" table:formula="oooc:=IF([.D7]&gt;[.$A$47];ROUND([.D7]/[.$A$48]);IF([.D7]&gt;[.$A$49];CONCATENATE(&quot;.&quot;;ROUND([.D7]/[.$A$50]));IF([.D7]&gt;0;CONCATENATE(&quot;..&quot;;[.D7]);&quot;&quot;)))" office:value-type="float" office:value="17">
            <text:p>17</text:p>
          </table:table-cell>
          <table:table-cell table:style-name="ce4" table:formula="oooc:=IF([.E7]&gt;[.$A$47];ROUND([.E7]/[.$A$48]);IF([.E7]&gt;[.$A$49];CONCATENATE(&quot;.&quot;;ROUND([.E7]/[.$A$50]));IF([.E7]&gt;0;CONCATENATE(&quot;..&quot;;[.E7]);&quot;&quot;)))" office:value-type="float" office:value="15">
            <text:p>15</text:p>
          </table:table-cell>
          <table:table-cell table:style-name="ce4" table:formula="oooc:=IF([.F7]&gt;[.$A$47];ROUND([.F7]/[.$A$48]);IF([.F7]&gt;[.$A$49];CONCATENATE(&quot;.&quot;;ROUND([.F7]/[.$A$50]));IF([.F7]&gt;0;CONCATENATE(&quot;..&quot;;[.F7]);&quot;&quot;)))" office:value-type="float" office:value="16">
            <text:p>16</text:p>
          </table:table-cell>
          <table:table-cell table:style-name="ce4" table:formula="oooc:=IF([.G7]&gt;[.$A$47];ROUND([.G7]/[.$A$48]);IF([.G7]&gt;[.$A$49];CONCATENATE(&quot;.&quot;;ROUND([.G7]/[.$A$50]));IF([.G7]&gt;0;CONCATENATE(&quot;..&quot;;[.G7]);&quot;&quot;)))" office:value-type="float" office:value="7">
            <text:p>7</text:p>
          </table:table-cell>
          <table:table-cell table:style-name="ce4" table:formula="oooc:=IF([.H7]&gt;[.$A$47];ROUND([.H7]/[.$A$48]);IF([.H7]&gt;[.$A$49];CONCATENATE(&quot;.&quot;;ROUND([.H7]/[.$A$50]));IF([.H7]&gt;0;CONCATENATE(&quot;..&quot;;[.H7]);&quot;&quot;)))" office:value-type="float" office:value="6">
            <text:p>6</text:p>
          </table:table-cell>
          <table:table-cell table:style-name="ce4" table:formula="oooc:=IF([.I7]&gt;[.$A$47];ROUND([.I7]/[.$A$48]);IF([.I7]&gt;[.$A$49];CONCATENATE(&quot;.&quot;;ROUND([.I7]/[.$A$50]));IF([.I7]&gt;0;CONCATENATE(&quot;..&quot;;[.I7]);&quot;&quot;)))" office:value-type="float" office:value="4">
            <text:p>4</text:p>
          </table:table-cell>
          <table:table-cell table:style-name="ce4" table:formula="oooc:=IF([.J7]&gt;[.$A$47];ROUND([.J7]/[.$A$48]);IF([.J7]&gt;[.$A$49];CONCATENATE(&quot;.&quot;;ROUND([.J7]/[.$A$50]));IF([.J7]&gt;0;CONCATENATE(&quot;..&quot;;[.J7]);&quot;&quot;)))" office:value-type="float" office:value="4">
            <text:p>4</text:p>
          </table:table-cell>
          <table:table-cell table:style-name="ce4" table:formula="oooc:=IF([.K7]&gt;[.$A$47];ROUND([.K7]/[.$A$48]);IF([.K7]&gt;[.$A$49];CONCATENATE(&quot;.&quot;;ROUND([.K7]/[.$A$50]));IF([.K7]&gt;0;CONCATENATE(&quot;..&quot;;[.K7]);&quot;&quot;)))" office:value-type="float" office:value="4">
            <text:p>4</text:p>
          </table:table-cell>
          <table:table-cell table:style-name="ce4" table:formula="oooc:=IF([.L7]&gt;[.$A$47];ROUND([.L7]/[.$A$48]);IF([.L7]&gt;[.$A$49];CONCATENATE(&quot;.&quot;;ROUND([.L7]/[.$A$50]));IF([.L7]&gt;0;CONCATENATE(&quot;..&quot;;[.L7]);&quot;&quot;)))" office:value-type="float" office:value="2">
            <text:p>2</text:p>
          </table:table-cell>
          <table:table-cell table:style-name="ce4" table:formula="oooc:=IF([.M7]&gt;[.$A$47];ROUND([.M7]/[.$A$48]);IF([.M7]&gt;[.$A$49];CONCATENATE(&quot;.&quot;;ROUND([.M7]/[.$A$50]));IF([.M7]&gt;0;CONCATENATE(&quot;..&quot;;[.M7]);&quot;&quot;)))" office:value-type="float" office:value="2">
            <text:p>2</text:p>
          </table:table-cell>
          <table:table-cell table:style-name="ce4" table:formula="oooc:=IF([.N7]&gt;[.$A$47];ROUND([.N7]/[.$A$48]);IF([.N7]&gt;[.$A$49];CONCATENATE(&quot;.&quot;;ROUND([.N7]/[.$A$50]));IF([.N7]&gt;0;CONCATENATE(&quot;..&quot;;[.N7]);&quot;&quot;)))" office:value-type="float" office:value="2">
            <text:p>2</text:p>
          </table:table-cell>
          <table:table-cell table:style-name="ce4" table:formula="oooc:=IF([.O7]&gt;[.$A$47];ROUND([.O7]/[.$A$48]);IF([.O7]&gt;[.$A$49];CONCATENATE(&quot;.&quot;;ROUND([.O7]/[.$A$50]));IF([.O7]&gt;0;CONCATENATE(&quot;..&quot;;[.O7]);&quot;&quot;)))" office:value-type="float" office:value="1">
            <text:p>1</text:p>
          </table:table-cell>
          <table:table-cell table:style-name="ce4" table:formula="oooc:=IF([.P7]&gt;[.$A$47];ROUND([.P7]/[.$A$48]);IF([.P7]&gt;[.$A$49];CONCATENATE(&quot;.&quot;;ROUND([.P7]/[.$A$50]));IF([.P7]&gt;0;CONCATENATE(&quot;..&quot;;[.P7]);&quot;&quot;)))" office:value-type="string" office:string-value=".77">
            <text:p>.77</text:p>
          </table:table-cell>
          <table:table-cell table:style-name="ce4" table:formula="oooc:=IF([.Q7]&gt;[.$A$47];ROUND([.Q7]/[.$A$48]);IF([.Q7]&gt;[.$A$49];CONCATENATE(&quot;.&quot;;ROUND([.Q7]/[.$A$50]));IF([.Q7]&gt;0;CONCATENATE(&quot;..&quot;;[.Q7]);&quot;&quot;)))" office:value-type="string" office:string-value=".71">
            <text:p>.71</text:p>
          </table:table-cell>
          <table:table-cell table:style-name="ce4" table:formula="oooc:=IF([.R7]&gt;[.$A$47];ROUND([.R7]/[.$A$48]);IF([.R7]&gt;[.$A$49];CONCATENATE(&quot;.&quot;;ROUND([.R7]/[.$A$50]));IF([.R7]&gt;0;CONCATENATE(&quot;..&quot;;[.R7]);&quot;&quot;)))" office:value-type="string" office:string-value=".54">
            <text:p>.54</text:p>
          </table:table-cell>
          <table:table-cell table:style-name="ce4" table:formula="oooc:=IF([.S7]&gt;[.$A$47];ROUND([.S7]/[.$A$48]);IF([.S7]&gt;[.$A$49];CONCATENATE(&quot;.&quot;;ROUND([.S7]/[.$A$50]));IF([.S7]&gt;0;CONCATENATE(&quot;..&quot;;[.S7]);&quot;&quot;)))" office:value-type="string" office:string-value=".38">
            <text:p>.38</text:p>
          </table:table-cell>
          <table:table-cell table:style-name="ce4" table:formula="oooc:=IF([.T7]&gt;[.$A$47];ROUND([.T7]/[.$A$48]);IF([.T7]&gt;[.$A$49];CONCATENATE(&quot;.&quot;;ROUND([.T7]/[.$A$50]));IF([.T7]&gt;0;CONCATENATE(&quot;..&quot;;[.T7]);&quot;&quot;)))" office:value-type="string" office:string-value=".34">
            <text:p>.34</text:p>
          </table:table-cell>
          <table:table-cell table:style-name="ce4" table:formula="oooc:=IF([.U7]&gt;[.$A$47];ROUND([.U7]/[.$A$48]);IF([.U7]&gt;[.$A$49];CONCATENATE(&quot;.&quot;;ROUND([.U7]/[.$A$50]));IF([.U7]&gt;0;CONCATENATE(&quot;..&quot;;[.U7]);&quot;&quot;)))" office:value-type="string" office:string-value=".25">
            <text:p>.25</text:p>
          </table:table-cell>
          <table:table-cell table:style-name="ce4" table:formula="oooc:=IF([.V7]&gt;[.$A$47];ROUND([.V7]/[.$A$48]);IF([.V7]&gt;[.$A$49];CONCATENATE(&quot;.&quot;;ROUND([.V7]/[.$A$50]));IF([.V7]&gt;0;CONCATENATE(&quot;..&quot;;[.V7]);&quot;&quot;)))" office:value-type="string" office:string-value=".15">
            <text:p>.15</text:p>
          </table:table-cell>
          <table:table-cell table:style-name="ce4" table:formula="oooc:=IF([.W7]&gt;[.$A$47];ROUND([.W7]/[.$A$48]);IF([.W7]&gt;[.$A$49];CONCATENATE(&quot;.&quot;;ROUND([.W7]/[.$A$50]));IF([.W7]&gt;0;CONCATENATE(&quot;..&quot;;[.W7]);&quot;&quot;)))" office:value-type="string" office:string-value=".9">
            <text:p>.9</text:p>
          </table:table-cell>
          <table:table-cell table:style-name="ce4" table:formula="oooc:=IF([.X7]&gt;[.$A$47];ROUND([.X7]/[.$A$48]);IF([.X7]&gt;[.$A$49];CONCATENATE(&quot;.&quot;;ROUND([.X7]/[.$A$50]));IF([.X7]&gt;0;CONCATENATE(&quot;..&quot;;[.X7]);&quot;&quot;)))" office:value-type="string" office:string-value=".8">
            <text:p>.8</text:p>
          </table:table-cell>
          <table:table-cell table:style-name="ce4" table:formula="oooc:=IF([.Y7]&gt;[.$A$47];ROUND([.Y7]/[.$A$48]);IF([.Y7]&gt;[.$A$49];CONCATENATE(&quot;.&quot;;ROUND([.Y7]/[.$A$50]));IF([.Y7]&gt;0;CONCATENATE(&quot;..&quot;;[.Y7]);&quot;&quot;)))" office:value-type="string" office:string-value=".9">
            <text:p>.9</text:p>
          </table:table-cell>
          <table:table-cell table:style-name="ce4" table:formula="oooc:=IF([.Z7]&gt;[.$A$47];ROUND([.Z7]/[.$A$48]);IF([.Z7]&gt;[.$A$49];CONCATENATE(&quot;.&quot;;ROUND([.Z7]/[.$A$50]));IF([.Z7]&gt;0;CONCATENATE(&quot;..&quot;;[.Z7]);&quot;&quot;)))" office:value-type="string" office:string-value=".7">
            <text:p>.7</text:p>
          </table:table-cell>
          <table:table-cell table:style-name="ce4" table:formula="oooc:=IF([.AA7]&gt;[.$A$47];ROUND([.AA7]/[.$A$48]);IF([.AA7]&gt;[.$A$49];CONCATENATE(&quot;.&quot;;ROUND([.AA7]/[.$A$50]));IF([.AA7]&gt;0;CONCATENATE(&quot;..&quot;;[.AA7]);&quot;&quot;)))" office:value-type="string" office:string-value=".3">
            <text:p>.3</text:p>
          </table:table-cell>
          <table:table-cell table:style-name="ce4" table:formula="oooc:=IF([.AB7]&gt;[.$A$47];ROUND([.AB7]/[.$A$48]);IF([.AB7]&gt;[.$A$49];CONCATENATE(&quot;.&quot;;ROUND([.AB7]/[.$A$50]));IF([.AB7]&gt;0;CONCATENATE(&quot;..&quot;;[.AB7]);&quot;&quot;)))" office:value-type="string" office:string-value="..85">
            <text:p>..85</text:p>
          </table:table-cell>
          <table:table-cell table:style-name="ce4" table:formula="oooc:=IF([.AC7]&gt;[.$A$47];ROUND([.AC7]/[.$A$48]);IF([.AC7]&gt;[.$A$49];CONCATENATE(&quot;.&quot;;ROUND([.AC7]/[.$A$50]));IF([.AC7]&gt;0;CONCATENATE(&quot;..&quot;;[.AC7]);&quot;&quot;)))" office:value-type="string" office:string-value="..46">
            <text:p>..46</text:p>
          </table:table-cell>
          <table:table-cell table:style-name="ce4" table:formula="oooc:=IF([.AD7]&gt;[.$A$47];ROUND([.AD7]/[.$A$48]);IF([.AD7]&gt;[.$A$49];CONCATENATE(&quot;.&quot;;ROUND([.AD7]/[.$A$50]));IF([.AD7]&gt;0;CONCATENATE(&quot;..&quot;;[.AD7]);&quot;&quot;)))" office:value-type="string" office:string-value="..30">
            <text:p>..30</text:p>
          </table:table-cell>
          <table:table-cell table:style-name="ce4" table:formula="oooc:=IF([.AE7]&gt;[.$A$47];ROUND([.AE7]/[.$A$48]);IF([.AE7]&gt;[.$A$49];CONCATENATE(&quot;.&quot;;ROUND([.AE7]/[.$A$50]));IF([.AE7]&gt;0;CONCATENATE(&quot;..&quot;;[.AE7]);&quot;&quot;)))" office:value-type="string" office:string-value="..45">
            <text:p>..45</text:p>
          </table:table-cell>
          <table:table-cell table:style-name="ce4" table:formula="oooc:=IF([.AF7]&gt;[.$A$47];ROUND([.AF7]/[.$A$48]);IF([.AF7]&gt;[.$A$49];CONCATENATE(&quot;.&quot;;ROUND([.AF7]/[.$A$50]));IF([.AF7]&gt;0;CONCATENATE(&quot;..&quot;;[.AF7]);&quot;&quot;)))" office:value-type="string" office:string-value="..16">
            <text:p>..16</text:p>
          </table:table-cell>
          <table:table-cell table:style-name="ce4" table:formula="oooc:=IF([.AG7]&gt;[.$A$47];ROUND([.AG7]/[.$A$48]);IF([.AG7]&gt;[.$A$49];CONCATENATE(&quot;.&quot;;ROUND([.AG7]/[.$A$50]));IF([.AG7]&gt;0;CONCATENATE(&quot;..&quot;;[.AG7]);&quot;&quot;)))" office:value-type="string" office:string-value="..3">
            <text:p>..3</text:p>
          </table:table-cell>
          <table:table-cell table:style-name="ce4" table:formula="oooc:=IF([.AH7]&gt;[.$A$47];ROUND([.AH7]/[.$A$48]);IF([.AH7]&gt;[.$A$49];CONCATENATE(&quot;.&quot;;ROUND([.AH7]/[.$A$50]));IF([.AH7]&gt;0;CONCATENATE(&quot;..&quot;;[.AH7]);&quot;&quot;)))" office:value-type="string" office:string-value="..1">
            <text:p>..1</text:p>
          </table:table-cell>
          <table:table-cell table:style-name="ce4" table:formula="oooc:=IF([.AI7]&gt;[.$A$47];ROUND([.AI7]/[.$A$48]);IF([.AI7]&gt;[.$A$49];CONCATENATE(&quot;.&quot;;ROUND([.AI7]/[.$A$50]));IF([.AI7]&gt;0;CONCATENATE(&quot;..&quot;;[.AI7]);&quot;&quot;)))">
            <text:p/>
          </table:table-cell>
          <table:table-cell table:style-name="ce4" table:formula="oooc:=IF([.AJ7]&gt;[.$A$47];ROUND([.AJ7]/[.$A$48]);IF([.AJ7]&gt;[.$A$49];CONCATENATE(&quot;.&quot;;ROUND([.AJ7]/[.$A$50]));IF([.AJ7]&gt;0;CONCATENATE(&quot;..&quot;;[.AJ7]);&quot;&quot;)))">
            <text:p/>
          </table:table-cell>
          <table:table-cell table:style-name="ce4" table:formula="oooc:=IF([.AK7]&gt;[.$A$47];ROUND([.AK7]/[.$A$48]);IF([.AK7]&gt;[.$A$49];CONCATENATE(&quot;.&quot;;ROUND([.AK7]/[.$A$50]));IF([.AK7]&gt;0;CONCATENATE(&quot;..&quot;;[.AK7]);&quot;&quot;)))">
            <text:p/>
          </table:table-cell>
          <table:table-cell table:style-name="ce4" table:formula="oooc:=IF([.AL7]&gt;[.$A$47];ROUND([.AL7]/[.$A$48]);IF([.AL7]&gt;[.$A$49];CONCATENATE(&quot;.&quot;;ROUND([.AL7]/[.$A$50]));IF([.AL7]&gt;0;CONCATENATE(&quot;..&quot;;[.AL7]);&quot;&quot;)))">
            <text:p/>
          </table:table-cell>
          <table:table-cell table:style-name="ce4" table:formula="oooc:=IF([.AM7]&gt;[.$A$47];ROUND([.AM7]/[.$A$48]);IF([.AM7]&gt;[.$A$49];CONCATENATE(&quot;.&quot;;ROUND([.AM7]/[.$A$50]));IF([.AM7]&gt;0;CONCATENATE(&quot;..&quot;;[.AM7]);&quot;&quot;)))">
            <text:p/>
          </table:table-cell>
          <table:table-cell table:style-name="ce4" table:formula="oooc:=IF([.AN7]&gt;[.$A$47];ROUND([.AN7]/[.$A$48]);IF([.AN7]&gt;[.$A$49];CONCATENATE(&quot;.&quot;;ROUND([.AN7]/[.$A$50]));IF([.AN7]&gt;0;CONCATENATE(&quot;..&quot;;[.AN7]);&quot;&quot;)))">
            <text:p/>
          </table:table-cell>
          <table:table-cell table:number-columns-repeated="216"/>
        </table:table-row>
        <table:table-row table:style-name="ro1">
          <table:table-cell table:formula="oooc:=[.A8]" office:value-type="float" office:value="3">
            <text:p>3</text:p>
          </table:table-cell>
          <table:table-cell table:style-name="ce4" table:formula="oooc:=IF([.B8]&gt;[.$A$47];ROUND([.B8]/[.$A$48]);IF([.B8]&gt;[.$A$49];CONCATENATE(&quot;.&quot;;ROUND([.B8]/[.$A$50]));IF([.B8]&gt;0;CONCATENATE(&quot;..&quot;;[.B8]);&quot;&quot;)))" office:value-type="float" office:value="55">
            <text:p>55</text:p>
          </table:table-cell>
          <table:table-cell table:style-name="ce4" table:formula="oooc:=IF([.C8]&gt;[.$A$47];ROUND([.C8]/[.$A$48]);IF([.C8]&gt;[.$A$49];CONCATENATE(&quot;.&quot;;ROUND([.C8]/[.$A$50]));IF([.C8]&gt;0;CONCATENATE(&quot;..&quot;;[.C8]);&quot;&quot;)))" office:value-type="float" office:value="39">
            <text:p>39</text:p>
          </table:table-cell>
          <table:table-cell table:style-name="ce4" table:formula="oooc:=IF([.D8]&gt;[.$A$47];ROUND([.D8]/[.$A$48]);IF([.D8]&gt;[.$A$49];CONCATENATE(&quot;.&quot;;ROUND([.D8]/[.$A$50]));IF([.D8]&gt;0;CONCATENATE(&quot;..&quot;;[.D8]);&quot;&quot;)))" office:value-type="float" office:value="31">
            <text:p>31</text:p>
          </table:table-cell>
          <table:table-cell table:style-name="ce4" table:formula="oooc:=IF([.E8]&gt;[.$A$47];ROUND([.E8]/[.$A$48]);IF([.E8]&gt;[.$A$49];CONCATENATE(&quot;.&quot;;ROUND([.E8]/[.$A$50]));IF([.E8]&gt;0;CONCATENATE(&quot;..&quot;;[.E8]);&quot;&quot;)))" office:value-type="float" office:value="26">
            <text:p>26</text:p>
          </table:table-cell>
          <table:table-cell table:style-name="ce4" table:formula="oooc:=IF([.F8]&gt;[.$A$47];ROUND([.F8]/[.$A$48]);IF([.F8]&gt;[.$A$49];CONCATENATE(&quot;.&quot;;ROUND([.F8]/[.$A$50]));IF([.F8]&gt;0;CONCATENATE(&quot;..&quot;;[.F8]);&quot;&quot;)))" office:value-type="float" office:value="27">
            <text:p>27</text:p>
          </table:table-cell>
          <table:table-cell table:style-name="ce4" table:formula="oooc:=IF([.G8]&gt;[.$A$47];ROUND([.G8]/[.$A$48]);IF([.G8]&gt;[.$A$49];CONCATENATE(&quot;.&quot;;ROUND([.G8]/[.$A$50]));IF([.G8]&gt;0;CONCATENATE(&quot;..&quot;;[.G8]);&quot;&quot;)))" office:value-type="float" office:value="14">
            <text:p>14</text:p>
          </table:table-cell>
          <table:table-cell table:style-name="ce4" table:formula="oooc:=IF([.H8]&gt;[.$A$47];ROUND([.H8]/[.$A$48]);IF([.H8]&gt;[.$A$49];CONCATENATE(&quot;.&quot;;ROUND([.H8]/[.$A$50]));IF([.H8]&gt;0;CONCATENATE(&quot;..&quot;;[.H8]);&quot;&quot;)))" office:value-type="float" office:value="11">
            <text:p>11</text:p>
          </table:table-cell>
          <table:table-cell table:style-name="ce4" table:formula="oooc:=IF([.I8]&gt;[.$A$47];ROUND([.I8]/[.$A$48]);IF([.I8]&gt;[.$A$49];CONCATENATE(&quot;.&quot;;ROUND([.I8]/[.$A$50]));IF([.I8]&gt;0;CONCATENATE(&quot;..&quot;;[.I8]);&quot;&quot;)))" office:value-type="float" office:value="8">
            <text:p>8</text:p>
          </table:table-cell>
          <table:table-cell table:style-name="ce4" table:formula="oooc:=IF([.J8]&gt;[.$A$47];ROUND([.J8]/[.$A$48]);IF([.J8]&gt;[.$A$49];CONCATENATE(&quot;.&quot;;ROUND([.J8]/[.$A$50]));IF([.J8]&gt;0;CONCATENATE(&quot;..&quot;;[.J8]);&quot;&quot;)))" office:value-type="float" office:value="7">
            <text:p>7</text:p>
          </table:table-cell>
          <table:table-cell table:style-name="ce4" table:formula="oooc:=IF([.K8]&gt;[.$A$47];ROUND([.K8]/[.$A$48]);IF([.K8]&gt;[.$A$49];CONCATENATE(&quot;.&quot;;ROUND([.K8]/[.$A$50]));IF([.K8]&gt;0;CONCATENATE(&quot;..&quot;;[.K8]);&quot;&quot;)))" office:value-type="float" office:value="7">
            <text:p>7</text:p>
          </table:table-cell>
          <table:table-cell table:style-name="ce4" table:formula="oooc:=IF([.L8]&gt;[.$A$47];ROUND([.L8]/[.$A$48]);IF([.L8]&gt;[.$A$49];CONCATENATE(&quot;.&quot;;ROUND([.L8]/[.$A$50]));IF([.L8]&gt;0;CONCATENATE(&quot;..&quot;;[.L8]);&quot;&quot;)))" office:value-type="float" office:value="4">
            <text:p>4</text:p>
          </table:table-cell>
          <table:table-cell table:style-name="ce4" table:formula="oooc:=IF([.M8]&gt;[.$A$47];ROUND([.M8]/[.$A$48]);IF([.M8]&gt;[.$A$49];CONCATENATE(&quot;.&quot;;ROUND([.M8]/[.$A$50]));IF([.M8]&gt;0;CONCATENATE(&quot;..&quot;;[.M8]);&quot;&quot;)))" office:value-type="float" office:value="3">
            <text:p>3</text:p>
          </table:table-cell>
          <table:table-cell table:style-name="ce4" table:formula="oooc:=IF([.N8]&gt;[.$A$47];ROUND([.N8]/[.$A$48]);IF([.N8]&gt;[.$A$49];CONCATENATE(&quot;.&quot;;ROUND([.N8]/[.$A$50]));IF([.N8]&gt;0;CONCATENATE(&quot;..&quot;;[.N8]);&quot;&quot;)))" office:value-type="float" office:value="3">
            <text:p>3</text:p>
          </table:table-cell>
          <table:table-cell table:style-name="ce4" table:formula="oooc:=IF([.O8]&gt;[.$A$47];ROUND([.O8]/[.$A$48]);IF([.O8]&gt;[.$A$49];CONCATENATE(&quot;.&quot;;ROUND([.O8]/[.$A$50]));IF([.O8]&gt;0;CONCATENATE(&quot;..&quot;;[.O8]);&quot;&quot;)))" office:value-type="float" office:value="2">
            <text:p>2</text:p>
          </table:table-cell>
          <table:table-cell table:style-name="ce4" table:formula="oooc:=IF([.P8]&gt;[.$A$47];ROUND([.P8]/[.$A$48]);IF([.P8]&gt;[.$A$49];CONCATENATE(&quot;.&quot;;ROUND([.P8]/[.$A$50]));IF([.P8]&gt;0;CONCATENATE(&quot;..&quot;;[.P8]);&quot;&quot;)))" office:value-type="float" office:value="1">
            <text:p>1</text:p>
          </table:table-cell>
          <table:table-cell table:style-name="ce4" table:formula="oooc:=IF([.Q8]&gt;[.$A$47];ROUND([.Q8]/[.$A$48]);IF([.Q8]&gt;[.$A$49];CONCATENATE(&quot;.&quot;;ROUND([.Q8]/[.$A$50]));IF([.Q8]&gt;0;CONCATENATE(&quot;..&quot;;[.Q8]);&quot;&quot;)))" office:value-type="float" office:value="1">
            <text:p>1</text:p>
          </table:table-cell>
          <table:table-cell table:style-name="ce4" table:formula="oooc:=IF([.R8]&gt;[.$A$47];ROUND([.R8]/[.$A$48]);IF([.R8]&gt;[.$A$49];CONCATENATE(&quot;.&quot;;ROUND([.R8]/[.$A$50]));IF([.R8]&gt;0;CONCATENATE(&quot;..&quot;;[.R8]);&quot;&quot;)))" office:value-type="float" office:value="1">
            <text:p>1</text:p>
          </table:table-cell>
          <table:table-cell table:style-name="ce4" table:formula="oooc:=IF([.S8]&gt;[.$A$47];ROUND([.S8]/[.$A$48]);IF([.S8]&gt;[.$A$49];CONCATENATE(&quot;.&quot;;ROUND([.S8]/[.$A$50]));IF([.S8]&gt;0;CONCATENATE(&quot;..&quot;;[.S8]);&quot;&quot;)))" office:value-type="string" office:string-value=".81">
            <text:p>.81</text:p>
          </table:table-cell>
          <table:table-cell table:style-name="ce4" table:formula="oooc:=IF([.T8]&gt;[.$A$47];ROUND([.T8]/[.$A$48]);IF([.T8]&gt;[.$A$49];CONCATENATE(&quot;.&quot;;ROUND([.T8]/[.$A$50]));IF([.T8]&gt;0;CONCATENATE(&quot;..&quot;;[.T8]);&quot;&quot;)))" office:value-type="string" office:string-value=".75">
            <text:p>.75</text:p>
          </table:table-cell>
          <table:table-cell table:style-name="ce4" table:formula="oooc:=IF([.U8]&gt;[.$A$47];ROUND([.U8]/[.$A$48]);IF([.U8]&gt;[.$A$49];CONCATENATE(&quot;.&quot;;ROUND([.U8]/[.$A$50]));IF([.U8]&gt;0;CONCATENATE(&quot;..&quot;;[.U8]);&quot;&quot;)))" office:value-type="string" office:string-value=".56">
            <text:p>.56</text:p>
          </table:table-cell>
          <table:table-cell table:style-name="ce4" table:formula="oooc:=IF([.V8]&gt;[.$A$47];ROUND([.V8]/[.$A$48]);IF([.V8]&gt;[.$A$49];CONCATENATE(&quot;.&quot;;ROUND([.V8]/[.$A$50]));IF([.V8]&gt;0;CONCATENATE(&quot;..&quot;;[.V8]);&quot;&quot;)))" office:value-type="string" office:string-value=".38">
            <text:p>.38</text:p>
          </table:table-cell>
          <table:table-cell table:style-name="ce4" table:formula="oooc:=IF([.W8]&gt;[.$A$47];ROUND([.W8]/[.$A$48]);IF([.W8]&gt;[.$A$49];CONCATENATE(&quot;.&quot;;ROUND([.W8]/[.$A$50]));IF([.W8]&gt;0;CONCATENATE(&quot;..&quot;;[.W8]);&quot;&quot;)))" office:value-type="string" office:string-value=".23">
            <text:p>.23</text:p>
          </table:table-cell>
          <table:table-cell table:style-name="ce4" table:formula="oooc:=IF([.X8]&gt;[.$A$47];ROUND([.X8]/[.$A$48]);IF([.X8]&gt;[.$A$49];CONCATENATE(&quot;.&quot;;ROUND([.X8]/[.$A$50]));IF([.X8]&gt;0;CONCATENATE(&quot;..&quot;;[.X8]);&quot;&quot;)))" office:value-type="string" office:string-value=".21">
            <text:p>.21</text:p>
          </table:table-cell>
          <table:table-cell table:style-name="ce4" table:formula="oooc:=IF([.Y8]&gt;[.$A$47];ROUND([.Y8]/[.$A$48]);IF([.Y8]&gt;[.$A$49];CONCATENATE(&quot;.&quot;;ROUND([.Y8]/[.$A$50]));IF([.Y8]&gt;0;CONCATENATE(&quot;..&quot;;[.Y8]);&quot;&quot;)))" office:value-type="string" office:string-value=".21">
            <text:p>.21</text:p>
          </table:table-cell>
          <table:table-cell table:style-name="ce4" table:formula="oooc:=IF([.Z8]&gt;[.$A$47];ROUND([.Z8]/[.$A$48]);IF([.Z8]&gt;[.$A$49];CONCATENATE(&quot;.&quot;;ROUND([.Z8]/[.$A$50]));IF([.Z8]&gt;0;CONCATENATE(&quot;..&quot;;[.Z8]);&quot;&quot;)))" office:value-type="string" office:string-value=".14">
            <text:p>.14</text:p>
          </table:table-cell>
          <table:table-cell table:style-name="ce4" table:formula="oooc:=IF([.AA8]&gt;[.$A$47];ROUND([.AA8]/[.$A$48]);IF([.AA8]&gt;[.$A$49];CONCATENATE(&quot;.&quot;;ROUND([.AA8]/[.$A$50]));IF([.AA8]&gt;0;CONCATENATE(&quot;..&quot;;[.AA8]);&quot;&quot;)))" office:value-type="string" office:string-value=".8">
            <text:p>.8</text:p>
          </table:table-cell>
          <table:table-cell table:style-name="ce4" table:formula="oooc:=IF([.AB8]&gt;[.$A$47];ROUND([.AB8]/[.$A$48]);IF([.AB8]&gt;[.$A$49];CONCATENATE(&quot;.&quot;;ROUND([.AB8]/[.$A$50]));IF([.AB8]&gt;0;CONCATENATE(&quot;..&quot;;[.AB8]);&quot;&quot;)))" office:value-type="string" office:string-value=".3">
            <text:p>.3</text:p>
          </table:table-cell>
          <table:table-cell table:style-name="ce4" table:formula="oooc:=IF([.AC8]&gt;[.$A$47];ROUND([.AC8]/[.$A$48]);IF([.AC8]&gt;[.$A$49];CONCATENATE(&quot;.&quot;;ROUND([.AC8]/[.$A$50]));IF([.AC8]&gt;0;CONCATENATE(&quot;..&quot;;[.AC8]);&quot;&quot;)))" office:value-type="string" office:string-value=".2">
            <text:p>.2</text:p>
          </table:table-cell>
          <table:table-cell table:style-name="ce4" table:formula="oooc:=IF([.AD8]&gt;[.$A$47];ROUND([.AD8]/[.$A$48]);IF([.AD8]&gt;[.$A$49];CONCATENATE(&quot;.&quot;;ROUND([.AD8]/[.$A$50]));IF([.AD8]&gt;0;CONCATENATE(&quot;..&quot;;[.AD8]);&quot;&quot;)))" office:value-type="string" office:string-value=".1">
            <text:p>.1</text:p>
          </table:table-cell>
          <table:table-cell table:style-name="ce4" table:formula="oooc:=IF([.AE8]&gt;[.$A$47];ROUND([.AE8]/[.$A$48]);IF([.AE8]&gt;[.$A$49];CONCATENATE(&quot;.&quot;;ROUND([.AE8]/[.$A$50]));IF([.AE8]&gt;0;CONCATENATE(&quot;..&quot;;[.AE8]);&quot;&quot;)))" office:value-type="string" office:string-value="..95">
            <text:p>..95</text:p>
          </table:table-cell>
          <table:table-cell table:style-name="ce4" table:formula="oooc:=IF([.AF8]&gt;[.$A$47];ROUND([.AF8]/[.$A$48]);IF([.AF8]&gt;[.$A$49];CONCATENATE(&quot;.&quot;;ROUND([.AF8]/[.$A$50]));IF([.AF8]&gt;0;CONCATENATE(&quot;..&quot;;[.AF8]);&quot;&quot;)))" office:value-type="string" office:string-value="..47">
            <text:p>..47</text:p>
          </table:table-cell>
          <table:table-cell table:style-name="ce4" table:formula="oooc:=IF([.AG8]&gt;[.$A$47];ROUND([.AG8]/[.$A$48]);IF([.AG8]&gt;[.$A$49];CONCATENATE(&quot;.&quot;;ROUND([.AG8]/[.$A$50]));IF([.AG8]&gt;0;CONCATENATE(&quot;..&quot;;[.AG8]);&quot;&quot;)))" office:value-type="string" office:string-value="..11">
            <text:p>..11</text:p>
          </table:table-cell>
          <table:table-cell table:style-name="ce4" table:formula="oooc:=IF([.AH8]&gt;[.$A$47];ROUND([.AH8]/[.$A$48]);IF([.AH8]&gt;[.$A$49];CONCATENATE(&quot;.&quot;;ROUND([.AH8]/[.$A$50]));IF([.AH8]&gt;0;CONCATENATE(&quot;..&quot;;[.AH8]);&quot;&quot;)))" office:value-type="string" office:string-value="..15">
            <text:p>..15</text:p>
          </table:table-cell>
          <table:table-cell table:style-name="ce4" table:formula="oooc:=IF([.AI8]&gt;[.$A$47];ROUND([.AI8]/[.$A$48]);IF([.AI8]&gt;[.$A$49];CONCATENATE(&quot;.&quot;;ROUND([.AI8]/[.$A$50]));IF([.AI8]&gt;0;CONCATENATE(&quot;..&quot;;[.AI8]);&quot;&quot;)))" office:value-type="string" office:string-value="..3">
            <text:p>..3</text:p>
          </table:table-cell>
          <table:table-cell table:style-name="ce4" table:formula="oooc:=IF([.AJ8]&gt;[.$A$47];ROUND([.AJ8]/[.$A$48]);IF([.AJ8]&gt;[.$A$49];CONCATENATE(&quot;.&quot;;ROUND([.AJ8]/[.$A$50]));IF([.AJ8]&gt;0;CONCATENATE(&quot;..&quot;;[.AJ8]);&quot;&quot;)))" office:value-type="string" office:string-value="..2">
            <text:p>..2</text:p>
          </table:table-cell>
          <table:table-cell table:style-name="ce4" table:formula="oooc:=IF([.AK8]&gt;[.$A$47];ROUND([.AK8]/[.$A$48]);IF([.AK8]&gt;[.$A$49];CONCATENATE(&quot;.&quot;;ROUND([.AK8]/[.$A$50]));IF([.AK8]&gt;0;CONCATENATE(&quot;..&quot;;[.AK8]);&quot;&quot;)))">
            <text:p/>
          </table:table-cell>
          <table:table-cell table:style-name="ce4" table:formula="oooc:=IF([.AL8]&gt;[.$A$47];ROUND([.AL8]/[.$A$48]);IF([.AL8]&gt;[.$A$49];CONCATENATE(&quot;.&quot;;ROUND([.AL8]/[.$A$50]));IF([.AL8]&gt;0;CONCATENATE(&quot;..&quot;;[.AL8]);&quot;&quot;)))">
            <text:p/>
          </table:table-cell>
          <table:table-cell table:style-name="ce4" table:formula="oooc:=IF([.AM8]&gt;[.$A$47];ROUND([.AM8]/[.$A$48]);IF([.AM8]&gt;[.$A$49];CONCATENATE(&quot;.&quot;;ROUND([.AM8]/[.$A$50]));IF([.AM8]&gt;0;CONCATENATE(&quot;..&quot;;[.AM8]);&quot;&quot;)))">
            <text:p/>
          </table:table-cell>
          <table:table-cell table:style-name="ce4" table:formula="oooc:=IF([.AN8]&gt;[.$A$47];ROUND([.AN8]/[.$A$48]);IF([.AN8]&gt;[.$A$49];CONCATENATE(&quot;.&quot;;ROUND([.AN8]/[.$A$50]));IF([.AN8]&gt;0;CONCATENATE(&quot;..&quot;;[.AN8]);&quot;&quot;)))">
            <text:p/>
          </table:table-cell>
          <table:table-cell table:number-columns-repeated="216"/>
        </table:table-row>
        <table:table-row table:style-name="ro1">
          <table:table-cell table:formula="oooc:=[.A9]" office:value-type="float" office:value="4">
            <text:p>4</text:p>
          </table:table-cell>
          <table:table-cell table:style-name="ce4" table:formula="oooc:=IF([.B9]&gt;[.$A$47];ROUND([.B9]/[.$A$48]);IF([.B9]&gt;[.$A$49];CONCATENATE(&quot;.&quot;;ROUND([.B9]/[.$A$50]));IF([.B9]&gt;0;CONCATENATE(&quot;..&quot;;[.B9]);&quot;&quot;)))" office:value-type="float" office:value="86">
            <text:p>86</text:p>
          </table:table-cell>
          <table:table-cell table:style-name="ce4" table:formula="oooc:=IF([.C9]&gt;[.$A$47];ROUND([.C9]/[.$A$48]);IF([.C9]&gt;[.$A$49];CONCATENATE(&quot;.&quot;;ROUND([.C9]/[.$A$50]));IF([.C9]&gt;0;CONCATENATE(&quot;..&quot;;[.C9]);&quot;&quot;)))" office:value-type="float" office:value="61">
            <text:p>61</text:p>
          </table:table-cell>
          <table:table-cell table:style-name="ce4" table:formula="oooc:=IF([.D9]&gt;[.$A$47];ROUND([.D9]/[.$A$48]);IF([.D9]&gt;[.$A$49];CONCATENATE(&quot;.&quot;;ROUND([.D9]/[.$A$50]));IF([.D9]&gt;0;CONCATENATE(&quot;..&quot;;[.D9]);&quot;&quot;)))" office:value-type="float" office:value="49">
            <text:p>49</text:p>
          </table:table-cell>
          <table:table-cell table:style-name="ce4" table:formula="oooc:=IF([.E9]&gt;[.$A$47];ROUND([.E9]/[.$A$48]);IF([.E9]&gt;[.$A$49];CONCATENATE(&quot;.&quot;;ROUND([.E9]/[.$A$50]));IF([.E9]&gt;0;CONCATENATE(&quot;..&quot;;[.E9]);&quot;&quot;)))" office:value-type="float" office:value="41">
            <text:p>41</text:p>
          </table:table-cell>
          <table:table-cell table:style-name="ce4" table:formula="oooc:=IF([.F9]&gt;[.$A$47];ROUND([.F9]/[.$A$48]);IF([.F9]&gt;[.$A$49];CONCATENATE(&quot;.&quot;;ROUND([.F9]/[.$A$50]));IF([.F9]&gt;0;CONCATENATE(&quot;..&quot;;[.F9]);&quot;&quot;)))" office:value-type="float" office:value="42">
            <text:p>42</text:p>
          </table:table-cell>
          <table:table-cell table:style-name="ce4" table:formula="oooc:=IF([.G9]&gt;[.$A$47];ROUND([.G9]/[.$A$48]);IF([.G9]&gt;[.$A$49];CONCATENATE(&quot;.&quot;;ROUND([.G9]/[.$A$50]));IF([.G9]&gt;0;CONCATENATE(&quot;..&quot;;[.G9]);&quot;&quot;)))" office:value-type="float" office:value="21">
            <text:p>21</text:p>
          </table:table-cell>
          <table:table-cell table:style-name="ce4" table:formula="oooc:=IF([.H9]&gt;[.$A$47];ROUND([.H9]/[.$A$48]);IF([.H9]&gt;[.$A$49];CONCATENATE(&quot;.&quot;;ROUND([.H9]/[.$A$50]));IF([.H9]&gt;0;CONCATENATE(&quot;..&quot;;[.H9]);&quot;&quot;)))" office:value-type="float" office:value="17">
            <text:p>17</text:p>
          </table:table-cell>
          <table:table-cell table:style-name="ce4" table:formula="oooc:=IF([.I9]&gt;[.$A$47];ROUND([.I9]/[.$A$48]);IF([.I9]&gt;[.$A$49];CONCATENATE(&quot;.&quot;;ROUND([.I9]/[.$A$50]));IF([.I9]&gt;0;CONCATENATE(&quot;..&quot;;[.I9]);&quot;&quot;)))" office:value-type="float" office:value="13">
            <text:p>13</text:p>
          </table:table-cell>
          <table:table-cell table:style-name="ce4" table:formula="oooc:=IF([.J9]&gt;[.$A$47];ROUND([.J9]/[.$A$48]);IF([.J9]&gt;[.$A$49];CONCATENATE(&quot;.&quot;;ROUND([.J9]/[.$A$50]));IF([.J9]&gt;0;CONCATENATE(&quot;..&quot;;[.J9]);&quot;&quot;)))" office:value-type="float" office:value="12">
            <text:p>12</text:p>
          </table:table-cell>
          <table:table-cell table:style-name="ce4" table:formula="oooc:=IF([.K9]&gt;[.$A$47];ROUND([.K9]/[.$A$48]);IF([.K9]&gt;[.$A$49];CONCATENATE(&quot;.&quot;;ROUND([.K9]/[.$A$50]));IF([.K9]&gt;0;CONCATENATE(&quot;..&quot;;[.K9]);&quot;&quot;)))" office:value-type="float" office:value="12">
            <text:p>12</text:p>
          </table:table-cell>
          <table:table-cell table:style-name="ce4" table:formula="oooc:=IF([.L9]&gt;[.$A$47];ROUND([.L9]/[.$A$48]);IF([.L9]&gt;[.$A$49];CONCATENATE(&quot;.&quot;;ROUND([.L9]/[.$A$50]));IF([.L9]&gt;0;CONCATENATE(&quot;..&quot;;[.L9]);&quot;&quot;)))" office:value-type="float" office:value="6">
            <text:p>6</text:p>
          </table:table-cell>
          <table:table-cell table:style-name="ce4" table:formula="oooc:=IF([.M9]&gt;[.$A$47];ROUND([.M9]/[.$A$48]);IF([.M9]&gt;[.$A$49];CONCATENATE(&quot;.&quot;;ROUND([.M9]/[.$A$50]));IF([.M9]&gt;0;CONCATENATE(&quot;..&quot;;[.M9]);&quot;&quot;)))" office:value-type="float" office:value="5">
            <text:p>5</text:p>
          </table:table-cell>
          <table:table-cell table:style-name="ce4" table:formula="oooc:=IF([.N9]&gt;[.$A$47];ROUND([.N9]/[.$A$48]);IF([.N9]&gt;[.$A$49];CONCATENATE(&quot;.&quot;;ROUND([.N9]/[.$A$50]));IF([.N9]&gt;0;CONCATENATE(&quot;..&quot;;[.N9]);&quot;&quot;)))" office:value-type="float" office:value="5">
            <text:p>5</text:p>
          </table:table-cell>
          <table:table-cell table:style-name="ce4" table:formula="oooc:=IF([.O9]&gt;[.$A$47];ROUND([.O9]/[.$A$48]);IF([.O9]&gt;[.$A$49];CONCATENATE(&quot;.&quot;;ROUND([.O9]/[.$A$50]));IF([.O9]&gt;0;CONCATENATE(&quot;..&quot;;[.O9]);&quot;&quot;)))" office:value-type="float" office:value="3">
            <text:p>3</text:p>
          </table:table-cell>
          <table:table-cell table:style-name="ce4" table:formula="oooc:=IF([.P9]&gt;[.$A$47];ROUND([.P9]/[.$A$48]);IF([.P9]&gt;[.$A$49];CONCATENATE(&quot;.&quot;;ROUND([.P9]/[.$A$50]));IF([.P9]&gt;0;CONCATENATE(&quot;..&quot;;[.P9]);&quot;&quot;)))" office:value-type="float" office:value="2">
            <text:p>2</text:p>
          </table:table-cell>
          <table:table-cell table:style-name="ce4" table:formula="oooc:=IF([.Q9]&gt;[.$A$47];ROUND([.Q9]/[.$A$48]);IF([.Q9]&gt;[.$A$49];CONCATENATE(&quot;.&quot;;ROUND([.Q9]/[.$A$50]));IF([.Q9]&gt;0;CONCATENATE(&quot;..&quot;;[.Q9]);&quot;&quot;)))" office:value-type="float" office:value="2">
            <text:p>2</text:p>
          </table:table-cell>
          <table:table-cell table:style-name="ce4" table:formula="oooc:=IF([.R9]&gt;[.$A$47];ROUND([.R9]/[.$A$48]);IF([.R9]&gt;[.$A$49];CONCATENATE(&quot;.&quot;;ROUND([.R9]/[.$A$50]));IF([.R9]&gt;0;CONCATENATE(&quot;..&quot;;[.R9]);&quot;&quot;)))" office:value-type="float" office:value="2">
            <text:p>2</text:p>
          </table:table-cell>
          <table:table-cell table:style-name="ce4" table:formula="oooc:=IF([.S9]&gt;[.$A$47];ROUND([.S9]/[.$A$48]);IF([.S9]&gt;[.$A$49];CONCATENATE(&quot;.&quot;;ROUND([.S9]/[.$A$50]));IF([.S9]&gt;0;CONCATENATE(&quot;..&quot;;[.S9]);&quot;&quot;)))" office:value-type="float" office:value="1">
            <text:p>1</text:p>
          </table:table-cell>
          <table:table-cell table:style-name="ce4" table:formula="oooc:=IF([.T9]&gt;[.$A$47];ROUND([.T9]/[.$A$48]);IF([.T9]&gt;[.$A$49];CONCATENATE(&quot;.&quot;;ROUND([.T9]/[.$A$50]));IF([.T9]&gt;0;CONCATENATE(&quot;..&quot;;[.T9]);&quot;&quot;)))" office:value-type="float" office:value="1">
            <text:p>1</text:p>
          </table:table-cell>
          <table:table-cell table:style-name="ce4" table:formula="oooc:=IF([.U9]&gt;[.$A$47];ROUND([.U9]/[.$A$48]);IF([.U9]&gt;[.$A$49];CONCATENATE(&quot;.&quot;;ROUND([.U9]/[.$A$50]));IF([.U9]&gt;0;CONCATENATE(&quot;..&quot;;[.U9]);&quot;&quot;)))" office:value-type="string" office:string-value=".89">
            <text:p>.89</text:p>
          </table:table-cell>
          <table:table-cell table:style-name="ce4" table:formula="oooc:=IF([.V9]&gt;[.$A$47];ROUND([.V9]/[.$A$48]);IF([.V9]&gt;[.$A$49];CONCATENATE(&quot;.&quot;;ROUND([.V9]/[.$A$50]));IF([.V9]&gt;0;CONCATENATE(&quot;..&quot;;[.V9]);&quot;&quot;)))" office:value-type="string" office:string-value=".57">
            <text:p>.57</text:p>
          </table:table-cell>
          <table:table-cell table:style-name="ce4" table:formula="oooc:=IF([.W9]&gt;[.$A$47];ROUND([.W9]/[.$A$48]);IF([.W9]&gt;[.$A$49];CONCATENATE(&quot;.&quot;;ROUND([.W9]/[.$A$50]));IF([.W9]&gt;0;CONCATENATE(&quot;..&quot;;[.W9]);&quot;&quot;)))" office:value-type="string" office:string-value=".36">
            <text:p>.36</text:p>
          </table:table-cell>
          <table:table-cell table:style-name="ce4" table:formula="oooc:=IF([.X9]&gt;[.$A$47];ROUND([.X9]/[.$A$48]);IF([.X9]&gt;[.$A$49];CONCATENATE(&quot;.&quot;;ROUND([.X9]/[.$A$50]));IF([.X9]&gt;0;CONCATENATE(&quot;..&quot;;[.X9]);&quot;&quot;)))" office:value-type="string" office:string-value=".32">
            <text:p>.32</text:p>
          </table:table-cell>
          <table:table-cell table:style-name="ce4" table:formula="oooc:=IF([.Y9]&gt;[.$A$47];ROUND([.Y9]/[.$A$48]);IF([.Y9]&gt;[.$A$49];CONCATENATE(&quot;.&quot;;ROUND([.Y9]/[.$A$50]));IF([.Y9]&gt;0;CONCATENATE(&quot;..&quot;;[.Y9]);&quot;&quot;)))" office:value-type="string" office:string-value=".34">
            <text:p>.34</text:p>
          </table:table-cell>
          <table:table-cell table:style-name="ce4" table:formula="oooc:=IF([.Z9]&gt;[.$A$47];ROUND([.Z9]/[.$A$48]);IF([.Z9]&gt;[.$A$49];CONCATENATE(&quot;.&quot;;ROUND([.Z9]/[.$A$50]));IF([.Z9]&gt;0;CONCATENATE(&quot;..&quot;;[.Z9]);&quot;&quot;)))" office:value-type="string" office:string-value=".23">
            <text:p>.23</text:p>
          </table:table-cell>
          <table:table-cell table:style-name="ce4" table:formula="oooc:=IF([.AA9]&gt;[.$A$47];ROUND([.AA9]/[.$A$48]);IF([.AA9]&gt;[.$A$49];CONCATENATE(&quot;.&quot;;ROUND([.AA9]/[.$A$50]));IF([.AA9]&gt;0;CONCATENATE(&quot;..&quot;;[.AA9]);&quot;&quot;)))" office:value-type="string" office:string-value=".12">
            <text:p>.12</text:p>
          </table:table-cell>
          <table:table-cell table:style-name="ce4" table:formula="oooc:=IF([.AB9]&gt;[.$A$47];ROUND([.AB9]/[.$A$48]);IF([.AB9]&gt;[.$A$49];CONCATENATE(&quot;.&quot;;ROUND([.AB9]/[.$A$50]));IF([.AB9]&gt;0;CONCATENATE(&quot;..&quot;;[.AB9]);&quot;&quot;)))" office:value-type="string" office:string-value=".4">
            <text:p>.4</text:p>
          </table:table-cell>
          <table:table-cell table:style-name="ce4" table:formula="oooc:=IF([.AC9]&gt;[.$A$47];ROUND([.AC9]/[.$A$48]);IF([.AC9]&gt;[.$A$49];CONCATENATE(&quot;.&quot;;ROUND([.AC9]/[.$A$50]));IF([.AC9]&gt;0;CONCATENATE(&quot;..&quot;;[.AC9]);&quot;&quot;)))" office:value-type="string" office:string-value=".2">
            <text:p>.2</text:p>
          </table:table-cell>
          <table:table-cell table:style-name="ce4" table:formula="oooc:=IF([.AD9]&gt;[.$A$47];ROUND([.AD9]/[.$A$48]);IF([.AD9]&gt;[.$A$49];CONCATENATE(&quot;.&quot;;ROUND([.AD9]/[.$A$50]));IF([.AD9]&gt;0;CONCATENATE(&quot;..&quot;;[.AD9]);&quot;&quot;)))" office:value-type="string" office:string-value=".2">
            <text:p>.2</text:p>
          </table:table-cell>
          <table:table-cell table:style-name="ce4" table:formula="oooc:=IF([.AE9]&gt;[.$A$47];ROUND([.AE9]/[.$A$48]);IF([.AE9]&gt;[.$A$49];CONCATENATE(&quot;.&quot;;ROUND([.AE9]/[.$A$50]));IF([.AE9]&gt;0;CONCATENATE(&quot;..&quot;;[.AE9]);&quot;&quot;)))" office:value-type="string" office:string-value=".2">
            <text:p>.2</text:p>
          </table:table-cell>
          <table:table-cell table:style-name="ce4" table:formula="oooc:=IF([.AF9]&gt;[.$A$47];ROUND([.AF9]/[.$A$48]);IF([.AF9]&gt;[.$A$49];CONCATENATE(&quot;.&quot;;ROUND([.AF9]/[.$A$50]));IF([.AF9]&gt;0;CONCATENATE(&quot;..&quot;;[.AF9]);&quot;&quot;)))" office:value-type="string" office:string-value="..91">
            <text:p>..91</text:p>
          </table:table-cell>
          <table:table-cell table:style-name="ce4" table:formula="oooc:=IF([.AG9]&gt;[.$A$47];ROUND([.AG9]/[.$A$48]);IF([.AG9]&gt;[.$A$49];CONCATENATE(&quot;.&quot;;ROUND([.AG9]/[.$A$50]));IF([.AG9]&gt;0;CONCATENATE(&quot;..&quot;;[.AG9]);&quot;&quot;)))" office:value-type="string" office:string-value="..20">
            <text:p>..20</text:p>
          </table:table-cell>
          <table:table-cell table:style-name="ce4" table:formula="oooc:=IF([.AH9]&gt;[.$A$47];ROUND([.AH9]/[.$A$48]);IF([.AH9]&gt;[.$A$49];CONCATENATE(&quot;.&quot;;ROUND([.AH9]/[.$A$50]));IF([.AH9]&gt;0;CONCATENATE(&quot;..&quot;;[.AH9]);&quot;&quot;)))" office:value-type="string" office:string-value="..20">
            <text:p>..20</text:p>
          </table:table-cell>
          <table:table-cell table:style-name="ce4" table:formula="oooc:=IF([.AI9]&gt;[.$A$47];ROUND([.AI9]/[.$A$48]);IF([.AI9]&gt;[.$A$49];CONCATENATE(&quot;.&quot;;ROUND([.AI9]/[.$A$50]));IF([.AI9]&gt;0;CONCATENATE(&quot;..&quot;;[.AI9]);&quot;&quot;)))" office:value-type="string" office:string-value="..9">
            <text:p>..9</text:p>
          </table:table-cell>
          <table:table-cell table:style-name="ce4" table:formula="oooc:=IF([.AJ9]&gt;[.$A$47];ROUND([.AJ9]/[.$A$48]);IF([.AJ9]&gt;[.$A$49];CONCATENATE(&quot;.&quot;;ROUND([.AJ9]/[.$A$50]));IF([.AJ9]&gt;0;CONCATENATE(&quot;..&quot;;[.AJ9]);&quot;&quot;)))" office:value-type="string" office:string-value="..4">
            <text:p>..4</text:p>
          </table:table-cell>
          <table:table-cell table:style-name="ce4" table:formula="oooc:=IF([.AK9]&gt;[.$A$47];ROUND([.AK9]/[.$A$48]);IF([.AK9]&gt;[.$A$49];CONCATENATE(&quot;.&quot;;ROUND([.AK9]/[.$A$50]));IF([.AK9]&gt;0;CONCATENATE(&quot;..&quot;;[.AK9]);&quot;&quot;)))">
            <text:p/>
          </table:table-cell>
          <table:table-cell table:style-name="ce4" table:formula="oooc:=IF([.AL9]&gt;[.$A$47];ROUND([.AL9]/[.$A$48]);IF([.AL9]&gt;[.$A$49];CONCATENATE(&quot;.&quot;;ROUND([.AL9]/[.$A$50]));IF([.AL9]&gt;0;CONCATENATE(&quot;..&quot;;[.AL9]);&quot;&quot;)))">
            <text:p/>
          </table:table-cell>
          <table:table-cell table:style-name="ce4" table:formula="oooc:=IF([.AM9]&gt;[.$A$47];ROUND([.AM9]/[.$A$48]);IF([.AM9]&gt;[.$A$49];CONCATENATE(&quot;.&quot;;ROUND([.AM9]/[.$A$50]));IF([.AM9]&gt;0;CONCATENATE(&quot;..&quot;;[.AM9]);&quot;&quot;)))">
            <text:p/>
          </table:table-cell>
          <table:table-cell table:style-name="ce4" table:formula="oooc:=IF([.AN9]&gt;[.$A$47];ROUND([.AN9]/[.$A$48]);IF([.AN9]&gt;[.$A$49];CONCATENATE(&quot;.&quot;;ROUND([.AN9]/[.$A$50]));IF([.AN9]&gt;0;CONCATENATE(&quot;..&quot;;[.AN9]);&quot;&quot;)))">
            <text:p/>
          </table:table-cell>
          <table:table-cell table:number-columns-repeated="216"/>
        </table:table-row>
        <table:table-row table:style-name="ro1">
          <table:table-cell table:formula="oooc:=[.A10]" office:value-type="float" office:value="5">
            <text:p>5</text:p>
          </table:table-cell>
          <table:table-cell table:style-name="ce4" table:formula="oooc:=IF([.B10]&gt;[.$A$47];ROUND([.B10]/[.$A$48]);IF([.B10]&gt;[.$A$49];CONCATENATE(&quot;.&quot;;ROUND([.B10]/[.$A$50]));IF([.B10]&gt;0;CONCATENATE(&quot;..&quot;;[.B10]);&quot;&quot;)))" office:value-type="float" office:value="114">
            <text:p>114</text:p>
          </table:table-cell>
          <table:table-cell table:style-name="ce4" table:formula="oooc:=IF([.C10]&gt;[.$A$47];ROUND([.C10]/[.$A$48]);IF([.C10]&gt;[.$A$49];CONCATENATE(&quot;.&quot;;ROUND([.C10]/[.$A$50]));IF([.C10]&gt;0;CONCATENATE(&quot;..&quot;;[.C10]);&quot;&quot;)))" office:value-type="float" office:value="81">
            <text:p>81</text:p>
          </table:table-cell>
          <table:table-cell table:style-name="ce4" table:formula="oooc:=IF([.D10]&gt;[.$A$47];ROUND([.D10]/[.$A$48]);IF([.D10]&gt;[.$A$49];CONCATENATE(&quot;.&quot;;ROUND([.D10]/[.$A$50]));IF([.D10]&gt;0;CONCATENATE(&quot;..&quot;;[.D10]);&quot;&quot;)))" office:value-type="float" office:value="67">
            <text:p>67</text:p>
          </table:table-cell>
          <table:table-cell table:style-name="ce4" table:formula="oooc:=IF([.E10]&gt;[.$A$47];ROUND([.E10]/[.$A$48]);IF([.E10]&gt;[.$A$49];CONCATENATE(&quot;.&quot;;ROUND([.E10]/[.$A$50]));IF([.E10]&gt;0;CONCATENATE(&quot;..&quot;;[.E10]);&quot;&quot;)))" office:value-type="float" office:value="55">
            <text:p>55</text:p>
          </table:table-cell>
          <table:table-cell table:style-name="ce4" table:formula="oooc:=IF([.F10]&gt;[.$A$47];ROUND([.F10]/[.$A$48]);IF([.F10]&gt;[.$A$49];CONCATENATE(&quot;.&quot;;ROUND([.F10]/[.$A$50]));IF([.F10]&gt;0;CONCATENATE(&quot;..&quot;;[.F10]);&quot;&quot;)))" office:value-type="float" office:value="56">
            <text:p>56</text:p>
          </table:table-cell>
          <table:table-cell table:style-name="ce4" table:formula="oooc:=IF([.G10]&gt;[.$A$47];ROUND([.G10]/[.$A$48]);IF([.G10]&gt;[.$A$49];CONCATENATE(&quot;.&quot;;ROUND([.G10]/[.$A$50]));IF([.G10]&gt;0;CONCATENATE(&quot;..&quot;;[.G10]);&quot;&quot;)))" office:value-type="float" office:value="29">
            <text:p>29</text:p>
          </table:table-cell>
          <table:table-cell table:style-name="ce4" table:formula="oooc:=IF([.H10]&gt;[.$A$47];ROUND([.H10]/[.$A$48]);IF([.H10]&gt;[.$A$49];CONCATENATE(&quot;.&quot;;ROUND([.H10]/[.$A$50]));IF([.H10]&gt;0;CONCATENATE(&quot;..&quot;;[.H10]);&quot;&quot;)))" office:value-type="float" office:value="24">
            <text:p>24</text:p>
          </table:table-cell>
          <table:table-cell table:style-name="ce4" table:formula="oooc:=IF([.I10]&gt;[.$A$47];ROUND([.I10]/[.$A$48]);IF([.I10]&gt;[.$A$49];CONCATENATE(&quot;.&quot;;ROUND([.I10]/[.$A$50]));IF([.I10]&gt;0;CONCATENATE(&quot;..&quot;;[.I10]);&quot;&quot;)))" office:value-type="float" office:value="18">
            <text:p>18</text:p>
          </table:table-cell>
          <table:table-cell table:style-name="ce4" table:formula="oooc:=IF([.J10]&gt;[.$A$47];ROUND([.J10]/[.$A$48]);IF([.J10]&gt;[.$A$49];CONCATENATE(&quot;.&quot;;ROUND([.J10]/[.$A$50]));IF([.J10]&gt;0;CONCATENATE(&quot;..&quot;;[.J10]);&quot;&quot;)))" office:value-type="float" office:value="16">
            <text:p>16</text:p>
          </table:table-cell>
          <table:table-cell table:style-name="ce4" table:formula="oooc:=IF([.K10]&gt;[.$A$47];ROUND([.K10]/[.$A$48]);IF([.K10]&gt;[.$A$49];CONCATENATE(&quot;.&quot;;ROUND([.K10]/[.$A$50]));IF([.K10]&gt;0;CONCATENATE(&quot;..&quot;;[.K10]);&quot;&quot;)))" office:value-type="float" office:value="16">
            <text:p>16</text:p>
          </table:table-cell>
          <table:table-cell table:style-name="ce4" table:formula="oooc:=IF([.L10]&gt;[.$A$47];ROUND([.L10]/[.$A$48]);IF([.L10]&gt;[.$A$49];CONCATENATE(&quot;.&quot;;ROUND([.L10]/[.$A$50]));IF([.L10]&gt;0;CONCATENATE(&quot;..&quot;;[.L10]);&quot;&quot;)))" office:value-type="float" office:value="9">
            <text:p>9</text:p>
          </table:table-cell>
          <table:table-cell table:style-name="ce4" table:formula="oooc:=IF([.M10]&gt;[.$A$47];ROUND([.M10]/[.$A$48]);IF([.M10]&gt;[.$A$49];CONCATENATE(&quot;.&quot;;ROUND([.M10]/[.$A$50]));IF([.M10]&gt;0;CONCATENATE(&quot;..&quot;;[.M10]);&quot;&quot;)))" office:value-type="float" office:value="7">
            <text:p>7</text:p>
          </table:table-cell>
          <table:table-cell table:style-name="ce4" table:formula="oooc:=IF([.N10]&gt;[.$A$47];ROUND([.N10]/[.$A$48]);IF([.N10]&gt;[.$A$49];CONCATENATE(&quot;.&quot;;ROUND([.N10]/[.$A$50]));IF([.N10]&gt;0;CONCATENATE(&quot;..&quot;;[.N10]);&quot;&quot;)))" office:value-type="float" office:value="6">
            <text:p>6</text:p>
          </table:table-cell>
          <table:table-cell table:style-name="ce4" table:formula="oooc:=IF([.O10]&gt;[.$A$47];ROUND([.O10]/[.$A$48]);IF([.O10]&gt;[.$A$49];CONCATENATE(&quot;.&quot;;ROUND([.O10]/[.$A$50]));IF([.O10]&gt;0;CONCATENATE(&quot;..&quot;;[.O10]);&quot;&quot;)))" office:value-type="float" office:value="5">
            <text:p>5</text:p>
          </table:table-cell>
          <table:table-cell table:style-name="ce4" table:formula="oooc:=IF([.P10]&gt;[.$A$47];ROUND([.P10]/[.$A$48]);IF([.P10]&gt;[.$A$49];CONCATENATE(&quot;.&quot;;ROUND([.P10]/[.$A$50]));IF([.P10]&gt;0;CONCATENATE(&quot;..&quot;;[.P10]);&quot;&quot;)))" office:value-type="float" office:value="3">
            <text:p>3</text:p>
          </table:table-cell>
          <table:table-cell table:style-name="ce4" table:formula="oooc:=IF([.Q10]&gt;[.$A$47];ROUND([.Q10]/[.$A$48]);IF([.Q10]&gt;[.$A$49];CONCATENATE(&quot;.&quot;;ROUND([.Q10]/[.$A$50]));IF([.Q10]&gt;0;CONCATENATE(&quot;..&quot;;[.Q10]);&quot;&quot;)))" office:value-type="float" office:value="3">
            <text:p>3</text:p>
          </table:table-cell>
          <table:table-cell table:style-name="ce4" table:formula="oooc:=IF([.R10]&gt;[.$A$47];ROUND([.R10]/[.$A$48]);IF([.R10]&gt;[.$A$49];CONCATENATE(&quot;.&quot;;ROUND([.R10]/[.$A$50]));IF([.R10]&gt;0;CONCATENATE(&quot;..&quot;;[.R10]);&quot;&quot;)))" office:value-type="float" office:value="3">
            <text:p>3</text:p>
          </table:table-cell>
          <table:table-cell table:style-name="ce4" table:formula="oooc:=IF([.S10]&gt;[.$A$47];ROUND([.S10]/[.$A$48]);IF([.S10]&gt;[.$A$49];CONCATENATE(&quot;.&quot;;ROUND([.S10]/[.$A$50]));IF([.S10]&gt;0;CONCATENATE(&quot;..&quot;;[.S10]);&quot;&quot;)))" office:value-type="float" office:value="2">
            <text:p>2</text:p>
          </table:table-cell>
          <table:table-cell table:style-name="ce4" table:formula="oooc:=IF([.T10]&gt;[.$A$47];ROUND([.T10]/[.$A$48]);IF([.T10]&gt;[.$A$49];CONCATENATE(&quot;.&quot;;ROUND([.T10]/[.$A$50]));IF([.T10]&gt;0;CONCATENATE(&quot;..&quot;;[.T10]);&quot;&quot;)))" office:value-type="float" office:value="2">
            <text:p>2</text:p>
          </table:table-cell>
          <table:table-cell table:style-name="ce4" table:formula="oooc:=IF([.U10]&gt;[.$A$47];ROUND([.U10]/[.$A$48]);IF([.U10]&gt;[.$A$49];CONCATENATE(&quot;.&quot;;ROUND([.U10]/[.$A$50]));IF([.U10]&gt;0;CONCATENATE(&quot;..&quot;;[.U10]);&quot;&quot;)))" office:value-type="float" office:value="1">
            <text:p>1</text:p>
          </table:table-cell>
          <table:table-cell table:style-name="ce4" table:formula="oooc:=IF([.V10]&gt;[.$A$47];ROUND([.V10]/[.$A$48]);IF([.V10]&gt;[.$A$49];CONCATENATE(&quot;.&quot;;ROUND([.V10]/[.$A$50]));IF([.V10]&gt;0;CONCATENATE(&quot;..&quot;;[.V10]);&quot;&quot;)))" office:value-type="string" office:string-value=".90">
            <text:p>.90</text:p>
          </table:table-cell>
          <table:table-cell table:style-name="ce4" table:formula="oooc:=IF([.W10]&gt;[.$A$47];ROUND([.W10]/[.$A$48]);IF([.W10]&gt;[.$A$49];CONCATENATE(&quot;.&quot;;ROUND([.W10]/[.$A$50]));IF([.W10]&gt;0;CONCATENATE(&quot;..&quot;;[.W10]);&quot;&quot;)))" office:value-type="string" office:string-value=".54">
            <text:p>.54</text:p>
          </table:table-cell>
          <table:table-cell table:style-name="ce4" table:formula="oooc:=IF([.X10]&gt;[.$A$47];ROUND([.X10]/[.$A$48]);IF([.X10]&gt;[.$A$49];CONCATENATE(&quot;.&quot;;ROUND([.X10]/[.$A$50]));IF([.X10]&gt;0;CONCATENATE(&quot;..&quot;;[.X10]);&quot;&quot;)))" office:value-type="string" office:string-value=".50">
            <text:p>.50</text:p>
          </table:table-cell>
          <table:table-cell table:style-name="ce4" table:formula="oooc:=IF([.Y10]&gt;[.$A$47];ROUND([.Y10]/[.$A$48]);IF([.Y10]&gt;[.$A$49];CONCATENATE(&quot;.&quot;;ROUND([.Y10]/[.$A$50]));IF([.Y10]&gt;0;CONCATENATE(&quot;..&quot;;[.Y10]);&quot;&quot;)))" office:value-type="string" office:string-value=".50">
            <text:p>.50</text:p>
          </table:table-cell>
          <table:table-cell table:style-name="ce4" table:formula="oooc:=IF([.Z10]&gt;[.$A$47];ROUND([.Z10]/[.$A$48]);IF([.Z10]&gt;[.$A$49];CONCATENATE(&quot;.&quot;;ROUND([.Z10]/[.$A$50]));IF([.Z10]&gt;0;CONCATENATE(&quot;..&quot;;[.Z10]);&quot;&quot;)))" office:value-type="string" office:string-value=".34">
            <text:p>.34</text:p>
          </table:table-cell>
          <table:table-cell table:style-name="ce4" table:formula="oooc:=IF([.AA10]&gt;[.$A$47];ROUND([.AA10]/[.$A$48]);IF([.AA10]&gt;[.$A$49];CONCATENATE(&quot;.&quot;;ROUND([.AA10]/[.$A$50]));IF([.AA10]&gt;0;CONCATENATE(&quot;..&quot;;[.AA10]);&quot;&quot;)))" office:value-type="string" office:string-value=".21">
            <text:p>.21</text:p>
          </table:table-cell>
          <table:table-cell table:style-name="ce4" table:formula="oooc:=IF([.AB10]&gt;[.$A$47];ROUND([.AB10]/[.$A$48]);IF([.AB10]&gt;[.$A$49];CONCATENATE(&quot;.&quot;;ROUND([.AB10]/[.$A$50]));IF([.AB10]&gt;0;CONCATENATE(&quot;..&quot;;[.AB10]);&quot;&quot;)))" office:value-type="string" office:string-value=".7">
            <text:p>.7</text:p>
          </table:table-cell>
          <table:table-cell table:style-name="ce4" table:formula="oooc:=IF([.AC10]&gt;[.$A$47];ROUND([.AC10]/[.$A$48]);IF([.AC10]&gt;[.$A$49];CONCATENATE(&quot;.&quot;;ROUND([.AC10]/[.$A$50]));IF([.AC10]&gt;0;CONCATENATE(&quot;..&quot;;[.AC10]);&quot;&quot;)))" office:value-type="string" office:string-value=".4">
            <text:p>.4</text:p>
          </table:table-cell>
          <table:table-cell table:style-name="ce4" table:formula="oooc:=IF([.AD10]&gt;[.$A$47];ROUND([.AD10]/[.$A$48]);IF([.AD10]&gt;[.$A$49];CONCATENATE(&quot;.&quot;;ROUND([.AD10]/[.$A$50]));IF([.AD10]&gt;0;CONCATENATE(&quot;..&quot;;[.AD10]);&quot;&quot;)))" office:value-type="string" office:string-value=".3">
            <text:p>.3</text:p>
          </table:table-cell>
          <table:table-cell table:style-name="ce4" table:formula="oooc:=IF([.AE10]&gt;[.$A$47];ROUND([.AE10]/[.$A$48]);IF([.AE10]&gt;[.$A$49];CONCATENATE(&quot;.&quot;;ROUND([.AE10]/[.$A$50]));IF([.AE10]&gt;0;CONCATENATE(&quot;..&quot;;[.AE10]);&quot;&quot;)))" office:value-type="string" office:string-value=".3">
            <text:p>.3</text:p>
          </table:table-cell>
          <table:table-cell table:style-name="ce4" table:formula="oooc:=IF([.AF10]&gt;[.$A$47];ROUND([.AF10]/[.$A$48]);IF([.AF10]&gt;[.$A$49];CONCATENATE(&quot;.&quot;;ROUND([.AF10]/[.$A$50]));IF([.AF10]&gt;0;CONCATENATE(&quot;..&quot;;[.AF10]);&quot;&quot;)))" office:value-type="string" office:string-value=".1">
            <text:p>.1</text:p>
          </table:table-cell>
          <table:table-cell table:style-name="ce4" table:formula="oooc:=IF([.AG10]&gt;[.$A$47];ROUND([.AG10]/[.$A$48]);IF([.AG10]&gt;[.$A$49];CONCATENATE(&quot;.&quot;;ROUND([.AG10]/[.$A$50]));IF([.AG10]&gt;0;CONCATENATE(&quot;..&quot;;[.AG10]);&quot;&quot;)))" office:value-type="string" office:string-value="..38">
            <text:p>..38</text:p>
          </table:table-cell>
          <table:table-cell table:style-name="ce4" table:formula="oooc:=IF([.AH10]&gt;[.$A$47];ROUND([.AH10]/[.$A$48]);IF([.AH10]&gt;[.$A$49];CONCATENATE(&quot;.&quot;;ROUND([.AH10]/[.$A$50]));IF([.AH10]&gt;0;CONCATENATE(&quot;..&quot;;[.AH10]);&quot;&quot;)))" office:value-type="string" office:string-value="..29">
            <text:p>..29</text:p>
          </table:table-cell>
          <table:table-cell table:style-name="ce4" table:formula="oooc:=IF([.AI10]&gt;[.$A$47];ROUND([.AI10]/[.$A$48]);IF([.AI10]&gt;[.$A$49];CONCATENATE(&quot;.&quot;;ROUND([.AI10]/[.$A$50]));IF([.AI10]&gt;0;CONCATENATE(&quot;..&quot;;[.AI10]);&quot;&quot;)))" office:value-type="string" office:string-value="..7">
            <text:p>..7</text:p>
          </table:table-cell>
          <table:table-cell table:style-name="ce4" table:formula="oooc:=IF([.AJ10]&gt;[.$A$47];ROUND([.AJ10]/[.$A$48]);IF([.AJ10]&gt;[.$A$49];CONCATENATE(&quot;.&quot;;ROUND([.AJ10]/[.$A$50]));IF([.AJ10]&gt;0;CONCATENATE(&quot;..&quot;;[.AJ10]);&quot;&quot;)))" office:value-type="string" office:string-value="..2">
            <text:p>..2</text:p>
          </table:table-cell>
          <table:table-cell table:style-name="ce4" table:formula="oooc:=IF([.AK10]&gt;[.$A$47];ROUND([.AK10]/[.$A$48]);IF([.AK10]&gt;[.$A$49];CONCATENATE(&quot;.&quot;;ROUND([.AK10]/[.$A$50]));IF([.AK10]&gt;0;CONCATENATE(&quot;..&quot;;[.AK10]);&quot;&quot;)))">
            <text:p/>
          </table:table-cell>
          <table:table-cell table:style-name="ce4" table:formula="oooc:=IF([.AL10]&gt;[.$A$47];ROUND([.AL10]/[.$A$48]);IF([.AL10]&gt;[.$A$49];CONCATENATE(&quot;.&quot;;ROUND([.AL10]/[.$A$50]));IF([.AL10]&gt;0;CONCATENATE(&quot;..&quot;;[.AL10]);&quot;&quot;)))">
            <text:p/>
          </table:table-cell>
          <table:table-cell table:style-name="ce4" table:formula="oooc:=IF([.AM10]&gt;[.$A$47];ROUND([.AM10]/[.$A$48]);IF([.AM10]&gt;[.$A$49];CONCATENATE(&quot;.&quot;;ROUND([.AM10]/[.$A$50]));IF([.AM10]&gt;0;CONCATENATE(&quot;..&quot;;[.AM10]);&quot;&quot;)))">
            <text:p/>
          </table:table-cell>
          <table:table-cell table:style-name="ce4" table:formula="oooc:=IF([.AN10]&gt;[.$A$47];ROUND([.AN10]/[.$A$48]);IF([.AN10]&gt;[.$A$49];CONCATENATE(&quot;.&quot;;ROUND([.AN10]/[.$A$50]));IF([.AN10]&gt;0;CONCATENATE(&quot;..&quot;;[.AN10]);&quot;&quot;)))">
            <text:p/>
          </table:table-cell>
          <table:table-cell table:number-columns-repeated="216"/>
        </table:table-row>
        <table:table-row table:style-name="ro1">
          <table:table-cell table:formula="oooc:=[.A11]" office:value-type="float" office:value="6">
            <text:p>6</text:p>
          </table:table-cell>
          <table:table-cell table:style-name="ce4" table:formula="oooc:=IF([.B11]&gt;[.$A$47];ROUND([.B11]/[.$A$48]);IF([.B11]&gt;[.$A$49];CONCATENATE(&quot;.&quot;;ROUND([.B11]/[.$A$50]));IF([.B11]&gt;0;CONCATENATE(&quot;..&quot;;[.B11]);&quot;&quot;)))" office:value-type="float" office:value="142">
            <text:p>142</text:p>
          </table:table-cell>
          <table:table-cell table:style-name="ce4" table:formula="oooc:=IF([.C11]&gt;[.$A$47];ROUND([.C11]/[.$A$48]);IF([.C11]&gt;[.$A$49];CONCATENATE(&quot;.&quot;;ROUND([.C11]/[.$A$50]));IF([.C11]&gt;0;CONCATENATE(&quot;..&quot;;[.C11]);&quot;&quot;)))" office:value-type="float" office:value="102">
            <text:p>102</text:p>
          </table:table-cell>
          <table:table-cell table:style-name="ce4" table:formula="oooc:=IF([.D11]&gt;[.$A$47];ROUND([.D11]/[.$A$48]);IF([.D11]&gt;[.$A$49];CONCATENATE(&quot;.&quot;;ROUND([.D11]/[.$A$50]));IF([.D11]&gt;0;CONCATENATE(&quot;..&quot;;[.D11]);&quot;&quot;)))" office:value-type="float" office:value="84">
            <text:p>84</text:p>
          </table:table-cell>
          <table:table-cell table:style-name="ce4" table:formula="oooc:=IF([.E11]&gt;[.$A$47];ROUND([.E11]/[.$A$48]);IF([.E11]&gt;[.$A$49];CONCATENATE(&quot;.&quot;;ROUND([.E11]/[.$A$50]));IF([.E11]&gt;0;CONCATENATE(&quot;..&quot;;[.E11]);&quot;&quot;)))" office:value-type="float" office:value="69">
            <text:p>69</text:p>
          </table:table-cell>
          <table:table-cell table:style-name="ce4" table:formula="oooc:=IF([.F11]&gt;[.$A$47];ROUND([.F11]/[.$A$48]);IF([.F11]&gt;[.$A$49];CONCATENATE(&quot;.&quot;;ROUND([.F11]/[.$A$50]));IF([.F11]&gt;0;CONCATENATE(&quot;..&quot;;[.F11]);&quot;&quot;)))" office:value-type="float" office:value="69">
            <text:p>69</text:p>
          </table:table-cell>
          <table:table-cell table:style-name="ce4" table:formula="oooc:=IF([.G11]&gt;[.$A$47];ROUND([.G11]/[.$A$48]);IF([.G11]&gt;[.$A$49];CONCATENATE(&quot;.&quot;;ROUND([.G11]/[.$A$50]));IF([.G11]&gt;0;CONCATENATE(&quot;..&quot;;[.G11]);&quot;&quot;)))" office:value-type="float" office:value="37">
            <text:p>37</text:p>
          </table:table-cell>
          <table:table-cell table:style-name="ce4" table:formula="oooc:=IF([.H11]&gt;[.$A$47];ROUND([.H11]/[.$A$48]);IF([.H11]&gt;[.$A$49];CONCATENATE(&quot;.&quot;;ROUND([.H11]/[.$A$50]));IF([.H11]&gt;0;CONCATENATE(&quot;..&quot;;[.H11]);&quot;&quot;)))" office:value-type="float" office:value="31">
            <text:p>31</text:p>
          </table:table-cell>
          <table:table-cell table:style-name="ce4" table:formula="oooc:=IF([.I11]&gt;[.$A$47];ROUND([.I11]/[.$A$48]);IF([.I11]&gt;[.$A$49];CONCATENATE(&quot;.&quot;;ROUND([.I11]/[.$A$50]));IF([.I11]&gt;0;CONCATENATE(&quot;..&quot;;[.I11]);&quot;&quot;)))" office:value-type="float" office:value="23">
            <text:p>23</text:p>
          </table:table-cell>
          <table:table-cell table:style-name="ce4" table:formula="oooc:=IF([.J11]&gt;[.$A$47];ROUND([.J11]/[.$A$48]);IF([.J11]&gt;[.$A$49];CONCATENATE(&quot;.&quot;;ROUND([.J11]/[.$A$50]));IF([.J11]&gt;0;CONCATENATE(&quot;..&quot;;[.J11]);&quot;&quot;)))" office:value-type="float" office:value="21">
            <text:p>21</text:p>
          </table:table-cell>
          <table:table-cell table:style-name="ce4" table:formula="oooc:=IF([.K11]&gt;[.$A$47];ROUND([.K11]/[.$A$48]);IF([.K11]&gt;[.$A$49];CONCATENATE(&quot;.&quot;;ROUND([.K11]/[.$A$50]));IF([.K11]&gt;0;CONCATENATE(&quot;..&quot;;[.K11]);&quot;&quot;)))" office:value-type="float" office:value="20">
            <text:p>20</text:p>
          </table:table-cell>
          <table:table-cell table:style-name="ce4" table:formula="oooc:=IF([.L11]&gt;[.$A$47];ROUND([.L11]/[.$A$48]);IF([.L11]&gt;[.$A$49];CONCATENATE(&quot;.&quot;;ROUND([.L11]/[.$A$50]));IF([.L11]&gt;0;CONCATENATE(&quot;..&quot;;[.L11]);&quot;&quot;)))" office:value-type="float" office:value="12">
            <text:p>12</text:p>
          </table:table-cell>
          <table:table-cell table:style-name="ce4" table:formula="oooc:=IF([.M11]&gt;[.$A$47];ROUND([.M11]/[.$A$48]);IF([.M11]&gt;[.$A$49];CONCATENATE(&quot;.&quot;;ROUND([.M11]/[.$A$50]));IF([.M11]&gt;0;CONCATENATE(&quot;..&quot;;[.M11]);&quot;&quot;)))" office:value-type="float" office:value="9">
            <text:p>9</text:p>
          </table:table-cell>
          <table:table-cell table:style-name="ce4" table:formula="oooc:=IF([.N11]&gt;[.$A$47];ROUND([.N11]/[.$A$48]);IF([.N11]&gt;[.$A$49];CONCATENATE(&quot;.&quot;;ROUND([.N11]/[.$A$50]));IF([.N11]&gt;0;CONCATENATE(&quot;..&quot;;[.N11]);&quot;&quot;)))" office:value-type="float" office:value="8">
            <text:p>8</text:p>
          </table:table-cell>
          <table:table-cell table:style-name="ce4" table:formula="oooc:=IF([.O11]&gt;[.$A$47];ROUND([.O11]/[.$A$48]);IF([.O11]&gt;[.$A$49];CONCATENATE(&quot;.&quot;;ROUND([.O11]/[.$A$50]));IF([.O11]&gt;0;CONCATENATE(&quot;..&quot;;[.O11]);&quot;&quot;)))" office:value-type="float" office:value="6">
            <text:p>6</text:p>
          </table:table-cell>
          <table:table-cell table:style-name="ce4" table:formula="oooc:=IF([.P11]&gt;[.$A$47];ROUND([.P11]/[.$A$48]);IF([.P11]&gt;[.$A$49];CONCATENATE(&quot;.&quot;;ROUND([.P11]/[.$A$50]));IF([.P11]&gt;0;CONCATENATE(&quot;..&quot;;[.P11]);&quot;&quot;)))" office:value-type="float" office:value="5">
            <text:p>5</text:p>
          </table:table-cell>
          <table:table-cell table:style-name="ce4" table:formula="oooc:=IF([.Q11]&gt;[.$A$47];ROUND([.Q11]/[.$A$48]);IF([.Q11]&gt;[.$A$49];CONCATENATE(&quot;.&quot;;ROUND([.Q11]/[.$A$50]));IF([.Q11]&gt;0;CONCATENATE(&quot;..&quot;;[.Q11]);&quot;&quot;)))" office:value-type="float" office:value="4">
            <text:p>4</text:p>
          </table:table-cell>
          <table:table-cell table:style-name="ce4" table:formula="oooc:=IF([.R11]&gt;[.$A$47];ROUND([.R11]/[.$A$48]);IF([.R11]&gt;[.$A$49];CONCATENATE(&quot;.&quot;;ROUND([.R11]/[.$A$50]));IF([.R11]&gt;0;CONCATENATE(&quot;..&quot;;[.R11]);&quot;&quot;)))" office:value-type="float" office:value="3">
            <text:p>3</text:p>
          </table:table-cell>
          <table:table-cell table:style-name="ce4" table:formula="oooc:=IF([.S11]&gt;[.$A$47];ROUND([.S11]/[.$A$48]);IF([.S11]&gt;[.$A$49];CONCATENATE(&quot;.&quot;;ROUND([.S11]/[.$A$50]));IF([.S11]&gt;0;CONCATENATE(&quot;..&quot;;[.S11]);&quot;&quot;)))" office:value-type="float" office:value="3">
            <text:p>3</text:p>
          </table:table-cell>
          <table:table-cell table:style-name="ce4" table:formula="oooc:=IF([.T11]&gt;[.$A$47];ROUND([.T11]/[.$A$48]);IF([.T11]&gt;[.$A$49];CONCATENATE(&quot;.&quot;;ROUND([.T11]/[.$A$50]));IF([.T11]&gt;0;CONCATENATE(&quot;..&quot;;[.T11]);&quot;&quot;)))" office:value-type="float" office:value="2">
            <text:p>2</text:p>
          </table:table-cell>
          <table:table-cell table:style-name="ce4" table:formula="oooc:=IF([.U11]&gt;[.$A$47];ROUND([.U11]/[.$A$48]);IF([.U11]&gt;[.$A$49];CONCATENATE(&quot;.&quot;;ROUND([.U11]/[.$A$50]));IF([.U11]&gt;0;CONCATENATE(&quot;..&quot;;[.U11]);&quot;&quot;)))" office:value-type="float" office:value="2">
            <text:p>2</text:p>
          </table:table-cell>
          <table:table-cell table:style-name="ce4" table:formula="oooc:=IF([.V11]&gt;[.$A$47];ROUND([.V11]/[.$A$48]);IF([.V11]&gt;[.$A$49];CONCATENATE(&quot;.&quot;;ROUND([.V11]/[.$A$50]));IF([.V11]&gt;0;CONCATENATE(&quot;..&quot;;[.V11]);&quot;&quot;)))" office:value-type="float" office:value="1">
            <text:p>1</text:p>
          </table:table-cell>
          <table:table-cell table:style-name="ce4" table:formula="oooc:=IF([.W11]&gt;[.$A$47];ROUND([.W11]/[.$A$48]);IF([.W11]&gt;[.$A$49];CONCATENATE(&quot;.&quot;;ROUND([.W11]/[.$A$50]));IF([.W11]&gt;0;CONCATENATE(&quot;..&quot;;[.W11]);&quot;&quot;)))" office:value-type="string" office:string-value=".78">
            <text:p>.78</text:p>
          </table:table-cell>
          <table:table-cell table:style-name="ce4" table:formula="oooc:=IF([.X11]&gt;[.$A$47];ROUND([.X11]/[.$A$48]);IF([.X11]&gt;[.$A$49];CONCATENATE(&quot;.&quot;;ROUND([.X11]/[.$A$50]));IF([.X11]&gt;0;CONCATENATE(&quot;..&quot;;[.X11]);&quot;&quot;)))" office:value-type="string" office:string-value=".71">
            <text:p>.71</text:p>
          </table:table-cell>
          <table:table-cell table:style-name="ce4" table:formula="oooc:=IF([.Y11]&gt;[.$A$47];ROUND([.Y11]/[.$A$48]);IF([.Y11]&gt;[.$A$49];CONCATENATE(&quot;.&quot;;ROUND([.Y11]/[.$A$50]));IF([.Y11]&gt;0;CONCATENATE(&quot;..&quot;;[.Y11]);&quot;&quot;)))" office:value-type="string" office:string-value=".68">
            <text:p>.68</text:p>
          </table:table-cell>
          <table:table-cell table:style-name="ce4" table:formula="oooc:=IF([.Z11]&gt;[.$A$47];ROUND([.Z11]/[.$A$48]);IF([.Z11]&gt;[.$A$49];CONCATENATE(&quot;.&quot;;ROUND([.Z11]/[.$A$50]));IF([.Z11]&gt;0;CONCATENATE(&quot;..&quot;;[.Z11]);&quot;&quot;)))" office:value-type="string" office:string-value=".46">
            <text:p>.46</text:p>
          </table:table-cell>
          <table:table-cell table:style-name="ce4" table:formula="oooc:=IF([.AA11]&gt;[.$A$47];ROUND([.AA11]/[.$A$48]);IF([.AA11]&gt;[.$A$49];CONCATENATE(&quot;.&quot;;ROUND([.AA11]/[.$A$50]));IF([.AA11]&gt;0;CONCATENATE(&quot;..&quot;;[.AA11]);&quot;&quot;)))" office:value-type="string" office:string-value=".28">
            <text:p>.28</text:p>
          </table:table-cell>
          <table:table-cell table:style-name="ce4" table:formula="oooc:=IF([.AB11]&gt;[.$A$47];ROUND([.AB11]/[.$A$48]);IF([.AB11]&gt;[.$A$49];CONCATENATE(&quot;.&quot;;ROUND([.AB11]/[.$A$50]));IF([.AB11]&gt;0;CONCATENATE(&quot;..&quot;;[.AB11]);&quot;&quot;)))" office:value-type="string" office:string-value=".12">
            <text:p>.12</text:p>
          </table:table-cell>
          <table:table-cell table:style-name="ce4" table:formula="oooc:=IF([.AC11]&gt;[.$A$47];ROUND([.AC11]/[.$A$48]);IF([.AC11]&gt;[.$A$49];CONCATENATE(&quot;.&quot;;ROUND([.AC11]/[.$A$50]));IF([.AC11]&gt;0;CONCATENATE(&quot;..&quot;;[.AC11]);&quot;&quot;)))" office:value-type="string" office:string-value=".7">
            <text:p>.7</text:p>
          </table:table-cell>
          <table:table-cell table:style-name="ce4" table:formula="oooc:=IF([.AD11]&gt;[.$A$47];ROUND([.AD11]/[.$A$48]);IF([.AD11]&gt;[.$A$49];CONCATENATE(&quot;.&quot;;ROUND([.AD11]/[.$A$50]));IF([.AD11]&gt;0;CONCATENATE(&quot;..&quot;;[.AD11]);&quot;&quot;)))" office:value-type="string" office:string-value=".5">
            <text:p>.5</text:p>
          </table:table-cell>
          <table:table-cell table:style-name="ce4" table:formula="oooc:=IF([.AE11]&gt;[.$A$47];ROUND([.AE11]/[.$A$48]);IF([.AE11]&gt;[.$A$49];CONCATENATE(&quot;.&quot;;ROUND([.AE11]/[.$A$50]));IF([.AE11]&gt;0;CONCATENATE(&quot;..&quot;;[.AE11]);&quot;&quot;)))" office:value-type="string" office:string-value=".3">
            <text:p>.3</text:p>
          </table:table-cell>
          <table:table-cell table:style-name="ce4" table:formula="oooc:=IF([.AF11]&gt;[.$A$47];ROUND([.AF11]/[.$A$48]);IF([.AF11]&gt;[.$A$49];CONCATENATE(&quot;.&quot;;ROUND([.AF11]/[.$A$50]));IF([.AF11]&gt;0;CONCATENATE(&quot;..&quot;;[.AF11]);&quot;&quot;)))" office:value-type="string" office:string-value=".2">
            <text:p>.2</text:p>
          </table:table-cell>
          <table:table-cell table:style-name="ce4" table:formula="oooc:=IF([.AG11]&gt;[.$A$47];ROUND([.AG11]/[.$A$48]);IF([.AG11]&gt;[.$A$49];CONCATENATE(&quot;.&quot;;ROUND([.AG11]/[.$A$50]));IF([.AG11]&gt;0;CONCATENATE(&quot;..&quot;;[.AG11]);&quot;&quot;)))" office:value-type="string" office:string-value="..84">
            <text:p>..84</text:p>
          </table:table-cell>
          <table:table-cell table:style-name="ce4" table:formula="oooc:=IF([.AH11]&gt;[.$A$47];ROUND([.AH11]/[.$A$48]);IF([.AH11]&gt;[.$A$49];CONCATENATE(&quot;.&quot;;ROUND([.AH11]/[.$A$50]));IF([.AH11]&gt;0;CONCATENATE(&quot;..&quot;;[.AH11]);&quot;&quot;)))" office:value-type="string" office:string-value="..63">
            <text:p>..63</text:p>
          </table:table-cell>
          <table:table-cell table:style-name="ce4" table:formula="oooc:=IF([.AI11]&gt;[.$A$47];ROUND([.AI11]/[.$A$48]);IF([.AI11]&gt;[.$A$49];CONCATENATE(&quot;.&quot;;ROUND([.AI11]/[.$A$50]));IF([.AI11]&gt;0;CONCATENATE(&quot;..&quot;;[.AI11]);&quot;&quot;)))" office:value-type="string" office:string-value="..24">
            <text:p>..24</text:p>
          </table:table-cell>
          <table:table-cell table:style-name="ce4" table:formula="oooc:=IF([.AJ11]&gt;[.$A$47];ROUND([.AJ11]/[.$A$48]);IF([.AJ11]&gt;[.$A$49];CONCATENATE(&quot;.&quot;;ROUND([.AJ11]/[.$A$50]));IF([.AJ11]&gt;0;CONCATENATE(&quot;..&quot;;[.AJ11]);&quot;&quot;)))" office:value-type="string" office:string-value="..10">
            <text:p>..10</text:p>
          </table:table-cell>
          <table:table-cell table:style-name="ce4" table:formula="oooc:=IF([.AK11]&gt;[.$A$47];ROUND([.AK11]/[.$A$48]);IF([.AK11]&gt;[.$A$49];CONCATENATE(&quot;.&quot;;ROUND([.AK11]/[.$A$50]));IF([.AK11]&gt;0;CONCATENATE(&quot;..&quot;;[.AK11]);&quot;&quot;)))" office:value-type="string" office:string-value="..2">
            <text:p>..2</text:p>
          </table:table-cell>
          <table:table-cell table:style-name="ce4" table:formula="oooc:=IF([.AL11]&gt;[.$A$47];ROUND([.AL11]/[.$A$48]);IF([.AL11]&gt;[.$A$49];CONCATENATE(&quot;.&quot;;ROUND([.AL11]/[.$A$50]));IF([.AL11]&gt;0;CONCATENATE(&quot;..&quot;;[.AL11]);&quot;&quot;)))">
            <text:p/>
          </table:table-cell>
          <table:table-cell table:style-name="ce4" table:formula="oooc:=IF([.AM11]&gt;[.$A$47];ROUND([.AM11]/[.$A$48]);IF([.AM11]&gt;[.$A$49];CONCATENATE(&quot;.&quot;;ROUND([.AM11]/[.$A$50]));IF([.AM11]&gt;0;CONCATENATE(&quot;..&quot;;[.AM11]);&quot;&quot;)))">
            <text:p/>
          </table:table-cell>
          <table:table-cell table:style-name="ce4" table:formula="oooc:=IF([.AN11]&gt;[.$A$47];ROUND([.AN11]/[.$A$48]);IF([.AN11]&gt;[.$A$49];CONCATENATE(&quot;.&quot;;ROUND([.AN11]/[.$A$50]));IF([.AN11]&gt;0;CONCATENATE(&quot;..&quot;;[.AN11]);&quot;&quot;)))">
            <text:p/>
          </table:table-cell>
          <table:table-cell table:number-columns-repeated="216"/>
        </table:table-row>
        <table:table-row table:style-name="ro1">
          <table:table-cell table:formula="oooc:=[.A12]" office:value-type="float" office:value="7">
            <text:p>7</text:p>
          </table:table-cell>
          <table:table-cell table:style-name="ce4" table:formula="oooc:=IF([.B12]&gt;[.$A$47];ROUND([.B12]/[.$A$48]);IF([.B12]&gt;[.$A$49];CONCATENATE(&quot;.&quot;;ROUND([.B12]/[.$A$50]));IF([.B12]&gt;0;CONCATENATE(&quot;..&quot;;[.B12]);&quot;&quot;)))" office:value-type="float" office:value="171">
            <text:p>171</text:p>
          </table:table-cell>
          <table:table-cell table:style-name="ce4" table:formula="oooc:=IF([.C12]&gt;[.$A$47];ROUND([.C12]/[.$A$48]);IF([.C12]&gt;[.$A$49];CONCATENATE(&quot;.&quot;;ROUND([.C12]/[.$A$50]));IF([.C12]&gt;0;CONCATENATE(&quot;..&quot;;[.C12]);&quot;&quot;)))" office:value-type="float" office:value="124">
            <text:p>124</text:p>
          </table:table-cell>
          <table:table-cell table:style-name="ce4" table:formula="oooc:=IF([.D12]&gt;[.$A$47];ROUND([.D12]/[.$A$48]);IF([.D12]&gt;[.$A$49];CONCATENATE(&quot;.&quot;;ROUND([.D12]/[.$A$50]));IF([.D12]&gt;0;CONCATENATE(&quot;..&quot;;[.D12]);&quot;&quot;)))" office:value-type="float" office:value="104">
            <text:p>104</text:p>
          </table:table-cell>
          <table:table-cell table:style-name="ce4" table:formula="oooc:=IF([.E12]&gt;[.$A$47];ROUND([.E12]/[.$A$48]);IF([.E12]&gt;[.$A$49];CONCATENATE(&quot;.&quot;;ROUND([.E12]/[.$A$50]));IF([.E12]&gt;0;CONCATENATE(&quot;..&quot;;[.E12]);&quot;&quot;)))" office:value-type="float" office:value="85">
            <text:p>85</text:p>
          </table:table-cell>
          <table:table-cell table:style-name="ce4" table:formula="oooc:=IF([.F12]&gt;[.$A$47];ROUND([.F12]/[.$A$48]);IF([.F12]&gt;[.$A$49];CONCATENATE(&quot;.&quot;;ROUND([.F12]/[.$A$50]));IF([.F12]&gt;0;CONCATENATE(&quot;..&quot;;[.F12]);&quot;&quot;)))" office:value-type="float" office:value="84">
            <text:p>84</text:p>
          </table:table-cell>
          <table:table-cell table:style-name="ce4" table:formula="oooc:=IF([.G12]&gt;[.$A$47];ROUND([.G12]/[.$A$48]);IF([.G12]&gt;[.$A$49];CONCATENATE(&quot;.&quot;;ROUND([.G12]/[.$A$50]));IF([.G12]&gt;0;CONCATENATE(&quot;..&quot;;[.G12]);&quot;&quot;)))" office:value-type="float" office:value="46">
            <text:p>46</text:p>
          </table:table-cell>
          <table:table-cell table:style-name="ce4" table:formula="oooc:=IF([.H12]&gt;[.$A$47];ROUND([.H12]/[.$A$48]);IF([.H12]&gt;[.$A$49];CONCATENATE(&quot;.&quot;;ROUND([.H12]/[.$A$50]));IF([.H12]&gt;0;CONCATENATE(&quot;..&quot;;[.H12]);&quot;&quot;)))" office:value-type="float" office:value="38">
            <text:p>38</text:p>
          </table:table-cell>
          <table:table-cell table:style-name="ce4" table:formula="oooc:=IF([.I12]&gt;[.$A$47];ROUND([.I12]/[.$A$48]);IF([.I12]&gt;[.$A$49];CONCATENATE(&quot;.&quot;;ROUND([.I12]/[.$A$50]));IF([.I12]&gt;0;CONCATENATE(&quot;..&quot;;[.I12]);&quot;&quot;)))" office:value-type="float" office:value="28">
            <text:p>28</text:p>
          </table:table-cell>
          <table:table-cell table:style-name="ce4" table:formula="oooc:=IF([.J12]&gt;[.$A$47];ROUND([.J12]/[.$A$48]);IF([.J12]&gt;[.$A$49];CONCATENATE(&quot;.&quot;;ROUND([.J12]/[.$A$50]));IF([.J12]&gt;0;CONCATENATE(&quot;..&quot;;[.J12]);&quot;&quot;)))" office:value-type="float" office:value="26">
            <text:p>26</text:p>
          </table:table-cell>
          <table:table-cell table:style-name="ce4" table:formula="oooc:=IF([.K12]&gt;[.$A$47];ROUND([.K12]/[.$A$48]);IF([.K12]&gt;[.$A$49];CONCATENATE(&quot;.&quot;;ROUND([.K12]/[.$A$50]));IF([.K12]&gt;0;CONCATENATE(&quot;..&quot;;[.K12]);&quot;&quot;)))" office:value-type="float" office:value="24">
            <text:p>24</text:p>
          </table:table-cell>
          <table:table-cell table:style-name="ce4" table:formula="oooc:=IF([.L12]&gt;[.$A$47];ROUND([.L12]/[.$A$48]);IF([.L12]&gt;[.$A$49];CONCATENATE(&quot;.&quot;;ROUND([.L12]/[.$A$50]));IF([.L12]&gt;0;CONCATENATE(&quot;..&quot;;[.L12]);&quot;&quot;)))" office:value-type="float" office:value="16">
            <text:p>16</text:p>
          </table:table-cell>
          <table:table-cell table:style-name="ce4" table:formula="oooc:=IF([.M12]&gt;[.$A$47];ROUND([.M12]/[.$A$48]);IF([.M12]&gt;[.$A$49];CONCATENATE(&quot;.&quot;;ROUND([.M12]/[.$A$50]));IF([.M12]&gt;0;CONCATENATE(&quot;..&quot;;[.M12]);&quot;&quot;)))" office:value-type="float" office:value="11">
            <text:p>11</text:p>
          </table:table-cell>
          <table:table-cell table:style-name="ce4" table:formula="oooc:=IF([.N12]&gt;[.$A$47];ROUND([.N12]/[.$A$48]);IF([.N12]&gt;[.$A$49];CONCATENATE(&quot;.&quot;;ROUND([.N12]/[.$A$50]));IF([.N12]&gt;0;CONCATENATE(&quot;..&quot;;[.N12]);&quot;&quot;)))" office:value-type="float" office:value="10">
            <text:p>10</text:p>
          </table:table-cell>
          <table:table-cell table:style-name="ce4" table:formula="oooc:=IF([.O12]&gt;[.$A$47];ROUND([.O12]/[.$A$48]);IF([.O12]&gt;[.$A$49];CONCATENATE(&quot;.&quot;;ROUND([.O12]/[.$A$50]));IF([.O12]&gt;0;CONCATENATE(&quot;..&quot;;[.O12]);&quot;&quot;)))" office:value-type="float" office:value="7">
            <text:p>7</text:p>
          </table:table-cell>
          <table:table-cell table:style-name="ce4" table:formula="oooc:=IF([.P12]&gt;[.$A$47];ROUND([.P12]/[.$A$48]);IF([.P12]&gt;[.$A$49];CONCATENATE(&quot;.&quot;;ROUND([.P12]/[.$A$50]));IF([.P12]&gt;0;CONCATENATE(&quot;..&quot;;[.P12]);&quot;&quot;)))" office:value-type="float" office:value="6">
            <text:p>6</text:p>
          </table:table-cell>
          <table:table-cell table:style-name="ce4" table:formula="oooc:=IF([.Q12]&gt;[.$A$47];ROUND([.Q12]/[.$A$48]);IF([.Q12]&gt;[.$A$49];CONCATENATE(&quot;.&quot;;ROUND([.Q12]/[.$A$50]));IF([.Q12]&gt;0;CONCATENATE(&quot;..&quot;;[.Q12]);&quot;&quot;)))" office:value-type="float" office:value="5">
            <text:p>5</text:p>
          </table:table-cell>
          <table:table-cell table:style-name="ce4" table:formula="oooc:=IF([.R12]&gt;[.$A$47];ROUND([.R12]/[.$A$48]);IF([.R12]&gt;[.$A$49];CONCATENATE(&quot;.&quot;;ROUND([.R12]/[.$A$50]));IF([.R12]&gt;0;CONCATENATE(&quot;..&quot;;[.R12]);&quot;&quot;)))" office:value-type="float" office:value="4">
            <text:p>4</text:p>
          </table:table-cell>
          <table:table-cell table:style-name="ce4" table:formula="oooc:=IF([.S12]&gt;[.$A$47];ROUND([.S12]/[.$A$48]);IF([.S12]&gt;[.$A$49];CONCATENATE(&quot;.&quot;;ROUND([.S12]/[.$A$50]));IF([.S12]&gt;0;CONCATENATE(&quot;..&quot;;[.S12]);&quot;&quot;)))" office:value-type="float" office:value="3">
            <text:p>3</text:p>
          </table:table-cell>
          <table:table-cell table:style-name="ce4" table:formula="oooc:=IF([.T12]&gt;[.$A$47];ROUND([.T12]/[.$A$48]);IF([.T12]&gt;[.$A$49];CONCATENATE(&quot;.&quot;;ROUND([.T12]/[.$A$50]));IF([.T12]&gt;0;CONCATENATE(&quot;..&quot;;[.T12]);&quot;&quot;)))" office:value-type="float" office:value="3">
            <text:p>3</text:p>
          </table:table-cell>
          <table:table-cell table:style-name="ce4" table:formula="oooc:=IF([.U12]&gt;[.$A$47];ROUND([.U12]/[.$A$48]);IF([.U12]&gt;[.$A$49];CONCATENATE(&quot;.&quot;;ROUND([.U12]/[.$A$50]));IF([.U12]&gt;0;CONCATENATE(&quot;..&quot;;[.U12]);&quot;&quot;)))" office:value-type="float" office:value="2">
            <text:p>2</text:p>
          </table:table-cell>
          <table:table-cell table:style-name="ce4" table:formula="oooc:=IF([.V12]&gt;[.$A$47];ROUND([.V12]/[.$A$48]);IF([.V12]&gt;[.$A$49];CONCATENATE(&quot;.&quot;;ROUND([.V12]/[.$A$50]));IF([.V12]&gt;0;CONCATENATE(&quot;..&quot;;[.V12]);&quot;&quot;)))" office:value-type="float" office:value="2">
            <text:p>2</text:p>
          </table:table-cell>
          <table:table-cell table:style-name="ce4" table:formula="oooc:=IF([.W12]&gt;[.$A$47];ROUND([.W12]/[.$A$48]);IF([.W12]&gt;[.$A$49];CONCATENATE(&quot;.&quot;;ROUND([.W12]/[.$A$50]));IF([.W12]&gt;0;CONCATENATE(&quot;..&quot;;[.W12]);&quot;&quot;)))" office:value-type="string" office:string-value=".99">
            <text:p>.99</text:p>
          </table:table-cell>
          <table:table-cell table:style-name="ce4" table:formula="oooc:=IF([.X12]&gt;[.$A$47];ROUND([.X12]/[.$A$48]);IF([.X12]&gt;[.$A$49];CONCATENATE(&quot;.&quot;;ROUND([.X12]/[.$A$50]));IF([.X12]&gt;0;CONCATENATE(&quot;..&quot;;[.X12]);&quot;&quot;)))" office:value-type="string" office:string-value=".92">
            <text:p>.92</text:p>
          </table:table-cell>
          <table:table-cell table:style-name="ce4" table:formula="oooc:=IF([.Y12]&gt;[.$A$47];ROUND([.Y12]/[.$A$48]);IF([.Y12]&gt;[.$A$49];CONCATENATE(&quot;.&quot;;ROUND([.Y12]/[.$A$50]));IF([.Y12]&gt;0;CONCATENATE(&quot;..&quot;;[.Y12]);&quot;&quot;)))" office:value-type="string" office:string-value=".89">
            <text:p>.89</text:p>
          </table:table-cell>
          <table:table-cell table:style-name="ce4" table:formula="oooc:=IF([.Z12]&gt;[.$A$47];ROUND([.Z12]/[.$A$48]);IF([.Z12]&gt;[.$A$49];CONCATENATE(&quot;.&quot;;ROUND([.Z12]/[.$A$50]));IF([.Z12]&gt;0;CONCATENATE(&quot;..&quot;;[.Z12]);&quot;&quot;)))" office:value-type="string" office:string-value=".59">
            <text:p>.59</text:p>
          </table:table-cell>
          <table:table-cell table:style-name="ce4" table:formula="oooc:=IF([.AA12]&gt;[.$A$47];ROUND([.AA12]/[.$A$48]);IF([.AA12]&gt;[.$A$49];CONCATENATE(&quot;.&quot;;ROUND([.AA12]/[.$A$50]));IF([.AA12]&gt;0;CONCATENATE(&quot;..&quot;;[.AA12]);&quot;&quot;)))" office:value-type="string" office:string-value=".37">
            <text:p>.37</text:p>
          </table:table-cell>
          <table:table-cell table:style-name="ce4" table:formula="oooc:=IF([.AB12]&gt;[.$A$47];ROUND([.AB12]/[.$A$48]);IF([.AB12]&gt;[.$A$49];CONCATENATE(&quot;.&quot;;ROUND([.AB12]/[.$A$50]));IF([.AB12]&gt;0;CONCATENATE(&quot;..&quot;;[.AB12]);&quot;&quot;)))" office:value-type="string" office:string-value=".16">
            <text:p>.16</text:p>
          </table:table-cell>
          <table:table-cell table:style-name="ce4" table:formula="oooc:=IF([.AC12]&gt;[.$A$47];ROUND([.AC12]/[.$A$48]);IF([.AC12]&gt;[.$A$49];CONCATENATE(&quot;.&quot;;ROUND([.AC12]/[.$A$50]));IF([.AC12]&gt;0;CONCATENATE(&quot;..&quot;;[.AC12]);&quot;&quot;)))" office:value-type="string" office:string-value=".8">
            <text:p>.8</text:p>
          </table:table-cell>
          <table:table-cell table:style-name="ce4" table:formula="oooc:=IF([.AD12]&gt;[.$A$47];ROUND([.AD12]/[.$A$48]);IF([.AD12]&gt;[.$A$49];CONCATENATE(&quot;.&quot;;ROUND([.AD12]/[.$A$50]));IF([.AD12]&gt;0;CONCATENATE(&quot;..&quot;;[.AD12]);&quot;&quot;)))" office:value-type="string" office:string-value=".7">
            <text:p>.7</text:p>
          </table:table-cell>
          <table:table-cell table:style-name="ce4" table:formula="oooc:=IF([.AE12]&gt;[.$A$47];ROUND([.AE12]/[.$A$48]);IF([.AE12]&gt;[.$A$49];CONCATENATE(&quot;.&quot;;ROUND([.AE12]/[.$A$50]));IF([.AE12]&gt;0;CONCATENATE(&quot;..&quot;;[.AE12]);&quot;&quot;)))" office:value-type="string" office:string-value=".5">
            <text:p>.5</text:p>
          </table:table-cell>
          <table:table-cell table:style-name="ce4" table:formula="oooc:=IF([.AF12]&gt;[.$A$47];ROUND([.AF12]/[.$A$48]);IF([.AF12]&gt;[.$A$49];CONCATENATE(&quot;.&quot;;ROUND([.AF12]/[.$A$50]));IF([.AF12]&gt;0;CONCATENATE(&quot;..&quot;;[.AF12]);&quot;&quot;)))" office:value-type="string" office:string-value=".2">
            <text:p>.2</text:p>
          </table:table-cell>
          <table:table-cell table:style-name="ce4" table:formula="oooc:=IF([.AG12]&gt;[.$A$47];ROUND([.AG12]/[.$A$48]);IF([.AG12]&gt;[.$A$49];CONCATENATE(&quot;.&quot;;ROUND([.AG12]/[.$A$50]));IF([.AG12]&gt;0;CONCATENATE(&quot;..&quot;;[.AG12]);&quot;&quot;)))" office:value-type="string" office:string-value="..85">
            <text:p>..85</text:p>
          </table:table-cell>
          <table:table-cell table:style-name="ce4" table:formula="oooc:=IF([.AH12]&gt;[.$A$47];ROUND([.AH12]/[.$A$48]);IF([.AH12]&gt;[.$A$49];CONCATENATE(&quot;.&quot;;ROUND([.AH12]/[.$A$50]));IF([.AH12]&gt;0;CONCATENATE(&quot;..&quot;;[.AH12]);&quot;&quot;)))" office:value-type="string" office:string-value="..84">
            <text:p>..84</text:p>
          </table:table-cell>
          <table:table-cell table:style-name="ce4" table:formula="oooc:=IF([.AI12]&gt;[.$A$47];ROUND([.AI12]/[.$A$48]);IF([.AI12]&gt;[.$A$49];CONCATENATE(&quot;.&quot;;ROUND([.AI12]/[.$A$50]));IF([.AI12]&gt;0;CONCATENATE(&quot;..&quot;;[.AI12]);&quot;&quot;)))" office:value-type="string" office:string-value="..38">
            <text:p>..38</text:p>
          </table:table-cell>
          <table:table-cell table:style-name="ce4" table:formula="oooc:=IF([.AJ12]&gt;[.$A$47];ROUND([.AJ12]/[.$A$48]);IF([.AJ12]&gt;[.$A$49];CONCATENATE(&quot;.&quot;;ROUND([.AJ12]/[.$A$50]));IF([.AJ12]&gt;0;CONCATENATE(&quot;..&quot;;[.AJ12]);&quot;&quot;)))" office:value-type="string" office:string-value="..13">
            <text:p>..13</text:p>
          </table:table-cell>
          <table:table-cell table:style-name="ce4" table:formula="oooc:=IF([.AK12]&gt;[.$A$47];ROUND([.AK12]/[.$A$48]);IF([.AK12]&gt;[.$A$49];CONCATENATE(&quot;.&quot;;ROUND([.AK12]/[.$A$50]));IF([.AK12]&gt;0;CONCATENATE(&quot;..&quot;;[.AK12]);&quot;&quot;)))" office:value-type="string" office:string-value="..1">
            <text:p>..1</text:p>
          </table:table-cell>
          <table:table-cell table:style-name="ce4" table:formula="oooc:=IF([.AL12]&gt;[.$A$47];ROUND([.AL12]/[.$A$48]);IF([.AL12]&gt;[.$A$49];CONCATENATE(&quot;.&quot;;ROUND([.AL12]/[.$A$50]));IF([.AL12]&gt;0;CONCATENATE(&quot;..&quot;;[.AL12]);&quot;&quot;)))">
            <text:p/>
          </table:table-cell>
          <table:table-cell table:style-name="ce4" table:formula="oooc:=IF([.AM12]&gt;[.$A$47];ROUND([.AM12]/[.$A$48]);IF([.AM12]&gt;[.$A$49];CONCATENATE(&quot;.&quot;;ROUND([.AM12]/[.$A$50]));IF([.AM12]&gt;0;CONCATENATE(&quot;..&quot;;[.AM12]);&quot;&quot;)))">
            <text:p/>
          </table:table-cell>
          <table:table-cell table:style-name="ce4" table:formula="oooc:=IF([.AN12]&gt;[.$A$47];ROUND([.AN12]/[.$A$48]);IF([.AN12]&gt;[.$A$49];CONCATENATE(&quot;.&quot;;ROUND([.AN12]/[.$A$50]));IF([.AN12]&gt;0;CONCATENATE(&quot;..&quot;;[.AN12]);&quot;&quot;)))">
            <text:p/>
          </table:table-cell>
          <table:table-cell table:number-columns-repeated="216"/>
        </table:table-row>
        <table:table-row table:style-name="ro1">
          <table:table-cell table:formula="oooc:=[.A13]" office:value-type="float" office:value="8">
            <text:p>8</text:p>
          </table:table-cell>
          <table:table-cell table:style-name="ce4" table:formula="oooc:=IF([.B13]&gt;[.$A$47];ROUND([.B13]/[.$A$48]);IF([.B13]&gt;[.$A$49];CONCATENATE(&quot;.&quot;;ROUND([.B13]/[.$A$50]));IF([.B13]&gt;0;CONCATENATE(&quot;..&quot;;[.B13]);&quot;&quot;)))" office:value-type="float" office:value="190">
            <text:p>190</text:p>
          </table:table-cell>
          <table:table-cell table:style-name="ce4" table:formula="oooc:=IF([.C13]&gt;[.$A$47];ROUND([.C13]/[.$A$48]);IF([.C13]&gt;[.$A$49];CONCATENATE(&quot;.&quot;;ROUND([.C13]/[.$A$50]));IF([.C13]&gt;0;CONCATENATE(&quot;..&quot;;[.C13]);&quot;&quot;)))" office:value-type="float" office:value="137">
            <text:p>137</text:p>
          </table:table-cell>
          <table:table-cell table:style-name="ce4" table:formula="oooc:=IF([.D13]&gt;[.$A$47];ROUND([.D13]/[.$A$48]);IF([.D13]&gt;[.$A$49];CONCATENATE(&quot;.&quot;;ROUND([.D13]/[.$A$50]));IF([.D13]&gt;0;CONCATENATE(&quot;..&quot;;[.D13]);&quot;&quot;)))" office:value-type="float" office:value="115">
            <text:p>115</text:p>
          </table:table-cell>
          <table:table-cell table:style-name="ce4" table:formula="oooc:=IF([.E13]&gt;[.$A$47];ROUND([.E13]/[.$A$48]);IF([.E13]&gt;[.$A$49];CONCATENATE(&quot;.&quot;;ROUND([.E13]/[.$A$50]));IF([.E13]&gt;0;CONCATENATE(&quot;..&quot;;[.E13]);&quot;&quot;)))" office:value-type="float" office:value="94">
            <text:p>94</text:p>
          </table:table-cell>
          <table:table-cell table:style-name="ce4" table:formula="oooc:=IF([.F13]&gt;[.$A$47];ROUND([.F13]/[.$A$48]);IF([.F13]&gt;[.$A$49];CONCATENATE(&quot;.&quot;;ROUND([.F13]/[.$A$50]));IF([.F13]&gt;0;CONCATENATE(&quot;..&quot;;[.F13]);&quot;&quot;)))" office:value-type="float" office:value="92">
            <text:p>92</text:p>
          </table:table-cell>
          <table:table-cell table:style-name="ce4" table:formula="oooc:=IF([.G13]&gt;[.$A$47];ROUND([.G13]/[.$A$48]);IF([.G13]&gt;[.$A$49];CONCATENATE(&quot;.&quot;;ROUND([.G13]/[.$A$50]));IF([.G13]&gt;0;CONCATENATE(&quot;..&quot;;[.G13]);&quot;&quot;)))" office:value-type="float" office:value="50">
            <text:p>50</text:p>
          </table:table-cell>
          <table:table-cell table:style-name="ce4" table:formula="oooc:=IF([.H13]&gt;[.$A$47];ROUND([.H13]/[.$A$48]);IF([.H13]&gt;[.$A$49];CONCATENATE(&quot;.&quot;;ROUND([.H13]/[.$A$50]));IF([.H13]&gt;0;CONCATENATE(&quot;..&quot;;[.H13]);&quot;&quot;)))" office:value-type="float" office:value="42">
            <text:p>42</text:p>
          </table:table-cell>
          <table:table-cell table:style-name="ce4" table:formula="oooc:=IF([.I13]&gt;[.$A$47];ROUND([.I13]/[.$A$48]);IF([.I13]&gt;[.$A$49];CONCATENATE(&quot;.&quot;;ROUND([.I13]/[.$A$50]));IF([.I13]&gt;0;CONCATENATE(&quot;..&quot;;[.I13]);&quot;&quot;)))" office:value-type="float" office:value="31">
            <text:p>31</text:p>
          </table:table-cell>
          <table:table-cell table:style-name="ce4" table:formula="oooc:=IF([.J13]&gt;[.$A$47];ROUND([.J13]/[.$A$48]);IF([.J13]&gt;[.$A$49];CONCATENATE(&quot;.&quot;;ROUND([.J13]/[.$A$50]));IF([.J13]&gt;0;CONCATENATE(&quot;..&quot;;[.J13]);&quot;&quot;)))" office:value-type="float" office:value="29">
            <text:p>29</text:p>
          </table:table-cell>
          <table:table-cell table:style-name="ce4" table:formula="oooc:=IF([.K13]&gt;[.$A$47];ROUND([.K13]/[.$A$48]);IF([.K13]&gt;[.$A$49];CONCATENATE(&quot;.&quot;;ROUND([.K13]/[.$A$50]));IF([.K13]&gt;0;CONCATENATE(&quot;..&quot;;[.K13]);&quot;&quot;)))" office:value-type="float" office:value="27">
            <text:p>27</text:p>
          </table:table-cell>
          <table:table-cell table:style-name="ce4" table:formula="oooc:=IF([.L13]&gt;[.$A$47];ROUND([.L13]/[.$A$48]);IF([.L13]&gt;[.$A$49];CONCATENATE(&quot;.&quot;;ROUND([.L13]/[.$A$50]));IF([.L13]&gt;0;CONCATENATE(&quot;..&quot;;[.L13]);&quot;&quot;)))" office:value-type="float" office:value="17">
            <text:p>17</text:p>
          </table:table-cell>
          <table:table-cell table:style-name="ce4" table:formula="oooc:=IF([.M13]&gt;[.$A$47];ROUND([.M13]/[.$A$48]);IF([.M13]&gt;[.$A$49];CONCATENATE(&quot;.&quot;;ROUND([.M13]/[.$A$50]));IF([.M13]&gt;0;CONCATENATE(&quot;..&quot;;[.M13]);&quot;&quot;)))" office:value-type="float" office:value="12">
            <text:p>12</text:p>
          </table:table-cell>
          <table:table-cell table:style-name="ce4" table:formula="oooc:=IF([.N13]&gt;[.$A$47];ROUND([.N13]/[.$A$48]);IF([.N13]&gt;[.$A$49];CONCATENATE(&quot;.&quot;;ROUND([.N13]/[.$A$50]));IF([.N13]&gt;0;CONCATENATE(&quot;..&quot;;[.N13]);&quot;&quot;)))" office:value-type="float" office:value="11">
            <text:p>11</text:p>
          </table:table-cell>
          <table:table-cell table:style-name="ce4" table:formula="oooc:=IF([.O13]&gt;[.$A$47];ROUND([.O13]/[.$A$48]);IF([.O13]&gt;[.$A$49];CONCATENATE(&quot;.&quot;;ROUND([.O13]/[.$A$50]));IF([.O13]&gt;0;CONCATENATE(&quot;..&quot;;[.O13]);&quot;&quot;)))" office:value-type="float" office:value="8">
            <text:p>8</text:p>
          </table:table-cell>
          <table:table-cell table:style-name="ce4" table:formula="oooc:=IF([.P13]&gt;[.$A$47];ROUND([.P13]/[.$A$48]);IF([.P13]&gt;[.$A$49];CONCATENATE(&quot;.&quot;;ROUND([.P13]/[.$A$50]));IF([.P13]&gt;0;CONCATENATE(&quot;..&quot;;[.P13]);&quot;&quot;)))" office:value-type="float" office:value="6">
            <text:p>6</text:p>
          </table:table-cell>
          <table:table-cell table:style-name="ce4" table:formula="oooc:=IF([.Q13]&gt;[.$A$47];ROUND([.Q13]/[.$A$48]);IF([.Q13]&gt;[.$A$49];CONCATENATE(&quot;.&quot;;ROUND([.Q13]/[.$A$50]));IF([.Q13]&gt;0;CONCATENATE(&quot;..&quot;;[.Q13]);&quot;&quot;)))" office:value-type="float" office:value="6">
            <text:p>6</text:p>
          </table:table-cell>
          <table:table-cell table:style-name="ce4" table:formula="oooc:=IF([.R13]&gt;[.$A$47];ROUND([.R13]/[.$A$48]);IF([.R13]&gt;[.$A$49];CONCATENATE(&quot;.&quot;;ROUND([.R13]/[.$A$50]));IF([.R13]&gt;0;CONCATENATE(&quot;..&quot;;[.R13]);&quot;&quot;)))" office:value-type="float" office:value="5">
            <text:p>5</text:p>
          </table:table-cell>
          <table:table-cell table:style-name="ce4" table:formula="oooc:=IF([.S13]&gt;[.$A$47];ROUND([.S13]/[.$A$48]);IF([.S13]&gt;[.$A$49];CONCATENATE(&quot;.&quot;;ROUND([.S13]/[.$A$50]));IF([.S13]&gt;0;CONCATENATE(&quot;..&quot;;[.S13]);&quot;&quot;)))" office:value-type="float" office:value="4">
            <text:p>4</text:p>
          </table:table-cell>
          <table:table-cell table:style-name="ce4" table:formula="oooc:=IF([.T13]&gt;[.$A$47];ROUND([.T13]/[.$A$48]);IF([.T13]&gt;[.$A$49];CONCATENATE(&quot;.&quot;;ROUND([.T13]/[.$A$50]));IF([.T13]&gt;0;CONCATENATE(&quot;..&quot;;[.T13]);&quot;&quot;)))" office:value-type="float" office:value="3">
            <text:p>3</text:p>
          </table:table-cell>
          <table:table-cell table:style-name="ce4" table:formula="oooc:=IF([.U13]&gt;[.$A$47];ROUND([.U13]/[.$A$48]);IF([.U13]&gt;[.$A$49];CONCATENATE(&quot;.&quot;;ROUND([.U13]/[.$A$50]));IF([.U13]&gt;0;CONCATENATE(&quot;..&quot;;[.U13]);&quot;&quot;)))" office:value-type="float" office:value="2">
            <text:p>2</text:p>
          </table:table-cell>
          <table:table-cell table:style-name="ce4" table:formula="oooc:=IF([.V13]&gt;[.$A$47];ROUND([.V13]/[.$A$48]);IF([.V13]&gt;[.$A$49];CONCATENATE(&quot;.&quot;;ROUND([.V13]/[.$A$50]));IF([.V13]&gt;0;CONCATENATE(&quot;..&quot;;[.V13]);&quot;&quot;)))" office:value-type="float" office:value="2">
            <text:p>2</text:p>
          </table:table-cell>
          <table:table-cell table:style-name="ce4" table:formula="oooc:=IF([.W13]&gt;[.$A$47];ROUND([.W13]/[.$A$48]);IF([.W13]&gt;[.$A$49];CONCATENATE(&quot;.&quot;;ROUND([.W13]/[.$A$50]));IF([.W13]&gt;0;CONCATENATE(&quot;..&quot;;[.W13]);&quot;&quot;)))" office:value-type="float" office:value="1">
            <text:p>1</text:p>
          </table:table-cell>
          <table:table-cell table:style-name="ce4" table:formula="oooc:=IF([.X13]&gt;[.$A$47];ROUND([.X13]/[.$A$48]);IF([.X13]&gt;[.$A$49];CONCATENATE(&quot;.&quot;;ROUND([.X13]/[.$A$50]));IF([.X13]&gt;0;CONCATENATE(&quot;..&quot;;[.X13]);&quot;&quot;)))" office:value-type="float" office:value="1">
            <text:p>1</text:p>
          </table:table-cell>
          <table:table-cell table:style-name="ce4" table:formula="oooc:=IF([.Y13]&gt;[.$A$47];ROUND([.Y13]/[.$A$48]);IF([.Y13]&gt;[.$A$49];CONCATENATE(&quot;.&quot;;ROUND([.Y13]/[.$A$50]));IF([.Y13]&gt;0;CONCATENATE(&quot;..&quot;;[.Y13]);&quot;&quot;)))" office:value-type="string" office:string-value=".100">
            <text:p>.100</text:p>
          </table:table-cell>
          <table:table-cell table:style-name="ce4" table:formula="oooc:=IF([.Z13]&gt;[.$A$47];ROUND([.Z13]/[.$A$48]);IF([.Z13]&gt;[.$A$49];CONCATENATE(&quot;.&quot;;ROUND([.Z13]/[.$A$50]));IF([.Z13]&gt;0;CONCATENATE(&quot;..&quot;;[.Z13]);&quot;&quot;)))" office:value-type="string" office:string-value=".68">
            <text:p>.68</text:p>
          </table:table-cell>
          <table:table-cell table:style-name="ce4" table:formula="oooc:=IF([.AA13]&gt;[.$A$47];ROUND([.AA13]/[.$A$48]);IF([.AA13]&gt;[.$A$49];CONCATENATE(&quot;.&quot;;ROUND([.AA13]/[.$A$50]));IF([.AA13]&gt;0;CONCATENATE(&quot;..&quot;;[.AA13]);&quot;&quot;)))" office:value-type="string" office:string-value=".43">
            <text:p>.43</text:p>
          </table:table-cell>
          <table:table-cell table:style-name="ce4" table:formula="oooc:=IF([.AB13]&gt;[.$A$47];ROUND([.AB13]/[.$A$48]);IF([.AB13]&gt;[.$A$49];CONCATENATE(&quot;.&quot;;ROUND([.AB13]/[.$A$50]));IF([.AB13]&gt;0;CONCATENATE(&quot;..&quot;;[.AB13]);&quot;&quot;)))" office:value-type="string" office:string-value=".17">
            <text:p>.17</text:p>
          </table:table-cell>
          <table:table-cell table:style-name="ce4" table:formula="oooc:=IF([.AC13]&gt;[.$A$47];ROUND([.AC13]/[.$A$48]);IF([.AC13]&gt;[.$A$49];CONCATENATE(&quot;.&quot;;ROUND([.AC13]/[.$A$50]));IF([.AC13]&gt;0;CONCATENATE(&quot;..&quot;;[.AC13]);&quot;&quot;)))" office:value-type="string" office:string-value=".9">
            <text:p>.9</text:p>
          </table:table-cell>
          <table:table-cell table:style-name="ce4" table:formula="oooc:=IF([.AD13]&gt;[.$A$47];ROUND([.AD13]/[.$A$48]);IF([.AD13]&gt;[.$A$49];CONCATENATE(&quot;.&quot;;ROUND([.AD13]/[.$A$50]));IF([.AD13]&gt;0;CONCATENATE(&quot;..&quot;;[.AD13]);&quot;&quot;)))" office:value-type="string" office:string-value=".8">
            <text:p>.8</text:p>
          </table:table-cell>
          <table:table-cell table:style-name="ce4" table:formula="oooc:=IF([.AE13]&gt;[.$A$47];ROUND([.AE13]/[.$A$48]);IF([.AE13]&gt;[.$A$49];CONCATENATE(&quot;.&quot;;ROUND([.AE13]/[.$A$50]));IF([.AE13]&gt;0;CONCATENATE(&quot;..&quot;;[.AE13]);&quot;&quot;)))" office:value-type="string" office:string-value=".5">
            <text:p>.5</text:p>
          </table:table-cell>
          <table:table-cell table:style-name="ce4" table:formula="oooc:=IF([.AF13]&gt;[.$A$47];ROUND([.AF13]/[.$A$48]);IF([.AF13]&gt;[.$A$49];CONCATENATE(&quot;.&quot;;ROUND([.AF13]/[.$A$50]));IF([.AF13]&gt;0;CONCATENATE(&quot;..&quot;;[.AF13]);&quot;&quot;)))" office:value-type="string" office:string-value=".3">
            <text:p>.3</text:p>
          </table:table-cell>
          <table:table-cell table:style-name="ce4" table:formula="oooc:=IF([.AG13]&gt;[.$A$47];ROUND([.AG13]/[.$A$48]);IF([.AG13]&gt;[.$A$49];CONCATENATE(&quot;.&quot;;ROUND([.AG13]/[.$A$50]));IF([.AG13]&gt;0;CONCATENATE(&quot;..&quot;;[.AG13]);&quot;&quot;)))" office:value-type="string" office:string-value=".1">
            <text:p>.1</text:p>
          </table:table-cell>
          <table:table-cell table:style-name="ce4" table:formula="oooc:=IF([.AH13]&gt;[.$A$47];ROUND([.AH13]/[.$A$48]);IF([.AH13]&gt;[.$A$49];CONCATENATE(&quot;.&quot;;ROUND([.AH13]/[.$A$50]));IF([.AH13]&gt;0;CONCATENATE(&quot;..&quot;;[.AH13]);&quot;&quot;)))" office:value-type="string" office:string-value="..93">
            <text:p>..93</text:p>
          </table:table-cell>
          <table:table-cell table:style-name="ce4" table:formula="oooc:=IF([.AI13]&gt;[.$A$47];ROUND([.AI13]/[.$A$48]);IF([.AI13]&gt;[.$A$49];CONCATENATE(&quot;.&quot;;ROUND([.AI13]/[.$A$50]));IF([.AI13]&gt;0;CONCATENATE(&quot;..&quot;;[.AI13]);&quot;&quot;)))" office:value-type="string" office:string-value="..35">
            <text:p>..35</text:p>
          </table:table-cell>
          <table:table-cell table:style-name="ce4" table:formula="oooc:=IF([.AJ13]&gt;[.$A$47];ROUND([.AJ13]/[.$A$48]);IF([.AJ13]&gt;[.$A$49];CONCATENATE(&quot;.&quot;;ROUND([.AJ13]/[.$A$50]));IF([.AJ13]&gt;0;CONCATENATE(&quot;..&quot;;[.AJ13]);&quot;&quot;)))" office:value-type="string" office:string-value="..18">
            <text:p>..18</text:p>
          </table:table-cell>
          <table:table-cell table:style-name="ce4" table:formula="oooc:=IF([.AK13]&gt;[.$A$47];ROUND([.AK13]/[.$A$48]);IF([.AK13]&gt;[.$A$49];CONCATENATE(&quot;.&quot;;ROUND([.AK13]/[.$A$50]));IF([.AK13]&gt;0;CONCATENATE(&quot;..&quot;;[.AK13]);&quot;&quot;)))" office:value-type="string" office:string-value="..3">
            <text:p>..3</text:p>
          </table:table-cell>
          <table:table-cell table:style-name="ce4" table:formula="oooc:=IF([.AL13]&gt;[.$A$47];ROUND([.AL13]/[.$A$48]);IF([.AL13]&gt;[.$A$49];CONCATENATE(&quot;.&quot;;ROUND([.AL13]/[.$A$50]));IF([.AL13]&gt;0;CONCATENATE(&quot;..&quot;;[.AL13]);&quot;&quot;)))">
            <text:p/>
          </table:table-cell>
          <table:table-cell table:style-name="ce4" table:formula="oooc:=IF([.AM13]&gt;[.$A$47];ROUND([.AM13]/[.$A$48]);IF([.AM13]&gt;[.$A$49];CONCATENATE(&quot;.&quot;;ROUND([.AM13]/[.$A$50]));IF([.AM13]&gt;0;CONCATENATE(&quot;..&quot;;[.AM13]);&quot;&quot;)))">
            <text:p/>
          </table:table-cell>
          <table:table-cell table:style-name="ce4" table:formula="oooc:=IF([.AN13]&gt;[.$A$47];ROUND([.AN13]/[.$A$48]);IF([.AN13]&gt;[.$A$49];CONCATENATE(&quot;.&quot;;ROUND([.AN13]/[.$A$50]));IF([.AN13]&gt;0;CONCATENATE(&quot;..&quot;;[.AN13]);&quot;&quot;)))">
            <text:p/>
          </table:table-cell>
          <table:table-cell table:number-columns-repeated="216"/>
        </table:table-row>
        <table:table-row table:style-name="ro1">
          <table:table-cell table:formula="oooc:=[.A14]" office:value-type="float" office:value="9">
            <text:p>9</text:p>
          </table:table-cell>
          <table:table-cell table:style-name="ce4" table:formula="oooc:=IF([.B14]&gt;[.$A$47];ROUND([.B14]/[.$A$48]);IF([.B14]&gt;[.$A$49];CONCATENATE(&quot;.&quot;;ROUND([.B14]/[.$A$50]));IF([.B14]&gt;0;CONCATENATE(&quot;..&quot;;[.B14]);&quot;&quot;)))" office:value-type="float" office:value="198">
            <text:p>198</text:p>
          </table:table-cell>
          <table:table-cell table:style-name="ce4" table:formula="oooc:=IF([.C14]&gt;[.$A$47];ROUND([.C14]/[.$A$48]);IF([.C14]&gt;[.$A$49];CONCATENATE(&quot;.&quot;;ROUND([.C14]/[.$A$50]));IF([.C14]&gt;0;CONCATENATE(&quot;..&quot;;[.C14]);&quot;&quot;)))" office:value-type="float" office:value="144">
            <text:p>144</text:p>
          </table:table-cell>
          <table:table-cell table:style-name="ce4" table:formula="oooc:=IF([.D14]&gt;[.$A$47];ROUND([.D14]/[.$A$48]);IF([.D14]&gt;[.$A$49];CONCATENATE(&quot;.&quot;;ROUND([.D14]/[.$A$50]));IF([.D14]&gt;0;CONCATENATE(&quot;..&quot;;[.D14]);&quot;&quot;)))" office:value-type="float" office:value="121">
            <text:p>121</text:p>
          </table:table-cell>
          <table:table-cell table:style-name="ce4" table:formula="oooc:=IF([.E14]&gt;[.$A$47];ROUND([.E14]/[.$A$48]);IF([.E14]&gt;[.$A$49];CONCATENATE(&quot;.&quot;;ROUND([.E14]/[.$A$50]));IF([.E14]&gt;0;CONCATENATE(&quot;..&quot;;[.E14]);&quot;&quot;)))" office:value-type="float" office:value="99">
            <text:p>99</text:p>
          </table:table-cell>
          <table:table-cell table:style-name="ce4" table:formula="oooc:=IF([.F14]&gt;[.$A$47];ROUND([.F14]/[.$A$48]);IF([.F14]&gt;[.$A$49];CONCATENATE(&quot;.&quot;;ROUND([.F14]/[.$A$50]));IF([.F14]&gt;0;CONCATENATE(&quot;..&quot;;[.F14]);&quot;&quot;)))" office:value-type="float" office:value="96">
            <text:p>96</text:p>
          </table:table-cell>
          <table:table-cell table:style-name="ce4" table:formula="oooc:=IF([.G14]&gt;[.$A$47];ROUND([.G14]/[.$A$48]);IF([.G14]&gt;[.$A$49];CONCATENATE(&quot;.&quot;;ROUND([.G14]/[.$A$50]));IF([.G14]&gt;0;CONCATENATE(&quot;..&quot;;[.G14]);&quot;&quot;)))" office:value-type="float" office:value="54">
            <text:p>54</text:p>
          </table:table-cell>
          <table:table-cell table:style-name="ce4" table:formula="oooc:=IF([.H14]&gt;[.$A$47];ROUND([.H14]/[.$A$48]);IF([.H14]&gt;[.$A$49];CONCATENATE(&quot;.&quot;;ROUND([.H14]/[.$A$50]));IF([.H14]&gt;0;CONCATENATE(&quot;..&quot;;[.H14]);&quot;&quot;)))" office:value-type="float" office:value="45">
            <text:p>45</text:p>
          </table:table-cell>
          <table:table-cell table:style-name="ce4" table:formula="oooc:=IF([.I14]&gt;[.$A$47];ROUND([.I14]/[.$A$48]);IF([.I14]&gt;[.$A$49];CONCATENATE(&quot;.&quot;;ROUND([.I14]/[.$A$50]));IF([.I14]&gt;0;CONCATENATE(&quot;..&quot;;[.I14]);&quot;&quot;)))" office:value-type="float" office:value="33">
            <text:p>33</text:p>
          </table:table-cell>
          <table:table-cell table:style-name="ce4" table:formula="oooc:=IF([.J14]&gt;[.$A$47];ROUND([.J14]/[.$A$48]);IF([.J14]&gt;[.$A$49];CONCATENATE(&quot;.&quot;;ROUND([.J14]/[.$A$50]));IF([.J14]&gt;0;CONCATENATE(&quot;..&quot;;[.J14]);&quot;&quot;)))" office:value-type="float" office:value="30">
            <text:p>30</text:p>
          </table:table-cell>
          <table:table-cell table:style-name="ce4" table:formula="oooc:=IF([.K14]&gt;[.$A$47];ROUND([.K14]/[.$A$48]);IF([.K14]&gt;[.$A$49];CONCATENATE(&quot;.&quot;;ROUND([.K14]/[.$A$50]));IF([.K14]&gt;0;CONCATENATE(&quot;..&quot;;[.K14]);&quot;&quot;)))" office:value-type="float" office:value="28">
            <text:p>28</text:p>
          </table:table-cell>
          <table:table-cell table:style-name="ce4" table:formula="oooc:=IF([.L14]&gt;[.$A$47];ROUND([.L14]/[.$A$48]);IF([.L14]&gt;[.$A$49];CONCATENATE(&quot;.&quot;;ROUND([.L14]/[.$A$50]));IF([.L14]&gt;0;CONCATENATE(&quot;..&quot;;[.L14]);&quot;&quot;)))" office:value-type="float" office:value="19">
            <text:p>19</text:p>
          </table:table-cell>
          <table:table-cell table:style-name="ce4" table:formula="oooc:=IF([.M14]&gt;[.$A$47];ROUND([.M14]/[.$A$48]);IF([.M14]&gt;[.$A$49];CONCATENATE(&quot;.&quot;;ROUND([.M14]/[.$A$50]));IF([.M14]&gt;0;CONCATENATE(&quot;..&quot;;[.M14]);&quot;&quot;)))" office:value-type="float" office:value="13">
            <text:p>13</text:p>
          </table:table-cell>
          <table:table-cell table:style-name="ce4" table:formula="oooc:=IF([.N14]&gt;[.$A$47];ROUND([.N14]/[.$A$48]);IF([.N14]&gt;[.$A$49];CONCATENATE(&quot;.&quot;;ROUND([.N14]/[.$A$50]));IF([.N14]&gt;0;CONCATENATE(&quot;..&quot;;[.N14]);&quot;&quot;)))" office:value-type="float" office:value="12">
            <text:p>12</text:p>
          </table:table-cell>
          <table:table-cell table:style-name="ce4" table:formula="oooc:=IF([.O14]&gt;[.$A$47];ROUND([.O14]/[.$A$48]);IF([.O14]&gt;[.$A$49];CONCATENATE(&quot;.&quot;;ROUND([.O14]/[.$A$50]));IF([.O14]&gt;0;CONCATENATE(&quot;..&quot;;[.O14]);&quot;&quot;)))" office:value-type="float" office:value="9">
            <text:p>9</text:p>
          </table:table-cell>
          <table:table-cell table:style-name="ce4" table:formula="oooc:=IF([.P14]&gt;[.$A$47];ROUND([.P14]/[.$A$48]);IF([.P14]&gt;[.$A$49];CONCATENATE(&quot;.&quot;;ROUND([.P14]/[.$A$50]));IF([.P14]&gt;0;CONCATENATE(&quot;..&quot;;[.P14]);&quot;&quot;)))" office:value-type="float" office:value="7">
            <text:p>7</text:p>
          </table:table-cell>
          <table:table-cell table:style-name="ce4" table:formula="oooc:=IF([.Q14]&gt;[.$A$47];ROUND([.Q14]/[.$A$48]);IF([.Q14]&gt;[.$A$49];CONCATENATE(&quot;.&quot;;ROUND([.Q14]/[.$A$50]));IF([.Q14]&gt;0;CONCATENATE(&quot;..&quot;;[.Q14]);&quot;&quot;)))" office:value-type="float" office:value="6">
            <text:p>6</text:p>
          </table:table-cell>
          <table:table-cell table:style-name="ce4" table:formula="oooc:=IF([.R14]&gt;[.$A$47];ROUND([.R14]/[.$A$48]);IF([.R14]&gt;[.$A$49];CONCATENATE(&quot;.&quot;;ROUND([.R14]/[.$A$50]));IF([.R14]&gt;0;CONCATENATE(&quot;..&quot;;[.R14]);&quot;&quot;)))" office:value-type="float" office:value="5">
            <text:p>5</text:p>
          </table:table-cell>
          <table:table-cell table:style-name="ce4" table:formula="oooc:=IF([.S14]&gt;[.$A$47];ROUND([.S14]/[.$A$48]);IF([.S14]&gt;[.$A$49];CONCATENATE(&quot;.&quot;;ROUND([.S14]/[.$A$50]));IF([.S14]&gt;0;CONCATENATE(&quot;..&quot;;[.S14]);&quot;&quot;)))" office:value-type="float" office:value="4">
            <text:p>4</text:p>
          </table:table-cell>
          <table:table-cell table:style-name="ce4" table:formula="oooc:=IF([.T14]&gt;[.$A$47];ROUND([.T14]/[.$A$48]);IF([.T14]&gt;[.$A$49];CONCATENATE(&quot;.&quot;;ROUND([.T14]/[.$A$50]));IF([.T14]&gt;0;CONCATENATE(&quot;..&quot;;[.T14]);&quot;&quot;)))" office:value-type="float" office:value="4">
            <text:p>4</text:p>
          </table:table-cell>
          <table:table-cell table:style-name="ce4" table:formula="oooc:=IF([.U14]&gt;[.$A$47];ROUND([.U14]/[.$A$48]);IF([.U14]&gt;[.$A$49];CONCATENATE(&quot;.&quot;;ROUND([.U14]/[.$A$50]));IF([.U14]&gt;0;CONCATENATE(&quot;..&quot;;[.U14]);&quot;&quot;)))" office:value-type="float" office:value="3">
            <text:p>3</text:p>
          </table:table-cell>
          <table:table-cell table:style-name="ce4" table:formula="oooc:=IF([.V14]&gt;[.$A$47];ROUND([.V14]/[.$A$48]);IF([.V14]&gt;[.$A$49];CONCATENATE(&quot;.&quot;;ROUND([.V14]/[.$A$50]));IF([.V14]&gt;0;CONCATENATE(&quot;..&quot;;[.V14]);&quot;&quot;)))" office:value-type="float" office:value="2">
            <text:p>2</text:p>
          </table:table-cell>
          <table:table-cell table:style-name="ce4" table:formula="oooc:=IF([.W14]&gt;[.$A$47];ROUND([.W14]/[.$A$48]);IF([.W14]&gt;[.$A$49];CONCATENATE(&quot;.&quot;;ROUND([.W14]/[.$A$50]));IF([.W14]&gt;0;CONCATENATE(&quot;..&quot;;[.W14]);&quot;&quot;)))" office:value-type="float" office:value="1">
            <text:p>1</text:p>
          </table:table-cell>
          <table:table-cell table:style-name="ce4" table:formula="oooc:=IF([.X14]&gt;[.$A$47];ROUND([.X14]/[.$A$48]);IF([.X14]&gt;[.$A$49];CONCATENATE(&quot;.&quot;;ROUND([.X14]/[.$A$50]));IF([.X14]&gt;0;CONCATENATE(&quot;..&quot;;[.X14]);&quot;&quot;)))" office:value-type="float" office:value="1">
            <text:p>1</text:p>
          </table:table-cell>
          <table:table-cell table:style-name="ce4" table:formula="oooc:=IF([.Y14]&gt;[.$A$47];ROUND([.Y14]/[.$A$48]);IF([.Y14]&gt;[.$A$49];CONCATENATE(&quot;.&quot;;ROUND([.Y14]/[.$A$50]));IF([.Y14]&gt;0;CONCATENATE(&quot;..&quot;;[.Y14]);&quot;&quot;)))" office:value-type="float" office:value="1">
            <text:p>1</text:p>
          </table:table-cell>
          <table:table-cell table:style-name="ce4" table:formula="oooc:=IF([.Z14]&gt;[.$A$47];ROUND([.Z14]/[.$A$48]);IF([.Z14]&gt;[.$A$49];CONCATENATE(&quot;.&quot;;ROUND([.Z14]/[.$A$50]));IF([.Z14]&gt;0;CONCATENATE(&quot;..&quot;;[.Z14]);&quot;&quot;)))" office:value-type="string" office:string-value=".72">
            <text:p>.72</text:p>
          </table:table-cell>
          <table:table-cell table:style-name="ce4" table:formula="oooc:=IF([.AA14]&gt;[.$A$47];ROUND([.AA14]/[.$A$48]);IF([.AA14]&gt;[.$A$49];CONCATENATE(&quot;.&quot;;ROUND([.AA14]/[.$A$50]));IF([.AA14]&gt;0;CONCATENATE(&quot;..&quot;;[.AA14]);&quot;&quot;)))" office:value-type="string" office:string-value=".47">
            <text:p>.47</text:p>
          </table:table-cell>
          <table:table-cell table:style-name="ce4" table:formula="oooc:=IF([.AB14]&gt;[.$A$47];ROUND([.AB14]/[.$A$48]);IF([.AB14]&gt;[.$A$49];CONCATENATE(&quot;.&quot;;ROUND([.AB14]/[.$A$50]));IF([.AB14]&gt;0;CONCATENATE(&quot;..&quot;;[.AB14]);&quot;&quot;)))" office:value-type="string" office:string-value=".19">
            <text:p>.19</text:p>
          </table:table-cell>
          <table:table-cell table:style-name="ce4" table:formula="oooc:=IF([.AC14]&gt;[.$A$47];ROUND([.AC14]/[.$A$48]);IF([.AC14]&gt;[.$A$49];CONCATENATE(&quot;.&quot;;ROUND([.AC14]/[.$A$50]));IF([.AC14]&gt;0;CONCATENATE(&quot;..&quot;;[.AC14]);&quot;&quot;)))" office:value-type="string" office:string-value=".11">
            <text:p>.11</text:p>
          </table:table-cell>
          <table:table-cell table:style-name="ce4" table:formula="oooc:=IF([.AD14]&gt;[.$A$47];ROUND([.AD14]/[.$A$48]);IF([.AD14]&gt;[.$A$49];CONCATENATE(&quot;.&quot;;ROUND([.AD14]/[.$A$50]));IF([.AD14]&gt;0;CONCATENATE(&quot;..&quot;;[.AD14]);&quot;&quot;)))" office:value-type="string" office:string-value=".8">
            <text:p>.8</text:p>
          </table:table-cell>
          <table:table-cell table:style-name="ce4" table:formula="oooc:=IF([.AE14]&gt;[.$A$47];ROUND([.AE14]/[.$A$48]);IF([.AE14]&gt;[.$A$49];CONCATENATE(&quot;.&quot;;ROUND([.AE14]/[.$A$50]));IF([.AE14]&gt;0;CONCATENATE(&quot;..&quot;;[.AE14]);&quot;&quot;)))" office:value-type="string" office:string-value=".6">
            <text:p>.6</text:p>
          </table:table-cell>
          <table:table-cell table:style-name="ce4" table:formula="oooc:=IF([.AF14]&gt;[.$A$47];ROUND([.AF14]/[.$A$48]);IF([.AF14]&gt;[.$A$49];CONCATENATE(&quot;.&quot;;ROUND([.AF14]/[.$A$50]));IF([.AF14]&gt;0;CONCATENATE(&quot;..&quot;;[.AF14]);&quot;&quot;)))" office:value-type="string" office:string-value=".4">
            <text:p>.4</text:p>
          </table:table-cell>
          <table:table-cell table:style-name="ce4" table:formula="oooc:=IF([.AG14]&gt;[.$A$47];ROUND([.AG14]/[.$A$48]);IF([.AG14]&gt;[.$A$49];CONCATENATE(&quot;.&quot;;ROUND([.AG14]/[.$A$50]));IF([.AG14]&gt;0;CONCATENATE(&quot;..&quot;;[.AG14]);&quot;&quot;)))" office:value-type="string" office:string-value=".1">
            <text:p>.1</text:p>
          </table:table-cell>
          <table:table-cell table:style-name="ce4" table:formula="oooc:=IF([.AH14]&gt;[.$A$47];ROUND([.AH14]/[.$A$48]);IF([.AH14]&gt;[.$A$49];CONCATENATE(&quot;.&quot;;ROUND([.AH14]/[.$A$50]));IF([.AH14]&gt;0;CONCATENATE(&quot;..&quot;;[.AH14]);&quot;&quot;)))" office:value-type="string" office:string-value="..100">
            <text:p>..100</text:p>
          </table:table-cell>
          <table:table-cell table:style-name="ce4" table:formula="oooc:=IF([.AI14]&gt;[.$A$47];ROUND([.AI14]/[.$A$48]);IF([.AI14]&gt;[.$A$49];CONCATENATE(&quot;.&quot;;ROUND([.AI14]/[.$A$50]));IF([.AI14]&gt;0;CONCATENATE(&quot;..&quot;;[.AI14]);&quot;&quot;)))" office:value-type="string" office:string-value="..40">
            <text:p>..40</text:p>
          </table:table-cell>
          <table:table-cell table:style-name="ce4" table:formula="oooc:=IF([.AJ14]&gt;[.$A$47];ROUND([.AJ14]/[.$A$48]);IF([.AJ14]&gt;[.$A$49];CONCATENATE(&quot;.&quot;;ROUND([.AJ14]/[.$A$50]));IF([.AJ14]&gt;0;CONCATENATE(&quot;..&quot;;[.AJ14]);&quot;&quot;)))" office:value-type="string" office:string-value="..15">
            <text:p>..15</text:p>
          </table:table-cell>
          <table:table-cell table:style-name="ce4" table:formula="oooc:=IF([.AK14]&gt;[.$A$47];ROUND([.AK14]/[.$A$48]);IF([.AK14]&gt;[.$A$49];CONCATENATE(&quot;.&quot;;ROUND([.AK14]/[.$A$50]));IF([.AK14]&gt;0;CONCATENATE(&quot;..&quot;;[.AK14]);&quot;&quot;)))" office:value-type="string" office:string-value="..7">
            <text:p>..7</text:p>
          </table:table-cell>
          <table:table-cell table:style-name="ce4" table:formula="oooc:=IF([.AL14]&gt;[.$A$47];ROUND([.AL14]/[.$A$48]);IF([.AL14]&gt;[.$A$49];CONCATENATE(&quot;.&quot;;ROUND([.AL14]/[.$A$50]));IF([.AL14]&gt;0;CONCATENATE(&quot;..&quot;;[.AL14]);&quot;&quot;)))">
            <text:p/>
          </table:table-cell>
          <table:table-cell table:style-name="ce4" table:formula="oooc:=IF([.AM14]&gt;[.$A$47];ROUND([.AM14]/[.$A$48]);IF([.AM14]&gt;[.$A$49];CONCATENATE(&quot;.&quot;;ROUND([.AM14]/[.$A$50]));IF([.AM14]&gt;0;CONCATENATE(&quot;..&quot;;[.AM14]);&quot;&quot;)))">
            <text:p/>
          </table:table-cell>
          <table:table-cell table:style-name="ce4" table:formula="oooc:=IF([.AN14]&gt;[.$A$47];ROUND([.AN14]/[.$A$48]);IF([.AN14]&gt;[.$A$49];CONCATENATE(&quot;.&quot;;ROUND([.AN14]/[.$A$50]));IF([.AN14]&gt;0;CONCATENATE(&quot;..&quot;;[.AN14]);&quot;&quot;)))">
            <text:p/>
          </table:table-cell>
          <table:table-cell table:number-columns-repeated="216"/>
        </table:table-row>
        <table:table-row table:style-name="ro1">
          <table:table-cell table:formula="oooc:=[.A15]" office:value-type="float" office:value="10">
            <text:p>10</text:p>
          </table:table-cell>
          <table:table-cell table:style-name="ce4" table:formula="oooc:=IF([.B15]&gt;[.$A$47];ROUND([.B15]/[.$A$48]);IF([.B15]&gt;[.$A$49];CONCATENATE(&quot;.&quot;;ROUND([.B15]/[.$A$50]));IF([.B15]&gt;0;CONCATENATE(&quot;..&quot;;[.B15]);&quot;&quot;)))" office:value-type="float" office:value="198">
            <text:p>198</text:p>
          </table:table-cell>
          <table:table-cell table:style-name="ce4" table:formula="oooc:=IF([.C15]&gt;[.$A$47];ROUND([.C15]/[.$A$48]);IF([.C15]&gt;[.$A$49];CONCATENATE(&quot;.&quot;;ROUND([.C15]/[.$A$50]));IF([.C15]&gt;0;CONCATENATE(&quot;..&quot;;[.C15]);&quot;&quot;)))" office:value-type="float" office:value="144">
            <text:p>144</text:p>
          </table:table-cell>
          <table:table-cell table:style-name="ce4" table:formula="oooc:=IF([.D15]&gt;[.$A$47];ROUND([.D15]/[.$A$48]);IF([.D15]&gt;[.$A$49];CONCATENATE(&quot;.&quot;;ROUND([.D15]/[.$A$50]));IF([.D15]&gt;0;CONCATENATE(&quot;..&quot;;[.D15]);&quot;&quot;)))" office:value-type="float" office:value="122">
            <text:p>122</text:p>
          </table:table-cell>
          <table:table-cell table:style-name="ce4" table:formula="oooc:=IF([.E15]&gt;[.$A$47];ROUND([.E15]/[.$A$48]);IF([.E15]&gt;[.$A$49];CONCATENATE(&quot;.&quot;;ROUND([.E15]/[.$A$50]));IF([.E15]&gt;0;CONCATENATE(&quot;..&quot;;[.E15]);&quot;&quot;)))" office:value-type="float" office:value="99">
            <text:p>99</text:p>
          </table:table-cell>
          <table:table-cell table:style-name="ce4" table:formula="oooc:=IF([.F15]&gt;[.$A$47];ROUND([.F15]/[.$A$48]);IF([.F15]&gt;[.$A$49];CONCATENATE(&quot;.&quot;;ROUND([.F15]/[.$A$50]));IF([.F15]&gt;0;CONCATENATE(&quot;..&quot;;[.F15]);&quot;&quot;)))" office:value-type="float" office:value="96">
            <text:p>96</text:p>
          </table:table-cell>
          <table:table-cell table:style-name="ce4" table:formula="oooc:=IF([.G15]&gt;[.$A$47];ROUND([.G15]/[.$A$48]);IF([.G15]&gt;[.$A$49];CONCATENATE(&quot;.&quot;;ROUND([.G15]/[.$A$50]));IF([.G15]&gt;0;CONCATENATE(&quot;..&quot;;[.G15]);&quot;&quot;)))" office:value-type="float" office:value="54">
            <text:p>54</text:p>
          </table:table-cell>
          <table:table-cell table:style-name="ce4" table:formula="oooc:=IF([.H15]&gt;[.$A$47];ROUND([.H15]/[.$A$48]);IF([.H15]&gt;[.$A$49];CONCATENATE(&quot;.&quot;;ROUND([.H15]/[.$A$50]));IF([.H15]&gt;0;CONCATENATE(&quot;..&quot;;[.H15]);&quot;&quot;)))" office:value-type="float" office:value="46">
            <text:p>46</text:p>
          </table:table-cell>
          <table:table-cell table:style-name="ce4" table:formula="oooc:=IF([.I15]&gt;[.$A$47];ROUND([.I15]/[.$A$48]);IF([.I15]&gt;[.$A$49];CONCATENATE(&quot;.&quot;;ROUND([.I15]/[.$A$50]));IF([.I15]&gt;0;CONCATENATE(&quot;..&quot;;[.I15]);&quot;&quot;)))" office:value-type="float" office:value="33">
            <text:p>33</text:p>
          </table:table-cell>
          <table:table-cell table:style-name="ce4" table:formula="oooc:=IF([.J15]&gt;[.$A$47];ROUND([.J15]/[.$A$48]);IF([.J15]&gt;[.$A$49];CONCATENATE(&quot;.&quot;;ROUND([.J15]/[.$A$50]));IF([.J15]&gt;0;CONCATENATE(&quot;..&quot;;[.J15]);&quot;&quot;)))" office:value-type="float" office:value="31">
            <text:p>31</text:p>
          </table:table-cell>
          <table:table-cell table:style-name="ce4" table:formula="oooc:=IF([.K15]&gt;[.$A$47];ROUND([.K15]/[.$A$48]);IF([.K15]&gt;[.$A$49];CONCATENATE(&quot;.&quot;;ROUND([.K15]/[.$A$50]));IF([.K15]&gt;0;CONCATENATE(&quot;..&quot;;[.K15]);&quot;&quot;)))" office:value-type="float" office:value="28">
            <text:p>28</text:p>
          </table:table-cell>
          <table:table-cell table:style-name="ce4" table:formula="oooc:=IF([.L15]&gt;[.$A$47];ROUND([.L15]/[.$A$48]);IF([.L15]&gt;[.$A$49];CONCATENATE(&quot;.&quot;;ROUND([.L15]/[.$A$50]));IF([.L15]&gt;0;CONCATENATE(&quot;..&quot;;[.L15]);&quot;&quot;)))" office:value-type="float" office:value="19">
            <text:p>19</text:p>
          </table:table-cell>
          <table:table-cell table:style-name="ce4" table:formula="oooc:=IF([.M15]&gt;[.$A$47];ROUND([.M15]/[.$A$48]);IF([.M15]&gt;[.$A$49];CONCATENATE(&quot;.&quot;;ROUND([.M15]/[.$A$50]));IF([.M15]&gt;0;CONCATENATE(&quot;..&quot;;[.M15]);&quot;&quot;)))" office:value-type="float" office:value="13">
            <text:p>13</text:p>
          </table:table-cell>
          <table:table-cell table:style-name="ce4" table:formula="oooc:=IF([.N15]&gt;[.$A$47];ROUND([.N15]/[.$A$48]);IF([.N15]&gt;[.$A$49];CONCATENATE(&quot;.&quot;;ROUND([.N15]/[.$A$50]));IF([.N15]&gt;0;CONCATENATE(&quot;..&quot;;[.N15]);&quot;&quot;)))" office:value-type="float" office:value="12">
            <text:p>12</text:p>
          </table:table-cell>
          <table:table-cell table:style-name="ce4" table:formula="oooc:=IF([.O15]&gt;[.$A$47];ROUND([.O15]/[.$A$48]);IF([.O15]&gt;[.$A$49];CONCATENATE(&quot;.&quot;;ROUND([.O15]/[.$A$50]));IF([.O15]&gt;0;CONCATENATE(&quot;..&quot;;[.O15]);&quot;&quot;)))" office:value-type="float" office:value="9">
            <text:p>9</text:p>
          </table:table-cell>
          <table:table-cell table:style-name="ce4" table:formula="oooc:=IF([.P15]&gt;[.$A$47];ROUND([.P15]/[.$A$48]);IF([.P15]&gt;[.$A$49];CONCATENATE(&quot;.&quot;;ROUND([.P15]/[.$A$50]));IF([.P15]&gt;0;CONCATENATE(&quot;..&quot;;[.P15]);&quot;&quot;)))" office:value-type="float" office:value="7">
            <text:p>7</text:p>
          </table:table-cell>
          <table:table-cell table:style-name="ce4" table:formula="oooc:=IF([.Q15]&gt;[.$A$47];ROUND([.Q15]/[.$A$48]);IF([.Q15]&gt;[.$A$49];CONCATENATE(&quot;.&quot;;ROUND([.Q15]/[.$A$50]));IF([.Q15]&gt;0;CONCATENATE(&quot;..&quot;;[.Q15]);&quot;&quot;)))" office:value-type="float" office:value="7">
            <text:p>7</text:p>
          </table:table-cell>
          <table:table-cell table:style-name="ce4" table:formula="oooc:=IF([.R15]&gt;[.$A$47];ROUND([.R15]/[.$A$48]);IF([.R15]&gt;[.$A$49];CONCATENATE(&quot;.&quot;;ROUND([.R15]/[.$A$50]));IF([.R15]&gt;0;CONCATENATE(&quot;..&quot;;[.R15]);&quot;&quot;)))" office:value-type="float" office:value="5">
            <text:p>5</text:p>
          </table:table-cell>
          <table:table-cell table:style-name="ce4" table:formula="oooc:=IF([.S15]&gt;[.$A$47];ROUND([.S15]/[.$A$48]);IF([.S15]&gt;[.$A$49];CONCATENATE(&quot;.&quot;;ROUND([.S15]/[.$A$50]));IF([.S15]&gt;0;CONCATENATE(&quot;..&quot;;[.S15]);&quot;&quot;)))" office:value-type="float" office:value="4">
            <text:p>4</text:p>
          </table:table-cell>
          <table:table-cell table:style-name="ce4" table:formula="oooc:=IF([.T15]&gt;[.$A$47];ROUND([.T15]/[.$A$48]);IF([.T15]&gt;[.$A$49];CONCATENATE(&quot;.&quot;;ROUND([.T15]/[.$A$50]));IF([.T15]&gt;0;CONCATENATE(&quot;..&quot;;[.T15]);&quot;&quot;)))" office:value-type="float" office:value="4">
            <text:p>4</text:p>
          </table:table-cell>
          <table:table-cell table:style-name="ce4" table:formula="oooc:=IF([.U15]&gt;[.$A$47];ROUND([.U15]/[.$A$48]);IF([.U15]&gt;[.$A$49];CONCATENATE(&quot;.&quot;;ROUND([.U15]/[.$A$50]));IF([.U15]&gt;0;CONCATENATE(&quot;..&quot;;[.U15]);&quot;&quot;)))" office:value-type="float" office:value="3">
            <text:p>3</text:p>
          </table:table-cell>
          <table:table-cell table:style-name="ce4" table:formula="oooc:=IF([.V15]&gt;[.$A$47];ROUND([.V15]/[.$A$48]);IF([.V15]&gt;[.$A$49];CONCATENATE(&quot;.&quot;;ROUND([.V15]/[.$A$50]));IF([.V15]&gt;0;CONCATENATE(&quot;..&quot;;[.V15]);&quot;&quot;)))" office:value-type="float" office:value="2">
            <text:p>2</text:p>
          </table:table-cell>
          <table:table-cell table:style-name="ce4" table:formula="oooc:=IF([.W15]&gt;[.$A$47];ROUND([.W15]/[.$A$48]);IF([.W15]&gt;[.$A$49];CONCATENATE(&quot;.&quot;;ROUND([.W15]/[.$A$50]));IF([.W15]&gt;0;CONCATENATE(&quot;..&quot;;[.W15]);&quot;&quot;)))" office:value-type="float" office:value="1">
            <text:p>1</text:p>
          </table:table-cell>
          <table:table-cell table:style-name="ce4" table:formula="oooc:=IF([.X15]&gt;[.$A$47];ROUND([.X15]/[.$A$48]);IF([.X15]&gt;[.$A$49];CONCATENATE(&quot;.&quot;;ROUND([.X15]/[.$A$50]));IF([.X15]&gt;0;CONCATENATE(&quot;..&quot;;[.X15]);&quot;&quot;)))" office:value-type="float" office:value="1">
            <text:p>1</text:p>
          </table:table-cell>
          <table:table-cell table:style-name="ce4" table:formula="oooc:=IF([.Y15]&gt;[.$A$47];ROUND([.Y15]/[.$A$48]);IF([.Y15]&gt;[.$A$49];CONCATENATE(&quot;.&quot;;ROUND([.Y15]/[.$A$50]));IF([.Y15]&gt;0;CONCATENATE(&quot;..&quot;;[.Y15]);&quot;&quot;)))" office:value-type="float" office:value="1">
            <text:p>1</text:p>
          </table:table-cell>
          <table:table-cell table:style-name="ce4" table:formula="oooc:=IF([.Z15]&gt;[.$A$47];ROUND([.Z15]/[.$A$48]);IF([.Z15]&gt;[.$A$49];CONCATENATE(&quot;.&quot;;ROUND([.Z15]/[.$A$50]));IF([.Z15]&gt;0;CONCATENATE(&quot;..&quot;;[.Z15]);&quot;&quot;)))" office:value-type="string" office:string-value=".76">
            <text:p>.76</text:p>
          </table:table-cell>
          <table:table-cell table:style-name="ce4" table:formula="oooc:=IF([.AA15]&gt;[.$A$47];ROUND([.AA15]/[.$A$48]);IF([.AA15]&gt;[.$A$49];CONCATENATE(&quot;.&quot;;ROUND([.AA15]/[.$A$50]));IF([.AA15]&gt;0;CONCATENATE(&quot;..&quot;;[.AA15]);&quot;&quot;)))" office:value-type="string" office:string-value=".53">
            <text:p>.53</text:p>
          </table:table-cell>
          <table:table-cell table:style-name="ce4" table:formula="oooc:=IF([.AB15]&gt;[.$A$47];ROUND([.AB15]/[.$A$48]);IF([.AB15]&gt;[.$A$49];CONCATENATE(&quot;.&quot;;ROUND([.AB15]/[.$A$50]));IF([.AB15]&gt;0;CONCATENATE(&quot;..&quot;;[.AB15]);&quot;&quot;)))" office:value-type="string" office:string-value=".23">
            <text:p>.23</text:p>
          </table:table-cell>
          <table:table-cell table:style-name="ce4" table:formula="oooc:=IF([.AC15]&gt;[.$A$47];ROUND([.AC15]/[.$A$48]);IF([.AC15]&gt;[.$A$49];CONCATENATE(&quot;.&quot;;ROUND([.AC15]/[.$A$50]));IF([.AC15]&gt;0;CONCATENATE(&quot;..&quot;;[.AC15]);&quot;&quot;)))" office:value-type="string" office:string-value=".13">
            <text:p>.13</text:p>
          </table:table-cell>
          <table:table-cell table:style-name="ce4" table:formula="oooc:=IF([.AD15]&gt;[.$A$47];ROUND([.AD15]/[.$A$48]);IF([.AD15]&gt;[.$A$49];CONCATENATE(&quot;.&quot;;ROUND([.AD15]/[.$A$50]));IF([.AD15]&gt;0;CONCATENATE(&quot;..&quot;;[.AD15]);&quot;&quot;)))" office:value-type="string" office:string-value=".11">
            <text:p>.11</text:p>
          </table:table-cell>
          <table:table-cell table:style-name="ce4" table:formula="oooc:=IF([.AE15]&gt;[.$A$47];ROUND([.AE15]/[.$A$48]);IF([.AE15]&gt;[.$A$49];CONCATENATE(&quot;.&quot;;ROUND([.AE15]/[.$A$50]));IF([.AE15]&gt;0;CONCATENATE(&quot;..&quot;;[.AE15]);&quot;&quot;)))" office:value-type="string" office:string-value=".6">
            <text:p>.6</text:p>
          </table:table-cell>
          <table:table-cell table:style-name="ce4" table:formula="oooc:=IF([.AF15]&gt;[.$A$47];ROUND([.AF15]/[.$A$48]);IF([.AF15]&gt;[.$A$49];CONCATENATE(&quot;.&quot;;ROUND([.AF15]/[.$A$50]));IF([.AF15]&gt;0;CONCATENATE(&quot;..&quot;;[.AF15]);&quot;&quot;)))" office:value-type="string" office:string-value=".4">
            <text:p>.4</text:p>
          </table:table-cell>
          <table:table-cell table:style-name="ce4" table:formula="oooc:=IF([.AG15]&gt;[.$A$47];ROUND([.AG15]/[.$A$48]);IF([.AG15]&gt;[.$A$49];CONCATENATE(&quot;.&quot;;ROUND([.AG15]/[.$A$50]));IF([.AG15]&gt;0;CONCATENATE(&quot;..&quot;;[.AG15]);&quot;&quot;)))" office:value-type="string" office:string-value=".2">
            <text:p>.2</text:p>
          </table:table-cell>
          <table:table-cell table:style-name="ce4" table:formula="oooc:=IF([.AH15]&gt;[.$A$47];ROUND([.AH15]/[.$A$48]);IF([.AH15]&gt;[.$A$49];CONCATENATE(&quot;.&quot;;ROUND([.AH15]/[.$A$50]));IF([.AH15]&gt;0;CONCATENATE(&quot;..&quot;;[.AH15]);&quot;&quot;)))" office:value-type="string" office:string-value=".1">
            <text:p>.1</text:p>
          </table:table-cell>
          <table:table-cell table:style-name="ce4" table:formula="oooc:=IF([.AI15]&gt;[.$A$47];ROUND([.AI15]/[.$A$48]);IF([.AI15]&gt;[.$A$49];CONCATENATE(&quot;.&quot;;ROUND([.AI15]/[.$A$50]));IF([.AI15]&gt;0;CONCATENATE(&quot;..&quot;;[.AI15]);&quot;&quot;)))" office:value-type="string" office:string-value="..73">
            <text:p>..73</text:p>
          </table:table-cell>
          <table:table-cell table:style-name="ce4" table:formula="oooc:=IF([.AJ15]&gt;[.$A$47];ROUND([.AJ15]/[.$A$48]);IF([.AJ15]&gt;[.$A$49];CONCATENATE(&quot;.&quot;;ROUND([.AJ15]/[.$A$50]));IF([.AJ15]&gt;0;CONCATENATE(&quot;..&quot;;[.AJ15]);&quot;&quot;)))" office:value-type="string" office:string-value="..21">
            <text:p>..21</text:p>
          </table:table-cell>
          <table:table-cell table:style-name="ce4" table:formula="oooc:=IF([.AK15]&gt;[.$A$47];ROUND([.AK15]/[.$A$48]);IF([.AK15]&gt;[.$A$49];CONCATENATE(&quot;.&quot;;ROUND([.AK15]/[.$A$50]));IF([.AK15]&gt;0;CONCATENATE(&quot;..&quot;;[.AK15]);&quot;&quot;)))" office:value-type="string" office:string-value="..7">
            <text:p>..7</text:p>
          </table:table-cell>
          <table:table-cell table:style-name="ce4" table:formula="oooc:=IF([.AL15]&gt;[.$A$47];ROUND([.AL15]/[.$A$48]);IF([.AL15]&gt;[.$A$49];CONCATENATE(&quot;.&quot;;ROUND([.AL15]/[.$A$50]));IF([.AL15]&gt;0;CONCATENATE(&quot;..&quot;;[.AL15]);&quot;&quot;)))" office:value-type="string" office:string-value="..4">
            <text:p>..4</text:p>
          </table:table-cell>
          <table:table-cell table:style-name="ce4" table:formula="oooc:=IF([.AM15]&gt;[.$A$47];ROUND([.AM15]/[.$A$48]);IF([.AM15]&gt;[.$A$49];CONCATENATE(&quot;.&quot;;ROUND([.AM15]/[.$A$50]));IF([.AM15]&gt;0;CONCATENATE(&quot;..&quot;;[.AM15]);&quot;&quot;)))">
            <text:p/>
          </table:table-cell>
          <table:table-cell table:style-name="ce4" table:formula="oooc:=IF([.AN15]&gt;[.$A$47];ROUND([.AN15]/[.$A$48]);IF([.AN15]&gt;[.$A$49];CONCATENATE(&quot;.&quot;;ROUND([.AN15]/[.$A$50]));IF([.AN15]&gt;0;CONCATENATE(&quot;..&quot;;[.AN15]);&quot;&quot;)))">
            <text:p/>
          </table:table-cell>
          <table:table-cell table:number-columns-repeated="216"/>
        </table:table-row>
        <table:table-row table:style-name="ro1">
          <table:table-cell table:formula="oooc:=[.A16]" office:value-type="float" office:value="11">
            <text:p>11</text:p>
          </table:table-cell>
          <table:table-cell table:style-name="ce4" table:formula="oooc:=IF([.B16]&gt;[.$A$47];ROUND([.B16]/[.$A$48]);IF([.B16]&gt;[.$A$49];CONCATENATE(&quot;.&quot;;ROUND([.B16]/[.$A$50]));IF([.B16]&gt;0;CONCATENATE(&quot;..&quot;;[.B16]);&quot;&quot;)))" office:value-type="float" office:value="189">
            <text:p>189</text:p>
          </table:table-cell>
          <table:table-cell table:style-name="ce4" table:formula="oooc:=IF([.C16]&gt;[.$A$47];ROUND([.C16]/[.$A$48]);IF([.C16]&gt;[.$A$49];CONCATENATE(&quot;.&quot;;ROUND([.C16]/[.$A$50]));IF([.C16]&gt;0;CONCATENATE(&quot;..&quot;;[.C16]);&quot;&quot;)))" office:value-type="float" office:value="137">
            <text:p>137</text:p>
          </table:table-cell>
          <table:table-cell table:style-name="ce4" table:formula="oooc:=IF([.D16]&gt;[.$A$47];ROUND([.D16]/[.$A$48]);IF([.D16]&gt;[.$A$49];CONCATENATE(&quot;.&quot;;ROUND([.D16]/[.$A$50]));IF([.D16]&gt;0;CONCATENATE(&quot;..&quot;;[.D16]);&quot;&quot;)))" office:value-type="float" office:value="116">
            <text:p>116</text:p>
          </table:table-cell>
          <table:table-cell table:style-name="ce4" table:formula="oooc:=IF([.E16]&gt;[.$A$47];ROUND([.E16]/[.$A$48]);IF([.E16]&gt;[.$A$49];CONCATENATE(&quot;.&quot;;ROUND([.E16]/[.$A$50]));IF([.E16]&gt;0;CONCATENATE(&quot;..&quot;;[.E16]);&quot;&quot;)))" office:value-type="float" office:value="94">
            <text:p>94</text:p>
          </table:table-cell>
          <table:table-cell table:style-name="ce4" table:formula="oooc:=IF([.F16]&gt;[.$A$47];ROUND([.F16]/[.$A$48]);IF([.F16]&gt;[.$A$49];CONCATENATE(&quot;.&quot;;ROUND([.F16]/[.$A$50]));IF([.F16]&gt;0;CONCATENATE(&quot;..&quot;;[.F16]);&quot;&quot;)))" office:value-type="float" office:value="92">
            <text:p>92</text:p>
          </table:table-cell>
          <table:table-cell table:style-name="ce4" table:formula="oooc:=IF([.G16]&gt;[.$A$47];ROUND([.G16]/[.$A$48]);IF([.G16]&gt;[.$A$49];CONCATENATE(&quot;.&quot;;ROUND([.G16]/[.$A$50]));IF([.G16]&gt;0;CONCATENATE(&quot;..&quot;;[.G16]);&quot;&quot;)))" office:value-type="float" office:value="51">
            <text:p>51</text:p>
          </table:table-cell>
          <table:table-cell table:style-name="ce4" table:formula="oooc:=IF([.H16]&gt;[.$A$47];ROUND([.H16]/[.$A$48]);IF([.H16]&gt;[.$A$49];CONCATENATE(&quot;.&quot;;ROUND([.H16]/[.$A$50]));IF([.H16]&gt;0;CONCATENATE(&quot;..&quot;;[.H16]);&quot;&quot;)))" office:value-type="float" office:value="43">
            <text:p>43</text:p>
          </table:table-cell>
          <table:table-cell table:style-name="ce4" table:formula="oooc:=IF([.I16]&gt;[.$A$47];ROUND([.I16]/[.$A$48]);IF([.I16]&gt;[.$A$49];CONCATENATE(&quot;.&quot;;ROUND([.I16]/[.$A$50]));IF([.I16]&gt;0;CONCATENATE(&quot;..&quot;;[.I16]);&quot;&quot;)))" office:value-type="float" office:value="31">
            <text:p>31</text:p>
          </table:table-cell>
          <table:table-cell table:style-name="ce4" table:formula="oooc:=IF([.J16]&gt;[.$A$47];ROUND([.J16]/[.$A$48]);IF([.J16]&gt;[.$A$49];CONCATENATE(&quot;.&quot;;ROUND([.J16]/[.$A$50]));IF([.J16]&gt;0;CONCATENATE(&quot;..&quot;;[.J16]);&quot;&quot;)))" office:value-type="float" office:value="29">
            <text:p>29</text:p>
          </table:table-cell>
          <table:table-cell table:style-name="ce4" table:formula="oooc:=IF([.K16]&gt;[.$A$47];ROUND([.K16]/[.$A$48]);IF([.K16]&gt;[.$A$49];CONCATENATE(&quot;.&quot;;ROUND([.K16]/[.$A$50]));IF([.K16]&gt;0;CONCATENATE(&quot;..&quot;;[.K16]);&quot;&quot;)))" office:value-type="float" office:value="27">
            <text:p>27</text:p>
          </table:table-cell>
          <table:table-cell table:style-name="ce4" table:formula="oooc:=IF([.L16]&gt;[.$A$47];ROUND([.L16]/[.$A$48]);IF([.L16]&gt;[.$A$49];CONCATENATE(&quot;.&quot;;ROUND([.L16]/[.$A$50]));IF([.L16]&gt;0;CONCATENATE(&quot;..&quot;;[.L16]);&quot;&quot;)))" office:value-type="float" office:value="18">
            <text:p>18</text:p>
          </table:table-cell>
          <table:table-cell table:style-name="ce4" table:formula="oooc:=IF([.M16]&gt;[.$A$47];ROUND([.M16]/[.$A$48]);IF([.M16]&gt;[.$A$49];CONCATENATE(&quot;.&quot;;ROUND([.M16]/[.$A$50]));IF([.M16]&gt;0;CONCATENATE(&quot;..&quot;;[.M16]);&quot;&quot;)))" office:value-type="float" office:value="12">
            <text:p>12</text:p>
          </table:table-cell>
          <table:table-cell table:style-name="ce4" table:formula="oooc:=IF([.N16]&gt;[.$A$47];ROUND([.N16]/[.$A$48]);IF([.N16]&gt;[.$A$49];CONCATENATE(&quot;.&quot;;ROUND([.N16]/[.$A$50]));IF([.N16]&gt;0;CONCATENATE(&quot;..&quot;;[.N16]);&quot;&quot;)))" office:value-type="float" office:value="11">
            <text:p>11</text:p>
          </table:table-cell>
          <table:table-cell table:style-name="ce4" table:formula="oooc:=IF([.O16]&gt;[.$A$47];ROUND([.O16]/[.$A$48]);IF([.O16]&gt;[.$A$49];CONCATENATE(&quot;.&quot;;ROUND([.O16]/[.$A$50]));IF([.O16]&gt;0;CONCATENATE(&quot;..&quot;;[.O16]);&quot;&quot;)))" office:value-type="float" office:value="8">
            <text:p>8</text:p>
          </table:table-cell>
          <table:table-cell table:style-name="ce4" table:formula="oooc:=IF([.P16]&gt;[.$A$47];ROUND([.P16]/[.$A$48]);IF([.P16]&gt;[.$A$49];CONCATENATE(&quot;.&quot;;ROUND([.P16]/[.$A$50]));IF([.P16]&gt;0;CONCATENATE(&quot;..&quot;;[.P16]);&quot;&quot;)))" office:value-type="float" office:value="7">
            <text:p>7</text:p>
          </table:table-cell>
          <table:table-cell table:style-name="ce4" table:formula="oooc:=IF([.Q16]&gt;[.$A$47];ROUND([.Q16]/[.$A$48]);IF([.Q16]&gt;[.$A$49];CONCATENATE(&quot;.&quot;;ROUND([.Q16]/[.$A$50]));IF([.Q16]&gt;0;CONCATENATE(&quot;..&quot;;[.Q16]);&quot;&quot;)))" office:value-type="float" office:value="6">
            <text:p>6</text:p>
          </table:table-cell>
          <table:table-cell table:style-name="ce4" table:formula="oooc:=IF([.R16]&gt;[.$A$47];ROUND([.R16]/[.$A$48]);IF([.R16]&gt;[.$A$49];CONCATENATE(&quot;.&quot;;ROUND([.R16]/[.$A$50]));IF([.R16]&gt;0;CONCATENATE(&quot;..&quot;;[.R16]);&quot;&quot;)))" office:value-type="float" office:value="5">
            <text:p>5</text:p>
          </table:table-cell>
          <table:table-cell table:style-name="ce4" table:formula="oooc:=IF([.S16]&gt;[.$A$47];ROUND([.S16]/[.$A$48]);IF([.S16]&gt;[.$A$49];CONCATENATE(&quot;.&quot;;ROUND([.S16]/[.$A$50]));IF([.S16]&gt;0;CONCATENATE(&quot;..&quot;;[.S16]);&quot;&quot;)))" office:value-type="float" office:value="4">
            <text:p>4</text:p>
          </table:table-cell>
          <table:table-cell table:style-name="ce4" table:formula="oooc:=IF([.T16]&gt;[.$A$47];ROUND([.T16]/[.$A$48]);IF([.T16]&gt;[.$A$49];CONCATENATE(&quot;.&quot;;ROUND([.T16]/[.$A$50]));IF([.T16]&gt;0;CONCATENATE(&quot;..&quot;;[.T16]);&quot;&quot;)))" office:value-type="float" office:value="4">
            <text:p>4</text:p>
          </table:table-cell>
          <table:table-cell table:style-name="ce4" table:formula="oooc:=IF([.U16]&gt;[.$A$47];ROUND([.U16]/[.$A$48]);IF([.U16]&gt;[.$A$49];CONCATENATE(&quot;.&quot;;ROUND([.U16]/[.$A$50]));IF([.U16]&gt;0;CONCATENATE(&quot;..&quot;;[.U16]);&quot;&quot;)))" office:value-type="float" office:value="3">
            <text:p>3</text:p>
          </table:table-cell>
          <table:table-cell table:style-name="ce4" table:formula="oooc:=IF([.V16]&gt;[.$A$47];ROUND([.V16]/[.$A$48]);IF([.V16]&gt;[.$A$49];CONCATENATE(&quot;.&quot;;ROUND([.V16]/[.$A$50]));IF([.V16]&gt;0;CONCATENATE(&quot;..&quot;;[.V16]);&quot;&quot;)))" office:value-type="float" office:value="2">
            <text:p>2</text:p>
          </table:table-cell>
          <table:table-cell table:style-name="ce4" table:formula="oooc:=IF([.W16]&gt;[.$A$47];ROUND([.W16]/[.$A$48]);IF([.W16]&gt;[.$A$49];CONCATENATE(&quot;.&quot;;ROUND([.W16]/[.$A$50]));IF([.W16]&gt;0;CONCATENATE(&quot;..&quot;;[.W16]);&quot;&quot;)))" office:value-type="float" office:value="1">
            <text:p>1</text:p>
          </table:table-cell>
          <table:table-cell table:style-name="ce4" table:formula="oooc:=IF([.X16]&gt;[.$A$47];ROUND([.X16]/[.$A$48]);IF([.X16]&gt;[.$A$49];CONCATENATE(&quot;.&quot;;ROUND([.X16]/[.$A$50]));IF([.X16]&gt;0;CONCATENATE(&quot;..&quot;;[.X16]);&quot;&quot;)))" office:value-type="float" office:value="1">
            <text:p>1</text:p>
          </table:table-cell>
          <table:table-cell table:style-name="ce4" table:formula="oooc:=IF([.Y16]&gt;[.$A$47];ROUND([.Y16]/[.$A$48]);IF([.Y16]&gt;[.$A$49];CONCATENATE(&quot;.&quot;;ROUND([.Y16]/[.$A$50]));IF([.Y16]&gt;0;CONCATENATE(&quot;..&quot;;[.Y16]);&quot;&quot;)))" office:value-type="float" office:value="1">
            <text:p>1</text:p>
          </table:table-cell>
          <table:table-cell table:style-name="ce4" table:formula="oooc:=IF([.Z16]&gt;[.$A$47];ROUND([.Z16]/[.$A$48]);IF([.Z16]&gt;[.$A$49];CONCATENATE(&quot;.&quot;;ROUND([.Z16]/[.$A$50]));IF([.Z16]&gt;0;CONCATENATE(&quot;..&quot;;[.Z16]);&quot;&quot;)))" office:value-type="string" office:string-value=".71">
            <text:p>.71</text:p>
          </table:table-cell>
          <table:table-cell table:style-name="ce4" table:formula="oooc:=IF([.AA16]&gt;[.$A$47];ROUND([.AA16]/[.$A$48]);IF([.AA16]&gt;[.$A$49];CONCATENATE(&quot;.&quot;;ROUND([.AA16]/[.$A$50]));IF([.AA16]&gt;0;CONCATENATE(&quot;..&quot;;[.AA16]);&quot;&quot;)))" office:value-type="string" office:string-value=".47">
            <text:p>.47</text:p>
          </table:table-cell>
          <table:table-cell table:style-name="ce4" table:formula="oooc:=IF([.AB16]&gt;[.$A$47];ROUND([.AB16]/[.$A$48]);IF([.AB16]&gt;[.$A$49];CONCATENATE(&quot;.&quot;;ROUND([.AB16]/[.$A$50]));IF([.AB16]&gt;0;CONCATENATE(&quot;..&quot;;[.AB16]);&quot;&quot;)))" office:value-type="string" office:string-value=".18">
            <text:p>.18</text:p>
          </table:table-cell>
          <table:table-cell table:style-name="ce4" table:formula="oooc:=IF([.AC16]&gt;[.$A$47];ROUND([.AC16]/[.$A$48]);IF([.AC16]&gt;[.$A$49];CONCATENATE(&quot;.&quot;;ROUND([.AC16]/[.$A$50]));IF([.AC16]&gt;0;CONCATENATE(&quot;..&quot;;[.AC16]);&quot;&quot;)))" office:value-type="string" office:string-value=".11">
            <text:p>.11</text:p>
          </table:table-cell>
          <table:table-cell table:style-name="ce4" table:formula="oooc:=IF([.AD16]&gt;[.$A$47];ROUND([.AD16]/[.$A$48]);IF([.AD16]&gt;[.$A$49];CONCATENATE(&quot;.&quot;;ROUND([.AD16]/[.$A$50]));IF([.AD16]&gt;0;CONCATENATE(&quot;..&quot;;[.AD16]);&quot;&quot;)))" office:value-type="string" office:string-value=".8">
            <text:p>.8</text:p>
          </table:table-cell>
          <table:table-cell table:style-name="ce4" table:formula="oooc:=IF([.AE16]&gt;[.$A$47];ROUND([.AE16]/[.$A$48]);IF([.AE16]&gt;[.$A$49];CONCATENATE(&quot;.&quot;;ROUND([.AE16]/[.$A$50]));IF([.AE16]&gt;0;CONCATENATE(&quot;..&quot;;[.AE16]);&quot;&quot;)))" office:value-type="string" office:string-value=".6">
            <text:p>.6</text:p>
          </table:table-cell>
          <table:table-cell table:style-name="ce4" table:formula="oooc:=IF([.AF16]&gt;[.$A$47];ROUND([.AF16]/[.$A$48]);IF([.AF16]&gt;[.$A$49];CONCATENATE(&quot;.&quot;;ROUND([.AF16]/[.$A$50]));IF([.AF16]&gt;0;CONCATENATE(&quot;..&quot;;[.AF16]);&quot;&quot;)))" office:value-type="string" office:string-value=".3">
            <text:p>.3</text:p>
          </table:table-cell>
          <table:table-cell table:style-name="ce4" table:formula="oooc:=IF([.AG16]&gt;[.$A$47];ROUND([.AG16]/[.$A$48]);IF([.AG16]&gt;[.$A$49];CONCATENATE(&quot;.&quot;;ROUND([.AG16]/[.$A$50]));IF([.AG16]&gt;0;CONCATENATE(&quot;..&quot;;[.AG16]);&quot;&quot;)))" office:value-type="string" office:string-value=".1">
            <text:p>.1</text:p>
          </table:table-cell>
          <table:table-cell table:style-name="ce4" table:formula="oooc:=IF([.AH16]&gt;[.$A$47];ROUND([.AH16]/[.$A$48]);IF([.AH16]&gt;[.$A$49];CONCATENATE(&quot;.&quot;;ROUND([.AH16]/[.$A$50]));IF([.AH16]&gt;0;CONCATENATE(&quot;..&quot;;[.AH16]);&quot;&quot;)))" office:value-type="string" office:string-value="..99">
            <text:p>..99</text:p>
          </table:table-cell>
          <table:table-cell table:style-name="ce4" table:formula="oooc:=IF([.AI16]&gt;[.$A$47];ROUND([.AI16]/[.$A$48]);IF([.AI16]&gt;[.$A$49];CONCATENATE(&quot;.&quot;;ROUND([.AI16]/[.$A$50]));IF([.AI16]&gt;0;CONCATENATE(&quot;..&quot;;[.AI16]);&quot;&quot;)))" office:value-type="string" office:string-value="..51">
            <text:p>..51</text:p>
          </table:table-cell>
          <table:table-cell table:style-name="ce4" table:formula="oooc:=IF([.AJ16]&gt;[.$A$47];ROUND([.AJ16]/[.$A$48]);IF([.AJ16]&gt;[.$A$49];CONCATENATE(&quot;.&quot;;ROUND([.AJ16]/[.$A$50]));IF([.AJ16]&gt;0;CONCATENATE(&quot;..&quot;;[.AJ16]);&quot;&quot;)))" office:value-type="string" office:string-value="..12">
            <text:p>..12</text:p>
          </table:table-cell>
          <table:table-cell table:style-name="ce4" table:formula="oooc:=IF([.AK16]&gt;[.$A$47];ROUND([.AK16]/[.$A$48]);IF([.AK16]&gt;[.$A$49];CONCATENATE(&quot;.&quot;;ROUND([.AK16]/[.$A$50]));IF([.AK16]&gt;0;CONCATENATE(&quot;..&quot;;[.AK16]);&quot;&quot;)))" office:value-type="string" office:string-value="..1">
            <text:p>..1</text:p>
          </table:table-cell>
          <table:table-cell table:style-name="ce4" table:formula="oooc:=IF([.AL16]&gt;[.$A$47];ROUND([.AL16]/[.$A$48]);IF([.AL16]&gt;[.$A$49];CONCATENATE(&quot;.&quot;;ROUND([.AL16]/[.$A$50]));IF([.AL16]&gt;0;CONCATENATE(&quot;..&quot;;[.AL16]);&quot;&quot;)))" office:value-type="string" office:string-value="..1">
            <text:p>..1</text:p>
          </table:table-cell>
          <table:table-cell table:style-name="ce4" table:formula="oooc:=IF([.AM16]&gt;[.$A$47];ROUND([.AM16]/[.$A$48]);IF([.AM16]&gt;[.$A$49];CONCATENATE(&quot;.&quot;;ROUND([.AM16]/[.$A$50]));IF([.AM16]&gt;0;CONCATENATE(&quot;..&quot;;[.AM16]);&quot;&quot;)))">
            <text:p/>
          </table:table-cell>
          <table:table-cell table:style-name="ce4" table:formula="oooc:=IF([.AN16]&gt;[.$A$47];ROUND([.AN16]/[.$A$48]);IF([.AN16]&gt;[.$A$49];CONCATENATE(&quot;.&quot;;ROUND([.AN16]/[.$A$50]));IF([.AN16]&gt;0;CONCATENATE(&quot;..&quot;;[.AN16]);&quot;&quot;)))">
            <text:p/>
          </table:table-cell>
          <table:table-cell table:number-columns-repeated="216"/>
        </table:table-row>
        <table:table-row table:style-name="ro1">
          <table:table-cell table:formula="oooc:=[.A17]" office:value-type="float" office:value="12">
            <text:p>12</text:p>
          </table:table-cell>
          <table:table-cell table:style-name="ce4" table:formula="oooc:=IF([.B17]&gt;[.$A$47];ROUND([.B17]/[.$A$48]);IF([.B17]&gt;[.$A$49];CONCATENATE(&quot;.&quot;;ROUND([.B17]/[.$A$50]));IF([.B17]&gt;0;CONCATENATE(&quot;..&quot;;[.B17]);&quot;&quot;)))" office:value-type="float" office:value="170">
            <text:p>170</text:p>
          </table:table-cell>
          <table:table-cell table:style-name="ce4" table:formula="oooc:=IF([.C17]&gt;[.$A$47];ROUND([.C17]/[.$A$48]);IF([.C17]&gt;[.$A$49];CONCATENATE(&quot;.&quot;;ROUND([.C17]/[.$A$50]));IF([.C17]&gt;0;CONCATENATE(&quot;..&quot;;[.C17]);&quot;&quot;)))" office:value-type="float" office:value="123">
            <text:p>123</text:p>
          </table:table-cell>
          <table:table-cell table:style-name="ce4" table:formula="oooc:=IF([.D17]&gt;[.$A$47];ROUND([.D17]/[.$A$48]);IF([.D17]&gt;[.$A$49];CONCATENATE(&quot;.&quot;;ROUND([.D17]/[.$A$50]));IF([.D17]&gt;0;CONCATENATE(&quot;..&quot;;[.D17]);&quot;&quot;)))" office:value-type="float" office:value="104">
            <text:p>104</text:p>
          </table:table-cell>
          <table:table-cell table:style-name="ce4" table:formula="oooc:=IF([.E17]&gt;[.$A$47];ROUND([.E17]/[.$A$48]);IF([.E17]&gt;[.$A$49];CONCATENATE(&quot;.&quot;;ROUND([.E17]/[.$A$50]));IF([.E17]&gt;0;CONCATENATE(&quot;..&quot;;[.E17]);&quot;&quot;)))" office:value-type="float" office:value="85">
            <text:p>85</text:p>
          </table:table-cell>
          <table:table-cell table:style-name="ce4" table:formula="oooc:=IF([.F17]&gt;[.$A$47];ROUND([.F17]/[.$A$48]);IF([.F17]&gt;[.$A$49];CONCATENATE(&quot;.&quot;;ROUND([.F17]/[.$A$50]));IF([.F17]&gt;0;CONCATENATE(&quot;..&quot;;[.F17]);&quot;&quot;)))" office:value-type="float" office:value="82">
            <text:p>82</text:p>
          </table:table-cell>
          <table:table-cell table:style-name="ce4" table:formula="oooc:=IF([.G17]&gt;[.$A$47];ROUND([.G17]/[.$A$48]);IF([.G17]&gt;[.$A$49];CONCATENATE(&quot;.&quot;;ROUND([.G17]/[.$A$50]));IF([.G17]&gt;0;CONCATENATE(&quot;..&quot;;[.G17]);&quot;&quot;)))" office:value-type="float" office:value="46">
            <text:p>46</text:p>
          </table:table-cell>
          <table:table-cell table:style-name="ce4" table:formula="oooc:=IF([.H17]&gt;[.$A$47];ROUND([.H17]/[.$A$48]);IF([.H17]&gt;[.$A$49];CONCATENATE(&quot;.&quot;;ROUND([.H17]/[.$A$50]));IF([.H17]&gt;0;CONCATENATE(&quot;..&quot;;[.H17]);&quot;&quot;)))" office:value-type="float" office:value="39">
            <text:p>39</text:p>
          </table:table-cell>
          <table:table-cell table:style-name="ce4" table:formula="oooc:=IF([.I17]&gt;[.$A$47];ROUND([.I17]/[.$A$48]);IF([.I17]&gt;[.$A$49];CONCATENATE(&quot;.&quot;;ROUND([.I17]/[.$A$50]));IF([.I17]&gt;0;CONCATENATE(&quot;..&quot;;[.I17]);&quot;&quot;)))" office:value-type="float" office:value="28">
            <text:p>28</text:p>
          </table:table-cell>
          <table:table-cell table:style-name="ce4" table:formula="oooc:=IF([.J17]&gt;[.$A$47];ROUND([.J17]/[.$A$48]);IF([.J17]&gt;[.$A$49];CONCATENATE(&quot;.&quot;;ROUND([.J17]/[.$A$50]));IF([.J17]&gt;0;CONCATENATE(&quot;..&quot;;[.J17]);&quot;&quot;)))" office:value-type="float" office:value="26">
            <text:p>26</text:p>
          </table:table-cell>
          <table:table-cell table:style-name="ce4" table:formula="oooc:=IF([.K17]&gt;[.$A$47];ROUND([.K17]/[.$A$48]);IF([.K17]&gt;[.$A$49];CONCATENATE(&quot;.&quot;;ROUND([.K17]/[.$A$50]));IF([.K17]&gt;0;CONCATENATE(&quot;..&quot;;[.K17]);&quot;&quot;)))" office:value-type="float" office:value="24">
            <text:p>24</text:p>
          </table:table-cell>
          <table:table-cell table:style-name="ce4" table:formula="oooc:=IF([.L17]&gt;[.$A$47];ROUND([.L17]/[.$A$48]);IF([.L17]&gt;[.$A$49];CONCATENATE(&quot;.&quot;;ROUND([.L17]/[.$A$50]));IF([.L17]&gt;0;CONCATENATE(&quot;..&quot;;[.L17]);&quot;&quot;)))" office:value-type="float" office:value="16">
            <text:p>16</text:p>
          </table:table-cell>
          <table:table-cell table:style-name="ce4" table:formula="oooc:=IF([.M17]&gt;[.$A$47];ROUND([.M17]/[.$A$48]);IF([.M17]&gt;[.$A$49];CONCATENATE(&quot;.&quot;;ROUND([.M17]/[.$A$50]));IF([.M17]&gt;0;CONCATENATE(&quot;..&quot;;[.M17]);&quot;&quot;)))" office:value-type="float" office:value="11">
            <text:p>11</text:p>
          </table:table-cell>
          <table:table-cell table:style-name="ce4" table:formula="oooc:=IF([.N17]&gt;[.$A$47];ROUND([.N17]/[.$A$48]);IF([.N17]&gt;[.$A$49];CONCATENATE(&quot;.&quot;;ROUND([.N17]/[.$A$50]));IF([.N17]&gt;0;CONCATENATE(&quot;..&quot;;[.N17]);&quot;&quot;)))" office:value-type="float" office:value="10">
            <text:p>10</text:p>
          </table:table-cell>
          <table:table-cell table:style-name="ce4" table:formula="oooc:=IF([.O17]&gt;[.$A$47];ROUND([.O17]/[.$A$48]);IF([.O17]&gt;[.$A$49];CONCATENATE(&quot;.&quot;;ROUND([.O17]/[.$A$50]));IF([.O17]&gt;0;CONCATENATE(&quot;..&quot;;[.O17]);&quot;&quot;)))" office:value-type="float" office:value="8">
            <text:p>8</text:p>
          </table:table-cell>
          <table:table-cell table:style-name="ce4" table:formula="oooc:=IF([.P17]&gt;[.$A$47];ROUND([.P17]/[.$A$48]);IF([.P17]&gt;[.$A$49];CONCATENATE(&quot;.&quot;;ROUND([.P17]/[.$A$50]));IF([.P17]&gt;0;CONCATENATE(&quot;..&quot;;[.P17]);&quot;&quot;)))" office:value-type="float" office:value="6">
            <text:p>6</text:p>
          </table:table-cell>
          <table:table-cell table:style-name="ce4" table:formula="oooc:=IF([.Q17]&gt;[.$A$47];ROUND([.Q17]/[.$A$48]);IF([.Q17]&gt;[.$A$49];CONCATENATE(&quot;.&quot;;ROUND([.Q17]/[.$A$50]));IF([.Q17]&gt;0;CONCATENATE(&quot;..&quot;;[.Q17]);&quot;&quot;)))" office:value-type="float" office:value="6">
            <text:p>6</text:p>
          </table:table-cell>
          <table:table-cell table:style-name="ce4" table:formula="oooc:=IF([.R17]&gt;[.$A$47];ROUND([.R17]/[.$A$48]);IF([.R17]&gt;[.$A$49];CONCATENATE(&quot;.&quot;;ROUND([.R17]/[.$A$50]));IF([.R17]&gt;0;CONCATENATE(&quot;..&quot;;[.R17]);&quot;&quot;)))" office:value-type="float" office:value="4">
            <text:p>4</text:p>
          </table:table-cell>
          <table:table-cell table:style-name="ce4" table:formula="oooc:=IF([.S17]&gt;[.$A$47];ROUND([.S17]/[.$A$48]);IF([.S17]&gt;[.$A$49];CONCATENATE(&quot;.&quot;;ROUND([.S17]/[.$A$50]));IF([.S17]&gt;0;CONCATENATE(&quot;..&quot;;[.S17]);&quot;&quot;)))" office:value-type="float" office:value="3">
            <text:p>3</text:p>
          </table:table-cell>
          <table:table-cell table:style-name="ce4" table:formula="oooc:=IF([.T17]&gt;[.$A$47];ROUND([.T17]/[.$A$48]);IF([.T17]&gt;[.$A$49];CONCATENATE(&quot;.&quot;;ROUND([.T17]/[.$A$50]));IF([.T17]&gt;0;CONCATENATE(&quot;..&quot;;[.T17]);&quot;&quot;)))" office:value-type="float" office:value="3">
            <text:p>3</text:p>
          </table:table-cell>
          <table:table-cell table:style-name="ce4" table:formula="oooc:=IF([.U17]&gt;[.$A$47];ROUND([.U17]/[.$A$48]);IF([.U17]&gt;[.$A$49];CONCATENATE(&quot;.&quot;;ROUND([.U17]/[.$A$50]));IF([.U17]&gt;0;CONCATENATE(&quot;..&quot;;[.U17]);&quot;&quot;)))" office:value-type="float" office:value="2">
            <text:p>2</text:p>
          </table:table-cell>
          <table:table-cell table:style-name="ce4" table:formula="oooc:=IF([.V17]&gt;[.$A$47];ROUND([.V17]/[.$A$48]);IF([.V17]&gt;[.$A$49];CONCATENATE(&quot;.&quot;;ROUND([.V17]/[.$A$50]));IF([.V17]&gt;0;CONCATENATE(&quot;..&quot;;[.V17]);&quot;&quot;)))" office:value-type="float" office:value="2">
            <text:p>2</text:p>
          </table:table-cell>
          <table:table-cell table:style-name="ce4" table:formula="oooc:=IF([.W17]&gt;[.$A$47];ROUND([.W17]/[.$A$48]);IF([.W17]&gt;[.$A$49];CONCATENATE(&quot;.&quot;;ROUND([.W17]/[.$A$50]));IF([.W17]&gt;0;CONCATENATE(&quot;..&quot;;[.W17]);&quot;&quot;)))" office:value-type="float" office:value="1">
            <text:p>1</text:p>
          </table:table-cell>
          <table:table-cell table:style-name="ce4" table:formula="oooc:=IF([.X17]&gt;[.$A$47];ROUND([.X17]/[.$A$48]);IF([.X17]&gt;[.$A$49];CONCATENATE(&quot;.&quot;;ROUND([.X17]/[.$A$50]));IF([.X17]&gt;0;CONCATENATE(&quot;..&quot;;[.X17]);&quot;&quot;)))" office:value-type="string" office:string-value=".96">
            <text:p>.96</text:p>
          </table:table-cell>
          <table:table-cell table:style-name="ce4" table:formula="oooc:=IF([.Y17]&gt;[.$A$47];ROUND([.Y17]/[.$A$48]);IF([.Y17]&gt;[.$A$49];CONCATENATE(&quot;.&quot;;ROUND([.Y17]/[.$A$50]));IF([.Y17]&gt;0;CONCATENATE(&quot;..&quot;;[.Y17]);&quot;&quot;)))" office:value-type="string" office:string-value=".99">
            <text:p>.99</text:p>
          </table:table-cell>
          <table:table-cell table:style-name="ce4" table:formula="oooc:=IF([.Z17]&gt;[.$A$47];ROUND([.Z17]/[.$A$48]);IF([.Z17]&gt;[.$A$49];CONCATENATE(&quot;.&quot;;ROUND([.Z17]/[.$A$50]));IF([.Z17]&gt;0;CONCATENATE(&quot;..&quot;;[.Z17]);&quot;&quot;)))" office:value-type="string" office:string-value=".65">
            <text:p>.65</text:p>
          </table:table-cell>
          <table:table-cell table:style-name="ce4" table:formula="oooc:=IF([.AA17]&gt;[.$A$47];ROUND([.AA17]/[.$A$48]);IF([.AA17]&gt;[.$A$49];CONCATENATE(&quot;.&quot;;ROUND([.AA17]/[.$A$50]));IF([.AA17]&gt;0;CONCATENATE(&quot;..&quot;;[.AA17]);&quot;&quot;)))" office:value-type="string" office:string-value=".42">
            <text:p>.42</text:p>
          </table:table-cell>
          <table:table-cell table:style-name="ce4" table:formula="oooc:=IF([.AB17]&gt;[.$A$47];ROUND([.AB17]/[.$A$48]);IF([.AB17]&gt;[.$A$49];CONCATENATE(&quot;.&quot;;ROUND([.AB17]/[.$A$50]));IF([.AB17]&gt;0;CONCATENATE(&quot;..&quot;;[.AB17]);&quot;&quot;)))" office:value-type="string" office:string-value=".16">
            <text:p>.16</text:p>
          </table:table-cell>
          <table:table-cell table:style-name="ce4" table:formula="oooc:=IF([.AC17]&gt;[.$A$47];ROUND([.AC17]/[.$A$48]);IF([.AC17]&gt;[.$A$49];CONCATENATE(&quot;.&quot;;ROUND([.AC17]/[.$A$50]));IF([.AC17]&gt;0;CONCATENATE(&quot;..&quot;;[.AC17]);&quot;&quot;)))" office:value-type="string" office:string-value=".9">
            <text:p>.9</text:p>
          </table:table-cell>
          <table:table-cell table:style-name="ce4" table:formula="oooc:=IF([.AD17]&gt;[.$A$47];ROUND([.AD17]/[.$A$48]);IF([.AD17]&gt;[.$A$49];CONCATENATE(&quot;.&quot;;ROUND([.AD17]/[.$A$50]));IF([.AD17]&gt;0;CONCATENATE(&quot;..&quot;;[.AD17]);&quot;&quot;)))" office:value-type="string" office:string-value=".7">
            <text:p>.7</text:p>
          </table:table-cell>
          <table:table-cell table:style-name="ce4" table:formula="oooc:=IF([.AE17]&gt;[.$A$47];ROUND([.AE17]/[.$A$48]);IF([.AE17]&gt;[.$A$49];CONCATENATE(&quot;.&quot;;ROUND([.AE17]/[.$A$50]));IF([.AE17]&gt;0;CONCATENATE(&quot;..&quot;;[.AE17]);&quot;&quot;)))" office:value-type="string" office:string-value=".5">
            <text:p>.5</text:p>
          </table:table-cell>
          <table:table-cell table:style-name="ce4" table:formula="oooc:=IF([.AF17]&gt;[.$A$47];ROUND([.AF17]/[.$A$48]);IF([.AF17]&gt;[.$A$49];CONCATENATE(&quot;.&quot;;ROUND([.AF17]/[.$A$50]));IF([.AF17]&gt;0;CONCATENATE(&quot;..&quot;;[.AF17]);&quot;&quot;)))" office:value-type="string" office:string-value=".3">
            <text:p>.3</text:p>
          </table:table-cell>
          <table:table-cell table:style-name="ce4" table:formula="oooc:=IF([.AG17]&gt;[.$A$47];ROUND([.AG17]/[.$A$48]);IF([.AG17]&gt;[.$A$49];CONCATENATE(&quot;.&quot;;ROUND([.AG17]/[.$A$50]));IF([.AG17]&gt;0;CONCATENATE(&quot;..&quot;;[.AG17]);&quot;&quot;)))" office:value-type="string" office:string-value="..93">
            <text:p>..93</text:p>
          </table:table-cell>
          <table:table-cell table:style-name="ce4" table:formula="oooc:=IF([.AH17]&gt;[.$A$47];ROUND([.AH17]/[.$A$48]);IF([.AH17]&gt;[.$A$49];CONCATENATE(&quot;.&quot;;ROUND([.AH17]/[.$A$50]));IF([.AH17]&gt;0;CONCATENATE(&quot;..&quot;;[.AH17]);&quot;&quot;)))" office:value-type="string" office:string-value="..92">
            <text:p>..92</text:p>
          </table:table-cell>
          <table:table-cell table:style-name="ce4" table:formula="oooc:=IF([.AI17]&gt;[.$A$47];ROUND([.AI17]/[.$A$48]);IF([.AI17]&gt;[.$A$49];CONCATENATE(&quot;.&quot;;ROUND([.AI17]/[.$A$50]));IF([.AI17]&gt;0;CONCATENATE(&quot;..&quot;;[.AI17]);&quot;&quot;)))" office:value-type="string" office:string-value="..29">
            <text:p>..29</text:p>
          </table:table-cell>
          <table:table-cell table:style-name="ce4" table:formula="oooc:=IF([.AJ17]&gt;[.$A$47];ROUND([.AJ17]/[.$A$48]);IF([.AJ17]&gt;[.$A$49];CONCATENATE(&quot;.&quot;;ROUND([.AJ17]/[.$A$50]));IF([.AJ17]&gt;0;CONCATENATE(&quot;..&quot;;[.AJ17]);&quot;&quot;)))" office:value-type="string" office:string-value="..14">
            <text:p>..14</text:p>
          </table:table-cell>
          <table:table-cell table:style-name="ce4" table:formula="oooc:=IF([.AK17]&gt;[.$A$47];ROUND([.AK17]/[.$A$48]);IF([.AK17]&gt;[.$A$49];CONCATENATE(&quot;.&quot;;ROUND([.AK17]/[.$A$50]));IF([.AK17]&gt;0;CONCATENATE(&quot;..&quot;;[.AK17]);&quot;&quot;)))" office:value-type="string" office:string-value="..1">
            <text:p>..1</text:p>
          </table:table-cell>
          <table:table-cell table:style-name="ce4" table:formula="oooc:=IF([.AL17]&gt;[.$A$47];ROUND([.AL17]/[.$A$48]);IF([.AL17]&gt;[.$A$49];CONCATENATE(&quot;.&quot;;ROUND([.AL17]/[.$A$50]));IF([.AL17]&gt;0;CONCATENATE(&quot;..&quot;;[.AL17]);&quot;&quot;)))" office:value-type="string" office:string-value="..2">
            <text:p>..2</text:p>
          </table:table-cell>
          <table:table-cell table:style-name="ce4" table:formula="oooc:=IF([.AM17]&gt;[.$A$47];ROUND([.AM17]/[.$A$48]);IF([.AM17]&gt;[.$A$49];CONCATENATE(&quot;.&quot;;ROUND([.AM17]/[.$A$50]));IF([.AM17]&gt;0;CONCATENATE(&quot;..&quot;;[.AM17]);&quot;&quot;)))">
            <text:p/>
          </table:table-cell>
          <table:table-cell table:style-name="ce4" table:formula="oooc:=IF([.AN17]&gt;[.$A$47];ROUND([.AN17]/[.$A$48]);IF([.AN17]&gt;[.$A$49];CONCATENATE(&quot;.&quot;;ROUND([.AN17]/[.$A$50]));IF([.AN17]&gt;0;CONCATENATE(&quot;..&quot;;[.AN17]);&quot;&quot;)))">
            <text:p/>
          </table:table-cell>
          <table:table-cell table:number-columns-repeated="216"/>
        </table:table-row>
        <table:table-row table:style-name="ro1">
          <table:table-cell table:formula="oooc:=[.A18]" office:value-type="float" office:value="13">
            <text:p>13</text:p>
          </table:table-cell>
          <table:table-cell table:style-name="ce4" table:formula="oooc:=IF([.B18]&gt;[.$A$47];ROUND([.B18]/[.$A$48]);IF([.B18]&gt;[.$A$49];CONCATENATE(&quot;.&quot;;ROUND([.B18]/[.$A$50]));IF([.B18]&gt;0;CONCATENATE(&quot;..&quot;;[.B18]);&quot;&quot;)))" office:value-type="float" office:value="147">
            <text:p>147</text:p>
          </table:table-cell>
          <table:table-cell table:style-name="ce4" table:formula="oooc:=IF([.C18]&gt;[.$A$47];ROUND([.C18]/[.$A$48]);IF([.C18]&gt;[.$A$49];CONCATENATE(&quot;.&quot;;ROUND([.C18]/[.$A$50]));IF([.C18]&gt;0;CONCATENATE(&quot;..&quot;;[.C18]);&quot;&quot;)))" office:value-type="float" office:value="106">
            <text:p>106</text:p>
          </table:table-cell>
          <table:table-cell table:style-name="ce4" table:formula="oooc:=IF([.D18]&gt;[.$A$47];ROUND([.D18]/[.$A$48]);IF([.D18]&gt;[.$A$49];CONCATENATE(&quot;.&quot;;ROUND([.D18]/[.$A$50]));IF([.D18]&gt;0;CONCATENATE(&quot;..&quot;;[.D18]);&quot;&quot;)))" office:value-type="float" office:value="90">
            <text:p>90</text:p>
          </table:table-cell>
          <table:table-cell table:style-name="ce4" table:formula="oooc:=IF([.E18]&gt;[.$A$47];ROUND([.E18]/[.$A$48]);IF([.E18]&gt;[.$A$49];CONCATENATE(&quot;.&quot;;ROUND([.E18]/[.$A$50]));IF([.E18]&gt;0;CONCATENATE(&quot;..&quot;;[.E18]);&quot;&quot;)))" office:value-type="float" office:value="73">
            <text:p>73</text:p>
          </table:table-cell>
          <table:table-cell table:style-name="ce4" table:formula="oooc:=IF([.F18]&gt;[.$A$47];ROUND([.F18]/[.$A$48]);IF([.F18]&gt;[.$A$49];CONCATENATE(&quot;.&quot;;ROUND([.F18]/[.$A$50]));IF([.F18]&gt;0;CONCATENATE(&quot;..&quot;;[.F18]);&quot;&quot;)))" office:value-type="float" office:value="71">
            <text:p>71</text:p>
          </table:table-cell>
          <table:table-cell table:style-name="ce4" table:formula="oooc:=IF([.G18]&gt;[.$A$47];ROUND([.G18]/[.$A$48]);IF([.G18]&gt;[.$A$49];CONCATENATE(&quot;.&quot;;ROUND([.G18]/[.$A$50]));IF([.G18]&gt;0;CONCATENATE(&quot;..&quot;;[.G18]);&quot;&quot;)))" office:value-type="float" office:value="39">
            <text:p>39</text:p>
          </table:table-cell>
          <table:table-cell table:style-name="ce4" table:formula="oooc:=IF([.H18]&gt;[.$A$47];ROUND([.H18]/[.$A$48]);IF([.H18]&gt;[.$A$49];CONCATENATE(&quot;.&quot;;ROUND([.H18]/[.$A$50]));IF([.H18]&gt;0;CONCATENATE(&quot;..&quot;;[.H18]);&quot;&quot;)))" office:value-type="float" office:value="33">
            <text:p>33</text:p>
          </table:table-cell>
          <table:table-cell table:style-name="ce4" table:formula="oooc:=IF([.I18]&gt;[.$A$47];ROUND([.I18]/[.$A$48]);IF([.I18]&gt;[.$A$49];CONCATENATE(&quot;.&quot;;ROUND([.I18]/[.$A$50]));IF([.I18]&gt;0;CONCATENATE(&quot;..&quot;;[.I18]);&quot;&quot;)))" office:value-type="float" office:value="24">
            <text:p>24</text:p>
          </table:table-cell>
          <table:table-cell table:style-name="ce4" table:formula="oooc:=IF([.J18]&gt;[.$A$47];ROUND([.J18]/[.$A$48]);IF([.J18]&gt;[.$A$49];CONCATENATE(&quot;.&quot;;ROUND([.J18]/[.$A$50]));IF([.J18]&gt;0;CONCATENATE(&quot;..&quot;;[.J18]);&quot;&quot;)))" office:value-type="float" office:value="22">
            <text:p>22</text:p>
          </table:table-cell>
          <table:table-cell table:style-name="ce4" table:formula="oooc:=IF([.K18]&gt;[.$A$47];ROUND([.K18]/[.$A$48]);IF([.K18]&gt;[.$A$49];CONCATENATE(&quot;.&quot;;ROUND([.K18]/[.$A$50]));IF([.K18]&gt;0;CONCATENATE(&quot;..&quot;;[.K18]);&quot;&quot;)))" office:value-type="float" office:value="21">
            <text:p>21</text:p>
          </table:table-cell>
          <table:table-cell table:style-name="ce4" table:formula="oooc:=IF([.L18]&gt;[.$A$47];ROUND([.L18]/[.$A$48]);IF([.L18]&gt;[.$A$49];CONCATENATE(&quot;.&quot;;ROUND([.L18]/[.$A$50]));IF([.L18]&gt;0;CONCATENATE(&quot;..&quot;;[.L18]);&quot;&quot;)))" office:value-type="float" office:value="14">
            <text:p>14</text:p>
          </table:table-cell>
          <table:table-cell table:style-name="ce4" table:formula="oooc:=IF([.M18]&gt;[.$A$47];ROUND([.M18]/[.$A$48]);IF([.M18]&gt;[.$A$49];CONCATENATE(&quot;.&quot;;ROUND([.M18]/[.$A$50]));IF([.M18]&gt;0;CONCATENATE(&quot;..&quot;;[.M18]);&quot;&quot;)))" office:value-type="float" office:value="10">
            <text:p>10</text:p>
          </table:table-cell>
          <table:table-cell table:style-name="ce4" table:formula="oooc:=IF([.N18]&gt;[.$A$47];ROUND([.N18]/[.$A$48]);IF([.N18]&gt;[.$A$49];CONCATENATE(&quot;.&quot;;ROUND([.N18]/[.$A$50]));IF([.N18]&gt;0;CONCATENATE(&quot;..&quot;;[.N18]);&quot;&quot;)))" office:value-type="float" office:value="9">
            <text:p>9</text:p>
          </table:table-cell>
          <table:table-cell table:style-name="ce4" table:formula="oooc:=IF([.O18]&gt;[.$A$47];ROUND([.O18]/[.$A$48]);IF([.O18]&gt;[.$A$49];CONCATENATE(&quot;.&quot;;ROUND([.O18]/[.$A$50]));IF([.O18]&gt;0;CONCATENATE(&quot;..&quot;;[.O18]);&quot;&quot;)))" office:value-type="float" office:value="6">
            <text:p>6</text:p>
          </table:table-cell>
          <table:table-cell table:style-name="ce4" table:formula="oooc:=IF([.P18]&gt;[.$A$47];ROUND([.P18]/[.$A$48]);IF([.P18]&gt;[.$A$49];CONCATENATE(&quot;.&quot;;ROUND([.P18]/[.$A$50]));IF([.P18]&gt;0;CONCATENATE(&quot;..&quot;;[.P18]);&quot;&quot;)))" office:value-type="float" office:value="5">
            <text:p>5</text:p>
          </table:table-cell>
          <table:table-cell table:style-name="ce4" table:formula="oooc:=IF([.Q18]&gt;[.$A$47];ROUND([.Q18]/[.$A$48]);IF([.Q18]&gt;[.$A$49];CONCATENATE(&quot;.&quot;;ROUND([.Q18]/[.$A$50]));IF([.Q18]&gt;0;CONCATENATE(&quot;..&quot;;[.Q18]);&quot;&quot;)))" office:value-type="float" office:value="5">
            <text:p>5</text:p>
          </table:table-cell>
          <table:table-cell table:style-name="ce4" table:formula="oooc:=IF([.R18]&gt;[.$A$47];ROUND([.R18]/[.$A$48]);IF([.R18]&gt;[.$A$49];CONCATENATE(&quot;.&quot;;ROUND([.R18]/[.$A$50]));IF([.R18]&gt;0;CONCATENATE(&quot;..&quot;;[.R18]);&quot;&quot;)))" office:value-type="float" office:value="4">
            <text:p>4</text:p>
          </table:table-cell>
          <table:table-cell table:style-name="ce4" table:formula="oooc:=IF([.S18]&gt;[.$A$47];ROUND([.S18]/[.$A$48]);IF([.S18]&gt;[.$A$49];CONCATENATE(&quot;.&quot;;ROUND([.S18]/[.$A$50]));IF([.S18]&gt;0;CONCATENATE(&quot;..&quot;;[.S18]);&quot;&quot;)))" office:value-type="float" office:value="3">
            <text:p>3</text:p>
          </table:table-cell>
          <table:table-cell table:style-name="ce4" table:formula="oooc:=IF([.T18]&gt;[.$A$47];ROUND([.T18]/[.$A$48]);IF([.T18]&gt;[.$A$49];CONCATENATE(&quot;.&quot;;ROUND([.T18]/[.$A$50]));IF([.T18]&gt;0;CONCATENATE(&quot;..&quot;;[.T18]);&quot;&quot;)))" office:value-type="float" office:value="3">
            <text:p>3</text:p>
          </table:table-cell>
          <table:table-cell table:style-name="ce4" table:formula="oooc:=IF([.U18]&gt;[.$A$47];ROUND([.U18]/[.$A$48]);IF([.U18]&gt;[.$A$49];CONCATENATE(&quot;.&quot;;ROUND([.U18]/[.$A$50]));IF([.U18]&gt;0;CONCATENATE(&quot;..&quot;;[.U18]);&quot;&quot;)))" office:value-type="float" office:value="2">
            <text:p>2</text:p>
          </table:table-cell>
          <table:table-cell table:style-name="ce4" table:formula="oooc:=IF([.V18]&gt;[.$A$47];ROUND([.V18]/[.$A$48]);IF([.V18]&gt;[.$A$49];CONCATENATE(&quot;.&quot;;ROUND([.V18]/[.$A$50]));IF([.V18]&gt;0;CONCATENATE(&quot;..&quot;;[.V18]);&quot;&quot;)))" office:value-type="float" office:value="1">
            <text:p>1</text:p>
          </table:table-cell>
          <table:table-cell table:style-name="ce4" table:formula="oooc:=IF([.W18]&gt;[.$A$47];ROUND([.W18]/[.$A$48]);IF([.W18]&gt;[.$A$49];CONCATENATE(&quot;.&quot;;ROUND([.W18]/[.$A$50]));IF([.W18]&gt;0;CONCATENATE(&quot;..&quot;;[.W18]);&quot;&quot;)))" office:value-type="string" office:string-value=".89">
            <text:p>.89</text:p>
          </table:table-cell>
          <table:table-cell table:style-name="ce4" table:formula="oooc:=IF([.X18]&gt;[.$A$47];ROUND([.X18]/[.$A$48]);IF([.X18]&gt;[.$A$49];CONCATENATE(&quot;.&quot;;ROUND([.X18]/[.$A$50]));IF([.X18]&gt;0;CONCATENATE(&quot;..&quot;;[.X18]);&quot;&quot;)))" office:value-type="string" office:string-value=".83">
            <text:p>.83</text:p>
          </table:table-cell>
          <table:table-cell table:style-name="ce4" table:formula="oooc:=IF([.Y18]&gt;[.$A$47];ROUND([.Y18]/[.$A$48]);IF([.Y18]&gt;[.$A$49];CONCATENATE(&quot;.&quot;;ROUND([.Y18]/[.$A$50]));IF([.Y18]&gt;0;CONCATENATE(&quot;..&quot;;[.Y18]);&quot;&quot;)))" office:value-type="string" office:string-value=".82">
            <text:p>.82</text:p>
          </table:table-cell>
          <table:table-cell table:style-name="ce4" table:formula="oooc:=IF([.Z18]&gt;[.$A$47];ROUND([.Z18]/[.$A$48]);IF([.Z18]&gt;[.$A$49];CONCATENATE(&quot;.&quot;;ROUND([.Z18]/[.$A$50]));IF([.Z18]&gt;0;CONCATENATE(&quot;..&quot;;[.Z18]);&quot;&quot;)))" office:value-type="string" office:string-value=".54">
            <text:p>.54</text:p>
          </table:table-cell>
          <table:table-cell table:style-name="ce4" table:formula="oooc:=IF([.AA18]&gt;[.$A$47];ROUND([.AA18]/[.$A$48]);IF([.AA18]&gt;[.$A$49];CONCATENATE(&quot;.&quot;;ROUND([.AA18]/[.$A$50]));IF([.AA18]&gt;0;CONCATENATE(&quot;..&quot;;[.AA18]);&quot;&quot;)))" office:value-type="string" office:string-value=".35">
            <text:p>.35</text:p>
          </table:table-cell>
          <table:table-cell table:style-name="ce4" table:formula="oooc:=IF([.AB18]&gt;[.$A$47];ROUND([.AB18]/[.$A$48]);IF([.AB18]&gt;[.$A$49];CONCATENATE(&quot;.&quot;;ROUND([.AB18]/[.$A$50]));IF([.AB18]&gt;0;CONCATENATE(&quot;..&quot;;[.AB18]);&quot;&quot;)))" office:value-type="string" office:string-value=".13">
            <text:p>.13</text:p>
          </table:table-cell>
          <table:table-cell table:style-name="ce4" table:formula="oooc:=IF([.AC18]&gt;[.$A$47];ROUND([.AC18]/[.$A$48]);IF([.AC18]&gt;[.$A$49];CONCATENATE(&quot;.&quot;;ROUND([.AC18]/[.$A$50]));IF([.AC18]&gt;0;CONCATENATE(&quot;..&quot;;[.AC18]);&quot;&quot;)))" office:value-type="string" office:string-value=".8">
            <text:p>.8</text:p>
          </table:table-cell>
          <table:table-cell table:style-name="ce4" table:formula="oooc:=IF([.AD18]&gt;[.$A$47];ROUND([.AD18]/[.$A$48]);IF([.AD18]&gt;[.$A$49];CONCATENATE(&quot;.&quot;;ROUND([.AD18]/[.$A$50]));IF([.AD18]&gt;0;CONCATENATE(&quot;..&quot;;[.AD18]);&quot;&quot;)))" office:value-type="string" office:string-value=".7">
            <text:p>.7</text:p>
          </table:table-cell>
          <table:table-cell table:style-name="ce4" table:formula="oooc:=IF([.AE18]&gt;[.$A$47];ROUND([.AE18]/[.$A$48]);IF([.AE18]&gt;[.$A$49];CONCATENATE(&quot;.&quot;;ROUND([.AE18]/[.$A$50]));IF([.AE18]&gt;0;CONCATENATE(&quot;..&quot;;[.AE18]);&quot;&quot;)))" office:value-type="string" office:string-value=".4">
            <text:p>.4</text:p>
          </table:table-cell>
          <table:table-cell table:style-name="ce4" table:formula="oooc:=IF([.AF18]&gt;[.$A$47];ROUND([.AF18]/[.$A$48]);IF([.AF18]&gt;[.$A$49];CONCATENATE(&quot;.&quot;;ROUND([.AF18]/[.$A$50]));IF([.AF18]&gt;0;CONCATENATE(&quot;..&quot;;[.AF18]);&quot;&quot;)))" office:value-type="string" office:string-value=".3">
            <text:p>.3</text:p>
          </table:table-cell>
          <table:table-cell table:style-name="ce4" table:formula="oooc:=IF([.AG18]&gt;[.$A$47];ROUND([.AG18]/[.$A$48]);IF([.AG18]&gt;[.$A$49];CONCATENATE(&quot;.&quot;;ROUND([.AG18]/[.$A$50]));IF([.AG18]&gt;0;CONCATENATE(&quot;..&quot;;[.AG18]);&quot;&quot;)))" office:value-type="string" office:string-value="..89">
            <text:p>..89</text:p>
          </table:table-cell>
          <table:table-cell table:style-name="ce4" table:formula="oooc:=IF([.AH18]&gt;[.$A$47];ROUND([.AH18]/[.$A$48]);IF([.AH18]&gt;[.$A$49];CONCATENATE(&quot;.&quot;;ROUND([.AH18]/[.$A$50]));IF([.AH18]&gt;0;CONCATENATE(&quot;..&quot;;[.AH18]);&quot;&quot;)))" office:value-type="string" office:string-value="..85">
            <text:p>..85</text:p>
          </table:table-cell>
          <table:table-cell table:style-name="ce4" table:formula="oooc:=IF([.AI18]&gt;[.$A$47];ROUND([.AI18]/[.$A$48]);IF([.AI18]&gt;[.$A$49];CONCATENATE(&quot;.&quot;;ROUND([.AI18]/[.$A$50]));IF([.AI18]&gt;0;CONCATENATE(&quot;..&quot;;[.AI18]);&quot;&quot;)))" office:value-type="string" office:string-value="..28">
            <text:p>..28</text:p>
          </table:table-cell>
          <table:table-cell table:style-name="ce4" table:formula="oooc:=IF([.AJ18]&gt;[.$A$47];ROUND([.AJ18]/[.$A$48]);IF([.AJ18]&gt;[.$A$49];CONCATENATE(&quot;.&quot;;ROUND([.AJ18]/[.$A$50]));IF([.AJ18]&gt;0;CONCATENATE(&quot;..&quot;;[.AJ18]);&quot;&quot;)))" office:value-type="string" office:string-value="..10">
            <text:p>..10</text:p>
          </table:table-cell>
          <table:table-cell table:style-name="ce4" table:formula="oooc:=IF([.AK18]&gt;[.$A$47];ROUND([.AK18]/[.$A$48]);IF([.AK18]&gt;[.$A$49];CONCATENATE(&quot;.&quot;;ROUND([.AK18]/[.$A$50]));IF([.AK18]&gt;0;CONCATENATE(&quot;..&quot;;[.AK18]);&quot;&quot;)))">
            <text:p/>
          </table:table-cell>
          <table:table-cell table:style-name="ce4" table:formula="oooc:=IF([.AL18]&gt;[.$A$47];ROUND([.AL18]/[.$A$48]);IF([.AL18]&gt;[.$A$49];CONCATENATE(&quot;.&quot;;ROUND([.AL18]/[.$A$50]));IF([.AL18]&gt;0;CONCATENATE(&quot;..&quot;;[.AL18]);&quot;&quot;)))" office:value-type="string" office:string-value="..2">
            <text:p>..2</text:p>
          </table:table-cell>
          <table:table-cell table:style-name="ce4" table:formula="oooc:=IF([.AM18]&gt;[.$A$47];ROUND([.AM18]/[.$A$48]);IF([.AM18]&gt;[.$A$49];CONCATENATE(&quot;.&quot;;ROUND([.AM18]/[.$A$50]));IF([.AM18]&gt;0;CONCATENATE(&quot;..&quot;;[.AM18]);&quot;&quot;)))">
            <text:p/>
          </table:table-cell>
          <table:table-cell table:style-name="ce4" table:formula="oooc:=IF([.AN18]&gt;[.$A$47];ROUND([.AN18]/[.$A$48]);IF([.AN18]&gt;[.$A$49];CONCATENATE(&quot;.&quot;;ROUND([.AN18]/[.$A$50]));IF([.AN18]&gt;0;CONCATENATE(&quot;..&quot;;[.AN18]);&quot;&quot;)))">
            <text:p/>
          </table:table-cell>
          <table:table-cell table:number-columns-repeated="216"/>
        </table:table-row>
        <table:table-row table:style-name="ro1">
          <table:table-cell table:formula="oooc:=[.A19]" office:value-type="float" office:value="14">
            <text:p>14</text:p>
          </table:table-cell>
          <table:table-cell table:style-name="ce4" table:formula="oooc:=IF([.B19]&gt;[.$A$47];ROUND([.B19]/[.$A$48]);IF([.B19]&gt;[.$A$49];CONCATENATE(&quot;.&quot;;ROUND([.B19]/[.$A$50]));IF([.B19]&gt;0;CONCATENATE(&quot;..&quot;;[.B19]);&quot;&quot;)))" office:value-type="float" office:value="122">
            <text:p>122</text:p>
          </table:table-cell>
          <table:table-cell table:style-name="ce4" table:formula="oooc:=IF([.C19]&gt;[.$A$47];ROUND([.C19]/[.$A$48]);IF([.C19]&gt;[.$A$49];CONCATENATE(&quot;.&quot;;ROUND([.C19]/[.$A$50]));IF([.C19]&gt;0;CONCATENATE(&quot;..&quot;;[.C19]);&quot;&quot;)))" office:value-type="float" office:value="88">
            <text:p>88</text:p>
          </table:table-cell>
          <table:table-cell table:style-name="ce4" table:formula="oooc:=IF([.D19]&gt;[.$A$47];ROUND([.D19]/[.$A$48]);IF([.D19]&gt;[.$A$49];CONCATENATE(&quot;.&quot;;ROUND([.D19]/[.$A$50]));IF([.D19]&gt;0;CONCATENATE(&quot;..&quot;;[.D19]);&quot;&quot;)))" office:value-type="float" office:value="74">
            <text:p>74</text:p>
          </table:table-cell>
          <table:table-cell table:style-name="ce4" table:formula="oooc:=IF([.E19]&gt;[.$A$47];ROUND([.E19]/[.$A$48]);IF([.E19]&gt;[.$A$49];CONCATENATE(&quot;.&quot;;ROUND([.E19]/[.$A$50]));IF([.E19]&gt;0;CONCATENATE(&quot;..&quot;;[.E19]);&quot;&quot;)))" office:value-type="float" office:value="60">
            <text:p>60</text:p>
          </table:table-cell>
          <table:table-cell table:style-name="ce4" table:formula="oooc:=IF([.F19]&gt;[.$A$47];ROUND([.F19]/[.$A$48]);IF([.F19]&gt;[.$A$49];CONCATENATE(&quot;.&quot;;ROUND([.F19]/[.$A$50]));IF([.F19]&gt;0;CONCATENATE(&quot;..&quot;;[.F19]);&quot;&quot;)))" office:value-type="float" office:value="59">
            <text:p>59</text:p>
          </table:table-cell>
          <table:table-cell table:style-name="ce4" table:formula="oooc:=IF([.G19]&gt;[.$A$47];ROUND([.G19]/[.$A$48]);IF([.G19]&gt;[.$A$49];CONCATENATE(&quot;.&quot;;ROUND([.G19]/[.$A$50]));IF([.G19]&gt;0;CONCATENATE(&quot;..&quot;;[.G19]);&quot;&quot;)))" office:value-type="float" office:value="32">
            <text:p>32</text:p>
          </table:table-cell>
          <table:table-cell table:style-name="ce4" table:formula="oooc:=IF([.H19]&gt;[.$A$47];ROUND([.H19]/[.$A$48]);IF([.H19]&gt;[.$A$49];CONCATENATE(&quot;.&quot;;ROUND([.H19]/[.$A$50]));IF([.H19]&gt;0;CONCATENATE(&quot;..&quot;;[.H19]);&quot;&quot;)))" office:value-type="float" office:value="27">
            <text:p>27</text:p>
          </table:table-cell>
          <table:table-cell table:style-name="ce4" table:formula="oooc:=IF([.I19]&gt;[.$A$47];ROUND([.I19]/[.$A$48]);IF([.I19]&gt;[.$A$49];CONCATENATE(&quot;.&quot;;ROUND([.I19]/[.$A$50]));IF([.I19]&gt;0;CONCATENATE(&quot;..&quot;;[.I19]);&quot;&quot;)))" office:value-type="float" office:value="20">
            <text:p>20</text:p>
          </table:table-cell>
          <table:table-cell table:style-name="ce4" table:formula="oooc:=IF([.J19]&gt;[.$A$47];ROUND([.J19]/[.$A$48]);IF([.J19]&gt;[.$A$49];CONCATENATE(&quot;.&quot;;ROUND([.J19]/[.$A$50]));IF([.J19]&gt;0;CONCATENATE(&quot;..&quot;;[.J19]);&quot;&quot;)))" office:value-type="float" office:value="18">
            <text:p>18</text:p>
          </table:table-cell>
          <table:table-cell table:style-name="ce4" table:formula="oooc:=IF([.K19]&gt;[.$A$47];ROUND([.K19]/[.$A$48]);IF([.K19]&gt;[.$A$49];CONCATENATE(&quot;.&quot;;ROUND([.K19]/[.$A$50]));IF([.K19]&gt;0;CONCATENATE(&quot;..&quot;;[.K19]);&quot;&quot;)))" office:value-type="float" office:value="17">
            <text:p>17</text:p>
          </table:table-cell>
          <table:table-cell table:style-name="ce4" table:formula="oooc:=IF([.L19]&gt;[.$A$47];ROUND([.L19]/[.$A$48]);IF([.L19]&gt;[.$A$49];CONCATENATE(&quot;.&quot;;ROUND([.L19]/[.$A$50]));IF([.L19]&gt;0;CONCATENATE(&quot;..&quot;;[.L19]);&quot;&quot;)))" office:value-type="float" office:value="11">
            <text:p>11</text:p>
          </table:table-cell>
          <table:table-cell table:style-name="ce4" table:formula="oooc:=IF([.M19]&gt;[.$A$47];ROUND([.M19]/[.$A$48]);IF([.M19]&gt;[.$A$49];CONCATENATE(&quot;.&quot;;ROUND([.M19]/[.$A$50]));IF([.M19]&gt;0;CONCATENATE(&quot;..&quot;;[.M19]);&quot;&quot;)))" office:value-type="float" office:value="8">
            <text:p>8</text:p>
          </table:table-cell>
          <table:table-cell table:style-name="ce4" table:formula="oooc:=IF([.N19]&gt;[.$A$47];ROUND([.N19]/[.$A$48]);IF([.N19]&gt;[.$A$49];CONCATENATE(&quot;.&quot;;ROUND([.N19]/[.$A$50]));IF([.N19]&gt;0;CONCATENATE(&quot;..&quot;;[.N19]);&quot;&quot;)))" office:value-type="float" office:value="7">
            <text:p>7</text:p>
          </table:table-cell>
          <table:table-cell table:style-name="ce4" table:formula="oooc:=IF([.O19]&gt;[.$A$47];ROUND([.O19]/[.$A$48]);IF([.O19]&gt;[.$A$49];CONCATENATE(&quot;.&quot;;ROUND([.O19]/[.$A$50]));IF([.O19]&gt;0;CONCATENATE(&quot;..&quot;;[.O19]);&quot;&quot;)))" office:value-type="float" office:value="5">
            <text:p>5</text:p>
          </table:table-cell>
          <table:table-cell table:style-name="ce4" table:formula="oooc:=IF([.P19]&gt;[.$A$47];ROUND([.P19]/[.$A$48]);IF([.P19]&gt;[.$A$49];CONCATENATE(&quot;.&quot;;ROUND([.P19]/[.$A$50]));IF([.P19]&gt;0;CONCATENATE(&quot;..&quot;;[.P19]);&quot;&quot;)))" office:value-type="float" office:value="4">
            <text:p>4</text:p>
          </table:table-cell>
          <table:table-cell table:style-name="ce4" table:formula="oooc:=IF([.Q19]&gt;[.$A$47];ROUND([.Q19]/[.$A$48]);IF([.Q19]&gt;[.$A$49];CONCATENATE(&quot;.&quot;;ROUND([.Q19]/[.$A$50]));IF([.Q19]&gt;0;CONCATENATE(&quot;..&quot;;[.Q19]);&quot;&quot;)))" office:value-type="float" office:value="4">
            <text:p>4</text:p>
          </table:table-cell>
          <table:table-cell table:style-name="ce4" table:formula="oooc:=IF([.R19]&gt;[.$A$47];ROUND([.R19]/[.$A$48]);IF([.R19]&gt;[.$A$49];CONCATENATE(&quot;.&quot;;ROUND([.R19]/[.$A$50]));IF([.R19]&gt;0;CONCATENATE(&quot;..&quot;;[.R19]);&quot;&quot;)))" office:value-type="float" office:value="3">
            <text:p>3</text:p>
          </table:table-cell>
          <table:table-cell table:style-name="ce4" table:formula="oooc:=IF([.S19]&gt;[.$A$47];ROUND([.S19]/[.$A$48]);IF([.S19]&gt;[.$A$49];CONCATENATE(&quot;.&quot;;ROUND([.S19]/[.$A$50]));IF([.S19]&gt;0;CONCATENATE(&quot;..&quot;;[.S19]);&quot;&quot;)))" office:value-type="float" office:value="2">
            <text:p>2</text:p>
          </table:table-cell>
          <table:table-cell table:style-name="ce4" table:formula="oooc:=IF([.T19]&gt;[.$A$47];ROUND([.T19]/[.$A$48]);IF([.T19]&gt;[.$A$49];CONCATENATE(&quot;.&quot;;ROUND([.T19]/[.$A$50]));IF([.T19]&gt;0;CONCATENATE(&quot;..&quot;;[.T19]);&quot;&quot;)))" office:value-type="float" office:value="2">
            <text:p>2</text:p>
          </table:table-cell>
          <table:table-cell table:style-name="ce4" table:formula="oooc:=IF([.U19]&gt;[.$A$47];ROUND([.U19]/[.$A$48]);IF([.U19]&gt;[.$A$49];CONCATENATE(&quot;.&quot;;ROUND([.U19]/[.$A$50]));IF([.U19]&gt;0;CONCATENATE(&quot;..&quot;;[.U19]);&quot;&quot;)))" office:value-type="float" office:value="2">
            <text:p>2</text:p>
          </table:table-cell>
          <table:table-cell table:style-name="ce4" table:formula="oooc:=IF([.V19]&gt;[.$A$47];ROUND([.V19]/[.$A$48]);IF([.V19]&gt;[.$A$49];CONCATENATE(&quot;.&quot;;ROUND([.V19]/[.$A$50]));IF([.V19]&gt;0;CONCATENATE(&quot;..&quot;;[.V19]);&quot;&quot;)))" office:value-type="float" office:value="1">
            <text:p>1</text:p>
          </table:table-cell>
          <table:table-cell table:style-name="ce4" table:formula="oooc:=IF([.W19]&gt;[.$A$47];ROUND([.W19]/[.$A$48]);IF([.W19]&gt;[.$A$49];CONCATENATE(&quot;.&quot;;ROUND([.W19]/[.$A$50]));IF([.W19]&gt;0;CONCATENATE(&quot;..&quot;;[.W19]);&quot;&quot;)))" office:value-type="string" office:string-value=".69">
            <text:p>.69</text:p>
          </table:table-cell>
          <table:table-cell table:style-name="ce4" table:formula="oooc:=IF([.X19]&gt;[.$A$47];ROUND([.X19]/[.$A$48]);IF([.X19]&gt;[.$A$49];CONCATENATE(&quot;.&quot;;ROUND([.X19]/[.$A$50]));IF([.X19]&gt;0;CONCATENATE(&quot;..&quot;;[.X19]);&quot;&quot;)))" office:value-type="string" office:string-value=".66">
            <text:p>.66</text:p>
          </table:table-cell>
          <table:table-cell table:style-name="ce4" table:formula="oooc:=IF([.Y19]&gt;[.$A$47];ROUND([.Y19]/[.$A$48]);IF([.Y19]&gt;[.$A$49];CONCATENATE(&quot;.&quot;;ROUND([.Y19]/[.$A$50]));IF([.Y19]&gt;0;CONCATENATE(&quot;..&quot;;[.Y19]);&quot;&quot;)))" office:value-type="string" office:string-value=".64">
            <text:p>.64</text:p>
          </table:table-cell>
          <table:table-cell table:style-name="ce4" table:formula="oooc:=IF([.Z19]&gt;[.$A$47];ROUND([.Z19]/[.$A$48]);IF([.Z19]&gt;[.$A$49];CONCATENATE(&quot;.&quot;;ROUND([.Z19]/[.$A$50]));IF([.Z19]&gt;0;CONCATENATE(&quot;..&quot;;[.Z19]);&quot;&quot;)))" office:value-type="string" office:string-value=".43">
            <text:p>.43</text:p>
          </table:table-cell>
          <table:table-cell table:style-name="ce4" table:formula="oooc:=IF([.AA19]&gt;[.$A$47];ROUND([.AA19]/[.$A$48]);IF([.AA19]&gt;[.$A$49];CONCATENATE(&quot;.&quot;;ROUND([.AA19]/[.$A$50]));IF([.AA19]&gt;0;CONCATENATE(&quot;..&quot;;[.AA19]);&quot;&quot;)))" office:value-type="string" office:string-value=".28">
            <text:p>.28</text:p>
          </table:table-cell>
          <table:table-cell table:style-name="ce4" table:formula="oooc:=IF([.AB19]&gt;[.$A$47];ROUND([.AB19]/[.$A$48]);IF([.AB19]&gt;[.$A$49];CONCATENATE(&quot;.&quot;;ROUND([.AB19]/[.$A$50]));IF([.AB19]&gt;0;CONCATENATE(&quot;..&quot;;[.AB19]);&quot;&quot;)))" office:value-type="string" office:string-value=".10">
            <text:p>.10</text:p>
          </table:table-cell>
          <table:table-cell table:style-name="ce4" table:formula="oooc:=IF([.AC19]&gt;[.$A$47];ROUND([.AC19]/[.$A$48]);IF([.AC19]&gt;[.$A$49];CONCATENATE(&quot;.&quot;;ROUND([.AC19]/[.$A$50]));IF([.AC19]&gt;0;CONCATENATE(&quot;..&quot;;[.AC19]);&quot;&quot;)))" office:value-type="string" office:string-value=".7">
            <text:p>.7</text:p>
          </table:table-cell>
          <table:table-cell table:style-name="ce4" table:formula="oooc:=IF([.AD19]&gt;[.$A$47];ROUND([.AD19]/[.$A$48]);IF([.AD19]&gt;[.$A$49];CONCATENATE(&quot;.&quot;;ROUND([.AD19]/[.$A$50]));IF([.AD19]&gt;0;CONCATENATE(&quot;..&quot;;[.AD19]);&quot;&quot;)))" office:value-type="string" office:string-value=".5">
            <text:p>.5</text:p>
          </table:table-cell>
          <table:table-cell table:style-name="ce4" table:formula="oooc:=IF([.AE19]&gt;[.$A$47];ROUND([.AE19]/[.$A$48]);IF([.AE19]&gt;[.$A$49];CONCATENATE(&quot;.&quot;;ROUND([.AE19]/[.$A$50]));IF([.AE19]&gt;0;CONCATENATE(&quot;..&quot;;[.AE19]);&quot;&quot;)))" office:value-type="string" office:string-value=".4">
            <text:p>.4</text:p>
          </table:table-cell>
          <table:table-cell table:style-name="ce4" table:formula="oooc:=IF([.AF19]&gt;[.$A$47];ROUND([.AF19]/[.$A$48]);IF([.AF19]&gt;[.$A$49];CONCATENATE(&quot;.&quot;;ROUND([.AF19]/[.$A$50]));IF([.AF19]&gt;0;CONCATENATE(&quot;..&quot;;[.AF19]);&quot;&quot;)))" office:value-type="string" office:string-value=".2">
            <text:p>.2</text:p>
          </table:table-cell>
          <table:table-cell table:style-name="ce4" table:formula="oooc:=IF([.AG19]&gt;[.$A$47];ROUND([.AG19]/[.$A$48]);IF([.AG19]&gt;[.$A$49];CONCATENATE(&quot;.&quot;;ROUND([.AG19]/[.$A$50]));IF([.AG19]&gt;0;CONCATENATE(&quot;..&quot;;[.AG19]);&quot;&quot;)))" office:value-type="string" office:string-value="..71">
            <text:p>..71</text:p>
          </table:table-cell>
          <table:table-cell table:style-name="ce4" table:formula="oooc:=IF([.AH19]&gt;[.$A$47];ROUND([.AH19]/[.$A$48]);IF([.AH19]&gt;[.$A$49];CONCATENATE(&quot;.&quot;;ROUND([.AH19]/[.$A$50]));IF([.AH19]&gt;0;CONCATENATE(&quot;..&quot;;[.AH19]);&quot;&quot;)))" office:value-type="string" office:string-value="..58">
            <text:p>..58</text:p>
          </table:table-cell>
          <table:table-cell table:style-name="ce4" table:formula="oooc:=IF([.AI19]&gt;[.$A$47];ROUND([.AI19]/[.$A$48]);IF([.AI19]&gt;[.$A$49];CONCATENATE(&quot;.&quot;;ROUND([.AI19]/[.$A$50]));IF([.AI19]&gt;0;CONCATENATE(&quot;..&quot;;[.AI19]);&quot;&quot;)))" office:value-type="string" office:string-value="..21">
            <text:p>..21</text:p>
          </table:table-cell>
          <table:table-cell table:style-name="ce4" table:formula="oooc:=IF([.AJ19]&gt;[.$A$47];ROUND([.AJ19]/[.$A$48]);IF([.AJ19]&gt;[.$A$49];CONCATENATE(&quot;.&quot;;ROUND([.AJ19]/[.$A$50]));IF([.AJ19]&gt;0;CONCATENATE(&quot;..&quot;;[.AJ19]);&quot;&quot;)))" office:value-type="string" office:string-value="..11">
            <text:p>..11</text:p>
          </table:table-cell>
          <table:table-cell table:style-name="ce4" table:formula="oooc:=IF([.AK19]&gt;[.$A$47];ROUND([.AK19]/[.$A$48]);IF([.AK19]&gt;[.$A$49];CONCATENATE(&quot;.&quot;;ROUND([.AK19]/[.$A$50]));IF([.AK19]&gt;0;CONCATENATE(&quot;..&quot;;[.AK19]);&quot;&quot;)))" office:value-type="string" office:string-value="..1">
            <text:p>..1</text:p>
          </table:table-cell>
          <table:table-cell table:style-name="ce4" table:formula="oooc:=IF([.AL19]&gt;[.$A$47];ROUND([.AL19]/[.$A$48]);IF([.AL19]&gt;[.$A$49];CONCATENATE(&quot;.&quot;;ROUND([.AL19]/[.$A$50]));IF([.AL19]&gt;0;CONCATENATE(&quot;..&quot;;[.AL19]);&quot;&quot;)))">
            <text:p/>
          </table:table-cell>
          <table:table-cell table:style-name="ce4" table:formula="oooc:=IF([.AM19]&gt;[.$A$47];ROUND([.AM19]/[.$A$48]);IF([.AM19]&gt;[.$A$49];CONCATENATE(&quot;.&quot;;ROUND([.AM19]/[.$A$50]));IF([.AM19]&gt;0;CONCATENATE(&quot;..&quot;;[.AM19]);&quot;&quot;)))">
            <text:p/>
          </table:table-cell>
          <table:table-cell table:style-name="ce4" table:formula="oooc:=IF([.AN19]&gt;[.$A$47];ROUND([.AN19]/[.$A$48]);IF([.AN19]&gt;[.$A$49];CONCATENATE(&quot;.&quot;;ROUND([.AN19]/[.$A$50]));IF([.AN19]&gt;0;CONCATENATE(&quot;..&quot;;[.AN19]);&quot;&quot;)))">
            <text:p/>
          </table:table-cell>
          <table:table-cell table:number-columns-repeated="216"/>
        </table:table-row>
        <table:table-row table:style-name="ro1">
          <table:table-cell table:formula="oooc:=[.A20]" office:value-type="float" office:value="15">
            <text:p>15</text:p>
          </table:table-cell>
          <table:table-cell table:style-name="ce4" table:formula="oooc:=IF([.B20]&gt;[.$A$47];ROUND([.B20]/[.$A$48]);IF([.B20]&gt;[.$A$49];CONCATENATE(&quot;.&quot;;ROUND([.B20]/[.$A$50]));IF([.B20]&gt;0;CONCATENATE(&quot;..&quot;;[.B20]);&quot;&quot;)))" office:value-type="float" office:value="96">
            <text:p>96</text:p>
          </table:table-cell>
          <table:table-cell table:style-name="ce4" table:formula="oooc:=IF([.C20]&gt;[.$A$47];ROUND([.C20]/[.$A$48]);IF([.C20]&gt;[.$A$49];CONCATENATE(&quot;.&quot;;ROUND([.C20]/[.$A$50]));IF([.C20]&gt;0;CONCATENATE(&quot;..&quot;;[.C20]);&quot;&quot;)))" office:value-type="float" office:value="69">
            <text:p>69</text:p>
          </table:table-cell>
          <table:table-cell table:style-name="ce4" table:formula="oooc:=IF([.D20]&gt;[.$A$47];ROUND([.D20]/[.$A$48]);IF([.D20]&gt;[.$A$49];CONCATENATE(&quot;.&quot;;ROUND([.D20]/[.$A$50]));IF([.D20]&gt;0;CONCATENATE(&quot;..&quot;;[.D20]);&quot;&quot;)))" office:value-type="float" office:value="57">
            <text:p>57</text:p>
          </table:table-cell>
          <table:table-cell table:style-name="ce4" table:formula="oooc:=IF([.E20]&gt;[.$A$47];ROUND([.E20]/[.$A$48]);IF([.E20]&gt;[.$A$49];CONCATENATE(&quot;.&quot;;ROUND([.E20]/[.$A$50]));IF([.E20]&gt;0;CONCATENATE(&quot;..&quot;;[.E20]);&quot;&quot;)))" office:value-type="float" office:value="47">
            <text:p>47</text:p>
          </table:table-cell>
          <table:table-cell table:style-name="ce4" table:formula="oooc:=IF([.F20]&gt;[.$A$47];ROUND([.F20]/[.$A$48]);IF([.F20]&gt;[.$A$49];CONCATENATE(&quot;.&quot;;ROUND([.F20]/[.$A$50]));IF([.F20]&gt;0;CONCATENATE(&quot;..&quot;;[.F20]);&quot;&quot;)))" office:value-type="float" office:value="47">
            <text:p>47</text:p>
          </table:table-cell>
          <table:table-cell table:style-name="ce4" table:formula="oooc:=IF([.G20]&gt;[.$A$47];ROUND([.G20]/[.$A$48]);IF([.G20]&gt;[.$A$49];CONCATENATE(&quot;.&quot;;ROUND([.G20]/[.$A$50]));IF([.G20]&gt;0;CONCATENATE(&quot;..&quot;;[.G20]);&quot;&quot;)))" office:value-type="float" office:value="25">
            <text:p>25</text:p>
          </table:table-cell>
          <table:table-cell table:style-name="ce4" table:formula="oooc:=IF([.H20]&gt;[.$A$47];ROUND([.H20]/[.$A$48]);IF([.H20]&gt;[.$A$49];CONCATENATE(&quot;.&quot;;ROUND([.H20]/[.$A$50]));IF([.H20]&gt;0;CONCATENATE(&quot;..&quot;;[.H20]);&quot;&quot;)))" office:value-type="float" office:value="21">
            <text:p>21</text:p>
          </table:table-cell>
          <table:table-cell table:style-name="ce4" table:formula="oooc:=IF([.I20]&gt;[.$A$47];ROUND([.I20]/[.$A$48]);IF([.I20]&gt;[.$A$49];CONCATENATE(&quot;.&quot;;ROUND([.I20]/[.$A$50]));IF([.I20]&gt;0;CONCATENATE(&quot;..&quot;;[.I20]);&quot;&quot;)))" office:value-type="float" office:value="15">
            <text:p>15</text:p>
          </table:table-cell>
          <table:table-cell table:style-name="ce4" table:formula="oooc:=IF([.J20]&gt;[.$A$47];ROUND([.J20]/[.$A$48]);IF([.J20]&gt;[.$A$49];CONCATENATE(&quot;.&quot;;ROUND([.J20]/[.$A$50]));IF([.J20]&gt;0;CONCATENATE(&quot;..&quot;;[.J20]);&quot;&quot;)))" office:value-type="float" office:value="14">
            <text:p>14</text:p>
          </table:table-cell>
          <table:table-cell table:style-name="ce4" table:formula="oooc:=IF([.K20]&gt;[.$A$47];ROUND([.K20]/[.$A$48]);IF([.K20]&gt;[.$A$49];CONCATENATE(&quot;.&quot;;ROUND([.K20]/[.$A$50]));IF([.K20]&gt;0;CONCATENATE(&quot;..&quot;;[.K20]);&quot;&quot;)))" office:value-type="float" office:value="13">
            <text:p>13</text:p>
          </table:table-cell>
          <table:table-cell table:style-name="ce4" table:formula="oooc:=IF([.L20]&gt;[.$A$47];ROUND([.L20]/[.$A$48]);IF([.L20]&gt;[.$A$49];CONCATENATE(&quot;.&quot;;ROUND([.L20]/[.$A$50]));IF([.L20]&gt;0;CONCATENATE(&quot;..&quot;;[.L20]);&quot;&quot;)))" office:value-type="float" office:value="8">
            <text:p>8</text:p>
          </table:table-cell>
          <table:table-cell table:style-name="ce4" table:formula="oooc:=IF([.M20]&gt;[.$A$47];ROUND([.M20]/[.$A$48]);IF([.M20]&gt;[.$A$49];CONCATENATE(&quot;.&quot;;ROUND([.M20]/[.$A$50]));IF([.M20]&gt;0;CONCATENATE(&quot;..&quot;;[.M20]);&quot;&quot;)))" office:value-type="float" office:value="6">
            <text:p>6</text:p>
          </table:table-cell>
          <table:table-cell table:style-name="ce4" table:formula="oooc:=IF([.N20]&gt;[.$A$47];ROUND([.N20]/[.$A$48]);IF([.N20]&gt;[.$A$49];CONCATENATE(&quot;.&quot;;ROUND([.N20]/[.$A$50]));IF([.N20]&gt;0;CONCATENATE(&quot;..&quot;;[.N20]);&quot;&quot;)))" office:value-type="float" office:value="6">
            <text:p>6</text:p>
          </table:table-cell>
          <table:table-cell table:style-name="ce4" table:formula="oooc:=IF([.O20]&gt;[.$A$47];ROUND([.O20]/[.$A$48]);IF([.O20]&gt;[.$A$49];CONCATENATE(&quot;.&quot;;ROUND([.O20]/[.$A$50]));IF([.O20]&gt;0;CONCATENATE(&quot;..&quot;;[.O20]);&quot;&quot;)))" office:value-type="float" office:value="4">
            <text:p>4</text:p>
          </table:table-cell>
          <table:table-cell table:style-name="ce4" table:formula="oooc:=IF([.P20]&gt;[.$A$47];ROUND([.P20]/[.$A$48]);IF([.P20]&gt;[.$A$49];CONCATENATE(&quot;.&quot;;ROUND([.P20]/[.$A$50]));IF([.P20]&gt;0;CONCATENATE(&quot;..&quot;;[.P20]);&quot;&quot;)))" office:value-type="float" office:value="3">
            <text:p>3</text:p>
          </table:table-cell>
          <table:table-cell table:style-name="ce4" table:formula="oooc:=IF([.Q20]&gt;[.$A$47];ROUND([.Q20]/[.$A$48]);IF([.Q20]&gt;[.$A$49];CONCATENATE(&quot;.&quot;;ROUND([.Q20]/[.$A$50]));IF([.Q20]&gt;0;CONCATENATE(&quot;..&quot;;[.Q20]);&quot;&quot;)))" office:value-type="float" office:value="3">
            <text:p>3</text:p>
          </table:table-cell>
          <table:table-cell table:style-name="ce4" table:formula="oooc:=IF([.R20]&gt;[.$A$47];ROUND([.R20]/[.$A$48]);IF([.R20]&gt;[.$A$49];CONCATENATE(&quot;.&quot;;ROUND([.R20]/[.$A$50]));IF([.R20]&gt;0;CONCATENATE(&quot;..&quot;;[.R20]);&quot;&quot;)))" office:value-type="float" office:value="2">
            <text:p>2</text:p>
          </table:table-cell>
          <table:table-cell table:style-name="ce4" table:formula="oooc:=IF([.S20]&gt;[.$A$47];ROUND([.S20]/[.$A$48]);IF([.S20]&gt;[.$A$49];CONCATENATE(&quot;.&quot;;ROUND([.S20]/[.$A$50]));IF([.S20]&gt;0;CONCATENATE(&quot;..&quot;;[.S20]);&quot;&quot;)))" office:value-type="float" office:value="2">
            <text:p>2</text:p>
          </table:table-cell>
          <table:table-cell table:style-name="ce4" table:formula="oooc:=IF([.T20]&gt;[.$A$47];ROUND([.T20]/[.$A$48]);IF([.T20]&gt;[.$A$49];CONCATENATE(&quot;.&quot;;ROUND([.T20]/[.$A$50]));IF([.T20]&gt;0;CONCATENATE(&quot;..&quot;;[.T20]);&quot;&quot;)))" office:value-type="float" office:value="2">
            <text:p>2</text:p>
          </table:table-cell>
          <table:table-cell table:style-name="ce4" table:formula="oooc:=IF([.U20]&gt;[.$A$47];ROUND([.U20]/[.$A$48]);IF([.U20]&gt;[.$A$49];CONCATENATE(&quot;.&quot;;ROUND([.U20]/[.$A$50]));IF([.U20]&gt;0;CONCATENATE(&quot;..&quot;;[.U20]);&quot;&quot;)))" office:value-type="float" office:value="1">
            <text:p>1</text:p>
          </table:table-cell>
          <table:table-cell table:style-name="ce4" table:formula="oooc:=IF([.V20]&gt;[.$A$47];ROUND([.V20]/[.$A$48]);IF([.V20]&gt;[.$A$49];CONCATENATE(&quot;.&quot;;ROUND([.V20]/[.$A$50]));IF([.V20]&gt;0;CONCATENATE(&quot;..&quot;;[.V20]);&quot;&quot;)))" office:value-type="string" office:string-value=".79">
            <text:p>.79</text:p>
          </table:table-cell>
          <table:table-cell table:style-name="ce4" table:formula="oooc:=IF([.W20]&gt;[.$A$47];ROUND([.W20]/[.$A$48]);IF([.W20]&gt;[.$A$49];CONCATENATE(&quot;.&quot;;ROUND([.W20]/[.$A$50]));IF([.W20]&gt;0;CONCATENATE(&quot;..&quot;;[.W20]);&quot;&quot;)))" office:value-type="string" office:string-value=".48">
            <text:p>.48</text:p>
          </table:table-cell>
          <table:table-cell table:style-name="ce4" table:formula="oooc:=IF([.X20]&gt;[.$A$47];ROUND([.X20]/[.$A$48]);IF([.X20]&gt;[.$A$49];CONCATENATE(&quot;.&quot;;ROUND([.X20]/[.$A$50]));IF([.X20]&gt;0;CONCATENATE(&quot;..&quot;;[.X20]);&quot;&quot;)))" office:value-type="string" office:string-value=".45">
            <text:p>.45</text:p>
          </table:table-cell>
          <table:table-cell table:style-name="ce4" table:formula="oooc:=IF([.Y20]&gt;[.$A$47];ROUND([.Y20]/[.$A$48]);IF([.Y20]&gt;[.$A$49];CONCATENATE(&quot;.&quot;;ROUND([.Y20]/[.$A$50]));IF([.Y20]&gt;0;CONCATENATE(&quot;..&quot;;[.Y20]);&quot;&quot;)))" office:value-type="string" office:string-value=".46">
            <text:p>.46</text:p>
          </table:table-cell>
          <table:table-cell table:style-name="ce4" table:formula="oooc:=IF([.Z20]&gt;[.$A$47];ROUND([.Z20]/[.$A$48]);IF([.Z20]&gt;[.$A$49];CONCATENATE(&quot;.&quot;;ROUND([.Z20]/[.$A$50]));IF([.Z20]&gt;0;CONCATENATE(&quot;..&quot;;[.Z20]);&quot;&quot;)))" office:value-type="string" office:string-value=".32">
            <text:p>.32</text:p>
          </table:table-cell>
          <table:table-cell table:style-name="ce4" table:formula="oooc:=IF([.AA20]&gt;[.$A$47];ROUND([.AA20]/[.$A$48]);IF([.AA20]&gt;[.$A$49];CONCATENATE(&quot;.&quot;;ROUND([.AA20]/[.$A$50]));IF([.AA20]&gt;0;CONCATENATE(&quot;..&quot;;[.AA20]);&quot;&quot;)))" office:value-type="string" office:string-value=".18">
            <text:p>.18</text:p>
          </table:table-cell>
          <table:table-cell table:style-name="ce4" table:formula="oooc:=IF([.AB20]&gt;[.$A$47];ROUND([.AB20]/[.$A$48]);IF([.AB20]&gt;[.$A$49];CONCATENATE(&quot;.&quot;;ROUND([.AB20]/[.$A$50]));IF([.AB20]&gt;0;CONCATENATE(&quot;..&quot;;[.AB20]);&quot;&quot;)))" office:value-type="string" office:string-value=".7">
            <text:p>.7</text:p>
          </table:table-cell>
          <table:table-cell table:style-name="ce4" table:formula="oooc:=IF([.AC20]&gt;[.$A$47];ROUND([.AC20]/[.$A$48]);IF([.AC20]&gt;[.$A$49];CONCATENATE(&quot;.&quot;;ROUND([.AC20]/[.$A$50]));IF([.AC20]&gt;0;CONCATENATE(&quot;..&quot;;[.AC20]);&quot;&quot;)))" office:value-type="string" office:string-value=".4">
            <text:p>.4</text:p>
          </table:table-cell>
          <table:table-cell table:style-name="ce4" table:formula="oooc:=IF([.AD20]&gt;[.$A$47];ROUND([.AD20]/[.$A$48]);IF([.AD20]&gt;[.$A$49];CONCATENATE(&quot;.&quot;;ROUND([.AD20]/[.$A$50]));IF([.AD20]&gt;0;CONCATENATE(&quot;..&quot;;[.AD20]);&quot;&quot;)))" office:value-type="string" office:string-value=".3">
            <text:p>.3</text:p>
          </table:table-cell>
          <table:table-cell table:style-name="ce4" table:formula="oooc:=IF([.AE20]&gt;[.$A$47];ROUND([.AE20]/[.$A$48]);IF([.AE20]&gt;[.$A$49];CONCATENATE(&quot;.&quot;;ROUND([.AE20]/[.$A$50]));IF([.AE20]&gt;0;CONCATENATE(&quot;..&quot;;[.AE20]);&quot;&quot;)))" office:value-type="string" office:string-value=".2">
            <text:p>.2</text:p>
          </table:table-cell>
          <table:table-cell table:style-name="ce4" table:formula="oooc:=IF([.AF20]&gt;[.$A$47];ROUND([.AF20]/[.$A$48]);IF([.AF20]&gt;[.$A$49];CONCATENATE(&quot;.&quot;;ROUND([.AF20]/[.$A$50]));IF([.AF20]&gt;0;CONCATENATE(&quot;..&quot;;[.AF20]);&quot;&quot;)))" office:value-type="string" office:string-value=".1">
            <text:p>.1</text:p>
          </table:table-cell>
          <table:table-cell table:style-name="ce4" table:formula="oooc:=IF([.AG20]&gt;[.$A$47];ROUND([.AG20]/[.$A$48]);IF([.AG20]&gt;[.$A$49];CONCATENATE(&quot;.&quot;;ROUND([.AG20]/[.$A$50]));IF([.AG20]&gt;0;CONCATENATE(&quot;..&quot;;[.AG20]);&quot;&quot;)))" office:value-type="string" office:string-value="..26">
            <text:p>..26</text:p>
          </table:table-cell>
          <table:table-cell table:style-name="ce4" table:formula="oooc:=IF([.AH20]&gt;[.$A$47];ROUND([.AH20]/[.$A$48]);IF([.AH20]&gt;[.$A$49];CONCATENATE(&quot;.&quot;;ROUND([.AH20]/[.$A$50]));IF([.AH20]&gt;0;CONCATENATE(&quot;..&quot;;[.AH20]);&quot;&quot;)))" office:value-type="string" office:string-value="..31">
            <text:p>..31</text:p>
          </table:table-cell>
          <table:table-cell table:style-name="ce4" table:formula="oooc:=IF([.AI20]&gt;[.$A$47];ROUND([.AI20]/[.$A$48]);IF([.AI20]&gt;[.$A$49];CONCATENATE(&quot;.&quot;;ROUND([.AI20]/[.$A$50]));IF([.AI20]&gt;0;CONCATENATE(&quot;..&quot;;[.AI20]);&quot;&quot;)))" office:value-type="string" office:string-value="..13">
            <text:p>..13</text:p>
          </table:table-cell>
          <table:table-cell table:style-name="ce4" table:formula="oooc:=IF([.AJ20]&gt;[.$A$47];ROUND([.AJ20]/[.$A$48]);IF([.AJ20]&gt;[.$A$49];CONCATENATE(&quot;.&quot;;ROUND([.AJ20]/[.$A$50]));IF([.AJ20]&gt;0;CONCATENATE(&quot;..&quot;;[.AJ20]);&quot;&quot;)))" office:value-type="string" office:string-value="..2">
            <text:p>..2</text:p>
          </table:table-cell>
          <table:table-cell table:style-name="ce4" table:formula="oooc:=IF([.AK20]&gt;[.$A$47];ROUND([.AK20]/[.$A$48]);IF([.AK20]&gt;[.$A$49];CONCATENATE(&quot;.&quot;;ROUND([.AK20]/[.$A$50]));IF([.AK20]&gt;0;CONCATENATE(&quot;..&quot;;[.AK20]);&quot;&quot;)))" office:value-type="string" office:string-value="..1">
            <text:p>..1</text:p>
          </table:table-cell>
          <table:table-cell table:style-name="ce4" table:formula="oooc:=IF([.AL20]&gt;[.$A$47];ROUND([.AL20]/[.$A$48]);IF([.AL20]&gt;[.$A$49];CONCATENATE(&quot;.&quot;;ROUND([.AL20]/[.$A$50]));IF([.AL20]&gt;0;CONCATENATE(&quot;..&quot;;[.AL20]);&quot;&quot;)))">
            <text:p/>
          </table:table-cell>
          <table:table-cell table:style-name="ce4" table:formula="oooc:=IF([.AM20]&gt;[.$A$47];ROUND([.AM20]/[.$A$48]);IF([.AM20]&gt;[.$A$49];CONCATENATE(&quot;.&quot;;ROUND([.AM20]/[.$A$50]));IF([.AM20]&gt;0;CONCATENATE(&quot;..&quot;;[.AM20]);&quot;&quot;)))">
            <text:p/>
          </table:table-cell>
          <table:table-cell table:style-name="ce4" table:formula="oooc:=IF([.AN20]&gt;[.$A$47];ROUND([.AN20]/[.$A$48]);IF([.AN20]&gt;[.$A$49];CONCATENATE(&quot;.&quot;;ROUND([.AN20]/[.$A$50]));IF([.AN20]&gt;0;CONCATENATE(&quot;..&quot;;[.AN20]);&quot;&quot;)))">
            <text:p/>
          </table:table-cell>
          <table:table-cell table:number-columns-repeated="216"/>
        </table:table-row>
        <table:table-row table:style-name="ro1">
          <table:table-cell table:formula="oooc:=[.A21]" office:value-type="float" office:value="16">
            <text:p>16</text:p>
          </table:table-cell>
          <table:table-cell table:style-name="ce4" table:formula="oooc:=IF([.B21]&gt;[.$A$47];ROUND([.B21]/[.$A$48]);IF([.B21]&gt;[.$A$49];CONCATENATE(&quot;.&quot;;ROUND([.B21]/[.$A$50]));IF([.B21]&gt;0;CONCATENATE(&quot;..&quot;;[.B21]);&quot;&quot;)))" office:value-type="float" office:value="72">
            <text:p>72</text:p>
          </table:table-cell>
          <table:table-cell table:style-name="ce4" table:formula="oooc:=IF([.C21]&gt;[.$A$47];ROUND([.C21]/[.$A$48]);IF([.C21]&gt;[.$A$49];CONCATENATE(&quot;.&quot;;ROUND([.C21]/[.$A$50]));IF([.C21]&gt;0;CONCATENATE(&quot;..&quot;;[.C21]);&quot;&quot;)))" office:value-type="float" office:value="52">
            <text:p>52</text:p>
          </table:table-cell>
          <table:table-cell table:style-name="ce4" table:formula="oooc:=IF([.D21]&gt;[.$A$47];ROUND([.D21]/[.$A$48]);IF([.D21]&gt;[.$A$49];CONCATENATE(&quot;.&quot;;ROUND([.D21]/[.$A$50]));IF([.D21]&gt;0;CONCATENATE(&quot;..&quot;;[.D21]);&quot;&quot;)))" office:value-type="float" office:value="43">
            <text:p>43</text:p>
          </table:table-cell>
          <table:table-cell table:style-name="ce4" table:formula="oooc:=IF([.E21]&gt;[.$A$47];ROUND([.E21]/[.$A$48]);IF([.E21]&gt;[.$A$49];CONCATENATE(&quot;.&quot;;ROUND([.E21]/[.$A$50]));IF([.E21]&gt;0;CONCATENATE(&quot;..&quot;;[.E21]);&quot;&quot;)))" office:value-type="float" office:value="35">
            <text:p>35</text:p>
          </table:table-cell>
          <table:table-cell table:style-name="ce4" table:formula="oooc:=IF([.F21]&gt;[.$A$47];ROUND([.F21]/[.$A$48]);IF([.F21]&gt;[.$A$49];CONCATENATE(&quot;.&quot;;ROUND([.F21]/[.$A$50]));IF([.F21]&gt;0;CONCATENATE(&quot;..&quot;;[.F21]);&quot;&quot;)))" office:value-type="float" office:value="35">
            <text:p>35</text:p>
          </table:table-cell>
          <table:table-cell table:style-name="ce4" table:formula="oooc:=IF([.G21]&gt;[.$A$47];ROUND([.G21]/[.$A$48]);IF([.G21]&gt;[.$A$49];CONCATENATE(&quot;.&quot;;ROUND([.G21]/[.$A$50]));IF([.G21]&gt;0;CONCATENATE(&quot;..&quot;;[.G21]);&quot;&quot;)))" office:value-type="float" office:value="18">
            <text:p>18</text:p>
          </table:table-cell>
          <table:table-cell table:style-name="ce4" table:formula="oooc:=IF([.H21]&gt;[.$A$47];ROUND([.H21]/[.$A$48]);IF([.H21]&gt;[.$A$49];CONCATENATE(&quot;.&quot;;ROUND([.H21]/[.$A$50]));IF([.H21]&gt;0;CONCATENATE(&quot;..&quot;;[.H21]);&quot;&quot;)))" office:value-type="float" office:value="15">
            <text:p>15</text:p>
          </table:table-cell>
          <table:table-cell table:style-name="ce4" table:formula="oooc:=IF([.I21]&gt;[.$A$47];ROUND([.I21]/[.$A$48]);IF([.I21]&gt;[.$A$49];CONCATENATE(&quot;.&quot;;ROUND([.I21]/[.$A$50]));IF([.I21]&gt;0;CONCATENATE(&quot;..&quot;;[.I21]);&quot;&quot;)))" office:value-type="float" office:value="11">
            <text:p>11</text:p>
          </table:table-cell>
          <table:table-cell table:style-name="ce4" table:formula="oooc:=IF([.J21]&gt;[.$A$47];ROUND([.J21]/[.$A$48]);IF([.J21]&gt;[.$A$49];CONCATENATE(&quot;.&quot;;ROUND([.J21]/[.$A$50]));IF([.J21]&gt;0;CONCATENATE(&quot;..&quot;;[.J21]);&quot;&quot;)))" office:value-type="float" office:value="10">
            <text:p>10</text:p>
          </table:table-cell>
          <table:table-cell table:style-name="ce4" table:formula="oooc:=IF([.K21]&gt;[.$A$47];ROUND([.K21]/[.$A$48]);IF([.K21]&gt;[.$A$49];CONCATENATE(&quot;.&quot;;ROUND([.K21]/[.$A$50]));IF([.K21]&gt;0;CONCATENATE(&quot;..&quot;;[.K21]);&quot;&quot;)))" office:value-type="float" office:value="10">
            <text:p>10</text:p>
          </table:table-cell>
          <table:table-cell table:style-name="ce4" table:formula="oooc:=IF([.L21]&gt;[.$A$47];ROUND([.L21]/[.$A$48]);IF([.L21]&gt;[.$A$49];CONCATENATE(&quot;.&quot;;ROUND([.L21]/[.$A$50]));IF([.L21]&gt;0;CONCATENATE(&quot;..&quot;;[.L21]);&quot;&quot;)))" office:value-type="float" office:value="6">
            <text:p>6</text:p>
          </table:table-cell>
          <table:table-cell table:style-name="ce4" table:formula="oooc:=IF([.M21]&gt;[.$A$47];ROUND([.M21]/[.$A$48]);IF([.M21]&gt;[.$A$49];CONCATENATE(&quot;.&quot;;ROUND([.M21]/[.$A$50]));IF([.M21]&gt;0;CONCATENATE(&quot;..&quot;;[.M21]);&quot;&quot;)))" office:value-type="float" office:value="4">
            <text:p>4</text:p>
          </table:table-cell>
          <table:table-cell table:style-name="ce4" table:formula="oooc:=IF([.N21]&gt;[.$A$47];ROUND([.N21]/[.$A$48]);IF([.N21]&gt;[.$A$49];CONCATENATE(&quot;.&quot;;ROUND([.N21]/[.$A$50]));IF([.N21]&gt;0;CONCATENATE(&quot;..&quot;;[.N21]);&quot;&quot;)))" office:value-type="float" office:value="4">
            <text:p>4</text:p>
          </table:table-cell>
          <table:table-cell table:style-name="ce4" table:formula="oooc:=IF([.O21]&gt;[.$A$47];ROUND([.O21]/[.$A$48]);IF([.O21]&gt;[.$A$49];CONCATENATE(&quot;.&quot;;ROUND([.O21]/[.$A$50]));IF([.O21]&gt;0;CONCATENATE(&quot;..&quot;;[.O21]);&quot;&quot;)))" office:value-type="float" office:value="3">
            <text:p>3</text:p>
          </table:table-cell>
          <table:table-cell table:style-name="ce4" table:formula="oooc:=IF([.P21]&gt;[.$A$47];ROUND([.P21]/[.$A$48]);IF([.P21]&gt;[.$A$49];CONCATENATE(&quot;.&quot;;ROUND([.P21]/[.$A$50]));IF([.P21]&gt;0;CONCATENATE(&quot;..&quot;;[.P21]);&quot;&quot;)))" office:value-type="float" office:value="2">
            <text:p>2</text:p>
          </table:table-cell>
          <table:table-cell table:style-name="ce4" table:formula="oooc:=IF([.Q21]&gt;[.$A$47];ROUND([.Q21]/[.$A$48]);IF([.Q21]&gt;[.$A$49];CONCATENATE(&quot;.&quot;;ROUND([.Q21]/[.$A$50]));IF([.Q21]&gt;0;CONCATENATE(&quot;..&quot;;[.Q21]);&quot;&quot;)))" office:value-type="float" office:value="2">
            <text:p>2</text:p>
          </table:table-cell>
          <table:table-cell table:style-name="ce4" table:formula="oooc:=IF([.R21]&gt;[.$A$47];ROUND([.R21]/[.$A$48]);IF([.R21]&gt;[.$A$49];CONCATENATE(&quot;.&quot;;ROUND([.R21]/[.$A$50]));IF([.R21]&gt;0;CONCATENATE(&quot;..&quot;;[.R21]);&quot;&quot;)))" office:value-type="float" office:value="2">
            <text:p>2</text:p>
          </table:table-cell>
          <table:table-cell table:style-name="ce4" table:formula="oooc:=IF([.S21]&gt;[.$A$47];ROUND([.S21]/[.$A$48]);IF([.S21]&gt;[.$A$49];CONCATENATE(&quot;.&quot;;ROUND([.S21]/[.$A$50]));IF([.S21]&gt;0;CONCATENATE(&quot;..&quot;;[.S21]);&quot;&quot;)))" office:value-type="float" office:value="1">
            <text:p>1</text:p>
          </table:table-cell>
          <table:table-cell table:style-name="ce4" table:formula="oooc:=IF([.T21]&gt;[.$A$47];ROUND([.T21]/[.$A$48]);IF([.T21]&gt;[.$A$49];CONCATENATE(&quot;.&quot;;ROUND([.T21]/[.$A$50]));IF([.T21]&gt;0;CONCATENATE(&quot;..&quot;;[.T21]);&quot;&quot;)))" office:value-type="float" office:value="1">
            <text:p>1</text:p>
          </table:table-cell>
          <table:table-cell table:style-name="ce4" table:formula="oooc:=IF([.U21]&gt;[.$A$47];ROUND([.U21]/[.$A$48]);IF([.U21]&gt;[.$A$49];CONCATENATE(&quot;.&quot;;ROUND([.U21]/[.$A$50]));IF([.U21]&gt;0;CONCATENATE(&quot;..&quot;;[.U21]);&quot;&quot;)))" office:value-type="string" office:string-value=".83">
            <text:p>.83</text:p>
          </table:table-cell>
          <table:table-cell table:style-name="ce4" table:formula="oooc:=IF([.V21]&gt;[.$A$47];ROUND([.V21]/[.$A$48]);IF([.V21]&gt;[.$A$49];CONCATENATE(&quot;.&quot;;ROUND([.V21]/[.$A$50]));IF([.V21]&gt;0;CONCATENATE(&quot;..&quot;;[.V21]);&quot;&quot;)))" office:value-type="string" office:string-value=".56">
            <text:p>.56</text:p>
          </table:table-cell>
          <table:table-cell table:style-name="ce4" table:formula="oooc:=IF([.W21]&gt;[.$A$47];ROUND([.W21]/[.$A$48]);IF([.W21]&gt;[.$A$49];CONCATENATE(&quot;.&quot;;ROUND([.W21]/[.$A$50]));IF([.W21]&gt;0;CONCATENATE(&quot;..&quot;;[.W21]);&quot;&quot;)))" office:value-type="string" office:string-value=".34">
            <text:p>.34</text:p>
          </table:table-cell>
          <table:table-cell table:style-name="ce4" table:formula="oooc:=IF([.X21]&gt;[.$A$47];ROUND([.X21]/[.$A$48]);IF([.X21]&gt;[.$A$49];CONCATENATE(&quot;.&quot;;ROUND([.X21]/[.$A$50]));IF([.X21]&gt;0;CONCATENATE(&quot;..&quot;;[.X21]);&quot;&quot;)))" office:value-type="string" office:string-value=".31">
            <text:p>.31</text:p>
          </table:table-cell>
          <table:table-cell table:style-name="ce4" table:formula="oooc:=IF([.Y21]&gt;[.$A$47];ROUND([.Y21]/[.$A$48]);IF([.Y21]&gt;[.$A$49];CONCATENATE(&quot;.&quot;;ROUND([.Y21]/[.$A$50]));IF([.Y21]&gt;0;CONCATENATE(&quot;..&quot;;[.Y21]);&quot;&quot;)))" office:value-type="string" office:string-value=".32">
            <text:p>.32</text:p>
          </table:table-cell>
          <table:table-cell table:style-name="ce4" table:formula="oooc:=IF([.Z21]&gt;[.$A$47];ROUND([.Z21]/[.$A$48]);IF([.Z21]&gt;[.$A$49];CONCATENATE(&quot;.&quot;;ROUND([.Z21]/[.$A$50]));IF([.Z21]&gt;0;CONCATENATE(&quot;..&quot;;[.Z21]);&quot;&quot;)))" office:value-type="string" office:string-value=".22">
            <text:p>.22</text:p>
          </table:table-cell>
          <table:table-cell table:style-name="ce4" table:formula="oooc:=IF([.AA21]&gt;[.$A$47];ROUND([.AA21]/[.$A$48]);IF([.AA21]&gt;[.$A$49];CONCATENATE(&quot;.&quot;;ROUND([.AA21]/[.$A$50]));IF([.AA21]&gt;0;CONCATENATE(&quot;..&quot;;[.AA21]);&quot;&quot;)))" office:value-type="string" office:string-value=".13">
            <text:p>.13</text:p>
          </table:table-cell>
          <table:table-cell table:style-name="ce4" table:formula="oooc:=IF([.AB21]&gt;[.$A$47];ROUND([.AB21]/[.$A$48]);IF([.AB21]&gt;[.$A$49];CONCATENATE(&quot;.&quot;;ROUND([.AB21]/[.$A$50]));IF([.AB21]&gt;0;CONCATENATE(&quot;..&quot;;[.AB21]);&quot;&quot;)))" office:value-type="string" office:string-value=".4">
            <text:p>.4</text:p>
          </table:table-cell>
          <table:table-cell table:style-name="ce4" table:formula="oooc:=IF([.AC21]&gt;[.$A$47];ROUND([.AC21]/[.$A$48]);IF([.AC21]&gt;[.$A$49];CONCATENATE(&quot;.&quot;;ROUND([.AC21]/[.$A$50]));IF([.AC21]&gt;0;CONCATENATE(&quot;..&quot;;[.AC21]);&quot;&quot;)))" office:value-type="string" office:string-value=".2">
            <text:p>.2</text:p>
          </table:table-cell>
          <table:table-cell table:style-name="ce4" table:formula="oooc:=IF([.AD21]&gt;[.$A$47];ROUND([.AD21]/[.$A$48]);IF([.AD21]&gt;[.$A$49];CONCATENATE(&quot;.&quot;;ROUND([.AD21]/[.$A$50]));IF([.AD21]&gt;0;CONCATENATE(&quot;..&quot;;[.AD21]);&quot;&quot;)))" office:value-type="string" office:string-value=".2">
            <text:p>.2</text:p>
          </table:table-cell>
          <table:table-cell table:style-name="ce4" table:formula="oooc:=IF([.AE21]&gt;[.$A$47];ROUND([.AE21]/[.$A$48]);IF([.AE21]&gt;[.$A$49];CONCATENATE(&quot;.&quot;;ROUND([.AE21]/[.$A$50]));IF([.AE21]&gt;0;CONCATENATE(&quot;..&quot;;[.AE21]);&quot;&quot;)))" office:value-type="string" office:string-value=".1">
            <text:p>.1</text:p>
          </table:table-cell>
          <table:table-cell table:style-name="ce4" table:formula="oooc:=IF([.AF21]&gt;[.$A$47];ROUND([.AF21]/[.$A$48]);IF([.AF21]&gt;[.$A$49];CONCATENATE(&quot;.&quot;;ROUND([.AF21]/[.$A$50]));IF([.AF21]&gt;0;CONCATENATE(&quot;..&quot;;[.AF21]);&quot;&quot;)))" office:value-type="string" office:string-value="..70">
            <text:p>..70</text:p>
          </table:table-cell>
          <table:table-cell table:style-name="ce4" table:formula="oooc:=IF([.AG21]&gt;[.$A$47];ROUND([.AG21]/[.$A$48]);IF([.AG21]&gt;[.$A$49];CONCATENATE(&quot;.&quot;;ROUND([.AG21]/[.$A$50]));IF([.AG21]&gt;0;CONCATENATE(&quot;..&quot;;[.AG21]);&quot;&quot;)))" office:value-type="string" office:string-value="..16">
            <text:p>..16</text:p>
          </table:table-cell>
          <table:table-cell table:style-name="ce4" table:formula="oooc:=IF([.AH21]&gt;[.$A$47];ROUND([.AH21]/[.$A$48]);IF([.AH21]&gt;[.$A$49];CONCATENATE(&quot;.&quot;;ROUND([.AH21]/[.$A$50]));IF([.AH21]&gt;0;CONCATENATE(&quot;..&quot;;[.AH21]);&quot;&quot;)))" office:value-type="string" office:string-value="..25">
            <text:p>..25</text:p>
          </table:table-cell>
          <table:table-cell table:style-name="ce4" table:formula="oooc:=IF([.AI21]&gt;[.$A$47];ROUND([.AI21]/[.$A$48]);IF([.AI21]&gt;[.$A$49];CONCATENATE(&quot;.&quot;;ROUND([.AI21]/[.$A$50]));IF([.AI21]&gt;0;CONCATENATE(&quot;..&quot;;[.AI21]);&quot;&quot;)))" office:value-type="string" office:string-value="..14">
            <text:p>..14</text:p>
          </table:table-cell>
          <table:table-cell table:style-name="ce4" table:formula="oooc:=IF([.AJ21]&gt;[.$A$47];ROUND([.AJ21]/[.$A$48]);IF([.AJ21]&gt;[.$A$49];CONCATENATE(&quot;.&quot;;ROUND([.AJ21]/[.$A$50]));IF([.AJ21]&gt;0;CONCATENATE(&quot;..&quot;;[.AJ21]);&quot;&quot;)))" office:value-type="string" office:string-value="..3">
            <text:p>..3</text:p>
          </table:table-cell>
          <table:table-cell table:style-name="ce4" table:formula="oooc:=IF([.AK21]&gt;[.$A$47];ROUND([.AK21]/[.$A$48]);IF([.AK21]&gt;[.$A$49];CONCATENATE(&quot;.&quot;;ROUND([.AK21]/[.$A$50]));IF([.AK21]&gt;0;CONCATENATE(&quot;..&quot;;[.AK21]);&quot;&quot;)))">
            <text:p/>
          </table:table-cell>
          <table:table-cell table:style-name="ce4" table:formula="oooc:=IF([.AL21]&gt;[.$A$47];ROUND([.AL21]/[.$A$48]);IF([.AL21]&gt;[.$A$49];CONCATENATE(&quot;.&quot;;ROUND([.AL21]/[.$A$50]));IF([.AL21]&gt;0;CONCATENATE(&quot;..&quot;;[.AL21]);&quot;&quot;)))">
            <text:p/>
          </table:table-cell>
          <table:table-cell table:style-name="ce4" table:formula="oooc:=IF([.AM21]&gt;[.$A$47];ROUND([.AM21]/[.$A$48]);IF([.AM21]&gt;[.$A$49];CONCATENATE(&quot;.&quot;;ROUND([.AM21]/[.$A$50]));IF([.AM21]&gt;0;CONCATENATE(&quot;..&quot;;[.AM21]);&quot;&quot;)))">
            <text:p/>
          </table:table-cell>
          <table:table-cell table:style-name="ce4" table:formula="oooc:=IF([.AN21]&gt;[.$A$47];ROUND([.AN21]/[.$A$48]);IF([.AN21]&gt;[.$A$49];CONCATENATE(&quot;.&quot;;ROUND([.AN21]/[.$A$50]));IF([.AN21]&gt;0;CONCATENATE(&quot;..&quot;;[.AN21]);&quot;&quot;)))">
            <text:p/>
          </table:table-cell>
          <table:table-cell table:number-columns-repeated="216"/>
        </table:table-row>
        <table:table-row table:style-name="ro1">
          <table:table-cell table:formula="oooc:=[.A22]" office:value-type="float" office:value="17">
            <text:p>17</text:p>
          </table:table-cell>
          <table:table-cell table:style-name="ce4" table:formula="oooc:=IF([.B22]&gt;[.$A$47];ROUND([.B22]/[.$A$48]);IF([.B22]&gt;[.$A$49];CONCATENATE(&quot;.&quot;;ROUND([.B22]/[.$A$50]));IF([.B22]&gt;0;CONCATENATE(&quot;..&quot;;[.B22]);&quot;&quot;)))" office:value-type="float" office:value="52">
            <text:p>52</text:p>
          </table:table-cell>
          <table:table-cell table:style-name="ce4" table:formula="oooc:=IF([.C22]&gt;[.$A$47];ROUND([.C22]/[.$A$48]);IF([.C22]&gt;[.$A$49];CONCATENATE(&quot;.&quot;;ROUND([.C22]/[.$A$50]));IF([.C22]&gt;0;CONCATENATE(&quot;..&quot;;[.C22]);&quot;&quot;)))" office:value-type="float" office:value="37">
            <text:p>37</text:p>
          </table:table-cell>
          <table:table-cell table:style-name="ce4" table:formula="oooc:=IF([.D22]&gt;[.$A$47];ROUND([.D22]/[.$A$48]);IF([.D22]&gt;[.$A$49];CONCATENATE(&quot;.&quot;;ROUND([.D22]/[.$A$50]));IF([.D22]&gt;0;CONCATENATE(&quot;..&quot;;[.D22]);&quot;&quot;)))" office:value-type="float" office:value="30">
            <text:p>30</text:p>
          </table:table-cell>
          <table:table-cell table:style-name="ce4" table:formula="oooc:=IF([.E22]&gt;[.$A$47];ROUND([.E22]/[.$A$48]);IF([.E22]&gt;[.$A$49];CONCATENATE(&quot;.&quot;;ROUND([.E22]/[.$A$50]));IF([.E22]&gt;0;CONCATENATE(&quot;..&quot;;[.E22]);&quot;&quot;)))" office:value-type="float" office:value="25">
            <text:p>25</text:p>
          </table:table-cell>
          <table:table-cell table:style-name="ce4" table:formula="oooc:=IF([.F22]&gt;[.$A$47];ROUND([.F22]/[.$A$48]);IF([.F22]&gt;[.$A$49];CONCATENATE(&quot;.&quot;;ROUND([.F22]/[.$A$50]));IF([.F22]&gt;0;CONCATENATE(&quot;..&quot;;[.F22]);&quot;&quot;)))" office:value-type="float" office:value="26">
            <text:p>26</text:p>
          </table:table-cell>
          <table:table-cell table:style-name="ce4" table:formula="oooc:=IF([.G22]&gt;[.$A$47];ROUND([.G22]/[.$A$48]);IF([.G22]&gt;[.$A$49];CONCATENATE(&quot;.&quot;;ROUND([.G22]/[.$A$50]));IF([.G22]&gt;0;CONCATENATE(&quot;..&quot;;[.G22]);&quot;&quot;)))" office:value-type="float" office:value="13">
            <text:p>13</text:p>
          </table:table-cell>
          <table:table-cell table:style-name="ce4" table:formula="oooc:=IF([.H22]&gt;[.$A$47];ROUND([.H22]/[.$A$48]);IF([.H22]&gt;[.$A$49];CONCATENATE(&quot;.&quot;;ROUND([.H22]/[.$A$50]));IF([.H22]&gt;0;CONCATENATE(&quot;..&quot;;[.H22]);&quot;&quot;)))" office:value-type="float" office:value="11">
            <text:p>11</text:p>
          </table:table-cell>
          <table:table-cell table:style-name="ce4" table:formula="oooc:=IF([.I22]&gt;[.$A$47];ROUND([.I22]/[.$A$48]);IF([.I22]&gt;[.$A$49];CONCATENATE(&quot;.&quot;;ROUND([.I22]/[.$A$50]));IF([.I22]&gt;0;CONCATENATE(&quot;..&quot;;[.I22]);&quot;&quot;)))" office:value-type="float" office:value="8">
            <text:p>8</text:p>
          </table:table-cell>
          <table:table-cell table:style-name="ce4" table:formula="oooc:=IF([.J22]&gt;[.$A$47];ROUND([.J22]/[.$A$48]);IF([.J22]&gt;[.$A$49];CONCATENATE(&quot;.&quot;;ROUND([.J22]/[.$A$50]));IF([.J22]&gt;0;CONCATENATE(&quot;..&quot;;[.J22]);&quot;&quot;)))" office:value-type="float" office:value="7">
            <text:p>7</text:p>
          </table:table-cell>
          <table:table-cell table:style-name="ce4" table:formula="oooc:=IF([.K22]&gt;[.$A$47];ROUND([.K22]/[.$A$48]);IF([.K22]&gt;[.$A$49];CONCATENATE(&quot;.&quot;;ROUND([.K22]/[.$A$50]));IF([.K22]&gt;0;CONCATENATE(&quot;..&quot;;[.K22]);&quot;&quot;)))" office:value-type="float" office:value="7">
            <text:p>7</text:p>
          </table:table-cell>
          <table:table-cell table:style-name="ce4" table:formula="oooc:=IF([.L22]&gt;[.$A$47];ROUND([.L22]/[.$A$48]);IF([.L22]&gt;[.$A$49];CONCATENATE(&quot;.&quot;;ROUND([.L22]/[.$A$50]));IF([.L22]&gt;0;CONCATENATE(&quot;..&quot;;[.L22]);&quot;&quot;)))" office:value-type="float" office:value="4">
            <text:p>4</text:p>
          </table:table-cell>
          <table:table-cell table:style-name="ce4" table:formula="oooc:=IF([.M22]&gt;[.$A$47];ROUND([.M22]/[.$A$48]);IF([.M22]&gt;[.$A$49];CONCATENATE(&quot;.&quot;;ROUND([.M22]/[.$A$50]));IF([.M22]&gt;0;CONCATENATE(&quot;..&quot;;[.M22]);&quot;&quot;)))" office:value-type="float" office:value="3">
            <text:p>3</text:p>
          </table:table-cell>
          <table:table-cell table:style-name="ce4" table:formula="oooc:=IF([.N22]&gt;[.$A$47];ROUND([.N22]/[.$A$48]);IF([.N22]&gt;[.$A$49];CONCATENATE(&quot;.&quot;;ROUND([.N22]/[.$A$50]));IF([.N22]&gt;0;CONCATENATE(&quot;..&quot;;[.N22]);&quot;&quot;)))" office:value-type="float" office:value="3">
            <text:p>3</text:p>
          </table:table-cell>
          <table:table-cell table:style-name="ce4" table:formula="oooc:=IF([.O22]&gt;[.$A$47];ROUND([.O22]/[.$A$48]);IF([.O22]&gt;[.$A$49];CONCATENATE(&quot;.&quot;;ROUND([.O22]/[.$A$50]));IF([.O22]&gt;0;CONCATENATE(&quot;..&quot;;[.O22]);&quot;&quot;)))" office:value-type="float" office:value="2">
            <text:p>2</text:p>
          </table:table-cell>
          <table:table-cell table:style-name="ce4" table:formula="oooc:=IF([.P22]&gt;[.$A$47];ROUND([.P22]/[.$A$48]);IF([.P22]&gt;[.$A$49];CONCATENATE(&quot;.&quot;;ROUND([.P22]/[.$A$50]));IF([.P22]&gt;0;CONCATENATE(&quot;..&quot;;[.P22]);&quot;&quot;)))" office:value-type="float" office:value="2">
            <text:p>2</text:p>
          </table:table-cell>
          <table:table-cell table:style-name="ce4" table:formula="oooc:=IF([.Q22]&gt;[.$A$47];ROUND([.Q22]/[.$A$48]);IF([.Q22]&gt;[.$A$49];CONCATENATE(&quot;.&quot;;ROUND([.Q22]/[.$A$50]));IF([.Q22]&gt;0;CONCATENATE(&quot;..&quot;;[.Q22]);&quot;&quot;)))" office:value-type="float" office:value="1">
            <text:p>1</text:p>
          </table:table-cell>
          <table:table-cell table:style-name="ce4" table:formula="oooc:=IF([.R22]&gt;[.$A$47];ROUND([.R22]/[.$A$48]);IF([.R22]&gt;[.$A$49];CONCATENATE(&quot;.&quot;;ROUND([.R22]/[.$A$50]));IF([.R22]&gt;0;CONCATENATE(&quot;..&quot;;[.R22]);&quot;&quot;)))" office:value-type="float" office:value="1">
            <text:p>1</text:p>
          </table:table-cell>
          <table:table-cell table:style-name="ce4" table:formula="oooc:=IF([.S22]&gt;[.$A$47];ROUND([.S22]/[.$A$48]);IF([.S22]&gt;[.$A$49];CONCATENATE(&quot;.&quot;;ROUND([.S22]/[.$A$50]));IF([.S22]&gt;0;CONCATENATE(&quot;..&quot;;[.S22]);&quot;&quot;)))" office:value-type="string" office:string-value=".81">
            <text:p>.81</text:p>
          </table:table-cell>
          <table:table-cell table:style-name="ce4" table:formula="oooc:=IF([.T22]&gt;[.$A$47];ROUND([.T22]/[.$A$48]);IF([.T22]&gt;[.$A$49];CONCATENATE(&quot;.&quot;;ROUND([.T22]/[.$A$50]));IF([.T22]&gt;0;CONCATENATE(&quot;..&quot;;[.T22]);&quot;&quot;)))" office:value-type="string" office:string-value=".73">
            <text:p>.73</text:p>
          </table:table-cell>
          <table:table-cell table:style-name="ce4" table:formula="oooc:=IF([.U22]&gt;[.$A$47];ROUND([.U22]/[.$A$48]);IF([.U22]&gt;[.$A$49];CONCATENATE(&quot;.&quot;;ROUND([.U22]/[.$A$50]));IF([.U22]&gt;0;CONCATENATE(&quot;..&quot;;[.U22]);&quot;&quot;)))" office:value-type="string" office:string-value=".56">
            <text:p>.56</text:p>
          </table:table-cell>
          <table:table-cell table:style-name="ce4" table:formula="oooc:=IF([.V22]&gt;[.$A$47];ROUND([.V22]/[.$A$48]);IF([.V22]&gt;[.$A$49];CONCATENATE(&quot;.&quot;;ROUND([.V22]/[.$A$50]));IF([.V22]&gt;0;CONCATENATE(&quot;..&quot;;[.V22]);&quot;&quot;)))" office:value-type="string" office:string-value=".37">
            <text:p>.37</text:p>
          </table:table-cell>
          <table:table-cell table:style-name="ce4" table:formula="oooc:=IF([.W22]&gt;[.$A$47];ROUND([.W22]/[.$A$48]);IF([.W22]&gt;[.$A$49];CONCATENATE(&quot;.&quot;;ROUND([.W22]/[.$A$50]));IF([.W22]&gt;0;CONCATENATE(&quot;..&quot;;[.W22]);&quot;&quot;)))" office:value-type="string" office:string-value=".23">
            <text:p>.23</text:p>
          </table:table-cell>
          <table:table-cell table:style-name="ce4" table:formula="oooc:=IF([.X22]&gt;[.$A$47];ROUND([.X22]/[.$A$48]);IF([.X22]&gt;[.$A$49];CONCATENATE(&quot;.&quot;;ROUND([.X22]/[.$A$50]));IF([.X22]&gt;0;CONCATENATE(&quot;..&quot;;[.X22]);&quot;&quot;)))" office:value-type="string" office:string-value=".21">
            <text:p>.21</text:p>
          </table:table-cell>
          <table:table-cell table:style-name="ce4" table:formula="oooc:=IF([.Y22]&gt;[.$A$47];ROUND([.Y22]/[.$A$48]);IF([.Y22]&gt;[.$A$49];CONCATENATE(&quot;.&quot;;ROUND([.Y22]/[.$A$50]));IF([.Y22]&gt;0;CONCATENATE(&quot;..&quot;;[.Y22]);&quot;&quot;)))" office:value-type="string" office:string-value=".21">
            <text:p>.21</text:p>
          </table:table-cell>
          <table:table-cell table:style-name="ce4" table:formula="oooc:=IF([.Z22]&gt;[.$A$47];ROUND([.Z22]/[.$A$48]);IF([.Z22]&gt;[.$A$49];CONCATENATE(&quot;.&quot;;ROUND([.Z22]/[.$A$50]));IF([.Z22]&gt;0;CONCATENATE(&quot;..&quot;;[.Z22]);&quot;&quot;)))" office:value-type="string" office:string-value=".13">
            <text:p>.13</text:p>
          </table:table-cell>
          <table:table-cell table:style-name="ce4" table:formula="oooc:=IF([.AA22]&gt;[.$A$47];ROUND([.AA22]/[.$A$48]);IF([.AA22]&gt;[.$A$49];CONCATENATE(&quot;.&quot;;ROUND([.AA22]/[.$A$50]));IF([.AA22]&gt;0;CONCATENATE(&quot;..&quot;;[.AA22]);&quot;&quot;)))" office:value-type="string" office:string-value=".9">
            <text:p>.9</text:p>
          </table:table-cell>
          <table:table-cell table:style-name="ce4" table:formula="oooc:=IF([.AB22]&gt;[.$A$47];ROUND([.AB22]/[.$A$48]);IF([.AB22]&gt;[.$A$49];CONCATENATE(&quot;.&quot;;ROUND([.AB22]/[.$A$50]));IF([.AB22]&gt;0;CONCATENATE(&quot;..&quot;;[.AB22]);&quot;&quot;)))" office:value-type="string" office:string-value=".3">
            <text:p>.3</text:p>
          </table:table-cell>
          <table:table-cell table:style-name="ce4" table:formula="oooc:=IF([.AC22]&gt;[.$A$47];ROUND([.AC22]/[.$A$48]);IF([.AC22]&gt;[.$A$49];CONCATENATE(&quot;.&quot;;ROUND([.AC22]/[.$A$50]));IF([.AC22]&gt;0;CONCATENATE(&quot;..&quot;;[.AC22]);&quot;&quot;)))" office:value-type="string" office:string-value=".1">
            <text:p>.1</text:p>
          </table:table-cell>
          <table:table-cell table:style-name="ce4" table:formula="oooc:=IF([.AD22]&gt;[.$A$47];ROUND([.AD22]/[.$A$48]);IF([.AD22]&gt;[.$A$49];CONCATENATE(&quot;.&quot;;ROUND([.AD22]/[.$A$50]));IF([.AD22]&gt;0;CONCATENATE(&quot;..&quot;;[.AD22]);&quot;&quot;)))" office:value-type="string" office:string-value=".1">
            <text:p>.1</text:p>
          </table:table-cell>
          <table:table-cell table:style-name="ce4" table:formula="oooc:=IF([.AE22]&gt;[.$A$47];ROUND([.AE22]/[.$A$48]);IF([.AE22]&gt;[.$A$49];CONCATENATE(&quot;.&quot;;ROUND([.AE22]/[.$A$50]));IF([.AE22]&gt;0;CONCATENATE(&quot;..&quot;;[.AE22]);&quot;&quot;)))" office:value-type="string" office:string-value="..90">
            <text:p>..90</text:p>
          </table:table-cell>
          <table:table-cell table:style-name="ce4" table:formula="oooc:=IF([.AF22]&gt;[.$A$47];ROUND([.AF22]/[.$A$48]);IF([.AF22]&gt;[.$A$49];CONCATENATE(&quot;.&quot;;ROUND([.AF22]/[.$A$50]));IF([.AF22]&gt;0;CONCATENATE(&quot;..&quot;;[.AF22]);&quot;&quot;)))" office:value-type="string" office:string-value="..40">
            <text:p>..40</text:p>
          </table:table-cell>
          <table:table-cell table:style-name="ce4" table:formula="oooc:=IF([.AG22]&gt;[.$A$47];ROUND([.AG22]/[.$A$48]);IF([.AG22]&gt;[.$A$49];CONCATENATE(&quot;.&quot;;ROUND([.AG22]/[.$A$50]));IF([.AG22]&gt;0;CONCATENATE(&quot;..&quot;;[.AG22]);&quot;&quot;)))" office:value-type="string" office:string-value="..11">
            <text:p>..11</text:p>
          </table:table-cell>
          <table:table-cell table:style-name="ce4" table:formula="oooc:=IF([.AH22]&gt;[.$A$47];ROUND([.AH22]/[.$A$48]);IF([.AH22]&gt;[.$A$49];CONCATENATE(&quot;.&quot;;ROUND([.AH22]/[.$A$50]));IF([.AH22]&gt;0;CONCATENATE(&quot;..&quot;;[.AH22]);&quot;&quot;)))" office:value-type="string" office:string-value="..11">
            <text:p>..11</text:p>
          </table:table-cell>
          <table:table-cell table:style-name="ce4" table:formula="oooc:=IF([.AI22]&gt;[.$A$47];ROUND([.AI22]/[.$A$48]);IF([.AI22]&gt;[.$A$49];CONCATENATE(&quot;.&quot;;ROUND([.AI22]/[.$A$50]));IF([.AI22]&gt;0;CONCATENATE(&quot;..&quot;;[.AI22]);&quot;&quot;)))" office:value-type="string" office:string-value="..3">
            <text:p>..3</text:p>
          </table:table-cell>
          <table:table-cell table:style-name="ce4" table:formula="oooc:=IF([.AJ22]&gt;[.$A$47];ROUND([.AJ22]/[.$A$48]);IF([.AJ22]&gt;[.$A$49];CONCATENATE(&quot;.&quot;;ROUND([.AJ22]/[.$A$50]));IF([.AJ22]&gt;0;CONCATENATE(&quot;..&quot;;[.AJ22]);&quot;&quot;)))" office:value-type="string" office:string-value="..3">
            <text:p>..3</text:p>
          </table:table-cell>
          <table:table-cell table:style-name="ce4" table:formula="oooc:=IF([.AK22]&gt;[.$A$47];ROUND([.AK22]/[.$A$48]);IF([.AK22]&gt;[.$A$49];CONCATENATE(&quot;.&quot;;ROUND([.AK22]/[.$A$50]));IF([.AK22]&gt;0;CONCATENATE(&quot;..&quot;;[.AK22]);&quot;&quot;)))">
            <text:p/>
          </table:table-cell>
          <table:table-cell table:style-name="ce4" table:formula="oooc:=IF([.AL22]&gt;[.$A$47];ROUND([.AL22]/[.$A$48]);IF([.AL22]&gt;[.$A$49];CONCATENATE(&quot;.&quot;;ROUND([.AL22]/[.$A$50]));IF([.AL22]&gt;0;CONCATENATE(&quot;..&quot;;[.AL22]);&quot;&quot;)))">
            <text:p/>
          </table:table-cell>
          <table:table-cell table:style-name="ce4" table:formula="oooc:=IF([.AM22]&gt;[.$A$47];ROUND([.AM22]/[.$A$48]);IF([.AM22]&gt;[.$A$49];CONCATENATE(&quot;.&quot;;ROUND([.AM22]/[.$A$50]));IF([.AM22]&gt;0;CONCATENATE(&quot;..&quot;;[.AM22]);&quot;&quot;)))">
            <text:p/>
          </table:table-cell>
          <table:table-cell table:style-name="ce4" table:formula="oooc:=IF([.AN22]&gt;[.$A$47];ROUND([.AN22]/[.$A$48]);IF([.AN22]&gt;[.$A$49];CONCATENATE(&quot;.&quot;;ROUND([.AN22]/[.$A$50]));IF([.AN22]&gt;0;CONCATENATE(&quot;..&quot;;[.AN22]);&quot;&quot;)))">
            <text:p/>
          </table:table-cell>
          <table:table-cell table:number-columns-repeated="216"/>
        </table:table-row>
        <table:table-row table:style-name="ro1">
          <table:table-cell table:formula="oooc:=[.A23]" office:value-type="float" office:value="18">
            <text:p>18</text:p>
          </table:table-cell>
          <table:table-cell table:style-name="ce4" table:formula="oooc:=IF([.B23]&gt;[.$A$47];ROUND([.B23]/[.$A$48]);IF([.B23]&gt;[.$A$49];CONCATENATE(&quot;.&quot;;ROUND([.B23]/[.$A$50]));IF([.B23]&gt;0;CONCATENATE(&quot;..&quot;;[.B23]);&quot;&quot;)))" office:value-type="float" office:value="36">
            <text:p>36</text:p>
          </table:table-cell>
          <table:table-cell table:style-name="ce4" table:formula="oooc:=IF([.C23]&gt;[.$A$47];ROUND([.C23]/[.$A$48]);IF([.C23]&gt;[.$A$49];CONCATENATE(&quot;.&quot;;ROUND([.C23]/[.$A$50]));IF([.C23]&gt;0;CONCATENATE(&quot;..&quot;;[.C23]);&quot;&quot;)))" office:value-type="float" office:value="26">
            <text:p>26</text:p>
          </table:table-cell>
          <table:table-cell table:style-name="ce4" table:formula="oooc:=IF([.D23]&gt;[.$A$47];ROUND([.D23]/[.$A$48]);IF([.D23]&gt;[.$A$49];CONCATENATE(&quot;.&quot;;ROUND([.D23]/[.$A$50]));IF([.D23]&gt;0;CONCATENATE(&quot;..&quot;;[.D23]);&quot;&quot;)))" office:value-type="float" office:value="21">
            <text:p>21</text:p>
          </table:table-cell>
          <table:table-cell table:style-name="ce4" table:formula="oooc:=IF([.E23]&gt;[.$A$47];ROUND([.E23]/[.$A$48]);IF([.E23]&gt;[.$A$49];CONCATENATE(&quot;.&quot;;ROUND([.E23]/[.$A$50]));IF([.E23]&gt;0;CONCATENATE(&quot;..&quot;;[.E23]);&quot;&quot;)))" office:value-type="float" office:value="17">
            <text:p>17</text:p>
          </table:table-cell>
          <table:table-cell table:style-name="ce4" table:formula="oooc:=IF([.F23]&gt;[.$A$47];ROUND([.F23]/[.$A$48]);IF([.F23]&gt;[.$A$49];CONCATENATE(&quot;.&quot;;ROUND([.F23]/[.$A$50]));IF([.F23]&gt;0;CONCATENATE(&quot;..&quot;;[.F23]);&quot;&quot;)))" office:value-type="float" office:value="18">
            <text:p>18</text:p>
          </table:table-cell>
          <table:table-cell table:style-name="ce4" table:formula="oooc:=IF([.G23]&gt;[.$A$47];ROUND([.G23]/[.$A$48]);IF([.G23]&gt;[.$A$49];CONCATENATE(&quot;.&quot;;ROUND([.G23]/[.$A$50]));IF([.G23]&gt;0;CONCATENATE(&quot;..&quot;;[.G23]);&quot;&quot;)))" office:value-type="float" office:value="9">
            <text:p>9</text:p>
          </table:table-cell>
          <table:table-cell table:style-name="ce4" table:formula="oooc:=IF([.H23]&gt;[.$A$47];ROUND([.H23]/[.$A$48]);IF([.H23]&gt;[.$A$49];CONCATENATE(&quot;.&quot;;ROUND([.H23]/[.$A$50]));IF([.H23]&gt;0;CONCATENATE(&quot;..&quot;;[.H23]);&quot;&quot;)))" office:value-type="float" office:value="7">
            <text:p>7</text:p>
          </table:table-cell>
          <table:table-cell table:style-name="ce4" table:formula="oooc:=IF([.I23]&gt;[.$A$47];ROUND([.I23]/[.$A$48]);IF([.I23]&gt;[.$A$49];CONCATENATE(&quot;.&quot;;ROUND([.I23]/[.$A$50]));IF([.I23]&gt;0;CONCATENATE(&quot;..&quot;;[.I23]);&quot;&quot;)))" office:value-type="float" office:value="5">
            <text:p>5</text:p>
          </table:table-cell>
          <table:table-cell table:style-name="ce4" table:formula="oooc:=IF([.J23]&gt;[.$A$47];ROUND([.J23]/[.$A$48]);IF([.J23]&gt;[.$A$49];CONCATENATE(&quot;.&quot;;ROUND([.J23]/[.$A$50]));IF([.J23]&gt;0;CONCATENATE(&quot;..&quot;;[.J23]);&quot;&quot;)))" office:value-type="float" office:value="5">
            <text:p>5</text:p>
          </table:table-cell>
          <table:table-cell table:style-name="ce4" table:formula="oooc:=IF([.K23]&gt;[.$A$47];ROUND([.K23]/[.$A$48]);IF([.K23]&gt;[.$A$49];CONCATENATE(&quot;.&quot;;ROUND([.K23]/[.$A$50]));IF([.K23]&gt;0;CONCATENATE(&quot;..&quot;;[.K23]);&quot;&quot;)))" office:value-type="float" office:value="5">
            <text:p>5</text:p>
          </table:table-cell>
          <table:table-cell table:style-name="ce4" table:formula="oooc:=IF([.L23]&gt;[.$A$47];ROUND([.L23]/[.$A$48]);IF([.L23]&gt;[.$A$49];CONCATENATE(&quot;.&quot;;ROUND([.L23]/[.$A$50]));IF([.L23]&gt;0;CONCATENATE(&quot;..&quot;;[.L23]);&quot;&quot;)))" office:value-type="float" office:value="3">
            <text:p>3</text:p>
          </table:table-cell>
          <table:table-cell table:style-name="ce4" table:formula="oooc:=IF([.M23]&gt;[.$A$47];ROUND([.M23]/[.$A$48]);IF([.M23]&gt;[.$A$49];CONCATENATE(&quot;.&quot;;ROUND([.M23]/[.$A$50]));IF([.M23]&gt;0;CONCATENATE(&quot;..&quot;;[.M23]);&quot;&quot;)))" office:value-type="float" office:value="2">
            <text:p>2</text:p>
          </table:table-cell>
          <table:table-cell table:style-name="ce4" table:formula="oooc:=IF([.N23]&gt;[.$A$47];ROUND([.N23]/[.$A$48]);IF([.N23]&gt;[.$A$49];CONCATENATE(&quot;.&quot;;ROUND([.N23]/[.$A$50]));IF([.N23]&gt;0;CONCATENATE(&quot;..&quot;;[.N23]);&quot;&quot;)))" office:value-type="float" office:value="2">
            <text:p>2</text:p>
          </table:table-cell>
          <table:table-cell table:style-name="ce4" table:formula="oooc:=IF([.O23]&gt;[.$A$47];ROUND([.O23]/[.$A$48]);IF([.O23]&gt;[.$A$49];CONCATENATE(&quot;.&quot;;ROUND([.O23]/[.$A$50]));IF([.O23]&gt;0;CONCATENATE(&quot;..&quot;;[.O23]);&quot;&quot;)))" office:value-type="float" office:value="1">
            <text:p>1</text:p>
          </table:table-cell>
          <table:table-cell table:style-name="ce4" table:formula="oooc:=IF([.P23]&gt;[.$A$47];ROUND([.P23]/[.$A$48]);IF([.P23]&gt;[.$A$49];CONCATENATE(&quot;.&quot;;ROUND([.P23]/[.$A$50]));IF([.P23]&gt;0;CONCATENATE(&quot;..&quot;;[.P23]);&quot;&quot;)))" office:value-type="string" office:string-value=".96">
            <text:p>.96</text:p>
          </table:table-cell>
          <table:table-cell table:style-name="ce4" table:formula="oooc:=IF([.Q23]&gt;[.$A$47];ROUND([.Q23]/[.$A$48]);IF([.Q23]&gt;[.$A$49];CONCATENATE(&quot;.&quot;;ROUND([.Q23]/[.$A$50]));IF([.Q23]&gt;0;CONCATENATE(&quot;..&quot;;[.Q23]);&quot;&quot;)))" office:value-type="string" office:string-value=".86">
            <text:p>.86</text:p>
          </table:table-cell>
          <table:table-cell table:style-name="ce4" table:formula="oooc:=IF([.R23]&gt;[.$A$47];ROUND([.R23]/[.$A$48]);IF([.R23]&gt;[.$A$49];CONCATENATE(&quot;.&quot;;ROUND([.R23]/[.$A$50]));IF([.R23]&gt;0;CONCATENATE(&quot;..&quot;;[.R23]);&quot;&quot;)))" office:value-type="string" office:string-value=".75">
            <text:p>.75</text:p>
          </table:table-cell>
          <table:table-cell table:style-name="ce4" table:formula="oooc:=IF([.S23]&gt;[.$A$47];ROUND([.S23]/[.$A$48]);IF([.S23]&gt;[.$A$49];CONCATENATE(&quot;.&quot;;ROUND([.S23]/[.$A$50]));IF([.S23]&gt;0;CONCATENATE(&quot;..&quot;;[.S23]);&quot;&quot;)))" office:value-type="string" office:string-value=".50">
            <text:p>.50</text:p>
          </table:table-cell>
          <table:table-cell table:style-name="ce4" table:formula="oooc:=IF([.T23]&gt;[.$A$47];ROUND([.T23]/[.$A$48]);IF([.T23]&gt;[.$A$49];CONCATENATE(&quot;.&quot;;ROUND([.T23]/[.$A$50]));IF([.T23]&gt;0;CONCATENATE(&quot;..&quot;;[.T23]);&quot;&quot;)))" office:value-type="string" office:string-value=".45">
            <text:p>.45</text:p>
          </table:table-cell>
          <table:table-cell table:style-name="ce4" table:formula="oooc:=IF([.U23]&gt;[.$A$47];ROUND([.U23]/[.$A$48]);IF([.U23]&gt;[.$A$49];CONCATENATE(&quot;.&quot;;ROUND([.U23]/[.$A$50]));IF([.U23]&gt;0;CONCATENATE(&quot;..&quot;;[.U23]);&quot;&quot;)))" office:value-type="string" office:string-value=".34">
            <text:p>.34</text:p>
          </table:table-cell>
          <table:table-cell table:style-name="ce4" table:formula="oooc:=IF([.V23]&gt;[.$A$47];ROUND([.V23]/[.$A$48]);IF([.V23]&gt;[.$A$49];CONCATENATE(&quot;.&quot;;ROUND([.V23]/[.$A$50]));IF([.V23]&gt;0;CONCATENATE(&quot;..&quot;;[.V23]);&quot;&quot;)))" office:value-type="string" office:string-value=".23">
            <text:p>.23</text:p>
          </table:table-cell>
          <table:table-cell table:style-name="ce4" table:formula="oooc:=IF([.W23]&gt;[.$A$47];ROUND([.W23]/[.$A$48]);IF([.W23]&gt;[.$A$49];CONCATENATE(&quot;.&quot;;ROUND([.W23]/[.$A$50]));IF([.W23]&gt;0;CONCATENATE(&quot;..&quot;;[.W23]);&quot;&quot;)))" office:value-type="string" office:string-value=".13">
            <text:p>.13</text:p>
          </table:table-cell>
          <table:table-cell table:style-name="ce4" table:formula="oooc:=IF([.X23]&gt;[.$A$47];ROUND([.X23]/[.$A$48]);IF([.X23]&gt;[.$A$49];CONCATENATE(&quot;.&quot;;ROUND([.X23]/[.$A$50]));IF([.X23]&gt;0;CONCATENATE(&quot;..&quot;;[.X23]);&quot;&quot;)))" office:value-type="string" office:string-value=".12">
            <text:p>.12</text:p>
          </table:table-cell>
          <table:table-cell table:style-name="ce4" table:formula="oooc:=IF([.Y23]&gt;[.$A$47];ROUND([.Y23]/[.$A$48]);IF([.Y23]&gt;[.$A$49];CONCATENATE(&quot;.&quot;;ROUND([.Y23]/[.$A$50]));IF([.Y23]&gt;0;CONCATENATE(&quot;..&quot;;[.Y23]);&quot;&quot;)))" office:value-type="string" office:string-value=".11">
            <text:p>.11</text:p>
          </table:table-cell>
          <table:table-cell table:style-name="ce4" table:formula="oooc:=IF([.Z23]&gt;[.$A$47];ROUND([.Z23]/[.$A$48]);IF([.Z23]&gt;[.$A$49];CONCATENATE(&quot;.&quot;;ROUND([.Z23]/[.$A$50]));IF([.Z23]&gt;0;CONCATENATE(&quot;..&quot;;[.Z23]);&quot;&quot;)))" office:value-type="string" office:string-value=".8">
            <text:p>.8</text:p>
          </table:table-cell>
          <table:table-cell table:style-name="ce4" table:formula="oooc:=IF([.AA23]&gt;[.$A$47];ROUND([.AA23]/[.$A$48]);IF([.AA23]&gt;[.$A$49];CONCATENATE(&quot;.&quot;;ROUND([.AA23]/[.$A$50]));IF([.AA23]&gt;0;CONCATENATE(&quot;..&quot;;[.AA23]);&quot;&quot;)))" office:value-type="string" office:string-value=".4">
            <text:p>.4</text:p>
          </table:table-cell>
          <table:table-cell table:style-name="ce4" table:formula="oooc:=IF([.AB23]&gt;[.$A$47];ROUND([.AB23]/[.$A$48]);IF([.AB23]&gt;[.$A$49];CONCATENATE(&quot;.&quot;;ROUND([.AB23]/[.$A$50]));IF([.AB23]&gt;0;CONCATENATE(&quot;..&quot;;[.AB23]);&quot;&quot;)))" office:value-type="string" office:string-value=".1">
            <text:p>.1</text:p>
          </table:table-cell>
          <table:table-cell table:style-name="ce4" table:formula="oooc:=IF([.AC23]&gt;[.$A$47];ROUND([.AC23]/[.$A$48]);IF([.AC23]&gt;[.$A$49];CONCATENATE(&quot;.&quot;;ROUND([.AC23]/[.$A$50]));IF([.AC23]&gt;0;CONCATENATE(&quot;..&quot;;[.AC23]);&quot;&quot;)))" office:value-type="string" office:string-value="..80">
            <text:p>..80</text:p>
          </table:table-cell>
          <table:table-cell table:style-name="ce4" table:formula="oooc:=IF([.AD23]&gt;[.$A$47];ROUND([.AD23]/[.$A$48]);IF([.AD23]&gt;[.$A$49];CONCATENATE(&quot;.&quot;;ROUND([.AD23]/[.$A$50]));IF([.AD23]&gt;0;CONCATENATE(&quot;..&quot;;[.AD23]);&quot;&quot;)))" office:value-type="string" office:string-value="..75">
            <text:p>..75</text:p>
          </table:table-cell>
          <table:table-cell table:style-name="ce4" table:formula="oooc:=IF([.AE23]&gt;[.$A$47];ROUND([.AE23]/[.$A$48]);IF([.AE23]&gt;[.$A$49];CONCATENATE(&quot;.&quot;;ROUND([.AE23]/[.$A$50]));IF([.AE23]&gt;0;CONCATENATE(&quot;..&quot;;[.AE23]);&quot;&quot;)))" office:value-type="string" office:string-value="..36">
            <text:p>..36</text:p>
          </table:table-cell>
          <table:table-cell table:style-name="ce4" table:formula="oooc:=IF([.AF23]&gt;[.$A$47];ROUND([.AF23]/[.$A$48]);IF([.AF23]&gt;[.$A$49];CONCATENATE(&quot;.&quot;;ROUND([.AF23]/[.$A$50]));IF([.AF23]&gt;0;CONCATENATE(&quot;..&quot;;[.AF23]);&quot;&quot;)))" office:value-type="string" office:string-value="..19">
            <text:p>..19</text:p>
          </table:table-cell>
          <table:table-cell table:style-name="ce4" table:formula="oooc:=IF([.AG23]&gt;[.$A$47];ROUND([.AG23]/[.$A$48]);IF([.AG23]&gt;[.$A$49];CONCATENATE(&quot;.&quot;;ROUND([.AG23]/[.$A$50]));IF([.AG23]&gt;0;CONCATENATE(&quot;..&quot;;[.AG23]);&quot;&quot;)))" office:value-type="string" office:string-value="..11">
            <text:p>..11</text:p>
          </table:table-cell>
          <table:table-cell table:style-name="ce4" table:formula="oooc:=IF([.AH23]&gt;[.$A$47];ROUND([.AH23]/[.$A$48]);IF([.AH23]&gt;[.$A$49];CONCATENATE(&quot;.&quot;;ROUND([.AH23]/[.$A$50]));IF([.AH23]&gt;0;CONCATENATE(&quot;..&quot;;[.AH23]);&quot;&quot;)))" office:value-type="string" office:string-value="..2">
            <text:p>..2</text:p>
          </table:table-cell>
          <table:table-cell table:style-name="ce4" table:formula="oooc:=IF([.AI23]&gt;[.$A$47];ROUND([.AI23]/[.$A$48]);IF([.AI23]&gt;[.$A$49];CONCATENATE(&quot;.&quot;;ROUND([.AI23]/[.$A$50]));IF([.AI23]&gt;0;CONCATENATE(&quot;..&quot;;[.AI23]);&quot;&quot;)))" office:value-type="string" office:string-value="..3">
            <text:p>..3</text:p>
          </table:table-cell>
          <table:table-cell table:style-name="ce4" table:formula="oooc:=IF([.AJ23]&gt;[.$A$47];ROUND([.AJ23]/[.$A$48]);IF([.AJ23]&gt;[.$A$49];CONCATENATE(&quot;.&quot;;ROUND([.AJ23]/[.$A$50]));IF([.AJ23]&gt;0;CONCATENATE(&quot;..&quot;;[.AJ23]);&quot;&quot;)))">
            <text:p/>
          </table:table-cell>
          <table:table-cell table:style-name="ce4" table:formula="oooc:=IF([.AK23]&gt;[.$A$47];ROUND([.AK23]/[.$A$48]);IF([.AK23]&gt;[.$A$49];CONCATENATE(&quot;.&quot;;ROUND([.AK23]/[.$A$50]));IF([.AK23]&gt;0;CONCATENATE(&quot;..&quot;;[.AK23]);&quot;&quot;)))">
            <text:p/>
          </table:table-cell>
          <table:table-cell table:style-name="ce4" table:formula="oooc:=IF([.AL23]&gt;[.$A$47];ROUND([.AL23]/[.$A$48]);IF([.AL23]&gt;[.$A$49];CONCATENATE(&quot;.&quot;;ROUND([.AL23]/[.$A$50]));IF([.AL23]&gt;0;CONCATENATE(&quot;..&quot;;[.AL23]);&quot;&quot;)))">
            <text:p/>
          </table:table-cell>
          <table:table-cell table:style-name="ce4" table:formula="oooc:=IF([.AM23]&gt;[.$A$47];ROUND([.AM23]/[.$A$48]);IF([.AM23]&gt;[.$A$49];CONCATENATE(&quot;.&quot;;ROUND([.AM23]/[.$A$50]));IF([.AM23]&gt;0;CONCATENATE(&quot;..&quot;;[.AM23]);&quot;&quot;)))">
            <text:p/>
          </table:table-cell>
          <table:table-cell table:style-name="ce4" table:formula="oooc:=IF([.AN23]&gt;[.$A$47];ROUND([.AN23]/[.$A$48]);IF([.AN23]&gt;[.$A$49];CONCATENATE(&quot;.&quot;;ROUND([.AN23]/[.$A$50]));IF([.AN23]&gt;0;CONCATENATE(&quot;..&quot;;[.AN23]);&quot;&quot;)))">
            <text:p/>
          </table:table-cell>
          <table:table-cell table:number-columns-repeated="216"/>
        </table:table-row>
        <table:table-row table:style-name="ro1">
          <table:table-cell table:formula="oooc:=[.A24]" office:value-type="float" office:value="19">
            <text:p>19</text:p>
          </table:table-cell>
          <table:table-cell table:style-name="ce4" table:formula="oooc:=IF([.B24]&gt;[.$A$47];ROUND([.B24]/[.$A$48]);IF([.B24]&gt;[.$A$49];CONCATENATE(&quot;.&quot;;ROUND([.B24]/[.$A$50]));IF([.B24]&gt;0;CONCATENATE(&quot;..&quot;;[.B24]);&quot;&quot;)))" office:value-type="float" office:value="24">
            <text:p>24</text:p>
          </table:table-cell>
          <table:table-cell table:style-name="ce4" table:formula="oooc:=IF([.C24]&gt;[.$A$47];ROUND([.C24]/[.$A$48]);IF([.C24]&gt;[.$A$49];CONCATENATE(&quot;.&quot;;ROUND([.C24]/[.$A$50]));IF([.C24]&gt;0;CONCATENATE(&quot;..&quot;;[.C24]);&quot;&quot;)))" office:value-type="float" office:value="17">
            <text:p>17</text:p>
          </table:table-cell>
          <table:table-cell table:style-name="ce4" table:formula="oooc:=IF([.D24]&gt;[.$A$47];ROUND([.D24]/[.$A$48]);IF([.D24]&gt;[.$A$49];CONCATENATE(&quot;.&quot;;ROUND([.D24]/[.$A$50]));IF([.D24]&gt;0;CONCATENATE(&quot;..&quot;;[.D24]);&quot;&quot;)))" office:value-type="float" office:value="13">
            <text:p>13</text:p>
          </table:table-cell>
          <table:table-cell table:style-name="ce4" table:formula="oooc:=IF([.E24]&gt;[.$A$47];ROUND([.E24]/[.$A$48]);IF([.E24]&gt;[.$A$49];CONCATENATE(&quot;.&quot;;ROUND([.E24]/[.$A$50]));IF([.E24]&gt;0;CONCATENATE(&quot;..&quot;;[.E24]);&quot;&quot;)))" office:value-type="float" office:value="11">
            <text:p>11</text:p>
          </table:table-cell>
          <table:table-cell table:style-name="ce4" table:formula="oooc:=IF([.F24]&gt;[.$A$47];ROUND([.F24]/[.$A$48]);IF([.F24]&gt;[.$A$49];CONCATENATE(&quot;.&quot;;ROUND([.F24]/[.$A$50]));IF([.F24]&gt;0;CONCATENATE(&quot;..&quot;;[.F24]);&quot;&quot;)))" office:value-type="float" office:value="12">
            <text:p>12</text:p>
          </table:table-cell>
          <table:table-cell table:style-name="ce4" table:formula="oooc:=IF([.G24]&gt;[.$A$47];ROUND([.G24]/[.$A$48]);IF([.G24]&gt;[.$A$49];CONCATENATE(&quot;.&quot;;ROUND([.G24]/[.$A$50]));IF([.G24]&gt;0;CONCATENATE(&quot;..&quot;;[.G24]);&quot;&quot;)))" office:value-type="float" office:value="6">
            <text:p>6</text:p>
          </table:table-cell>
          <table:table-cell table:style-name="ce4" table:formula="oooc:=IF([.H24]&gt;[.$A$47];ROUND([.H24]/[.$A$48]);IF([.H24]&gt;[.$A$49];CONCATENATE(&quot;.&quot;;ROUND([.H24]/[.$A$50]));IF([.H24]&gt;0;CONCATENATE(&quot;..&quot;;[.H24]);&quot;&quot;)))" office:value-type="float" office:value="4">
            <text:p>4</text:p>
          </table:table-cell>
          <table:table-cell table:style-name="ce4" table:formula="oooc:=IF([.I24]&gt;[.$A$47];ROUND([.I24]/[.$A$48]);IF([.I24]&gt;[.$A$49];CONCATENATE(&quot;.&quot;;ROUND([.I24]/[.$A$50]));IF([.I24]&gt;0;CONCATENATE(&quot;..&quot;;[.I24]);&quot;&quot;)))" office:value-type="float" office:value="3">
            <text:p>3</text:p>
          </table:table-cell>
          <table:table-cell table:style-name="ce4" table:formula="oooc:=IF([.J24]&gt;[.$A$47];ROUND([.J24]/[.$A$48]);IF([.J24]&gt;[.$A$49];CONCATENATE(&quot;.&quot;;ROUND([.J24]/[.$A$50]));IF([.J24]&gt;0;CONCATENATE(&quot;..&quot;;[.J24]);&quot;&quot;)))" office:value-type="float" office:value="3">
            <text:p>3</text:p>
          </table:table-cell>
          <table:table-cell table:style-name="ce4" table:formula="oooc:=IF([.K24]&gt;[.$A$47];ROUND([.K24]/[.$A$48]);IF([.K24]&gt;[.$A$49];CONCATENATE(&quot;.&quot;;ROUND([.K24]/[.$A$50]));IF([.K24]&gt;0;CONCATENATE(&quot;..&quot;;[.K24]);&quot;&quot;)))" office:value-type="float" office:value="3">
            <text:p>3</text:p>
          </table:table-cell>
          <table:table-cell table:style-name="ce4" table:formula="oooc:=IF([.L24]&gt;[.$A$47];ROUND([.L24]/[.$A$48]);IF([.L24]&gt;[.$A$49];CONCATENATE(&quot;.&quot;;ROUND([.L24]/[.$A$50]));IF([.L24]&gt;0;CONCATENATE(&quot;..&quot;;[.L24]);&quot;&quot;)))" office:value-type="float" office:value="2">
            <text:p>2</text:p>
          </table:table-cell>
          <table:table-cell table:style-name="ce4" table:formula="oooc:=IF([.M24]&gt;[.$A$47];ROUND([.M24]/[.$A$48]);IF([.M24]&gt;[.$A$49];CONCATENATE(&quot;.&quot;;ROUND([.M24]/[.$A$50]));IF([.M24]&gt;0;CONCATENATE(&quot;..&quot;;[.M24]);&quot;&quot;)))" office:value-type="float" office:value="1">
            <text:p>1</text:p>
          </table:table-cell>
          <table:table-cell table:style-name="ce4" table:formula="oooc:=IF([.N24]&gt;[.$A$47];ROUND([.N24]/[.$A$48]);IF([.N24]&gt;[.$A$49];CONCATENATE(&quot;.&quot;;ROUND([.N24]/[.$A$50]));IF([.N24]&gt;0;CONCATENATE(&quot;..&quot;;[.N24]);&quot;&quot;)))" office:value-type="float" office:value="1">
            <text:p>1</text:p>
          </table:table-cell>
          <table:table-cell table:style-name="ce4" table:formula="oooc:=IF([.O24]&gt;[.$A$47];ROUND([.O24]/[.$A$48]);IF([.O24]&gt;[.$A$49];CONCATENATE(&quot;.&quot;;ROUND([.O24]/[.$A$50]));IF([.O24]&gt;0;CONCATENATE(&quot;..&quot;;[.O24]);&quot;&quot;)))" office:value-type="string" office:string-value=".81">
            <text:p>.81</text:p>
          </table:table-cell>
          <table:table-cell table:style-name="ce4" table:formula="oooc:=IF([.P24]&gt;[.$A$47];ROUND([.P24]/[.$A$48]);IF([.P24]&gt;[.$A$49];CONCATENATE(&quot;.&quot;;ROUND([.P24]/[.$A$50]));IF([.P24]&gt;0;CONCATENATE(&quot;..&quot;;[.P24]);&quot;&quot;)))" office:value-type="string" office:string-value=".59">
            <text:p>.59</text:p>
          </table:table-cell>
          <table:table-cell table:style-name="ce4" table:formula="oooc:=IF([.Q24]&gt;[.$A$47];ROUND([.Q24]/[.$A$48]);IF([.Q24]&gt;[.$A$49];CONCATENATE(&quot;.&quot;;ROUND([.Q24]/[.$A$50]));IF([.Q24]&gt;0;CONCATENATE(&quot;..&quot;;[.Q24]);&quot;&quot;)))" office:value-type="string" office:string-value=".52">
            <text:p>.52</text:p>
          </table:table-cell>
          <table:table-cell table:style-name="ce4" table:formula="oooc:=IF([.R24]&gt;[.$A$47];ROUND([.R24]/[.$A$48]);IF([.R24]&gt;[.$A$49];CONCATENATE(&quot;.&quot;;ROUND([.R24]/[.$A$50]));IF([.R24]&gt;0;CONCATENATE(&quot;..&quot;;[.R24]);&quot;&quot;)))" office:value-type="string" office:string-value=".44">
            <text:p>.44</text:p>
          </table:table-cell>
          <table:table-cell table:style-name="ce4" table:formula="oooc:=IF([.S24]&gt;[.$A$47];ROUND([.S24]/[.$A$48]);IF([.S24]&gt;[.$A$49];CONCATENATE(&quot;.&quot;;ROUND([.S24]/[.$A$50]));IF([.S24]&gt;0;CONCATENATE(&quot;..&quot;;[.S24]);&quot;&quot;)))" office:value-type="string" office:string-value=".30">
            <text:p>.30</text:p>
          </table:table-cell>
          <table:table-cell table:style-name="ce4" table:formula="oooc:=IF([.T24]&gt;[.$A$47];ROUND([.T24]/[.$A$48]);IF([.T24]&gt;[.$A$49];CONCATENATE(&quot;.&quot;;ROUND([.T24]/[.$A$50]));IF([.T24]&gt;0;CONCATENATE(&quot;..&quot;;[.T24]);&quot;&quot;)))" office:value-type="string" office:string-value=".26">
            <text:p>.26</text:p>
          </table:table-cell>
          <table:table-cell table:style-name="ce4" table:formula="oooc:=IF([.U24]&gt;[.$A$47];ROUND([.U24]/[.$A$48]);IF([.U24]&gt;[.$A$49];CONCATENATE(&quot;.&quot;;ROUND([.U24]/[.$A$50]));IF([.U24]&gt;0;CONCATENATE(&quot;..&quot;;[.U24]);&quot;&quot;)))" office:value-type="string" office:string-value=".20">
            <text:p>.20</text:p>
          </table:table-cell>
          <table:table-cell table:style-name="ce4" table:formula="oooc:=IF([.V24]&gt;[.$A$47];ROUND([.V24]/[.$A$48]);IF([.V24]&gt;[.$A$49];CONCATENATE(&quot;.&quot;;ROUND([.V24]/[.$A$50]));IF([.V24]&gt;0;CONCATENATE(&quot;..&quot;;[.V24]);&quot;&quot;)))" office:value-type="string" office:string-value=".13">
            <text:p>.13</text:p>
          </table:table-cell>
          <table:table-cell table:style-name="ce4" table:formula="oooc:=IF([.W24]&gt;[.$A$47];ROUND([.W24]/[.$A$48]);IF([.W24]&gt;[.$A$49];CONCATENATE(&quot;.&quot;;ROUND([.W24]/[.$A$50]));IF([.W24]&gt;0;CONCATENATE(&quot;..&quot;;[.W24]);&quot;&quot;)))" office:value-type="string" office:string-value=".8">
            <text:p>.8</text:p>
          </table:table-cell>
          <table:table-cell table:style-name="ce4" table:formula="oooc:=IF([.X24]&gt;[.$A$47];ROUND([.X24]/[.$A$48]);IF([.X24]&gt;[.$A$49];CONCATENATE(&quot;.&quot;;ROUND([.X24]/[.$A$50]));IF([.X24]&gt;0;CONCATENATE(&quot;..&quot;;[.X24]);&quot;&quot;)))" office:value-type="string" office:string-value=".6">
            <text:p>.6</text:p>
          </table:table-cell>
          <table:table-cell table:style-name="ce4" table:formula="oooc:=IF([.Y24]&gt;[.$A$47];ROUND([.Y24]/[.$A$48]);IF([.Y24]&gt;[.$A$49];CONCATENATE(&quot;.&quot;;ROUND([.Y24]/[.$A$50]));IF([.Y24]&gt;0;CONCATENATE(&quot;..&quot;;[.Y24]);&quot;&quot;)))" office:value-type="string" office:string-value=".6">
            <text:p>.6</text:p>
          </table:table-cell>
          <table:table-cell table:style-name="ce4" table:formula="oooc:=IF([.Z24]&gt;[.$A$47];ROUND([.Z24]/[.$A$48]);IF([.Z24]&gt;[.$A$49];CONCATENATE(&quot;.&quot;;ROUND([.Z24]/[.$A$50]));IF([.Z24]&gt;0;CONCATENATE(&quot;..&quot;;[.Z24]);&quot;&quot;)))" office:value-type="string" office:string-value=".4">
            <text:p>.4</text:p>
          </table:table-cell>
          <table:table-cell table:style-name="ce4" table:formula="oooc:=IF([.AA24]&gt;[.$A$47];ROUND([.AA24]/[.$A$48]);IF([.AA24]&gt;[.$A$49];CONCATENATE(&quot;.&quot;;ROUND([.AA24]/[.$A$50]));IF([.AA24]&gt;0;CONCATENATE(&quot;..&quot;;[.AA24]);&quot;&quot;)))" office:value-type="string" office:string-value=".3">
            <text:p>.3</text:p>
          </table:table-cell>
          <table:table-cell table:style-name="ce4" table:formula="oooc:=IF([.AB24]&gt;[.$A$47];ROUND([.AB24]/[.$A$48]);IF([.AB24]&gt;[.$A$49];CONCATENATE(&quot;.&quot;;ROUND([.AB24]/[.$A$50]));IF([.AB24]&gt;0;CONCATENATE(&quot;..&quot;;[.AB24]);&quot;&quot;)))" office:value-type="string" office:string-value="..76">
            <text:p>..76</text:p>
          </table:table-cell>
          <table:table-cell table:style-name="ce4" table:formula="oooc:=IF([.AC24]&gt;[.$A$47];ROUND([.AC24]/[.$A$48]);IF([.AC24]&gt;[.$A$49];CONCATENATE(&quot;.&quot;;ROUND([.AC24]/[.$A$50]));IF([.AC24]&gt;0;CONCATENATE(&quot;..&quot;;[.AC24]);&quot;&quot;)))" office:value-type="string" office:string-value="..39">
            <text:p>..39</text:p>
          </table:table-cell>
          <table:table-cell table:style-name="ce4" table:formula="oooc:=IF([.AD24]&gt;[.$A$47];ROUND([.AD24]/[.$A$48]);IF([.AD24]&gt;[.$A$49];CONCATENATE(&quot;.&quot;;ROUND([.AD24]/[.$A$50]));IF([.AD24]&gt;0;CONCATENATE(&quot;..&quot;;[.AD24]);&quot;&quot;)))" office:value-type="string" office:string-value="..42">
            <text:p>..42</text:p>
          </table:table-cell>
          <table:table-cell table:style-name="ce4" table:formula="oooc:=IF([.AE24]&gt;[.$A$47];ROUND([.AE24]/[.$A$48]);IF([.AE24]&gt;[.$A$49];CONCATENATE(&quot;.&quot;;ROUND([.AE24]/[.$A$50]));IF([.AE24]&gt;0;CONCATENATE(&quot;..&quot;;[.AE24]);&quot;&quot;)))" office:value-type="string" office:string-value="..18">
            <text:p>..18</text:p>
          </table:table-cell>
          <table:table-cell table:style-name="ce4" table:formula="oooc:=IF([.AF24]&gt;[.$A$47];ROUND([.AF24]/[.$A$48]);IF([.AF24]&gt;[.$A$49];CONCATENATE(&quot;.&quot;;ROUND([.AF24]/[.$A$50]));IF([.AF24]&gt;0;CONCATENATE(&quot;..&quot;;[.AF24]);&quot;&quot;)))" office:value-type="string" office:string-value="..12">
            <text:p>..12</text:p>
          </table:table-cell>
          <table:table-cell table:style-name="ce4" table:formula="oooc:=IF([.AG24]&gt;[.$A$47];ROUND([.AG24]/[.$A$48]);IF([.AG24]&gt;[.$A$49];CONCATENATE(&quot;.&quot;;ROUND([.AG24]/[.$A$50]));IF([.AG24]&gt;0;CONCATENATE(&quot;..&quot;;[.AG24]);&quot;&quot;)))" office:value-type="string" office:string-value="..1">
            <text:p>..1</text:p>
          </table:table-cell>
          <table:table-cell table:style-name="ce4" table:formula="oooc:=IF([.AH24]&gt;[.$A$47];ROUND([.AH24]/[.$A$48]);IF([.AH24]&gt;[.$A$49];CONCATENATE(&quot;.&quot;;ROUND([.AH24]/[.$A$50]));IF([.AH24]&gt;0;CONCATENATE(&quot;..&quot;;[.AH24]);&quot;&quot;)))" office:value-type="string" office:string-value="..1">
            <text:p>..1</text:p>
          </table:table-cell>
          <table:table-cell table:style-name="ce4" table:formula="oooc:=IF([.AI24]&gt;[.$A$47];ROUND([.AI24]/[.$A$48]);IF([.AI24]&gt;[.$A$49];CONCATENATE(&quot;.&quot;;ROUND([.AI24]/[.$A$50]));IF([.AI24]&gt;0;CONCATENATE(&quot;..&quot;;[.AI24]);&quot;&quot;)))">
            <text:p/>
          </table:table-cell>
          <table:table-cell table:style-name="ce4" table:formula="oooc:=IF([.AJ24]&gt;[.$A$47];ROUND([.AJ24]/[.$A$48]);IF([.AJ24]&gt;[.$A$49];CONCATENATE(&quot;.&quot;;ROUND([.AJ24]/[.$A$50]));IF([.AJ24]&gt;0;CONCATENATE(&quot;..&quot;;[.AJ24]);&quot;&quot;)))">
            <text:p/>
          </table:table-cell>
          <table:table-cell table:style-name="ce4" table:formula="oooc:=IF([.AK24]&gt;[.$A$47];ROUND([.AK24]/[.$A$48]);IF([.AK24]&gt;[.$A$49];CONCATENATE(&quot;.&quot;;ROUND([.AK24]/[.$A$50]));IF([.AK24]&gt;0;CONCATENATE(&quot;..&quot;;[.AK24]);&quot;&quot;)))">
            <text:p/>
          </table:table-cell>
          <table:table-cell table:style-name="ce4" table:formula="oooc:=IF([.AL24]&gt;[.$A$47];ROUND([.AL24]/[.$A$48]);IF([.AL24]&gt;[.$A$49];CONCATENATE(&quot;.&quot;;ROUND([.AL24]/[.$A$50]));IF([.AL24]&gt;0;CONCATENATE(&quot;..&quot;;[.AL24]);&quot;&quot;)))">
            <text:p/>
          </table:table-cell>
          <table:table-cell table:style-name="ce4" table:formula="oooc:=IF([.AM24]&gt;[.$A$47];ROUND([.AM24]/[.$A$48]);IF([.AM24]&gt;[.$A$49];CONCATENATE(&quot;.&quot;;ROUND([.AM24]/[.$A$50]));IF([.AM24]&gt;0;CONCATENATE(&quot;..&quot;;[.AM24]);&quot;&quot;)))">
            <text:p/>
          </table:table-cell>
          <table:table-cell table:style-name="ce4" table:formula="oooc:=IF([.AN24]&gt;[.$A$47];ROUND([.AN24]/[.$A$48]);IF([.AN24]&gt;[.$A$49];CONCATENATE(&quot;.&quot;;ROUND([.AN24]/[.$A$50]));IF([.AN24]&gt;0;CONCATENATE(&quot;..&quot;;[.AN24]);&quot;&quot;)))">
            <text:p/>
          </table:table-cell>
          <table:table-cell table:number-columns-repeated="216"/>
        </table:table-row>
        <table:table-row table:style-name="ro1">
          <table:table-cell table:formula="oooc:=[.A25]" office:value-type="float" office:value="20">
            <text:p>20</text:p>
          </table:table-cell>
          <table:table-cell table:style-name="ce4" table:formula="oooc:=IF([.B25]&gt;[.$A$47];ROUND([.B25]/[.$A$48]);IF([.B25]&gt;[.$A$49];CONCATENATE(&quot;.&quot;;ROUND([.B25]/[.$A$50]));IF([.B25]&gt;0;CONCATENATE(&quot;..&quot;;[.B25]);&quot;&quot;)))" office:value-type="float" office:value="15">
            <text:p>15</text:p>
          </table:table-cell>
          <table:table-cell table:style-name="ce4" table:formula="oooc:=IF([.C25]&gt;[.$A$47];ROUND([.C25]/[.$A$48]);IF([.C25]&gt;[.$A$49];CONCATENATE(&quot;.&quot;;ROUND([.C25]/[.$A$50]));IF([.C25]&gt;0;CONCATENATE(&quot;..&quot;;[.C25]);&quot;&quot;)))" office:value-type="float" office:value="11">
            <text:p>11</text:p>
          </table:table-cell>
          <table:table-cell table:style-name="ce4" table:formula="oooc:=IF([.D25]&gt;[.$A$47];ROUND([.D25]/[.$A$48]);IF([.D25]&gt;[.$A$49];CONCATENATE(&quot;.&quot;;ROUND([.D25]/[.$A$50]));IF([.D25]&gt;0;CONCATENATE(&quot;..&quot;;[.D25]);&quot;&quot;)))" office:value-type="float" office:value="8">
            <text:p>8</text:p>
          </table:table-cell>
          <table:table-cell table:style-name="ce4" table:formula="oooc:=IF([.E25]&gt;[.$A$47];ROUND([.E25]/[.$A$48]);IF([.E25]&gt;[.$A$49];CONCATENATE(&quot;.&quot;;ROUND([.E25]/[.$A$50]));IF([.E25]&gt;0;CONCATENATE(&quot;..&quot;;[.E25]);&quot;&quot;)))" office:value-type="float" office:value="7">
            <text:p>7</text:p>
          </table:table-cell>
          <table:table-cell table:style-name="ce4" table:formula="oooc:=IF([.F25]&gt;[.$A$47];ROUND([.F25]/[.$A$48]);IF([.F25]&gt;[.$A$49];CONCATENATE(&quot;.&quot;;ROUND([.F25]/[.$A$50]));IF([.F25]&gt;0;CONCATENATE(&quot;..&quot;;[.F25]);&quot;&quot;)))" office:value-type="float" office:value="8">
            <text:p>8</text:p>
          </table:table-cell>
          <table:table-cell table:style-name="ce4" table:formula="oooc:=IF([.G25]&gt;[.$A$47];ROUND([.G25]/[.$A$48]);IF([.G25]&gt;[.$A$49];CONCATENATE(&quot;.&quot;;ROUND([.G25]/[.$A$50]));IF([.G25]&gt;0;CONCATENATE(&quot;..&quot;;[.G25]);&quot;&quot;)))" office:value-type="float" office:value="3">
            <text:p>3</text:p>
          </table:table-cell>
          <table:table-cell table:style-name="ce4" table:formula="oooc:=IF([.H25]&gt;[.$A$47];ROUND([.H25]/[.$A$48]);IF([.H25]&gt;[.$A$49];CONCATENATE(&quot;.&quot;;ROUND([.H25]/[.$A$50]));IF([.H25]&gt;0;CONCATENATE(&quot;..&quot;;[.H25]);&quot;&quot;)))" office:value-type="float" office:value="3">
            <text:p>3</text:p>
          </table:table-cell>
          <table:table-cell table:style-name="ce4" table:formula="oooc:=IF([.I25]&gt;[.$A$47];ROUND([.I25]/[.$A$48]);IF([.I25]&gt;[.$A$49];CONCATENATE(&quot;.&quot;;ROUND([.I25]/[.$A$50]));IF([.I25]&gt;0;CONCATENATE(&quot;..&quot;;[.I25]);&quot;&quot;)))" office:value-type="float" office:value="2">
            <text:p>2</text:p>
          </table:table-cell>
          <table:table-cell table:style-name="ce4" table:formula="oooc:=IF([.J25]&gt;[.$A$47];ROUND([.J25]/[.$A$48]);IF([.J25]&gt;[.$A$49];CONCATENATE(&quot;.&quot;;ROUND([.J25]/[.$A$50]));IF([.J25]&gt;0;CONCATENATE(&quot;..&quot;;[.J25]);&quot;&quot;)))" office:value-type="float" office:value="2">
            <text:p>2</text:p>
          </table:table-cell>
          <table:table-cell table:style-name="ce4" table:formula="oooc:=IF([.K25]&gt;[.$A$47];ROUND([.K25]/[.$A$48]);IF([.K25]&gt;[.$A$49];CONCATENATE(&quot;.&quot;;ROUND([.K25]/[.$A$50]));IF([.K25]&gt;0;CONCATENATE(&quot;..&quot;;[.K25]);&quot;&quot;)))" office:value-type="float" office:value="2">
            <text:p>2</text:p>
          </table:table-cell>
          <table:table-cell table:style-name="ce4" table:formula="oooc:=IF([.L25]&gt;[.$A$47];ROUND([.L25]/[.$A$48]);IF([.L25]&gt;[.$A$49];CONCATENATE(&quot;.&quot;;ROUND([.L25]/[.$A$50]));IF([.L25]&gt;0;CONCATENATE(&quot;..&quot;;[.L25]);&quot;&quot;)))" office:value-type="string" office:string-value=".91">
            <text:p>.91</text:p>
          </table:table-cell>
          <table:table-cell table:style-name="ce4" table:formula="oooc:=IF([.M25]&gt;[.$A$47];ROUND([.M25]/[.$A$48]);IF([.M25]&gt;[.$A$49];CONCATENATE(&quot;.&quot;;ROUND([.M25]/[.$A$50]));IF([.M25]&gt;0;CONCATENATE(&quot;..&quot;;[.M25]);&quot;&quot;)))" office:value-type="string" office:string-value=".63">
            <text:p>.63</text:p>
          </table:table-cell>
          <table:table-cell table:style-name="ce4" table:formula="oooc:=IF([.N25]&gt;[.$A$47];ROUND([.N25]/[.$A$48]);IF([.N25]&gt;[.$A$49];CONCATENATE(&quot;.&quot;;ROUND([.N25]/[.$A$50]));IF([.N25]&gt;0;CONCATENATE(&quot;..&quot;;[.N25]);&quot;&quot;)))" office:value-type="string" office:string-value=".66">
            <text:p>.66</text:p>
          </table:table-cell>
          <table:table-cell table:style-name="ce4" table:formula="oooc:=IF([.O25]&gt;[.$A$47];ROUND([.O25]/[.$A$48]);IF([.O25]&gt;[.$A$49];CONCATENATE(&quot;.&quot;;ROUND([.O25]/[.$A$50]));IF([.O25]&gt;0;CONCATENATE(&quot;..&quot;;[.O25]);&quot;&quot;)))" office:value-type="string" office:string-value=".46">
            <text:p>.46</text:p>
          </table:table-cell>
          <table:table-cell table:style-name="ce4" table:formula="oooc:=IF([.P25]&gt;[.$A$47];ROUND([.P25]/[.$A$48]);IF([.P25]&gt;[.$A$49];CONCATENATE(&quot;.&quot;;ROUND([.P25]/[.$A$50]));IF([.P25]&gt;0;CONCATENATE(&quot;..&quot;;[.P25]);&quot;&quot;)))" office:value-type="string" office:string-value=".34">
            <text:p>.34</text:p>
          </table:table-cell>
          <table:table-cell table:style-name="ce4" table:formula="oooc:=IF([.Q25]&gt;[.$A$47];ROUND([.Q25]/[.$A$48]);IF([.Q25]&gt;[.$A$49];CONCATENATE(&quot;.&quot;;ROUND([.Q25]/[.$A$50]));IF([.Q25]&gt;0;CONCATENATE(&quot;..&quot;;[.Q25]);&quot;&quot;)))" office:value-type="string" office:string-value=".28">
            <text:p>.28</text:p>
          </table:table-cell>
          <table:table-cell table:style-name="ce4" table:formula="oooc:=IF([.R25]&gt;[.$A$47];ROUND([.R25]/[.$A$48]);IF([.R25]&gt;[.$A$49];CONCATENATE(&quot;.&quot;;ROUND([.R25]/[.$A$50]));IF([.R25]&gt;0;CONCATENATE(&quot;..&quot;;[.R25]);&quot;&quot;)))" office:value-type="string" office:string-value=".26">
            <text:p>.26</text:p>
          </table:table-cell>
          <table:table-cell table:style-name="ce4" table:formula="oooc:=IF([.S25]&gt;[.$A$47];ROUND([.S25]/[.$A$48]);IF([.S25]&gt;[.$A$49];CONCATENATE(&quot;.&quot;;ROUND([.S25]/[.$A$50]));IF([.S25]&gt;0;CONCATENATE(&quot;..&quot;;[.S25]);&quot;&quot;)))" office:value-type="string" office:string-value=".16">
            <text:p>.16</text:p>
          </table:table-cell>
          <table:table-cell table:style-name="ce4" table:formula="oooc:=IF([.T25]&gt;[.$A$47];ROUND([.T25]/[.$A$48]);IF([.T25]&gt;[.$A$49];CONCATENATE(&quot;.&quot;;ROUND([.T25]/[.$A$50]));IF([.T25]&gt;0;CONCATENATE(&quot;..&quot;;[.T25]);&quot;&quot;)))" office:value-type="string" office:string-value=".15">
            <text:p>.15</text:p>
          </table:table-cell>
          <table:table-cell table:style-name="ce4" table:formula="oooc:=IF([.U25]&gt;[.$A$47];ROUND([.U25]/[.$A$48]);IF([.U25]&gt;[.$A$49];CONCATENATE(&quot;.&quot;;ROUND([.U25]/[.$A$50]));IF([.U25]&gt;0;CONCATENATE(&quot;..&quot;;[.U25]);&quot;&quot;)))" office:value-type="string" office:string-value=".11">
            <text:p>.11</text:p>
          </table:table-cell>
          <table:table-cell table:style-name="ce4" table:formula="oooc:=IF([.V25]&gt;[.$A$47];ROUND([.V25]/[.$A$48]);IF([.V25]&gt;[.$A$49];CONCATENATE(&quot;.&quot;;ROUND([.V25]/[.$A$50]));IF([.V25]&gt;0;CONCATENATE(&quot;..&quot;;[.V25]);&quot;&quot;)))" office:value-type="string" office:string-value=".7">
            <text:p>.7</text:p>
          </table:table-cell>
          <table:table-cell table:style-name="ce4" table:formula="oooc:=IF([.W25]&gt;[.$A$47];ROUND([.W25]/[.$A$48]);IF([.W25]&gt;[.$A$49];CONCATENATE(&quot;.&quot;;ROUND([.W25]/[.$A$50]));IF([.W25]&gt;0;CONCATENATE(&quot;..&quot;;[.W25]);&quot;&quot;)))" office:value-type="string" office:string-value=".4">
            <text:p>.4</text:p>
          </table:table-cell>
          <table:table-cell table:style-name="ce4" table:formula="oooc:=IF([.X25]&gt;[.$A$47];ROUND([.X25]/[.$A$48]);IF([.X25]&gt;[.$A$49];CONCATENATE(&quot;.&quot;;ROUND([.X25]/[.$A$50]));IF([.X25]&gt;0;CONCATENATE(&quot;..&quot;;[.X25]);&quot;&quot;)))" office:value-type="string" office:string-value=".3">
            <text:p>.3</text:p>
          </table:table-cell>
          <table:table-cell table:style-name="ce4" table:formula="oooc:=IF([.Y25]&gt;[.$A$47];ROUND([.Y25]/[.$A$48]);IF([.Y25]&gt;[.$A$49];CONCATENATE(&quot;.&quot;;ROUND([.Y25]/[.$A$50]));IF([.Y25]&gt;0;CONCATENATE(&quot;..&quot;;[.Y25]);&quot;&quot;)))" office:value-type="string" office:string-value=".3">
            <text:p>.3</text:p>
          </table:table-cell>
          <table:table-cell table:style-name="ce4" table:formula="oooc:=IF([.Z25]&gt;[.$A$47];ROUND([.Z25]/[.$A$48]);IF([.Z25]&gt;[.$A$49];CONCATENATE(&quot;.&quot;;ROUND([.Z25]/[.$A$50]));IF([.Z25]&gt;0;CONCATENATE(&quot;..&quot;;[.Z25]);&quot;&quot;)))" office:value-type="string" office:string-value=".2">
            <text:p>.2</text:p>
          </table:table-cell>
          <table:table-cell table:style-name="ce4" table:formula="oooc:=IF([.AA25]&gt;[.$A$47];ROUND([.AA25]/[.$A$48]);IF([.AA25]&gt;[.$A$49];CONCATENATE(&quot;.&quot;;ROUND([.AA25]/[.$A$50]));IF([.AA25]&gt;0;CONCATENATE(&quot;..&quot;;[.AA25]);&quot;&quot;)))" office:value-type="string" office:string-value="..81">
            <text:p>..81</text:p>
          </table:table-cell>
          <table:table-cell table:style-name="ce4" table:formula="oooc:=IF([.AB25]&gt;[.$A$47];ROUND([.AB25]/[.$A$48]);IF([.AB25]&gt;[.$A$49];CONCATENATE(&quot;.&quot;;ROUND([.AB25]/[.$A$50]));IF([.AB25]&gt;0;CONCATENATE(&quot;..&quot;;[.AB25]);&quot;&quot;)))" office:value-type="string" office:string-value="..40">
            <text:p>..40</text:p>
          </table:table-cell>
          <table:table-cell table:style-name="ce4" table:formula="oooc:=IF([.AC25]&gt;[.$A$47];ROUND([.AC25]/[.$A$48]);IF([.AC25]&gt;[.$A$49];CONCATENATE(&quot;.&quot;;ROUND([.AC25]/[.$A$50]));IF([.AC25]&gt;0;CONCATENATE(&quot;..&quot;;[.AC25]);&quot;&quot;)))" office:value-type="string" office:string-value="..12">
            <text:p>..12</text:p>
          </table:table-cell>
          <table:table-cell table:style-name="ce4" table:formula="oooc:=IF([.AD25]&gt;[.$A$47];ROUND([.AD25]/[.$A$48]);IF([.AD25]&gt;[.$A$49];CONCATENATE(&quot;.&quot;;ROUND([.AD25]/[.$A$50]));IF([.AD25]&gt;0;CONCATENATE(&quot;..&quot;;[.AD25]);&quot;&quot;)))" office:value-type="string" office:string-value="..21">
            <text:p>..21</text:p>
          </table:table-cell>
          <table:table-cell table:style-name="ce4" table:formula="oooc:=IF([.AE25]&gt;[.$A$47];ROUND([.AE25]/[.$A$48]);IF([.AE25]&gt;[.$A$49];CONCATENATE(&quot;.&quot;;ROUND([.AE25]/[.$A$50]));IF([.AE25]&gt;0;CONCATENATE(&quot;..&quot;;[.AE25]);&quot;&quot;)))" office:value-type="string" office:string-value="..9">
            <text:p>..9</text:p>
          </table:table-cell>
          <table:table-cell table:style-name="ce4" table:formula="oooc:=IF([.AF25]&gt;[.$A$47];ROUND([.AF25]/[.$A$48]);IF([.AF25]&gt;[.$A$49];CONCATENATE(&quot;.&quot;;ROUND([.AF25]/[.$A$50]));IF([.AF25]&gt;0;CONCATENATE(&quot;..&quot;;[.AF25]);&quot;&quot;)))" office:value-type="string" office:string-value="..4">
            <text:p>..4</text:p>
          </table:table-cell>
          <table:table-cell table:style-name="ce4" table:formula="oooc:=IF([.AG25]&gt;[.$A$47];ROUND([.AG25]/[.$A$48]);IF([.AG25]&gt;[.$A$49];CONCATENATE(&quot;.&quot;;ROUND([.AG25]/[.$A$50]));IF([.AG25]&gt;0;CONCATENATE(&quot;..&quot;;[.AG25]);&quot;&quot;)))" office:value-type="string" office:string-value="..5">
            <text:p>..5</text:p>
          </table:table-cell>
          <table:table-cell table:style-name="ce4" table:formula="oooc:=IF([.AH25]&gt;[.$A$47];ROUND([.AH25]/[.$A$48]);IF([.AH25]&gt;[.$A$49];CONCATENATE(&quot;.&quot;;ROUND([.AH25]/[.$A$50]));IF([.AH25]&gt;0;CONCATENATE(&quot;..&quot;;[.AH25]);&quot;&quot;)))" office:value-type="string" office:string-value="..1">
            <text:p>..1</text:p>
          </table:table-cell>
          <table:table-cell table:style-name="ce4" table:formula="oooc:=IF([.AI25]&gt;[.$A$47];ROUND([.AI25]/[.$A$48]);IF([.AI25]&gt;[.$A$49];CONCATENATE(&quot;.&quot;;ROUND([.AI25]/[.$A$50]));IF([.AI25]&gt;0;CONCATENATE(&quot;..&quot;;[.AI25]);&quot;&quot;)))">
            <text:p/>
          </table:table-cell>
          <table:table-cell table:style-name="ce4" table:formula="oooc:=IF([.AJ25]&gt;[.$A$47];ROUND([.AJ25]/[.$A$48]);IF([.AJ25]&gt;[.$A$49];CONCATENATE(&quot;.&quot;;ROUND([.AJ25]/[.$A$50]));IF([.AJ25]&gt;0;CONCATENATE(&quot;..&quot;;[.AJ25]);&quot;&quot;)))">
            <text:p/>
          </table:table-cell>
          <table:table-cell table:style-name="ce4" table:formula="oooc:=IF([.AK25]&gt;[.$A$47];ROUND([.AK25]/[.$A$48]);IF([.AK25]&gt;[.$A$49];CONCATENATE(&quot;.&quot;;ROUND([.AK25]/[.$A$50]));IF([.AK25]&gt;0;CONCATENATE(&quot;..&quot;;[.AK25]);&quot;&quot;)))">
            <text:p/>
          </table:table-cell>
          <table:table-cell table:style-name="ce4" table:formula="oooc:=IF([.AL25]&gt;[.$A$47];ROUND([.AL25]/[.$A$48]);IF([.AL25]&gt;[.$A$49];CONCATENATE(&quot;.&quot;;ROUND([.AL25]/[.$A$50]));IF([.AL25]&gt;0;CONCATENATE(&quot;..&quot;;[.AL25]);&quot;&quot;)))">
            <text:p/>
          </table:table-cell>
          <table:table-cell table:style-name="ce4" table:formula="oooc:=IF([.AM25]&gt;[.$A$47];ROUND([.AM25]/[.$A$48]);IF([.AM25]&gt;[.$A$49];CONCATENATE(&quot;.&quot;;ROUND([.AM25]/[.$A$50]));IF([.AM25]&gt;0;CONCATENATE(&quot;..&quot;;[.AM25]);&quot;&quot;)))">
            <text:p/>
          </table:table-cell>
          <table:table-cell table:style-name="ce4" table:formula="oooc:=IF([.AN25]&gt;[.$A$47];ROUND([.AN25]/[.$A$48]);IF([.AN25]&gt;[.$A$49];CONCATENATE(&quot;.&quot;;ROUND([.AN25]/[.$A$50]));IF([.AN25]&gt;0;CONCATENATE(&quot;..&quot;;[.AN25]);&quot;&quot;)))">
            <text:p/>
          </table:table-cell>
          <table:table-cell table:number-columns-repeated="216"/>
        </table:table-row>
        <table:table-row table:style-name="ro1">
          <table:table-cell table:formula="oooc:=[.A26]" office:value-type="float" office:value="21">
            <text:p>21</text:p>
          </table:table-cell>
          <table:table-cell table:style-name="ce4" table:formula="oooc:=IF([.B26]&gt;[.$A$47];ROUND([.B26]/[.$A$48]);IF([.B26]&gt;[.$A$49];CONCATENATE(&quot;.&quot;;ROUND([.B26]/[.$A$50]));IF([.B26]&gt;0;CONCATENATE(&quot;..&quot;;[.B26]);&quot;&quot;)))" office:value-type="float" office:value="9">
            <text:p>9</text:p>
          </table:table-cell>
          <table:table-cell table:style-name="ce4" table:formula="oooc:=IF([.C26]&gt;[.$A$47];ROUND([.C26]/[.$A$48]);IF([.C26]&gt;[.$A$49];CONCATENATE(&quot;.&quot;;ROUND([.C26]/[.$A$50]));IF([.C26]&gt;0;CONCATENATE(&quot;..&quot;;[.C26]);&quot;&quot;)))" office:value-type="float" office:value="6">
            <text:p>6</text:p>
          </table:table-cell>
          <table:table-cell table:style-name="ce4" table:formula="oooc:=IF([.D26]&gt;[.$A$47];ROUND([.D26]/[.$A$48]);IF([.D26]&gt;[.$A$49];CONCATENATE(&quot;.&quot;;ROUND([.D26]/[.$A$50]));IF([.D26]&gt;0;CONCATENATE(&quot;..&quot;;[.D26]);&quot;&quot;)))" office:value-type="float" office:value="5">
            <text:p>5</text:p>
          </table:table-cell>
          <table:table-cell table:style-name="ce4" table:formula="oooc:=IF([.E26]&gt;[.$A$47];ROUND([.E26]/[.$A$48]);IF([.E26]&gt;[.$A$49];CONCATENATE(&quot;.&quot;;ROUND([.E26]/[.$A$50]));IF([.E26]&gt;0;CONCATENATE(&quot;..&quot;;[.E26]);&quot;&quot;)))" office:value-type="float" office:value="4">
            <text:p>4</text:p>
          </table:table-cell>
          <table:table-cell table:style-name="ce4" table:formula="oooc:=IF([.F26]&gt;[.$A$47];ROUND([.F26]/[.$A$48]);IF([.F26]&gt;[.$A$49];CONCATENATE(&quot;.&quot;;ROUND([.F26]/[.$A$50]));IF([.F26]&gt;0;CONCATENATE(&quot;..&quot;;[.F26]);&quot;&quot;)))" office:value-type="float" office:value="5">
            <text:p>5</text:p>
          </table:table-cell>
          <table:table-cell table:style-name="ce4" table:formula="oooc:=IF([.G26]&gt;[.$A$47];ROUND([.G26]/[.$A$48]);IF([.G26]&gt;[.$A$49];CONCATENATE(&quot;.&quot;;ROUND([.G26]/[.$A$50]));IF([.G26]&gt;0;CONCATENATE(&quot;..&quot;;[.G26]);&quot;&quot;)))" office:value-type="float" office:value="2">
            <text:p>2</text:p>
          </table:table-cell>
          <table:table-cell table:style-name="ce4" table:formula="oooc:=IF([.H26]&gt;[.$A$47];ROUND([.H26]/[.$A$48]);IF([.H26]&gt;[.$A$49];CONCATENATE(&quot;.&quot;;ROUND([.H26]/[.$A$50]));IF([.H26]&gt;0;CONCATENATE(&quot;..&quot;;[.H26]);&quot;&quot;)))" office:value-type="float" office:value="1">
            <text:p>1</text:p>
          </table:table-cell>
          <table:table-cell table:style-name="ce4" table:formula="oooc:=IF([.I26]&gt;[.$A$47];ROUND([.I26]/[.$A$48]);IF([.I26]&gt;[.$A$49];CONCATENATE(&quot;.&quot;;ROUND([.I26]/[.$A$50]));IF([.I26]&gt;0;CONCATENATE(&quot;..&quot;;[.I26]);&quot;&quot;)))" office:value-type="float" office:value="1">
            <text:p>1</text:p>
          </table:table-cell>
          <table:table-cell table:style-name="ce4" table:formula="oooc:=IF([.J26]&gt;[.$A$47];ROUND([.J26]/[.$A$48]);IF([.J26]&gt;[.$A$49];CONCATENATE(&quot;.&quot;;ROUND([.J26]/[.$A$50]));IF([.J26]&gt;0;CONCATENATE(&quot;..&quot;;[.J26]);&quot;&quot;)))" office:value-type="float" office:value="1">
            <text:p>1</text:p>
          </table:table-cell>
          <table:table-cell table:style-name="ce4" table:formula="oooc:=IF([.K26]&gt;[.$A$47];ROUND([.K26]/[.$A$48]);IF([.K26]&gt;[.$A$49];CONCATENATE(&quot;.&quot;;ROUND([.K26]/[.$A$50]));IF([.K26]&gt;0;CONCATENATE(&quot;..&quot;;[.K26]);&quot;&quot;)))" office:value-type="float" office:value="1">
            <text:p>1</text:p>
          </table:table-cell>
          <table:table-cell table:style-name="ce4" table:formula="oooc:=IF([.L26]&gt;[.$A$47];ROUND([.L26]/[.$A$48]);IF([.L26]&gt;[.$A$49];CONCATENATE(&quot;.&quot;;ROUND([.L26]/[.$A$50]));IF([.L26]&gt;0;CONCATENATE(&quot;..&quot;;[.L26]);&quot;&quot;)))" office:value-type="string" office:string-value=".50">
            <text:p>.50</text:p>
          </table:table-cell>
          <table:table-cell table:style-name="ce4" table:formula="oooc:=IF([.M26]&gt;[.$A$47];ROUND([.M26]/[.$A$48]);IF([.M26]&gt;[.$A$49];CONCATENATE(&quot;.&quot;;ROUND([.M26]/[.$A$50]));IF([.M26]&gt;0;CONCATENATE(&quot;..&quot;;[.M26]);&quot;&quot;)))" office:value-type="string" office:string-value=".33">
            <text:p>.33</text:p>
          </table:table-cell>
          <table:table-cell table:style-name="ce4" table:formula="oooc:=IF([.N26]&gt;[.$A$47];ROUND([.N26]/[.$A$48]);IF([.N26]&gt;[.$A$49];CONCATENATE(&quot;.&quot;;ROUND([.N26]/[.$A$50]));IF([.N26]&gt;0;CONCATENATE(&quot;..&quot;;[.N26]);&quot;&quot;)))" office:value-type="string" office:string-value=".37">
            <text:p>.37</text:p>
          </table:table-cell>
          <table:table-cell table:style-name="ce4" table:formula="oooc:=IF([.O26]&gt;[.$A$47];ROUND([.O26]/[.$A$48]);IF([.O26]&gt;[.$A$49];CONCATENATE(&quot;.&quot;;ROUND([.O26]/[.$A$50]));IF([.O26]&gt;0;CONCATENATE(&quot;..&quot;;[.O26]);&quot;&quot;)))" office:value-type="string" office:string-value=".24">
            <text:p>.24</text:p>
          </table:table-cell>
          <table:table-cell table:style-name="ce4" table:formula="oooc:=IF([.P26]&gt;[.$A$47];ROUND([.P26]/[.$A$48]);IF([.P26]&gt;[.$A$49];CONCATENATE(&quot;.&quot;;ROUND([.P26]/[.$A$50]));IF([.P26]&gt;0;CONCATENATE(&quot;..&quot;;[.P26]);&quot;&quot;)))" office:value-type="string" office:string-value=".17">
            <text:p>.17</text:p>
          </table:table-cell>
          <table:table-cell table:style-name="ce4" table:formula="oooc:=IF([.Q26]&gt;[.$A$47];ROUND([.Q26]/[.$A$48]);IF([.Q26]&gt;[.$A$49];CONCATENATE(&quot;.&quot;;ROUND([.Q26]/[.$A$50]));IF([.Q26]&gt;0;CONCATENATE(&quot;..&quot;;[.Q26]);&quot;&quot;)))" office:value-type="string" office:string-value=".14">
            <text:p>.14</text:p>
          </table:table-cell>
          <table:table-cell table:style-name="ce4" table:formula="oooc:=IF([.R26]&gt;[.$A$47];ROUND([.R26]/[.$A$48]);IF([.R26]&gt;[.$A$49];CONCATENATE(&quot;.&quot;;ROUND([.R26]/[.$A$50]));IF([.R26]&gt;0;CONCATENATE(&quot;..&quot;;[.R26]);&quot;&quot;)))" office:value-type="string" office:string-value=".15">
            <text:p>.15</text:p>
          </table:table-cell>
          <table:table-cell table:style-name="ce4" table:formula="oooc:=IF([.S26]&gt;[.$A$47];ROUND([.S26]/[.$A$48]);IF([.S26]&gt;[.$A$49];CONCATENATE(&quot;.&quot;;ROUND([.S26]/[.$A$50]));IF([.S26]&gt;0;CONCATENATE(&quot;..&quot;;[.S26]);&quot;&quot;)))" office:value-type="string" office:string-value=".8">
            <text:p>.8</text:p>
          </table:table-cell>
          <table:table-cell table:style-name="ce4" table:formula="oooc:=IF([.T26]&gt;[.$A$47];ROUND([.T26]/[.$A$48]);IF([.T26]&gt;[.$A$49];CONCATENATE(&quot;.&quot;;ROUND([.T26]/[.$A$50]));IF([.T26]&gt;0;CONCATENATE(&quot;..&quot;;[.T26]);&quot;&quot;)))" office:value-type="string" office:string-value=".7">
            <text:p>.7</text:p>
          </table:table-cell>
          <table:table-cell table:style-name="ce4" table:formula="oooc:=IF([.U26]&gt;[.$A$47];ROUND([.U26]/[.$A$48]);IF([.U26]&gt;[.$A$49];CONCATENATE(&quot;.&quot;;ROUND([.U26]/[.$A$50]));IF([.U26]&gt;0;CONCATENATE(&quot;..&quot;;[.U26]);&quot;&quot;)))" office:value-type="string" office:string-value=".5">
            <text:p>.5</text:p>
          </table:table-cell>
          <table:table-cell table:style-name="ce4" table:formula="oooc:=IF([.V26]&gt;[.$A$47];ROUND([.V26]/[.$A$48]);IF([.V26]&gt;[.$A$49];CONCATENATE(&quot;.&quot;;ROUND([.V26]/[.$A$50]));IF([.V26]&gt;0;CONCATENATE(&quot;..&quot;;[.V26]);&quot;&quot;)))" office:value-type="string" office:string-value=".3">
            <text:p>.3</text:p>
          </table:table-cell>
          <table:table-cell table:style-name="ce4" table:formula="oooc:=IF([.W26]&gt;[.$A$47];ROUND([.W26]/[.$A$48]);IF([.W26]&gt;[.$A$49];CONCATENATE(&quot;.&quot;;ROUND([.W26]/[.$A$50]));IF([.W26]&gt;0;CONCATENATE(&quot;..&quot;;[.W26]);&quot;&quot;)))" office:value-type="string" office:string-value=".2">
            <text:p>.2</text:p>
          </table:table-cell>
          <table:table-cell table:style-name="ce4" table:formula="oooc:=IF([.X26]&gt;[.$A$47];ROUND([.X26]/[.$A$48]);IF([.X26]&gt;[.$A$49];CONCATENATE(&quot;.&quot;;ROUND([.X26]/[.$A$50]));IF([.X26]&gt;0;CONCATENATE(&quot;..&quot;;[.X26]);&quot;&quot;)))" office:value-type="string" office:string-value=".2">
            <text:p>.2</text:p>
          </table:table-cell>
          <table:table-cell table:style-name="ce4" table:formula="oooc:=IF([.Y26]&gt;[.$A$47];ROUND([.Y26]/[.$A$48]);IF([.Y26]&gt;[.$A$49];CONCATENATE(&quot;.&quot;;ROUND([.Y26]/[.$A$50]));IF([.Y26]&gt;0;CONCATENATE(&quot;..&quot;;[.Y26]);&quot;&quot;)))" office:value-type="string" office:string-value=".1">
            <text:p>.1</text:p>
          </table:table-cell>
          <table:table-cell table:style-name="ce4" table:formula="oooc:=IF([.Z26]&gt;[.$A$47];ROUND([.Z26]/[.$A$48]);IF([.Z26]&gt;[.$A$49];CONCATENATE(&quot;.&quot;;ROUND([.Z26]/[.$A$50]));IF([.Z26]&gt;0;CONCATENATE(&quot;..&quot;;[.Z26]);&quot;&quot;)))" office:value-type="string" office:string-value="..93">
            <text:p>..93</text:p>
          </table:table-cell>
          <table:table-cell table:style-name="ce4" table:formula="oooc:=IF([.AA26]&gt;[.$A$47];ROUND([.AA26]/[.$A$48]);IF([.AA26]&gt;[.$A$49];CONCATENATE(&quot;.&quot;;ROUND([.AA26]/[.$A$50]));IF([.AA26]&gt;0;CONCATENATE(&quot;..&quot;;[.AA26]);&quot;&quot;)))" office:value-type="string" office:string-value="..39">
            <text:p>..39</text:p>
          </table:table-cell>
          <table:table-cell table:style-name="ce4" table:formula="oooc:=IF([.AB26]&gt;[.$A$47];ROUND([.AB26]/[.$A$48]);IF([.AB26]&gt;[.$A$49];CONCATENATE(&quot;.&quot;;ROUND([.AB26]/[.$A$50]));IF([.AB26]&gt;0;CONCATENATE(&quot;..&quot;;[.AB26]);&quot;&quot;)))" office:value-type="string" office:string-value="..20">
            <text:p>..20</text:p>
          </table:table-cell>
          <table:table-cell table:style-name="ce4" table:formula="oooc:=IF([.AC26]&gt;[.$A$47];ROUND([.AC26]/[.$A$48]);IF([.AC26]&gt;[.$A$49];CONCATENATE(&quot;.&quot;;ROUND([.AC26]/[.$A$50]));IF([.AC26]&gt;0;CONCATENATE(&quot;..&quot;;[.AC26]);&quot;&quot;)))" office:value-type="string" office:string-value="..6">
            <text:p>..6</text:p>
          </table:table-cell>
          <table:table-cell table:style-name="ce4" table:formula="oooc:=IF([.AD26]&gt;[.$A$47];ROUND([.AD26]/[.$A$48]);IF([.AD26]&gt;[.$A$49];CONCATENATE(&quot;.&quot;;ROUND([.AD26]/[.$A$50]));IF([.AD26]&gt;0;CONCATENATE(&quot;..&quot;;[.AD26]);&quot;&quot;)))" office:value-type="string" office:string-value="..5">
            <text:p>..5</text:p>
          </table:table-cell>
          <table:table-cell table:style-name="ce4" table:formula="oooc:=IF([.AE26]&gt;[.$A$47];ROUND([.AE26]/[.$A$48]);IF([.AE26]&gt;[.$A$49];CONCATENATE(&quot;.&quot;;ROUND([.AE26]/[.$A$50]));IF([.AE26]&gt;0;CONCATENATE(&quot;..&quot;;[.AE26]);&quot;&quot;)))">
            <text:p/>
          </table:table-cell>
          <table:table-cell table:style-name="ce4" table:formula="oooc:=IF([.AF26]&gt;[.$A$47];ROUND([.AF26]/[.$A$48]);IF([.AF26]&gt;[.$A$49];CONCATENATE(&quot;.&quot;;ROUND([.AF26]/[.$A$50]));IF([.AF26]&gt;0;CONCATENATE(&quot;..&quot;;[.AF26]);&quot;&quot;)))">
            <text:p/>
          </table:table-cell>
          <table:table-cell table:style-name="ce4" table:formula="oooc:=IF([.AG26]&gt;[.$A$47];ROUND([.AG26]/[.$A$48]);IF([.AG26]&gt;[.$A$49];CONCATENATE(&quot;.&quot;;ROUND([.AG26]/[.$A$50]));IF([.AG26]&gt;0;CONCATENATE(&quot;..&quot;;[.AG26]);&quot;&quot;)))">
            <text:p/>
          </table:table-cell>
          <table:table-cell table:style-name="ce4" table:formula="oooc:=IF([.AH26]&gt;[.$A$47];ROUND([.AH26]/[.$A$48]);IF([.AH26]&gt;[.$A$49];CONCATENATE(&quot;.&quot;;ROUND([.AH26]/[.$A$50]));IF([.AH26]&gt;0;CONCATENATE(&quot;..&quot;;[.AH26]);&quot;&quot;)))">
            <text:p/>
          </table:table-cell>
          <table:table-cell table:style-name="ce4" table:formula="oooc:=IF([.AI26]&gt;[.$A$47];ROUND([.AI26]/[.$A$48]);IF([.AI26]&gt;[.$A$49];CONCATENATE(&quot;.&quot;;ROUND([.AI26]/[.$A$50]));IF([.AI26]&gt;0;CONCATENATE(&quot;..&quot;;[.AI26]);&quot;&quot;)))">
            <text:p/>
          </table:table-cell>
          <table:table-cell table:style-name="ce4" table:formula="oooc:=IF([.AJ26]&gt;[.$A$47];ROUND([.AJ26]/[.$A$48]);IF([.AJ26]&gt;[.$A$49];CONCATENATE(&quot;.&quot;;ROUND([.AJ26]/[.$A$50]));IF([.AJ26]&gt;0;CONCATENATE(&quot;..&quot;;[.AJ26]);&quot;&quot;)))">
            <text:p/>
          </table:table-cell>
          <table:table-cell table:style-name="ce4" table:formula="oooc:=IF([.AK26]&gt;[.$A$47];ROUND([.AK26]/[.$A$48]);IF([.AK26]&gt;[.$A$49];CONCATENATE(&quot;.&quot;;ROUND([.AK26]/[.$A$50]));IF([.AK26]&gt;0;CONCATENATE(&quot;..&quot;;[.AK26]);&quot;&quot;)))">
            <text:p/>
          </table:table-cell>
          <table:table-cell table:style-name="ce4" table:formula="oooc:=IF([.AL26]&gt;[.$A$47];ROUND([.AL26]/[.$A$48]);IF([.AL26]&gt;[.$A$49];CONCATENATE(&quot;.&quot;;ROUND([.AL26]/[.$A$50]));IF([.AL26]&gt;0;CONCATENATE(&quot;..&quot;;[.AL26]);&quot;&quot;)))">
            <text:p/>
          </table:table-cell>
          <table:table-cell table:style-name="ce4" table:formula="oooc:=IF([.AM26]&gt;[.$A$47];ROUND([.AM26]/[.$A$48]);IF([.AM26]&gt;[.$A$49];CONCATENATE(&quot;.&quot;;ROUND([.AM26]/[.$A$50]));IF([.AM26]&gt;0;CONCATENATE(&quot;..&quot;;[.AM26]);&quot;&quot;)))">
            <text:p/>
          </table:table-cell>
          <table:table-cell table:style-name="ce4" table:formula="oooc:=IF([.AN26]&gt;[.$A$47];ROUND([.AN26]/[.$A$48]);IF([.AN26]&gt;[.$A$49];CONCATENATE(&quot;.&quot;;ROUND([.AN26]/[.$A$50]));IF([.AN26]&gt;0;CONCATENATE(&quot;..&quot;;[.AN26]);&quot;&quot;)))">
            <text:p/>
          </table:table-cell>
          <table:table-cell table:number-columns-repeated="216"/>
        </table:table-row>
        <table:table-row table:style-name="ro1">
          <table:table-cell table:formula="oooc:=[.A27]" office:value-type="float" office:value="22">
            <text:p>22</text:p>
          </table:table-cell>
          <table:table-cell table:style-name="ce4" table:formula="oooc:=IF([.B27]&gt;[.$A$47];ROUND([.B27]/[.$A$48]);IF([.B27]&gt;[.$A$49];CONCATENATE(&quot;.&quot;;ROUND([.B27]/[.$A$50]));IF([.B27]&gt;0;CONCATENATE(&quot;..&quot;;[.B27]);&quot;&quot;)))" office:value-type="float" office:value="5">
            <text:p>5</text:p>
          </table:table-cell>
          <table:table-cell table:style-name="ce4" table:formula="oooc:=IF([.C27]&gt;[.$A$47];ROUND([.C27]/[.$A$48]);IF([.C27]&gt;[.$A$49];CONCATENATE(&quot;.&quot;;ROUND([.C27]/[.$A$50]));IF([.C27]&gt;0;CONCATENATE(&quot;..&quot;;[.C27]);&quot;&quot;)))" office:value-type="float" office:value="4">
            <text:p>4</text:p>
          </table:table-cell>
          <table:table-cell table:style-name="ce4" table:formula="oooc:=IF([.D27]&gt;[.$A$47];ROUND([.D27]/[.$A$48]);IF([.D27]&gt;[.$A$49];CONCATENATE(&quot;.&quot;;ROUND([.D27]/[.$A$50]));IF([.D27]&gt;0;CONCATENATE(&quot;..&quot;;[.D27]);&quot;&quot;)))" office:value-type="float" office:value="3">
            <text:p>3</text:p>
          </table:table-cell>
          <table:table-cell table:style-name="ce4" table:formula="oooc:=IF([.E27]&gt;[.$A$47];ROUND([.E27]/[.$A$48]);IF([.E27]&gt;[.$A$49];CONCATENATE(&quot;.&quot;;ROUND([.E27]/[.$A$50]));IF([.E27]&gt;0;CONCATENATE(&quot;..&quot;;[.E27]);&quot;&quot;)))" office:value-type="float" office:value="2">
            <text:p>2</text:p>
          </table:table-cell>
          <table:table-cell table:style-name="ce4" table:formula="oooc:=IF([.F27]&gt;[.$A$47];ROUND([.F27]/[.$A$48]);IF([.F27]&gt;[.$A$49];CONCATENATE(&quot;.&quot;;ROUND([.F27]/[.$A$50]));IF([.F27]&gt;0;CONCATENATE(&quot;..&quot;;[.F27]);&quot;&quot;)))" office:value-type="float" office:value="3">
            <text:p>3</text:p>
          </table:table-cell>
          <table:table-cell table:style-name="ce4" table:formula="oooc:=IF([.G27]&gt;[.$A$47];ROUND([.G27]/[.$A$48]);IF([.G27]&gt;[.$A$49];CONCATENATE(&quot;.&quot;;ROUND([.G27]/[.$A$50]));IF([.G27]&gt;0;CONCATENATE(&quot;..&quot;;[.G27]);&quot;&quot;)))" office:value-type="float" office:value="1">
            <text:p>1</text:p>
          </table:table-cell>
          <table:table-cell table:style-name="ce4" table:formula="oooc:=IF([.H27]&gt;[.$A$47];ROUND([.H27]/[.$A$48]);IF([.H27]&gt;[.$A$49];CONCATENATE(&quot;.&quot;;ROUND([.H27]/[.$A$50]));IF([.H27]&gt;0;CONCATENATE(&quot;..&quot;;[.H27]);&quot;&quot;)))" office:value-type="string" office:string-value=".76">
            <text:p>.76</text:p>
          </table:table-cell>
          <table:table-cell table:style-name="ce4" table:formula="oooc:=IF([.I27]&gt;[.$A$47];ROUND([.I27]/[.$A$48]);IF([.I27]&gt;[.$A$49];CONCATENATE(&quot;.&quot;;ROUND([.I27]/[.$A$50]));IF([.I27]&gt;0;CONCATENATE(&quot;..&quot;;[.I27]);&quot;&quot;)))" office:value-type="string" office:string-value=".59">
            <text:p>.59</text:p>
          </table:table-cell>
          <table:table-cell table:style-name="ce4" table:formula="oooc:=IF([.J27]&gt;[.$A$47];ROUND([.J27]/[.$A$48]);IF([.J27]&gt;[.$A$49];CONCATENATE(&quot;.&quot;;ROUND([.J27]/[.$A$50]));IF([.J27]&gt;0;CONCATENATE(&quot;..&quot;;[.J27]);&quot;&quot;)))" office:value-type="string" office:string-value=".54">
            <text:p>.54</text:p>
          </table:table-cell>
          <table:table-cell table:style-name="ce4" table:formula="oooc:=IF([.K27]&gt;[.$A$47];ROUND([.K27]/[.$A$48]);IF([.K27]&gt;[.$A$49];CONCATENATE(&quot;.&quot;;ROUND([.K27]/[.$A$50]));IF([.K27]&gt;0;CONCATENATE(&quot;..&quot;;[.K27]);&quot;&quot;)))" office:value-type="string" office:string-value=".63">
            <text:p>.63</text:p>
          </table:table-cell>
          <table:table-cell table:style-name="ce4" table:formula="oooc:=IF([.L27]&gt;[.$A$47];ROUND([.L27]/[.$A$48]);IF([.L27]&gt;[.$A$49];CONCATENATE(&quot;.&quot;;ROUND([.L27]/[.$A$50]));IF([.L27]&gt;0;CONCATENATE(&quot;..&quot;;[.L27]);&quot;&quot;)))" office:value-type="string" office:string-value=".24">
            <text:p>.24</text:p>
          </table:table-cell>
          <table:table-cell table:style-name="ce4" table:formula="oooc:=IF([.M27]&gt;[.$A$47];ROUND([.M27]/[.$A$48]);IF([.M27]&gt;[.$A$49];CONCATENATE(&quot;.&quot;;ROUND([.M27]/[.$A$50]));IF([.M27]&gt;0;CONCATENATE(&quot;..&quot;;[.M27]);&quot;&quot;)))" office:value-type="string" office:string-value=".16">
            <text:p>.16</text:p>
          </table:table-cell>
          <table:table-cell table:style-name="ce4" table:formula="oooc:=IF([.N27]&gt;[.$A$47];ROUND([.N27]/[.$A$48]);IF([.N27]&gt;[.$A$49];CONCATENATE(&quot;.&quot;;ROUND([.N27]/[.$A$50]));IF([.N27]&gt;0;CONCATENATE(&quot;..&quot;;[.N27]);&quot;&quot;)))" office:value-type="string" office:string-value=".17">
            <text:p>.17</text:p>
          </table:table-cell>
          <table:table-cell table:style-name="ce4" table:formula="oooc:=IF([.O27]&gt;[.$A$47];ROUND([.O27]/[.$A$48]);IF([.O27]&gt;[.$A$49];CONCATENATE(&quot;.&quot;;ROUND([.O27]/[.$A$50]));IF([.O27]&gt;0;CONCATENATE(&quot;..&quot;;[.O27]);&quot;&quot;)))" office:value-type="string" office:string-value=".12">
            <text:p>.12</text:p>
          </table:table-cell>
          <table:table-cell table:style-name="ce4" table:formula="oooc:=IF([.P27]&gt;[.$A$47];ROUND([.P27]/[.$A$48]);IF([.P27]&gt;[.$A$49];CONCATENATE(&quot;.&quot;;ROUND([.P27]/[.$A$50]));IF([.P27]&gt;0;CONCATENATE(&quot;..&quot;;[.P27]);&quot;&quot;)))" office:value-type="string" office:string-value=".8">
            <text:p>.8</text:p>
          </table:table-cell>
          <table:table-cell table:style-name="ce4" table:formula="oooc:=IF([.Q27]&gt;[.$A$47];ROUND([.Q27]/[.$A$48]);IF([.Q27]&gt;[.$A$49];CONCATENATE(&quot;.&quot;;ROUND([.Q27]/[.$A$50]));IF([.Q27]&gt;0;CONCATENATE(&quot;..&quot;;[.Q27]);&quot;&quot;)))" office:value-type="string" office:string-value=".7">
            <text:p>.7</text:p>
          </table:table-cell>
          <table:table-cell table:style-name="ce4" table:formula="oooc:=IF([.R27]&gt;[.$A$47];ROUND([.R27]/[.$A$48]);IF([.R27]&gt;[.$A$49];CONCATENATE(&quot;.&quot;;ROUND([.R27]/[.$A$50]));IF([.R27]&gt;0;CONCATENATE(&quot;..&quot;;[.R27]);&quot;&quot;)))" office:value-type="string" office:string-value=".7">
            <text:p>.7</text:p>
          </table:table-cell>
          <table:table-cell table:style-name="ce4" table:formula="oooc:=IF([.S27]&gt;[.$A$47];ROUND([.S27]/[.$A$48]);IF([.S27]&gt;[.$A$49];CONCATENATE(&quot;.&quot;;ROUND([.S27]/[.$A$50]));IF([.S27]&gt;0;CONCATENATE(&quot;..&quot;;[.S27]);&quot;&quot;)))" office:value-type="string" office:string-value=".4">
            <text:p>.4</text:p>
          </table:table-cell>
          <table:table-cell table:style-name="ce4" table:formula="oooc:=IF([.T27]&gt;[.$A$47];ROUND([.T27]/[.$A$48]);IF([.T27]&gt;[.$A$49];CONCATENATE(&quot;.&quot;;ROUND([.T27]/[.$A$50]));IF([.T27]&gt;0;CONCATENATE(&quot;..&quot;;[.T27]);&quot;&quot;)))" office:value-type="string" office:string-value=".3">
            <text:p>.3</text:p>
          </table:table-cell>
          <table:table-cell table:style-name="ce4" table:formula="oooc:=IF([.U27]&gt;[.$A$47];ROUND([.U27]/[.$A$48]);IF([.U27]&gt;[.$A$49];CONCATENATE(&quot;.&quot;;ROUND([.U27]/[.$A$50]));IF([.U27]&gt;0;CONCATENATE(&quot;..&quot;;[.U27]);&quot;&quot;)))" office:value-type="string" office:string-value=".2">
            <text:p>.2</text:p>
          </table:table-cell>
          <table:table-cell table:style-name="ce4" table:formula="oooc:=IF([.V27]&gt;[.$A$47];ROUND([.V27]/[.$A$48]);IF([.V27]&gt;[.$A$49];CONCATENATE(&quot;.&quot;;ROUND([.V27]/[.$A$50]));IF([.V27]&gt;0;CONCATENATE(&quot;..&quot;;[.V27]);&quot;&quot;)))" office:value-type="string" office:string-value=".2">
            <text:p>.2</text:p>
          </table:table-cell>
          <table:table-cell table:style-name="ce4" table:formula="oooc:=IF([.W27]&gt;[.$A$47];ROUND([.W27]/[.$A$48]);IF([.W27]&gt;[.$A$49];CONCATENATE(&quot;.&quot;;ROUND([.W27]/[.$A$50]));IF([.W27]&gt;0;CONCATENATE(&quot;..&quot;;[.W27]);&quot;&quot;)))" office:value-type="string" office:string-value="..82">
            <text:p>..82</text:p>
          </table:table-cell>
          <table:table-cell table:style-name="ce4" table:formula="oooc:=IF([.X27]&gt;[.$A$47];ROUND([.X27]/[.$A$48]);IF([.X27]&gt;[.$A$49];CONCATENATE(&quot;.&quot;;ROUND([.X27]/[.$A$50]));IF([.X27]&gt;0;CONCATENATE(&quot;..&quot;;[.X27]);&quot;&quot;)))" office:value-type="string" office:string-value="..50">
            <text:p>..50</text:p>
          </table:table-cell>
          <table:table-cell table:style-name="ce4" table:formula="oooc:=IF([.Y27]&gt;[.$A$47];ROUND([.Y27]/[.$A$48]);IF([.Y27]&gt;[.$A$49];CONCATENATE(&quot;.&quot;;ROUND([.Y27]/[.$A$50]));IF([.Y27]&gt;0;CONCATENATE(&quot;..&quot;;[.Y27]);&quot;&quot;)))" office:value-type="string" office:string-value="..57">
            <text:p>..57</text:p>
          </table:table-cell>
          <table:table-cell table:style-name="ce4" table:formula="oooc:=IF([.Z27]&gt;[.$A$47];ROUND([.Z27]/[.$A$48]);IF([.Z27]&gt;[.$A$49];CONCATENATE(&quot;.&quot;;ROUND([.Z27]/[.$A$50]));IF([.Z27]&gt;0;CONCATENATE(&quot;..&quot;;[.Z27]);&quot;&quot;)))" office:value-type="string" office:string-value="..37">
            <text:p>..37</text:p>
          </table:table-cell>
          <table:table-cell table:style-name="ce4" table:formula="oooc:=IF([.AA27]&gt;[.$A$47];ROUND([.AA27]/[.$A$48]);IF([.AA27]&gt;[.$A$49];CONCATENATE(&quot;.&quot;;ROUND([.AA27]/[.$A$50]));IF([.AA27]&gt;0;CONCATENATE(&quot;..&quot;;[.AA27]);&quot;&quot;)))" office:value-type="string" office:string-value="..11">
            <text:p>..11</text:p>
          </table:table-cell>
          <table:table-cell table:style-name="ce4" table:formula="oooc:=IF([.AB27]&gt;[.$A$47];ROUND([.AB27]/[.$A$48]);IF([.AB27]&gt;[.$A$49];CONCATENATE(&quot;.&quot;;ROUND([.AB27]/[.$A$50]));IF([.AB27]&gt;0;CONCATENATE(&quot;..&quot;;[.AB27]);&quot;&quot;)))" office:value-type="string" office:string-value="..7">
            <text:p>..7</text:p>
          </table:table-cell>
          <table:table-cell table:style-name="ce4" table:formula="oooc:=IF([.AC27]&gt;[.$A$47];ROUND([.AC27]/[.$A$48]);IF([.AC27]&gt;[.$A$49];CONCATENATE(&quot;.&quot;;ROUND([.AC27]/[.$A$50]));IF([.AC27]&gt;0;CONCATENATE(&quot;..&quot;;[.AC27]);&quot;&quot;)))" office:value-type="string" office:string-value="..3">
            <text:p>..3</text:p>
          </table:table-cell>
          <table:table-cell table:style-name="ce4" table:formula="oooc:=IF([.AD27]&gt;[.$A$47];ROUND([.AD27]/[.$A$48]);IF([.AD27]&gt;[.$A$49];CONCATENATE(&quot;.&quot;;ROUND([.AD27]/[.$A$50]));IF([.AD27]&gt;0;CONCATENATE(&quot;..&quot;;[.AD27]);&quot;&quot;)))" office:value-type="string" office:string-value="..2">
            <text:p>..2</text:p>
          </table:table-cell>
          <table:table-cell table:style-name="ce4" table:formula="oooc:=IF([.AE27]&gt;[.$A$47];ROUND([.AE27]/[.$A$48]);IF([.AE27]&gt;[.$A$49];CONCATENATE(&quot;.&quot;;ROUND([.AE27]/[.$A$50]));IF([.AE27]&gt;0;CONCATENATE(&quot;..&quot;;[.AE27]);&quot;&quot;)))">
            <text:p/>
          </table:table-cell>
          <table:table-cell table:style-name="ce4" table:formula="oooc:=IF([.AF27]&gt;[.$A$47];ROUND([.AF27]/[.$A$48]);IF([.AF27]&gt;[.$A$49];CONCATENATE(&quot;.&quot;;ROUND([.AF27]/[.$A$50]));IF([.AF27]&gt;0;CONCATENATE(&quot;..&quot;;[.AF27]);&quot;&quot;)))">
            <text:p/>
          </table:table-cell>
          <table:table-cell table:style-name="ce4" table:formula="oooc:=IF([.AG27]&gt;[.$A$47];ROUND([.AG27]/[.$A$48]);IF([.AG27]&gt;[.$A$49];CONCATENATE(&quot;.&quot;;ROUND([.AG27]/[.$A$50]));IF([.AG27]&gt;0;CONCATENATE(&quot;..&quot;;[.AG27]);&quot;&quot;)))">
            <text:p/>
          </table:table-cell>
          <table:table-cell table:style-name="ce4" table:formula="oooc:=IF([.AH27]&gt;[.$A$47];ROUND([.AH27]/[.$A$48]);IF([.AH27]&gt;[.$A$49];CONCATENATE(&quot;.&quot;;ROUND([.AH27]/[.$A$50]));IF([.AH27]&gt;0;CONCATENATE(&quot;..&quot;;[.AH27]);&quot;&quot;)))">
            <text:p/>
          </table:table-cell>
          <table:table-cell table:style-name="ce4" table:formula="oooc:=IF([.AI27]&gt;[.$A$47];ROUND([.AI27]/[.$A$48]);IF([.AI27]&gt;[.$A$49];CONCATENATE(&quot;.&quot;;ROUND([.AI27]/[.$A$50]));IF([.AI27]&gt;0;CONCATENATE(&quot;..&quot;;[.AI27]);&quot;&quot;)))">
            <text:p/>
          </table:table-cell>
          <table:table-cell table:style-name="ce4" table:formula="oooc:=IF([.AJ27]&gt;[.$A$47];ROUND([.AJ27]/[.$A$48]);IF([.AJ27]&gt;[.$A$49];CONCATENATE(&quot;.&quot;;ROUND([.AJ27]/[.$A$50]));IF([.AJ27]&gt;0;CONCATENATE(&quot;..&quot;;[.AJ27]);&quot;&quot;)))">
            <text:p/>
          </table:table-cell>
          <table:table-cell table:style-name="ce4" table:formula="oooc:=IF([.AK27]&gt;[.$A$47];ROUND([.AK27]/[.$A$48]);IF([.AK27]&gt;[.$A$49];CONCATENATE(&quot;.&quot;;ROUND([.AK27]/[.$A$50]));IF([.AK27]&gt;0;CONCATENATE(&quot;..&quot;;[.AK27]);&quot;&quot;)))">
            <text:p/>
          </table:table-cell>
          <table:table-cell table:style-name="ce4" table:formula="oooc:=IF([.AL27]&gt;[.$A$47];ROUND([.AL27]/[.$A$48]);IF([.AL27]&gt;[.$A$49];CONCATENATE(&quot;.&quot;;ROUND([.AL27]/[.$A$50]));IF([.AL27]&gt;0;CONCATENATE(&quot;..&quot;;[.AL27]);&quot;&quot;)))">
            <text:p/>
          </table:table-cell>
          <table:table-cell table:style-name="ce4" table:formula="oooc:=IF([.AM27]&gt;[.$A$47];ROUND([.AM27]/[.$A$48]);IF([.AM27]&gt;[.$A$49];CONCATENATE(&quot;.&quot;;ROUND([.AM27]/[.$A$50]));IF([.AM27]&gt;0;CONCATENATE(&quot;..&quot;;[.AM27]);&quot;&quot;)))">
            <text:p/>
          </table:table-cell>
          <table:table-cell table:style-name="ce4" table:formula="oooc:=IF([.AN27]&gt;[.$A$47];ROUND([.AN27]/[.$A$48]);IF([.AN27]&gt;[.$A$49];CONCATENATE(&quot;.&quot;;ROUND([.AN27]/[.$A$50]));IF([.AN27]&gt;0;CONCATENATE(&quot;..&quot;;[.AN27]);&quot;&quot;)))">
            <text:p/>
          </table:table-cell>
          <table:table-cell table:number-columns-repeated="216"/>
        </table:table-row>
        <table:table-row table:style-name="ro1">
          <table:table-cell table:formula="oooc:=[.A28]" office:value-type="float" office:value="23">
            <text:p>23</text:p>
          </table:table-cell>
          <table:table-cell table:style-name="ce4" table:formula="oooc:=IF([.B28]&gt;[.$A$47];ROUND([.B28]/[.$A$48]);IF([.B28]&gt;[.$A$49];CONCATENATE(&quot;.&quot;;ROUND([.B28]/[.$A$50]));IF([.B28]&gt;0;CONCATENATE(&quot;..&quot;;[.B28]);&quot;&quot;)))" office:value-type="float" office:value="3">
            <text:p>3</text:p>
          </table:table-cell>
          <table:table-cell table:style-name="ce4" table:formula="oooc:=IF([.C28]&gt;[.$A$47];ROUND([.C28]/[.$A$48]);IF([.C28]&gt;[.$A$49];CONCATENATE(&quot;.&quot;;ROUND([.C28]/[.$A$50]));IF([.C28]&gt;0;CONCATENATE(&quot;..&quot;;[.C28]);&quot;&quot;)))" office:value-type="float" office:value="2">
            <text:p>2</text:p>
          </table:table-cell>
          <table:table-cell table:style-name="ce4" table:formula="oooc:=IF([.D28]&gt;[.$A$47];ROUND([.D28]/[.$A$48]);IF([.D28]&gt;[.$A$49];CONCATENATE(&quot;.&quot;;ROUND([.D28]/[.$A$50]));IF([.D28]&gt;0;CONCATENATE(&quot;..&quot;;[.D28]);&quot;&quot;)))" office:value-type="float" office:value="1">
            <text:p>1</text:p>
          </table:table-cell>
          <table:table-cell table:style-name="ce4" table:formula="oooc:=IF([.E28]&gt;[.$A$47];ROUND([.E28]/[.$A$48]);IF([.E28]&gt;[.$A$49];CONCATENATE(&quot;.&quot;;ROUND([.E28]/[.$A$50]));IF([.E28]&gt;0;CONCATENATE(&quot;..&quot;;[.E28]);&quot;&quot;)))" office:value-type="float" office:value="1">
            <text:p>1</text:p>
          </table:table-cell>
          <table:table-cell table:style-name="ce4" table:formula="oooc:=IF([.F28]&gt;[.$A$47];ROUND([.F28]/[.$A$48]);IF([.F28]&gt;[.$A$49];CONCATENATE(&quot;.&quot;;ROUND([.F28]/[.$A$50]));IF([.F28]&gt;0;CONCATENATE(&quot;..&quot;;[.F28]);&quot;&quot;)))" office:value-type="float" office:value="2">
            <text:p>2</text:p>
          </table:table-cell>
          <table:table-cell table:style-name="ce4" table:formula="oooc:=IF([.G28]&gt;[.$A$47];ROUND([.G28]/[.$A$48]);IF([.G28]&gt;[.$A$49];CONCATENATE(&quot;.&quot;;ROUND([.G28]/[.$A$50]));IF([.G28]&gt;0;CONCATENATE(&quot;..&quot;;[.G28]);&quot;&quot;)))" office:value-type="string" office:string-value=".55">
            <text:p>.55</text:p>
          </table:table-cell>
          <table:table-cell table:style-name="ce4" table:formula="oooc:=IF([.H28]&gt;[.$A$47];ROUND([.H28]/[.$A$48]);IF([.H28]&gt;[.$A$49];CONCATENATE(&quot;.&quot;;ROUND([.H28]/[.$A$50]));IF([.H28]&gt;0;CONCATENATE(&quot;..&quot;;[.H28]);&quot;&quot;)))" office:value-type="string" office:string-value=".37">
            <text:p>.37</text:p>
          </table:table-cell>
          <table:table-cell table:style-name="ce4" table:formula="oooc:=IF([.I28]&gt;[.$A$47];ROUND([.I28]/[.$A$48]);IF([.I28]&gt;[.$A$49];CONCATENATE(&quot;.&quot;;ROUND([.I28]/[.$A$50]));IF([.I28]&gt;0;CONCATENATE(&quot;..&quot;;[.I28]);&quot;&quot;)))" office:value-type="string" office:string-value=".30">
            <text:p>.30</text:p>
          </table:table-cell>
          <table:table-cell table:style-name="ce4" table:formula="oooc:=IF([.J28]&gt;[.$A$47];ROUND([.J28]/[.$A$48]);IF([.J28]&gt;[.$A$49];CONCATENATE(&quot;.&quot;;ROUND([.J28]/[.$A$50]));IF([.J28]&gt;0;CONCATENATE(&quot;..&quot;;[.J28]);&quot;&quot;)))" office:value-type="string" office:string-value=".28">
            <text:p>.28</text:p>
          </table:table-cell>
          <table:table-cell table:style-name="ce4" table:formula="oooc:=IF([.K28]&gt;[.$A$47];ROUND([.K28]/[.$A$48]);IF([.K28]&gt;[.$A$49];CONCATENATE(&quot;.&quot;;ROUND([.K28]/[.$A$50]));IF([.K28]&gt;0;CONCATENATE(&quot;..&quot;;[.K28]);&quot;&quot;)))" office:value-type="string" office:string-value=".33">
            <text:p>.33</text:p>
          </table:table-cell>
          <table:table-cell table:style-name="ce4" table:formula="oooc:=IF([.L28]&gt;[.$A$47];ROUND([.L28]/[.$A$48]);IF([.L28]&gt;[.$A$49];CONCATENATE(&quot;.&quot;;ROUND([.L28]/[.$A$50]));IF([.L28]&gt;0;CONCATENATE(&quot;..&quot;;[.L28]);&quot;&quot;)))" office:value-type="string" office:string-value=".12">
            <text:p>.12</text:p>
          </table:table-cell>
          <table:table-cell table:style-name="ce4" table:formula="oooc:=IF([.M28]&gt;[.$A$47];ROUND([.M28]/[.$A$48]);IF([.M28]&gt;[.$A$49];CONCATENATE(&quot;.&quot;;ROUND([.M28]/[.$A$50]));IF([.M28]&gt;0;CONCATENATE(&quot;..&quot;;[.M28]);&quot;&quot;)))" office:value-type="string" office:string-value=".8">
            <text:p>.8</text:p>
          </table:table-cell>
          <table:table-cell table:style-name="ce4" table:formula="oooc:=IF([.N28]&gt;[.$A$47];ROUND([.N28]/[.$A$48]);IF([.N28]&gt;[.$A$49];CONCATENATE(&quot;.&quot;;ROUND([.N28]/[.$A$50]));IF([.N28]&gt;0;CONCATENATE(&quot;..&quot;;[.N28]);&quot;&quot;)))" office:value-type="string" office:string-value=".9">
            <text:p>.9</text:p>
          </table:table-cell>
          <table:table-cell table:style-name="ce4" table:formula="oooc:=IF([.O28]&gt;[.$A$47];ROUND([.O28]/[.$A$48]);IF([.O28]&gt;[.$A$49];CONCATENATE(&quot;.&quot;;ROUND([.O28]/[.$A$50]));IF([.O28]&gt;0;CONCATENATE(&quot;..&quot;;[.O28]);&quot;&quot;)))" office:value-type="string" office:string-value=".6">
            <text:p>.6</text:p>
          </table:table-cell>
          <table:table-cell table:style-name="ce4" table:formula="oooc:=IF([.P28]&gt;[.$A$47];ROUND([.P28]/[.$A$48]);IF([.P28]&gt;[.$A$49];CONCATENATE(&quot;.&quot;;ROUND([.P28]/[.$A$50]));IF([.P28]&gt;0;CONCATENATE(&quot;..&quot;;[.P28]);&quot;&quot;)))" office:value-type="string" office:string-value=".4">
            <text:p>.4</text:p>
          </table:table-cell>
          <table:table-cell table:style-name="ce4" table:formula="oooc:=IF([.Q28]&gt;[.$A$47];ROUND([.Q28]/[.$A$48]);IF([.Q28]&gt;[.$A$49];CONCATENATE(&quot;.&quot;;ROUND([.Q28]/[.$A$50]));IF([.Q28]&gt;0;CONCATENATE(&quot;..&quot;;[.Q28]);&quot;&quot;)))" office:value-type="string" office:string-value=".3">
            <text:p>.3</text:p>
          </table:table-cell>
          <table:table-cell table:style-name="ce4" table:formula="oooc:=IF([.R28]&gt;[.$A$47];ROUND([.R28]/[.$A$48]);IF([.R28]&gt;[.$A$49];CONCATENATE(&quot;.&quot;;ROUND([.R28]/[.$A$50]));IF([.R28]&gt;0;CONCATENATE(&quot;..&quot;;[.R28]);&quot;&quot;)))" office:value-type="string" office:string-value=".3">
            <text:p>.3</text:p>
          </table:table-cell>
          <table:table-cell table:style-name="ce4" table:formula="oooc:=IF([.S28]&gt;[.$A$47];ROUND([.S28]/[.$A$48]);IF([.S28]&gt;[.$A$49];CONCATENATE(&quot;.&quot;;ROUND([.S28]/[.$A$50]));IF([.S28]&gt;0;CONCATENATE(&quot;..&quot;;[.S28]);&quot;&quot;)))" office:value-type="string" office:string-value=".2">
            <text:p>.2</text:p>
          </table:table-cell>
          <table:table-cell table:style-name="ce4" table:formula="oooc:=IF([.T28]&gt;[.$A$47];ROUND([.T28]/[.$A$48]);IF([.T28]&gt;[.$A$49];CONCATENATE(&quot;.&quot;;ROUND([.T28]/[.$A$50]));IF([.T28]&gt;0;CONCATENATE(&quot;..&quot;;[.T28]);&quot;&quot;)))" office:value-type="string" office:string-value=".1">
            <text:p>.1</text:p>
          </table:table-cell>
          <table:table-cell table:style-name="ce4" table:formula="oooc:=IF([.U28]&gt;[.$A$47];ROUND([.U28]/[.$A$48]);IF([.U28]&gt;[.$A$49];CONCATENATE(&quot;.&quot;;ROUND([.U28]/[.$A$50]));IF([.U28]&gt;0;CONCATENATE(&quot;..&quot;;[.U28]);&quot;&quot;)))" office:value-type="string" office:string-value=".1">
            <text:p>.1</text:p>
          </table:table-cell>
          <table:table-cell table:style-name="ce4" table:formula="oooc:=IF([.V28]&gt;[.$A$47];ROUND([.V28]/[.$A$48]);IF([.V28]&gt;[.$A$49];CONCATENATE(&quot;.&quot;;ROUND([.V28]/[.$A$50]));IF([.V28]&gt;0;CONCATENATE(&quot;..&quot;;[.V28]);&quot;&quot;)))" office:value-type="string" office:string-value="..65">
            <text:p>..65</text:p>
          </table:table-cell>
          <table:table-cell table:style-name="ce4" table:formula="oooc:=IF([.W28]&gt;[.$A$47];ROUND([.W28]/[.$A$48]);IF([.W28]&gt;[.$A$49];CONCATENATE(&quot;.&quot;;ROUND([.W28]/[.$A$50]));IF([.W28]&gt;0;CONCATENATE(&quot;..&quot;;[.W28]);&quot;&quot;)))" office:value-type="string" office:string-value="..41">
            <text:p>..41</text:p>
          </table:table-cell>
          <table:table-cell table:style-name="ce4" table:formula="oooc:=IF([.X28]&gt;[.$A$47];ROUND([.X28]/[.$A$48]);IF([.X28]&gt;[.$A$49];CONCATENATE(&quot;.&quot;;ROUND([.X28]/[.$A$50]));IF([.X28]&gt;0;CONCATENATE(&quot;..&quot;;[.X28]);&quot;&quot;)))" office:value-type="string" office:string-value="..22">
            <text:p>..22</text:p>
          </table:table-cell>
          <table:table-cell table:style-name="ce4" table:formula="oooc:=IF([.Y28]&gt;[.$A$47];ROUND([.Y28]/[.$A$48]);IF([.Y28]&gt;[.$A$49];CONCATENATE(&quot;.&quot;;ROUND([.Y28]/[.$A$50]));IF([.Y28]&gt;0;CONCATENATE(&quot;..&quot;;[.Y28]);&quot;&quot;)))" office:value-type="string" office:string-value="..21">
            <text:p>..21</text:p>
          </table:table-cell>
          <table:table-cell table:style-name="ce4" table:formula="oooc:=IF([.Z28]&gt;[.$A$47];ROUND([.Z28]/[.$A$48]);IF([.Z28]&gt;[.$A$49];CONCATENATE(&quot;.&quot;;ROUND([.Z28]/[.$A$50]));IF([.Z28]&gt;0;CONCATENATE(&quot;..&quot;;[.Z28]);&quot;&quot;)))" office:value-type="string" office:string-value="..13">
            <text:p>..13</text:p>
          </table:table-cell>
          <table:table-cell table:style-name="ce4" table:formula="oooc:=IF([.AA28]&gt;[.$A$47];ROUND([.AA28]/[.$A$48]);IF([.AA28]&gt;[.$A$49];CONCATENATE(&quot;.&quot;;ROUND([.AA28]/[.$A$50]));IF([.AA28]&gt;0;CONCATENATE(&quot;..&quot;;[.AA28]);&quot;&quot;)))" office:value-type="string" office:string-value="..6">
            <text:p>..6</text:p>
          </table:table-cell>
          <table:table-cell table:style-name="ce4" table:formula="oooc:=IF([.AB28]&gt;[.$A$47];ROUND([.AB28]/[.$A$48]);IF([.AB28]&gt;[.$A$49];CONCATENATE(&quot;.&quot;;ROUND([.AB28]/[.$A$50]));IF([.AB28]&gt;0;CONCATENATE(&quot;..&quot;;[.AB28]);&quot;&quot;)))" office:value-type="string" office:string-value="..1">
            <text:p>..1</text:p>
          </table:table-cell>
          <table:table-cell table:style-name="ce4" table:formula="oooc:=IF([.AC28]&gt;[.$A$47];ROUND([.AC28]/[.$A$48]);IF([.AC28]&gt;[.$A$49];CONCATENATE(&quot;.&quot;;ROUND([.AC28]/[.$A$50]));IF([.AC28]&gt;0;CONCATENATE(&quot;..&quot;;[.AC28]);&quot;&quot;)))">
            <text:p/>
          </table:table-cell>
          <table:table-cell table:style-name="ce4" table:formula="oooc:=IF([.AD28]&gt;[.$A$47];ROUND([.AD28]/[.$A$48]);IF([.AD28]&gt;[.$A$49];CONCATENATE(&quot;.&quot;;ROUND([.AD28]/[.$A$50]));IF([.AD28]&gt;0;CONCATENATE(&quot;..&quot;;[.AD28]);&quot;&quot;)))">
            <text:p/>
          </table:table-cell>
          <table:table-cell table:style-name="ce4" table:formula="oooc:=IF([.AE28]&gt;[.$A$47];ROUND([.AE28]/[.$A$48]);IF([.AE28]&gt;[.$A$49];CONCATENATE(&quot;.&quot;;ROUND([.AE28]/[.$A$50]));IF([.AE28]&gt;0;CONCATENATE(&quot;..&quot;;[.AE28]);&quot;&quot;)))">
            <text:p/>
          </table:table-cell>
          <table:table-cell table:style-name="ce4" table:formula="oooc:=IF([.AF28]&gt;[.$A$47];ROUND([.AF28]/[.$A$48]);IF([.AF28]&gt;[.$A$49];CONCATENATE(&quot;.&quot;;ROUND([.AF28]/[.$A$50]));IF([.AF28]&gt;0;CONCATENATE(&quot;..&quot;;[.AF28]);&quot;&quot;)))">
            <text:p/>
          </table:table-cell>
          <table:table-cell table:style-name="ce4" table:formula="oooc:=IF([.AG28]&gt;[.$A$47];ROUND([.AG28]/[.$A$48]);IF([.AG28]&gt;[.$A$49];CONCATENATE(&quot;.&quot;;ROUND([.AG28]/[.$A$50]));IF([.AG28]&gt;0;CONCATENATE(&quot;..&quot;;[.AG28]);&quot;&quot;)))">
            <text:p/>
          </table:table-cell>
          <table:table-cell table:style-name="ce4" table:formula="oooc:=IF([.AH28]&gt;[.$A$47];ROUND([.AH28]/[.$A$48]);IF([.AH28]&gt;[.$A$49];CONCATENATE(&quot;.&quot;;ROUND([.AH28]/[.$A$50]));IF([.AH28]&gt;0;CONCATENATE(&quot;..&quot;;[.AH28]);&quot;&quot;)))">
            <text:p/>
          </table:table-cell>
          <table:table-cell table:style-name="ce4" table:formula="oooc:=IF([.AI28]&gt;[.$A$47];ROUND([.AI28]/[.$A$48]);IF([.AI28]&gt;[.$A$49];CONCATENATE(&quot;.&quot;;ROUND([.AI28]/[.$A$50]));IF([.AI28]&gt;0;CONCATENATE(&quot;..&quot;;[.AI28]);&quot;&quot;)))">
            <text:p/>
          </table:table-cell>
          <table:table-cell table:style-name="ce4" table:formula="oooc:=IF([.AJ28]&gt;[.$A$47];ROUND([.AJ28]/[.$A$48]);IF([.AJ28]&gt;[.$A$49];CONCATENATE(&quot;.&quot;;ROUND([.AJ28]/[.$A$50]));IF([.AJ28]&gt;0;CONCATENATE(&quot;..&quot;;[.AJ28]);&quot;&quot;)))">
            <text:p/>
          </table:table-cell>
          <table:table-cell table:style-name="ce4" table:formula="oooc:=IF([.AK28]&gt;[.$A$47];ROUND([.AK28]/[.$A$48]);IF([.AK28]&gt;[.$A$49];CONCATENATE(&quot;.&quot;;ROUND([.AK28]/[.$A$50]));IF([.AK28]&gt;0;CONCATENATE(&quot;..&quot;;[.AK28]);&quot;&quot;)))">
            <text:p/>
          </table:table-cell>
          <table:table-cell table:style-name="ce4" table:formula="oooc:=IF([.AL28]&gt;[.$A$47];ROUND([.AL28]/[.$A$48]);IF([.AL28]&gt;[.$A$49];CONCATENATE(&quot;.&quot;;ROUND([.AL28]/[.$A$50]));IF([.AL28]&gt;0;CONCATENATE(&quot;..&quot;;[.AL28]);&quot;&quot;)))">
            <text:p/>
          </table:table-cell>
          <table:table-cell table:style-name="ce4" table:formula="oooc:=IF([.AM28]&gt;[.$A$47];ROUND([.AM28]/[.$A$48]);IF([.AM28]&gt;[.$A$49];CONCATENATE(&quot;.&quot;;ROUND([.AM28]/[.$A$50]));IF([.AM28]&gt;0;CONCATENATE(&quot;..&quot;;[.AM28]);&quot;&quot;)))">
            <text:p/>
          </table:table-cell>
          <table:table-cell table:style-name="ce4" table:formula="oooc:=IF([.AN28]&gt;[.$A$47];ROUND([.AN28]/[.$A$48]);IF([.AN28]&gt;[.$A$49];CONCATENATE(&quot;.&quot;;ROUND([.AN28]/[.$A$50]));IF([.AN28]&gt;0;CONCATENATE(&quot;..&quot;;[.AN28]);&quot;&quot;)))">
            <text:p/>
          </table:table-cell>
          <table:table-cell table:number-columns-repeated="216"/>
        </table:table-row>
        <table:table-row table:style-name="ro1">
          <table:table-cell table:formula="oooc:=[.A29]" office:value-type="float" office:value="24">
            <text:p>24</text:p>
          </table:table-cell>
          <table:table-cell table:style-name="ce4" table:formula="oooc:=IF([.B29]&gt;[.$A$47];ROUND([.B29]/[.$A$48]);IF([.B29]&gt;[.$A$49];CONCATENATE(&quot;.&quot;;ROUND([.B29]/[.$A$50]));IF([.B29]&gt;0;CONCATENATE(&quot;..&quot;;[.B29]);&quot;&quot;)))" office:value-type="float" office:value="1">
            <text:p>1</text:p>
          </table:table-cell>
          <table:table-cell table:style-name="ce4" table:formula="oooc:=IF([.C29]&gt;[.$A$47];ROUND([.C29]/[.$A$48]);IF([.C29]&gt;[.$A$49];CONCATENATE(&quot;.&quot;;ROUND([.C29]/[.$A$50]));IF([.C29]&gt;0;CONCATENATE(&quot;..&quot;;[.C29]);&quot;&quot;)))" office:value-type="string" office:string-value=".99">
            <text:p>.99</text:p>
          </table:table-cell>
          <table:table-cell table:style-name="ce4" table:formula="oooc:=IF([.D29]&gt;[.$A$47];ROUND([.D29]/[.$A$48]);IF([.D29]&gt;[.$A$49];CONCATENATE(&quot;.&quot;;ROUND([.D29]/[.$A$50]));IF([.D29]&gt;0;CONCATENATE(&quot;..&quot;;[.D29]);&quot;&quot;)))" office:value-type="string" office:string-value=".63">
            <text:p>.63</text:p>
          </table:table-cell>
          <table:table-cell table:style-name="ce4" table:formula="oooc:=IF([.E29]&gt;[.$A$47];ROUND([.E29]/[.$A$48]);IF([.E29]&gt;[.$A$49];CONCATENATE(&quot;.&quot;;ROUND([.E29]/[.$A$50]));IF([.E29]&gt;0;CONCATENATE(&quot;..&quot;;[.E29]);&quot;&quot;)))" office:value-type="string" office:string-value=".61">
            <text:p>.61</text:p>
          </table:table-cell>
          <table:table-cell table:style-name="ce4" table:formula="oooc:=IF([.F29]&gt;[.$A$47];ROUND([.F29]/[.$A$48]);IF([.F29]&gt;[.$A$49];CONCATENATE(&quot;.&quot;;ROUND([.F29]/[.$A$50]));IF([.F29]&gt;0;CONCATENATE(&quot;..&quot;;[.F29]);&quot;&quot;)))" office:value-type="string" office:string-value=".79">
            <text:p>.79</text:p>
          </table:table-cell>
          <table:table-cell table:style-name="ce4" table:formula="oooc:=IF([.G29]&gt;[.$A$47];ROUND([.G29]/[.$A$48]);IF([.G29]&gt;[.$A$49];CONCATENATE(&quot;.&quot;;ROUND([.G29]/[.$A$50]));IF([.G29]&gt;0;CONCATENATE(&quot;..&quot;;[.G29]);&quot;&quot;)))" office:value-type="string" office:string-value=".28">
            <text:p>.28</text:p>
          </table:table-cell>
          <table:table-cell table:style-name="ce4" table:formula="oooc:=IF([.H29]&gt;[.$A$47];ROUND([.H29]/[.$A$48]);IF([.H29]&gt;[.$A$49];CONCATENATE(&quot;.&quot;;ROUND([.H29]/[.$A$50]));IF([.H29]&gt;0;CONCATENATE(&quot;..&quot;;[.H29]);&quot;&quot;)))" office:value-type="string" office:string-value=".18">
            <text:p>.18</text:p>
          </table:table-cell>
          <table:table-cell table:style-name="ce4" table:formula="oooc:=IF([.I29]&gt;[.$A$47];ROUND([.I29]/[.$A$48]);IF([.I29]&gt;[.$A$49];CONCATENATE(&quot;.&quot;;ROUND([.I29]/[.$A$50]));IF([.I29]&gt;0;CONCATENATE(&quot;..&quot;;[.I29]);&quot;&quot;)))" office:value-type="string" office:string-value=".14">
            <text:p>.14</text:p>
          </table:table-cell>
          <table:table-cell table:style-name="ce4" table:formula="oooc:=IF([.J29]&gt;[.$A$47];ROUND([.J29]/[.$A$48]);IF([.J29]&gt;[.$A$49];CONCATENATE(&quot;.&quot;;ROUND([.J29]/[.$A$50]));IF([.J29]&gt;0;CONCATENATE(&quot;..&quot;;[.J29]);&quot;&quot;)))" office:value-type="string" office:string-value=".13">
            <text:p>.13</text:p>
          </table:table-cell>
          <table:table-cell table:style-name="ce4" table:formula="oooc:=IF([.K29]&gt;[.$A$47];ROUND([.K29]/[.$A$48]);IF([.K29]&gt;[.$A$49];CONCATENATE(&quot;.&quot;;ROUND([.K29]/[.$A$50]));IF([.K29]&gt;0;CONCATENATE(&quot;..&quot;;[.K29]);&quot;&quot;)))" office:value-type="string" office:string-value=".16">
            <text:p>.16</text:p>
          </table:table-cell>
          <table:table-cell table:style-name="ce4" table:formula="oooc:=IF([.L29]&gt;[.$A$47];ROUND([.L29]/[.$A$48]);IF([.L29]&gt;[.$A$49];CONCATENATE(&quot;.&quot;;ROUND([.L29]/[.$A$50]));IF([.L29]&gt;0;CONCATENATE(&quot;..&quot;;[.L29]);&quot;&quot;)))" office:value-type="string" office:string-value=".5">
            <text:p>.5</text:p>
          </table:table-cell>
          <table:table-cell table:style-name="ce4" table:formula="oooc:=IF([.M29]&gt;[.$A$47];ROUND([.M29]/[.$A$48]);IF([.M29]&gt;[.$A$49];CONCATENATE(&quot;.&quot;;ROUND([.M29]/[.$A$50]));IF([.M29]&gt;0;CONCATENATE(&quot;..&quot;;[.M29]);&quot;&quot;)))" office:value-type="string" office:string-value=".3">
            <text:p>.3</text:p>
          </table:table-cell>
          <table:table-cell table:style-name="ce4" table:formula="oooc:=IF([.N29]&gt;[.$A$47];ROUND([.N29]/[.$A$48]);IF([.N29]&gt;[.$A$49];CONCATENATE(&quot;.&quot;;ROUND([.N29]/[.$A$50]));IF([.N29]&gt;0;CONCATENATE(&quot;..&quot;;[.N29]);&quot;&quot;)))" office:value-type="string" office:string-value=".4">
            <text:p>.4</text:p>
          </table:table-cell>
          <table:table-cell table:style-name="ce4" table:formula="oooc:=IF([.O29]&gt;[.$A$47];ROUND([.O29]/[.$A$48]);IF([.O29]&gt;[.$A$49];CONCATENATE(&quot;.&quot;;ROUND([.O29]/[.$A$50]));IF([.O29]&gt;0;CONCATENATE(&quot;..&quot;;[.O29]);&quot;&quot;)))" office:value-type="string" office:string-value=".2">
            <text:p>.2</text:p>
          </table:table-cell>
          <table:table-cell table:style-name="ce4" table:formula="oooc:=IF([.P29]&gt;[.$A$47];ROUND([.P29]/[.$A$48]);IF([.P29]&gt;[.$A$49];CONCATENATE(&quot;.&quot;;ROUND([.P29]/[.$A$50]));IF([.P29]&gt;0;CONCATENATE(&quot;..&quot;;[.P29]);&quot;&quot;)))" office:value-type="string" office:string-value=".2">
            <text:p>.2</text:p>
          </table:table-cell>
          <table:table-cell table:style-name="ce4" table:formula="oooc:=IF([.Q29]&gt;[.$A$47];ROUND([.Q29]/[.$A$48]);IF([.Q29]&gt;[.$A$49];CONCATENATE(&quot;.&quot;;ROUND([.Q29]/[.$A$50]));IF([.Q29]&gt;0;CONCATENATE(&quot;..&quot;;[.Q29]);&quot;&quot;)))" office:value-type="string" office:string-value="..76">
            <text:p>..76</text:p>
          </table:table-cell>
          <table:table-cell table:style-name="ce4" table:formula="oooc:=IF([.R29]&gt;[.$A$47];ROUND([.R29]/[.$A$48]);IF([.R29]&gt;[.$A$49];CONCATENATE(&quot;.&quot;;ROUND([.R29]/[.$A$50]));IF([.R29]&gt;0;CONCATENATE(&quot;..&quot;;[.R29]);&quot;&quot;)))" office:value-type="string" office:string-value=".2">
            <text:p>.2</text:p>
          </table:table-cell>
          <table:table-cell table:style-name="ce4" table:formula="oooc:=IF([.S29]&gt;[.$A$47];ROUND([.S29]/[.$A$48]);IF([.S29]&gt;[.$A$49];CONCATENATE(&quot;.&quot;;ROUND([.S29]/[.$A$50]));IF([.S29]&gt;0;CONCATENATE(&quot;..&quot;;[.S29]);&quot;&quot;)))" office:value-type="string" office:string-value="..76">
            <text:p>..76</text:p>
          </table:table-cell>
          <table:table-cell table:style-name="ce4" table:formula="oooc:=IF([.T29]&gt;[.$A$47];ROUND([.T29]/[.$A$48]);IF([.T29]&gt;[.$A$49];CONCATENATE(&quot;.&quot;;ROUND([.T29]/[.$A$50]));IF([.T29]&gt;0;CONCATENATE(&quot;..&quot;;[.T29]);&quot;&quot;)))" office:value-type="string" office:string-value="..32">
            <text:p>..32</text:p>
          </table:table-cell>
          <table:table-cell table:style-name="ce4" table:formula="oooc:=IF([.U29]&gt;[.$A$47];ROUND([.U29]/[.$A$48]);IF([.U29]&gt;[.$A$49];CONCATENATE(&quot;.&quot;;ROUND([.U29]/[.$A$50]));IF([.U29]&gt;0;CONCATENATE(&quot;..&quot;;[.U29]);&quot;&quot;)))" office:value-type="string" office:string-value="..32">
            <text:p>..32</text:p>
          </table:table-cell>
          <table:table-cell table:style-name="ce4" table:formula="oooc:=IF([.V29]&gt;[.$A$47];ROUND([.V29]/[.$A$48]);IF([.V29]&gt;[.$A$49];CONCATENATE(&quot;.&quot;;ROUND([.V29]/[.$A$50]));IF([.V29]&gt;0;CONCATENATE(&quot;..&quot;;[.V29]);&quot;&quot;)))" office:value-type="string" office:string-value="..41">
            <text:p>..41</text:p>
          </table:table-cell>
          <table:table-cell table:style-name="ce4" table:formula="oooc:=IF([.W29]&gt;[.$A$47];ROUND([.W29]/[.$A$48]);IF([.W29]&gt;[.$A$49];CONCATENATE(&quot;.&quot;;ROUND([.W29]/[.$A$50]));IF([.W29]&gt;0;CONCATENATE(&quot;..&quot;;[.W29]);&quot;&quot;)))" office:value-type="string" office:string-value="..18">
            <text:p>..18</text:p>
          </table:table-cell>
          <table:table-cell table:style-name="ce4" table:formula="oooc:=IF([.X29]&gt;[.$A$47];ROUND([.X29]/[.$A$48]);IF([.X29]&gt;[.$A$49];CONCATENATE(&quot;.&quot;;ROUND([.X29]/[.$A$50]));IF([.X29]&gt;0;CONCATENATE(&quot;..&quot;;[.X29]);&quot;&quot;)))" office:value-type="string" office:string-value="..15">
            <text:p>..15</text:p>
          </table:table-cell>
          <table:table-cell table:style-name="ce4" table:formula="oooc:=IF([.Y29]&gt;[.$A$47];ROUND([.Y29]/[.$A$48]);IF([.Y29]&gt;[.$A$49];CONCATENATE(&quot;.&quot;;ROUND([.Y29]/[.$A$50]));IF([.Y29]&gt;0;CONCATENATE(&quot;..&quot;;[.Y29]);&quot;&quot;)))" office:value-type="string" office:string-value="..4">
            <text:p>..4</text:p>
          </table:table-cell>
          <table:table-cell table:style-name="ce4" table:formula="oooc:=IF([.Z29]&gt;[.$A$47];ROUND([.Z29]/[.$A$48]);IF([.Z29]&gt;[.$A$49];CONCATENATE(&quot;.&quot;;ROUND([.Z29]/[.$A$50]));IF([.Z29]&gt;0;CONCATENATE(&quot;..&quot;;[.Z29]);&quot;&quot;)))" office:value-type="string" office:string-value="..4">
            <text:p>..4</text:p>
          </table:table-cell>
          <table:table-cell table:style-name="ce4" table:formula="oooc:=IF([.AA29]&gt;[.$A$47];ROUND([.AA29]/[.$A$48]);IF([.AA29]&gt;[.$A$49];CONCATENATE(&quot;.&quot;;ROUND([.AA29]/[.$A$50]));IF([.AA29]&gt;0;CONCATENATE(&quot;..&quot;;[.AA29]);&quot;&quot;)))">
            <text:p/>
          </table:table-cell>
          <table:table-cell table:style-name="ce4" table:formula="oooc:=IF([.AB29]&gt;[.$A$47];ROUND([.AB29]/[.$A$48]);IF([.AB29]&gt;[.$A$49];CONCATENATE(&quot;.&quot;;ROUND([.AB29]/[.$A$50]));IF([.AB29]&gt;0;CONCATENATE(&quot;..&quot;;[.AB29]);&quot;&quot;)))" office:value-type="string" office:string-value="..1">
            <text:p>..1</text:p>
          </table:table-cell>
          <table:table-cell table:style-name="ce4" table:formula="oooc:=IF([.AC29]&gt;[.$A$47];ROUND([.AC29]/[.$A$48]);IF([.AC29]&gt;[.$A$49];CONCATENATE(&quot;.&quot;;ROUND([.AC29]/[.$A$50]));IF([.AC29]&gt;0;CONCATENATE(&quot;..&quot;;[.AC29]);&quot;&quot;)))">
            <text:p/>
          </table:table-cell>
          <table:table-cell table:style-name="ce4" table:formula="oooc:=IF([.AD29]&gt;[.$A$47];ROUND([.AD29]/[.$A$48]);IF([.AD29]&gt;[.$A$49];CONCATENATE(&quot;.&quot;;ROUND([.AD29]/[.$A$50]));IF([.AD29]&gt;0;CONCATENATE(&quot;..&quot;;[.AD29]);&quot;&quot;)))">
            <text:p/>
          </table:table-cell>
          <table:table-cell table:style-name="ce4" table:formula="oooc:=IF([.AE29]&gt;[.$A$47];ROUND([.AE29]/[.$A$48]);IF([.AE29]&gt;[.$A$49];CONCATENATE(&quot;.&quot;;ROUND([.AE29]/[.$A$50]));IF([.AE29]&gt;0;CONCATENATE(&quot;..&quot;;[.AE29]);&quot;&quot;)))">
            <text:p/>
          </table:table-cell>
          <table:table-cell table:style-name="ce4" table:formula="oooc:=IF([.AF29]&gt;[.$A$47];ROUND([.AF29]/[.$A$48]);IF([.AF29]&gt;[.$A$49];CONCATENATE(&quot;.&quot;;ROUND([.AF29]/[.$A$50]));IF([.AF29]&gt;0;CONCATENATE(&quot;..&quot;;[.AF29]);&quot;&quot;)))">
            <text:p/>
          </table:table-cell>
          <table:table-cell table:style-name="ce4" table:formula="oooc:=IF([.AG29]&gt;[.$A$47];ROUND([.AG29]/[.$A$48]);IF([.AG29]&gt;[.$A$49];CONCATENATE(&quot;.&quot;;ROUND([.AG29]/[.$A$50]));IF([.AG29]&gt;0;CONCATENATE(&quot;..&quot;;[.AG29]);&quot;&quot;)))">
            <text:p/>
          </table:table-cell>
          <table:table-cell table:style-name="ce4" table:formula="oooc:=IF([.AH29]&gt;[.$A$47];ROUND([.AH29]/[.$A$48]);IF([.AH29]&gt;[.$A$49];CONCATENATE(&quot;.&quot;;ROUND([.AH29]/[.$A$50]));IF([.AH29]&gt;0;CONCATENATE(&quot;..&quot;;[.AH29]);&quot;&quot;)))">
            <text:p/>
          </table:table-cell>
          <table:table-cell table:style-name="ce4" table:formula="oooc:=IF([.AI29]&gt;[.$A$47];ROUND([.AI29]/[.$A$48]);IF([.AI29]&gt;[.$A$49];CONCATENATE(&quot;.&quot;;ROUND([.AI29]/[.$A$50]));IF([.AI29]&gt;0;CONCATENATE(&quot;..&quot;;[.AI29]);&quot;&quot;)))">
            <text:p/>
          </table:table-cell>
          <table:table-cell table:style-name="ce4" table:formula="oooc:=IF([.AJ29]&gt;[.$A$47];ROUND([.AJ29]/[.$A$48]);IF([.AJ29]&gt;[.$A$49];CONCATENATE(&quot;.&quot;;ROUND([.AJ29]/[.$A$50]));IF([.AJ29]&gt;0;CONCATENATE(&quot;..&quot;;[.AJ29]);&quot;&quot;)))">
            <text:p/>
          </table:table-cell>
          <table:table-cell table:style-name="ce4" table:formula="oooc:=IF([.AK29]&gt;[.$A$47];ROUND([.AK29]/[.$A$48]);IF([.AK29]&gt;[.$A$49];CONCATENATE(&quot;.&quot;;ROUND([.AK29]/[.$A$50]));IF([.AK29]&gt;0;CONCATENATE(&quot;..&quot;;[.AK29]);&quot;&quot;)))">
            <text:p/>
          </table:table-cell>
          <table:table-cell table:style-name="ce4" table:formula="oooc:=IF([.AL29]&gt;[.$A$47];ROUND([.AL29]/[.$A$48]);IF([.AL29]&gt;[.$A$49];CONCATENATE(&quot;.&quot;;ROUND([.AL29]/[.$A$50]));IF([.AL29]&gt;0;CONCATENATE(&quot;..&quot;;[.AL29]);&quot;&quot;)))">
            <text:p/>
          </table:table-cell>
          <table:table-cell table:style-name="ce4" table:formula="oooc:=IF([.AM29]&gt;[.$A$47];ROUND([.AM29]/[.$A$48]);IF([.AM29]&gt;[.$A$49];CONCATENATE(&quot;.&quot;;ROUND([.AM29]/[.$A$50]));IF([.AM29]&gt;0;CONCATENATE(&quot;..&quot;;[.AM29]);&quot;&quot;)))">
            <text:p/>
          </table:table-cell>
          <table:table-cell table:style-name="ce4" table:formula="oooc:=IF([.AN29]&gt;[.$A$47];ROUND([.AN29]/[.$A$48]);IF([.AN29]&gt;[.$A$49];CONCATENATE(&quot;.&quot;;ROUND([.AN29]/[.$A$50]));IF([.AN29]&gt;0;CONCATENATE(&quot;..&quot;;[.AN29]);&quot;&quot;)))">
            <text:p/>
          </table:table-cell>
          <table:table-cell table:number-columns-repeated="216"/>
        </table:table-row>
        <table:table-row table:style-name="ro1">
          <table:table-cell table:formula="oooc:=[.A30]" office:value-type="float" office:value="25">
            <text:p>25</text:p>
          </table:table-cell>
          <table:table-cell table:style-name="ce4" table:formula="oooc:=IF([.B30]&gt;[.$A$47];ROUND([.B30]/[.$A$48]);IF([.B30]&gt;[.$A$49];CONCATENATE(&quot;.&quot;;ROUND([.B30]/[.$A$50]));IF([.B30]&gt;0;CONCATENATE(&quot;..&quot;;[.B30]);&quot;&quot;)))" office:value-type="string" office:string-value=".73">
            <text:p>.73</text:p>
          </table:table-cell>
          <table:table-cell table:style-name="ce4" table:formula="oooc:=IF([.C30]&gt;[.$A$47];ROUND([.C30]/[.$A$48]);IF([.C30]&gt;[.$A$49];CONCATENATE(&quot;.&quot;;ROUND([.C30]/[.$A$50]));IF([.C30]&gt;0;CONCATENATE(&quot;..&quot;;[.C30]);&quot;&quot;)))" office:value-type="string" office:string-value=".48">
            <text:p>.48</text:p>
          </table:table-cell>
          <table:table-cell table:style-name="ce4" table:formula="oooc:=IF([.D30]&gt;[.$A$47];ROUND([.D30]/[.$A$48]);IF([.D30]&gt;[.$A$49];CONCATENATE(&quot;.&quot;;ROUND([.D30]/[.$A$50]));IF([.D30]&gt;0;CONCATENATE(&quot;..&quot;;[.D30]);&quot;&quot;)))" office:value-type="string" office:string-value=".30">
            <text:p>.30</text:p>
          </table:table-cell>
          <table:table-cell table:style-name="ce4" table:formula="oooc:=IF([.E30]&gt;[.$A$47];ROUND([.E30]/[.$A$48]);IF([.E30]&gt;[.$A$49];CONCATENATE(&quot;.&quot;;ROUND([.E30]/[.$A$50]));IF([.E30]&gt;0;CONCATENATE(&quot;..&quot;;[.E30]);&quot;&quot;)))" office:value-type="string" office:string-value=".29">
            <text:p>.29</text:p>
          </table:table-cell>
          <table:table-cell table:style-name="ce4" table:formula="oooc:=IF([.F30]&gt;[.$A$47];ROUND([.F30]/[.$A$48]);IF([.F30]&gt;[.$A$49];CONCATENATE(&quot;.&quot;;ROUND([.F30]/[.$A$50]));IF([.F30]&gt;0;CONCATENATE(&quot;..&quot;;[.F30]);&quot;&quot;)))" office:value-type="string" office:string-value=".39">
            <text:p>.39</text:p>
          </table:table-cell>
          <table:table-cell table:style-name="ce4" table:formula="oooc:=IF([.G30]&gt;[.$A$47];ROUND([.G30]/[.$A$48]);IF([.G30]&gt;[.$A$49];CONCATENATE(&quot;.&quot;;ROUND([.G30]/[.$A$50]));IF([.G30]&gt;0;CONCATENATE(&quot;..&quot;;[.G30]);&quot;&quot;)))" office:value-type="string" office:string-value=".13">
            <text:p>.13</text:p>
          </table:table-cell>
          <table:table-cell table:style-name="ce4" table:formula="oooc:=IF([.H30]&gt;[.$A$47];ROUND([.H30]/[.$A$48]);IF([.H30]&gt;[.$A$49];CONCATENATE(&quot;.&quot;;ROUND([.H30]/[.$A$50]));IF([.H30]&gt;0;CONCATENATE(&quot;..&quot;;[.H30]);&quot;&quot;)))" office:value-type="string" office:string-value=".7">
            <text:p>.7</text:p>
          </table:table-cell>
          <table:table-cell table:style-name="ce4" table:formula="oooc:=IF([.I30]&gt;[.$A$47];ROUND([.I30]/[.$A$48]);IF([.I30]&gt;[.$A$49];CONCATENATE(&quot;.&quot;;ROUND([.I30]/[.$A$50]));IF([.I30]&gt;0;CONCATENATE(&quot;..&quot;;[.I30]);&quot;&quot;)))" office:value-type="string" office:string-value=".6">
            <text:p>.6</text:p>
          </table:table-cell>
          <table:table-cell table:style-name="ce4" table:formula="oooc:=IF([.J30]&gt;[.$A$47];ROUND([.J30]/[.$A$48]);IF([.J30]&gt;[.$A$49];CONCATENATE(&quot;.&quot;;ROUND([.J30]/[.$A$50]));IF([.J30]&gt;0;CONCATENATE(&quot;..&quot;;[.J30]);&quot;&quot;)))" office:value-type="string" office:string-value=".5">
            <text:p>.5</text:p>
          </table:table-cell>
          <table:table-cell table:style-name="ce4" table:formula="oooc:=IF([.K30]&gt;[.$A$47];ROUND([.K30]/[.$A$48]);IF([.K30]&gt;[.$A$49];CONCATENATE(&quot;.&quot;;ROUND([.K30]/[.$A$50]));IF([.K30]&gt;0;CONCATENATE(&quot;..&quot;;[.K30]);&quot;&quot;)))" office:value-type="string" office:string-value=".7">
            <text:p>.7</text:p>
          </table:table-cell>
          <table:table-cell table:style-name="ce4" table:formula="oooc:=IF([.L30]&gt;[.$A$47];ROUND([.L30]/[.$A$48]);IF([.L30]&gt;[.$A$49];CONCATENATE(&quot;.&quot;;ROUND([.L30]/[.$A$50]));IF([.L30]&gt;0;CONCATENATE(&quot;..&quot;;[.L30]);&quot;&quot;)))" office:value-type="string" office:string-value=".2">
            <text:p>.2</text:p>
          </table:table-cell>
          <table:table-cell table:style-name="ce4" table:formula="oooc:=IF([.M30]&gt;[.$A$47];ROUND([.M30]/[.$A$48]);IF([.M30]&gt;[.$A$49];CONCATENATE(&quot;.&quot;;ROUND([.M30]/[.$A$50]));IF([.M30]&gt;0;CONCATENATE(&quot;..&quot;;[.M30]);&quot;&quot;)))" office:value-type="string" office:string-value=".1">
            <text:p>.1</text:p>
          </table:table-cell>
          <table:table-cell table:style-name="ce4" table:formula="oooc:=IF([.N30]&gt;[.$A$47];ROUND([.N30]/[.$A$48]);IF([.N30]&gt;[.$A$49];CONCATENATE(&quot;.&quot;;ROUND([.N30]/[.$A$50]));IF([.N30]&gt;0;CONCATENATE(&quot;..&quot;;[.N30]);&quot;&quot;)))" office:value-type="string" office:string-value=".1">
            <text:p>.1</text:p>
          </table:table-cell>
          <table:table-cell table:style-name="ce4" table:formula="oooc:=IF([.O30]&gt;[.$A$47];ROUND([.O30]/[.$A$48]);IF([.O30]&gt;[.$A$49];CONCATENATE(&quot;.&quot;;ROUND([.O30]/[.$A$50]));IF([.O30]&gt;0;CONCATENATE(&quot;..&quot;;[.O30]);&quot;&quot;)))" office:value-type="string" office:string-value="..79">
            <text:p>..79</text:p>
          </table:table-cell>
          <table:table-cell table:style-name="ce4" table:formula="oooc:=IF([.P30]&gt;[.$A$47];ROUND([.P30]/[.$A$48]);IF([.P30]&gt;[.$A$49];CONCATENATE(&quot;.&quot;;ROUND([.P30]/[.$A$50]));IF([.P30]&gt;0;CONCATENATE(&quot;..&quot;;[.P30]);&quot;&quot;)))" office:value-type="string" office:string-value="..59">
            <text:p>..59</text:p>
          </table:table-cell>
          <table:table-cell table:style-name="ce4" table:formula="oooc:=IF([.Q30]&gt;[.$A$47];ROUND([.Q30]/[.$A$48]);IF([.Q30]&gt;[.$A$49];CONCATENATE(&quot;.&quot;;ROUND([.Q30]/[.$A$50]));IF([.Q30]&gt;0;CONCATENATE(&quot;..&quot;;[.Q30]);&quot;&quot;)))" office:value-type="string" office:string-value="..30">
            <text:p>..30</text:p>
          </table:table-cell>
          <table:table-cell table:style-name="ce4" table:formula="oooc:=IF([.R30]&gt;[.$A$47];ROUND([.R30]/[.$A$48]);IF([.R30]&gt;[.$A$49];CONCATENATE(&quot;.&quot;;ROUND([.R30]/[.$A$50]));IF([.R30]&gt;0;CONCATENATE(&quot;..&quot;;[.R30]);&quot;&quot;)))" office:value-type="string" office:string-value="..72">
            <text:p>..72</text:p>
          </table:table-cell>
          <table:table-cell table:style-name="ce4" table:formula="oooc:=IF([.S30]&gt;[.$A$47];ROUND([.S30]/[.$A$48]);IF([.S30]&gt;[.$A$49];CONCATENATE(&quot;.&quot;;ROUND([.S30]/[.$A$50]));IF([.S30]&gt;0;CONCATENATE(&quot;..&quot;;[.S30]);&quot;&quot;)))" office:value-type="string" office:string-value="..26">
            <text:p>..26</text:p>
          </table:table-cell>
          <table:table-cell table:style-name="ce4" table:formula="oooc:=IF([.T30]&gt;[.$A$47];ROUND([.T30]/[.$A$48]);IF([.T30]&gt;[.$A$49];CONCATENATE(&quot;.&quot;;ROUND([.T30]/[.$A$50]));IF([.T30]&gt;0;CONCATENATE(&quot;..&quot;;[.T30]);&quot;&quot;)))" office:value-type="string" office:string-value="..12">
            <text:p>..12</text:p>
          </table:table-cell>
          <table:table-cell table:style-name="ce4" table:formula="oooc:=IF([.U30]&gt;[.$A$47];ROUND([.U30]/[.$A$48]);IF([.U30]&gt;[.$A$49];CONCATENATE(&quot;.&quot;;ROUND([.U30]/[.$A$50]));IF([.U30]&gt;0;CONCATENATE(&quot;..&quot;;[.U30]);&quot;&quot;)))" office:value-type="string" office:string-value="..14">
            <text:p>..14</text:p>
          </table:table-cell>
          <table:table-cell table:style-name="ce4" table:formula="oooc:=IF([.V30]&gt;[.$A$47];ROUND([.V30]/[.$A$48]);IF([.V30]&gt;[.$A$49];CONCATENATE(&quot;.&quot;;ROUND([.V30]/[.$A$50]));IF([.V30]&gt;0;CONCATENATE(&quot;..&quot;;[.V30]);&quot;&quot;)))" office:value-type="string" office:string-value="..5">
            <text:p>..5</text:p>
          </table:table-cell>
          <table:table-cell table:style-name="ce4" table:formula="oooc:=IF([.W30]&gt;[.$A$47];ROUND([.W30]/[.$A$48]);IF([.W30]&gt;[.$A$49];CONCATENATE(&quot;.&quot;;ROUND([.W30]/[.$A$50]));IF([.W30]&gt;0;CONCATENATE(&quot;..&quot;;[.W30]);&quot;&quot;)))" office:value-type="string" office:string-value="..3">
            <text:p>..3</text:p>
          </table:table-cell>
          <table:table-cell table:style-name="ce4" table:formula="oooc:=IF([.X30]&gt;[.$A$47];ROUND([.X30]/[.$A$48]);IF([.X30]&gt;[.$A$49];CONCATENATE(&quot;.&quot;;ROUND([.X30]/[.$A$50]));IF([.X30]&gt;0;CONCATENATE(&quot;..&quot;;[.X30]);&quot;&quot;)))" office:value-type="string" office:string-value="..1">
            <text:p>..1</text:p>
          </table:table-cell>
          <table:table-cell table:style-name="ce4" table:formula="oooc:=IF([.Y30]&gt;[.$A$47];ROUND([.Y30]/[.$A$48]);IF([.Y30]&gt;[.$A$49];CONCATENATE(&quot;.&quot;;ROUND([.Y30]/[.$A$50]));IF([.Y30]&gt;0;CONCATENATE(&quot;..&quot;;[.Y30]);&quot;&quot;)))">
            <text:p/>
          </table:table-cell>
          <table:table-cell table:style-name="ce4" table:formula="oooc:=IF([.Z30]&gt;[.$A$47];ROUND([.Z30]/[.$A$48]);IF([.Z30]&gt;[.$A$49];CONCATENATE(&quot;.&quot;;ROUND([.Z30]/[.$A$50]));IF([.Z30]&gt;0;CONCATENATE(&quot;..&quot;;[.Z30]);&quot;&quot;)))">
            <text:p/>
          </table:table-cell>
          <table:table-cell table:style-name="ce4" table:formula="oooc:=IF([.AA30]&gt;[.$A$47];ROUND([.AA30]/[.$A$48]);IF([.AA30]&gt;[.$A$49];CONCATENATE(&quot;.&quot;;ROUND([.AA30]/[.$A$50]));IF([.AA30]&gt;0;CONCATENATE(&quot;..&quot;;[.AA30]);&quot;&quot;)))">
            <text:p/>
          </table:table-cell>
          <table:table-cell table:style-name="ce4" table:formula="oooc:=IF([.AB30]&gt;[.$A$47];ROUND([.AB30]/[.$A$48]);IF([.AB30]&gt;[.$A$49];CONCATENATE(&quot;.&quot;;ROUND([.AB30]/[.$A$50]));IF([.AB30]&gt;0;CONCATENATE(&quot;..&quot;;[.AB30]);&quot;&quot;)))">
            <text:p/>
          </table:table-cell>
          <table:table-cell table:style-name="ce4" table:formula="oooc:=IF([.AC30]&gt;[.$A$47];ROUND([.AC30]/[.$A$48]);IF([.AC30]&gt;[.$A$49];CONCATENATE(&quot;.&quot;;ROUND([.AC30]/[.$A$50]));IF([.AC30]&gt;0;CONCATENATE(&quot;..&quot;;[.AC30]);&quot;&quot;)))">
            <text:p/>
          </table:table-cell>
          <table:table-cell table:style-name="ce4" table:formula="oooc:=IF([.AD30]&gt;[.$A$47];ROUND([.AD30]/[.$A$48]);IF([.AD30]&gt;[.$A$49];CONCATENATE(&quot;.&quot;;ROUND([.AD30]/[.$A$50]));IF([.AD30]&gt;0;CONCATENATE(&quot;..&quot;;[.AD30]);&quot;&quot;)))">
            <text:p/>
          </table:table-cell>
          <table:table-cell table:style-name="ce4" table:formula="oooc:=IF([.AE30]&gt;[.$A$47];ROUND([.AE30]/[.$A$48]);IF([.AE30]&gt;[.$A$49];CONCATENATE(&quot;.&quot;;ROUND([.AE30]/[.$A$50]));IF([.AE30]&gt;0;CONCATENATE(&quot;..&quot;;[.AE30]);&quot;&quot;)))">
            <text:p/>
          </table:table-cell>
          <table:table-cell table:style-name="ce4" table:formula="oooc:=IF([.AF30]&gt;[.$A$47];ROUND([.AF30]/[.$A$48]);IF([.AF30]&gt;[.$A$49];CONCATENATE(&quot;.&quot;;ROUND([.AF30]/[.$A$50]));IF([.AF30]&gt;0;CONCATENATE(&quot;..&quot;;[.AF30]);&quot;&quot;)))">
            <text:p/>
          </table:table-cell>
          <table:table-cell table:style-name="ce4" table:formula="oooc:=IF([.AG30]&gt;[.$A$47];ROUND([.AG30]/[.$A$48]);IF([.AG30]&gt;[.$A$49];CONCATENATE(&quot;.&quot;;ROUND([.AG30]/[.$A$50]));IF([.AG30]&gt;0;CONCATENATE(&quot;..&quot;;[.AG30]);&quot;&quot;)))">
            <text:p/>
          </table:table-cell>
          <table:table-cell table:style-name="ce4" table:formula="oooc:=IF([.AH30]&gt;[.$A$47];ROUND([.AH30]/[.$A$48]);IF([.AH30]&gt;[.$A$49];CONCATENATE(&quot;.&quot;;ROUND([.AH30]/[.$A$50]));IF([.AH30]&gt;0;CONCATENATE(&quot;..&quot;;[.AH30]);&quot;&quot;)))">
            <text:p/>
          </table:table-cell>
          <table:table-cell table:style-name="ce4" table:formula="oooc:=IF([.AI30]&gt;[.$A$47];ROUND([.AI30]/[.$A$48]);IF([.AI30]&gt;[.$A$49];CONCATENATE(&quot;.&quot;;ROUND([.AI30]/[.$A$50]));IF([.AI30]&gt;0;CONCATENATE(&quot;..&quot;;[.AI30]);&quot;&quot;)))">
            <text:p/>
          </table:table-cell>
          <table:table-cell table:style-name="ce4" table:formula="oooc:=IF([.AJ30]&gt;[.$A$47];ROUND([.AJ30]/[.$A$48]);IF([.AJ30]&gt;[.$A$49];CONCATENATE(&quot;.&quot;;ROUND([.AJ30]/[.$A$50]));IF([.AJ30]&gt;0;CONCATENATE(&quot;..&quot;;[.AJ30]);&quot;&quot;)))">
            <text:p/>
          </table:table-cell>
          <table:table-cell table:style-name="ce4" table:formula="oooc:=IF([.AK30]&gt;[.$A$47];ROUND([.AK30]/[.$A$48]);IF([.AK30]&gt;[.$A$49];CONCATENATE(&quot;.&quot;;ROUND([.AK30]/[.$A$50]));IF([.AK30]&gt;0;CONCATENATE(&quot;..&quot;;[.AK30]);&quot;&quot;)))">
            <text:p/>
          </table:table-cell>
          <table:table-cell table:style-name="ce4" table:formula="oooc:=IF([.AL30]&gt;[.$A$47];ROUND([.AL30]/[.$A$48]);IF([.AL30]&gt;[.$A$49];CONCATENATE(&quot;.&quot;;ROUND([.AL30]/[.$A$50]));IF([.AL30]&gt;0;CONCATENATE(&quot;..&quot;;[.AL30]);&quot;&quot;)))">
            <text:p/>
          </table:table-cell>
          <table:table-cell table:style-name="ce4" table:formula="oooc:=IF([.AM30]&gt;[.$A$47];ROUND([.AM30]/[.$A$48]);IF([.AM30]&gt;[.$A$49];CONCATENATE(&quot;.&quot;;ROUND([.AM30]/[.$A$50]));IF([.AM30]&gt;0;CONCATENATE(&quot;..&quot;;[.AM30]);&quot;&quot;)))">
            <text:p/>
          </table:table-cell>
          <table:table-cell table:style-name="ce4" table:formula="oooc:=IF([.AN30]&gt;[.$A$47];ROUND([.AN30]/[.$A$48]);IF([.AN30]&gt;[.$A$49];CONCATENATE(&quot;.&quot;;ROUND([.AN30]/[.$A$50]));IF([.AN30]&gt;0;CONCATENATE(&quot;..&quot;;[.AN30]);&quot;&quot;)))">
            <text:p/>
          </table:table-cell>
          <table:table-cell table:number-columns-repeated="216"/>
        </table:table-row>
        <table:table-row table:style-name="ro1">
          <table:table-cell table:formula="oooc:=[.A31]" office:value-type="float" office:value="26">
            <text:p>26</text:p>
          </table:table-cell>
          <table:table-cell table:style-name="ce4" table:formula="oooc:=IF([.B31]&gt;[.$A$47];ROUND([.B31]/[.$A$48]);IF([.B31]&gt;[.$A$49];CONCATENATE(&quot;.&quot;;ROUND([.B31]/[.$A$50]));IF([.B31]&gt;0;CONCATENATE(&quot;..&quot;;[.B31]);&quot;&quot;)))" office:value-type="string" office:string-value=".33">
            <text:p>.33</text:p>
          </table:table-cell>
          <table:table-cell table:style-name="ce4" table:formula="oooc:=IF([.C31]&gt;[.$A$47];ROUND([.C31]/[.$A$48]);IF([.C31]&gt;[.$A$49];CONCATENATE(&quot;.&quot;;ROUND([.C31]/[.$A$50]));IF([.C31]&gt;0;CONCATENATE(&quot;..&quot;;[.C31]);&quot;&quot;)))" office:value-type="string" office:string-value=".21">
            <text:p>.21</text:p>
          </table:table-cell>
          <table:table-cell table:style-name="ce4" table:formula="oooc:=IF([.D31]&gt;[.$A$47];ROUND([.D31]/[.$A$48]);IF([.D31]&gt;[.$A$49];CONCATENATE(&quot;.&quot;;ROUND([.D31]/[.$A$50]));IF([.D31]&gt;0;CONCATENATE(&quot;..&quot;;[.D31]);&quot;&quot;)))" office:value-type="string" office:string-value=".12">
            <text:p>.12</text:p>
          </table:table-cell>
          <table:table-cell table:style-name="ce4" table:formula="oooc:=IF([.E31]&gt;[.$A$47];ROUND([.E31]/[.$A$48]);IF([.E31]&gt;[.$A$49];CONCATENATE(&quot;.&quot;;ROUND([.E31]/[.$A$50]));IF([.E31]&gt;0;CONCATENATE(&quot;..&quot;;[.E31]);&quot;&quot;)))" office:value-type="string" office:string-value=".12">
            <text:p>.12</text:p>
          </table:table-cell>
          <table:table-cell table:style-name="ce4" table:formula="oooc:=IF([.F31]&gt;[.$A$47];ROUND([.F31]/[.$A$48]);IF([.F31]&gt;[.$A$49];CONCATENATE(&quot;.&quot;;ROUND([.F31]/[.$A$50]));IF([.F31]&gt;0;CONCATENATE(&quot;..&quot;;[.F31]);&quot;&quot;)))" office:value-type="string" office:string-value=".19">
            <text:p>.19</text:p>
          </table:table-cell>
          <table:table-cell table:style-name="ce4" table:formula="oooc:=IF([.G31]&gt;[.$A$47];ROUND([.G31]/[.$A$48]);IF([.G31]&gt;[.$A$49];CONCATENATE(&quot;.&quot;;ROUND([.G31]/[.$A$50]));IF([.G31]&gt;0;CONCATENATE(&quot;..&quot;;[.G31]);&quot;&quot;)))" office:value-type="string" office:string-value=".5">
            <text:p>.5</text:p>
          </table:table-cell>
          <table:table-cell table:style-name="ce4" table:formula="oooc:=IF([.H31]&gt;[.$A$47];ROUND([.H31]/[.$A$48]);IF([.H31]&gt;[.$A$49];CONCATENATE(&quot;.&quot;;ROUND([.H31]/[.$A$50]));IF([.H31]&gt;0;CONCATENATE(&quot;..&quot;;[.H31]);&quot;&quot;)))" office:value-type="string" office:string-value=".3">
            <text:p>.3</text:p>
          </table:table-cell>
          <table:table-cell table:style-name="ce4" table:formula="oooc:=IF([.I31]&gt;[.$A$47];ROUND([.I31]/[.$A$48]);IF([.I31]&gt;[.$A$49];CONCATENATE(&quot;.&quot;;ROUND([.I31]/[.$A$50]));IF([.I31]&gt;0;CONCATENATE(&quot;..&quot;;[.I31]);&quot;&quot;)))" office:value-type="string" office:string-value=".3">
            <text:p>.3</text:p>
          </table:table-cell>
          <table:table-cell table:style-name="ce4" table:formula="oooc:=IF([.J31]&gt;[.$A$47];ROUND([.J31]/[.$A$48]);IF([.J31]&gt;[.$A$49];CONCATENATE(&quot;.&quot;;ROUND([.J31]/[.$A$50]));IF([.J31]&gt;0;CONCATENATE(&quot;..&quot;;[.J31]);&quot;&quot;)))" office:value-type="string" office:string-value=".2">
            <text:p>.2</text:p>
          </table:table-cell>
          <table:table-cell table:style-name="ce4" table:formula="oooc:=IF([.K31]&gt;[.$A$47];ROUND([.K31]/[.$A$48]);IF([.K31]&gt;[.$A$49];CONCATENATE(&quot;.&quot;;ROUND([.K31]/[.$A$50]));IF([.K31]&gt;0;CONCATENATE(&quot;..&quot;;[.K31]);&quot;&quot;)))" office:value-type="string" office:string-value=".3">
            <text:p>.3</text:p>
          </table:table-cell>
          <table:table-cell table:style-name="ce4" table:formula="oooc:=IF([.L31]&gt;[.$A$47];ROUND([.L31]/[.$A$48]);IF([.L31]&gt;[.$A$49];CONCATENATE(&quot;.&quot;;ROUND([.L31]/[.$A$50]));IF([.L31]&gt;0;CONCATENATE(&quot;..&quot;;[.L31]);&quot;&quot;)))" office:value-type="string" office:string-value="..75">
            <text:p>..75</text:p>
          </table:table-cell>
          <table:table-cell table:style-name="ce4" table:formula="oooc:=IF([.M31]&gt;[.$A$47];ROUND([.M31]/[.$A$48]);IF([.M31]&gt;[.$A$49];CONCATENATE(&quot;.&quot;;ROUND([.M31]/[.$A$50]));IF([.M31]&gt;0;CONCATENATE(&quot;..&quot;;[.M31]);&quot;&quot;)))" office:value-type="string" office:string-value="..38">
            <text:p>..38</text:p>
          </table:table-cell>
          <table:table-cell table:style-name="ce4" table:formula="oooc:=IF([.N31]&gt;[.$A$47];ROUND([.N31]/[.$A$48]);IF([.N31]&gt;[.$A$49];CONCATENATE(&quot;.&quot;;ROUND([.N31]/[.$A$50]));IF([.N31]&gt;0;CONCATENATE(&quot;..&quot;;[.N31]);&quot;&quot;)))" office:value-type="string" office:string-value="..50">
            <text:p>..50</text:p>
          </table:table-cell>
          <table:table-cell table:style-name="ce4" table:formula="oooc:=IF([.O31]&gt;[.$A$47];ROUND([.O31]/[.$A$48]);IF([.O31]&gt;[.$A$49];CONCATENATE(&quot;.&quot;;ROUND([.O31]/[.$A$50]));IF([.O31]&gt;0;CONCATENATE(&quot;..&quot;;[.O31]);&quot;&quot;)))" office:value-type="string" office:string-value="..21">
            <text:p>..21</text:p>
          </table:table-cell>
          <table:table-cell table:style-name="ce4" table:formula="oooc:=IF([.P31]&gt;[.$A$47];ROUND([.P31]/[.$A$48]);IF([.P31]&gt;[.$A$49];CONCATENATE(&quot;.&quot;;ROUND([.P31]/[.$A$50]));IF([.P31]&gt;0;CONCATENATE(&quot;..&quot;;[.P31]);&quot;&quot;)))" office:value-type="string" office:string-value="..21">
            <text:p>..21</text:p>
          </table:table-cell>
          <table:table-cell table:style-name="ce4" table:formula="oooc:=IF([.Q31]&gt;[.$A$47];ROUND([.Q31]/[.$A$48]);IF([.Q31]&gt;[.$A$49];CONCATENATE(&quot;.&quot;;ROUND([.Q31]/[.$A$50]));IF([.Q31]&gt;0;CONCATENATE(&quot;..&quot;;[.Q31]);&quot;&quot;)))" office:value-type="string" office:string-value="..9">
            <text:p>..9</text:p>
          </table:table-cell>
          <table:table-cell table:style-name="ce4" table:formula="oooc:=IF([.R31]&gt;[.$A$47];ROUND([.R31]/[.$A$48]);IF([.R31]&gt;[.$A$49];CONCATENATE(&quot;.&quot;;ROUND([.R31]/[.$A$50]));IF([.R31]&gt;0;CONCATENATE(&quot;..&quot;;[.R31]);&quot;&quot;)))" office:value-type="string" office:string-value="..19">
            <text:p>..19</text:p>
          </table:table-cell>
          <table:table-cell table:style-name="ce4" table:formula="oooc:=IF([.S31]&gt;[.$A$47];ROUND([.S31]/[.$A$48]);IF([.S31]&gt;[.$A$49];CONCATENATE(&quot;.&quot;;ROUND([.S31]/[.$A$50]));IF([.S31]&gt;0;CONCATENATE(&quot;..&quot;;[.S31]);&quot;&quot;)))" office:value-type="string" office:string-value="..6">
            <text:p>..6</text:p>
          </table:table-cell>
          <table:table-cell table:style-name="ce4" table:formula="oooc:=IF([.T31]&gt;[.$A$47];ROUND([.T31]/[.$A$48]);IF([.T31]&gt;[.$A$49];CONCATENATE(&quot;.&quot;;ROUND([.T31]/[.$A$50]));IF([.T31]&gt;0;CONCATENATE(&quot;..&quot;;[.T31]);&quot;&quot;)))" office:value-type="string" office:string-value="..4">
            <text:p>..4</text:p>
          </table:table-cell>
          <table:table-cell table:style-name="ce4" table:formula="oooc:=IF([.U31]&gt;[.$A$47];ROUND([.U31]/[.$A$48]);IF([.U31]&gt;[.$A$49];CONCATENATE(&quot;.&quot;;ROUND([.U31]/[.$A$50]));IF([.U31]&gt;0;CONCATENATE(&quot;..&quot;;[.U31]);&quot;&quot;)))" office:value-type="string" office:string-value="..6">
            <text:p>..6</text:p>
          </table:table-cell>
          <table:table-cell table:style-name="ce4" table:formula="oooc:=IF([.V31]&gt;[.$A$47];ROUND([.V31]/[.$A$48]);IF([.V31]&gt;[.$A$49];CONCATENATE(&quot;.&quot;;ROUND([.V31]/[.$A$50]));IF([.V31]&gt;0;CONCATENATE(&quot;..&quot;;[.V31]);&quot;&quot;)))" office:value-type="string" office:string-value="..5">
            <text:p>..5</text:p>
          </table:table-cell>
          <table:table-cell table:style-name="ce4" table:formula="oooc:=IF([.W31]&gt;[.$A$47];ROUND([.W31]/[.$A$48]);IF([.W31]&gt;[.$A$49];CONCATENATE(&quot;.&quot;;ROUND([.W31]/[.$A$50]));IF([.W31]&gt;0;CONCATENATE(&quot;..&quot;;[.W31]);&quot;&quot;)))" office:value-type="string" office:string-value="..1">
            <text:p>..1</text:p>
          </table:table-cell>
          <table:table-cell table:style-name="ce4" table:formula="oooc:=IF([.X31]&gt;[.$A$47];ROUND([.X31]/[.$A$48]);IF([.X31]&gt;[.$A$49];CONCATENATE(&quot;.&quot;;ROUND([.X31]/[.$A$50]));IF([.X31]&gt;0;CONCATENATE(&quot;..&quot;;[.X31]);&quot;&quot;)))">
            <text:p/>
          </table:table-cell>
          <table:table-cell table:style-name="ce4" table:formula="oooc:=IF([.Y31]&gt;[.$A$47];ROUND([.Y31]/[.$A$48]);IF([.Y31]&gt;[.$A$49];CONCATENATE(&quot;.&quot;;ROUND([.Y31]/[.$A$50]));IF([.Y31]&gt;0;CONCATENATE(&quot;..&quot;;[.Y31]);&quot;&quot;)))">
            <text:p/>
          </table:table-cell>
          <table:table-cell table:style-name="ce4" table:formula="oooc:=IF([.Z31]&gt;[.$A$47];ROUND([.Z31]/[.$A$48]);IF([.Z31]&gt;[.$A$49];CONCATENATE(&quot;.&quot;;ROUND([.Z31]/[.$A$50]));IF([.Z31]&gt;0;CONCATENATE(&quot;..&quot;;[.Z31]);&quot;&quot;)))">
            <text:p/>
          </table:table-cell>
          <table:table-cell table:style-name="ce4" table:formula="oooc:=IF([.AA31]&gt;[.$A$47];ROUND([.AA31]/[.$A$48]);IF([.AA31]&gt;[.$A$49];CONCATENATE(&quot;.&quot;;ROUND([.AA31]/[.$A$50]));IF([.AA31]&gt;0;CONCATENATE(&quot;..&quot;;[.AA31]);&quot;&quot;)))">
            <text:p/>
          </table:table-cell>
          <table:table-cell table:style-name="ce4" table:formula="oooc:=IF([.AB31]&gt;[.$A$47];ROUND([.AB31]/[.$A$48]);IF([.AB31]&gt;[.$A$49];CONCATENATE(&quot;.&quot;;ROUND([.AB31]/[.$A$50]));IF([.AB31]&gt;0;CONCATENATE(&quot;..&quot;;[.AB31]);&quot;&quot;)))">
            <text:p/>
          </table:table-cell>
          <table:table-cell table:style-name="ce4" table:formula="oooc:=IF([.AC31]&gt;[.$A$47];ROUND([.AC31]/[.$A$48]);IF([.AC31]&gt;[.$A$49];CONCATENATE(&quot;.&quot;;ROUND([.AC31]/[.$A$50]));IF([.AC31]&gt;0;CONCATENATE(&quot;..&quot;;[.AC31]);&quot;&quot;)))">
            <text:p/>
          </table:table-cell>
          <table:table-cell table:style-name="ce4" table:formula="oooc:=IF([.AD31]&gt;[.$A$47];ROUND([.AD31]/[.$A$48]);IF([.AD31]&gt;[.$A$49];CONCATENATE(&quot;.&quot;;ROUND([.AD31]/[.$A$50]));IF([.AD31]&gt;0;CONCATENATE(&quot;..&quot;;[.AD31]);&quot;&quot;)))">
            <text:p/>
          </table:table-cell>
          <table:table-cell table:style-name="ce4" table:formula="oooc:=IF([.AE31]&gt;[.$A$47];ROUND([.AE31]/[.$A$48]);IF([.AE31]&gt;[.$A$49];CONCATENATE(&quot;.&quot;;ROUND([.AE31]/[.$A$50]));IF([.AE31]&gt;0;CONCATENATE(&quot;..&quot;;[.AE31]);&quot;&quot;)))">
            <text:p/>
          </table:table-cell>
          <table:table-cell table:style-name="ce4" table:formula="oooc:=IF([.AF31]&gt;[.$A$47];ROUND([.AF31]/[.$A$48]);IF([.AF31]&gt;[.$A$49];CONCATENATE(&quot;.&quot;;ROUND([.AF31]/[.$A$50]));IF([.AF31]&gt;0;CONCATENATE(&quot;..&quot;;[.AF31]);&quot;&quot;)))">
            <text:p/>
          </table:table-cell>
          <table:table-cell table:style-name="ce4" table:formula="oooc:=IF([.AG31]&gt;[.$A$47];ROUND([.AG31]/[.$A$48]);IF([.AG31]&gt;[.$A$49];CONCATENATE(&quot;.&quot;;ROUND([.AG31]/[.$A$50]));IF([.AG31]&gt;0;CONCATENATE(&quot;..&quot;;[.AG31]);&quot;&quot;)))">
            <text:p/>
          </table:table-cell>
          <table:table-cell table:style-name="ce4" table:formula="oooc:=IF([.AH31]&gt;[.$A$47];ROUND([.AH31]/[.$A$48]);IF([.AH31]&gt;[.$A$49];CONCATENATE(&quot;.&quot;;ROUND([.AH31]/[.$A$50]));IF([.AH31]&gt;0;CONCATENATE(&quot;..&quot;;[.AH31]);&quot;&quot;)))">
            <text:p/>
          </table:table-cell>
          <table:table-cell table:style-name="ce4" table:formula="oooc:=IF([.AI31]&gt;[.$A$47];ROUND([.AI31]/[.$A$48]);IF([.AI31]&gt;[.$A$49];CONCATENATE(&quot;.&quot;;ROUND([.AI31]/[.$A$50]));IF([.AI31]&gt;0;CONCATENATE(&quot;..&quot;;[.AI31]);&quot;&quot;)))">
            <text:p/>
          </table:table-cell>
          <table:table-cell table:style-name="ce4" table:formula="oooc:=IF([.AJ31]&gt;[.$A$47];ROUND([.AJ31]/[.$A$48]);IF([.AJ31]&gt;[.$A$49];CONCATENATE(&quot;.&quot;;ROUND([.AJ31]/[.$A$50]));IF([.AJ31]&gt;0;CONCATENATE(&quot;..&quot;;[.AJ31]);&quot;&quot;)))">
            <text:p/>
          </table:table-cell>
          <table:table-cell table:style-name="ce4" table:formula="oooc:=IF([.AK31]&gt;[.$A$47];ROUND([.AK31]/[.$A$48]);IF([.AK31]&gt;[.$A$49];CONCATENATE(&quot;.&quot;;ROUND([.AK31]/[.$A$50]));IF([.AK31]&gt;0;CONCATENATE(&quot;..&quot;;[.AK31]);&quot;&quot;)))">
            <text:p/>
          </table:table-cell>
          <table:table-cell table:style-name="ce4" table:formula="oooc:=IF([.AL31]&gt;[.$A$47];ROUND([.AL31]/[.$A$48]);IF([.AL31]&gt;[.$A$49];CONCATENATE(&quot;.&quot;;ROUND([.AL31]/[.$A$50]));IF([.AL31]&gt;0;CONCATENATE(&quot;..&quot;;[.AL31]);&quot;&quot;)))">
            <text:p/>
          </table:table-cell>
          <table:table-cell table:style-name="ce4" table:formula="oooc:=IF([.AM31]&gt;[.$A$47];ROUND([.AM31]/[.$A$48]);IF([.AM31]&gt;[.$A$49];CONCATENATE(&quot;.&quot;;ROUND([.AM31]/[.$A$50]));IF([.AM31]&gt;0;CONCATENATE(&quot;..&quot;;[.AM31]);&quot;&quot;)))">
            <text:p/>
          </table:table-cell>
          <table:table-cell table:style-name="ce4" table:formula="oooc:=IF([.AN31]&gt;[.$A$47];ROUND([.AN31]/[.$A$48]);IF([.AN31]&gt;[.$A$49];CONCATENATE(&quot;.&quot;;ROUND([.AN31]/[.$A$50]));IF([.AN31]&gt;0;CONCATENATE(&quot;..&quot;;[.AN31]);&quot;&quot;)))">
            <text:p/>
          </table:table-cell>
          <table:table-cell table:number-columns-repeated="216"/>
        </table:table-row>
        <table:table-row table:style-name="ro1">
          <table:table-cell table:formula="oooc:=[.A32]" office:value-type="float" office:value="27">
            <text:p>27</text:p>
          </table:table-cell>
          <table:table-cell table:style-name="ce4" table:formula="oooc:=IF([.B32]&gt;[.$A$47];ROUND([.B32]/[.$A$48]);IF([.B32]&gt;[.$A$49];CONCATENATE(&quot;.&quot;;ROUND([.B32]/[.$A$50]));IF([.B32]&gt;0;CONCATENATE(&quot;..&quot;;[.B32]);&quot;&quot;)))" office:value-type="string" office:string-value=".14">
            <text:p>.14</text:p>
          </table:table-cell>
          <table:table-cell table:style-name="ce4" table:formula="oooc:=IF([.C32]&gt;[.$A$47];ROUND([.C32]/[.$A$48]);IF([.C32]&gt;[.$A$49];CONCATENATE(&quot;.&quot;;ROUND([.C32]/[.$A$50]));IF([.C32]&gt;0;CONCATENATE(&quot;..&quot;;[.C32]);&quot;&quot;)))" office:value-type="string" office:string-value=".9">
            <text:p>.9</text:p>
          </table:table-cell>
          <table:table-cell table:style-name="ce4" table:formula="oooc:=IF([.D32]&gt;[.$A$47];ROUND([.D32]/[.$A$48]);IF([.D32]&gt;[.$A$49];CONCATENATE(&quot;.&quot;;ROUND([.D32]/[.$A$50]));IF([.D32]&gt;0;CONCATENATE(&quot;..&quot;;[.D32]);&quot;&quot;)))" office:value-type="string" office:string-value=".5">
            <text:p>.5</text:p>
          </table:table-cell>
          <table:table-cell table:style-name="ce4" table:formula="oooc:=IF([.E32]&gt;[.$A$47];ROUND([.E32]/[.$A$48]);IF([.E32]&gt;[.$A$49];CONCATENATE(&quot;.&quot;;ROUND([.E32]/[.$A$50]));IF([.E32]&gt;0;CONCATENATE(&quot;..&quot;;[.E32]);&quot;&quot;)))" office:value-type="string" office:string-value=".5">
            <text:p>.5</text:p>
          </table:table-cell>
          <table:table-cell table:style-name="ce4" table:formula="oooc:=IF([.F32]&gt;[.$A$47];ROUND([.F32]/[.$A$48]);IF([.F32]&gt;[.$A$49];CONCATENATE(&quot;.&quot;;ROUND([.F32]/[.$A$50]));IF([.F32]&gt;0;CONCATENATE(&quot;..&quot;;[.F32]);&quot;&quot;)))" office:value-type="string" office:string-value=".8">
            <text:p>.8</text:p>
          </table:table-cell>
          <table:table-cell table:style-name="ce4" table:formula="oooc:=IF([.G32]&gt;[.$A$47];ROUND([.G32]/[.$A$48]);IF([.G32]&gt;[.$A$49];CONCATENATE(&quot;.&quot;;ROUND([.G32]/[.$A$50]));IF([.G32]&gt;0;CONCATENATE(&quot;..&quot;;[.G32]);&quot;&quot;)))" office:value-type="string" office:string-value=".2">
            <text:p>.2</text:p>
          </table:table-cell>
          <table:table-cell table:style-name="ce4" table:formula="oooc:=IF([.H32]&gt;[.$A$47];ROUND([.H32]/[.$A$48]);IF([.H32]&gt;[.$A$49];CONCATENATE(&quot;.&quot;;ROUND([.H32]/[.$A$50]));IF([.H32]&gt;0;CONCATENATE(&quot;..&quot;;[.H32]);&quot;&quot;)))" office:value-type="string" office:string-value=".1">
            <text:p>.1</text:p>
          </table:table-cell>
          <table:table-cell table:style-name="ce4" table:formula="oooc:=IF([.I32]&gt;[.$A$47];ROUND([.I32]/[.$A$48]);IF([.I32]&gt;[.$A$49];CONCATENATE(&quot;.&quot;;ROUND([.I32]/[.$A$50]));IF([.I32]&gt;0;CONCATENATE(&quot;..&quot;;[.I32]);&quot;&quot;)))" office:value-type="string" office:string-value="..89">
            <text:p>..89</text:p>
          </table:table-cell>
          <table:table-cell table:style-name="ce4" table:formula="oooc:=IF([.J32]&gt;[.$A$47];ROUND([.J32]/[.$A$48]);IF([.J32]&gt;[.$A$49];CONCATENATE(&quot;.&quot;;ROUND([.J32]/[.$A$50]));IF([.J32]&gt;0;CONCATENATE(&quot;..&quot;;[.J32]);&quot;&quot;)))" office:value-type="string" office:string-value="..64">
            <text:p>..64</text:p>
          </table:table-cell>
          <table:table-cell table:style-name="ce4" table:formula="oooc:=IF([.K32]&gt;[.$A$47];ROUND([.K32]/[.$A$48]);IF([.K32]&gt;[.$A$49];CONCATENATE(&quot;.&quot;;ROUND([.K32]/[.$A$50]));IF([.K32]&gt;0;CONCATENATE(&quot;..&quot;;[.K32]);&quot;&quot;)))" office:value-type="string" office:string-value=".1">
            <text:p>.1</text:p>
          </table:table-cell>
          <table:table-cell table:style-name="ce4" table:formula="oooc:=IF([.L32]&gt;[.$A$47];ROUND([.L32]/[.$A$48]);IF([.L32]&gt;[.$A$49];CONCATENATE(&quot;.&quot;;ROUND([.L32]/[.$A$50]));IF([.L32]&gt;0;CONCATENATE(&quot;..&quot;;[.L32]);&quot;&quot;)))" office:value-type="string" office:string-value="..31">
            <text:p>..31</text:p>
          </table:table-cell>
          <table:table-cell table:style-name="ce4" table:formula="oooc:=IF([.M32]&gt;[.$A$47];ROUND([.M32]/[.$A$48]);IF([.M32]&gt;[.$A$49];CONCATENATE(&quot;.&quot;;ROUND([.M32]/[.$A$50]));IF([.M32]&gt;0;CONCATENATE(&quot;..&quot;;[.M32]);&quot;&quot;)))" office:value-type="string" office:string-value="..5">
            <text:p>..5</text:p>
          </table:table-cell>
          <table:table-cell table:style-name="ce4" table:formula="oooc:=IF([.N32]&gt;[.$A$47];ROUND([.N32]/[.$A$48]);IF([.N32]&gt;[.$A$49];CONCATENATE(&quot;.&quot;;ROUND([.N32]/[.$A$50]));IF([.N32]&gt;0;CONCATENATE(&quot;..&quot;;[.N32]);&quot;&quot;)))" office:value-type="string" office:string-value="..13">
            <text:p>..13</text:p>
          </table:table-cell>
          <table:table-cell table:style-name="ce4" table:formula="oooc:=IF([.O32]&gt;[.$A$47];ROUND([.O32]/[.$A$48]);IF([.O32]&gt;[.$A$49];CONCATENATE(&quot;.&quot;;ROUND([.O32]/[.$A$50]));IF([.O32]&gt;0;CONCATENATE(&quot;..&quot;;[.O32]);&quot;&quot;)))" office:value-type="string" office:string-value="..2">
            <text:p>..2</text:p>
          </table:table-cell>
          <table:table-cell table:style-name="ce4" table:formula="oooc:=IF([.P32]&gt;[.$A$47];ROUND([.P32]/[.$A$48]);IF([.P32]&gt;[.$A$49];CONCATENATE(&quot;.&quot;;ROUND([.P32]/[.$A$50]));IF([.P32]&gt;0;CONCATENATE(&quot;..&quot;;[.P32]);&quot;&quot;)))" office:value-type="string" office:string-value="..4">
            <text:p>..4</text:p>
          </table:table-cell>
          <table:table-cell table:style-name="ce4" table:formula="oooc:=IF([.Q32]&gt;[.$A$47];ROUND([.Q32]/[.$A$48]);IF([.Q32]&gt;[.$A$49];CONCATENATE(&quot;.&quot;;ROUND([.Q32]/[.$A$50]));IF([.Q32]&gt;0;CONCATENATE(&quot;..&quot;;[.Q32]);&quot;&quot;)))" office:value-type="string" office:string-value="..1">
            <text:p>..1</text:p>
          </table:table-cell>
          <table:table-cell table:style-name="ce4" table:formula="oooc:=IF([.R32]&gt;[.$A$47];ROUND([.R32]/[.$A$48]);IF([.R32]&gt;[.$A$49];CONCATENATE(&quot;.&quot;;ROUND([.R32]/[.$A$50]));IF([.R32]&gt;0;CONCATENATE(&quot;..&quot;;[.R32]);&quot;&quot;)))" office:value-type="string" office:string-value="..10">
            <text:p>..10</text:p>
          </table:table-cell>
          <table:table-cell table:style-name="ce4" table:formula="oooc:=IF([.S32]&gt;[.$A$47];ROUND([.S32]/[.$A$48]);IF([.S32]&gt;[.$A$49];CONCATENATE(&quot;.&quot;;ROUND([.S32]/[.$A$50]));IF([.S32]&gt;0;CONCATENATE(&quot;..&quot;;[.S32]);&quot;&quot;)))" office:value-type="string" office:string-value="..3">
            <text:p>..3</text:p>
          </table:table-cell>
          <table:table-cell table:style-name="ce4" table:formula="oooc:=IF([.T32]&gt;[.$A$47];ROUND([.T32]/[.$A$48]);IF([.T32]&gt;[.$A$49];CONCATENATE(&quot;.&quot;;ROUND([.T32]/[.$A$50]));IF([.T32]&gt;0;CONCATENATE(&quot;..&quot;;[.T32]);&quot;&quot;)))">
            <text:p/>
          </table:table-cell>
          <table:table-cell table:style-name="ce4" table:formula="oooc:=IF([.U32]&gt;[.$A$47];ROUND([.U32]/[.$A$48]);IF([.U32]&gt;[.$A$49];CONCATENATE(&quot;.&quot;;ROUND([.U32]/[.$A$50]));IF([.U32]&gt;0;CONCATENATE(&quot;..&quot;;[.U32]);&quot;&quot;)))">
            <text:p/>
          </table:table-cell>
          <table:table-cell table:style-name="ce4" table:formula="oooc:=IF([.V32]&gt;[.$A$47];ROUND([.V32]/[.$A$48]);IF([.V32]&gt;[.$A$49];CONCATENATE(&quot;.&quot;;ROUND([.V32]/[.$A$50]));IF([.V32]&gt;0;CONCATENATE(&quot;..&quot;;[.V32]);&quot;&quot;)))" office:value-type="string" office:string-value="..2">
            <text:p>..2</text:p>
          </table:table-cell>
          <table:table-cell table:style-name="ce4" table:formula="oooc:=IF([.W32]&gt;[.$A$47];ROUND([.W32]/[.$A$48]);IF([.W32]&gt;[.$A$49];CONCATENATE(&quot;.&quot;;ROUND([.W32]/[.$A$50]));IF([.W32]&gt;0;CONCATENATE(&quot;..&quot;;[.W32]);&quot;&quot;)))">
            <text:p/>
          </table:table-cell>
          <table:table-cell table:style-name="ce4" table:formula="oooc:=IF([.X32]&gt;[.$A$47];ROUND([.X32]/[.$A$48]);IF([.X32]&gt;[.$A$49];CONCATENATE(&quot;.&quot;;ROUND([.X32]/[.$A$50]));IF([.X32]&gt;0;CONCATENATE(&quot;..&quot;;[.X32]);&quot;&quot;)))">
            <text:p/>
          </table:table-cell>
          <table:table-cell table:style-name="ce4" table:formula="oooc:=IF([.Y32]&gt;[.$A$47];ROUND([.Y32]/[.$A$48]);IF([.Y32]&gt;[.$A$49];CONCATENATE(&quot;.&quot;;ROUND([.Y32]/[.$A$50]));IF([.Y32]&gt;0;CONCATENATE(&quot;..&quot;;[.Y32]);&quot;&quot;)))">
            <text:p/>
          </table:table-cell>
          <table:table-cell table:style-name="ce4" table:formula="oooc:=IF([.Z32]&gt;[.$A$47];ROUND([.Z32]/[.$A$48]);IF([.Z32]&gt;[.$A$49];CONCATENATE(&quot;.&quot;;ROUND([.Z32]/[.$A$50]));IF([.Z32]&gt;0;CONCATENATE(&quot;..&quot;;[.Z32]);&quot;&quot;)))">
            <text:p/>
          </table:table-cell>
          <table:table-cell table:style-name="ce4" table:formula="oooc:=IF([.AA32]&gt;[.$A$47];ROUND([.AA32]/[.$A$48]);IF([.AA32]&gt;[.$A$49];CONCATENATE(&quot;.&quot;;ROUND([.AA32]/[.$A$50]));IF([.AA32]&gt;0;CONCATENATE(&quot;..&quot;;[.AA32]);&quot;&quot;)))">
            <text:p/>
          </table:table-cell>
          <table:table-cell table:style-name="ce4" table:formula="oooc:=IF([.AB32]&gt;[.$A$47];ROUND([.AB32]/[.$A$48]);IF([.AB32]&gt;[.$A$49];CONCATENATE(&quot;.&quot;;ROUND([.AB32]/[.$A$50]));IF([.AB32]&gt;0;CONCATENATE(&quot;..&quot;;[.AB32]);&quot;&quot;)))">
            <text:p/>
          </table:table-cell>
          <table:table-cell table:style-name="ce4" table:formula="oooc:=IF([.AC32]&gt;[.$A$47];ROUND([.AC32]/[.$A$48]);IF([.AC32]&gt;[.$A$49];CONCATENATE(&quot;.&quot;;ROUND([.AC32]/[.$A$50]));IF([.AC32]&gt;0;CONCATENATE(&quot;..&quot;;[.AC32]);&quot;&quot;)))">
            <text:p/>
          </table:table-cell>
          <table:table-cell table:style-name="ce4" table:formula="oooc:=IF([.AD32]&gt;[.$A$47];ROUND([.AD32]/[.$A$48]);IF([.AD32]&gt;[.$A$49];CONCATENATE(&quot;.&quot;;ROUND([.AD32]/[.$A$50]));IF([.AD32]&gt;0;CONCATENATE(&quot;..&quot;;[.AD32]);&quot;&quot;)))">
            <text:p/>
          </table:table-cell>
          <table:table-cell table:style-name="ce4" table:formula="oooc:=IF([.AE32]&gt;[.$A$47];ROUND([.AE32]/[.$A$48]);IF([.AE32]&gt;[.$A$49];CONCATENATE(&quot;.&quot;;ROUND([.AE32]/[.$A$50]));IF([.AE32]&gt;0;CONCATENATE(&quot;..&quot;;[.AE32]);&quot;&quot;)))">
            <text:p/>
          </table:table-cell>
          <table:table-cell table:style-name="ce4" table:formula="oooc:=IF([.AF32]&gt;[.$A$47];ROUND([.AF32]/[.$A$48]);IF([.AF32]&gt;[.$A$49];CONCATENATE(&quot;.&quot;;ROUND([.AF32]/[.$A$50]));IF([.AF32]&gt;0;CONCATENATE(&quot;..&quot;;[.AF32]);&quot;&quot;)))">
            <text:p/>
          </table:table-cell>
          <table:table-cell table:style-name="ce4" table:formula="oooc:=IF([.AG32]&gt;[.$A$47];ROUND([.AG32]/[.$A$48]);IF([.AG32]&gt;[.$A$49];CONCATENATE(&quot;.&quot;;ROUND([.AG32]/[.$A$50]));IF([.AG32]&gt;0;CONCATENATE(&quot;..&quot;;[.AG32]);&quot;&quot;)))">
            <text:p/>
          </table:table-cell>
          <table:table-cell table:style-name="ce4" table:formula="oooc:=IF([.AH32]&gt;[.$A$47];ROUND([.AH32]/[.$A$48]);IF([.AH32]&gt;[.$A$49];CONCATENATE(&quot;.&quot;;ROUND([.AH32]/[.$A$50]));IF([.AH32]&gt;0;CONCATENATE(&quot;..&quot;;[.AH32]);&quot;&quot;)))">
            <text:p/>
          </table:table-cell>
          <table:table-cell table:style-name="ce4" table:formula="oooc:=IF([.AI32]&gt;[.$A$47];ROUND([.AI32]/[.$A$48]);IF([.AI32]&gt;[.$A$49];CONCATENATE(&quot;.&quot;;ROUND([.AI32]/[.$A$50]));IF([.AI32]&gt;0;CONCATENATE(&quot;..&quot;;[.AI32]);&quot;&quot;)))">
            <text:p/>
          </table:table-cell>
          <table:table-cell table:style-name="ce4" table:formula="oooc:=IF([.AJ32]&gt;[.$A$47];ROUND([.AJ32]/[.$A$48]);IF([.AJ32]&gt;[.$A$49];CONCATENATE(&quot;.&quot;;ROUND([.AJ32]/[.$A$50]));IF([.AJ32]&gt;0;CONCATENATE(&quot;..&quot;;[.AJ32]);&quot;&quot;)))">
            <text:p/>
          </table:table-cell>
          <table:table-cell table:style-name="ce4" table:formula="oooc:=IF([.AK32]&gt;[.$A$47];ROUND([.AK32]/[.$A$48]);IF([.AK32]&gt;[.$A$49];CONCATENATE(&quot;.&quot;;ROUND([.AK32]/[.$A$50]));IF([.AK32]&gt;0;CONCATENATE(&quot;..&quot;;[.AK32]);&quot;&quot;)))">
            <text:p/>
          </table:table-cell>
          <table:table-cell table:style-name="ce4" table:formula="oooc:=IF([.AL32]&gt;[.$A$47];ROUND([.AL32]/[.$A$48]);IF([.AL32]&gt;[.$A$49];CONCATENATE(&quot;.&quot;;ROUND([.AL32]/[.$A$50]));IF([.AL32]&gt;0;CONCATENATE(&quot;..&quot;;[.AL32]);&quot;&quot;)))">
            <text:p/>
          </table:table-cell>
          <table:table-cell table:style-name="ce4" table:formula="oooc:=IF([.AM32]&gt;[.$A$47];ROUND([.AM32]/[.$A$48]);IF([.AM32]&gt;[.$A$49];CONCATENATE(&quot;.&quot;;ROUND([.AM32]/[.$A$50]));IF([.AM32]&gt;0;CONCATENATE(&quot;..&quot;;[.AM32]);&quot;&quot;)))">
            <text:p/>
          </table:table-cell>
          <table:table-cell table:style-name="ce4" table:formula="oooc:=IF([.AN32]&gt;[.$A$47];ROUND([.AN32]/[.$A$48]);IF([.AN32]&gt;[.$A$49];CONCATENATE(&quot;.&quot;;ROUND([.AN32]/[.$A$50]));IF([.AN32]&gt;0;CONCATENATE(&quot;..&quot;;[.AN32]);&quot;&quot;)))">
            <text:p/>
          </table:table-cell>
          <table:table-cell table:number-columns-repeated="216"/>
        </table:table-row>
        <table:table-row table:style-name="ro1">
          <table:table-cell table:formula="oooc:=[.A33]" office:value-type="float" office:value="28">
            <text:p>28</text:p>
          </table:table-cell>
          <table:table-cell table:style-name="ce4" table:formula="oooc:=IF([.B33]&gt;[.$A$47];ROUND([.B33]/[.$A$48]);IF([.B33]&gt;[.$A$49];CONCATENATE(&quot;.&quot;;ROUND([.B33]/[.$A$50]));IF([.B33]&gt;0;CONCATENATE(&quot;..&quot;;[.B33]);&quot;&quot;)))" office:value-type="string" office:string-value=".6">
            <text:p>.6</text:p>
          </table:table-cell>
          <table:table-cell table:style-name="ce4" table:formula="oooc:=IF([.C33]&gt;[.$A$47];ROUND([.C33]/[.$A$48]);IF([.C33]&gt;[.$A$49];CONCATENATE(&quot;.&quot;;ROUND([.C33]/[.$A$50]));IF([.C33]&gt;0;CONCATENATE(&quot;..&quot;;[.C33]);&quot;&quot;)))" office:value-type="string" office:string-value=".3">
            <text:p>.3</text:p>
          </table:table-cell>
          <table:table-cell table:style-name="ce4" table:formula="oooc:=IF([.D33]&gt;[.$A$47];ROUND([.D33]/[.$A$48]);IF([.D33]&gt;[.$A$49];CONCATENATE(&quot;.&quot;;ROUND([.D33]/[.$A$50]));IF([.D33]&gt;0;CONCATENATE(&quot;..&quot;;[.D33]);&quot;&quot;)))" office:value-type="string" office:string-value=".2">
            <text:p>.2</text:p>
          </table:table-cell>
          <table:table-cell table:style-name="ce4" table:formula="oooc:=IF([.E33]&gt;[.$A$47];ROUND([.E33]/[.$A$48]);IF([.E33]&gt;[.$A$49];CONCATENATE(&quot;.&quot;;ROUND([.E33]/[.$A$50]));IF([.E33]&gt;0;CONCATENATE(&quot;..&quot;;[.E33]);&quot;&quot;)))" office:value-type="string" office:string-value=".2">
            <text:p>.2</text:p>
          </table:table-cell>
          <table:table-cell table:style-name="ce4" table:formula="oooc:=IF([.F33]&gt;[.$A$47];ROUND([.F33]/[.$A$48]);IF([.F33]&gt;[.$A$49];CONCATENATE(&quot;.&quot;;ROUND([.F33]/[.$A$50]));IF([.F33]&gt;0;CONCATENATE(&quot;..&quot;;[.F33]);&quot;&quot;)))" office:value-type="string" office:string-value=".3">
            <text:p>.3</text:p>
          </table:table-cell>
          <table:table-cell table:style-name="ce4" table:formula="oooc:=IF([.G33]&gt;[.$A$47];ROUND([.G33]/[.$A$48]);IF([.G33]&gt;[.$A$49];CONCATENATE(&quot;.&quot;;ROUND([.G33]/[.$A$50]));IF([.G33]&gt;0;CONCATENATE(&quot;..&quot;;[.G33]);&quot;&quot;)))" office:value-type="string" office:string-value="..73">
            <text:p>..73</text:p>
          </table:table-cell>
          <table:table-cell table:style-name="ce4" table:formula="oooc:=IF([.H33]&gt;[.$A$47];ROUND([.H33]/[.$A$48]);IF([.H33]&gt;[.$A$49];CONCATENATE(&quot;.&quot;;ROUND([.H33]/[.$A$50]));IF([.H33]&gt;0;CONCATENATE(&quot;..&quot;;[.H33]);&quot;&quot;)))" office:value-type="string" office:string-value="..20">
            <text:p>..20</text:p>
          </table:table-cell>
          <table:table-cell table:style-name="ce4" table:formula="oooc:=IF([.I33]&gt;[.$A$47];ROUND([.I33]/[.$A$48]);IF([.I33]&gt;[.$A$49];CONCATENATE(&quot;.&quot;;ROUND([.I33]/[.$A$50]));IF([.I33]&gt;0;CONCATENATE(&quot;..&quot;;[.I33]);&quot;&quot;)))" office:value-type="string" office:string-value="..36">
            <text:p>..36</text:p>
          </table:table-cell>
          <table:table-cell table:style-name="ce4" table:formula="oooc:=IF([.J33]&gt;[.$A$47];ROUND([.J33]/[.$A$48]);IF([.J33]&gt;[.$A$49];CONCATENATE(&quot;.&quot;;ROUND([.J33]/[.$A$50]));IF([.J33]&gt;0;CONCATENATE(&quot;..&quot;;[.J33]);&quot;&quot;)))" office:value-type="string" office:string-value="..16">
            <text:p>..16</text:p>
          </table:table-cell>
          <table:table-cell table:style-name="ce4" table:formula="oooc:=IF([.K33]&gt;[.$A$47];ROUND([.K33]/[.$A$48]);IF([.K33]&gt;[.$A$49];CONCATENATE(&quot;.&quot;;ROUND([.K33]/[.$A$50]));IF([.K33]&gt;0;CONCATENATE(&quot;..&quot;;[.K33]);&quot;&quot;)))" office:value-type="string" office:string-value="..45">
            <text:p>..45</text:p>
          </table:table-cell>
          <table:table-cell table:style-name="ce4" table:formula="oooc:=IF([.L33]&gt;[.$A$47];ROUND([.L33]/[.$A$48]);IF([.L33]&gt;[.$A$49];CONCATENATE(&quot;.&quot;;ROUND([.L33]/[.$A$50]));IF([.L33]&gt;0;CONCATENATE(&quot;..&quot;;[.L33]);&quot;&quot;)))" office:value-type="string" office:string-value="..10">
            <text:p>..10</text:p>
          </table:table-cell>
          <table:table-cell table:style-name="ce4" table:formula="oooc:=IF([.M33]&gt;[.$A$47];ROUND([.M33]/[.$A$48]);IF([.M33]&gt;[.$A$49];CONCATENATE(&quot;.&quot;;ROUND([.M33]/[.$A$50]));IF([.M33]&gt;0;CONCATENATE(&quot;..&quot;;[.M33]);&quot;&quot;)))" office:value-type="string" office:string-value="..1">
            <text:p>..1</text:p>
          </table:table-cell>
          <table:table-cell table:style-name="ce4" table:formula="oooc:=IF([.N33]&gt;[.$A$47];ROUND([.N33]/[.$A$48]);IF([.N33]&gt;[.$A$49];CONCATENATE(&quot;.&quot;;ROUND([.N33]/[.$A$50]));IF([.N33]&gt;0;CONCATENATE(&quot;..&quot;;[.N33]);&quot;&quot;)))" office:value-type="string" office:string-value="..4">
            <text:p>..4</text:p>
          </table:table-cell>
          <table:table-cell table:style-name="ce4" table:formula="oooc:=IF([.O33]&gt;[.$A$47];ROUND([.O33]/[.$A$48]);IF([.O33]&gt;[.$A$49];CONCATENATE(&quot;.&quot;;ROUND([.O33]/[.$A$50]));IF([.O33]&gt;0;CONCATENATE(&quot;..&quot;;[.O33]);&quot;&quot;)))" office:value-type="string" office:string-value="..1">
            <text:p>..1</text:p>
          </table:table-cell>
          <table:table-cell table:style-name="ce4" table:formula="oooc:=IF([.P33]&gt;[.$A$47];ROUND([.P33]/[.$A$48]);IF([.P33]&gt;[.$A$49];CONCATENATE(&quot;.&quot;;ROUND([.P33]/[.$A$50]));IF([.P33]&gt;0;CONCATENATE(&quot;..&quot;;[.P33]);&quot;&quot;)))" office:value-type="string" office:string-value="..2">
            <text:p>..2</text:p>
          </table:table-cell>
          <table:table-cell table:style-name="ce4" table:formula="oooc:=IF([.Q33]&gt;[.$A$47];ROUND([.Q33]/[.$A$48]);IF([.Q33]&gt;[.$A$49];CONCATENATE(&quot;.&quot;;ROUND([.Q33]/[.$A$50]));IF([.Q33]&gt;0;CONCATENATE(&quot;..&quot;;[.Q33]);&quot;&quot;)))">
            <text:p/>
          </table:table-cell>
          <table:table-cell table:style-name="ce4" table:formula="oooc:=IF([.R33]&gt;[.$A$47];ROUND([.R33]/[.$A$48]);IF([.R33]&gt;[.$A$49];CONCATENATE(&quot;.&quot;;ROUND([.R33]/[.$A$50]));IF([.R33]&gt;0;CONCATENATE(&quot;..&quot;;[.R33]);&quot;&quot;)))" office:value-type="string" office:string-value="..2">
            <text:p>..2</text:p>
          </table:table-cell>
          <table:table-cell table:style-name="ce4" table:formula="oooc:=IF([.S33]&gt;[.$A$47];ROUND([.S33]/[.$A$48]);IF([.S33]&gt;[.$A$49];CONCATENATE(&quot;.&quot;;ROUND([.S33]/[.$A$50]));IF([.S33]&gt;0;CONCATENATE(&quot;..&quot;;[.S33]);&quot;&quot;)))">
            <text:p/>
          </table:table-cell>
          <table:table-cell table:style-name="ce4" table:formula="oooc:=IF([.T33]&gt;[.$A$47];ROUND([.T33]/[.$A$48]);IF([.T33]&gt;[.$A$49];CONCATENATE(&quot;.&quot;;ROUND([.T33]/[.$A$50]));IF([.T33]&gt;0;CONCATENATE(&quot;..&quot;;[.T33]);&quot;&quot;)))">
            <text:p/>
          </table:table-cell>
          <table:table-cell table:style-name="ce4" table:formula="oooc:=IF([.U33]&gt;[.$A$47];ROUND([.U33]/[.$A$48]);IF([.U33]&gt;[.$A$49];CONCATENATE(&quot;.&quot;;ROUND([.U33]/[.$A$50]));IF([.U33]&gt;0;CONCATENATE(&quot;..&quot;;[.U33]);&quot;&quot;)))">
            <text:p/>
          </table:table-cell>
          <table:table-cell table:style-name="ce4" table:formula="oooc:=IF([.V33]&gt;[.$A$47];ROUND([.V33]/[.$A$48]);IF([.V33]&gt;[.$A$49];CONCATENATE(&quot;.&quot;;ROUND([.V33]/[.$A$50]));IF([.V33]&gt;0;CONCATENATE(&quot;..&quot;;[.V33]);&quot;&quot;)))" office:value-type="string" office:string-value="..1">
            <text:p>..1</text:p>
          </table:table-cell>
          <table:table-cell table:style-name="ce4" table:formula="oooc:=IF([.W33]&gt;[.$A$47];ROUND([.W33]/[.$A$48]);IF([.W33]&gt;[.$A$49];CONCATENATE(&quot;.&quot;;ROUND([.W33]/[.$A$50]));IF([.W33]&gt;0;CONCATENATE(&quot;..&quot;;[.W33]);&quot;&quot;)))">
            <text:p/>
          </table:table-cell>
          <table:table-cell table:style-name="ce4" table:formula="oooc:=IF([.X33]&gt;[.$A$47];ROUND([.X33]/[.$A$48]);IF([.X33]&gt;[.$A$49];CONCATENATE(&quot;.&quot;;ROUND([.X33]/[.$A$50]));IF([.X33]&gt;0;CONCATENATE(&quot;..&quot;;[.X33]);&quot;&quot;)))">
            <text:p/>
          </table:table-cell>
          <table:table-cell table:style-name="ce4" table:formula="oooc:=IF([.Y33]&gt;[.$A$47];ROUND([.Y33]/[.$A$48]);IF([.Y33]&gt;[.$A$49];CONCATENATE(&quot;.&quot;;ROUND([.Y33]/[.$A$50]));IF([.Y33]&gt;0;CONCATENATE(&quot;..&quot;;[.Y33]);&quot;&quot;)))">
            <text:p/>
          </table:table-cell>
          <table:table-cell table:style-name="ce4" table:formula="oooc:=IF([.Z33]&gt;[.$A$47];ROUND([.Z33]/[.$A$48]);IF([.Z33]&gt;[.$A$49];CONCATENATE(&quot;.&quot;;ROUND([.Z33]/[.$A$50]));IF([.Z33]&gt;0;CONCATENATE(&quot;..&quot;;[.Z33]);&quot;&quot;)))">
            <text:p/>
          </table:table-cell>
          <table:table-cell table:style-name="ce4" table:formula="oooc:=IF([.AA33]&gt;[.$A$47];ROUND([.AA33]/[.$A$48]);IF([.AA33]&gt;[.$A$49];CONCATENATE(&quot;.&quot;;ROUND([.AA33]/[.$A$50]));IF([.AA33]&gt;0;CONCATENATE(&quot;..&quot;;[.AA33]);&quot;&quot;)))">
            <text:p/>
          </table:table-cell>
          <table:table-cell table:style-name="ce4" table:formula="oooc:=IF([.AB33]&gt;[.$A$47];ROUND([.AB33]/[.$A$48]);IF([.AB33]&gt;[.$A$49];CONCATENATE(&quot;.&quot;;ROUND([.AB33]/[.$A$50]));IF([.AB33]&gt;0;CONCATENATE(&quot;..&quot;;[.AB33]);&quot;&quot;)))">
            <text:p/>
          </table:table-cell>
          <table:table-cell table:style-name="ce4" table:formula="oooc:=IF([.AC33]&gt;[.$A$47];ROUND([.AC33]/[.$A$48]);IF([.AC33]&gt;[.$A$49];CONCATENATE(&quot;.&quot;;ROUND([.AC33]/[.$A$50]));IF([.AC33]&gt;0;CONCATENATE(&quot;..&quot;;[.AC33]);&quot;&quot;)))">
            <text:p/>
          </table:table-cell>
          <table:table-cell table:style-name="ce4" table:formula="oooc:=IF([.AD33]&gt;[.$A$47];ROUND([.AD33]/[.$A$48]);IF([.AD33]&gt;[.$A$49];CONCATENATE(&quot;.&quot;;ROUND([.AD33]/[.$A$50]));IF([.AD33]&gt;0;CONCATENATE(&quot;..&quot;;[.AD33]);&quot;&quot;)))">
            <text:p/>
          </table:table-cell>
          <table:table-cell table:style-name="ce4" table:formula="oooc:=IF([.AE33]&gt;[.$A$47];ROUND([.AE33]/[.$A$48]);IF([.AE33]&gt;[.$A$49];CONCATENATE(&quot;.&quot;;ROUND([.AE33]/[.$A$50]));IF([.AE33]&gt;0;CONCATENATE(&quot;..&quot;;[.AE33]);&quot;&quot;)))">
            <text:p/>
          </table:table-cell>
          <table:table-cell table:style-name="ce4" table:formula="oooc:=IF([.AF33]&gt;[.$A$47];ROUND([.AF33]/[.$A$48]);IF([.AF33]&gt;[.$A$49];CONCATENATE(&quot;.&quot;;ROUND([.AF33]/[.$A$50]));IF([.AF33]&gt;0;CONCATENATE(&quot;..&quot;;[.AF33]);&quot;&quot;)))">
            <text:p/>
          </table:table-cell>
          <table:table-cell table:style-name="ce4" table:formula="oooc:=IF([.AG33]&gt;[.$A$47];ROUND([.AG33]/[.$A$48]);IF([.AG33]&gt;[.$A$49];CONCATENATE(&quot;.&quot;;ROUND([.AG33]/[.$A$50]));IF([.AG33]&gt;0;CONCATENATE(&quot;..&quot;;[.AG33]);&quot;&quot;)))">
            <text:p/>
          </table:table-cell>
          <table:table-cell table:style-name="ce4" table:formula="oooc:=IF([.AH33]&gt;[.$A$47];ROUND([.AH33]/[.$A$48]);IF([.AH33]&gt;[.$A$49];CONCATENATE(&quot;.&quot;;ROUND([.AH33]/[.$A$50]));IF([.AH33]&gt;0;CONCATENATE(&quot;..&quot;;[.AH33]);&quot;&quot;)))">
            <text:p/>
          </table:table-cell>
          <table:table-cell table:style-name="ce4" table:formula="oooc:=IF([.AI33]&gt;[.$A$47];ROUND([.AI33]/[.$A$48]);IF([.AI33]&gt;[.$A$49];CONCATENATE(&quot;.&quot;;ROUND([.AI33]/[.$A$50]));IF([.AI33]&gt;0;CONCATENATE(&quot;..&quot;;[.AI33]);&quot;&quot;)))">
            <text:p/>
          </table:table-cell>
          <table:table-cell table:style-name="ce4" table:formula="oooc:=IF([.AJ33]&gt;[.$A$47];ROUND([.AJ33]/[.$A$48]);IF([.AJ33]&gt;[.$A$49];CONCATENATE(&quot;.&quot;;ROUND([.AJ33]/[.$A$50]));IF([.AJ33]&gt;0;CONCATENATE(&quot;..&quot;;[.AJ33]);&quot;&quot;)))">
            <text:p/>
          </table:table-cell>
          <table:table-cell table:style-name="ce4" table:formula="oooc:=IF([.AK33]&gt;[.$A$47];ROUND([.AK33]/[.$A$48]);IF([.AK33]&gt;[.$A$49];CONCATENATE(&quot;.&quot;;ROUND([.AK33]/[.$A$50]));IF([.AK33]&gt;0;CONCATENATE(&quot;..&quot;;[.AK33]);&quot;&quot;)))">
            <text:p/>
          </table:table-cell>
          <table:table-cell table:style-name="ce4" table:formula="oooc:=IF([.AL33]&gt;[.$A$47];ROUND([.AL33]/[.$A$48]);IF([.AL33]&gt;[.$A$49];CONCATENATE(&quot;.&quot;;ROUND([.AL33]/[.$A$50]));IF([.AL33]&gt;0;CONCATENATE(&quot;..&quot;;[.AL33]);&quot;&quot;)))">
            <text:p/>
          </table:table-cell>
          <table:table-cell table:style-name="ce4" table:formula="oooc:=IF([.AM33]&gt;[.$A$47];ROUND([.AM33]/[.$A$48]);IF([.AM33]&gt;[.$A$49];CONCATENATE(&quot;.&quot;;ROUND([.AM33]/[.$A$50]));IF([.AM33]&gt;0;CONCATENATE(&quot;..&quot;;[.AM33]);&quot;&quot;)))">
            <text:p/>
          </table:table-cell>
          <table:table-cell table:style-name="ce4" table:formula="oooc:=IF([.AN33]&gt;[.$A$47];ROUND([.AN33]/[.$A$48]);IF([.AN33]&gt;[.$A$49];CONCATENATE(&quot;.&quot;;ROUND([.AN33]/[.$A$50]));IF([.AN33]&gt;0;CONCATENATE(&quot;..&quot;;[.AN33]);&quot;&quot;)))">
            <text:p/>
          </table:table-cell>
          <table:table-cell table:number-columns-repeated="216"/>
        </table:table-row>
        <table:table-row table:style-name="ro1">
          <table:table-cell table:formula="oooc:=[.A34]" office:value-type="float" office:value="29">
            <text:p>29</text:p>
          </table:table-cell>
          <table:table-cell table:style-name="ce4" table:formula="oooc:=IF([.B34]&gt;[.$A$47];ROUND([.B34]/[.$A$48]);IF([.B34]&gt;[.$A$49];CONCATENATE(&quot;.&quot;;ROUND([.B34]/[.$A$50]));IF([.B34]&gt;0;CONCATENATE(&quot;..&quot;;[.B34]);&quot;&quot;)))" office:value-type="string" office:string-value=".2">
            <text:p>.2</text:p>
          </table:table-cell>
          <table:table-cell table:style-name="ce4" table:formula="oooc:=IF([.C34]&gt;[.$A$47];ROUND([.C34]/[.$A$48]);IF([.C34]&gt;[.$A$49];CONCATENATE(&quot;.&quot;;ROUND([.C34]/[.$A$50]));IF([.C34]&gt;0;CONCATENATE(&quot;..&quot;;[.C34]);&quot;&quot;)))" office:value-type="string" office:string-value=".1">
            <text:p>.1</text:p>
          </table:table-cell>
          <table:table-cell table:style-name="ce4" table:formula="oooc:=IF([.D34]&gt;[.$A$47];ROUND([.D34]/[.$A$48]);IF([.D34]&gt;[.$A$49];CONCATENATE(&quot;.&quot;;ROUND([.D34]/[.$A$50]));IF([.D34]&gt;0;CONCATENATE(&quot;..&quot;;[.D34]);&quot;&quot;)))" office:value-type="string" office:string-value="..58">
            <text:p>..58</text:p>
          </table:table-cell>
          <table:table-cell table:style-name="ce4" table:formula="oooc:=IF([.E34]&gt;[.$A$47];ROUND([.E34]/[.$A$48]);IF([.E34]&gt;[.$A$49];CONCATENATE(&quot;.&quot;;ROUND([.E34]/[.$A$50]));IF([.E34]&gt;0;CONCATENATE(&quot;..&quot;;[.E34]);&quot;&quot;)))" office:value-type="string" office:string-value="..82">
            <text:p>..82</text:p>
          </table:table-cell>
          <table:table-cell table:style-name="ce4" table:formula="oooc:=IF([.F34]&gt;[.$A$47];ROUND([.F34]/[.$A$48]);IF([.F34]&gt;[.$A$49];CONCATENATE(&quot;.&quot;;ROUND([.F34]/[.$A$50]));IF([.F34]&gt;0;CONCATENATE(&quot;..&quot;;[.F34]);&quot;&quot;)))" office:value-type="string" office:string-value=".1">
            <text:p>.1</text:p>
          </table:table-cell>
          <table:table-cell table:style-name="ce4" table:formula="oooc:=IF([.G34]&gt;[.$A$47];ROUND([.G34]/[.$A$48]);IF([.G34]&gt;[.$A$49];CONCATENATE(&quot;.&quot;;ROUND([.G34]/[.$A$50]));IF([.G34]&gt;0;CONCATENATE(&quot;..&quot;;[.G34]);&quot;&quot;)))" office:value-type="string" office:string-value="..30">
            <text:p>..30</text:p>
          </table:table-cell>
          <table:table-cell table:style-name="ce4" table:formula="oooc:=IF([.H34]&gt;[.$A$47];ROUND([.H34]/[.$A$48]);IF([.H34]&gt;[.$A$49];CONCATENATE(&quot;.&quot;;ROUND([.H34]/[.$A$50]));IF([.H34]&gt;0;CONCATENATE(&quot;..&quot;;[.H34]);&quot;&quot;)))" office:value-type="string" office:string-value="..6">
            <text:p>..6</text:p>
          </table:table-cell>
          <table:table-cell table:style-name="ce4" table:formula="oooc:=IF([.I34]&gt;[.$A$47];ROUND([.I34]/[.$A$48]);IF([.I34]&gt;[.$A$49];CONCATENATE(&quot;.&quot;;ROUND([.I34]/[.$A$50]));IF([.I34]&gt;0;CONCATENATE(&quot;..&quot;;[.I34]);&quot;&quot;)))" office:value-type="string" office:string-value="..10">
            <text:p>..10</text:p>
          </table:table-cell>
          <table:table-cell table:style-name="ce4" table:formula="oooc:=IF([.J34]&gt;[.$A$47];ROUND([.J34]/[.$A$48]);IF([.J34]&gt;[.$A$49];CONCATENATE(&quot;.&quot;;ROUND([.J34]/[.$A$50]));IF([.J34]&gt;0;CONCATENATE(&quot;..&quot;;[.J34]);&quot;&quot;)))" office:value-type="string" office:string-value="..5">
            <text:p>..5</text:p>
          </table:table-cell>
          <table:table-cell table:style-name="ce4" table:formula="oooc:=IF([.K34]&gt;[.$A$47];ROUND([.K34]/[.$A$48]);IF([.K34]&gt;[.$A$49];CONCATENATE(&quot;.&quot;;ROUND([.K34]/[.$A$50]));IF([.K34]&gt;0;CONCATENATE(&quot;..&quot;;[.K34]);&quot;&quot;)))" office:value-type="string" office:string-value="..17">
            <text:p>..17</text:p>
          </table:table-cell>
          <table:table-cell table:style-name="ce4" table:formula="oooc:=IF([.L34]&gt;[.$A$47];ROUND([.L34]/[.$A$48]);IF([.L34]&gt;[.$A$49];CONCATENATE(&quot;.&quot;;ROUND([.L34]/[.$A$50]));IF([.L34]&gt;0;CONCATENATE(&quot;..&quot;;[.L34]);&quot;&quot;)))" office:value-type="string" office:string-value="..1">
            <text:p>..1</text:p>
          </table:table-cell>
          <table:table-cell table:style-name="ce4" table:formula="oooc:=IF([.M34]&gt;[.$A$47];ROUND([.M34]/[.$A$48]);IF([.M34]&gt;[.$A$49];CONCATENATE(&quot;.&quot;;ROUND([.M34]/[.$A$50]));IF([.M34]&gt;0;CONCATENATE(&quot;..&quot;;[.M34]);&quot;&quot;)))" office:value-type="string" office:string-value="..1">
            <text:p>..1</text:p>
          </table:table-cell>
          <table:table-cell table:style-name="ce4" table:formula="oooc:=IF([.N34]&gt;[.$A$47];ROUND([.N34]/[.$A$48]);IF([.N34]&gt;[.$A$49];CONCATENATE(&quot;.&quot;;ROUND([.N34]/[.$A$50]));IF([.N34]&gt;0;CONCATENATE(&quot;..&quot;;[.N34]);&quot;&quot;)))">
            <text:p/>
          </table:table-cell>
          <table:table-cell table:style-name="ce4" table:formula="oooc:=IF([.O34]&gt;[.$A$47];ROUND([.O34]/[.$A$48]);IF([.O34]&gt;[.$A$49];CONCATENATE(&quot;.&quot;;ROUND([.O34]/[.$A$50]));IF([.O34]&gt;0;CONCATENATE(&quot;..&quot;;[.O34]);&quot;&quot;)))">
            <text:p/>
          </table:table-cell>
          <table:table-cell table:style-name="ce4" table:formula="oooc:=IF([.P34]&gt;[.$A$47];ROUND([.P34]/[.$A$48]);IF([.P34]&gt;[.$A$49];CONCATENATE(&quot;.&quot;;ROUND([.P34]/[.$A$50]));IF([.P34]&gt;0;CONCATENATE(&quot;..&quot;;[.P34]);&quot;&quot;)))">
            <text:p/>
          </table:table-cell>
          <table:table-cell table:style-name="ce4" table:formula="oooc:=IF([.Q34]&gt;[.$A$47];ROUND([.Q34]/[.$A$48]);IF([.Q34]&gt;[.$A$49];CONCATENATE(&quot;.&quot;;ROUND([.Q34]/[.$A$50]));IF([.Q34]&gt;0;CONCATENATE(&quot;..&quot;;[.Q34]);&quot;&quot;)))">
            <text:p/>
          </table:table-cell>
          <table:table-cell table:style-name="ce4" table:formula="oooc:=IF([.R34]&gt;[.$A$47];ROUND([.R34]/[.$A$48]);IF([.R34]&gt;[.$A$49];CONCATENATE(&quot;.&quot;;ROUND([.R34]/[.$A$50]));IF([.R34]&gt;0;CONCATENATE(&quot;..&quot;;[.R34]);&quot;&quot;)))" office:value-type="string" office:string-value="..1">
            <text:p>..1</text:p>
          </table:table-cell>
          <table:table-cell table:style-name="ce4" table:formula="oooc:=IF([.S34]&gt;[.$A$47];ROUND([.S34]/[.$A$48]);IF([.S34]&gt;[.$A$49];CONCATENATE(&quot;.&quot;;ROUND([.S34]/[.$A$50]));IF([.S34]&gt;0;CONCATENATE(&quot;..&quot;;[.S34]);&quot;&quot;)))">
            <text:p/>
          </table:table-cell>
          <table:table-cell table:style-name="ce4" table:formula="oooc:=IF([.T34]&gt;[.$A$47];ROUND([.T34]/[.$A$48]);IF([.T34]&gt;[.$A$49];CONCATENATE(&quot;.&quot;;ROUND([.T34]/[.$A$50]));IF([.T34]&gt;0;CONCATENATE(&quot;..&quot;;[.T34]);&quot;&quot;)))">
            <text:p/>
          </table:table-cell>
          <table:table-cell table:style-name="ce4" table:formula="oooc:=IF([.U34]&gt;[.$A$47];ROUND([.U34]/[.$A$48]);IF([.U34]&gt;[.$A$49];CONCATENATE(&quot;.&quot;;ROUND([.U34]/[.$A$50]));IF([.U34]&gt;0;CONCATENATE(&quot;..&quot;;[.U34]);&quot;&quot;)))">
            <text:p/>
          </table:table-cell>
          <table:table-cell table:style-name="ce4" table:formula="oooc:=IF([.V34]&gt;[.$A$47];ROUND([.V34]/[.$A$48]);IF([.V34]&gt;[.$A$49];CONCATENATE(&quot;.&quot;;ROUND([.V34]/[.$A$50]));IF([.V34]&gt;0;CONCATENATE(&quot;..&quot;;[.V34]);&quot;&quot;)))">
            <text:p/>
          </table:table-cell>
          <table:table-cell table:style-name="ce4" table:formula="oooc:=IF([.W34]&gt;[.$A$47];ROUND([.W34]/[.$A$48]);IF([.W34]&gt;[.$A$49];CONCATENATE(&quot;.&quot;;ROUND([.W34]/[.$A$50]));IF([.W34]&gt;0;CONCATENATE(&quot;..&quot;;[.W34]);&quot;&quot;)))">
            <text:p/>
          </table:table-cell>
          <table:table-cell table:style-name="ce4" table:formula="oooc:=IF([.X34]&gt;[.$A$47];ROUND([.X34]/[.$A$48]);IF([.X34]&gt;[.$A$49];CONCATENATE(&quot;.&quot;;ROUND([.X34]/[.$A$50]));IF([.X34]&gt;0;CONCATENATE(&quot;..&quot;;[.X34]);&quot;&quot;)))">
            <text:p/>
          </table:table-cell>
          <table:table-cell table:style-name="ce4" table:formula="oooc:=IF([.Y34]&gt;[.$A$47];ROUND([.Y34]/[.$A$48]);IF([.Y34]&gt;[.$A$49];CONCATENATE(&quot;.&quot;;ROUND([.Y34]/[.$A$50]));IF([.Y34]&gt;0;CONCATENATE(&quot;..&quot;;[.Y34]);&quot;&quot;)))">
            <text:p/>
          </table:table-cell>
          <table:table-cell table:style-name="ce4" table:formula="oooc:=IF([.Z34]&gt;[.$A$47];ROUND([.Z34]/[.$A$48]);IF([.Z34]&gt;[.$A$49];CONCATENATE(&quot;.&quot;;ROUND([.Z34]/[.$A$50]));IF([.Z34]&gt;0;CONCATENATE(&quot;..&quot;;[.Z34]);&quot;&quot;)))">
            <text:p/>
          </table:table-cell>
          <table:table-cell table:style-name="ce4" table:formula="oooc:=IF([.AA34]&gt;[.$A$47];ROUND([.AA34]/[.$A$48]);IF([.AA34]&gt;[.$A$49];CONCATENATE(&quot;.&quot;;ROUND([.AA34]/[.$A$50]));IF([.AA34]&gt;0;CONCATENATE(&quot;..&quot;;[.AA34]);&quot;&quot;)))">
            <text:p/>
          </table:table-cell>
          <table:table-cell table:style-name="ce4" table:formula="oooc:=IF([.AB34]&gt;[.$A$47];ROUND([.AB34]/[.$A$48]);IF([.AB34]&gt;[.$A$49];CONCATENATE(&quot;.&quot;;ROUND([.AB34]/[.$A$50]));IF([.AB34]&gt;0;CONCATENATE(&quot;..&quot;;[.AB34]);&quot;&quot;)))">
            <text:p/>
          </table:table-cell>
          <table:table-cell table:style-name="ce4" table:formula="oooc:=IF([.AC34]&gt;[.$A$47];ROUND([.AC34]/[.$A$48]);IF([.AC34]&gt;[.$A$49];CONCATENATE(&quot;.&quot;;ROUND([.AC34]/[.$A$50]));IF([.AC34]&gt;0;CONCATENATE(&quot;..&quot;;[.AC34]);&quot;&quot;)))">
            <text:p/>
          </table:table-cell>
          <table:table-cell table:style-name="ce4" table:formula="oooc:=IF([.AD34]&gt;[.$A$47];ROUND([.AD34]/[.$A$48]);IF([.AD34]&gt;[.$A$49];CONCATENATE(&quot;.&quot;;ROUND([.AD34]/[.$A$50]));IF([.AD34]&gt;0;CONCATENATE(&quot;..&quot;;[.AD34]);&quot;&quot;)))">
            <text:p/>
          </table:table-cell>
          <table:table-cell table:style-name="ce4" table:formula="oooc:=IF([.AE34]&gt;[.$A$47];ROUND([.AE34]/[.$A$48]);IF([.AE34]&gt;[.$A$49];CONCATENATE(&quot;.&quot;;ROUND([.AE34]/[.$A$50]));IF([.AE34]&gt;0;CONCATENATE(&quot;..&quot;;[.AE34]);&quot;&quot;)))">
            <text:p/>
          </table:table-cell>
          <table:table-cell table:style-name="ce4" table:formula="oooc:=IF([.AF34]&gt;[.$A$47];ROUND([.AF34]/[.$A$48]);IF([.AF34]&gt;[.$A$49];CONCATENATE(&quot;.&quot;;ROUND([.AF34]/[.$A$50]));IF([.AF34]&gt;0;CONCATENATE(&quot;..&quot;;[.AF34]);&quot;&quot;)))">
            <text:p/>
          </table:table-cell>
          <table:table-cell table:style-name="ce4" table:formula="oooc:=IF([.AG34]&gt;[.$A$47];ROUND([.AG34]/[.$A$48]);IF([.AG34]&gt;[.$A$49];CONCATENATE(&quot;.&quot;;ROUND([.AG34]/[.$A$50]));IF([.AG34]&gt;0;CONCATENATE(&quot;..&quot;;[.AG34]);&quot;&quot;)))">
            <text:p/>
          </table:table-cell>
          <table:table-cell table:style-name="ce4" table:formula="oooc:=IF([.AH34]&gt;[.$A$47];ROUND([.AH34]/[.$A$48]);IF([.AH34]&gt;[.$A$49];CONCATENATE(&quot;.&quot;;ROUND([.AH34]/[.$A$50]));IF([.AH34]&gt;0;CONCATENATE(&quot;..&quot;;[.AH34]);&quot;&quot;)))">
            <text:p/>
          </table:table-cell>
          <table:table-cell table:style-name="ce4" table:formula="oooc:=IF([.AI34]&gt;[.$A$47];ROUND([.AI34]/[.$A$48]);IF([.AI34]&gt;[.$A$49];CONCATENATE(&quot;.&quot;;ROUND([.AI34]/[.$A$50]));IF([.AI34]&gt;0;CONCATENATE(&quot;..&quot;;[.AI34]);&quot;&quot;)))">
            <text:p/>
          </table:table-cell>
          <table:table-cell table:style-name="ce4" table:formula="oooc:=IF([.AJ34]&gt;[.$A$47];ROUND([.AJ34]/[.$A$48]);IF([.AJ34]&gt;[.$A$49];CONCATENATE(&quot;.&quot;;ROUND([.AJ34]/[.$A$50]));IF([.AJ34]&gt;0;CONCATENATE(&quot;..&quot;;[.AJ34]);&quot;&quot;)))">
            <text:p/>
          </table:table-cell>
          <table:table-cell table:style-name="ce4" table:formula="oooc:=IF([.AK34]&gt;[.$A$47];ROUND([.AK34]/[.$A$48]);IF([.AK34]&gt;[.$A$49];CONCATENATE(&quot;.&quot;;ROUND([.AK34]/[.$A$50]));IF([.AK34]&gt;0;CONCATENATE(&quot;..&quot;;[.AK34]);&quot;&quot;)))">
            <text:p/>
          </table:table-cell>
          <table:table-cell table:style-name="ce4" table:formula="oooc:=IF([.AL34]&gt;[.$A$47];ROUND([.AL34]/[.$A$48]);IF([.AL34]&gt;[.$A$49];CONCATENATE(&quot;.&quot;;ROUND([.AL34]/[.$A$50]));IF([.AL34]&gt;0;CONCATENATE(&quot;..&quot;;[.AL34]);&quot;&quot;)))">
            <text:p/>
          </table:table-cell>
          <table:table-cell table:style-name="ce4" table:formula="oooc:=IF([.AM34]&gt;[.$A$47];ROUND([.AM34]/[.$A$48]);IF([.AM34]&gt;[.$A$49];CONCATENATE(&quot;.&quot;;ROUND([.AM34]/[.$A$50]));IF([.AM34]&gt;0;CONCATENATE(&quot;..&quot;;[.AM34]);&quot;&quot;)))">
            <text:p/>
          </table:table-cell>
          <table:table-cell table:style-name="ce4" table:formula="oooc:=IF([.AN34]&gt;[.$A$47];ROUND([.AN34]/[.$A$48]);IF([.AN34]&gt;[.$A$49];CONCATENATE(&quot;.&quot;;ROUND([.AN34]/[.$A$50]));IF([.AN34]&gt;0;CONCATENATE(&quot;..&quot;;[.AN34]);&quot;&quot;)))">
            <text:p/>
          </table:table-cell>
          <table:table-cell table:number-columns-repeated="216"/>
        </table:table-row>
        <table:table-row table:style-name="ro1">
          <table:table-cell table:formula="oooc:=[.A35]" office:value-type="float" office:value="30">
            <text:p>30</text:p>
          </table:table-cell>
          <table:table-cell table:style-name="ce4" table:formula="oooc:=IF([.B35]&gt;[.$A$47];ROUND([.B35]/[.$A$48]);IF([.B35]&gt;[.$A$49];CONCATENATE(&quot;.&quot;;ROUND([.B35]/[.$A$50]));IF([.B35]&gt;0;CONCATENATE(&quot;..&quot;;[.B35]);&quot;&quot;)))" office:value-type="string" office:string-value="..84">
            <text:p>..84</text:p>
          </table:table-cell>
          <table:table-cell table:style-name="ce4" table:formula="oooc:=IF([.C35]&gt;[.$A$47];ROUND([.C35]/[.$A$48]);IF([.C35]&gt;[.$A$49];CONCATENATE(&quot;.&quot;;ROUND([.C35]/[.$A$50]));IF([.C35]&gt;0;CONCATENATE(&quot;..&quot;;[.C35]);&quot;&quot;)))" office:value-type="string" office:string-value="..36">
            <text:p>..36</text:p>
          </table:table-cell>
          <table:table-cell table:style-name="ce4" table:formula="oooc:=IF([.D35]&gt;[.$A$47];ROUND([.D35]/[.$A$48]);IF([.D35]&gt;[.$A$49];CONCATENATE(&quot;.&quot;;ROUND([.D35]/[.$A$50]));IF([.D35]&gt;0;CONCATENATE(&quot;..&quot;;[.D35]);&quot;&quot;)))" office:value-type="string" office:string-value="..13">
            <text:p>..13</text:p>
          </table:table-cell>
          <table:table-cell table:style-name="ce4" table:formula="oooc:=IF([.E35]&gt;[.$A$47];ROUND([.E35]/[.$A$48]);IF([.E35]&gt;[.$A$49];CONCATENATE(&quot;.&quot;;ROUND([.E35]/[.$A$50]));IF([.E35]&gt;0;CONCATENATE(&quot;..&quot;;[.E35]);&quot;&quot;)))" office:value-type="string" office:string-value="..15">
            <text:p>..15</text:p>
          </table:table-cell>
          <table:table-cell table:style-name="ce4" table:formula="oooc:=IF([.F35]&gt;[.$A$47];ROUND([.F35]/[.$A$48]);IF([.F35]&gt;[.$A$49];CONCATENATE(&quot;.&quot;;ROUND([.F35]/[.$A$50]));IF([.F35]&gt;0;CONCATENATE(&quot;..&quot;;[.F35]);&quot;&quot;)))" office:value-type="string" office:string-value="..52">
            <text:p>..52</text:p>
          </table:table-cell>
          <table:table-cell table:style-name="ce4" table:formula="oooc:=IF([.G35]&gt;[.$A$47];ROUND([.G35]/[.$A$48]);IF([.G35]&gt;[.$A$49];CONCATENATE(&quot;.&quot;;ROUND([.G35]/[.$A$50]));IF([.G35]&gt;0;CONCATENATE(&quot;..&quot;;[.G35]);&quot;&quot;)))" office:value-type="string" office:string-value="..9">
            <text:p>..9</text:p>
          </table:table-cell>
          <table:table-cell table:style-name="ce4" table:formula="oooc:=IF([.H35]&gt;[.$A$47];ROUND([.H35]/[.$A$48]);IF([.H35]&gt;[.$A$49];CONCATENATE(&quot;.&quot;;ROUND([.H35]/[.$A$50]));IF([.H35]&gt;0;CONCATENATE(&quot;..&quot;;[.H35]);&quot;&quot;)))">
            <text:p/>
          </table:table-cell>
          <table:table-cell table:style-name="ce4" table:formula="oooc:=IF([.I35]&gt;[.$A$47];ROUND([.I35]/[.$A$48]);IF([.I35]&gt;[.$A$49];CONCATENATE(&quot;.&quot;;ROUND([.I35]/[.$A$50]));IF([.I35]&gt;0;CONCATENATE(&quot;..&quot;;[.I35]);&quot;&quot;)))" office:value-type="string" office:string-value="..3">
            <text:p>..3</text:p>
          </table:table-cell>
          <table:table-cell table:style-name="ce4" table:formula="oooc:=IF([.J35]&gt;[.$A$47];ROUND([.J35]/[.$A$48]);IF([.J35]&gt;[.$A$49];CONCATENATE(&quot;.&quot;;ROUND([.J35]/[.$A$50]));IF([.J35]&gt;0;CONCATENATE(&quot;..&quot;;[.J35]);&quot;&quot;)))" office:value-type="string" office:string-value="..2">
            <text:p>..2</text:p>
          </table:table-cell>
          <table:table-cell table:style-name="ce4" table:formula="oooc:=IF([.K35]&gt;[.$A$47];ROUND([.K35]/[.$A$48]);IF([.K35]&gt;[.$A$49];CONCATENATE(&quot;.&quot;;ROUND([.K35]/[.$A$50]));IF([.K35]&gt;0;CONCATENATE(&quot;..&quot;;[.K35]);&quot;&quot;)))" office:value-type="string" office:string-value="..5">
            <text:p>..5</text:p>
          </table:table-cell>
          <table:table-cell table:style-name="ce4" table:formula="oooc:=IF([.L35]&gt;[.$A$47];ROUND([.L35]/[.$A$48]);IF([.L35]&gt;[.$A$49];CONCATENATE(&quot;.&quot;;ROUND([.L35]/[.$A$50]));IF([.L35]&gt;0;CONCATENATE(&quot;..&quot;;[.L35]);&quot;&quot;)))">
            <text:p/>
          </table:table-cell>
          <table:table-cell table:style-name="ce4" table:formula="oooc:=IF([.M35]&gt;[.$A$47];ROUND([.M35]/[.$A$48]);IF([.M35]&gt;[.$A$49];CONCATENATE(&quot;.&quot;;ROUND([.M35]/[.$A$50]));IF([.M35]&gt;0;CONCATENATE(&quot;..&quot;;[.M35]);&quot;&quot;)))">
            <text:p/>
          </table:table-cell>
          <table:table-cell table:style-name="ce4" table:formula="oooc:=IF([.N35]&gt;[.$A$47];ROUND([.N35]/[.$A$48]);IF([.N35]&gt;[.$A$49];CONCATENATE(&quot;.&quot;;ROUND([.N35]/[.$A$50]));IF([.N35]&gt;0;CONCATENATE(&quot;..&quot;;[.N35]);&quot;&quot;)))">
            <text:p/>
          </table:table-cell>
          <table:table-cell table:style-name="ce4" table:formula="oooc:=IF([.O35]&gt;[.$A$47];ROUND([.O35]/[.$A$48]);IF([.O35]&gt;[.$A$49];CONCATENATE(&quot;.&quot;;ROUND([.O35]/[.$A$50]));IF([.O35]&gt;0;CONCATENATE(&quot;..&quot;;[.O35]);&quot;&quot;)))">
            <text:p/>
          </table:table-cell>
          <table:table-cell table:style-name="ce4" table:formula="oooc:=IF([.P35]&gt;[.$A$47];ROUND([.P35]/[.$A$48]);IF([.P35]&gt;[.$A$49];CONCATENATE(&quot;.&quot;;ROUND([.P35]/[.$A$50]));IF([.P35]&gt;0;CONCATENATE(&quot;..&quot;;[.P35]);&quot;&quot;)))">
            <text:p/>
          </table:table-cell>
          <table:table-cell table:style-name="ce4" table:formula="oooc:=IF([.Q35]&gt;[.$A$47];ROUND([.Q35]/[.$A$48]);IF([.Q35]&gt;[.$A$49];CONCATENATE(&quot;.&quot;;ROUND([.Q35]/[.$A$50]));IF([.Q35]&gt;0;CONCATENATE(&quot;..&quot;;[.Q35]);&quot;&quot;)))">
            <text:p/>
          </table:table-cell>
          <table:table-cell table:style-name="ce4" table:formula="oooc:=IF([.R35]&gt;[.$A$47];ROUND([.R35]/[.$A$48]);IF([.R35]&gt;[.$A$49];CONCATENATE(&quot;.&quot;;ROUND([.R35]/[.$A$50]));IF([.R35]&gt;0;CONCATENATE(&quot;..&quot;;[.R35]);&quot;&quot;)))">
            <text:p/>
          </table:table-cell>
          <table:table-cell table:style-name="ce4" table:formula="oooc:=IF([.S35]&gt;[.$A$47];ROUND([.S35]/[.$A$48]);IF([.S35]&gt;[.$A$49];CONCATENATE(&quot;.&quot;;ROUND([.S35]/[.$A$50]));IF([.S35]&gt;0;CONCATENATE(&quot;..&quot;;[.S35]);&quot;&quot;)))">
            <text:p/>
          </table:table-cell>
          <table:table-cell table:style-name="ce4" table:formula="oooc:=IF([.T35]&gt;[.$A$47];ROUND([.T35]/[.$A$48]);IF([.T35]&gt;[.$A$49];CONCATENATE(&quot;.&quot;;ROUND([.T35]/[.$A$50]));IF([.T35]&gt;0;CONCATENATE(&quot;..&quot;;[.T35]);&quot;&quot;)))">
            <text:p/>
          </table:table-cell>
          <table:table-cell table:style-name="ce4" table:formula="oooc:=IF([.U35]&gt;[.$A$47];ROUND([.U35]/[.$A$48]);IF([.U35]&gt;[.$A$49];CONCATENATE(&quot;.&quot;;ROUND([.U35]/[.$A$50]));IF([.U35]&gt;0;CONCATENATE(&quot;..&quot;;[.U35]);&quot;&quot;)))">
            <text:p/>
          </table:table-cell>
          <table:table-cell table:style-name="ce4" table:formula="oooc:=IF([.V35]&gt;[.$A$47];ROUND([.V35]/[.$A$48]);IF([.V35]&gt;[.$A$49];CONCATENATE(&quot;.&quot;;ROUND([.V35]/[.$A$50]));IF([.V35]&gt;0;CONCATENATE(&quot;..&quot;;[.V35]);&quot;&quot;)))">
            <text:p/>
          </table:table-cell>
          <table:table-cell table:style-name="ce4" table:formula="oooc:=IF([.W35]&gt;[.$A$47];ROUND([.W35]/[.$A$48]);IF([.W35]&gt;[.$A$49];CONCATENATE(&quot;.&quot;;ROUND([.W35]/[.$A$50]));IF([.W35]&gt;0;CONCATENATE(&quot;..&quot;;[.W35]);&quot;&quot;)))">
            <text:p/>
          </table:table-cell>
          <table:table-cell table:style-name="ce4" table:formula="oooc:=IF([.X35]&gt;[.$A$47];ROUND([.X35]/[.$A$48]);IF([.X35]&gt;[.$A$49];CONCATENATE(&quot;.&quot;;ROUND([.X35]/[.$A$50]));IF([.X35]&gt;0;CONCATENATE(&quot;..&quot;;[.X35]);&quot;&quot;)))">
            <text:p/>
          </table:table-cell>
          <table:table-cell table:style-name="ce4" table:formula="oooc:=IF([.Y35]&gt;[.$A$47];ROUND([.Y35]/[.$A$48]);IF([.Y35]&gt;[.$A$49];CONCATENATE(&quot;.&quot;;ROUND([.Y35]/[.$A$50]));IF([.Y35]&gt;0;CONCATENATE(&quot;..&quot;;[.Y35]);&quot;&quot;)))">
            <text:p/>
          </table:table-cell>
          <table:table-cell table:style-name="ce4" table:formula="oooc:=IF([.Z35]&gt;[.$A$47];ROUND([.Z35]/[.$A$48]);IF([.Z35]&gt;[.$A$49];CONCATENATE(&quot;.&quot;;ROUND([.Z35]/[.$A$50]));IF([.Z35]&gt;0;CONCATENATE(&quot;..&quot;;[.Z35]);&quot;&quot;)))">
            <text:p/>
          </table:table-cell>
          <table:table-cell table:style-name="ce4" table:formula="oooc:=IF([.AA35]&gt;[.$A$47];ROUND([.AA35]/[.$A$48]);IF([.AA35]&gt;[.$A$49];CONCATENATE(&quot;.&quot;;ROUND([.AA35]/[.$A$50]));IF([.AA35]&gt;0;CONCATENATE(&quot;..&quot;;[.AA35]);&quot;&quot;)))">
            <text:p/>
          </table:table-cell>
          <table:table-cell table:style-name="ce4" table:formula="oooc:=IF([.AB35]&gt;[.$A$47];ROUND([.AB35]/[.$A$48]);IF([.AB35]&gt;[.$A$49];CONCATENATE(&quot;.&quot;;ROUND([.AB35]/[.$A$50]));IF([.AB35]&gt;0;CONCATENATE(&quot;..&quot;;[.AB35]);&quot;&quot;)))">
            <text:p/>
          </table:table-cell>
          <table:table-cell table:style-name="ce4" table:formula="oooc:=IF([.AC35]&gt;[.$A$47];ROUND([.AC35]/[.$A$48]);IF([.AC35]&gt;[.$A$49];CONCATENATE(&quot;.&quot;;ROUND([.AC35]/[.$A$50]));IF([.AC35]&gt;0;CONCATENATE(&quot;..&quot;;[.AC35]);&quot;&quot;)))">
            <text:p/>
          </table:table-cell>
          <table:table-cell table:style-name="ce4" table:formula="oooc:=IF([.AD35]&gt;[.$A$47];ROUND([.AD35]/[.$A$48]);IF([.AD35]&gt;[.$A$49];CONCATENATE(&quot;.&quot;;ROUND([.AD35]/[.$A$50]));IF([.AD35]&gt;0;CONCATENATE(&quot;..&quot;;[.AD35]);&quot;&quot;)))">
            <text:p/>
          </table:table-cell>
          <table:table-cell table:style-name="ce4" table:formula="oooc:=IF([.AE35]&gt;[.$A$47];ROUND([.AE35]/[.$A$48]);IF([.AE35]&gt;[.$A$49];CONCATENATE(&quot;.&quot;;ROUND([.AE35]/[.$A$50]));IF([.AE35]&gt;0;CONCATENATE(&quot;..&quot;;[.AE35]);&quot;&quot;)))">
            <text:p/>
          </table:table-cell>
          <table:table-cell table:style-name="ce4" table:formula="oooc:=IF([.AF35]&gt;[.$A$47];ROUND([.AF35]/[.$A$48]);IF([.AF35]&gt;[.$A$49];CONCATENATE(&quot;.&quot;;ROUND([.AF35]/[.$A$50]));IF([.AF35]&gt;0;CONCATENATE(&quot;..&quot;;[.AF35]);&quot;&quot;)))">
            <text:p/>
          </table:table-cell>
          <table:table-cell table:style-name="ce4" table:formula="oooc:=IF([.AG35]&gt;[.$A$47];ROUND([.AG35]/[.$A$48]);IF([.AG35]&gt;[.$A$49];CONCATENATE(&quot;.&quot;;ROUND([.AG35]/[.$A$50]));IF([.AG35]&gt;0;CONCATENATE(&quot;..&quot;;[.AG35]);&quot;&quot;)))">
            <text:p/>
          </table:table-cell>
          <table:table-cell table:style-name="ce4" table:formula="oooc:=IF([.AH35]&gt;[.$A$47];ROUND([.AH35]/[.$A$48]);IF([.AH35]&gt;[.$A$49];CONCATENATE(&quot;.&quot;;ROUND([.AH35]/[.$A$50]));IF([.AH35]&gt;0;CONCATENATE(&quot;..&quot;;[.AH35]);&quot;&quot;)))">
            <text:p/>
          </table:table-cell>
          <table:table-cell table:style-name="ce4" table:formula="oooc:=IF([.AI35]&gt;[.$A$47];ROUND([.AI35]/[.$A$48]);IF([.AI35]&gt;[.$A$49];CONCATENATE(&quot;.&quot;;ROUND([.AI35]/[.$A$50]));IF([.AI35]&gt;0;CONCATENATE(&quot;..&quot;;[.AI35]);&quot;&quot;)))">
            <text:p/>
          </table:table-cell>
          <table:table-cell table:style-name="ce4" table:formula="oooc:=IF([.AJ35]&gt;[.$A$47];ROUND([.AJ35]/[.$A$48]);IF([.AJ35]&gt;[.$A$49];CONCATENATE(&quot;.&quot;;ROUND([.AJ35]/[.$A$50]));IF([.AJ35]&gt;0;CONCATENATE(&quot;..&quot;;[.AJ35]);&quot;&quot;)))">
            <text:p/>
          </table:table-cell>
          <table:table-cell table:style-name="ce4" table:formula="oooc:=IF([.AK35]&gt;[.$A$47];ROUND([.AK35]/[.$A$48]);IF([.AK35]&gt;[.$A$49];CONCATENATE(&quot;.&quot;;ROUND([.AK35]/[.$A$50]));IF([.AK35]&gt;0;CONCATENATE(&quot;..&quot;;[.AK35]);&quot;&quot;)))">
            <text:p/>
          </table:table-cell>
          <table:table-cell table:style-name="ce4" table:formula="oooc:=IF([.AL35]&gt;[.$A$47];ROUND([.AL35]/[.$A$48]);IF([.AL35]&gt;[.$A$49];CONCATENATE(&quot;.&quot;;ROUND([.AL35]/[.$A$50]));IF([.AL35]&gt;0;CONCATENATE(&quot;..&quot;;[.AL35]);&quot;&quot;)))">
            <text:p/>
          </table:table-cell>
          <table:table-cell table:style-name="ce4" table:formula="oooc:=IF([.AM35]&gt;[.$A$47];ROUND([.AM35]/[.$A$48]);IF([.AM35]&gt;[.$A$49];CONCATENATE(&quot;.&quot;;ROUND([.AM35]/[.$A$50]));IF([.AM35]&gt;0;CONCATENATE(&quot;..&quot;;[.AM35]);&quot;&quot;)))">
            <text:p/>
          </table:table-cell>
          <table:table-cell table:style-name="ce4" table:formula="oooc:=IF([.AN35]&gt;[.$A$47];ROUND([.AN35]/[.$A$48]);IF([.AN35]&gt;[.$A$49];CONCATENATE(&quot;.&quot;;ROUND([.AN35]/[.$A$50]));IF([.AN35]&gt;0;CONCATENATE(&quot;..&quot;;[.AN35]);&quot;&quot;)))">
            <text:p/>
          </table:table-cell>
          <table:table-cell table:number-columns-repeated="216"/>
        </table:table-row>
        <table:table-row table:style-name="ro1">
          <table:table-cell table:formula="oooc:=[.A36]" office:value-type="float" office:value="31">
            <text:p>31</text:p>
          </table:table-cell>
          <table:table-cell table:style-name="ce4" table:formula="oooc:=IF([.B36]&gt;[.$A$47];ROUND([.B36]/[.$A$48]);IF([.B36]&gt;[.$A$49];CONCATENATE(&quot;.&quot;;ROUND([.B36]/[.$A$50]));IF([.B36]&gt;0;CONCATENATE(&quot;..&quot;;[.B36]);&quot;&quot;)))" office:value-type="string" office:string-value="..20">
            <text:p>..20</text:p>
          </table:table-cell>
          <table:table-cell table:style-name="ce4" table:formula="oooc:=IF([.C36]&gt;[.$A$47];ROUND([.C36]/[.$A$48]);IF([.C36]&gt;[.$A$49];CONCATENATE(&quot;.&quot;;ROUND([.C36]/[.$A$50]));IF([.C36]&gt;0;CONCATENATE(&quot;..&quot;;[.C36]);&quot;&quot;)))" office:value-type="string" office:string-value="..10">
            <text:p>..10</text:p>
          </table:table-cell>
          <table:table-cell table:style-name="ce4" table:formula="oooc:=IF([.D36]&gt;[.$A$47];ROUND([.D36]/[.$A$48]);IF([.D36]&gt;[.$A$49];CONCATENATE(&quot;.&quot;;ROUND([.D36]/[.$A$50]));IF([.D36]&gt;0;CONCATENATE(&quot;..&quot;;[.D36]);&quot;&quot;)))" office:value-type="string" office:string-value="..4">
            <text:p>..4</text:p>
          </table:table-cell>
          <table:table-cell table:style-name="ce4" table:formula="oooc:=IF([.E36]&gt;[.$A$47];ROUND([.E36]/[.$A$48]);IF([.E36]&gt;[.$A$49];CONCATENATE(&quot;.&quot;;ROUND([.E36]/[.$A$50]));IF([.E36]&gt;0;CONCATENATE(&quot;..&quot;;[.E36]);&quot;&quot;)))" office:value-type="string" office:string-value="..4">
            <text:p>..4</text:p>
          </table:table-cell>
          <table:table-cell table:style-name="ce4" table:formula="oooc:=IF([.F36]&gt;[.$A$47];ROUND([.F36]/[.$A$48]);IF([.F36]&gt;[.$A$49];CONCATENATE(&quot;.&quot;;ROUND([.F36]/[.$A$50]));IF([.F36]&gt;0;CONCATENATE(&quot;..&quot;;[.F36]);&quot;&quot;)))" office:value-type="string" office:string-value="..15">
            <text:p>..15</text:p>
          </table:table-cell>
          <table:table-cell table:style-name="ce4" table:formula="oooc:=IF([.G36]&gt;[.$A$47];ROUND([.G36]/[.$A$48]);IF([.G36]&gt;[.$A$49];CONCATENATE(&quot;.&quot;;ROUND([.G36]/[.$A$50]));IF([.G36]&gt;0;CONCATENATE(&quot;..&quot;;[.G36]);&quot;&quot;)))" office:value-type="string" office:string-value="..2">
            <text:p>..2</text:p>
          </table:table-cell>
          <table:table-cell table:style-name="ce4" table:formula="oooc:=IF([.H36]&gt;[.$A$47];ROUND([.H36]/[.$A$48]);IF([.H36]&gt;[.$A$49];CONCATENATE(&quot;.&quot;;ROUND([.H36]/[.$A$50]));IF([.H36]&gt;0;CONCATENATE(&quot;..&quot;;[.H36]);&quot;&quot;)))">
            <text:p/>
          </table:table-cell>
          <table:table-cell table:style-name="ce4" table:formula="oooc:=IF([.I36]&gt;[.$A$47];ROUND([.I36]/[.$A$48]);IF([.I36]&gt;[.$A$49];CONCATENATE(&quot;.&quot;;ROUND([.I36]/[.$A$50]));IF([.I36]&gt;0;CONCATENATE(&quot;..&quot;;[.I36]);&quot;&quot;)))">
            <text:p/>
          </table:table-cell>
          <table:table-cell table:style-name="ce4" table:formula="oooc:=IF([.J36]&gt;[.$A$47];ROUND([.J36]/[.$A$48]);IF([.J36]&gt;[.$A$49];CONCATENATE(&quot;.&quot;;ROUND([.J36]/[.$A$50]));IF([.J36]&gt;0;CONCATENATE(&quot;..&quot;;[.J36]);&quot;&quot;)))" office:value-type="string" office:string-value="..1">
            <text:p>..1</text:p>
          </table:table-cell>
          <table:table-cell table:style-name="ce4" table:formula="oooc:=IF([.K36]&gt;[.$A$47];ROUND([.K36]/[.$A$48]);IF([.K36]&gt;[.$A$49];CONCATENATE(&quot;.&quot;;ROUND([.K36]/[.$A$50]));IF([.K36]&gt;0;CONCATENATE(&quot;..&quot;;[.K36]);&quot;&quot;)))">
            <text:p/>
          </table:table-cell>
          <table:table-cell table:style-name="ce4" table:formula="oooc:=IF([.L36]&gt;[.$A$47];ROUND([.L36]/[.$A$48]);IF([.L36]&gt;[.$A$49];CONCATENATE(&quot;.&quot;;ROUND([.L36]/[.$A$50]));IF([.L36]&gt;0;CONCATENATE(&quot;..&quot;;[.L36]);&quot;&quot;)))">
            <text:p/>
          </table:table-cell>
          <table:table-cell table:style-name="ce4" table:formula="oooc:=IF([.M36]&gt;[.$A$47];ROUND([.M36]/[.$A$48]);IF([.M36]&gt;[.$A$49];CONCATENATE(&quot;.&quot;;ROUND([.M36]/[.$A$50]));IF([.M36]&gt;0;CONCATENATE(&quot;..&quot;;[.M36]);&quot;&quot;)))">
            <text:p/>
          </table:table-cell>
          <table:table-cell table:style-name="ce4" table:formula="oooc:=IF([.N36]&gt;[.$A$47];ROUND([.N36]/[.$A$48]);IF([.N36]&gt;[.$A$49];CONCATENATE(&quot;.&quot;;ROUND([.N36]/[.$A$50]));IF([.N36]&gt;0;CONCATENATE(&quot;..&quot;;[.N36]);&quot;&quot;)))">
            <text:p/>
          </table:table-cell>
          <table:table-cell table:style-name="ce4" table:formula="oooc:=IF([.O36]&gt;[.$A$47];ROUND([.O36]/[.$A$48]);IF([.O36]&gt;[.$A$49];CONCATENATE(&quot;.&quot;;ROUND([.O36]/[.$A$50]));IF([.O36]&gt;0;CONCATENATE(&quot;..&quot;;[.O36]);&quot;&quot;)))">
            <text:p/>
          </table:table-cell>
          <table:table-cell table:style-name="ce4" table:formula="oooc:=IF([.P36]&gt;[.$A$47];ROUND([.P36]/[.$A$48]);IF([.P36]&gt;[.$A$49];CONCATENATE(&quot;.&quot;;ROUND([.P36]/[.$A$50]));IF([.P36]&gt;0;CONCATENATE(&quot;..&quot;;[.P36]);&quot;&quot;)))">
            <text:p/>
          </table:table-cell>
          <table:table-cell table:style-name="ce4" table:formula="oooc:=IF([.Q36]&gt;[.$A$47];ROUND([.Q36]/[.$A$48]);IF([.Q36]&gt;[.$A$49];CONCATENATE(&quot;.&quot;;ROUND([.Q36]/[.$A$50]));IF([.Q36]&gt;0;CONCATENATE(&quot;..&quot;;[.Q36]);&quot;&quot;)))">
            <text:p/>
          </table:table-cell>
          <table:table-cell table:style-name="ce4" table:formula="oooc:=IF([.R36]&gt;[.$A$47];ROUND([.R36]/[.$A$48]);IF([.R36]&gt;[.$A$49];CONCATENATE(&quot;.&quot;;ROUND([.R36]/[.$A$50]));IF([.R36]&gt;0;CONCATENATE(&quot;..&quot;;[.R36]);&quot;&quot;)))">
            <text:p/>
          </table:table-cell>
          <table:table-cell table:style-name="ce4" table:formula="oooc:=IF([.S36]&gt;[.$A$47];ROUND([.S36]/[.$A$48]);IF([.S36]&gt;[.$A$49];CONCATENATE(&quot;.&quot;;ROUND([.S36]/[.$A$50]));IF([.S36]&gt;0;CONCATENATE(&quot;..&quot;;[.S36]);&quot;&quot;)))">
            <text:p/>
          </table:table-cell>
          <table:table-cell table:style-name="ce4" table:formula="oooc:=IF([.T36]&gt;[.$A$47];ROUND([.T36]/[.$A$48]);IF([.T36]&gt;[.$A$49];CONCATENATE(&quot;.&quot;;ROUND([.T36]/[.$A$50]));IF([.T36]&gt;0;CONCATENATE(&quot;..&quot;;[.T36]);&quot;&quot;)))">
            <text:p/>
          </table:table-cell>
          <table:table-cell table:style-name="ce4" table:formula="oooc:=IF([.U36]&gt;[.$A$47];ROUND([.U36]/[.$A$48]);IF([.U36]&gt;[.$A$49];CONCATENATE(&quot;.&quot;;ROUND([.U36]/[.$A$50]));IF([.U36]&gt;0;CONCATENATE(&quot;..&quot;;[.U36]);&quot;&quot;)))">
            <text:p/>
          </table:table-cell>
          <table:table-cell table:style-name="ce4" table:formula="oooc:=IF([.V36]&gt;[.$A$47];ROUND([.V36]/[.$A$48]);IF([.V36]&gt;[.$A$49];CONCATENATE(&quot;.&quot;;ROUND([.V36]/[.$A$50]));IF([.V36]&gt;0;CONCATENATE(&quot;..&quot;;[.V36]);&quot;&quot;)))">
            <text:p/>
          </table:table-cell>
          <table:table-cell table:style-name="ce4" table:formula="oooc:=IF([.W36]&gt;[.$A$47];ROUND([.W36]/[.$A$48]);IF([.W36]&gt;[.$A$49];CONCATENATE(&quot;.&quot;;ROUND([.W36]/[.$A$50]));IF([.W36]&gt;0;CONCATENATE(&quot;..&quot;;[.W36]);&quot;&quot;)))">
            <text:p/>
          </table:table-cell>
          <table:table-cell table:style-name="ce4" table:formula="oooc:=IF([.X36]&gt;[.$A$47];ROUND([.X36]/[.$A$48]);IF([.X36]&gt;[.$A$49];CONCATENATE(&quot;.&quot;;ROUND([.X36]/[.$A$50]));IF([.X36]&gt;0;CONCATENATE(&quot;..&quot;;[.X36]);&quot;&quot;)))">
            <text:p/>
          </table:table-cell>
          <table:table-cell table:style-name="ce4" table:formula="oooc:=IF([.Y36]&gt;[.$A$47];ROUND([.Y36]/[.$A$48]);IF([.Y36]&gt;[.$A$49];CONCATENATE(&quot;.&quot;;ROUND([.Y36]/[.$A$50]));IF([.Y36]&gt;0;CONCATENATE(&quot;..&quot;;[.Y36]);&quot;&quot;)))">
            <text:p/>
          </table:table-cell>
          <table:table-cell table:style-name="ce4" table:formula="oooc:=IF([.Z36]&gt;[.$A$47];ROUND([.Z36]/[.$A$48]);IF([.Z36]&gt;[.$A$49];CONCATENATE(&quot;.&quot;;ROUND([.Z36]/[.$A$50]));IF([.Z36]&gt;0;CONCATENATE(&quot;..&quot;;[.Z36]);&quot;&quot;)))">
            <text:p/>
          </table:table-cell>
          <table:table-cell table:style-name="ce4" table:formula="oooc:=IF([.AA36]&gt;[.$A$47];ROUND([.AA36]/[.$A$48]);IF([.AA36]&gt;[.$A$49];CONCATENATE(&quot;.&quot;;ROUND([.AA36]/[.$A$50]));IF([.AA36]&gt;0;CONCATENATE(&quot;..&quot;;[.AA36]);&quot;&quot;)))">
            <text:p/>
          </table:table-cell>
          <table:table-cell table:style-name="ce4" table:formula="oooc:=IF([.AB36]&gt;[.$A$47];ROUND([.AB36]/[.$A$48]);IF([.AB36]&gt;[.$A$49];CONCATENATE(&quot;.&quot;;ROUND([.AB36]/[.$A$50]));IF([.AB36]&gt;0;CONCATENATE(&quot;..&quot;;[.AB36]);&quot;&quot;)))">
            <text:p/>
          </table:table-cell>
          <table:table-cell table:style-name="ce4" table:formula="oooc:=IF([.AC36]&gt;[.$A$47];ROUND([.AC36]/[.$A$48]);IF([.AC36]&gt;[.$A$49];CONCATENATE(&quot;.&quot;;ROUND([.AC36]/[.$A$50]));IF([.AC36]&gt;0;CONCATENATE(&quot;..&quot;;[.AC36]);&quot;&quot;)))">
            <text:p/>
          </table:table-cell>
          <table:table-cell table:style-name="ce4" table:formula="oooc:=IF([.AD36]&gt;[.$A$47];ROUND([.AD36]/[.$A$48]);IF([.AD36]&gt;[.$A$49];CONCATENATE(&quot;.&quot;;ROUND([.AD36]/[.$A$50]));IF([.AD36]&gt;0;CONCATENATE(&quot;..&quot;;[.AD36]);&quot;&quot;)))">
            <text:p/>
          </table:table-cell>
          <table:table-cell table:style-name="ce4" table:formula="oooc:=IF([.AE36]&gt;[.$A$47];ROUND([.AE36]/[.$A$48]);IF([.AE36]&gt;[.$A$49];CONCATENATE(&quot;.&quot;;ROUND([.AE36]/[.$A$50]));IF([.AE36]&gt;0;CONCATENATE(&quot;..&quot;;[.AE36]);&quot;&quot;)))">
            <text:p/>
          </table:table-cell>
          <table:table-cell table:style-name="ce4" table:formula="oooc:=IF([.AF36]&gt;[.$A$47];ROUND([.AF36]/[.$A$48]);IF([.AF36]&gt;[.$A$49];CONCATENATE(&quot;.&quot;;ROUND([.AF36]/[.$A$50]));IF([.AF36]&gt;0;CONCATENATE(&quot;..&quot;;[.AF36]);&quot;&quot;)))">
            <text:p/>
          </table:table-cell>
          <table:table-cell table:style-name="ce4" table:formula="oooc:=IF([.AG36]&gt;[.$A$47];ROUND([.AG36]/[.$A$48]);IF([.AG36]&gt;[.$A$49];CONCATENATE(&quot;.&quot;;ROUND([.AG36]/[.$A$50]));IF([.AG36]&gt;0;CONCATENATE(&quot;..&quot;;[.AG36]);&quot;&quot;)))">
            <text:p/>
          </table:table-cell>
          <table:table-cell table:style-name="ce4" table:formula="oooc:=IF([.AH36]&gt;[.$A$47];ROUND([.AH36]/[.$A$48]);IF([.AH36]&gt;[.$A$49];CONCATENATE(&quot;.&quot;;ROUND([.AH36]/[.$A$50]));IF([.AH36]&gt;0;CONCATENATE(&quot;..&quot;;[.AH36]);&quot;&quot;)))">
            <text:p/>
          </table:table-cell>
          <table:table-cell table:style-name="ce4" table:formula="oooc:=IF([.AI36]&gt;[.$A$47];ROUND([.AI36]/[.$A$48]);IF([.AI36]&gt;[.$A$49];CONCATENATE(&quot;.&quot;;ROUND([.AI36]/[.$A$50]));IF([.AI36]&gt;0;CONCATENATE(&quot;..&quot;;[.AI36]);&quot;&quot;)))">
            <text:p/>
          </table:table-cell>
          <table:table-cell table:style-name="ce4" table:formula="oooc:=IF([.AJ36]&gt;[.$A$47];ROUND([.AJ36]/[.$A$48]);IF([.AJ36]&gt;[.$A$49];CONCATENATE(&quot;.&quot;;ROUND([.AJ36]/[.$A$50]));IF([.AJ36]&gt;0;CONCATENATE(&quot;..&quot;;[.AJ36]);&quot;&quot;)))">
            <text:p/>
          </table:table-cell>
          <table:table-cell table:style-name="ce4" table:formula="oooc:=IF([.AK36]&gt;[.$A$47];ROUND([.AK36]/[.$A$48]);IF([.AK36]&gt;[.$A$49];CONCATENATE(&quot;.&quot;;ROUND([.AK36]/[.$A$50]));IF([.AK36]&gt;0;CONCATENATE(&quot;..&quot;;[.AK36]);&quot;&quot;)))">
            <text:p/>
          </table:table-cell>
          <table:table-cell table:style-name="ce4" table:formula="oooc:=IF([.AL36]&gt;[.$A$47];ROUND([.AL36]/[.$A$48]);IF([.AL36]&gt;[.$A$49];CONCATENATE(&quot;.&quot;;ROUND([.AL36]/[.$A$50]));IF([.AL36]&gt;0;CONCATENATE(&quot;..&quot;;[.AL36]);&quot;&quot;)))">
            <text:p/>
          </table:table-cell>
          <table:table-cell table:style-name="ce4" table:formula="oooc:=IF([.AM36]&gt;[.$A$47];ROUND([.AM36]/[.$A$48]);IF([.AM36]&gt;[.$A$49];CONCATENATE(&quot;.&quot;;ROUND([.AM36]/[.$A$50]));IF([.AM36]&gt;0;CONCATENATE(&quot;..&quot;;[.AM36]);&quot;&quot;)))">
            <text:p/>
          </table:table-cell>
          <table:table-cell table:style-name="ce4" table:formula="oooc:=IF([.AN36]&gt;[.$A$47];ROUND([.AN36]/[.$A$48]);IF([.AN36]&gt;[.$A$49];CONCATENATE(&quot;.&quot;;ROUND([.AN36]/[.$A$50]));IF([.AN36]&gt;0;CONCATENATE(&quot;..&quot;;[.AN36]);&quot;&quot;)))">
            <text:p/>
          </table:table-cell>
          <table:table-cell table:number-columns-repeated="216"/>
        </table:table-row>
        <table:table-row table:style-name="ro1">
          <table:table-cell table:formula="oooc:=[.A37]" office:value-type="float" office:value="32">
            <text:p>32</text:p>
          </table:table-cell>
          <table:table-cell table:style-name="ce4" table:formula="oooc:=IF([.B37]&gt;[.$A$47];ROUND([.B37]/[.$A$48]);IF([.B37]&gt;[.$A$49];CONCATENATE(&quot;.&quot;;ROUND([.B37]/[.$A$50]));IF([.B37]&gt;0;CONCATENATE(&quot;..&quot;;[.B37]);&quot;&quot;)))" office:value-type="string" office:string-value="..9">
            <text:p>..9</text:p>
          </table:table-cell>
          <table:table-cell table:style-name="ce4" table:formula="oooc:=IF([.C37]&gt;[.$A$47];ROUND([.C37]/[.$A$48]);IF([.C37]&gt;[.$A$49];CONCATENATE(&quot;.&quot;;ROUND([.C37]/[.$A$50]));IF([.C37]&gt;0;CONCATENATE(&quot;..&quot;;[.C37]);&quot;&quot;)))" office:value-type="string" office:string-value="..3">
            <text:p>..3</text:p>
          </table:table-cell>
          <table:table-cell table:style-name="ce4" table:formula="oooc:=IF([.D37]&gt;[.$A$47];ROUND([.D37]/[.$A$48]);IF([.D37]&gt;[.$A$49];CONCATENATE(&quot;.&quot;;ROUND([.D37]/[.$A$50]));IF([.D37]&gt;0;CONCATENATE(&quot;..&quot;;[.D37]);&quot;&quot;)))">
            <text:p/>
          </table:table-cell>
          <table:table-cell table:style-name="ce4" table:formula="oooc:=IF([.E37]&gt;[.$A$47];ROUND([.E37]/[.$A$48]);IF([.E37]&gt;[.$A$49];CONCATENATE(&quot;.&quot;;ROUND([.E37]/[.$A$50]));IF([.E37]&gt;0;CONCATENATE(&quot;..&quot;;[.E37]);&quot;&quot;)))">
            <text:p/>
          </table:table-cell>
          <table:table-cell table:style-name="ce4" table:formula="oooc:=IF([.F37]&gt;[.$A$47];ROUND([.F37]/[.$A$48]);IF([.F37]&gt;[.$A$49];CONCATENATE(&quot;.&quot;;ROUND([.F37]/[.$A$50]));IF([.F37]&gt;0;CONCATENATE(&quot;..&quot;;[.F37]);&quot;&quot;)))" office:value-type="string" office:string-value="..2">
            <text:p>..2</text:p>
          </table:table-cell>
          <table:table-cell table:style-name="ce4" table:formula="oooc:=IF([.G37]&gt;[.$A$47];ROUND([.G37]/[.$A$48]);IF([.G37]&gt;[.$A$49];CONCATENATE(&quot;.&quot;;ROUND([.G37]/[.$A$50]));IF([.G37]&gt;0;CONCATENATE(&quot;..&quot;;[.G37]);&quot;&quot;)))" office:value-type="string" office:string-value="..1">
            <text:p>..1</text:p>
          </table:table-cell>
          <table:table-cell table:style-name="ce4" table:formula="oooc:=IF([.H37]&gt;[.$A$47];ROUND([.H37]/[.$A$48]);IF([.H37]&gt;[.$A$49];CONCATENATE(&quot;.&quot;;ROUND([.H37]/[.$A$50]));IF([.H37]&gt;0;CONCATENATE(&quot;..&quot;;[.H37]);&quot;&quot;)))">
            <text:p/>
          </table:table-cell>
          <table:table-cell table:style-name="ce4" table:formula="oooc:=IF([.I37]&gt;[.$A$47];ROUND([.I37]/[.$A$48]);IF([.I37]&gt;[.$A$49];CONCATENATE(&quot;.&quot;;ROUND([.I37]/[.$A$50]));IF([.I37]&gt;0;CONCATENATE(&quot;..&quot;;[.I37]);&quot;&quot;)))">
            <text:p/>
          </table:table-cell>
          <table:table-cell table:style-name="ce4" table:formula="oooc:=IF([.J37]&gt;[.$A$47];ROUND([.J37]/[.$A$48]);IF([.J37]&gt;[.$A$49];CONCATENATE(&quot;.&quot;;ROUND([.J37]/[.$A$50]));IF([.J37]&gt;0;CONCATENATE(&quot;..&quot;;[.J37]);&quot;&quot;)))">
            <text:p/>
          </table:table-cell>
          <table:table-cell table:style-name="ce4" table:formula="oooc:=IF([.K37]&gt;[.$A$47];ROUND([.K37]/[.$A$48]);IF([.K37]&gt;[.$A$49];CONCATENATE(&quot;.&quot;;ROUND([.K37]/[.$A$50]));IF([.K37]&gt;0;CONCATENATE(&quot;..&quot;;[.K37]);&quot;&quot;)))">
            <text:p/>
          </table:table-cell>
          <table:table-cell table:style-name="ce4" table:formula="oooc:=IF([.L37]&gt;[.$A$47];ROUND([.L37]/[.$A$48]);IF([.L37]&gt;[.$A$49];CONCATENATE(&quot;.&quot;;ROUND([.L37]/[.$A$50]));IF([.L37]&gt;0;CONCATENATE(&quot;..&quot;;[.L37]);&quot;&quot;)))">
            <text:p/>
          </table:table-cell>
          <table:table-cell table:style-name="ce4" table:formula="oooc:=IF([.M37]&gt;[.$A$47];ROUND([.M37]/[.$A$48]);IF([.M37]&gt;[.$A$49];CONCATENATE(&quot;.&quot;;ROUND([.M37]/[.$A$50]));IF([.M37]&gt;0;CONCATENATE(&quot;..&quot;;[.M37]);&quot;&quot;)))">
            <text:p/>
          </table:table-cell>
          <table:table-cell table:style-name="ce4" table:formula="oooc:=IF([.N37]&gt;[.$A$47];ROUND([.N37]/[.$A$48]);IF([.N37]&gt;[.$A$49];CONCATENATE(&quot;.&quot;;ROUND([.N37]/[.$A$50]));IF([.N37]&gt;0;CONCATENATE(&quot;..&quot;;[.N37]);&quot;&quot;)))">
            <text:p/>
          </table:table-cell>
          <table:table-cell table:style-name="ce4" table:formula="oooc:=IF([.O37]&gt;[.$A$47];ROUND([.O37]/[.$A$48]);IF([.O37]&gt;[.$A$49];CONCATENATE(&quot;.&quot;;ROUND([.O37]/[.$A$50]));IF([.O37]&gt;0;CONCATENATE(&quot;..&quot;;[.O37]);&quot;&quot;)))">
            <text:p/>
          </table:table-cell>
          <table:table-cell table:style-name="ce4" table:formula="oooc:=IF([.P37]&gt;[.$A$47];ROUND([.P37]/[.$A$48]);IF([.P37]&gt;[.$A$49];CONCATENATE(&quot;.&quot;;ROUND([.P37]/[.$A$50]));IF([.P37]&gt;0;CONCATENATE(&quot;..&quot;;[.P37]);&quot;&quot;)))">
            <text:p/>
          </table:table-cell>
          <table:table-cell table:style-name="ce4" table:formula="oooc:=IF([.Q37]&gt;[.$A$47];ROUND([.Q37]/[.$A$48]);IF([.Q37]&gt;[.$A$49];CONCATENATE(&quot;.&quot;;ROUND([.Q37]/[.$A$50]));IF([.Q37]&gt;0;CONCATENATE(&quot;..&quot;;[.Q37]);&quot;&quot;)))">
            <text:p/>
          </table:table-cell>
          <table:table-cell table:style-name="ce4" table:formula="oooc:=IF([.R37]&gt;[.$A$47];ROUND([.R37]/[.$A$48]);IF([.R37]&gt;[.$A$49];CONCATENATE(&quot;.&quot;;ROUND([.R37]/[.$A$50]));IF([.R37]&gt;0;CONCATENATE(&quot;..&quot;;[.R37]);&quot;&quot;)))">
            <text:p/>
          </table:table-cell>
          <table:table-cell table:style-name="ce4" table:formula="oooc:=IF([.S37]&gt;[.$A$47];ROUND([.S37]/[.$A$48]);IF([.S37]&gt;[.$A$49];CONCATENATE(&quot;.&quot;;ROUND([.S37]/[.$A$50]));IF([.S37]&gt;0;CONCATENATE(&quot;..&quot;;[.S37]);&quot;&quot;)))">
            <text:p/>
          </table:table-cell>
          <table:table-cell table:style-name="ce4" table:formula="oooc:=IF([.T37]&gt;[.$A$47];ROUND([.T37]/[.$A$48]);IF([.T37]&gt;[.$A$49];CONCATENATE(&quot;.&quot;;ROUND([.T37]/[.$A$50]));IF([.T37]&gt;0;CONCATENATE(&quot;..&quot;;[.T37]);&quot;&quot;)))">
            <text:p/>
          </table:table-cell>
          <table:table-cell table:style-name="ce4" table:formula="oooc:=IF([.U37]&gt;[.$A$47];ROUND([.U37]/[.$A$48]);IF([.U37]&gt;[.$A$49];CONCATENATE(&quot;.&quot;;ROUND([.U37]/[.$A$50]));IF([.U37]&gt;0;CONCATENATE(&quot;..&quot;;[.U37]);&quot;&quot;)))">
            <text:p/>
          </table:table-cell>
          <table:table-cell table:style-name="ce4" table:formula="oooc:=IF([.V37]&gt;[.$A$47];ROUND([.V37]/[.$A$48]);IF([.V37]&gt;[.$A$49];CONCATENATE(&quot;.&quot;;ROUND([.V37]/[.$A$50]));IF([.V37]&gt;0;CONCATENATE(&quot;..&quot;;[.V37]);&quot;&quot;)))">
            <text:p/>
          </table:table-cell>
          <table:table-cell table:style-name="ce4" table:formula="oooc:=IF([.W37]&gt;[.$A$47];ROUND([.W37]/[.$A$48]);IF([.W37]&gt;[.$A$49];CONCATENATE(&quot;.&quot;;ROUND([.W37]/[.$A$50]));IF([.W37]&gt;0;CONCATENATE(&quot;..&quot;;[.W37]);&quot;&quot;)))">
            <text:p/>
          </table:table-cell>
          <table:table-cell table:style-name="ce4" table:formula="oooc:=IF([.X37]&gt;[.$A$47];ROUND([.X37]/[.$A$48]);IF([.X37]&gt;[.$A$49];CONCATENATE(&quot;.&quot;;ROUND([.X37]/[.$A$50]));IF([.X37]&gt;0;CONCATENATE(&quot;..&quot;;[.X37]);&quot;&quot;)))">
            <text:p/>
          </table:table-cell>
          <table:table-cell table:style-name="ce4" table:formula="oooc:=IF([.Y37]&gt;[.$A$47];ROUND([.Y37]/[.$A$48]);IF([.Y37]&gt;[.$A$49];CONCATENATE(&quot;.&quot;;ROUND([.Y37]/[.$A$50]));IF([.Y37]&gt;0;CONCATENATE(&quot;..&quot;;[.Y37]);&quot;&quot;)))">
            <text:p/>
          </table:table-cell>
          <table:table-cell table:style-name="ce4" table:formula="oooc:=IF([.Z37]&gt;[.$A$47];ROUND([.Z37]/[.$A$48]);IF([.Z37]&gt;[.$A$49];CONCATENATE(&quot;.&quot;;ROUND([.Z37]/[.$A$50]));IF([.Z37]&gt;0;CONCATENATE(&quot;..&quot;;[.Z37]);&quot;&quot;)))">
            <text:p/>
          </table:table-cell>
          <table:table-cell table:style-name="ce4" table:formula="oooc:=IF([.AA37]&gt;[.$A$47];ROUND([.AA37]/[.$A$48]);IF([.AA37]&gt;[.$A$49];CONCATENATE(&quot;.&quot;;ROUND([.AA37]/[.$A$50]));IF([.AA37]&gt;0;CONCATENATE(&quot;..&quot;;[.AA37]);&quot;&quot;)))">
            <text:p/>
          </table:table-cell>
          <table:table-cell table:style-name="ce4" table:formula="oooc:=IF([.AB37]&gt;[.$A$47];ROUND([.AB37]/[.$A$48]);IF([.AB37]&gt;[.$A$49];CONCATENATE(&quot;.&quot;;ROUND([.AB37]/[.$A$50]));IF([.AB37]&gt;0;CONCATENATE(&quot;..&quot;;[.AB37]);&quot;&quot;)))">
            <text:p/>
          </table:table-cell>
          <table:table-cell table:style-name="ce4" table:formula="oooc:=IF([.AC37]&gt;[.$A$47];ROUND([.AC37]/[.$A$48]);IF([.AC37]&gt;[.$A$49];CONCATENATE(&quot;.&quot;;ROUND([.AC37]/[.$A$50]));IF([.AC37]&gt;0;CONCATENATE(&quot;..&quot;;[.AC37]);&quot;&quot;)))">
            <text:p/>
          </table:table-cell>
          <table:table-cell table:style-name="ce4" table:formula="oooc:=IF([.AD37]&gt;[.$A$47];ROUND([.AD37]/[.$A$48]);IF([.AD37]&gt;[.$A$49];CONCATENATE(&quot;.&quot;;ROUND([.AD37]/[.$A$50]));IF([.AD37]&gt;0;CONCATENATE(&quot;..&quot;;[.AD37]);&quot;&quot;)))">
            <text:p/>
          </table:table-cell>
          <table:table-cell table:style-name="ce4" table:formula="oooc:=IF([.AE37]&gt;[.$A$47];ROUND([.AE37]/[.$A$48]);IF([.AE37]&gt;[.$A$49];CONCATENATE(&quot;.&quot;;ROUND([.AE37]/[.$A$50]));IF([.AE37]&gt;0;CONCATENATE(&quot;..&quot;;[.AE37]);&quot;&quot;)))">
            <text:p/>
          </table:table-cell>
          <table:table-cell table:style-name="ce4" table:formula="oooc:=IF([.AF37]&gt;[.$A$47];ROUND([.AF37]/[.$A$48]);IF([.AF37]&gt;[.$A$49];CONCATENATE(&quot;.&quot;;ROUND([.AF37]/[.$A$50]));IF([.AF37]&gt;0;CONCATENATE(&quot;..&quot;;[.AF37]);&quot;&quot;)))">
            <text:p/>
          </table:table-cell>
          <table:table-cell table:style-name="ce4" table:formula="oooc:=IF([.AG37]&gt;[.$A$47];ROUND([.AG37]/[.$A$48]);IF([.AG37]&gt;[.$A$49];CONCATENATE(&quot;.&quot;;ROUND([.AG37]/[.$A$50]));IF([.AG37]&gt;0;CONCATENATE(&quot;..&quot;;[.AG37]);&quot;&quot;)))">
            <text:p/>
          </table:table-cell>
          <table:table-cell table:style-name="ce4" table:formula="oooc:=IF([.AH37]&gt;[.$A$47];ROUND([.AH37]/[.$A$48]);IF([.AH37]&gt;[.$A$49];CONCATENATE(&quot;.&quot;;ROUND([.AH37]/[.$A$50]));IF([.AH37]&gt;0;CONCATENATE(&quot;..&quot;;[.AH37]);&quot;&quot;)))">
            <text:p/>
          </table:table-cell>
          <table:table-cell table:style-name="ce4" table:formula="oooc:=IF([.AI37]&gt;[.$A$47];ROUND([.AI37]/[.$A$48]);IF([.AI37]&gt;[.$A$49];CONCATENATE(&quot;.&quot;;ROUND([.AI37]/[.$A$50]));IF([.AI37]&gt;0;CONCATENATE(&quot;..&quot;;[.AI37]);&quot;&quot;)))">
            <text:p/>
          </table:table-cell>
          <table:table-cell table:style-name="ce4" table:formula="oooc:=IF([.AJ37]&gt;[.$A$47];ROUND([.AJ37]/[.$A$48]);IF([.AJ37]&gt;[.$A$49];CONCATENATE(&quot;.&quot;;ROUND([.AJ37]/[.$A$50]));IF([.AJ37]&gt;0;CONCATENATE(&quot;..&quot;;[.AJ37]);&quot;&quot;)))">
            <text:p/>
          </table:table-cell>
          <table:table-cell table:style-name="ce4" table:formula="oooc:=IF([.AK37]&gt;[.$A$47];ROUND([.AK37]/[.$A$48]);IF([.AK37]&gt;[.$A$49];CONCATENATE(&quot;.&quot;;ROUND([.AK37]/[.$A$50]));IF([.AK37]&gt;0;CONCATENATE(&quot;..&quot;;[.AK37]);&quot;&quot;)))">
            <text:p/>
          </table:table-cell>
          <table:table-cell table:style-name="ce4" table:formula="oooc:=IF([.AL37]&gt;[.$A$47];ROUND([.AL37]/[.$A$48]);IF([.AL37]&gt;[.$A$49];CONCATENATE(&quot;.&quot;;ROUND([.AL37]/[.$A$50]));IF([.AL37]&gt;0;CONCATENATE(&quot;..&quot;;[.AL37]);&quot;&quot;)))">
            <text:p/>
          </table:table-cell>
          <table:table-cell table:style-name="ce4" table:formula="oooc:=IF([.AM37]&gt;[.$A$47];ROUND([.AM37]/[.$A$48]);IF([.AM37]&gt;[.$A$49];CONCATENATE(&quot;.&quot;;ROUND([.AM37]/[.$A$50]));IF([.AM37]&gt;0;CONCATENATE(&quot;..&quot;;[.AM37]);&quot;&quot;)))">
            <text:p/>
          </table:table-cell>
          <table:table-cell table:style-name="ce4" table:formula="oooc:=IF([.AN37]&gt;[.$A$47];ROUND([.AN37]/[.$A$48]);IF([.AN37]&gt;[.$A$49];CONCATENATE(&quot;.&quot;;ROUND([.AN37]/[.$A$50]));IF([.AN37]&gt;0;CONCATENATE(&quot;..&quot;;[.AN37]);&quot;&quot;)))">
            <text:p/>
          </table:table-cell>
          <table:table-cell table:number-columns-repeated="216"/>
        </table:table-row>
        <table:table-row table:style-name="ro1">
          <table:table-cell table:formula="oooc:=[.A38]" office:value-type="float" office:value="33">
            <text:p>33</text:p>
          </table:table-cell>
          <table:table-cell table:style-name="ce4" table:formula="oooc:=IF([.B38]&gt;[.$A$47];ROUND([.B38]/[.$A$48]);IF([.B38]&gt;[.$A$49];CONCATENATE(&quot;.&quot;;ROUND([.B38]/[.$A$50]));IF([.B38]&gt;0;CONCATENATE(&quot;..&quot;;[.B38]);&quot;&quot;)))" office:value-type="string" office:string-value="..2">
            <text:p>..2</text:p>
          </table:table-cell>
          <table:table-cell table:style-name="ce4" table:formula="oooc:=IF([.C38]&gt;[.$A$47];ROUND([.C38]/[.$A$48]);IF([.C38]&gt;[.$A$49];CONCATENATE(&quot;.&quot;;ROUND([.C38]/[.$A$50]));IF([.C38]&gt;0;CONCATENATE(&quot;..&quot;;[.C38]);&quot;&quot;)))" office:value-type="string" office:string-value="..1">
            <text:p>..1</text:p>
          </table:table-cell>
          <table:table-cell table:style-name="ce4" table:formula="oooc:=IF([.D38]&gt;[.$A$47];ROUND([.D38]/[.$A$48]);IF([.D38]&gt;[.$A$49];CONCATENATE(&quot;.&quot;;ROUND([.D38]/[.$A$50]));IF([.D38]&gt;0;CONCATENATE(&quot;..&quot;;[.D38]);&quot;&quot;)))">
            <text:p/>
          </table:table-cell>
          <table:table-cell table:style-name="ce4" table:formula="oooc:=IF([.E38]&gt;[.$A$47];ROUND([.E38]/[.$A$48]);IF([.E38]&gt;[.$A$49];CONCATENATE(&quot;.&quot;;ROUND([.E38]/[.$A$50]));IF([.E38]&gt;0;CONCATENATE(&quot;..&quot;;[.E38]);&quot;&quot;)))">
            <text:p/>
          </table:table-cell>
          <table:table-cell table:style-name="ce4" table:formula="oooc:=IF([.F38]&gt;[.$A$47];ROUND([.F38]/[.$A$48]);IF([.F38]&gt;[.$A$49];CONCATENATE(&quot;.&quot;;ROUND([.F38]/[.$A$50]));IF([.F38]&gt;0;CONCATENATE(&quot;..&quot;;[.F38]);&quot;&quot;)))">
            <text:p/>
          </table:table-cell>
          <table:table-cell table:style-name="ce4" table:formula="oooc:=IF([.G38]&gt;[.$A$47];ROUND([.G38]/[.$A$48]);IF([.G38]&gt;[.$A$49];CONCATENATE(&quot;.&quot;;ROUND([.G38]/[.$A$50]));IF([.G38]&gt;0;CONCATENATE(&quot;..&quot;;[.G38]);&quot;&quot;)))">
            <text:p/>
          </table:table-cell>
          <table:table-cell table:style-name="ce4" table:formula="oooc:=IF([.H38]&gt;[.$A$47];ROUND([.H38]/[.$A$48]);IF([.H38]&gt;[.$A$49];CONCATENATE(&quot;.&quot;;ROUND([.H38]/[.$A$50]));IF([.H38]&gt;0;CONCATENATE(&quot;..&quot;;[.H38]);&quot;&quot;)))">
            <text:p/>
          </table:table-cell>
          <table:table-cell table:style-name="ce4" table:formula="oooc:=IF([.I38]&gt;[.$A$47];ROUND([.I38]/[.$A$48]);IF([.I38]&gt;[.$A$49];CONCATENATE(&quot;.&quot;;ROUND([.I38]/[.$A$50]));IF([.I38]&gt;0;CONCATENATE(&quot;..&quot;;[.I38]);&quot;&quot;)))">
            <text:p/>
          </table:table-cell>
          <table:table-cell table:style-name="ce4" table:formula="oooc:=IF([.J38]&gt;[.$A$47];ROUND([.J38]/[.$A$48]);IF([.J38]&gt;[.$A$49];CONCATENATE(&quot;.&quot;;ROUND([.J38]/[.$A$50]));IF([.J38]&gt;0;CONCATENATE(&quot;..&quot;;[.J38]);&quot;&quot;)))">
            <text:p/>
          </table:table-cell>
          <table:table-cell table:style-name="ce4" table:formula="oooc:=IF([.K38]&gt;[.$A$47];ROUND([.K38]/[.$A$48]);IF([.K38]&gt;[.$A$49];CONCATENATE(&quot;.&quot;;ROUND([.K38]/[.$A$50]));IF([.K38]&gt;0;CONCATENATE(&quot;..&quot;;[.K38]);&quot;&quot;)))">
            <text:p/>
          </table:table-cell>
          <table:table-cell table:style-name="ce4" table:formula="oooc:=IF([.L38]&gt;[.$A$47];ROUND([.L38]/[.$A$48]);IF([.L38]&gt;[.$A$49];CONCATENATE(&quot;.&quot;;ROUND([.L38]/[.$A$50]));IF([.L38]&gt;0;CONCATENATE(&quot;..&quot;;[.L38]);&quot;&quot;)))">
            <text:p/>
          </table:table-cell>
          <table:table-cell table:style-name="ce4" table:formula="oooc:=IF([.M38]&gt;[.$A$47];ROUND([.M38]/[.$A$48]);IF([.M38]&gt;[.$A$49];CONCATENATE(&quot;.&quot;;ROUND([.M38]/[.$A$50]));IF([.M38]&gt;0;CONCATENATE(&quot;..&quot;;[.M38]);&quot;&quot;)))">
            <text:p/>
          </table:table-cell>
          <table:table-cell table:style-name="ce4" table:formula="oooc:=IF([.N38]&gt;[.$A$47];ROUND([.N38]/[.$A$48]);IF([.N38]&gt;[.$A$49];CONCATENATE(&quot;.&quot;;ROUND([.N38]/[.$A$50]));IF([.N38]&gt;0;CONCATENATE(&quot;..&quot;;[.N38]);&quot;&quot;)))">
            <text:p/>
          </table:table-cell>
          <table:table-cell table:style-name="ce4" table:formula="oooc:=IF([.O38]&gt;[.$A$47];ROUND([.O38]/[.$A$48]);IF([.O38]&gt;[.$A$49];CONCATENATE(&quot;.&quot;;ROUND([.O38]/[.$A$50]));IF([.O38]&gt;0;CONCATENATE(&quot;..&quot;;[.O38]);&quot;&quot;)))">
            <text:p/>
          </table:table-cell>
          <table:table-cell table:style-name="ce4" table:formula="oooc:=IF([.P38]&gt;[.$A$47];ROUND([.P38]/[.$A$48]);IF([.P38]&gt;[.$A$49];CONCATENATE(&quot;.&quot;;ROUND([.P38]/[.$A$50]));IF([.P38]&gt;0;CONCATENATE(&quot;..&quot;;[.P38]);&quot;&quot;)))">
            <text:p/>
          </table:table-cell>
          <table:table-cell table:style-name="ce4" table:formula="oooc:=IF([.Q38]&gt;[.$A$47];ROUND([.Q38]/[.$A$48]);IF([.Q38]&gt;[.$A$49];CONCATENATE(&quot;.&quot;;ROUND([.Q38]/[.$A$50]));IF([.Q38]&gt;0;CONCATENATE(&quot;..&quot;;[.Q38]);&quot;&quot;)))">
            <text:p/>
          </table:table-cell>
          <table:table-cell table:style-name="ce4" table:formula="oooc:=IF([.R38]&gt;[.$A$47];ROUND([.R38]/[.$A$48]);IF([.R38]&gt;[.$A$49];CONCATENATE(&quot;.&quot;;ROUND([.R38]/[.$A$50]));IF([.R38]&gt;0;CONCATENATE(&quot;..&quot;;[.R38]);&quot;&quot;)))">
            <text:p/>
          </table:table-cell>
          <table:table-cell table:style-name="ce4" table:formula="oooc:=IF([.S38]&gt;[.$A$47];ROUND([.S38]/[.$A$48]);IF([.S38]&gt;[.$A$49];CONCATENATE(&quot;.&quot;;ROUND([.S38]/[.$A$50]));IF([.S38]&gt;0;CONCATENATE(&quot;..&quot;;[.S38]);&quot;&quot;)))">
            <text:p/>
          </table:table-cell>
          <table:table-cell table:style-name="ce4" table:formula="oooc:=IF([.T38]&gt;[.$A$47];ROUND([.T38]/[.$A$48]);IF([.T38]&gt;[.$A$49];CONCATENATE(&quot;.&quot;;ROUND([.T38]/[.$A$50]));IF([.T38]&gt;0;CONCATENATE(&quot;..&quot;;[.T38]);&quot;&quot;)))">
            <text:p/>
          </table:table-cell>
          <table:table-cell table:style-name="ce4" table:formula="oooc:=IF([.U38]&gt;[.$A$47];ROUND([.U38]/[.$A$48]);IF([.U38]&gt;[.$A$49];CONCATENATE(&quot;.&quot;;ROUND([.U38]/[.$A$50]));IF([.U38]&gt;0;CONCATENATE(&quot;..&quot;;[.U38]);&quot;&quot;)))">
            <text:p/>
          </table:table-cell>
          <table:table-cell table:style-name="ce4" table:formula="oooc:=IF([.V38]&gt;[.$A$47];ROUND([.V38]/[.$A$48]);IF([.V38]&gt;[.$A$49];CONCATENATE(&quot;.&quot;;ROUND([.V38]/[.$A$50]));IF([.V38]&gt;0;CONCATENATE(&quot;..&quot;;[.V38]);&quot;&quot;)))">
            <text:p/>
          </table:table-cell>
          <table:table-cell table:style-name="ce4" table:formula="oooc:=IF([.W38]&gt;[.$A$47];ROUND([.W38]/[.$A$48]);IF([.W38]&gt;[.$A$49];CONCATENATE(&quot;.&quot;;ROUND([.W38]/[.$A$50]));IF([.W38]&gt;0;CONCATENATE(&quot;..&quot;;[.W38]);&quot;&quot;)))">
            <text:p/>
          </table:table-cell>
          <table:table-cell table:style-name="ce4" table:formula="oooc:=IF([.X38]&gt;[.$A$47];ROUND([.X38]/[.$A$48]);IF([.X38]&gt;[.$A$49];CONCATENATE(&quot;.&quot;;ROUND([.X38]/[.$A$50]));IF([.X38]&gt;0;CONCATENATE(&quot;..&quot;;[.X38]);&quot;&quot;)))">
            <text:p/>
          </table:table-cell>
          <table:table-cell table:style-name="ce4" table:formula="oooc:=IF([.Y38]&gt;[.$A$47];ROUND([.Y38]/[.$A$48]);IF([.Y38]&gt;[.$A$49];CONCATENATE(&quot;.&quot;;ROUND([.Y38]/[.$A$50]));IF([.Y38]&gt;0;CONCATENATE(&quot;..&quot;;[.Y38]);&quot;&quot;)))">
            <text:p/>
          </table:table-cell>
          <table:table-cell table:style-name="ce4" table:formula="oooc:=IF([.Z38]&gt;[.$A$47];ROUND([.Z38]/[.$A$48]);IF([.Z38]&gt;[.$A$49];CONCATENATE(&quot;.&quot;;ROUND([.Z38]/[.$A$50]));IF([.Z38]&gt;0;CONCATENATE(&quot;..&quot;;[.Z38]);&quot;&quot;)))">
            <text:p/>
          </table:table-cell>
          <table:table-cell table:style-name="ce4" table:formula="oooc:=IF([.AA38]&gt;[.$A$47];ROUND([.AA38]/[.$A$48]);IF([.AA38]&gt;[.$A$49];CONCATENATE(&quot;.&quot;;ROUND([.AA38]/[.$A$50]));IF([.AA38]&gt;0;CONCATENATE(&quot;..&quot;;[.AA38]);&quot;&quot;)))">
            <text:p/>
          </table:table-cell>
          <table:table-cell table:style-name="ce4" table:formula="oooc:=IF([.AB38]&gt;[.$A$47];ROUND([.AB38]/[.$A$48]);IF([.AB38]&gt;[.$A$49];CONCATENATE(&quot;.&quot;;ROUND([.AB38]/[.$A$50]));IF([.AB38]&gt;0;CONCATENATE(&quot;..&quot;;[.AB38]);&quot;&quot;)))">
            <text:p/>
          </table:table-cell>
          <table:table-cell table:style-name="ce4" table:formula="oooc:=IF([.AC38]&gt;[.$A$47];ROUND([.AC38]/[.$A$48]);IF([.AC38]&gt;[.$A$49];CONCATENATE(&quot;.&quot;;ROUND([.AC38]/[.$A$50]));IF([.AC38]&gt;0;CONCATENATE(&quot;..&quot;;[.AC38]);&quot;&quot;)))">
            <text:p/>
          </table:table-cell>
          <table:table-cell table:style-name="ce4" table:formula="oooc:=IF([.AD38]&gt;[.$A$47];ROUND([.AD38]/[.$A$48]);IF([.AD38]&gt;[.$A$49];CONCATENATE(&quot;.&quot;;ROUND([.AD38]/[.$A$50]));IF([.AD38]&gt;0;CONCATENATE(&quot;..&quot;;[.AD38]);&quot;&quot;)))">
            <text:p/>
          </table:table-cell>
          <table:table-cell table:style-name="ce4" table:formula="oooc:=IF([.AE38]&gt;[.$A$47];ROUND([.AE38]/[.$A$48]);IF([.AE38]&gt;[.$A$49];CONCATENATE(&quot;.&quot;;ROUND([.AE38]/[.$A$50]));IF([.AE38]&gt;0;CONCATENATE(&quot;..&quot;;[.AE38]);&quot;&quot;)))">
            <text:p/>
          </table:table-cell>
          <table:table-cell table:style-name="ce4" table:formula="oooc:=IF([.AF38]&gt;[.$A$47];ROUND([.AF38]/[.$A$48]);IF([.AF38]&gt;[.$A$49];CONCATENATE(&quot;.&quot;;ROUND([.AF38]/[.$A$50]));IF([.AF38]&gt;0;CONCATENATE(&quot;..&quot;;[.AF38]);&quot;&quot;)))">
            <text:p/>
          </table:table-cell>
          <table:table-cell table:style-name="ce4" table:formula="oooc:=IF([.AG38]&gt;[.$A$47];ROUND([.AG38]/[.$A$48]);IF([.AG38]&gt;[.$A$49];CONCATENATE(&quot;.&quot;;ROUND([.AG38]/[.$A$50]));IF([.AG38]&gt;0;CONCATENATE(&quot;..&quot;;[.AG38]);&quot;&quot;)))">
            <text:p/>
          </table:table-cell>
          <table:table-cell table:style-name="ce4" table:formula="oooc:=IF([.AH38]&gt;[.$A$47];ROUND([.AH38]/[.$A$48]);IF([.AH38]&gt;[.$A$49];CONCATENATE(&quot;.&quot;;ROUND([.AH38]/[.$A$50]));IF([.AH38]&gt;0;CONCATENATE(&quot;..&quot;;[.AH38]);&quot;&quot;)))">
            <text:p/>
          </table:table-cell>
          <table:table-cell table:style-name="ce4" table:formula="oooc:=IF([.AI38]&gt;[.$A$47];ROUND([.AI38]/[.$A$48]);IF([.AI38]&gt;[.$A$49];CONCATENATE(&quot;.&quot;;ROUND([.AI38]/[.$A$50]));IF([.AI38]&gt;0;CONCATENATE(&quot;..&quot;;[.AI38]);&quot;&quot;)))">
            <text:p/>
          </table:table-cell>
          <table:table-cell table:style-name="ce4" table:formula="oooc:=IF([.AJ38]&gt;[.$A$47];ROUND([.AJ38]/[.$A$48]);IF([.AJ38]&gt;[.$A$49];CONCATENATE(&quot;.&quot;;ROUND([.AJ38]/[.$A$50]));IF([.AJ38]&gt;0;CONCATENATE(&quot;..&quot;;[.AJ38]);&quot;&quot;)))">
            <text:p/>
          </table:table-cell>
          <table:table-cell table:style-name="ce4" table:formula="oooc:=IF([.AK38]&gt;[.$A$47];ROUND([.AK38]/[.$A$48]);IF([.AK38]&gt;[.$A$49];CONCATENATE(&quot;.&quot;;ROUND([.AK38]/[.$A$50]));IF([.AK38]&gt;0;CONCATENATE(&quot;..&quot;;[.AK38]);&quot;&quot;)))">
            <text:p/>
          </table:table-cell>
          <table:table-cell table:style-name="ce4" table:formula="oooc:=IF([.AL38]&gt;[.$A$47];ROUND([.AL38]/[.$A$48]);IF([.AL38]&gt;[.$A$49];CONCATENATE(&quot;.&quot;;ROUND([.AL38]/[.$A$50]));IF([.AL38]&gt;0;CONCATENATE(&quot;..&quot;;[.AL38]);&quot;&quot;)))">
            <text:p/>
          </table:table-cell>
          <table:table-cell table:style-name="ce4" table:formula="oooc:=IF([.AM38]&gt;[.$A$47];ROUND([.AM38]/[.$A$48]);IF([.AM38]&gt;[.$A$49];CONCATENATE(&quot;.&quot;;ROUND([.AM38]/[.$A$50]));IF([.AM38]&gt;0;CONCATENATE(&quot;..&quot;;[.AM38]);&quot;&quot;)))">
            <text:p/>
          </table:table-cell>
          <table:table-cell table:style-name="ce4" table:formula="oooc:=IF([.AN38]&gt;[.$A$47];ROUND([.AN38]/[.$A$48]);IF([.AN38]&gt;[.$A$49];CONCATENATE(&quot;.&quot;;ROUND([.AN38]/[.$A$50]));IF([.AN38]&gt;0;CONCATENATE(&quot;..&quot;;[.AN38]);&quot;&quot;)))">
            <text:p/>
          </table:table-cell>
          <table:table-cell table:number-columns-repeated="216"/>
        </table:table-row>
        <table:table-row table:style-name="ro1">
          <table:table-cell table:formula="oooc:=[.A39]" office:value-type="float" office:value="34">
            <text:p>34</text:p>
          </table:table-cell>
          <table:table-cell table:style-name="ce4" table:formula="oooc:=IF([.B39]&gt;[.$A$47];ROUND([.B39]/[.$A$48]);IF([.B39]&gt;[.$A$49];CONCATENATE(&quot;.&quot;;ROUND([.B39]/[.$A$50]));IF([.B39]&gt;0;CONCATENATE(&quot;..&quot;;[.B39]);&quot;&quot;)))">
            <text:p/>
          </table:table-cell>
          <table:table-cell table:style-name="ce4" table:formula="oooc:=IF([.C39]&gt;[.$A$47];ROUND([.C39]/[.$A$48]);IF([.C39]&gt;[.$A$49];CONCATENATE(&quot;.&quot;;ROUND([.C39]/[.$A$50]));IF([.C39]&gt;0;CONCATENATE(&quot;..&quot;;[.C39]);&quot;&quot;)))">
            <text:p/>
          </table:table-cell>
          <table:table-cell table:style-name="ce4" table:formula="oooc:=IF([.D39]&gt;[.$A$47];ROUND([.D39]/[.$A$48]);IF([.D39]&gt;[.$A$49];CONCATENATE(&quot;.&quot;;ROUND([.D39]/[.$A$50]));IF([.D39]&gt;0;CONCATENATE(&quot;..&quot;;[.D39]);&quot;&quot;)))">
            <text:p/>
          </table:table-cell>
          <table:table-cell table:style-name="ce4" table:formula="oooc:=IF([.E39]&gt;[.$A$47];ROUND([.E39]/[.$A$48]);IF([.E39]&gt;[.$A$49];CONCATENATE(&quot;.&quot;;ROUND([.E39]/[.$A$50]));IF([.E39]&gt;0;CONCATENATE(&quot;..&quot;;[.E39]);&quot;&quot;)))">
            <text:p/>
          </table:table-cell>
          <table:table-cell table:style-name="ce4" table:formula="oooc:=IF([.F39]&gt;[.$A$47];ROUND([.F39]/[.$A$48]);IF([.F39]&gt;[.$A$49];CONCATENATE(&quot;.&quot;;ROUND([.F39]/[.$A$50]));IF([.F39]&gt;0;CONCATENATE(&quot;..&quot;;[.F39]);&quot;&quot;)))">
            <text:p/>
          </table:table-cell>
          <table:table-cell table:style-name="ce4" table:formula="oooc:=IF([.G39]&gt;[.$A$47];ROUND([.G39]/[.$A$48]);IF([.G39]&gt;[.$A$49];CONCATENATE(&quot;.&quot;;ROUND([.G39]/[.$A$50]));IF([.G39]&gt;0;CONCATENATE(&quot;..&quot;;[.G39]);&quot;&quot;)))">
            <text:p/>
          </table:table-cell>
          <table:table-cell table:style-name="ce4" table:formula="oooc:=IF([.H39]&gt;[.$A$47];ROUND([.H39]/[.$A$48]);IF([.H39]&gt;[.$A$49];CONCATENATE(&quot;.&quot;;ROUND([.H39]/[.$A$50]));IF([.H39]&gt;0;CONCATENATE(&quot;..&quot;;[.H39]);&quot;&quot;)))">
            <text:p/>
          </table:table-cell>
          <table:table-cell table:style-name="ce4" table:formula="oooc:=IF([.I39]&gt;[.$A$47];ROUND([.I39]/[.$A$48]);IF([.I39]&gt;[.$A$49];CONCATENATE(&quot;.&quot;;ROUND([.I39]/[.$A$50]));IF([.I39]&gt;0;CONCATENATE(&quot;..&quot;;[.I39]);&quot;&quot;)))">
            <text:p/>
          </table:table-cell>
          <table:table-cell table:style-name="ce4" table:formula="oooc:=IF([.J39]&gt;[.$A$47];ROUND([.J39]/[.$A$48]);IF([.J39]&gt;[.$A$49];CONCATENATE(&quot;.&quot;;ROUND([.J39]/[.$A$50]));IF([.J39]&gt;0;CONCATENATE(&quot;..&quot;;[.J39]);&quot;&quot;)))">
            <text:p/>
          </table:table-cell>
          <table:table-cell table:style-name="ce4" table:formula="oooc:=IF([.K39]&gt;[.$A$47];ROUND([.K39]/[.$A$48]);IF([.K39]&gt;[.$A$49];CONCATENATE(&quot;.&quot;;ROUND([.K39]/[.$A$50]));IF([.K39]&gt;0;CONCATENATE(&quot;..&quot;;[.K39]);&quot;&quot;)))">
            <text:p/>
          </table:table-cell>
          <table:table-cell table:style-name="ce4" table:formula="oooc:=IF([.L39]&gt;[.$A$47];ROUND([.L39]/[.$A$48]);IF([.L39]&gt;[.$A$49];CONCATENATE(&quot;.&quot;;ROUND([.L39]/[.$A$50]));IF([.L39]&gt;0;CONCATENATE(&quot;..&quot;;[.L39]);&quot;&quot;)))">
            <text:p/>
          </table:table-cell>
          <table:table-cell table:style-name="ce4" table:formula="oooc:=IF([.M39]&gt;[.$A$47];ROUND([.M39]/[.$A$48]);IF([.M39]&gt;[.$A$49];CONCATENATE(&quot;.&quot;;ROUND([.M39]/[.$A$50]));IF([.M39]&gt;0;CONCATENATE(&quot;..&quot;;[.M39]);&quot;&quot;)))">
            <text:p/>
          </table:table-cell>
          <table:table-cell table:style-name="ce4" table:formula="oooc:=IF([.N39]&gt;[.$A$47];ROUND([.N39]/[.$A$48]);IF([.N39]&gt;[.$A$49];CONCATENATE(&quot;.&quot;;ROUND([.N39]/[.$A$50]));IF([.N39]&gt;0;CONCATENATE(&quot;..&quot;;[.N39]);&quot;&quot;)))">
            <text:p/>
          </table:table-cell>
          <table:table-cell table:style-name="ce4" table:formula="oooc:=IF([.O39]&gt;[.$A$47];ROUND([.O39]/[.$A$48]);IF([.O39]&gt;[.$A$49];CONCATENATE(&quot;.&quot;;ROUND([.O39]/[.$A$50]));IF([.O39]&gt;0;CONCATENATE(&quot;..&quot;;[.O39]);&quot;&quot;)))">
            <text:p/>
          </table:table-cell>
          <table:table-cell table:style-name="ce4" table:formula="oooc:=IF([.P39]&gt;[.$A$47];ROUND([.P39]/[.$A$48]);IF([.P39]&gt;[.$A$49];CONCATENATE(&quot;.&quot;;ROUND([.P39]/[.$A$50]));IF([.P39]&gt;0;CONCATENATE(&quot;..&quot;;[.P39]);&quot;&quot;)))">
            <text:p/>
          </table:table-cell>
          <table:table-cell table:style-name="ce4" table:formula="oooc:=IF([.Q39]&gt;[.$A$47];ROUND([.Q39]/[.$A$48]);IF([.Q39]&gt;[.$A$49];CONCATENATE(&quot;.&quot;;ROUND([.Q39]/[.$A$50]));IF([.Q39]&gt;0;CONCATENATE(&quot;..&quot;;[.Q39]);&quot;&quot;)))">
            <text:p/>
          </table:table-cell>
          <table:table-cell table:style-name="ce4" table:formula="oooc:=IF([.R39]&gt;[.$A$47];ROUND([.R39]/[.$A$48]);IF([.R39]&gt;[.$A$49];CONCATENATE(&quot;.&quot;;ROUND([.R39]/[.$A$50]));IF([.R39]&gt;0;CONCATENATE(&quot;..&quot;;[.R39]);&quot;&quot;)))">
            <text:p/>
          </table:table-cell>
          <table:table-cell table:style-name="ce4" table:formula="oooc:=IF([.S39]&gt;[.$A$47];ROUND([.S39]/[.$A$48]);IF([.S39]&gt;[.$A$49];CONCATENATE(&quot;.&quot;;ROUND([.S39]/[.$A$50]));IF([.S39]&gt;0;CONCATENATE(&quot;..&quot;;[.S39]);&quot;&quot;)))">
            <text:p/>
          </table:table-cell>
          <table:table-cell table:style-name="ce4" table:formula="oooc:=IF([.T39]&gt;[.$A$47];ROUND([.T39]/[.$A$48]);IF([.T39]&gt;[.$A$49];CONCATENATE(&quot;.&quot;;ROUND([.T39]/[.$A$50]));IF([.T39]&gt;0;CONCATENATE(&quot;..&quot;;[.T39]);&quot;&quot;)))">
            <text:p/>
          </table:table-cell>
          <table:table-cell table:style-name="ce4" table:formula="oooc:=IF([.U39]&gt;[.$A$47];ROUND([.U39]/[.$A$48]);IF([.U39]&gt;[.$A$49];CONCATENATE(&quot;.&quot;;ROUND([.U39]/[.$A$50]));IF([.U39]&gt;0;CONCATENATE(&quot;..&quot;;[.U39]);&quot;&quot;)))">
            <text:p/>
          </table:table-cell>
          <table:table-cell table:style-name="ce4" table:formula="oooc:=IF([.V39]&gt;[.$A$47];ROUND([.V39]/[.$A$48]);IF([.V39]&gt;[.$A$49];CONCATENATE(&quot;.&quot;;ROUND([.V39]/[.$A$50]));IF([.V39]&gt;0;CONCATENATE(&quot;..&quot;;[.V39]);&quot;&quot;)))">
            <text:p/>
          </table:table-cell>
          <table:table-cell table:style-name="ce4" table:formula="oooc:=IF([.W39]&gt;[.$A$47];ROUND([.W39]/[.$A$48]);IF([.W39]&gt;[.$A$49];CONCATENATE(&quot;.&quot;;ROUND([.W39]/[.$A$50]));IF([.W39]&gt;0;CONCATENATE(&quot;..&quot;;[.W39]);&quot;&quot;)))">
            <text:p/>
          </table:table-cell>
          <table:table-cell table:style-name="ce4" table:formula="oooc:=IF([.X39]&gt;[.$A$47];ROUND([.X39]/[.$A$48]);IF([.X39]&gt;[.$A$49];CONCATENATE(&quot;.&quot;;ROUND([.X39]/[.$A$50]));IF([.X39]&gt;0;CONCATENATE(&quot;..&quot;;[.X39]);&quot;&quot;)))">
            <text:p/>
          </table:table-cell>
          <table:table-cell table:style-name="ce4" table:formula="oooc:=IF([.Y39]&gt;[.$A$47];ROUND([.Y39]/[.$A$48]);IF([.Y39]&gt;[.$A$49];CONCATENATE(&quot;.&quot;;ROUND([.Y39]/[.$A$50]));IF([.Y39]&gt;0;CONCATENATE(&quot;..&quot;;[.Y39]);&quot;&quot;)))">
            <text:p/>
          </table:table-cell>
          <table:table-cell table:style-name="ce4" table:formula="oooc:=IF([.Z39]&gt;[.$A$47];ROUND([.Z39]/[.$A$48]);IF([.Z39]&gt;[.$A$49];CONCATENATE(&quot;.&quot;;ROUND([.Z39]/[.$A$50]));IF([.Z39]&gt;0;CONCATENATE(&quot;..&quot;;[.Z39]);&quot;&quot;)))">
            <text:p/>
          </table:table-cell>
          <table:table-cell table:style-name="ce4" table:formula="oooc:=IF([.AA39]&gt;[.$A$47];ROUND([.AA39]/[.$A$48]);IF([.AA39]&gt;[.$A$49];CONCATENATE(&quot;.&quot;;ROUND([.AA39]/[.$A$50]));IF([.AA39]&gt;0;CONCATENATE(&quot;..&quot;;[.AA39]);&quot;&quot;)))">
            <text:p/>
          </table:table-cell>
          <table:table-cell table:style-name="ce4" table:formula="oooc:=IF([.AB39]&gt;[.$A$47];ROUND([.AB39]/[.$A$48]);IF([.AB39]&gt;[.$A$49];CONCATENATE(&quot;.&quot;;ROUND([.AB39]/[.$A$50]));IF([.AB39]&gt;0;CONCATENATE(&quot;..&quot;;[.AB39]);&quot;&quot;)))">
            <text:p/>
          </table:table-cell>
          <table:table-cell table:style-name="ce4" table:formula="oooc:=IF([.AC39]&gt;[.$A$47];ROUND([.AC39]/[.$A$48]);IF([.AC39]&gt;[.$A$49];CONCATENATE(&quot;.&quot;;ROUND([.AC39]/[.$A$50]));IF([.AC39]&gt;0;CONCATENATE(&quot;..&quot;;[.AC39]);&quot;&quot;)))">
            <text:p/>
          </table:table-cell>
          <table:table-cell table:style-name="ce4" table:formula="oooc:=IF([.AD39]&gt;[.$A$47];ROUND([.AD39]/[.$A$48]);IF([.AD39]&gt;[.$A$49];CONCATENATE(&quot;.&quot;;ROUND([.AD39]/[.$A$50]));IF([.AD39]&gt;0;CONCATENATE(&quot;..&quot;;[.AD39]);&quot;&quot;)))">
            <text:p/>
          </table:table-cell>
          <table:table-cell table:style-name="ce4" table:formula="oooc:=IF([.AE39]&gt;[.$A$47];ROUND([.AE39]/[.$A$48]);IF([.AE39]&gt;[.$A$49];CONCATENATE(&quot;.&quot;;ROUND([.AE39]/[.$A$50]));IF([.AE39]&gt;0;CONCATENATE(&quot;..&quot;;[.AE39]);&quot;&quot;)))">
            <text:p/>
          </table:table-cell>
          <table:table-cell table:style-name="ce4" table:formula="oooc:=IF([.AF39]&gt;[.$A$47];ROUND([.AF39]/[.$A$48]);IF([.AF39]&gt;[.$A$49];CONCATENATE(&quot;.&quot;;ROUND([.AF39]/[.$A$50]));IF([.AF39]&gt;0;CONCATENATE(&quot;..&quot;;[.AF39]);&quot;&quot;)))">
            <text:p/>
          </table:table-cell>
          <table:table-cell table:style-name="ce4" table:formula="oooc:=IF([.AG39]&gt;[.$A$47];ROUND([.AG39]/[.$A$48]);IF([.AG39]&gt;[.$A$49];CONCATENATE(&quot;.&quot;;ROUND([.AG39]/[.$A$50]));IF([.AG39]&gt;0;CONCATENATE(&quot;..&quot;;[.AG39]);&quot;&quot;)))">
            <text:p/>
          </table:table-cell>
          <table:table-cell table:style-name="ce4" table:formula="oooc:=IF([.AH39]&gt;[.$A$47];ROUND([.AH39]/[.$A$48]);IF([.AH39]&gt;[.$A$49];CONCATENATE(&quot;.&quot;;ROUND([.AH39]/[.$A$50]));IF([.AH39]&gt;0;CONCATENATE(&quot;..&quot;;[.AH39]);&quot;&quot;)))">
            <text:p/>
          </table:table-cell>
          <table:table-cell table:style-name="ce4" table:formula="oooc:=IF([.AI39]&gt;[.$A$47];ROUND([.AI39]/[.$A$48]);IF([.AI39]&gt;[.$A$49];CONCATENATE(&quot;.&quot;;ROUND([.AI39]/[.$A$50]));IF([.AI39]&gt;0;CONCATENATE(&quot;..&quot;;[.AI39]);&quot;&quot;)))">
            <text:p/>
          </table:table-cell>
          <table:table-cell table:style-name="ce4" table:formula="oooc:=IF([.AJ39]&gt;[.$A$47];ROUND([.AJ39]/[.$A$48]);IF([.AJ39]&gt;[.$A$49];CONCATENATE(&quot;.&quot;;ROUND([.AJ39]/[.$A$50]));IF([.AJ39]&gt;0;CONCATENATE(&quot;..&quot;;[.AJ39]);&quot;&quot;)))">
            <text:p/>
          </table:table-cell>
          <table:table-cell table:style-name="ce4" table:formula="oooc:=IF([.AK39]&gt;[.$A$47];ROUND([.AK39]/[.$A$48]);IF([.AK39]&gt;[.$A$49];CONCATENATE(&quot;.&quot;;ROUND([.AK39]/[.$A$50]));IF([.AK39]&gt;0;CONCATENATE(&quot;..&quot;;[.AK39]);&quot;&quot;)))">
            <text:p/>
          </table:table-cell>
          <table:table-cell table:style-name="ce4" table:formula="oooc:=IF([.AL39]&gt;[.$A$47];ROUND([.AL39]/[.$A$48]);IF([.AL39]&gt;[.$A$49];CONCATENATE(&quot;.&quot;;ROUND([.AL39]/[.$A$50]));IF([.AL39]&gt;0;CONCATENATE(&quot;..&quot;;[.AL39]);&quot;&quot;)))">
            <text:p/>
          </table:table-cell>
          <table:table-cell table:style-name="ce4" table:formula="oooc:=IF([.AM39]&gt;[.$A$47];ROUND([.AM39]/[.$A$48]);IF([.AM39]&gt;[.$A$49];CONCATENATE(&quot;.&quot;;ROUND([.AM39]/[.$A$50]));IF([.AM39]&gt;0;CONCATENATE(&quot;..&quot;;[.AM39]);&quot;&quot;)))">
            <text:p/>
          </table:table-cell>
          <table:table-cell table:style-name="ce4" table:formula="oooc:=IF([.AN39]&gt;[.$A$47];ROUND([.AN39]/[.$A$48]);IF([.AN39]&gt;[.$A$49];CONCATENATE(&quot;.&quot;;ROUND([.AN39]/[.$A$50]));IF([.AN39]&gt;0;CONCATENATE(&quot;..&quot;;[.AN39]);&quot;&quot;)))">
            <text:p/>
          </table:table-cell>
          <table:table-cell table:number-columns-repeated="216"/>
        </table:table-row>
        <table:table-row table:style-name="ro1">
          <table:table-cell table:formula="oooc:=[.A40]" office:value-type="float" office:value="35">
            <text:p>35</text:p>
          </table:table-cell>
          <table:table-cell table:style-name="ce4" table:formula="oooc:=IF([.B40]&gt;[.$A$47];ROUND([.B40]/[.$A$48]);IF([.B40]&gt;[.$A$49];CONCATENATE(&quot;.&quot;;ROUND([.B40]/[.$A$50]));IF([.B40]&gt;0;CONCATENATE(&quot;..&quot;;[.B40]);&quot;&quot;)))">
            <text:p/>
          </table:table-cell>
          <table:table-cell table:style-name="ce4" table:formula="oooc:=IF([.C40]&gt;[.$A$47];ROUND([.C40]/[.$A$48]);IF([.C40]&gt;[.$A$49];CONCATENATE(&quot;.&quot;;ROUND([.C40]/[.$A$50]));IF([.C40]&gt;0;CONCATENATE(&quot;..&quot;;[.C40]);&quot;&quot;)))">
            <text:p/>
          </table:table-cell>
          <table:table-cell table:style-name="ce4" table:formula="oooc:=IF([.D40]&gt;[.$A$47];ROUND([.D40]/[.$A$48]);IF([.D40]&gt;[.$A$49];CONCATENATE(&quot;.&quot;;ROUND([.D40]/[.$A$50]));IF([.D40]&gt;0;CONCATENATE(&quot;..&quot;;[.D40]);&quot;&quot;)))">
            <text:p/>
          </table:table-cell>
          <table:table-cell table:style-name="ce4" table:formula="oooc:=IF([.E40]&gt;[.$A$47];ROUND([.E40]/[.$A$48]);IF([.E40]&gt;[.$A$49];CONCATENATE(&quot;.&quot;;ROUND([.E40]/[.$A$50]));IF([.E40]&gt;0;CONCATENATE(&quot;..&quot;;[.E40]);&quot;&quot;)))">
            <text:p/>
          </table:table-cell>
          <table:table-cell table:style-name="ce4" table:formula="oooc:=IF([.F40]&gt;[.$A$47];ROUND([.F40]/[.$A$48]);IF([.F40]&gt;[.$A$49];CONCATENATE(&quot;.&quot;;ROUND([.F40]/[.$A$50]));IF([.F40]&gt;0;CONCATENATE(&quot;..&quot;;[.F40]);&quot;&quot;)))" office:value-type="string" office:string-value="..1">
            <text:p>..1</text:p>
          </table:table-cell>
          <table:table-cell table:style-name="ce4" table:formula="oooc:=IF([.G40]&gt;[.$A$47];ROUND([.G40]/[.$A$48]);IF([.G40]&gt;[.$A$49];CONCATENATE(&quot;.&quot;;ROUND([.G40]/[.$A$50]));IF([.G40]&gt;0;CONCATENATE(&quot;..&quot;;[.G40]);&quot;&quot;)))">
            <text:p/>
          </table:table-cell>
          <table:table-cell table:style-name="ce4" table:formula="oooc:=IF([.H40]&gt;[.$A$47];ROUND([.H40]/[.$A$48]);IF([.H40]&gt;[.$A$49];CONCATENATE(&quot;.&quot;;ROUND([.H40]/[.$A$50]));IF([.H40]&gt;0;CONCATENATE(&quot;..&quot;;[.H40]);&quot;&quot;)))">
            <text:p/>
          </table:table-cell>
          <table:table-cell table:style-name="ce4" table:formula="oooc:=IF([.I40]&gt;[.$A$47];ROUND([.I40]/[.$A$48]);IF([.I40]&gt;[.$A$49];CONCATENATE(&quot;.&quot;;ROUND([.I40]/[.$A$50]));IF([.I40]&gt;0;CONCATENATE(&quot;..&quot;;[.I40]);&quot;&quot;)))">
            <text:p/>
          </table:table-cell>
          <table:table-cell table:style-name="ce4" table:formula="oooc:=IF([.J40]&gt;[.$A$47];ROUND([.J40]/[.$A$48]);IF([.J40]&gt;[.$A$49];CONCATENATE(&quot;.&quot;;ROUND([.J40]/[.$A$50]));IF([.J40]&gt;0;CONCATENATE(&quot;..&quot;;[.J40]);&quot;&quot;)))">
            <text:p/>
          </table:table-cell>
          <table:table-cell table:style-name="ce4" table:formula="oooc:=IF([.K40]&gt;[.$A$47];ROUND([.K40]/[.$A$48]);IF([.K40]&gt;[.$A$49];CONCATENATE(&quot;.&quot;;ROUND([.K40]/[.$A$50]));IF([.K40]&gt;0;CONCATENATE(&quot;..&quot;;[.K40]);&quot;&quot;)))">
            <text:p/>
          </table:table-cell>
          <table:table-cell table:style-name="ce4" table:formula="oooc:=IF([.L40]&gt;[.$A$47];ROUND([.L40]/[.$A$48]);IF([.L40]&gt;[.$A$49];CONCATENATE(&quot;.&quot;;ROUND([.L40]/[.$A$50]));IF([.L40]&gt;0;CONCATENATE(&quot;..&quot;;[.L40]);&quot;&quot;)))">
            <text:p/>
          </table:table-cell>
          <table:table-cell table:style-name="ce4" table:formula="oooc:=IF([.M40]&gt;[.$A$47];ROUND([.M40]/[.$A$48]);IF([.M40]&gt;[.$A$49];CONCATENATE(&quot;.&quot;;ROUND([.M40]/[.$A$50]));IF([.M40]&gt;0;CONCATENATE(&quot;..&quot;;[.M40]);&quot;&quot;)))">
            <text:p/>
          </table:table-cell>
          <table:table-cell table:style-name="ce4" table:formula="oooc:=IF([.N40]&gt;[.$A$47];ROUND([.N40]/[.$A$48]);IF([.N40]&gt;[.$A$49];CONCATENATE(&quot;.&quot;;ROUND([.N40]/[.$A$50]));IF([.N40]&gt;0;CONCATENATE(&quot;..&quot;;[.N40]);&quot;&quot;)))">
            <text:p/>
          </table:table-cell>
          <table:table-cell table:style-name="ce4" table:formula="oooc:=IF([.O40]&gt;[.$A$47];ROUND([.O40]/[.$A$48]);IF([.O40]&gt;[.$A$49];CONCATENATE(&quot;.&quot;;ROUND([.O40]/[.$A$50]));IF([.O40]&gt;0;CONCATENATE(&quot;..&quot;;[.O40]);&quot;&quot;)))">
            <text:p/>
          </table:table-cell>
          <table:table-cell table:style-name="ce4" table:formula="oooc:=IF([.P40]&gt;[.$A$47];ROUND([.P40]/[.$A$48]);IF([.P40]&gt;[.$A$49];CONCATENATE(&quot;.&quot;;ROUND([.P40]/[.$A$50]));IF([.P40]&gt;0;CONCATENATE(&quot;..&quot;;[.P40]);&quot;&quot;)))">
            <text:p/>
          </table:table-cell>
          <table:table-cell table:style-name="ce4" table:formula="oooc:=IF([.Q40]&gt;[.$A$47];ROUND([.Q40]/[.$A$48]);IF([.Q40]&gt;[.$A$49];CONCATENATE(&quot;.&quot;;ROUND([.Q40]/[.$A$50]));IF([.Q40]&gt;0;CONCATENATE(&quot;..&quot;;[.Q40]);&quot;&quot;)))">
            <text:p/>
          </table:table-cell>
          <table:table-cell table:style-name="ce4" table:formula="oooc:=IF([.R40]&gt;[.$A$47];ROUND([.R40]/[.$A$48]);IF([.R40]&gt;[.$A$49];CONCATENATE(&quot;.&quot;;ROUND([.R40]/[.$A$50]));IF([.R40]&gt;0;CONCATENATE(&quot;..&quot;;[.R40]);&quot;&quot;)))">
            <text:p/>
          </table:table-cell>
          <table:table-cell table:style-name="ce4" table:formula="oooc:=IF([.S40]&gt;[.$A$47];ROUND([.S40]/[.$A$48]);IF([.S40]&gt;[.$A$49];CONCATENATE(&quot;.&quot;;ROUND([.S40]/[.$A$50]));IF([.S40]&gt;0;CONCATENATE(&quot;..&quot;;[.S40]);&quot;&quot;)))">
            <text:p/>
          </table:table-cell>
          <table:table-cell table:style-name="ce4" table:formula="oooc:=IF([.T40]&gt;[.$A$47];ROUND([.T40]/[.$A$48]);IF([.T40]&gt;[.$A$49];CONCATENATE(&quot;.&quot;;ROUND([.T40]/[.$A$50]));IF([.T40]&gt;0;CONCATENATE(&quot;..&quot;;[.T40]);&quot;&quot;)))">
            <text:p/>
          </table:table-cell>
          <table:table-cell table:style-name="ce4" table:formula="oooc:=IF([.U40]&gt;[.$A$47];ROUND([.U40]/[.$A$48]);IF([.U40]&gt;[.$A$49];CONCATENATE(&quot;.&quot;;ROUND([.U40]/[.$A$50]));IF([.U40]&gt;0;CONCATENATE(&quot;..&quot;;[.U40]);&quot;&quot;)))">
            <text:p/>
          </table:table-cell>
          <table:table-cell table:style-name="ce4" table:formula="oooc:=IF([.V40]&gt;[.$A$47];ROUND([.V40]/[.$A$48]);IF([.V40]&gt;[.$A$49];CONCATENATE(&quot;.&quot;;ROUND([.V40]/[.$A$50]));IF([.V40]&gt;0;CONCATENATE(&quot;..&quot;;[.V40]);&quot;&quot;)))">
            <text:p/>
          </table:table-cell>
          <table:table-cell table:style-name="ce4" table:formula="oooc:=IF([.W40]&gt;[.$A$47];ROUND([.W40]/[.$A$48]);IF([.W40]&gt;[.$A$49];CONCATENATE(&quot;.&quot;;ROUND([.W40]/[.$A$50]));IF([.W40]&gt;0;CONCATENATE(&quot;..&quot;;[.W40]);&quot;&quot;)))">
            <text:p/>
          </table:table-cell>
          <table:table-cell table:style-name="ce4" table:formula="oooc:=IF([.X40]&gt;[.$A$47];ROUND([.X40]/[.$A$48]);IF([.X40]&gt;[.$A$49];CONCATENATE(&quot;.&quot;;ROUND([.X40]/[.$A$50]));IF([.X40]&gt;0;CONCATENATE(&quot;..&quot;;[.X40]);&quot;&quot;)))">
            <text:p/>
          </table:table-cell>
          <table:table-cell table:style-name="ce4" table:formula="oooc:=IF([.Y40]&gt;[.$A$47];ROUND([.Y40]/[.$A$48]);IF([.Y40]&gt;[.$A$49];CONCATENATE(&quot;.&quot;;ROUND([.Y40]/[.$A$50]));IF([.Y40]&gt;0;CONCATENATE(&quot;..&quot;;[.Y40]);&quot;&quot;)))">
            <text:p/>
          </table:table-cell>
          <table:table-cell table:style-name="ce4" table:formula="oooc:=IF([.Z40]&gt;[.$A$47];ROUND([.Z40]/[.$A$48]);IF([.Z40]&gt;[.$A$49];CONCATENATE(&quot;.&quot;;ROUND([.Z40]/[.$A$50]));IF([.Z40]&gt;0;CONCATENATE(&quot;..&quot;;[.Z40]);&quot;&quot;)))">
            <text:p/>
          </table:table-cell>
          <table:table-cell table:style-name="ce4" table:formula="oooc:=IF([.AA40]&gt;[.$A$47];ROUND([.AA40]/[.$A$48]);IF([.AA40]&gt;[.$A$49];CONCATENATE(&quot;.&quot;;ROUND([.AA40]/[.$A$50]));IF([.AA40]&gt;0;CONCATENATE(&quot;..&quot;;[.AA40]);&quot;&quot;)))">
            <text:p/>
          </table:table-cell>
          <table:table-cell table:style-name="ce4" table:formula="oooc:=IF([.AB40]&gt;[.$A$47];ROUND([.AB40]/[.$A$48]);IF([.AB40]&gt;[.$A$49];CONCATENATE(&quot;.&quot;;ROUND([.AB40]/[.$A$50]));IF([.AB40]&gt;0;CONCATENATE(&quot;..&quot;;[.AB40]);&quot;&quot;)))">
            <text:p/>
          </table:table-cell>
          <table:table-cell table:style-name="ce4" table:formula="oooc:=IF([.AC40]&gt;[.$A$47];ROUND([.AC40]/[.$A$48]);IF([.AC40]&gt;[.$A$49];CONCATENATE(&quot;.&quot;;ROUND([.AC40]/[.$A$50]));IF([.AC40]&gt;0;CONCATENATE(&quot;..&quot;;[.AC40]);&quot;&quot;)))">
            <text:p/>
          </table:table-cell>
          <table:table-cell table:style-name="ce4" table:formula="oooc:=IF([.AD40]&gt;[.$A$47];ROUND([.AD40]/[.$A$48]);IF([.AD40]&gt;[.$A$49];CONCATENATE(&quot;.&quot;;ROUND([.AD40]/[.$A$50]));IF([.AD40]&gt;0;CONCATENATE(&quot;..&quot;;[.AD40]);&quot;&quot;)))">
            <text:p/>
          </table:table-cell>
          <table:table-cell table:style-name="ce4" table:formula="oooc:=IF([.AE40]&gt;[.$A$47];ROUND([.AE40]/[.$A$48]);IF([.AE40]&gt;[.$A$49];CONCATENATE(&quot;.&quot;;ROUND([.AE40]/[.$A$50]));IF([.AE40]&gt;0;CONCATENATE(&quot;..&quot;;[.AE40]);&quot;&quot;)))">
            <text:p/>
          </table:table-cell>
          <table:table-cell table:style-name="ce4" table:formula="oooc:=IF([.AF40]&gt;[.$A$47];ROUND([.AF40]/[.$A$48]);IF([.AF40]&gt;[.$A$49];CONCATENATE(&quot;.&quot;;ROUND([.AF40]/[.$A$50]));IF([.AF40]&gt;0;CONCATENATE(&quot;..&quot;;[.AF40]);&quot;&quot;)))">
            <text:p/>
          </table:table-cell>
          <table:table-cell table:style-name="ce4" table:formula="oooc:=IF([.AG40]&gt;[.$A$47];ROUND([.AG40]/[.$A$48]);IF([.AG40]&gt;[.$A$49];CONCATENATE(&quot;.&quot;;ROUND([.AG40]/[.$A$50]));IF([.AG40]&gt;0;CONCATENATE(&quot;..&quot;;[.AG40]);&quot;&quot;)))">
            <text:p/>
          </table:table-cell>
          <table:table-cell table:style-name="ce4" table:formula="oooc:=IF([.AH40]&gt;[.$A$47];ROUND([.AH40]/[.$A$48]);IF([.AH40]&gt;[.$A$49];CONCATENATE(&quot;.&quot;;ROUND([.AH40]/[.$A$50]));IF([.AH40]&gt;0;CONCATENATE(&quot;..&quot;;[.AH40]);&quot;&quot;)))">
            <text:p/>
          </table:table-cell>
          <table:table-cell table:style-name="ce4" table:formula="oooc:=IF([.AI40]&gt;[.$A$47];ROUND([.AI40]/[.$A$48]);IF([.AI40]&gt;[.$A$49];CONCATENATE(&quot;.&quot;;ROUND([.AI40]/[.$A$50]));IF([.AI40]&gt;0;CONCATENATE(&quot;..&quot;;[.AI40]);&quot;&quot;)))">
            <text:p/>
          </table:table-cell>
          <table:table-cell table:style-name="ce4" table:formula="oooc:=IF([.AJ40]&gt;[.$A$47];ROUND([.AJ40]/[.$A$48]);IF([.AJ40]&gt;[.$A$49];CONCATENATE(&quot;.&quot;;ROUND([.AJ40]/[.$A$50]));IF([.AJ40]&gt;0;CONCATENATE(&quot;..&quot;;[.AJ40]);&quot;&quot;)))">
            <text:p/>
          </table:table-cell>
          <table:table-cell table:style-name="ce4" table:formula="oooc:=IF([.AK40]&gt;[.$A$47];ROUND([.AK40]/[.$A$48]);IF([.AK40]&gt;[.$A$49];CONCATENATE(&quot;.&quot;;ROUND([.AK40]/[.$A$50]));IF([.AK40]&gt;0;CONCATENATE(&quot;..&quot;;[.AK40]);&quot;&quot;)))">
            <text:p/>
          </table:table-cell>
          <table:table-cell table:style-name="ce4" table:formula="oooc:=IF([.AL40]&gt;[.$A$47];ROUND([.AL40]/[.$A$48]);IF([.AL40]&gt;[.$A$49];CONCATENATE(&quot;.&quot;;ROUND([.AL40]/[.$A$50]));IF([.AL40]&gt;0;CONCATENATE(&quot;..&quot;;[.AL40]);&quot;&quot;)))">
            <text:p/>
          </table:table-cell>
          <table:table-cell table:style-name="ce4" table:formula="oooc:=IF([.AM40]&gt;[.$A$47];ROUND([.AM40]/[.$A$48]);IF([.AM40]&gt;[.$A$49];CONCATENATE(&quot;.&quot;;ROUND([.AM40]/[.$A$50]));IF([.AM40]&gt;0;CONCATENATE(&quot;..&quot;;[.AM40]);&quot;&quot;)))">
            <text:p/>
          </table:table-cell>
          <table:table-cell table:style-name="ce4" table:formula="oooc:=IF([.AN40]&gt;[.$A$47];ROUND([.AN40]/[.$A$48]);IF([.AN40]&gt;[.$A$49];CONCATENATE(&quot;.&quot;;ROUND([.AN40]/[.$A$50]));IF([.AN40]&gt;0;CONCATENATE(&quot;..&quot;;[.AN40]);&quot;&quot;)))">
            <text:p/>
          </table:table-cell>
          <table:table-cell table:number-columns-repeated="216"/>
        </table:table-row>
        <table:table-row table:style-name="ro1">
          <table:table-cell table:formula="oooc:=[.A41]" office:value-type="float" office:value="36">
            <text:p>36</text:p>
          </table:table-cell>
          <table:table-cell table:style-name="ce4" table:formula="oooc:=IF([.B41]&gt;[.$A$47];ROUND([.B41]/[.$A$48]);IF([.B41]&gt;[.$A$49];CONCATENATE(&quot;.&quot;;ROUND([.B41]/[.$A$50]));IF([.B41]&gt;0;CONCATENATE(&quot;..&quot;;[.B41]);&quot;&quot;)))">
            <text:p/>
          </table:table-cell>
          <table:table-cell table:style-name="ce4" table:formula="oooc:=IF([.C41]&gt;[.$A$47];ROUND([.C41]/[.$A$48]);IF([.C41]&gt;[.$A$49];CONCATENATE(&quot;.&quot;;ROUND([.C41]/[.$A$50]));IF([.C41]&gt;0;CONCATENATE(&quot;..&quot;;[.C41]);&quot;&quot;)))">
            <text:p/>
          </table:table-cell>
          <table:table-cell table:style-name="ce4" table:formula="oooc:=IF([.D41]&gt;[.$A$47];ROUND([.D41]/[.$A$48]);IF([.D41]&gt;[.$A$49];CONCATENATE(&quot;.&quot;;ROUND([.D41]/[.$A$50]));IF([.D41]&gt;0;CONCATENATE(&quot;..&quot;;[.D41]);&quot;&quot;)))">
            <text:p/>
          </table:table-cell>
          <table:table-cell table:style-name="ce4" table:formula="oooc:=IF([.E41]&gt;[.$A$47];ROUND([.E41]/[.$A$48]);IF([.E41]&gt;[.$A$49];CONCATENATE(&quot;.&quot;;ROUND([.E41]/[.$A$50]));IF([.E41]&gt;0;CONCATENATE(&quot;..&quot;;[.E41]);&quot;&quot;)))">
            <text:p/>
          </table:table-cell>
          <table:table-cell table:style-name="ce4" table:formula="oooc:=IF([.F41]&gt;[.$A$47];ROUND([.F41]/[.$A$48]);IF([.F41]&gt;[.$A$49];CONCATENATE(&quot;.&quot;;ROUND([.F41]/[.$A$50]));IF([.F41]&gt;0;CONCATENATE(&quot;..&quot;;[.F41]);&quot;&quot;)))">
            <text:p/>
          </table:table-cell>
          <table:table-cell table:style-name="ce4" table:formula="oooc:=IF([.G41]&gt;[.$A$47];ROUND([.G41]/[.$A$48]);IF([.G41]&gt;[.$A$49];CONCATENATE(&quot;.&quot;;ROUND([.G41]/[.$A$50]));IF([.G41]&gt;0;CONCATENATE(&quot;..&quot;;[.G41]);&quot;&quot;)))">
            <text:p/>
          </table:table-cell>
          <table:table-cell table:style-name="ce4" table:formula="oooc:=IF([.H41]&gt;[.$A$47];ROUND([.H41]/[.$A$48]);IF([.H41]&gt;[.$A$49];CONCATENATE(&quot;.&quot;;ROUND([.H41]/[.$A$50]));IF([.H41]&gt;0;CONCATENATE(&quot;..&quot;;[.H41]);&quot;&quot;)))">
            <text:p/>
          </table:table-cell>
          <table:table-cell table:style-name="ce4" table:formula="oooc:=IF([.I41]&gt;[.$A$47];ROUND([.I41]/[.$A$48]);IF([.I41]&gt;[.$A$49];CONCATENATE(&quot;.&quot;;ROUND([.I41]/[.$A$50]));IF([.I41]&gt;0;CONCATENATE(&quot;..&quot;;[.I41]);&quot;&quot;)))">
            <text:p/>
          </table:table-cell>
          <table:table-cell table:style-name="ce4" table:formula="oooc:=IF([.J41]&gt;[.$A$47];ROUND([.J41]/[.$A$48]);IF([.J41]&gt;[.$A$49];CONCATENATE(&quot;.&quot;;ROUND([.J41]/[.$A$50]));IF([.J41]&gt;0;CONCATENATE(&quot;..&quot;;[.J41]);&quot;&quot;)))">
            <text:p/>
          </table:table-cell>
          <table:table-cell table:style-name="ce4" table:formula="oooc:=IF([.K41]&gt;[.$A$47];ROUND([.K41]/[.$A$48]);IF([.K41]&gt;[.$A$49];CONCATENATE(&quot;.&quot;;ROUND([.K41]/[.$A$50]));IF([.K41]&gt;0;CONCATENATE(&quot;..&quot;;[.K41]);&quot;&quot;)))">
            <text:p/>
          </table:table-cell>
          <table:table-cell table:style-name="ce4" table:formula="oooc:=IF([.L41]&gt;[.$A$47];ROUND([.L41]/[.$A$48]);IF([.L41]&gt;[.$A$49];CONCATENATE(&quot;.&quot;;ROUND([.L41]/[.$A$50]));IF([.L41]&gt;0;CONCATENATE(&quot;..&quot;;[.L41]);&quot;&quot;)))">
            <text:p/>
          </table:table-cell>
          <table:table-cell table:style-name="ce4" table:formula="oooc:=IF([.M41]&gt;[.$A$47];ROUND([.M41]/[.$A$48]);IF([.M41]&gt;[.$A$49];CONCATENATE(&quot;.&quot;;ROUND([.M41]/[.$A$50]));IF([.M41]&gt;0;CONCATENATE(&quot;..&quot;;[.M41]);&quot;&quot;)))">
            <text:p/>
          </table:table-cell>
          <table:table-cell table:style-name="ce4" table:formula="oooc:=IF([.N41]&gt;[.$A$47];ROUND([.N41]/[.$A$48]);IF([.N41]&gt;[.$A$49];CONCATENATE(&quot;.&quot;;ROUND([.N41]/[.$A$50]));IF([.N41]&gt;0;CONCATENATE(&quot;..&quot;;[.N41]);&quot;&quot;)))">
            <text:p/>
          </table:table-cell>
          <table:table-cell table:style-name="ce4" table:formula="oooc:=IF([.O41]&gt;[.$A$47];ROUND([.O41]/[.$A$48]);IF([.O41]&gt;[.$A$49];CONCATENATE(&quot;.&quot;;ROUND([.O41]/[.$A$50]));IF([.O41]&gt;0;CONCATENATE(&quot;..&quot;;[.O41]);&quot;&quot;)))">
            <text:p/>
          </table:table-cell>
          <table:table-cell table:style-name="ce4" table:formula="oooc:=IF([.P41]&gt;[.$A$47];ROUND([.P41]/[.$A$48]);IF([.P41]&gt;[.$A$49];CONCATENATE(&quot;.&quot;;ROUND([.P41]/[.$A$50]));IF([.P41]&gt;0;CONCATENATE(&quot;..&quot;;[.P41]);&quot;&quot;)))">
            <text:p/>
          </table:table-cell>
          <table:table-cell table:style-name="ce4" table:formula="oooc:=IF([.Q41]&gt;[.$A$47];ROUND([.Q41]/[.$A$48]);IF([.Q41]&gt;[.$A$49];CONCATENATE(&quot;.&quot;;ROUND([.Q41]/[.$A$50]));IF([.Q41]&gt;0;CONCATENATE(&quot;..&quot;;[.Q41]);&quot;&quot;)))">
            <text:p/>
          </table:table-cell>
          <table:table-cell table:style-name="ce4" table:formula="oooc:=IF([.R41]&gt;[.$A$47];ROUND([.R41]/[.$A$48]);IF([.R41]&gt;[.$A$49];CONCATENATE(&quot;.&quot;;ROUND([.R41]/[.$A$50]));IF([.R41]&gt;0;CONCATENATE(&quot;..&quot;;[.R41]);&quot;&quot;)))">
            <text:p/>
          </table:table-cell>
          <table:table-cell table:style-name="ce4" table:formula="oooc:=IF([.S41]&gt;[.$A$47];ROUND([.S41]/[.$A$48]);IF([.S41]&gt;[.$A$49];CONCATENATE(&quot;.&quot;;ROUND([.S41]/[.$A$50]));IF([.S41]&gt;0;CONCATENATE(&quot;..&quot;;[.S41]);&quot;&quot;)))">
            <text:p/>
          </table:table-cell>
          <table:table-cell table:style-name="ce4" table:formula="oooc:=IF([.T41]&gt;[.$A$47];ROUND([.T41]/[.$A$48]);IF([.T41]&gt;[.$A$49];CONCATENATE(&quot;.&quot;;ROUND([.T41]/[.$A$50]));IF([.T41]&gt;0;CONCATENATE(&quot;..&quot;;[.T41]);&quot;&quot;)))">
            <text:p/>
          </table:table-cell>
          <table:table-cell table:style-name="ce4" table:formula="oooc:=IF([.U41]&gt;[.$A$47];ROUND([.U41]/[.$A$48]);IF([.U41]&gt;[.$A$49];CONCATENATE(&quot;.&quot;;ROUND([.U41]/[.$A$50]));IF([.U41]&gt;0;CONCATENATE(&quot;..&quot;;[.U41]);&quot;&quot;)))">
            <text:p/>
          </table:table-cell>
          <table:table-cell table:style-name="ce4" table:formula="oooc:=IF([.V41]&gt;[.$A$47];ROUND([.V41]/[.$A$48]);IF([.V41]&gt;[.$A$49];CONCATENATE(&quot;.&quot;;ROUND([.V41]/[.$A$50]));IF([.V41]&gt;0;CONCATENATE(&quot;..&quot;;[.V41]);&quot;&quot;)))">
            <text:p/>
          </table:table-cell>
          <table:table-cell table:style-name="ce4" table:formula="oooc:=IF([.W41]&gt;[.$A$47];ROUND([.W41]/[.$A$48]);IF([.W41]&gt;[.$A$49];CONCATENATE(&quot;.&quot;;ROUND([.W41]/[.$A$50]));IF([.W41]&gt;0;CONCATENATE(&quot;..&quot;;[.W41]);&quot;&quot;)))">
            <text:p/>
          </table:table-cell>
          <table:table-cell table:style-name="ce4" table:formula="oooc:=IF([.X41]&gt;[.$A$47];ROUND([.X41]/[.$A$48]);IF([.X41]&gt;[.$A$49];CONCATENATE(&quot;.&quot;;ROUND([.X41]/[.$A$50]));IF([.X41]&gt;0;CONCATENATE(&quot;..&quot;;[.X41]);&quot;&quot;)))">
            <text:p/>
          </table:table-cell>
          <table:table-cell table:style-name="ce4" table:formula="oooc:=IF([.Y41]&gt;[.$A$47];ROUND([.Y41]/[.$A$48]);IF([.Y41]&gt;[.$A$49];CONCATENATE(&quot;.&quot;;ROUND([.Y41]/[.$A$50]));IF([.Y41]&gt;0;CONCATENATE(&quot;..&quot;;[.Y41]);&quot;&quot;)))">
            <text:p/>
          </table:table-cell>
          <table:table-cell table:style-name="ce4" table:formula="oooc:=IF([.Z41]&gt;[.$A$47];ROUND([.Z41]/[.$A$48]);IF([.Z41]&gt;[.$A$49];CONCATENATE(&quot;.&quot;;ROUND([.Z41]/[.$A$50]));IF([.Z41]&gt;0;CONCATENATE(&quot;..&quot;;[.Z41]);&quot;&quot;)))">
            <text:p/>
          </table:table-cell>
          <table:table-cell table:style-name="ce4" table:formula="oooc:=IF([.AA41]&gt;[.$A$47];ROUND([.AA41]/[.$A$48]);IF([.AA41]&gt;[.$A$49];CONCATENATE(&quot;.&quot;;ROUND([.AA41]/[.$A$50]));IF([.AA41]&gt;0;CONCATENATE(&quot;..&quot;;[.AA41]);&quot;&quot;)))">
            <text:p/>
          </table:table-cell>
          <table:table-cell table:style-name="ce4" table:formula="oooc:=IF([.AB41]&gt;[.$A$47];ROUND([.AB41]/[.$A$48]);IF([.AB41]&gt;[.$A$49];CONCATENATE(&quot;.&quot;;ROUND([.AB41]/[.$A$50]));IF([.AB41]&gt;0;CONCATENATE(&quot;..&quot;;[.AB41]);&quot;&quot;)))">
            <text:p/>
          </table:table-cell>
          <table:table-cell table:style-name="ce4" table:formula="oooc:=IF([.AC41]&gt;[.$A$47];ROUND([.AC41]/[.$A$48]);IF([.AC41]&gt;[.$A$49];CONCATENATE(&quot;.&quot;;ROUND([.AC41]/[.$A$50]));IF([.AC41]&gt;0;CONCATENATE(&quot;..&quot;;[.AC41]);&quot;&quot;)))">
            <text:p/>
          </table:table-cell>
          <table:table-cell table:style-name="ce4" table:formula="oooc:=IF([.AD41]&gt;[.$A$47];ROUND([.AD41]/[.$A$48]);IF([.AD41]&gt;[.$A$49];CONCATENATE(&quot;.&quot;;ROUND([.AD41]/[.$A$50]));IF([.AD41]&gt;0;CONCATENATE(&quot;..&quot;;[.AD41]);&quot;&quot;)))">
            <text:p/>
          </table:table-cell>
          <table:table-cell table:style-name="ce4" table:formula="oooc:=IF([.AE41]&gt;[.$A$47];ROUND([.AE41]/[.$A$48]);IF([.AE41]&gt;[.$A$49];CONCATENATE(&quot;.&quot;;ROUND([.AE41]/[.$A$50]));IF([.AE41]&gt;0;CONCATENATE(&quot;..&quot;;[.AE41]);&quot;&quot;)))">
            <text:p/>
          </table:table-cell>
          <table:table-cell table:style-name="ce4" table:formula="oooc:=IF([.AF41]&gt;[.$A$47];ROUND([.AF41]/[.$A$48]);IF([.AF41]&gt;[.$A$49];CONCATENATE(&quot;.&quot;;ROUND([.AF41]/[.$A$50]));IF([.AF41]&gt;0;CONCATENATE(&quot;..&quot;;[.AF41]);&quot;&quot;)))">
            <text:p/>
          </table:table-cell>
          <table:table-cell table:style-name="ce4" table:formula="oooc:=IF([.AG41]&gt;[.$A$47];ROUND([.AG41]/[.$A$48]);IF([.AG41]&gt;[.$A$49];CONCATENATE(&quot;.&quot;;ROUND([.AG41]/[.$A$50]));IF([.AG41]&gt;0;CONCATENATE(&quot;..&quot;;[.AG41]);&quot;&quot;)))">
            <text:p/>
          </table:table-cell>
          <table:table-cell table:style-name="ce4" table:formula="oooc:=IF([.AH41]&gt;[.$A$47];ROUND([.AH41]/[.$A$48]);IF([.AH41]&gt;[.$A$49];CONCATENATE(&quot;.&quot;;ROUND([.AH41]/[.$A$50]));IF([.AH41]&gt;0;CONCATENATE(&quot;..&quot;;[.AH41]);&quot;&quot;)))">
            <text:p/>
          </table:table-cell>
          <table:table-cell table:style-name="ce4" table:formula="oooc:=IF([.AI41]&gt;[.$A$47];ROUND([.AI41]/[.$A$48]);IF([.AI41]&gt;[.$A$49];CONCATENATE(&quot;.&quot;;ROUND([.AI41]/[.$A$50]));IF([.AI41]&gt;0;CONCATENATE(&quot;..&quot;;[.AI41]);&quot;&quot;)))">
            <text:p/>
          </table:table-cell>
          <table:table-cell table:style-name="ce4" table:formula="oooc:=IF([.AJ41]&gt;[.$A$47];ROUND([.AJ41]/[.$A$48]);IF([.AJ41]&gt;[.$A$49];CONCATENATE(&quot;.&quot;;ROUND([.AJ41]/[.$A$50]));IF([.AJ41]&gt;0;CONCATENATE(&quot;..&quot;;[.AJ41]);&quot;&quot;)))">
            <text:p/>
          </table:table-cell>
          <table:table-cell table:style-name="ce4" table:formula="oooc:=IF([.AK41]&gt;[.$A$47];ROUND([.AK41]/[.$A$48]);IF([.AK41]&gt;[.$A$49];CONCATENATE(&quot;.&quot;;ROUND([.AK41]/[.$A$50]));IF([.AK41]&gt;0;CONCATENATE(&quot;..&quot;;[.AK41]);&quot;&quot;)))">
            <text:p/>
          </table:table-cell>
          <table:table-cell table:style-name="ce4" table:formula="oooc:=IF([.AL41]&gt;[.$A$47];ROUND([.AL41]/[.$A$48]);IF([.AL41]&gt;[.$A$49];CONCATENATE(&quot;.&quot;;ROUND([.AL41]/[.$A$50]));IF([.AL41]&gt;0;CONCATENATE(&quot;..&quot;;[.AL41]);&quot;&quot;)))">
            <text:p/>
          </table:table-cell>
          <table:table-cell table:style-name="ce4" table:formula="oooc:=IF([.AM41]&gt;[.$A$47];ROUND([.AM41]/[.$A$48]);IF([.AM41]&gt;[.$A$49];CONCATENATE(&quot;.&quot;;ROUND([.AM41]/[.$A$50]));IF([.AM41]&gt;0;CONCATENATE(&quot;..&quot;;[.AM41]);&quot;&quot;)))">
            <text:p/>
          </table:table-cell>
          <table:table-cell table:style-name="ce4" table:formula="oooc:=IF([.AN41]&gt;[.$A$47];ROUND([.AN41]/[.$A$48]);IF([.AN41]&gt;[.$A$49];CONCATENATE(&quot;.&quot;;ROUND([.AN41]/[.$A$50]));IF([.AN41]&gt;0;CONCATENATE(&quot;..&quot;;[.AN41]);&quot;&quot;)))">
            <text:p/>
          </table:table-cell>
          <table:table-cell table:number-columns-repeated="216"/>
        </table:table-row>
        <table:table-row table:style-name="ro1" table:number-rows-repeated="654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27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4-3-3-3</text:p>
          </table:table-cell>
          <table:table-cell office:value-type="string">
            <text:p>4-4-3-2</text:p>
          </table:table-cell>
          <table:table-cell office:value-type="string">
            <text:p>5-3-3-2</text:p>
          </table:table-cell>
          <table:table-cell office:value-type="string">
            <text:p>4-4-4-1</text:p>
          </table:table-cell>
          <table:table-cell office:value-type="string">
            <text:p>5-4-2-2</text:p>
          </table:table-cell>
          <table:table-cell office:value-type="string">
            <text:p>5-4-3-1</text:p>
          </table:table-cell>
          <table:table-cell office:value-type="string">
            <text:p>6-3-2-2</text:p>
          </table:table-cell>
          <table:table-cell office:value-type="string">
            <text:p>6-3-3-1</text:p>
          </table:table-cell>
          <table:table-cell office:value-type="string">
            <text:p>5-4-4-0</text:p>
          </table:table-cell>
          <table:table-cell office:value-type="string">
            <text:p>5-5-2-1</text:p>
          </table:table-cell>
          <table:table-cell office:value-type="string">
            <text:p>6-4-2-1</text:p>
          </table:table-cell>
          <table:table-cell office:value-type="string">
            <text:p>7-2-2-2</text:p>
          </table:table-cell>
          <table:table-cell office:value-type="string">
            <text:p>5-5-3-0</text:p>
          </table:table-cell>
          <table:table-cell office:value-type="string">
            <text:p>6-4-3-0</text:p>
          </table:table-cell>
          <table:table-cell office:value-type="string">
            <text:p>7-3-2-1</text:p>
          </table:table-cell>
          <table:table-cell office:value-type="string">
            <text:p>6-5-1-1</text:p>
          </table:table-cell>
          <table:table-cell office:value-type="string">
            <text:p>7-4-1-1</text:p>
          </table:table-cell>
          <table:table-cell office:value-type="string">
            <text:p>6-5-2-0</text:p>
          </table:table-cell>
          <table:table-cell office:value-type="string">
            <text:p>7-3-3-0</text:p>
          </table:table-cell>
          <table:table-cell office:value-type="string">
            <text:p>7-4-2-0</text:p>
          </table:table-cell>
          <table:table-cell office:value-type="string">
            <text:p>8-2-2-1</text:p>
          </table:table-cell>
          <table:table-cell office:value-type="string">
            <text:p>8-3-1-1</text:p>
          </table:table-cell>
          <table:table-cell office:value-type="string">
            <text:p>8-3-2-0</text:p>
          </table:table-cell>
          <table:table-cell office:value-type="string">
            <text:p>6-6-1-0</text:p>
          </table:table-cell>
          <table:table-cell office:value-type="string">
            <text:p>7-5-1-0</text:p>
          </table:table-cell>
          <table:table-cell office:value-type="string">
            <text:p>8-4-1-0</text:p>
          </table:table-cell>
          <table:table-cell office:value-type="string">
            <text:p>9-2-1-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8">
            <text:p>478</text:p>
          </table:table-cell>
          <table:table-cell office:value-type="float" office:value="911">
            <text:p>911</text:p>
          </table:table-cell>
          <table:table-cell office:value-type="float" office:value="627">
            <text:p>627</text:p>
          </table:table-cell>
          <table:table-cell office:value-type="float" office:value="111">
            <text:p>111</text:p>
          </table:table-cell>
          <table:table-cell office:value-type="float" office:value="409">
            <text:p>409</text:p>
          </table:table-cell>
          <table:table-cell office:value-type="float" office:value="477">
            <text:p>477</text:p>
          </table:table-cell>
          <table:table-cell office:value-type="float" office:value="176">
            <text:p>176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1826">
            <text:p>1826</text:p>
          </table:table-cell>
          <table:table-cell office:value-type="float" office:value="1320">
            <text:p>1320</text:p>
          </table:table-cell>
          <table:table-cell office:value-type="float" office:value="241">
            <text:p>241</text:p>
          </table:table-cell>
          <table:table-cell office:value-type="float" office:value="845">
            <text:p>845</text:p>
          </table:table-cell>
          <table:table-cell office:value-type="float" office:value="944">
            <text:p>944</text:p>
          </table:table-cell>
          <table:table-cell office:value-type="float" office:value="450">
            <text:p>450</text:p>
          </table:table-cell>
          <table:table-cell office:value-type="float" office:value="238">
            <text:p>238</text:p>
          </table:table-cell>
          <table:table-cell office:value-type="float" office:value="89">
            <text:p>89</text:p>
          </table:table-cell>
          <table:table-cell office:value-type="float" office:value="240">
            <text:p>240</text:p>
          </table:table-cell>
          <table:table-cell office:value-type="float" office:value="317">
            <text:p>317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float" office:value="121">
            <text:p>121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4">
            <text:p>1554</text:p>
          </table:table-cell>
          <table:table-cell office:value-type="float" office:value="3013">
            <text:p>3013</text:p>
          </table:table-cell>
          <table:table-cell office:value-type="float" office:value="2229">
            <text:p>2229</text:p>
          </table:table-cell>
          <table:table-cell office:value-type="float" office:value="417">
            <text:p>417</text:p>
          </table:table-cell>
          <table:table-cell office:value-type="float" office:value="1445">
            <text:p>1445</text:p>
          </table:table-cell>
          <table:table-cell office:value-type="float" office:value="1759">
            <text:p>1759</text:p>
          </table:table-cell>
          <table:table-cell office:value-type="float" office:value="736">
            <text:p>736</text:p>
          </table:table-cell>
          <table:table-cell office:value-type="float" office:value="412">
            <text:p>412</text:p>
          </table:table-cell>
          <table:table-cell office:value-type="float" office:value="146">
            <text:p>146</text:p>
          </table:table-cell>
          <table:table-cell office:value-type="float" office:value="368">
            <text:p>368</text:p>
          </table:table-cell>
          <table:table-cell office:value-type="float" office:value="567">
            <text:p>567</text:p>
          </table:table-cell>
          <table:table-cell office:value-type="float" office:value="55">
            <text:p>55</text:p>
          </table:table-cell>
          <table:table-cell office:value-type="float" office:value="119">
            <text:p>119</text:p>
          </table:table-cell>
          <table:table-cell office:value-type="float" office:value="149">
            <text:p>149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8">
            <text:p>2668</text:p>
          </table:table-cell>
          <table:table-cell office:value-type="float" office:value="5625">
            <text:p>5625</text:p>
          </table:table-cell>
          <table:table-cell office:value-type="float" office:value="3927">
            <text:p>3927</text:p>
          </table:table-cell>
          <table:table-cell office:value-type="float" office:value="768">
            <text:p>768</text:p>
          </table:table-cell>
          <table:table-cell office:value-type="float" office:value="2694">
            <text:p>2694</text:p>
          </table:table-cell>
          <table:table-cell office:value-type="float" office:value="3131">
            <text:p>3131</text:p>
          </table:table-cell>
          <table:table-cell office:value-type="float" office:value="1370">
            <text:p>1370</text:p>
          </table:table-cell>
          <table:table-cell office:value-type="float" office:value="811">
            <text:p>811</text:p>
          </table:table-cell>
          <table:table-cell office:value-type="float" office:value="276">
            <text:p>276</text:p>
          </table:table-cell>
          <table:table-cell office:value-type="float" office:value="709">
            <text:p>709</text:p>
          </table:table-cell>
          <table:table-cell office:value-type="float" office:value="1093">
            <text:p>1093</text:p>
          </table:table-cell>
          <table:table-cell office:value-type="float" office:value="122">
            <text:p>122</text:p>
          </table:table-cell>
          <table:table-cell office:value-type="float" office:value="213">
            <text:p>213</text:p>
          </table:table-cell>
          <table:table-cell office:value-type="float" office:value="286">
            <text:p>286</text:p>
          </table:table-cell>
          <table:table-cell office:value-type="float" office:value="402">
            <text:p>402</text:p>
          </table:table-cell>
          <table:table-cell office:value-type="float" office:value="135">
            <text:p>135</text:p>
          </table:table-cell>
          <table:table-cell office:value-type="float" office:value="76">
            <text:p>76</text:p>
          </table:table-cell>
          <table:table-cell office:value-type="float" office:value="141">
            <text:p>141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44">
            <text:p>4344</text:p>
          </table:table-cell>
          <table:table-cell office:value-type="float" office:value="8615">
            <text:p>8615</text:p>
          </table:table-cell>
          <table:table-cell office:value-type="float" office:value="6159">
            <text:p>6159</text:p>
          </table:table-cell>
          <table:table-cell office:value-type="float" office:value="1158">
            <text:p>1158</text:p>
          </table:table-cell>
          <table:table-cell office:value-type="float" office:value="3953">
            <text:p>3953</text:p>
          </table:table-cell>
          <table:table-cell office:value-type="float" office:value="4875">
            <text:p>4875</text:p>
          </table:table-cell>
          <table:table-cell office:value-type="float" office:value="2177">
            <text:p>2177</text:p>
          </table:table-cell>
          <table:table-cell office:value-type="float" office:value="1224">
            <text:p>1224</text:p>
          </table:table-cell>
          <table:table-cell office:value-type="float" office:value="442">
            <text:p>442</text:p>
          </table:table-cell>
          <table:table-cell office:value-type="float" office:value="1129">
            <text:p>1129</text:p>
          </table:table-cell>
          <table:table-cell office:value-type="float" office:value="1699">
            <text:p>1699</text:p>
          </table:table-cell>
          <table:table-cell office:value-type="float" office:value="184">
            <text:p>184</text:p>
          </table:table-cell>
          <table:table-cell office:value-type="float" office:value="339">
            <text:p>339</text:p>
          </table:table-cell>
          <table:table-cell office:value-type="float" office:value="474">
            <text:p>474</text:p>
          </table:table-cell>
          <table:table-cell office:value-type="float" office:value="655">
            <text:p>655</text:p>
          </table:table-cell>
          <table:table-cell office:value-type="float" office:value="232">
            <text:p>232</text:p>
          </table:table-cell>
          <table:table-cell office:value-type="float" office:value="124">
            <text:p>124</text:p>
          </table:table-cell>
          <table:table-cell office:value-type="float" office:value="208">
            <text:p>208</text:p>
          </table:table-cell>
          <table:table-cell office:value-type="float" office:value="89">
            <text:p>89</text:p>
          </table:table-cell>
          <table:table-cell office:value-type="float" office:value="113">
            <text:p>113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84">
            <text:p>5684</text:p>
          </table:table-cell>
          <table:table-cell office:value-type="float" office:value="11504">
            <text:p>11504</text:p>
          </table:table-cell>
          <table:table-cell office:value-type="float" office:value="8292">
            <text:p>8292</text:p>
          </table:table-cell>
          <table:table-cell office:value-type="float" office:value="1520">
            <text:p>1520</text:p>
          </table:table-cell>
          <table:table-cell office:value-type="float" office:value="5533">
            <text:p>5533</text:p>
          </table:table-cell>
          <table:table-cell office:value-type="float" office:value="6698">
            <text:p>6698</text:p>
          </table:table-cell>
          <table:table-cell office:value-type="float" office:value="2871">
            <text:p>2871</text:p>
          </table:table-cell>
          <table:table-cell office:value-type="float" office:value="1742">
            <text:p>1742</text:p>
          </table:table-cell>
          <table:table-cell office:value-type="float" office:value="677">
            <text:p>677</text:p>
          </table:table-cell>
          <table:table-cell office:value-type="float" office:value="1572">
            <text:p>1572</text:p>
          </table:table-cell>
          <table:table-cell office:value-type="float" office:value="2306">
            <text:p>2306</text:p>
          </table:table-cell>
          <table:table-cell office:value-type="float" office:value="260">
            <text:p>260</text:p>
          </table:table-cell>
          <table:table-cell office:value-type="float" office:value="432">
            <text:p>432</text:p>
          </table:table-cell>
          <table:table-cell office:value-type="float" office:value="681">
            <text:p>681</text:p>
          </table:table-cell>
          <table:table-cell office:value-type="float" office:value="928">
            <text:p>928</text:p>
          </table:table-cell>
          <table:table-cell office:value-type="float" office:value="321">
            <text:p>321</text:p>
          </table:table-cell>
          <table:table-cell office:value-type="float" office:value="192">
            <text:p>192</text:p>
          </table:table-cell>
          <table:table-cell office:value-type="float" office:value="334">
            <text:p>334</text:p>
          </table:table-cell>
          <table:table-cell office:value-type="float" office:value="114">
            <text:p>114</text:p>
          </table:table-cell>
          <table:table-cell office:value-type="float" office:value="174">
            <text:p>174</text:p>
          </table:table-cell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11">
            <text:p>6711</text:p>
          </table:table-cell>
          <table:table-cell office:value-type="float" office:value="14166">
            <text:p>14166</text:p>
          </table:table-cell>
          <table:table-cell office:value-type="float" office:value="10251">
            <text:p>10251</text:p>
          </table:table-cell>
          <table:table-cell office:value-type="float" office:value="1996">
            <text:p>1996</text:p>
          </table:table-cell>
          <table:table-cell office:value-type="float" office:value="6988">
            <text:p>6988</text:p>
          </table:table-cell>
          <table:table-cell office:value-type="float" office:value="8506">
            <text:p>8506</text:p>
          </table:table-cell>
          <table:table-cell office:value-type="float" office:value="3658">
            <text:p>3658</text:p>
          </table:table-cell>
          <table:table-cell office:value-type="float" office:value="2299">
            <text:p>2299</text:p>
          </table:table-cell>
          <table:table-cell office:value-type="float" office:value="807">
            <text:p>807</text:p>
          </table:table-cell>
          <table:table-cell office:value-type="float" office:value="2095">
            <text:p>2095</text:p>
          </table:table-cell>
          <table:table-cell office:value-type="float" office:value="3051">
            <text:p>3051</text:p>
          </table:table-cell>
          <table:table-cell office:value-type="float" office:value="342">
            <text:p>342</text:p>
          </table:table-cell>
          <table:table-cell office:value-type="float" office:value="573">
            <text:p>573</text:p>
          </table:table-cell>
          <table:table-cell office:value-type="float" office:value="895">
            <text:p>895</text:p>
          </table:table-cell>
          <table:table-cell office:value-type="float" office:value="1178">
            <text:p>1178</text:p>
          </table:table-cell>
          <table:table-cell office:value-type="float" office:value="468">
            <text:p>468</text:p>
          </table:table-cell>
          <table:table-cell office:value-type="float" office:value="253">
            <text:p>253</text:p>
          </table:table-cell>
          <table:table-cell office:value-type="float" office:value="389">
            <text:p>389</text:p>
          </table:table-cell>
          <table:table-cell office:value-type="float" office:value="160">
            <text:p>160</text:p>
          </table:table-cell>
          <table:table-cell office:value-type="float" office:value="216">
            <text:p>216</text:p>
          </table:table-cell>
          <table:table-cell office:value-type="float" office:value="138">
            <text:p>13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388">
            <text:p>8388</text:p>
          </table:table-cell>
          <table:table-cell office:value-type="float" office:value="17004">
            <text:p>17004</text:p>
          </table:table-cell>
          <table:table-cell office:value-type="float" office:value="12201">
            <text:p>12201</text:p>
          </table:table-cell>
          <table:table-cell office:value-type="float" office:value="2384">
            <text:p>2384</text:p>
          </table:table-cell>
          <table:table-cell office:value-type="float" office:value="8494">
            <text:p>8494</text:p>
          </table:table-cell>
          <table:table-cell office:value-type="float" office:value="10269">
            <text:p>10269</text:p>
          </table:table-cell>
          <table:table-cell office:value-type="float" office:value="4611">
            <text:p>4611</text:p>
          </table:table-cell>
          <table:table-cell office:value-type="float" office:value="2747">
            <text:p>2747</text:p>
          </table:table-cell>
          <table:table-cell office:value-type="float" office:value="964">
            <text:p>964</text:p>
          </table:table-cell>
          <table:table-cell office:value-type="float" office:value="2546">
            <text:p>2546</text:p>
          </table:table-cell>
          <table:table-cell office:value-type="float" office:value="3812">
            <text:p>3812</text:p>
          </table:table-cell>
          <table:table-cell office:value-type="float" office:value="410">
            <text:p>410</text:p>
          </table:table-cell>
          <table:table-cell office:value-type="float" office:value="754">
            <text:p>754</text:p>
          </table:table-cell>
          <table:table-cell office:value-type="float" office:value="1086">
            <text:p>1086</text:p>
          </table:table-cell>
          <table:table-cell office:value-type="float" office:value="1515">
            <text:p>1515</text:p>
          </table:table-cell>
          <table:table-cell office:value-type="float" office:value="564">
            <text:p>564</text:p>
          </table:table-cell>
          <table:table-cell office:value-type="float" office:value="338">
            <text:p>338</text:p>
          </table:table-cell>
          <table:table-cell office:value-type="float" office:value="529">
            <text:p>529</text:p>
          </table:table-cell>
          <table:table-cell office:value-type="float" office:value="209">
            <text:p>209</text:p>
          </table:table-cell>
          <table:table-cell office:value-type="float" office:value="269">
            <text:p>269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 office:value-type="float" office:value="51">
            <text:p>51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07">
            <text:p>9207</text:p>
          </table:table-cell>
          <table:table-cell office:value-type="float" office:value="19075">
            <text:p>19075</text:p>
          </table:table-cell>
          <table:table-cell office:value-type="float" office:value="13677">
            <text:p>13677</text:p>
          </table:table-cell>
          <table:table-cell office:value-type="float" office:value="2654">
            <text:p>2654</text:p>
          </table:table-cell>
          <table:table-cell office:value-type="float" office:value="9473">
            <text:p>9473</text:p>
          </table:table-cell>
          <table:table-cell office:value-type="float" office:value="11399">
            <text:p>11399</text:p>
          </table:table-cell>
          <table:table-cell office:value-type="float" office:value="5173">
            <text:p>5173</text:p>
          </table:table-cell>
          <table:table-cell office:value-type="float" office:value="3125">
            <text:p>3125</text:p>
          </table:table-cell>
          <table:table-cell office:value-type="float" office:value="1137">
            <text:p>1137</text:p>
          </table:table-cell>
          <table:table-cell office:value-type="float" office:value="2809">
            <text:p>2809</text:p>
          </table:table-cell>
          <table:table-cell office:value-type="float" office:value="4280">
            <text:p>4280</text:p>
          </table:table-cell>
          <table:table-cell office:value-type="float" office:value="441">
            <text:p>441</text:p>
          </table:table-cell>
          <table:table-cell office:value-type="float" office:value="831">
            <text:p>831</text:p>
          </table:table-cell>
          <table:table-cell office:value-type="float" office:value="1217">
            <text:p>1217</text:p>
          </table:table-cell>
          <table:table-cell office:value-type="float" office:value="1744">
            <text:p>1744</text:p>
          </table:table-cell>
          <table:table-cell office:value-type="float" office:value="663">
            <text:p>663</text:p>
          </table:table-cell>
          <table:table-cell office:value-type="float" office:value="371">
            <text:p>371</text:p>
          </table:table-cell>
          <table:table-cell office:value-type="float" office:value="627">
            <text:p>627</text:p>
          </table:table-cell>
          <table:table-cell office:value-type="float" office:value="250">
            <text:p>250</text:p>
          </table:table-cell>
          <table:table-cell office:value-type="float" office:value="336">
            <text:p>336</text:p>
          </table:table-cell>
          <table:table-cell office:value-type="float" office:value="180">
            <text:p>180</text:p>
          </table:table-cell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118">
            <text:p>118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93">
            <text:p>9593</text:p>
          </table:table-cell>
          <table:table-cell office:value-type="float" office:value="19647">
            <text:p>19647</text:p>
          </table:table-cell>
          <table:table-cell office:value-type="float" office:value="14286">
            <text:p>14286</text:p>
          </table:table-cell>
          <table:table-cell office:value-type="float" office:value="2770">
            <text:p>2770</text:p>
          </table:table-cell>
          <table:table-cell office:value-type="float" office:value="9950">
            <text:p>9950</text:p>
          </table:table-cell>
          <table:table-cell office:value-type="float" office:value="12281">
            <text:p>12281</text:p>
          </table:table-cell>
          <table:table-cell office:value-type="float" office:value="5340">
            <text:p>5340</text:p>
          </table:table-cell>
          <table:table-cell office:value-type="float" office:value="3349">
            <text:p>3349</text:p>
          </table:table-cell>
          <table:table-cell office:value-type="float" office:value="1178">
            <text:p>1178</text:p>
          </table:table-cell>
          <table:table-cell office:value-type="float" office:value="3026">
            <text:p>3026</text:p>
          </table:table-cell>
          <table:table-cell office:value-type="float" office:value="4524">
            <text:p>4524</text:p>
          </table:table-cell>
          <table:table-cell office:value-type="float" office:value="502">
            <text:p>502</text:p>
          </table:table-cell>
          <table:table-cell office:value-type="float" office:value="890">
            <text:p>890</text:p>
          </table:table-cell>
          <table:table-cell office:value-type="float" office:value="1247">
            <text:p>1247</text:p>
          </table:table-cell>
          <table:table-cell office:value-type="float" office:value="1885">
            <text:p>1885</text:p>
          </table:table-cell>
          <table:table-cell office:value-type="float" office:value="645">
            <text:p>645</text:p>
          </table:table-cell>
          <table:table-cell office:value-type="float" office:value="426">
            <text:p>426</text:p>
          </table:table-cell>
          <table:table-cell office:value-type="float" office:value="647">
            <text:p>647</text:p>
          </table:table-cell>
          <table:table-cell office:value-type="float" office:value="269">
            <text:p>269</text:p>
          </table:table-cell>
          <table:table-cell office:value-type="float" office:value="333">
            <text:p>333</text:p>
          </table:table-cell>
          <table:table-cell office:value-type="float" office:value="204">
            <text:p>204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68">
            <text:p>9668</text:p>
          </table:table-cell>
          <table:table-cell office:value-type="float" office:value="19765">
            <text:p>19765</text:p>
          </table:table-cell>
          <table:table-cell office:value-type="float" office:value="14415">
            <text:p>14415</text:p>
          </table:table-cell>
          <table:table-cell office:value-type="float" office:value="2813">
            <text:p>2813</text:p>
          </table:table-cell>
          <table:table-cell office:value-type="float" office:value="9996">
            <text:p>9996</text:p>
          </table:table-cell>
          <table:table-cell office:value-type="float" office:value="12194">
            <text:p>12194</text:p>
          </table:table-cell>
          <table:table-cell office:value-type="float" office:value="5405">
            <text:p>5405</text:p>
          </table:table-cell>
          <table:table-cell office:value-type="float" office:value="3278">
            <text:p>3278</text:p>
          </table:table-cell>
          <table:table-cell office:value-type="float" office:value="1250">
            <text:p>1250</text:p>
          </table:table-cell>
          <table:table-cell office:value-type="float" office:value="3062">
            <text:p>3062</text:p>
          </table:table-cell>
          <table:table-cell office:value-type="float" office:value="4592">
            <text:p>4592</text:p>
          </table:table-cell>
          <table:table-cell office:value-type="float" office:value="534">
            <text:p>534</text:p>
          </table:table-cell>
          <table:table-cell office:value-type="float" office:value="879">
            <text:p>879</text:p>
          </table:table-cell>
          <table:table-cell office:value-type="float" office:value="1292">
            <text:p>1292</text:p>
          </table:table-cell>
          <table:table-cell office:value-type="float" office:value="1974">
            <text:p>1974</text:p>
          </table:table-cell>
          <table:table-cell office:value-type="float" office:value="701">
            <text:p>701</text:p>
          </table:table-cell>
          <table:table-cell office:value-type="float" office:value="436">
            <text:p>436</text:p>
          </table:table-cell>
          <table:table-cell office:value-type="float" office:value="631">
            <text:p>631</text:p>
          </table:table-cell>
          <table:table-cell office:value-type="float" office:value="272">
            <text:p>272</text:p>
          </table:table-cell>
          <table:table-cell office:value-type="float" office:value="388">
            <text:p>388</text:p>
          </table:table-cell>
          <table:table-cell office:value-type="float" office:value="233">
            <text:p>233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23">
            <text:p>123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18">
            <text:p>9218</text:p>
          </table:table-cell>
          <table:table-cell office:value-type="float" office:value="18948">
            <text:p>18948</text:p>
          </table:table-cell>
          <table:table-cell office:value-type="float" office:value="13600">
            <text:p>13600</text:p>
          </table:table-cell>
          <table:table-cell office:value-type="float" office:value="2589">
            <text:p>2589</text:p>
          </table:table-cell>
          <table:table-cell office:value-type="float" office:value="9475">
            <text:p>9475</text:p>
          </table:table-cell>
          <table:table-cell office:value-type="float" office:value="11753">
            <text:p>11753</text:p>
          </table:table-cell>
          <table:table-cell office:value-type="float" office:value="5208">
            <text:p>5208</text:p>
          </table:table-cell>
          <table:table-cell office:value-type="float" office:value="3240">
            <text:p>3240</text:p>
          </table:table-cell>
          <table:table-cell office:value-type="float" office:value="1129">
            <text:p>1129</text:p>
          </table:table-cell>
          <table:table-cell office:value-type="float" office:value="2824">
            <text:p>2824</text:p>
          </table:table-cell>
          <table:table-cell office:value-type="float" office:value="4408">
            <text:p>4408</text:p>
          </table:table-cell>
          <table:table-cell office:value-type="float" office:value="492">
            <text:p>492</text:p>
          </table:table-cell>
          <table:table-cell office:value-type="float" office:value="814">
            <text:p>814</text:p>
          </table:table-cell>
          <table:table-cell office:value-type="float" office:value="1254">
            <text:p>1254</text:p>
          </table:table-cell>
          <table:table-cell office:value-type="float" office:value="1725">
            <text:p>1725</text:p>
          </table:table-cell>
          <table:table-cell office:value-type="float" office:value="699">
            <text:p>699</text:p>
          </table:table-cell>
          <table:table-cell office:value-type="float" office:value="394">
            <text:p>394</text:p>
          </table:table-cell>
          <table:table-cell office:value-type="float" office:value="582">
            <text:p>582</text:p>
          </table:table-cell>
          <table:table-cell office:value-type="float" office:value="263">
            <text:p>263</text:p>
          </table:table-cell>
          <table:table-cell office:value-type="float" office:value="336">
            <text:p>336</text:p>
          </table:table-cell>
          <table:table-cell office:value-type="float" office:value="224">
            <text:p>224</text:p>
          </table:table-cell>
          <table:table-cell office:value-type="float" office:value="126">
            <text:p>126</text:p>
          </table:table-cell>
          <table:table-cell office:value-type="float" office:value="116">
            <text:p>116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376">
            <text:p>8376</text:p>
          </table:table-cell>
          <table:table-cell office:value-type="float" office:value="16755">
            <text:p>16755</text:p>
          </table:table-cell>
          <table:table-cell office:value-type="float" office:value="12272">
            <text:p>12272</text:p>
          </table:table-cell>
          <table:table-cell office:value-type="float" office:value="2422">
            <text:p>2422</text:p>
          </table:table-cell>
          <table:table-cell office:value-type="float" office:value="8440">
            <text:p>8440</text:p>
          </table:table-cell>
          <table:table-cell office:value-type="float" office:value="10422">
            <text:p>10422</text:p>
          </table:table-cell>
          <table:table-cell office:value-type="float" office:value="4711">
            <text:p>4711</text:p>
          </table:table-cell>
          <table:table-cell office:value-type="float" office:value="2825">
            <text:p>2825</text:p>
          </table:table-cell>
          <table:table-cell office:value-type="float" office:value="1059">
            <text:p>1059</text:p>
          </table:table-cell>
          <table:table-cell office:value-type="float" office:value="2524">
            <text:p>2524</text:p>
          </table:table-cell>
          <table:table-cell office:value-type="float" office:value="3873">
            <text:p>3873</text:p>
          </table:table-cell>
          <table:table-cell office:value-type="float" office:value="440">
            <text:p>440</text:p>
          </table:table-cell>
          <table:table-cell office:value-type="float" office:value="781">
            <text:p>781</text:p>
          </table:table-cell>
          <table:table-cell office:value-type="float" office:value="1096">
            <text:p>1096</text:p>
          </table:table-cell>
          <table:table-cell office:value-type="float" office:value="1521">
            <text:p>1521</text:p>
          </table:table-cell>
          <table:table-cell office:value-type="float" office:value="564">
            <text:p>564</text:p>
          </table:table-cell>
          <table:table-cell office:value-type="float" office:value="320">
            <text:p>320</text:p>
          </table:table-cell>
          <table:table-cell office:value-type="float" office:value="575">
            <text:p>575</text:p>
          </table:table-cell>
          <table:table-cell office:value-type="float" office:value="219">
            <text:p>219</text:p>
          </table:table-cell>
          <table:table-cell office:value-type="float" office:value="299">
            <text:p>299</text:p>
          </table:table-cell>
          <table:table-cell office:value-type="float" office:value="157">
            <text:p>157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188">
            <text:p>7188</text:p>
          </table:table-cell>
          <table:table-cell office:value-type="float" office:value="14609">
            <text:p>14609</text:p>
          </table:table-cell>
          <table:table-cell office:value-type="float" office:value="10742">
            <text:p>10742</text:p>
          </table:table-cell>
          <table:table-cell office:value-type="float" office:value="2093">
            <text:p>2093</text:p>
          </table:table-cell>
          <table:table-cell office:value-type="float" office:value="7361">
            <text:p>7361</text:p>
          </table:table-cell>
          <table:table-cell office:value-type="float" office:value="8868">
            <text:p>8868</text:p>
          </table:table-cell>
          <table:table-cell office:value-type="float" office:value="4015">
            <text:p>4015</text:p>
          </table:table-cell>
          <table:table-cell office:value-type="float" office:value="2439">
            <text:p>2439</text:p>
          </table:table-cell>
          <table:table-cell office:value-type="float" office:value="802">
            <text:p>802</text:p>
          </table:table-cell>
          <table:table-cell office:value-type="float" office:value="2244">
            <text:p>2244</text:p>
          </table:table-cell>
          <table:table-cell office:value-type="float" office:value="3362">
            <text:p>3362</text:p>
          </table:table-cell>
          <table:table-cell office:value-type="float" office:value="325">
            <text:p>325</text:p>
          </table:table-cell>
          <table:table-cell office:value-type="float" office:value="631">
            <text:p>631</text:p>
          </table:table-cell>
          <table:table-cell office:value-type="float" office:value="1000">
            <text:p>1000</text:p>
          </table:table-cell>
          <table:table-cell office:value-type="float" office:value="1338">
            <text:p>1338</text:p>
          </table:table-cell>
          <table:table-cell office:value-type="float" office:value="501">
            <text:p>501</text:p>
          </table:table-cell>
          <table:table-cell office:value-type="float" office:value="291">
            <text:p>291</text:p>
          </table:table-cell>
          <table:table-cell office:value-type="float" office:value="457">
            <text:p>457</text:p>
          </table:table-cell>
          <table:table-cell office:value-type="float" office:value="193">
            <text:p>193</text:p>
          </table:table-cell>
          <table:table-cell office:value-type="float" office:value="278">
            <text:p>278</text:p>
          </table:table-cell>
          <table:table-cell office:value-type="float" office:value="141">
            <text:p>141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2177">
            <text:p>12177</text:p>
          </table:table-cell>
          <table:table-cell office:value-type="float" office:value="8765">
            <text:p>8765</text:p>
          </table:table-cell>
          <table:table-cell office:value-type="float" office:value="1745">
            <text:p>1745</text:p>
          </table:table-cell>
          <table:table-cell office:value-type="float" office:value="6209">
            <text:p>6209</text:p>
          </table:table-cell>
          <table:table-cell office:value-type="float" office:value="7463">
            <text:p>7463</text:p>
          </table:table-cell>
          <table:table-cell office:value-type="float" office:value="3250">
            <text:p>3250</text:p>
          </table:table-cell>
          <table:table-cell office:value-type="float" office:value="2019">
            <text:p>2019</text:p>
          </table:table-cell>
          <table:table-cell office:value-type="float" office:value="696">
            <text:p>696</text:p>
          </table:table-cell>
          <table:table-cell office:value-type="float" office:value="1850">
            <text:p>1850</text:p>
          </table:table-cell>
          <table:table-cell office:value-type="float" office:value="2744">
            <text:p>2744</text:p>
          </table:table-cell>
          <table:table-cell office:value-type="float" office:value="280">
            <text:p>280</text:p>
          </table:table-cell>
          <table:table-cell office:value-type="float" office:value="539">
            <text:p>539</text:p>
          </table:table-cell>
          <table:table-cell office:value-type="float" office:value="772">
            <text:p>772</text:p>
          </table:table-cell>
          <table:table-cell office:value-type="float" office:value="1078">
            <text:p>1078</text:p>
          </table:table-cell>
          <table:table-cell office:value-type="float" office:value="433">
            <text:p>433</text:p>
          </table:table-cell>
          <table:table-cell office:value-type="float" office:value="236">
            <text:p>236</text:p>
          </table:table-cell>
          <table:table-cell office:value-type="float" office:value="340">
            <text:p>340</text:p>
          </table:table-cell>
          <table:table-cell office:value-type="float" office:value="142">
            <text:p>142</text:p>
          </table:table-cell>
          <table:table-cell office:value-type="float" office:value="209">
            <text:p>209</text:p>
          </table:table-cell>
          <table:table-cell office:value-type="float" office:value="108">
            <text:p>108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81">
            <text:p>4681</text:p>
          </table:table-cell>
          <table:table-cell office:value-type="float" office:value="9593">
            <text:p>9593</text:p>
          </table:table-cell>
          <table:table-cell office:value-type="float" office:value="6920">
            <text:p>6920</text:p>
          </table:table-cell>
          <table:table-cell office:value-type="float" office:value="1283">
            <text:p>1283</text:p>
          </table:table-cell>
          <table:table-cell office:value-type="float" office:value="4579">
            <text:p>4579</text:p>
          </table:table-cell>
          <table:table-cell office:value-type="float" office:value="5708">
            <text:p>5708</text:p>
          </table:table-cell>
          <table:table-cell office:value-type="float" office:value="2457">
            <text:p>2457</text:p>
          </table:table-cell>
          <table:table-cell office:value-type="float" office:value="1470">
            <text:p>1470</text:p>
          </table:table-cell>
          <table:table-cell office:value-type="float" office:value="542">
            <text:p>542</text:p>
          </table:table-cell>
          <table:table-cell office:value-type="float" office:value="1372">
            <text:p>1372</text:p>
          </table:table-cell>
          <table:table-cell office:value-type="float" office:value="2040">
            <text:p>2040</text:p>
          </table:table-cell>
          <table:table-cell office:value-type="float" office:value="219">
            <text:p>219</text:p>
          </table:table-cell>
          <table:table-cell office:value-type="float" office:value="417">
            <text:p>417</text:p>
          </table:table-cell>
          <table:table-cell office:value-type="float" office:value="552">
            <text:p>552</text:p>
          </table:table-cell>
          <table:table-cell office:value-type="float" office:value="820">
            <text:p>820</text:p>
          </table:table-cell>
          <table:table-cell office:value-type="float" office:value="300">
            <text:p>300</text:p>
          </table:table-cell>
          <table:table-cell office:value-type="float" office:value="161">
            <text:p>161</text:p>
          </table:table-cell>
          <table:table-cell office:value-type="float" office:value="271">
            <text:p>271</text:p>
          </table:table-cell>
          <table:table-cell office:value-type="float" office:value="113">
            <text:p>113</text:p>
          </table:table-cell>
          <table:table-cell office:value-type="float" office:value="171">
            <text:p>171</text:p>
          </table:table-cell>
          <table:table-cell office:value-type="float" office:value="88">
            <text:p>88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72">
            <text:p>3472</text:p>
          </table:table-cell>
          <table:table-cell office:value-type="float" office:value="7284">
            <text:p>7284</text:p>
          </table:table-cell>
          <table:table-cell office:value-type="float" office:value="5140">
            <text:p>5140</text:p>
          </table:table-cell>
          <table:table-cell office:value-type="float" office:value="945">
            <text:p>945</text:p>
          </table:table-cell>
          <table:table-cell office:value-type="float" office:value="3482">
            <text:p>3482</text:p>
          </table:table-cell>
          <table:table-cell office:value-type="float" office:value="4320">
            <text:p>4320</text:p>
          </table:table-cell>
          <table:table-cell office:value-type="float" office:value="1777">
            <text:p>1777</text:p>
          </table:table-cell>
          <table:table-cell office:value-type="float" office:value="1094">
            <text:p>1094</text:p>
          </table:table-cell>
          <table:table-cell office:value-type="float" office:value="446">
            <text:p>446</text:p>
          </table:table-cell>
          <table:table-cell office:value-type="float" office:value="1014">
            <text:p>1014</text:p>
          </table:table-cell>
          <table:table-cell office:value-type="float" office:value="1512">
            <text:p>1512</text:p>
          </table:table-cell>
          <table:table-cell office:value-type="float" office:value="147">
            <text:p>147</text:p>
          </table:table-cell>
          <table:table-cell office:value-type="float" office:value="291">
            <text:p>291</text:p>
          </table:table-cell>
          <table:table-cell office:value-type="float" office:value="390">
            <text:p>390</text:p>
          </table:table-cell>
          <table:table-cell office:value-type="float" office:value="583">
            <text:p>583</text:p>
          </table:table-cell>
          <table:table-cell office:value-type="float" office:value="224">
            <text:p>224</text:p>
          </table:table-cell>
          <table:table-cell office:value-type="float" office:value="135">
            <text:p>135</text:p>
          </table:table-cell>
          <table:table-cell office:value-type="float" office:value="181">
            <text:p>181</text:p>
          </table:table-cell>
          <table:table-cell office:value-type="float" office:value="80">
            <text:p>80</text:p>
          </table:table-cell>
          <table:table-cell office:value-type="float" office:value="114">
            <text:p>114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88">
            <text:p>2588</text:p>
          </table:table-cell>
          <table:table-cell office:value-type="float" office:value="5256">
            <text:p>5256</text:p>
          </table:table-cell>
          <table:table-cell office:value-type="float" office:value="3775">
            <text:p>3775</text:p>
          </table:table-cell>
          <table:table-cell office:value-type="float" office:value="705">
            <text:p>705</text:p>
          </table:table-cell>
          <table:table-cell office:value-type="float" office:value="2488">
            <text:p>2488</text:p>
          </table:table-cell>
          <table:table-cell office:value-type="float" office:value="3105">
            <text:p>3105</text:p>
          </table:table-cell>
          <table:table-cell office:value-type="float" office:value="1314">
            <text:p>1314</text:p>
          </table:table-cell>
          <table:table-cell office:value-type="float" office:value="794">
            <text:p>794</text:p>
          </table:table-cell>
          <table:table-cell office:value-type="float" office:value="270">
            <text:p>270</text:p>
          </table:table-cell>
          <table:table-cell office:value-type="float" office:value="736">
            <text:p>736</text:p>
          </table:table-cell>
          <table:table-cell office:value-type="float" office:value="1042">
            <text:p>1042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274">
            <text:p>274</text:p>
          </table:table-cell>
          <table:table-cell office:value-type="float" office:value="391">
            <text:p>391</text:p>
          </table:table-cell>
          <table:table-cell office:value-type="float" office:value="136">
            <text:p>136</text:p>
          </table:table-cell>
          <table:table-cell office:value-type="float" office:value="84">
            <text:p>84</text:p>
          </table:table-cell>
          <table:table-cell office:value-type="float" office:value="137">
            <text:p>13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57">
            <text:p>1757</text:p>
          </table:table-cell>
          <table:table-cell office:value-type="float" office:value="3655">
            <text:p>3655</text:p>
          </table:table-cell>
          <table:table-cell office:value-type="float" office:value="2504">
            <text:p>2504</text:p>
          </table:table-cell>
          <table:table-cell office:value-type="float" office:value="466">
            <text:p>466</text:p>
          </table:table-cell>
          <table:table-cell office:value-type="float" office:value="1747">
            <text:p>1747</text:p>
          </table:table-cell>
          <table:table-cell office:value-type="float" office:value="2071">
            <text:p>2071</text:p>
          </table:table-cell>
          <table:table-cell office:value-type="float" office:value="846">
            <text:p>846</text:p>
          </table:table-cell>
          <table:table-cell office:value-type="float" office:value="508">
            <text:p>508</text:p>
          </table:table-cell>
          <table:table-cell office:value-type="float" office:value="181">
            <text:p>181</text:p>
          </table:table-cell>
          <table:table-cell office:value-type="float" office:value="488">
            <text:p>488</text:p>
          </table:table-cell>
          <table:table-cell office:value-type="float" office:value="643">
            <text:p>643</text:p>
          </table:table-cell>
          <table:table-cell office:value-type="float" office:value="70">
            <text:p>70</text:p>
          </table:table-cell>
          <table:table-cell office:value-type="float" office:value="142">
            <text:p>142</text:p>
          </table:table-cell>
          <table:table-cell office:value-type="float" office:value="193">
            <text:p>193</text:p>
          </table:table-cell>
          <table:table-cell office:value-type="float" office:value="262">
            <text:p>262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table:number-columns-repeated="2"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95">
            <text:p>1195</text:p>
          </table:table-cell>
          <table:table-cell office:value-type="float" office:value="2348">
            <text:p>2348</text:p>
          </table:table-cell>
          <table:table-cell office:value-type="float" office:value="1742">
            <text:p>1742</text:p>
          </table:table-cell>
          <table:table-cell office:value-type="float" office:value="289">
            <text:p>289</text:p>
          </table:table-cell>
          <table:table-cell office:value-type="float" office:value="1127">
            <text:p>1127</text:p>
          </table:table-cell>
          <table:table-cell office:value-type="float" office:value="1290">
            <text:p>1290</text:p>
          </table:table-cell>
          <table:table-cell office:value-type="float" office:value="558">
            <text:p>558</text:p>
          </table:table-cell>
          <table:table-cell office:value-type="float" office:value="344">
            <text:p>344</text:p>
          </table:table-cell>
          <table:table-cell office:value-type="float" office:value="111">
            <text:p>111</text:p>
          </table:table-cell>
          <table:table-cell office:value-type="float" office:value="278">
            <text:p>278</text:p>
          </table:table-cell>
          <table:table-cell office:value-type="float" office:value="445">
            <text:p>445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113">
            <text:p>113</text:p>
          </table:table-cell>
          <table:table-cell office:value-type="float" office:value="146">
            <text:p>146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63">
            <text:p>763</text:p>
          </table:table-cell>
          <table:table-cell office:value-type="float" office:value="1508">
            <text:p>1508</text:p>
          </table:table-cell>
          <table:table-cell office:value-type="float" office:value="1034">
            <text:p>1034</text:p>
          </table:table-cell>
          <table:table-cell office:value-type="float" office:value="194">
            <text:p>194</text:p>
          </table:table-cell>
          <table:table-cell office:value-type="float" office:value="726">
            <text:p>726</text:p>
          </table:table-cell>
          <table:table-cell office:value-type="float" office:value="914">
            <text:p>914</text:p>
          </table:table-cell>
          <table:table-cell office:value-type="float" office:value="315">
            <text:p>315</text:p>
          </table:table-cell>
          <table:table-cell office:value-type="float" office:value="210">
            <text:p>210</text:p>
          </table:table-cell>
          <table:table-cell office:value-type="float" office:value="81">
            <text:p>81</text:p>
          </table:table-cell>
          <table:table-cell office:value-type="float" office:value="189">
            <text:p>189</text:p>
          </table:table-cell>
          <table:table-cell office:value-type="float" office:value="252">
            <text:p>252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61">
            <text:p>461</text:p>
          </table:table-cell>
          <table:table-cell office:value-type="float" office:value="881">
            <text:p>881</text:p>
          </table:table-cell>
          <table:table-cell office:value-type="float" office:value="605">
            <text:p>605</text:p>
          </table:table-cell>
          <table:table-cell office:value-type="float" office:value="106">
            <text:p>106</text:p>
          </table:table-cell>
          <table:table-cell office:value-type="float" office:value="429">
            <text:p>429</text:p>
          </table:table-cell>
          <table:table-cell office:value-type="float" office:value="433">
            <text:p>433</text:p>
          </table:table-cell>
          <table:table-cell office:value-type="float" office:value="219">
            <text:p>219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float" office:value="169">
            <text:p>16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8">
            <text:p>278</text:p>
          </table:table-cell>
          <table:table-cell office:value-type="float" office:value="539">
            <text:p>539</text:p>
          </table:table-cell>
          <table:table-cell office:value-type="float" office:value="361">
            <text:p>361</text:p>
          </table:table-cell>
          <table:table-cell office:value-type="float" office:value="70">
            <text:p>70</text:p>
          </table:table-cell>
          <table:table-cell office:value-type="float" office:value="249">
            <text:p>249</text:p>
          </table:table-cell>
          <table:table-cell office:value-type="float" office:value="254">
            <text:p>254</text:p>
          </table:table-cell>
          <table:table-cell office:value-type="float" office:value="122">
            <text:p>122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4">
            <text:p>124</text:p>
          </table:table-cell>
          <table:table-cell office:value-type="float" office:value="268">
            <text:p>268</text:p>
          </table:table-cell>
          <table:table-cell office:value-type="float" office:value="185">
            <text:p>185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154">
            <text:p>154</text:p>
          </table:table-cell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1" office:value-type="string">
            <text:p><text:s/>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12" office:value-type="string">
            <text:p><text:s/></text:p>
          </table:table-cell>
        </table:table-row>
      </table:table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29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4-3-3-3</text:p>
          </table:table-cell>
          <table:table-cell office:value-type="string">
            <text:p>4-4-3-2</text:p>
          </table:table-cell>
          <table:table-cell office:value-type="string">
            <text:p>5-3-3-2</text:p>
          </table:table-cell>
          <table:table-cell office:value-type="string">
            <text:p>4-4-4-1</text:p>
          </table:table-cell>
          <table:table-cell office:value-type="string">
            <text:p>5-4-2-2</text:p>
          </table:table-cell>
          <table:table-cell office:value-type="string">
            <text:p>5-4-3-1</text:p>
          </table:table-cell>
          <table:table-cell office:value-type="string">
            <text:p>6-3-2-2</text:p>
          </table:table-cell>
          <table:table-cell office:value-type="string">
            <text:p>6-3-3-1</text:p>
          </table:table-cell>
          <table:table-cell office:value-type="string">
            <text:p>5-4-4-0</text:p>
          </table:table-cell>
          <table:table-cell office:value-type="string">
            <text:p>5-5-2-1</text:p>
          </table:table-cell>
          <table:table-cell office:value-type="string">
            <text:p>6-4-2-1</text:p>
          </table:table-cell>
          <table:table-cell office:value-type="string">
            <text:p>7-2-2-2</text:p>
          </table:table-cell>
          <table:table-cell office:value-type="string">
            <text:p>5-5-3-0</text:p>
          </table:table-cell>
          <table:table-cell office:value-type="string">
            <text:p>6-4-3-0</text:p>
          </table:table-cell>
          <table:table-cell office:value-type="string">
            <text:p>7-3-2-1</text:p>
          </table:table-cell>
          <table:table-cell office:value-type="string">
            <text:p>6-5-1-1</text:p>
          </table:table-cell>
          <table:table-cell office:value-type="string">
            <text:p>7-4-1-1</text:p>
          </table:table-cell>
          <table:table-cell office:value-type="string">
            <text:p>6-5-2-0</text:p>
          </table:table-cell>
          <table:table-cell office:value-type="string">
            <text:p>7-3-3-0</text:p>
          </table:table-cell>
          <table:table-cell office:value-type="string">
            <text:p>7-4-2-0</text:p>
          </table:table-cell>
          <table:table-cell office:value-type="string">
            <text:p>8-2-2-1</text:p>
          </table:table-cell>
          <table:table-cell office:value-type="string">
            <text:p>8-3-1-1</text:p>
          </table:table-cell>
          <table:table-cell office:value-type="string">
            <text:p>8-3-2-0</text:p>
          </table:table-cell>
          <table:table-cell office:value-type="string">
            <text:p>6-6-1-0</text:p>
          </table:table-cell>
          <table:table-cell office:value-type="string">
            <text:p>7-5-1-0</text:p>
          </table:table-cell>
          <table:table-cell office:value-type="string">
            <text:p>8-4-1-0</text:p>
          </table:table-cell>
          <table:table-cell office:value-type="string">
            <text:p>9-2-1-1</text:p>
          </table:table-cell>
          <table:table-cell office:value-type="string">
            <text:p>9-2-2-0</text:p>
          </table:table-cell>
          <table:table-cell office:value-type="string">
            <text:p>9-3-1-0</text:p>
          </table:table-cell>
          <table:table-cell office:value-type="string">
            <text:p>10-1-1-1</text:p>
          </table:table-cell>
          <table:table-cell office:value-type="string">
            <text:p>9-4-0-0</text:p>
          </table:table-cell>
          <table:table-cell office:value-type="string">
            <text:p>8-5-0-0</text:p>
          </table:table-cell>
          <table:table-cell office:value-type="string">
            <text:p>7-6-0-0</text:p>
          </table:table-cell>
          <table:table-cell office:value-type="string">
            <text:p>10-2-1-0</text:p>
          </table:table-cell>
          <table:table-cell office:value-type="string">
            <text:p>10-3-0-0</text:p>
          </table:table-cell>
          <table:table-cell office:value-type="string">
            <text:p>11-1-1-0</text:p>
          </table:table-cell>
          <table:table-cell office:value-type="string">
            <text:p>11-2-0-0</text:p>
          </table:table-cell>
          <table:table-cell office:value-type="string">
            <text:p>12-1-0-0</text:p>
          </table:table-cell>
          <table:table-cell office:value-type="string">
            <text:p>13-0-0-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8">
            <text:p>478</text:p>
          </table:table-cell>
          <table:table-cell office:value-type="float" office:value="911">
            <text:p>911</text:p>
          </table:table-cell>
          <table:table-cell office:value-type="float" office:value="627">
            <text:p>627</text:p>
          </table:table-cell>
          <table:table-cell office:value-type="float" office:value="111">
            <text:p>111</text:p>
          </table:table-cell>
          <table:table-cell office:value-type="float" office:value="409">
            <text:p>409</text:p>
          </table:table-cell>
          <table:table-cell office:value-type="float" office:value="477">
            <text:p>477</text:p>
          </table:table-cell>
          <table:table-cell office:value-type="float" office:value="176">
            <text:p>176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<text:s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1826">
            <text:p>1826</text:p>
          </table:table-cell>
          <table:table-cell office:value-type="float" office:value="1320">
            <text:p>1320</text:p>
          </table:table-cell>
          <table:table-cell office:value-type="float" office:value="241">
            <text:p>241</text:p>
          </table:table-cell>
          <table:table-cell office:value-type="float" office:value="845">
            <text:p>845</text:p>
          </table:table-cell>
          <table:table-cell office:value-type="float" office:value="944">
            <text:p>944</text:p>
          </table:table-cell>
          <table:table-cell office:value-type="float" office:value="450">
            <text:p>450</text:p>
          </table:table-cell>
          <table:table-cell office:value-type="float" office:value="238">
            <text:p>238</text:p>
          </table:table-cell>
          <table:table-cell office:value-type="float" office:value="89">
            <text:p>89</text:p>
          </table:table-cell>
          <table:table-cell office:value-type="float" office:value="240">
            <text:p>240</text:p>
          </table:table-cell>
          <table:table-cell office:value-type="float" office:value="317">
            <text:p>317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float" office:value="121">
            <text:p>121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<text:s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4">
            <text:p>1554</text:p>
          </table:table-cell>
          <table:table-cell office:value-type="float" office:value="3013">
            <text:p>3013</text:p>
          </table:table-cell>
          <table:table-cell office:value-type="float" office:value="2229">
            <text:p>2229</text:p>
          </table:table-cell>
          <table:table-cell office:value-type="float" office:value="417">
            <text:p>417</text:p>
          </table:table-cell>
          <table:table-cell office:value-type="float" office:value="1445">
            <text:p>1445</text:p>
          </table:table-cell>
          <table:table-cell office:value-type="float" office:value="1759">
            <text:p>1759</text:p>
          </table:table-cell>
          <table:table-cell office:value-type="float" office:value="736">
            <text:p>736</text:p>
          </table:table-cell>
          <table:table-cell office:value-type="float" office:value="412">
            <text:p>412</text:p>
          </table:table-cell>
          <table:table-cell office:value-type="float" office:value="146">
            <text:p>146</text:p>
          </table:table-cell>
          <table:table-cell office:value-type="float" office:value="368">
            <text:p>368</text:p>
          </table:table-cell>
          <table:table-cell office:value-type="float" office:value="567">
            <text:p>567</text:p>
          </table:table-cell>
          <table:table-cell office:value-type="float" office:value="55">
            <text:p>55</text:p>
          </table:table-cell>
          <table:table-cell office:value-type="float" office:value="119">
            <text:p>119</text:p>
          </table:table-cell>
          <table:table-cell office:value-type="float" office:value="149">
            <text:p>149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<text:s/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8">
            <text:p>2668</text:p>
          </table:table-cell>
          <table:table-cell office:value-type="float" office:value="5625">
            <text:p>5625</text:p>
          </table:table-cell>
          <table:table-cell office:value-type="float" office:value="3927">
            <text:p>3927</text:p>
          </table:table-cell>
          <table:table-cell office:value-type="float" office:value="768">
            <text:p>768</text:p>
          </table:table-cell>
          <table:table-cell office:value-type="float" office:value="2694">
            <text:p>2694</text:p>
          </table:table-cell>
          <table:table-cell office:value-type="float" office:value="3131">
            <text:p>3131</text:p>
          </table:table-cell>
          <table:table-cell office:value-type="float" office:value="1370">
            <text:p>1370</text:p>
          </table:table-cell>
          <table:table-cell office:value-type="float" office:value="811">
            <text:p>811</text:p>
          </table:table-cell>
          <table:table-cell office:value-type="float" office:value="276">
            <text:p>276</text:p>
          </table:table-cell>
          <table:table-cell office:value-type="float" office:value="709">
            <text:p>709</text:p>
          </table:table-cell>
          <table:table-cell office:value-type="float" office:value="1093">
            <text:p>1093</text:p>
          </table:table-cell>
          <table:table-cell office:value-type="float" office:value="122">
            <text:p>122</text:p>
          </table:table-cell>
          <table:table-cell office:value-type="float" office:value="213">
            <text:p>213</text:p>
          </table:table-cell>
          <table:table-cell office:value-type="float" office:value="286">
            <text:p>286</text:p>
          </table:table-cell>
          <table:table-cell office:value-type="float" office:value="402">
            <text:p>402</text:p>
          </table:table-cell>
          <table:table-cell office:value-type="float" office:value="135">
            <text:p>135</text:p>
          </table:table-cell>
          <table:table-cell office:value-type="float" office:value="76">
            <text:p>76</text:p>
          </table:table-cell>
          <table:table-cell office:value-type="float" office:value="141">
            <text:p>141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string">
            <text:p><text:s/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44">
            <text:p>4344</text:p>
          </table:table-cell>
          <table:table-cell office:value-type="float" office:value="8615">
            <text:p>8615</text:p>
          </table:table-cell>
          <table:table-cell office:value-type="float" office:value="6159">
            <text:p>6159</text:p>
          </table:table-cell>
          <table:table-cell office:value-type="float" office:value="1158">
            <text:p>1158</text:p>
          </table:table-cell>
          <table:table-cell office:value-type="float" office:value="3953">
            <text:p>3953</text:p>
          </table:table-cell>
          <table:table-cell office:value-type="float" office:value="4875">
            <text:p>4875</text:p>
          </table:table-cell>
          <table:table-cell office:value-type="float" office:value="2177">
            <text:p>2177</text:p>
          </table:table-cell>
          <table:table-cell office:value-type="float" office:value="1224">
            <text:p>1224</text:p>
          </table:table-cell>
          <table:table-cell office:value-type="float" office:value="442">
            <text:p>442</text:p>
          </table:table-cell>
          <table:table-cell office:value-type="float" office:value="1129">
            <text:p>1129</text:p>
          </table:table-cell>
          <table:table-cell office:value-type="float" office:value="1699">
            <text:p>1699</text:p>
          </table:table-cell>
          <table:table-cell office:value-type="float" office:value="184">
            <text:p>184</text:p>
          </table:table-cell>
          <table:table-cell office:value-type="float" office:value="339">
            <text:p>339</text:p>
          </table:table-cell>
          <table:table-cell office:value-type="float" office:value="474">
            <text:p>474</text:p>
          </table:table-cell>
          <table:table-cell office:value-type="float" office:value="655">
            <text:p>655</text:p>
          </table:table-cell>
          <table:table-cell office:value-type="float" office:value="232">
            <text:p>232</text:p>
          </table:table-cell>
          <table:table-cell office:value-type="float" office:value="124">
            <text:p>124</text:p>
          </table:table-cell>
          <table:table-cell office:value-type="float" office:value="208">
            <text:p>208</text:p>
          </table:table-cell>
          <table:table-cell office:value-type="float" office:value="89">
            <text:p>89</text:p>
          </table:table-cell>
          <table:table-cell office:value-type="float" office:value="113">
            <text:p>113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<text:s/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84">
            <text:p>5684</text:p>
          </table:table-cell>
          <table:table-cell office:value-type="float" office:value="11504">
            <text:p>11504</text:p>
          </table:table-cell>
          <table:table-cell office:value-type="float" office:value="8292">
            <text:p>8292</text:p>
          </table:table-cell>
          <table:table-cell office:value-type="float" office:value="1520">
            <text:p>1520</text:p>
          </table:table-cell>
          <table:table-cell office:value-type="float" office:value="5533">
            <text:p>5533</text:p>
          </table:table-cell>
          <table:table-cell office:value-type="float" office:value="6698">
            <text:p>6698</text:p>
          </table:table-cell>
          <table:table-cell office:value-type="float" office:value="2871">
            <text:p>2871</text:p>
          </table:table-cell>
          <table:table-cell office:value-type="float" office:value="1742">
            <text:p>1742</text:p>
          </table:table-cell>
          <table:table-cell office:value-type="float" office:value="677">
            <text:p>677</text:p>
          </table:table-cell>
          <table:table-cell office:value-type="float" office:value="1572">
            <text:p>1572</text:p>
          </table:table-cell>
          <table:table-cell office:value-type="float" office:value="2306">
            <text:p>2306</text:p>
          </table:table-cell>
          <table:table-cell office:value-type="float" office:value="260">
            <text:p>260</text:p>
          </table:table-cell>
          <table:table-cell office:value-type="float" office:value="432">
            <text:p>432</text:p>
          </table:table-cell>
          <table:table-cell office:value-type="float" office:value="681">
            <text:p>681</text:p>
          </table:table-cell>
          <table:table-cell office:value-type="float" office:value="928">
            <text:p>928</text:p>
          </table:table-cell>
          <table:table-cell office:value-type="float" office:value="321">
            <text:p>321</text:p>
          </table:table-cell>
          <table:table-cell office:value-type="float" office:value="192">
            <text:p>192</text:p>
          </table:table-cell>
          <table:table-cell office:value-type="float" office:value="334">
            <text:p>334</text:p>
          </table:table-cell>
          <table:table-cell office:value-type="float" office:value="114">
            <text:p>114</text:p>
          </table:table-cell>
          <table:table-cell office:value-type="float" office:value="174">
            <text:p>174</text:p>
          </table:table-cell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<text:s/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11">
            <text:p>6711</text:p>
          </table:table-cell>
          <table:table-cell office:value-type="float" office:value="14166">
            <text:p>14166</text:p>
          </table:table-cell>
          <table:table-cell office:value-type="float" office:value="10251">
            <text:p>10251</text:p>
          </table:table-cell>
          <table:table-cell office:value-type="float" office:value="1996">
            <text:p>1996</text:p>
          </table:table-cell>
          <table:table-cell office:value-type="float" office:value="6988">
            <text:p>6988</text:p>
          </table:table-cell>
          <table:table-cell office:value-type="float" office:value="8506">
            <text:p>8506</text:p>
          </table:table-cell>
          <table:table-cell office:value-type="float" office:value="3658">
            <text:p>3658</text:p>
          </table:table-cell>
          <table:table-cell office:value-type="float" office:value="2299">
            <text:p>2299</text:p>
          </table:table-cell>
          <table:table-cell office:value-type="float" office:value="807">
            <text:p>807</text:p>
          </table:table-cell>
          <table:table-cell office:value-type="float" office:value="2095">
            <text:p>2095</text:p>
          </table:table-cell>
          <table:table-cell office:value-type="float" office:value="3051">
            <text:p>3051</text:p>
          </table:table-cell>
          <table:table-cell office:value-type="float" office:value="342">
            <text:p>342</text:p>
          </table:table-cell>
          <table:table-cell office:value-type="float" office:value="573">
            <text:p>573</text:p>
          </table:table-cell>
          <table:table-cell office:value-type="float" office:value="895">
            <text:p>895</text:p>
          </table:table-cell>
          <table:table-cell office:value-type="float" office:value="1178">
            <text:p>1178</text:p>
          </table:table-cell>
          <table:table-cell office:value-type="float" office:value="468">
            <text:p>468</text:p>
          </table:table-cell>
          <table:table-cell office:value-type="float" office:value="253">
            <text:p>253</text:p>
          </table:table-cell>
          <table:table-cell office:value-type="float" office:value="389">
            <text:p>389</text:p>
          </table:table-cell>
          <table:table-cell office:value-type="float" office:value="160">
            <text:p>160</text:p>
          </table:table-cell>
          <table:table-cell office:value-type="float" office:value="216">
            <text:p>216</text:p>
          </table:table-cell>
          <table:table-cell office:value-type="float" office:value="138">
            <text:p>13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6" office:value-type="string">
            <text:p><text:s/>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388">
            <text:p>8388</text:p>
          </table:table-cell>
          <table:table-cell office:value-type="float" office:value="17004">
            <text:p>17004</text:p>
          </table:table-cell>
          <table:table-cell office:value-type="float" office:value="12201">
            <text:p>12201</text:p>
          </table:table-cell>
          <table:table-cell office:value-type="float" office:value="2384">
            <text:p>2384</text:p>
          </table:table-cell>
          <table:table-cell office:value-type="float" office:value="8494">
            <text:p>8494</text:p>
          </table:table-cell>
          <table:table-cell office:value-type="float" office:value="10269">
            <text:p>10269</text:p>
          </table:table-cell>
          <table:table-cell office:value-type="float" office:value="4611">
            <text:p>4611</text:p>
          </table:table-cell>
          <table:table-cell office:value-type="float" office:value="2747">
            <text:p>2747</text:p>
          </table:table-cell>
          <table:table-cell office:value-type="float" office:value="964">
            <text:p>964</text:p>
          </table:table-cell>
          <table:table-cell office:value-type="float" office:value="2546">
            <text:p>2546</text:p>
          </table:table-cell>
          <table:table-cell office:value-type="float" office:value="3812">
            <text:p>3812</text:p>
          </table:table-cell>
          <table:table-cell office:value-type="float" office:value="410">
            <text:p>410</text:p>
          </table:table-cell>
          <table:table-cell office:value-type="float" office:value="754">
            <text:p>754</text:p>
          </table:table-cell>
          <table:table-cell office:value-type="float" office:value="1086">
            <text:p>1086</text:p>
          </table:table-cell>
          <table:table-cell office:value-type="float" office:value="1515">
            <text:p>1515</text:p>
          </table:table-cell>
          <table:table-cell office:value-type="float" office:value="564">
            <text:p>564</text:p>
          </table:table-cell>
          <table:table-cell office:value-type="float" office:value="338">
            <text:p>338</text:p>
          </table:table-cell>
          <table:table-cell office:value-type="float" office:value="529">
            <text:p>529</text:p>
          </table:table-cell>
          <table:table-cell office:value-type="float" office:value="209">
            <text:p>209</text:p>
          </table:table-cell>
          <table:table-cell office:value-type="float" office:value="269">
            <text:p>269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 office:value-type="float" office:value="51">
            <text:p>51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<text:s/>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07">
            <text:p>9207</text:p>
          </table:table-cell>
          <table:table-cell office:value-type="float" office:value="19075">
            <text:p>19075</text:p>
          </table:table-cell>
          <table:table-cell office:value-type="float" office:value="13677">
            <text:p>13677</text:p>
          </table:table-cell>
          <table:table-cell office:value-type="float" office:value="2654">
            <text:p>2654</text:p>
          </table:table-cell>
          <table:table-cell office:value-type="float" office:value="9473">
            <text:p>9473</text:p>
          </table:table-cell>
          <table:table-cell office:value-type="float" office:value="11399">
            <text:p>11399</text:p>
          </table:table-cell>
          <table:table-cell office:value-type="float" office:value="5173">
            <text:p>5173</text:p>
          </table:table-cell>
          <table:table-cell office:value-type="float" office:value="3125">
            <text:p>3125</text:p>
          </table:table-cell>
          <table:table-cell office:value-type="float" office:value="1137">
            <text:p>1137</text:p>
          </table:table-cell>
          <table:table-cell office:value-type="float" office:value="2809">
            <text:p>2809</text:p>
          </table:table-cell>
          <table:table-cell office:value-type="float" office:value="4280">
            <text:p>4280</text:p>
          </table:table-cell>
          <table:table-cell office:value-type="float" office:value="441">
            <text:p>441</text:p>
          </table:table-cell>
          <table:table-cell office:value-type="float" office:value="831">
            <text:p>831</text:p>
          </table:table-cell>
          <table:table-cell office:value-type="float" office:value="1217">
            <text:p>1217</text:p>
          </table:table-cell>
          <table:table-cell office:value-type="float" office:value="1744">
            <text:p>1744</text:p>
          </table:table-cell>
          <table:table-cell office:value-type="float" office:value="663">
            <text:p>663</text:p>
          </table:table-cell>
          <table:table-cell office:value-type="float" office:value="371">
            <text:p>371</text:p>
          </table:table-cell>
          <table:table-cell office:value-type="float" office:value="627">
            <text:p>627</text:p>
          </table:table-cell>
          <table:table-cell office:value-type="float" office:value="250">
            <text:p>250</text:p>
          </table:table-cell>
          <table:table-cell office:value-type="float" office:value="336">
            <text:p>336</text:p>
          </table:table-cell>
          <table:table-cell office:value-type="float" office:value="180">
            <text:p>180</text:p>
          </table:table-cell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118">
            <text:p>118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<text:s/>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93">
            <text:p>9593</text:p>
          </table:table-cell>
          <table:table-cell office:value-type="float" office:value="19647">
            <text:p>19647</text:p>
          </table:table-cell>
          <table:table-cell office:value-type="float" office:value="14286">
            <text:p>14286</text:p>
          </table:table-cell>
          <table:table-cell office:value-type="float" office:value="2770">
            <text:p>2770</text:p>
          </table:table-cell>
          <table:table-cell office:value-type="float" office:value="9950">
            <text:p>9950</text:p>
          </table:table-cell>
          <table:table-cell office:value-type="float" office:value="12281">
            <text:p>12281</text:p>
          </table:table-cell>
          <table:table-cell office:value-type="float" office:value="5340">
            <text:p>5340</text:p>
          </table:table-cell>
          <table:table-cell office:value-type="float" office:value="3349">
            <text:p>3349</text:p>
          </table:table-cell>
          <table:table-cell office:value-type="float" office:value="1178">
            <text:p>1178</text:p>
          </table:table-cell>
          <table:table-cell office:value-type="float" office:value="3026">
            <text:p>3026</text:p>
          </table:table-cell>
          <table:table-cell office:value-type="float" office:value="4524">
            <text:p>4524</text:p>
          </table:table-cell>
          <table:table-cell office:value-type="float" office:value="502">
            <text:p>502</text:p>
          </table:table-cell>
          <table:table-cell office:value-type="float" office:value="890">
            <text:p>890</text:p>
          </table:table-cell>
          <table:table-cell office:value-type="float" office:value="1247">
            <text:p>1247</text:p>
          </table:table-cell>
          <table:table-cell office:value-type="float" office:value="1885">
            <text:p>1885</text:p>
          </table:table-cell>
          <table:table-cell office:value-type="float" office:value="645">
            <text:p>645</text:p>
          </table:table-cell>
          <table:table-cell office:value-type="float" office:value="426">
            <text:p>426</text:p>
          </table:table-cell>
          <table:table-cell office:value-type="float" office:value="647">
            <text:p>647</text:p>
          </table:table-cell>
          <table:table-cell office:value-type="float" office:value="269">
            <text:p>269</text:p>
          </table:table-cell>
          <table:table-cell office:value-type="float" office:value="333">
            <text:p>333</text:p>
          </table:table-cell>
          <table:table-cell office:value-type="float" office:value="204">
            <text:p>204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6"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68">
            <text:p>9668</text:p>
          </table:table-cell>
          <table:table-cell office:value-type="float" office:value="19765">
            <text:p>19765</text:p>
          </table:table-cell>
          <table:table-cell office:value-type="float" office:value="14415">
            <text:p>14415</text:p>
          </table:table-cell>
          <table:table-cell office:value-type="float" office:value="2813">
            <text:p>2813</text:p>
          </table:table-cell>
          <table:table-cell office:value-type="float" office:value="9996">
            <text:p>9996</text:p>
          </table:table-cell>
          <table:table-cell office:value-type="float" office:value="12194">
            <text:p>12194</text:p>
          </table:table-cell>
          <table:table-cell office:value-type="float" office:value="5405">
            <text:p>5405</text:p>
          </table:table-cell>
          <table:table-cell office:value-type="float" office:value="3278">
            <text:p>3278</text:p>
          </table:table-cell>
          <table:table-cell office:value-type="float" office:value="1250">
            <text:p>1250</text:p>
          </table:table-cell>
          <table:table-cell office:value-type="float" office:value="3062">
            <text:p>3062</text:p>
          </table:table-cell>
          <table:table-cell office:value-type="float" office:value="4592">
            <text:p>4592</text:p>
          </table:table-cell>
          <table:table-cell office:value-type="float" office:value="534">
            <text:p>534</text:p>
          </table:table-cell>
          <table:table-cell office:value-type="float" office:value="879">
            <text:p>879</text:p>
          </table:table-cell>
          <table:table-cell office:value-type="float" office:value="1292">
            <text:p>1292</text:p>
          </table:table-cell>
          <table:table-cell office:value-type="float" office:value="1974">
            <text:p>1974</text:p>
          </table:table-cell>
          <table:table-cell office:value-type="float" office:value="701">
            <text:p>701</text:p>
          </table:table-cell>
          <table:table-cell office:value-type="float" office:value="436">
            <text:p>436</text:p>
          </table:table-cell>
          <table:table-cell office:value-type="float" office:value="631">
            <text:p>631</text:p>
          </table:table-cell>
          <table:table-cell office:value-type="float" office:value="272">
            <text:p>272</text:p>
          </table:table-cell>
          <table:table-cell office:value-type="float" office:value="388">
            <text:p>388</text:p>
          </table:table-cell>
          <table:table-cell office:value-type="float" office:value="233">
            <text:p>233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23">
            <text:p>123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18">
            <text:p>9218</text:p>
          </table:table-cell>
          <table:table-cell office:value-type="float" office:value="18948">
            <text:p>18948</text:p>
          </table:table-cell>
          <table:table-cell office:value-type="float" office:value="13600">
            <text:p>13600</text:p>
          </table:table-cell>
          <table:table-cell office:value-type="float" office:value="2589">
            <text:p>2589</text:p>
          </table:table-cell>
          <table:table-cell office:value-type="float" office:value="9475">
            <text:p>9475</text:p>
          </table:table-cell>
          <table:table-cell office:value-type="float" office:value="11753">
            <text:p>11753</text:p>
          </table:table-cell>
          <table:table-cell office:value-type="float" office:value="5208">
            <text:p>5208</text:p>
          </table:table-cell>
          <table:table-cell office:value-type="float" office:value="3240">
            <text:p>3240</text:p>
          </table:table-cell>
          <table:table-cell office:value-type="float" office:value="1129">
            <text:p>1129</text:p>
          </table:table-cell>
          <table:table-cell office:value-type="float" office:value="2824">
            <text:p>2824</text:p>
          </table:table-cell>
          <table:table-cell office:value-type="float" office:value="4408">
            <text:p>4408</text:p>
          </table:table-cell>
          <table:table-cell office:value-type="float" office:value="492">
            <text:p>492</text:p>
          </table:table-cell>
          <table:table-cell office:value-type="float" office:value="814">
            <text:p>814</text:p>
          </table:table-cell>
          <table:table-cell office:value-type="float" office:value="1254">
            <text:p>1254</text:p>
          </table:table-cell>
          <table:table-cell office:value-type="float" office:value="1725">
            <text:p>1725</text:p>
          </table:table-cell>
          <table:table-cell office:value-type="float" office:value="699">
            <text:p>699</text:p>
          </table:table-cell>
          <table:table-cell office:value-type="float" office:value="394">
            <text:p>394</text:p>
          </table:table-cell>
          <table:table-cell office:value-type="float" office:value="582">
            <text:p>582</text:p>
          </table:table-cell>
          <table:table-cell office:value-type="float" office:value="263">
            <text:p>263</text:p>
          </table:table-cell>
          <table:table-cell office:value-type="float" office:value="336">
            <text:p>336</text:p>
          </table:table-cell>
          <table:table-cell office:value-type="float" office:value="224">
            <text:p>224</text:p>
          </table:table-cell>
          <table:table-cell office:value-type="float" office:value="126">
            <text:p>126</text:p>
          </table:table-cell>
          <table:table-cell office:value-type="float" office:value="116">
            <text:p>116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<text:s/>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376">
            <text:p>8376</text:p>
          </table:table-cell>
          <table:table-cell office:value-type="float" office:value="16755">
            <text:p>16755</text:p>
          </table:table-cell>
          <table:table-cell office:value-type="float" office:value="12272">
            <text:p>12272</text:p>
          </table:table-cell>
          <table:table-cell office:value-type="float" office:value="2422">
            <text:p>2422</text:p>
          </table:table-cell>
          <table:table-cell office:value-type="float" office:value="8440">
            <text:p>8440</text:p>
          </table:table-cell>
          <table:table-cell office:value-type="float" office:value="10422">
            <text:p>10422</text:p>
          </table:table-cell>
          <table:table-cell office:value-type="float" office:value="4711">
            <text:p>4711</text:p>
          </table:table-cell>
          <table:table-cell office:value-type="float" office:value="2825">
            <text:p>2825</text:p>
          </table:table-cell>
          <table:table-cell office:value-type="float" office:value="1059">
            <text:p>1059</text:p>
          </table:table-cell>
          <table:table-cell office:value-type="float" office:value="2524">
            <text:p>2524</text:p>
          </table:table-cell>
          <table:table-cell office:value-type="float" office:value="3873">
            <text:p>3873</text:p>
          </table:table-cell>
          <table:table-cell office:value-type="float" office:value="440">
            <text:p>440</text:p>
          </table:table-cell>
          <table:table-cell office:value-type="float" office:value="781">
            <text:p>781</text:p>
          </table:table-cell>
          <table:table-cell office:value-type="float" office:value="1096">
            <text:p>1096</text:p>
          </table:table-cell>
          <table:table-cell office:value-type="float" office:value="1521">
            <text:p>1521</text:p>
          </table:table-cell>
          <table:table-cell office:value-type="float" office:value="564">
            <text:p>564</text:p>
          </table:table-cell>
          <table:table-cell office:value-type="float" office:value="320">
            <text:p>320</text:p>
          </table:table-cell>
          <table:table-cell office:value-type="float" office:value="575">
            <text:p>575</text:p>
          </table:table-cell>
          <table:table-cell office:value-type="float" office:value="219">
            <text:p>219</text:p>
          </table:table-cell>
          <table:table-cell office:value-type="float" office:value="299">
            <text:p>299</text:p>
          </table:table-cell>
          <table:table-cell office:value-type="float" office:value="157">
            <text:p>157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<text:s/>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188">
            <text:p>7188</text:p>
          </table:table-cell>
          <table:table-cell office:value-type="float" office:value="14609">
            <text:p>14609</text:p>
          </table:table-cell>
          <table:table-cell office:value-type="float" office:value="10742">
            <text:p>10742</text:p>
          </table:table-cell>
          <table:table-cell office:value-type="float" office:value="2093">
            <text:p>2093</text:p>
          </table:table-cell>
          <table:table-cell office:value-type="float" office:value="7361">
            <text:p>7361</text:p>
          </table:table-cell>
          <table:table-cell office:value-type="float" office:value="8868">
            <text:p>8868</text:p>
          </table:table-cell>
          <table:table-cell office:value-type="float" office:value="4015">
            <text:p>4015</text:p>
          </table:table-cell>
          <table:table-cell office:value-type="float" office:value="2439">
            <text:p>2439</text:p>
          </table:table-cell>
          <table:table-cell office:value-type="float" office:value="802">
            <text:p>802</text:p>
          </table:table-cell>
          <table:table-cell office:value-type="float" office:value="2244">
            <text:p>2244</text:p>
          </table:table-cell>
          <table:table-cell office:value-type="float" office:value="3362">
            <text:p>3362</text:p>
          </table:table-cell>
          <table:table-cell office:value-type="float" office:value="325">
            <text:p>325</text:p>
          </table:table-cell>
          <table:table-cell office:value-type="float" office:value="631">
            <text:p>631</text:p>
          </table:table-cell>
          <table:table-cell office:value-type="float" office:value="1000">
            <text:p>1000</text:p>
          </table:table-cell>
          <table:table-cell office:value-type="float" office:value="1338">
            <text:p>1338</text:p>
          </table:table-cell>
          <table:table-cell office:value-type="float" office:value="501">
            <text:p>501</text:p>
          </table:table-cell>
          <table:table-cell office:value-type="float" office:value="291">
            <text:p>291</text:p>
          </table:table-cell>
          <table:table-cell office:value-type="float" office:value="457">
            <text:p>457</text:p>
          </table:table-cell>
          <table:table-cell office:value-type="float" office:value="193">
            <text:p>193</text:p>
          </table:table-cell>
          <table:table-cell office:value-type="float" office:value="278">
            <text:p>278</text:p>
          </table:table-cell>
          <table:table-cell office:value-type="float" office:value="141">
            <text:p>141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<text:s/>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2177">
            <text:p>12177</text:p>
          </table:table-cell>
          <table:table-cell office:value-type="float" office:value="8765">
            <text:p>8765</text:p>
          </table:table-cell>
          <table:table-cell office:value-type="float" office:value="1745">
            <text:p>1745</text:p>
          </table:table-cell>
          <table:table-cell office:value-type="float" office:value="6209">
            <text:p>6209</text:p>
          </table:table-cell>
          <table:table-cell office:value-type="float" office:value="7463">
            <text:p>7463</text:p>
          </table:table-cell>
          <table:table-cell office:value-type="float" office:value="3250">
            <text:p>3250</text:p>
          </table:table-cell>
          <table:table-cell office:value-type="float" office:value="2019">
            <text:p>2019</text:p>
          </table:table-cell>
          <table:table-cell office:value-type="float" office:value="696">
            <text:p>696</text:p>
          </table:table-cell>
          <table:table-cell office:value-type="float" office:value="1850">
            <text:p>1850</text:p>
          </table:table-cell>
          <table:table-cell office:value-type="float" office:value="2744">
            <text:p>2744</text:p>
          </table:table-cell>
          <table:table-cell office:value-type="float" office:value="280">
            <text:p>280</text:p>
          </table:table-cell>
          <table:table-cell office:value-type="float" office:value="539">
            <text:p>539</text:p>
          </table:table-cell>
          <table:table-cell office:value-type="float" office:value="772">
            <text:p>772</text:p>
          </table:table-cell>
          <table:table-cell office:value-type="float" office:value="1078">
            <text:p>1078</text:p>
          </table:table-cell>
          <table:table-cell office:value-type="float" office:value="433">
            <text:p>433</text:p>
          </table:table-cell>
          <table:table-cell office:value-type="float" office:value="236">
            <text:p>236</text:p>
          </table:table-cell>
          <table:table-cell office:value-type="float" office:value="340">
            <text:p>340</text:p>
          </table:table-cell>
          <table:table-cell office:value-type="float" office:value="142">
            <text:p>142</text:p>
          </table:table-cell>
          <table:table-cell office:value-type="float" office:value="209">
            <text:p>209</text:p>
          </table:table-cell>
          <table:table-cell office:value-type="float" office:value="108">
            <text:p>108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<text:s/>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81">
            <text:p>4681</text:p>
          </table:table-cell>
          <table:table-cell office:value-type="float" office:value="9593">
            <text:p>9593</text:p>
          </table:table-cell>
          <table:table-cell office:value-type="float" office:value="6920">
            <text:p>6920</text:p>
          </table:table-cell>
          <table:table-cell office:value-type="float" office:value="1283">
            <text:p>1283</text:p>
          </table:table-cell>
          <table:table-cell office:value-type="float" office:value="4579">
            <text:p>4579</text:p>
          </table:table-cell>
          <table:table-cell office:value-type="float" office:value="5708">
            <text:p>5708</text:p>
          </table:table-cell>
          <table:table-cell office:value-type="float" office:value="2457">
            <text:p>2457</text:p>
          </table:table-cell>
          <table:table-cell office:value-type="float" office:value="1470">
            <text:p>1470</text:p>
          </table:table-cell>
          <table:table-cell office:value-type="float" office:value="542">
            <text:p>542</text:p>
          </table:table-cell>
          <table:table-cell office:value-type="float" office:value="1372">
            <text:p>1372</text:p>
          </table:table-cell>
          <table:table-cell office:value-type="float" office:value="2040">
            <text:p>2040</text:p>
          </table:table-cell>
          <table:table-cell office:value-type="float" office:value="219">
            <text:p>219</text:p>
          </table:table-cell>
          <table:table-cell office:value-type="float" office:value="417">
            <text:p>417</text:p>
          </table:table-cell>
          <table:table-cell office:value-type="float" office:value="552">
            <text:p>552</text:p>
          </table:table-cell>
          <table:table-cell office:value-type="float" office:value="820">
            <text:p>820</text:p>
          </table:table-cell>
          <table:table-cell office:value-type="float" office:value="300">
            <text:p>300</text:p>
          </table:table-cell>
          <table:table-cell office:value-type="float" office:value="161">
            <text:p>161</text:p>
          </table:table-cell>
          <table:table-cell office:value-type="float" office:value="271">
            <text:p>271</text:p>
          </table:table-cell>
          <table:table-cell office:value-type="float" office:value="113">
            <text:p>113</text:p>
          </table:table-cell>
          <table:table-cell office:value-type="float" office:value="171">
            <text:p>171</text:p>
          </table:table-cell>
          <table:table-cell office:value-type="float" office:value="88">
            <text:p>88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<text:s/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72">
            <text:p>3472</text:p>
          </table:table-cell>
          <table:table-cell office:value-type="float" office:value="7284">
            <text:p>7284</text:p>
          </table:table-cell>
          <table:table-cell office:value-type="float" office:value="5140">
            <text:p>5140</text:p>
          </table:table-cell>
          <table:table-cell office:value-type="float" office:value="945">
            <text:p>945</text:p>
          </table:table-cell>
          <table:table-cell office:value-type="float" office:value="3482">
            <text:p>3482</text:p>
          </table:table-cell>
          <table:table-cell office:value-type="float" office:value="4320">
            <text:p>4320</text:p>
          </table:table-cell>
          <table:table-cell office:value-type="float" office:value="1777">
            <text:p>1777</text:p>
          </table:table-cell>
          <table:table-cell office:value-type="float" office:value="1094">
            <text:p>1094</text:p>
          </table:table-cell>
          <table:table-cell office:value-type="float" office:value="446">
            <text:p>446</text:p>
          </table:table-cell>
          <table:table-cell office:value-type="float" office:value="1014">
            <text:p>1014</text:p>
          </table:table-cell>
          <table:table-cell office:value-type="float" office:value="1512">
            <text:p>1512</text:p>
          </table:table-cell>
          <table:table-cell office:value-type="float" office:value="147">
            <text:p>147</text:p>
          </table:table-cell>
          <table:table-cell office:value-type="float" office:value="291">
            <text:p>291</text:p>
          </table:table-cell>
          <table:table-cell office:value-type="float" office:value="390">
            <text:p>390</text:p>
          </table:table-cell>
          <table:table-cell office:value-type="float" office:value="583">
            <text:p>583</text:p>
          </table:table-cell>
          <table:table-cell office:value-type="float" office:value="224">
            <text:p>224</text:p>
          </table:table-cell>
          <table:table-cell office:value-type="float" office:value="135">
            <text:p>135</text:p>
          </table:table-cell>
          <table:table-cell office:value-type="float" office:value="181">
            <text:p>181</text:p>
          </table:table-cell>
          <table:table-cell office:value-type="float" office:value="80">
            <text:p>80</text:p>
          </table:table-cell>
          <table:table-cell office:value-type="float" office:value="114">
            <text:p>114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<text:s/>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<text:s/>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88">
            <text:p>2588</text:p>
          </table:table-cell>
          <table:table-cell office:value-type="float" office:value="5256">
            <text:p>5256</text:p>
          </table:table-cell>
          <table:table-cell office:value-type="float" office:value="3775">
            <text:p>3775</text:p>
          </table:table-cell>
          <table:table-cell office:value-type="float" office:value="705">
            <text:p>705</text:p>
          </table:table-cell>
          <table:table-cell office:value-type="float" office:value="2488">
            <text:p>2488</text:p>
          </table:table-cell>
          <table:table-cell office:value-type="float" office:value="3105">
            <text:p>3105</text:p>
          </table:table-cell>
          <table:table-cell office:value-type="float" office:value="1314">
            <text:p>1314</text:p>
          </table:table-cell>
          <table:table-cell office:value-type="float" office:value="794">
            <text:p>794</text:p>
          </table:table-cell>
          <table:table-cell office:value-type="float" office:value="270">
            <text:p>270</text:p>
          </table:table-cell>
          <table:table-cell office:value-type="float" office:value="736">
            <text:p>736</text:p>
          </table:table-cell>
          <table:table-cell office:value-type="float" office:value="1042">
            <text:p>1042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274">
            <text:p>274</text:p>
          </table:table-cell>
          <table:table-cell office:value-type="float" office:value="391">
            <text:p>391</text:p>
          </table:table-cell>
          <table:table-cell office:value-type="float" office:value="136">
            <text:p>136</text:p>
          </table:table-cell>
          <table:table-cell office:value-type="float" office:value="84">
            <text:p>84</text:p>
          </table:table-cell>
          <table:table-cell office:value-type="float" office:value="137">
            <text:p>13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string">
            <text:p><text:s/>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57">
            <text:p>1757</text:p>
          </table:table-cell>
          <table:table-cell office:value-type="float" office:value="3655">
            <text:p>3655</text:p>
          </table:table-cell>
          <table:table-cell office:value-type="float" office:value="2504">
            <text:p>2504</text:p>
          </table:table-cell>
          <table:table-cell office:value-type="float" office:value="466">
            <text:p>466</text:p>
          </table:table-cell>
          <table:table-cell office:value-type="float" office:value="1747">
            <text:p>1747</text:p>
          </table:table-cell>
          <table:table-cell office:value-type="float" office:value="2071">
            <text:p>2071</text:p>
          </table:table-cell>
          <table:table-cell office:value-type="float" office:value="846">
            <text:p>846</text:p>
          </table:table-cell>
          <table:table-cell office:value-type="float" office:value="508">
            <text:p>508</text:p>
          </table:table-cell>
          <table:table-cell office:value-type="float" office:value="181">
            <text:p>181</text:p>
          </table:table-cell>
          <table:table-cell office:value-type="float" office:value="488">
            <text:p>488</text:p>
          </table:table-cell>
          <table:table-cell office:value-type="float" office:value="643">
            <text:p>643</text:p>
          </table:table-cell>
          <table:table-cell office:value-type="float" office:value="70">
            <text:p>70</text:p>
          </table:table-cell>
          <table:table-cell office:value-type="float" office:value="142">
            <text:p>142</text:p>
          </table:table-cell>
          <table:table-cell office:value-type="float" office:value="193">
            <text:p>193</text:p>
          </table:table-cell>
          <table:table-cell office:value-type="float" office:value="262">
            <text:p>262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table:number-columns-repeated="2"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95">
            <text:p>1195</text:p>
          </table:table-cell>
          <table:table-cell office:value-type="float" office:value="2348">
            <text:p>2348</text:p>
          </table:table-cell>
          <table:table-cell office:value-type="float" office:value="1742">
            <text:p>1742</text:p>
          </table:table-cell>
          <table:table-cell office:value-type="float" office:value="289">
            <text:p>289</text:p>
          </table:table-cell>
          <table:table-cell office:value-type="float" office:value="1127">
            <text:p>1127</text:p>
          </table:table-cell>
          <table:table-cell office:value-type="float" office:value="1290">
            <text:p>1290</text:p>
          </table:table-cell>
          <table:table-cell office:value-type="float" office:value="558">
            <text:p>558</text:p>
          </table:table-cell>
          <table:table-cell office:value-type="float" office:value="344">
            <text:p>344</text:p>
          </table:table-cell>
          <table:table-cell office:value-type="float" office:value="111">
            <text:p>111</text:p>
          </table:table-cell>
          <table:table-cell office:value-type="float" office:value="278">
            <text:p>278</text:p>
          </table:table-cell>
          <table:table-cell office:value-type="float" office:value="445">
            <text:p>445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113">
            <text:p>113</text:p>
          </table:table-cell>
          <table:table-cell office:value-type="float" office:value="146">
            <text:p>146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<text:s/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63">
            <text:p>763</text:p>
          </table:table-cell>
          <table:table-cell office:value-type="float" office:value="1508">
            <text:p>1508</text:p>
          </table:table-cell>
          <table:table-cell office:value-type="float" office:value="1034">
            <text:p>1034</text:p>
          </table:table-cell>
          <table:table-cell office:value-type="float" office:value="194">
            <text:p>194</text:p>
          </table:table-cell>
          <table:table-cell office:value-type="float" office:value="726">
            <text:p>726</text:p>
          </table:table-cell>
          <table:table-cell office:value-type="float" office:value="914">
            <text:p>914</text:p>
          </table:table-cell>
          <table:table-cell office:value-type="float" office:value="315">
            <text:p>315</text:p>
          </table:table-cell>
          <table:table-cell office:value-type="float" office:value="210">
            <text:p>210</text:p>
          </table:table-cell>
          <table:table-cell office:value-type="float" office:value="81">
            <text:p>81</text:p>
          </table:table-cell>
          <table:table-cell office:value-type="float" office:value="189">
            <text:p>189</text:p>
          </table:table-cell>
          <table:table-cell office:value-type="float" office:value="252">
            <text:p>252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 office:value-type="string">
            <text:p><text:s/>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61">
            <text:p>461</text:p>
          </table:table-cell>
          <table:table-cell office:value-type="float" office:value="881">
            <text:p>881</text:p>
          </table:table-cell>
          <table:table-cell office:value-type="float" office:value="605">
            <text:p>605</text:p>
          </table:table-cell>
          <table:table-cell office:value-type="float" office:value="106">
            <text:p>106</text:p>
          </table:table-cell>
          <table:table-cell office:value-type="float" office:value="429">
            <text:p>429</text:p>
          </table:table-cell>
          <table:table-cell office:value-type="float" office:value="433">
            <text:p>433</text:p>
          </table:table-cell>
          <table:table-cell office:value-type="float" office:value="219">
            <text:p>219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float" office:value="169">
            <text:p>16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12" office:value-type="string">
            <text:p><text:s/>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8">
            <text:p>278</text:p>
          </table:table-cell>
          <table:table-cell office:value-type="float" office:value="539">
            <text:p>539</text:p>
          </table:table-cell>
          <table:table-cell office:value-type="float" office:value="361">
            <text:p>361</text:p>
          </table:table-cell>
          <table:table-cell office:value-type="float" office:value="70">
            <text:p>70</text:p>
          </table:table-cell>
          <table:table-cell office:value-type="float" office:value="249">
            <text:p>249</text:p>
          </table:table-cell>
          <table:table-cell office:value-type="float" office:value="254">
            <text:p>254</text:p>
          </table:table-cell>
          <table:table-cell office:value-type="float" office:value="122">
            <text:p>122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6" office:value-type="string">
            <text:p><text:s/>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4">
            <text:p>124</text:p>
          </table:table-cell>
          <table:table-cell office:value-type="float" office:value="268">
            <text:p>268</text:p>
          </table:table-cell>
          <table:table-cell office:value-type="float" office:value="185">
            <text:p>185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9" office:value-type="string">
            <text:p><text:s/>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154">
            <text:p>154</text:p>
          </table:table-cell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3" office:value-type="string">
            <text:p><text:s/>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19" office:value-type="string">
            <text:p><text:s/>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24" office:value-type="string">
            <text:p><text:s/>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<text:s/></text:p>
          </table:table-cell>
          <table:table-cell office:value-type="float" office:value="2">
            <text:p>2</text:p>
          </table:table-cell>
          <table:table-cell table:number-columns-repeated="28" office:value-type="string">
            <text:p><text:s/>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31" office:value-type="string">
            <text:p><text:s/>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33" office:value-type="string">
            <text:p><text:s/>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38" office:value-type="string">
            <text:p><text:s/>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39" office:value-type="string">
            <text:p><text:s/>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table:number-columns-repeated="37" office:value-type="string">
            <text:p><text:s/>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39" office:value-type="string">
            <text:p><text:s/>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39" office:value-type="string">
            <text:p><text:s/>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39" office:value-type="string">
            <text:p><text:s/>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39" office:value-type="string">
            <text:p><text:s/>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39" office:value-type="string">
            <text:p><text:s/>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39" office:value-type="string">
            <text:p><text:s/>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39" office:value-type="string">
            <text:p><text:s/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0" number:min-integer-digits="0"/>
    </number:number-style>
    <number:number-style style:name="N110">
      <number:number number:decimal-places="2" number:min-integer-digits="0"/>
    </number:number-style>
    <number:number-style style:name="N111">
      <number:number number:decimal-places="3" number:min-integer-digits="0"/>
    </number:number-style>
    <number:number-style style:name="N112">
      <number:number number:decimal-places="1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3">23.12.2009</text:date>, <text:time>22:5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9-12-23T18:38:06</meta:creation-date>
    <dc:date>2009-12-23T22:54:53</dc:date>
    <meta:print-date>2009-12-23T22:49:48</meta:print-date>
    <dc:language>en-GB</dc:language>
    <meta:editing-cycles>3</meta:editing-cycles>
    <meta:editing-duration>PT4H16M55S</meta:editing-duration>
    <meta:user-defined meta:name="Info 1"/>
    <meta:user-defined meta:name="Info 2"/>
    <meta:user-defined meta:name="Info 3"/>
    <meta:user-defined meta:name="Info 4"/>
    <meta:document-statistic meta:table-count="3" meta:cell-count="5886"/>
  </office:meta>
</office:document-meta>
</file>